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3180.00018" calcext:value-type="float">
            <text:p>1443143180.00018</text:p>
          </table:table-cell>
          <table:table-cell office:value-type="float" office:value="4384" calcext:value-type="float">
            <text:p>4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3180.19125" calcext:value-type="float">
            <text:p>1443143180.19125</text:p>
          </table:table-cell>
          <table:table-cell table:formula="of:=[.G2]-[.$B$2]" office:value-type="float" office:value="0.191075801849365" calcext:value-type="float">
            <text:p>0.1910758018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075801849365" calcext:value-type="float">
            <text:p>0.1910758018</text:p>
          </table:table-cell>
          <table:table-cell table:formula="of:=MAX([.J2:.J2001])" office:value-type="float" office:value="10.3054401874542" calcext:value-type="float">
            <text:p>10.305440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3180.05514" calcext:value-type="float">
            <text:p>1443143180.05514</text:p>
          </table:table-cell>
          <table:table-cell office:value-type="float" office:value="4384" calcext:value-type="float">
            <text:p>4384</text:p>
          </table:table-cell>
          <table:table-cell table:formula="of:=[.B3]-[.$B$2]" office:value-type="float" office:value="0.0549585819244385" calcext:value-type="float">
            <text:p>0.0549585819</text:p>
          </table:table-cell>
          <table:table-cell table:formula="of:=[.C3]/([.D3]-[.D2])" office:value-type="float" office:value="79769.1615483726" calcext:value-type="float">
            <text:p>79769.1615483726</text:p>
          </table:table-cell>
          <table:table-cell/>
          <table:table-cell office:value-type="float" office:value="1443143180.35511" calcext:value-type="float">
            <text:p>1443143180.35511</text:p>
          </table:table-cell>
          <table:table-cell table:formula="of:=[.G3]-[.$B$2]" office:value-type="float" office:value="0.354932308197021" calcext:value-type="float">
            <text:p>0.3549323082</text:p>
          </table:table-cell>
          <table:table-cell table:formula="of:=[.C3]/([.H3]-[.H2])" office:value-type="float" office:value="26755.1170088932" calcext:value-type="float">
            <text:p>26755.1170088932</text:p>
          </table:table-cell>
          <table:table-cell table:formula="of:=[.G3]-[.$B3]" office:value-type="float" office:value="0.299973726272583" calcext:value-type="float">
            <text:p>0.29997372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3180.11007" calcext:value-type="float">
            <text:p>1443143180.11007</text:p>
          </table:table-cell>
          <table:table-cell office:value-type="float" office:value="4384" calcext:value-type="float">
            <text:p>4384</text:p>
          </table:table-cell>
          <table:table-cell table:formula="of:=[.B4]-[.$B$2]" office:value-type="float" office:value="0.1098952293396" calcext:value-type="float">
            <text:p>0.1098952293</text:p>
          </table:table-cell>
          <table:table-cell table:formula="of:=[.C4]/([.D4]-[.D3])" office:value-type="float" office:value="79801.0109148038" calcext:value-type="float">
            <text:p>79801.0109148038</text:p>
          </table:table-cell>
          <table:table-cell/>
          <table:table-cell office:value-type="float" office:value="1443143180.79437" calcext:value-type="float">
            <text:p>1443143180.79437</text:p>
          </table:table-cell>
          <table:table-cell table:formula="of:=[.G4]-[.$B$2]" office:value-type="float" office:value="0.794194936752319" calcext:value-type="float">
            <text:p>0.7941949368</text:p>
          </table:table-cell>
          <table:table-cell table:formula="of:=[.C4]/([.H4]-[.H3])" office:value-type="float" office:value="9980.36189515746" calcext:value-type="float">
            <text:p>9980.3618951575</text:p>
          </table:table-cell>
          <table:table-cell table:formula="of:=[.G4]-[.$B4]" office:value-type="float" office:value="0.68429970741272" calcext:value-type="float">
            <text:p>0.68429970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3180.16501" calcext:value-type="float">
            <text:p>1443143180.16501</text:p>
          </table:table-cell>
          <table:table-cell office:value-type="float" office:value="4384" calcext:value-type="float">
            <text:p>4384</text:p>
          </table:table-cell>
          <table:table-cell table:formula="of:=[.B5]-[.$B$2]" office:value-type="float" office:value="0.164829254150391" calcext:value-type="float">
            <text:p>0.1648292542</text:p>
          </table:table-cell>
          <table:table-cell table:formula="of:=[.C5]/([.D5]-[.D4])" office:value-type="float" office:value="79804.8206935463" calcext:value-type="float">
            <text:p>79804.8206935463</text:p>
          </table:table-cell>
          <table:table-cell/>
          <table:table-cell office:value-type="float" office:value="1443143181.01427" calcext:value-type="float">
            <text:p>1443143181.01427</text:p>
          </table:table-cell>
          <table:table-cell table:formula="of:=[.G5]-[.$B$2]" office:value-type="float" office:value="1.01409125328064" calcext:value-type="float">
            <text:p>1.0140912533</text:p>
          </table:table-cell>
          <table:table-cell table:formula="of:=[.C5]/([.H5]-[.H4])" office:value-type="float" office:value="19936.668650088" calcext:value-type="float">
            <text:p>19936.668650088</text:p>
          </table:table-cell>
          <table:table-cell table:formula="of:=[.G5]-[.$B5]" office:value-type="float" office:value="0.849261999130249" calcext:value-type="float">
            <text:p>0.84926199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3180.21994" calcext:value-type="float">
            <text:p>1443143180.21994</text:p>
          </table:table-cell>
          <table:table-cell office:value-type="float" office:value="4384" calcext:value-type="float">
            <text:p>4384</text:p>
          </table:table-cell>
          <table:table-cell table:formula="of:=[.B6]-[.$B$2]" office:value-type="float" office:value="0.219767808914185" calcext:value-type="float">
            <text:p>0.2197678089</text:p>
          </table:table-cell>
          <table:table-cell table:formula="of:=[.C6]/([.D6]-[.D5])" office:value-type="float" office:value="79798.2403950892" calcext:value-type="float">
            <text:p>79798.2403950892</text:p>
          </table:table-cell>
          <table:table-cell/>
          <table:table-cell office:value-type="float" office:value="1443143181.23154" calcext:value-type="float">
            <text:p>1443143181.23154</text:p>
          </table:table-cell>
          <table:table-cell table:formula="of:=[.G6]-[.$B$2]" office:value-type="float" office:value="1.23136115074158" calcext:value-type="float">
            <text:p>1.2313611507</text:p>
          </table:table-cell>
          <table:table-cell table:formula="of:=[.C6]/([.H6]-[.H5])" office:value-type="float" office:value="20177.6686565068" calcext:value-type="float">
            <text:p>20177.6686565068</text:p>
          </table:table-cell>
          <table:table-cell table:formula="of:=[.G6]-[.$B6]" office:value-type="float" office:value="1.01159334182739" calcext:value-type="float">
            <text:p>1.01159334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3180.27488" calcext:value-type="float">
            <text:p>1443143180.27488</text:p>
          </table:table-cell>
          <table:table-cell office:value-type="float" office:value="4384" calcext:value-type="float">
            <text:p>4384</text:p>
          </table:table-cell>
          <table:table-cell table:formula="of:=[.B7]-[.$B$2]" office:value-type="float" office:value="0.274706602096558" calcext:value-type="float">
            <text:p>0.2747066021</text:p>
          </table:table-cell>
          <table:table-cell table:formula="of:=[.C7]/([.D7]-[.D6])" office:value-type="float" office:value="79797.894093651" calcext:value-type="float">
            <text:p>79797.894093651</text:p>
          </table:table-cell>
          <table:table-cell/>
          <table:table-cell office:value-type="float" office:value="1443143182.00741" calcext:value-type="float">
            <text:p>1443143182.00741</text:p>
          </table:table-cell>
          <table:table-cell table:formula="of:=[.G7]-[.$B$2]" office:value-type="float" office:value="2.00723361968994" calcext:value-type="float">
            <text:p>2.0072336197</text:p>
          </table:table-cell>
          <table:table-cell table:formula="of:=[.C7]/([.H7]-[.H6])" office:value-type="float" office:value="5650.41314836468" calcext:value-type="float">
            <text:p>5650.4131483647</text:p>
          </table:table-cell>
          <table:table-cell table:formula="of:=[.G7]-[.$B7]" office:value-type="float" office:value="1.73252701759338" calcext:value-type="float">
            <text:p>1.73252701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3180.32983" calcext:value-type="float">
            <text:p>1443143180.32983</text:p>
          </table:table-cell>
          <table:table-cell office:value-type="float" office:value="4384" calcext:value-type="float">
            <text:p>4384</text:p>
          </table:table-cell>
          <table:table-cell table:formula="of:=[.B8]-[.$B$2]" office:value-type="float" office:value="0.329650402069092" calcext:value-type="float">
            <text:p>0.3296504021</text:p>
          </table:table-cell>
          <table:table-cell table:formula="of:=[.C8]/([.D8]-[.D7])" office:value-type="float" office:value="79790.6224577025" calcext:value-type="float">
            <text:p>79790.6224577025</text:p>
          </table:table-cell>
          <table:table-cell/>
          <table:table-cell office:value-type="float" office:value="1443143182.16243" calcext:value-type="float">
            <text:p>1443143182.16243</text:p>
          </table:table-cell>
          <table:table-cell table:formula="of:=[.G8]-[.$B$2]" office:value-type="float" office:value="2.16225171089172" calcext:value-type="float">
            <text:p>2.1622517109</text:p>
          </table:table-cell>
          <table:table-cell table:formula="of:=[.C8]/([.H8]-[.H7])" office:value-type="float" office:value="28280.570132253" calcext:value-type="float">
            <text:p>28280.570132253</text:p>
          </table:table-cell>
          <table:table-cell table:formula="of:=[.G8]-[.$B8]" office:value-type="float" office:value="1.83260130882263" calcext:value-type="float">
            <text:p>1.83260130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3180.38475" calcext:value-type="float">
            <text:p>1443143180.38475</text:p>
          </table:table-cell>
          <table:table-cell office:value-type="float" office:value="4384" calcext:value-type="float">
            <text:p>4384</text:p>
          </table:table-cell>
          <table:table-cell table:formula="of:=[.B9]-[.$B$2]" office:value-type="float" office:value="0.384570837020874" calcext:value-type="float">
            <text:p>0.384570837</text:p>
          </table:table-cell>
          <table:table-cell table:formula="of:=[.C9]/([.D9]-[.D8])" office:value-type="float" office:value="79824.568102" calcext:value-type="float">
            <text:p>79824.568102</text:p>
          </table:table-cell>
          <table:table-cell/>
          <table:table-cell office:value-type="float" office:value="1443143185.92722" calcext:value-type="float">
            <text:p>1443143185.92722</text:p>
          </table:table-cell>
          <table:table-cell table:formula="of:=[.G9]-[.$B$2]" office:value-type="float" office:value="5.92704749107361" calcext:value-type="float">
            <text:p>5.9270474911</text:p>
          </table:table-cell>
          <table:table-cell table:formula="of:=[.C9]/([.H9]-[.H8])" office:value-type="float" office:value="1164.47219343945" calcext:value-type="float">
            <text:p>1164.4721934395</text:p>
          </table:table-cell>
          <table:table-cell table:formula="of:=[.G9]-[.$B9]" office:value-type="float" office:value="5.54247665405273" calcext:value-type="float">
            <text:p>5.54247665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3180.43972" calcext:value-type="float">
            <text:p>1443143180.43972</text:p>
          </table:table-cell>
          <table:table-cell office:value-type="float" office:value="4384" calcext:value-type="float">
            <text:p>4384</text:p>
          </table:table-cell>
          <table:table-cell table:formula="of:=[.B10]-[.$B$2]" office:value-type="float" office:value="0.439545631408691" calcext:value-type="float">
            <text:p>0.4395456314</text:p>
          </table:table-cell>
          <table:table-cell table:formula="of:=[.C10]/([.D10]-[.D9])" office:value-type="float" office:value="79745.6370472849" calcext:value-type="float">
            <text:p>79745.6370472849</text:p>
          </table:table-cell>
          <table:table-cell/>
          <table:table-cell office:value-type="float" office:value="1443143186.01104" calcext:value-type="float">
            <text:p>1443143186.01104</text:p>
          </table:table-cell>
          <table:table-cell table:formula="of:=[.G10]-[.$B$2]" office:value-type="float" office:value="6.01086592674255" calcext:value-type="float">
            <text:p>6.0108659267</text:p>
          </table:table-cell>
          <table:table-cell table:formula="of:=[.C10]/([.H10]-[.H9])" office:value-type="float" office:value="52303.529229719" calcext:value-type="float">
            <text:p>52303.529229719</text:p>
          </table:table-cell>
          <table:table-cell table:formula="of:=[.G10]-[.$B10]" office:value-type="float" office:value="5.57132029533386" calcext:value-type="float">
            <text:p>5.57132029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3180.49466" calcext:value-type="float">
            <text:p>1443143180.49466</text:p>
          </table:table-cell>
          <table:table-cell office:value-type="float" office:value="4384" calcext:value-type="float">
            <text:p>4384</text:p>
          </table:table-cell>
          <table:table-cell table:formula="of:=[.B11]-[.$B$2]" office:value-type="float" office:value="0.494485139846802" calcext:value-type="float">
            <text:p>0.4944851398</text:p>
          </table:table-cell>
          <table:table-cell table:formula="of:=[.C11]/([.D11]-[.D10])" office:value-type="float" office:value="79796.8552073705" calcext:value-type="float">
            <text:p>79796.8552073705</text:p>
          </table:table-cell>
          <table:table-cell/>
          <table:table-cell office:value-type="float" office:value="1443143186.09485" calcext:value-type="float">
            <text:p>1443143186.09485</text:p>
          </table:table-cell>
          <table:table-cell table:formula="of:=[.G11]-[.$B$2]" office:value-type="float" office:value="6.09467101097107" calcext:value-type="float">
            <text:p>6.094671011</text:p>
          </table:table-cell>
          <table:table-cell table:formula="of:=[.C11]/([.H11]-[.H10])" office:value-type="float" office:value="52311.8619873458" calcext:value-type="float">
            <text:p>52311.8619873458</text:p>
          </table:table-cell>
          <table:table-cell table:formula="of:=[.G11]-[.$B11]" office:value-type="float" office:value="5.60018587112427" calcext:value-type="float">
            <text:p>5.60018587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3180.54966" calcext:value-type="float">
            <text:p>1443143180.54966</text:p>
          </table:table-cell>
          <table:table-cell office:value-type="float" office:value="4384" calcext:value-type="float">
            <text:p>4384</text:p>
          </table:table-cell>
          <table:table-cell table:formula="of:=[.B12]-[.$B$2]" office:value-type="float" office:value="0.549478530883789" calcext:value-type="float">
            <text:p>0.5494785309</text:p>
          </table:table-cell>
          <table:table-cell table:formula="of:=[.C12]/([.D12]-[.D11])" office:value-type="float" office:value="79718.6701407706" calcext:value-type="float">
            <text:p>79718.6701407706</text:p>
          </table:table-cell>
          <table:table-cell/>
          <table:table-cell office:value-type="float" office:value="1443143186.49916" calcext:value-type="float">
            <text:p>1443143186.49916</text:p>
          </table:table-cell>
          <table:table-cell table:formula="of:=[.G12]-[.$B$2]" office:value-type="float" office:value="6.49898076057434" calcext:value-type="float">
            <text:p>6.4989807606</text:p>
          </table:table-cell>
          <table:table-cell table:formula="of:=[.C12]/([.H12]-[.H11])" office:value-type="float" office:value="10843.1716136002" calcext:value-type="float">
            <text:p>10843.1716136002</text:p>
          </table:table-cell>
          <table:table-cell table:formula="of:=[.G12]-[.$B12]" office:value-type="float" office:value="5.94950222969055" calcext:value-type="float">
            <text:p>5.94950222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3180.60458" calcext:value-type="float">
            <text:p>1443143180.60458</text:p>
          </table:table-cell>
          <table:table-cell office:value-type="float" office:value="4384" calcext:value-type="float">
            <text:p>4384</text:p>
          </table:table-cell>
          <table:table-cell table:formula="of:=[.B13]-[.$B$2]" office:value-type="float" office:value="0.604406833648682" calcext:value-type="float">
            <text:p>0.6044068336</text:p>
          </table:table-cell>
          <table:table-cell table:formula="of:=[.C13]/([.D13]-[.D12])" office:value-type="float" office:value="79813.1342008629" calcext:value-type="float">
            <text:p>79813.1342008629</text:p>
          </table:table-cell>
          <table:table-cell/>
          <table:table-cell office:value-type="float" office:value="1443143186.89967" calcext:value-type="float">
            <text:p>1443143186.89967</text:p>
          </table:table-cell>
          <table:table-cell table:formula="of:=[.G13]-[.$B$2]" office:value-type="float" office:value="6.89949345588684" calcext:value-type="float">
            <text:p>6.8994934559</text:p>
          </table:table-cell>
          <table:table-cell table:formula="of:=[.C13]/([.H13]-[.H12])" office:value-type="float" office:value="10945.9701310576" calcext:value-type="float">
            <text:p>10945.9701310576</text:p>
          </table:table-cell>
          <table:table-cell table:formula="of:=[.G13]-[.$B13]" office:value-type="float" office:value="6.29508662223816" calcext:value-type="float">
            <text:p>6.29508662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3180.65949" calcext:value-type="float">
            <text:p>1443143180.65949</text:p>
          </table:table-cell>
          <table:table-cell office:value-type="float" office:value="4384" calcext:value-type="float">
            <text:p>4384</text:p>
          </table:table-cell>
          <table:table-cell table:formula="of:=[.B14]-[.$B$2]" office:value-type="float" office:value="0.659315347671509" calcext:value-type="float">
            <text:p>0.6593153477</text:p>
          </table:table-cell>
          <table:table-cell table:formula="of:=[.C14]/([.D14]-[.D13])" office:value-type="float" office:value="79841.8984381445" calcext:value-type="float">
            <text:p>79841.8984381445</text:p>
          </table:table-cell>
          <table:table-cell/>
          <table:table-cell office:value-type="float" office:value="1443143187.01909" calcext:value-type="float">
            <text:p>1443143187.01909</text:p>
          </table:table-cell>
          <table:table-cell table:formula="of:=[.G14]-[.$B$2]" office:value-type="float" office:value="7.01891708374023" calcext:value-type="float">
            <text:p>7.0189170837</text:p>
          </table:table-cell>
          <table:table-cell table:formula="of:=[.C14]/([.H14]-[.H13])" office:value-type="float" office:value="36709.6535149801" calcext:value-type="float">
            <text:p>36709.6535149801</text:p>
          </table:table-cell>
          <table:table-cell table:formula="of:=[.G14]-[.$B14]" office:value-type="float" office:value="6.35960173606873" calcext:value-type="float">
            <text:p>6.35960173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3180.71444" calcext:value-type="float">
            <text:p>1443143180.71444</text:p>
          </table:table-cell>
          <table:table-cell office:value-type="float" office:value="4384" calcext:value-type="float">
            <text:p>4384</text:p>
          </table:table-cell>
          <table:table-cell table:formula="of:=[.B15]-[.$B$2]" office:value-type="float" office:value="0.714267015457153" calcext:value-type="float">
            <text:p>0.7142670155</text:p>
          </table:table-cell>
          <table:table-cell table:formula="of:=[.C15]/([.D15]-[.D14])" office:value-type="float" office:value="79779.1982784054" calcext:value-type="float">
            <text:p>79779.1982784054</text:p>
          </table:table-cell>
          <table:table-cell/>
          <table:table-cell office:value-type="float" office:value="1443143191.00406" calcext:value-type="float">
            <text:p>1443143191.00406</text:p>
          </table:table-cell>
          <table:table-cell table:formula="of:=[.G15]-[.$B$2]" office:value-type="float" office:value="11.0038809776306" calcext:value-type="float">
            <text:p>11.0038809776</text:p>
          </table:table-cell>
          <table:table-cell table:formula="of:=[.C15]/([.H15]-[.H14])" office:value-type="float" office:value="1100.13543829629" calcext:value-type="float">
            <text:p>1100.1354382963</text:p>
          </table:table-cell>
          <table:table-cell table:formula="of:=[.G15]-[.$B15]" office:value-type="float" office:value="10.2896139621735" calcext:value-type="float">
            <text:p>10.289613962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3180.76938" calcext:value-type="float">
            <text:p>1443143180.76938</text:p>
          </table:table-cell>
          <table:table-cell office:value-type="float" office:value="4384" calcext:value-type="float">
            <text:p>4384</text:p>
          </table:table-cell>
          <table:table-cell table:formula="of:=[.B16]-[.$B$2]" office:value-type="float" office:value="0.769200086593628" calcext:value-type="float">
            <text:p>0.7692000866</text:p>
          </table:table-cell>
          <table:table-cell table:formula="of:=[.C16]/([.D16]-[.D15])" office:value-type="float" office:value="79806.2061578258" calcext:value-type="float">
            <text:p>79806.2061578258</text:p>
          </table:table-cell>
          <table:table-cell/>
          <table:table-cell office:value-type="float" office:value="1443143191.02187" calcext:value-type="float">
            <text:p>1443143191.02187</text:p>
          </table:table-cell>
          <table:table-cell table:formula="of:=[.G16]-[.$B$2]" office:value-type="float" office:value="11.0216927528381" calcext:value-type="float">
            <text:p>11.0216927528</text:p>
          </table:table-cell>
          <table:table-cell table:formula="of:=[.C16]/([.H16]-[.H15])" office:value-type="float" office:value="246129.31327301" calcext:value-type="float">
            <text:p>246129.31327301</text:p>
          </table:table-cell>
          <table:table-cell table:formula="of:=[.G16]-[.$B16]" office:value-type="float" office:value="10.2524926662445" calcext:value-type="float">
            <text:p>10.252492666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3180.82432" calcext:value-type="float">
            <text:p>1443143180.82432</text:p>
          </table:table-cell>
          <table:table-cell office:value-type="float" office:value="4384" calcext:value-type="float">
            <text:p>4384</text:p>
          </table:table-cell>
          <table:table-cell table:formula="of:=[.B17]-[.$B$2]" office:value-type="float" office:value="0.824141263961792" calcext:value-type="float">
            <text:p>0.824141264</text:p>
          </table:table-cell>
          <table:table-cell table:formula="of:=[.C17]/([.D17]-[.D16])" office:value-type="float" office:value="79794.4312445756" calcext:value-type="float">
            <text:p>79794.4312445756</text:p>
          </table:table-cell>
          <table:table-cell/>
          <table:table-cell office:value-type="float" office:value="1443143191.06923" calcext:value-type="float">
            <text:p>1443143191.06923</text:p>
          </table:table-cell>
          <table:table-cell table:formula="of:=[.G17]-[.$B$2]" office:value-type="float" office:value="11.0690486431122" calcext:value-type="float">
            <text:p>11.0690486431</text:p>
          </table:table-cell>
          <table:table-cell table:formula="of:=[.C17]/([.H17]-[.H16])" office:value-type="float" office:value="92575.600936438" calcext:value-type="float">
            <text:p>92575.600936438</text:p>
          </table:table-cell>
          <table:table-cell table:formula="of:=[.G17]-[.$B17]" office:value-type="float" office:value="10.2449073791504" calcext:value-type="float">
            <text:p>10.24490737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3180.87925" calcext:value-type="float">
            <text:p>1443143180.87925</text:p>
          </table:table-cell>
          <table:table-cell office:value-type="float" office:value="4384" calcext:value-type="float">
            <text:p>4384</text:p>
          </table:table-cell>
          <table:table-cell table:formula="of:=[.B18]-[.$B$2]" office:value-type="float" office:value="0.879073143005371" calcext:value-type="float">
            <text:p>0.879073143</text:p>
          </table:table-cell>
          <table:table-cell table:formula="of:=[.C18]/([.D18]-[.D17])" office:value-type="float" office:value="79807.9380558244" calcext:value-type="float">
            <text:p>79807.9380558244</text:p>
          </table:table-cell>
          <table:table-cell/>
          <table:table-cell office:value-type="float" office:value="1443143191.11969" calcext:value-type="float">
            <text:p>1443143191.11969</text:p>
          </table:table-cell>
          <table:table-cell table:formula="of:=[.G18]-[.$B$2]" office:value-type="float" office:value="11.1195158958435" calcext:value-type="float">
            <text:p>11.1195158958</text:p>
          </table:table-cell>
          <table:table-cell table:formula="of:=[.C18]/([.H18]-[.H17])" office:value-type="float" office:value="86868.2118152829" calcext:value-type="float">
            <text:p>86868.2118152829</text:p>
          </table:table-cell>
          <table:table-cell table:formula="of:=[.G18]-[.$B18]" office:value-type="float" office:value="10.2404427528381" calcext:value-type="float">
            <text:p>10.24044275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3180.93419" calcext:value-type="float">
            <text:p>1443143180.93419</text:p>
          </table:table-cell>
          <table:table-cell office:value-type="float" office:value="4384" calcext:value-type="float">
            <text:p>4384</text:p>
          </table:table-cell>
          <table:table-cell table:formula="of:=[.B19]-[.$B$2]" office:value-type="float" office:value="0.934010028839111" calcext:value-type="float">
            <text:p>0.9340100288</text:p>
          </table:table-cell>
          <table:table-cell table:formula="of:=[.C19]/([.D19]-[.D18])" office:value-type="float" office:value="79800.6645893187" calcext:value-type="float">
            <text:p>79800.6645893187</text:p>
          </table:table-cell>
          <table:table-cell/>
          <table:table-cell office:value-type="float" office:value="1443143191.17013" calcext:value-type="float">
            <text:p>1443143191.17013</text:p>
          </table:table-cell>
          <table:table-cell table:formula="of:=[.G19]-[.$B$2]" office:value-type="float" office:value="11.1699573993683" calcext:value-type="float">
            <text:p>11.1699573994</text:p>
          </table:table-cell>
          <table:table-cell table:formula="of:=[.C19]/([.H19]-[.H18])" office:value-type="float" office:value="86912.5560035355" calcext:value-type="float">
            <text:p>86912.5560035355</text:p>
          </table:table-cell>
          <table:table-cell table:formula="of:=[.G19]-[.$B19]" office:value-type="float" office:value="10.2359473705292" calcext:value-type="float">
            <text:p>10.23594737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3180.98912" calcext:value-type="float">
            <text:p>1443143180.98912</text:p>
          </table:table-cell>
          <table:table-cell office:value-type="float" office:value="4384" calcext:value-type="float">
            <text:p>4384</text:p>
          </table:table-cell>
          <table:table-cell table:formula="of:=[.B20]-[.$B$2]" office:value-type="float" office:value="0.98894214630127" calcext:value-type="float">
            <text:p>0.9889421463</text:p>
          </table:table-cell>
          <table:table-cell table:formula="of:=[.C20]/([.D20]-[.D19])" office:value-type="float" office:value="79807.5916702112" calcext:value-type="float">
            <text:p>79807.5916702112</text:p>
          </table:table-cell>
          <table:table-cell/>
          <table:table-cell office:value-type="float" office:value="1443143191.22059" calcext:value-type="float">
            <text:p>1443143191.22059</text:p>
          </table:table-cell>
          <table:table-cell table:formula="of:=[.G20]-[.$B$2]" office:value-type="float" office:value="11.2204151153564" calcext:value-type="float">
            <text:p>11.2204151154</text:p>
          </table:table-cell>
          <table:table-cell table:formula="of:=[.C20]/([.H20]-[.H19])" office:value-type="float" office:value="86884.6303116214" calcext:value-type="float">
            <text:p>86884.6303116214</text:p>
          </table:table-cell>
          <table:table-cell table:formula="of:=[.G20]-[.$B20]" office:value-type="float" office:value="10.2314729690552" calcext:value-type="float">
            <text:p>10.231472969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3181.04148" calcext:value-type="float">
            <text:p>1443143181.04148</text:p>
          </table:table-cell>
          <table:table-cell office:value-type="float" office:value="4384" calcext:value-type="float">
            <text:p>4384</text:p>
          </table:table-cell>
          <table:table-cell table:formula="of:=[.B21]-[.$B$2]" office:value-type="float" office:value="1.04130029678345" calcext:value-type="float">
            <text:p>1.0413002968</text:p>
          </table:table-cell>
          <table:table-cell table:formula="of:=[.C21]/([.D21]-[.D20])" office:value-type="float" office:value="83730.9943079879" calcext:value-type="float">
            <text:p>83730.9943079879</text:p>
          </table:table-cell>
          <table:table-cell/>
          <table:table-cell office:value-type="float" office:value="1443143191.27102" calcext:value-type="float">
            <text:p>1443143191.27102</text:p>
          </table:table-cell>
          <table:table-cell table:formula="of:=[.G21]-[.$B$2]" office:value-type="float" office:value="11.2708396911621" calcext:value-type="float">
            <text:p>11.2708396912</text:p>
          </table:table-cell>
          <table:table-cell table:formula="of:=[.C21]/([.H21]-[.H20])" office:value-type="float" office:value="86941.7328743806" calcext:value-type="float">
            <text:p>86941.7328743806</text:p>
          </table:table-cell>
          <table:table-cell table:formula="of:=[.G21]-[.$B21]" office:value-type="float" office:value="10.2295393943787" calcext:value-type="float">
            <text:p>10.22953939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3181.09319" calcext:value-type="float">
            <text:p>1443143181.09319</text:p>
          </table:table-cell>
          <table:table-cell office:value-type="float" office:value="4384" calcext:value-type="float">
            <text:p>4384</text:p>
          </table:table-cell>
          <table:table-cell table:formula="of:=[.B22]-[.$B$2]" office:value-type="float" office:value="1.09301352500916" calcext:value-type="float">
            <text:p>1.093013525</text:p>
          </table:table-cell>
          <table:table-cell table:formula="of:=[.C22]/([.D22]-[.D21])" office:value-type="float" office:value="84775.2142037151" calcext:value-type="float">
            <text:p>84775.2142037151</text:p>
          </table:table-cell>
          <table:table-cell/>
          <table:table-cell office:value-type="float" office:value="1443143191.32146" calcext:value-type="float">
            <text:p>1443143191.32146</text:p>
          </table:table-cell>
          <table:table-cell table:formula="of:=[.G22]-[.$B$2]" office:value-type="float" office:value="11.3212785720825" calcext:value-type="float">
            <text:p>11.3212785721</text:p>
          </table:table-cell>
          <table:table-cell table:formula="of:=[.C22]/([.H22]-[.H21])" office:value-type="float" office:value="86917.075081775" calcext:value-type="float">
            <text:p>86917.075081775</text:p>
          </table:table-cell>
          <table:table-cell table:formula="of:=[.G22]-[.$B22]" office:value-type="float" office:value="10.2282650470734" calcext:value-type="float">
            <text:p>10.228265047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3181.1449" calcext:value-type="float">
            <text:p>1443143181.1449</text:p>
          </table:table-cell>
          <table:table-cell office:value-type="float" office:value="4384" calcext:value-type="float">
            <text:p>4384</text:p>
          </table:table-cell>
          <table:table-cell table:formula="of:=[.B23]-[.$B$2]" office:value-type="float" office:value="1.14472603797913" calcext:value-type="float">
            <text:p>1.144726038</text:p>
          </table:table-cell>
          <table:table-cell table:formula="of:=[.C23]/([.D23]-[.D22])" office:value-type="float" office:value="84776.3867624413" calcext:value-type="float">
            <text:p>84776.3867624413</text:p>
          </table:table-cell>
          <table:table-cell/>
          <table:table-cell office:value-type="float" office:value="1443143191.37189" calcext:value-type="float">
            <text:p>1443143191.37189</text:p>
          </table:table-cell>
          <table:table-cell table:formula="of:=[.G23]-[.$B$2]" office:value-type="float" office:value="11.3717179298401" calcext:value-type="float">
            <text:p>11.3717179298</text:p>
          </table:table-cell>
          <table:table-cell table:formula="of:=[.C23]/([.H23]-[.H22])" office:value-type="float" office:value="86916.2533962318" calcext:value-type="float">
            <text:p>86916.2533962318</text:p>
          </table:table-cell>
          <table:table-cell table:formula="of:=[.G23]-[.$B23]" office:value-type="float" office:value="10.226991891861" calcext:value-type="float">
            <text:p>10.22699189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3181.19661" calcext:value-type="float">
            <text:p>1443143181.19661</text:p>
          </table:table-cell>
          <table:table-cell office:value-type="float" office:value="4384" calcext:value-type="float">
            <text:p>4384</text:p>
          </table:table-cell>
          <table:table-cell table:formula="of:=[.B24]-[.$B$2]" office:value-type="float" office:value="1.19643402099609" calcext:value-type="float">
            <text:p>1.196434021</text:p>
          </table:table-cell>
          <table:table-cell table:formula="of:=[.C24]/([.D24]-[.D23])" office:value-type="float" office:value="84783.813721015" calcext:value-type="float">
            <text:p>84783.813721015</text:p>
          </table:table-cell>
          <table:table-cell/>
          <table:table-cell office:value-type="float" office:value="1443143191.42237" calcext:value-type="float">
            <text:p>1443143191.42237</text:p>
          </table:table-cell>
          <table:table-cell table:formula="of:=[.G24]-[.$B$2]" office:value-type="float" office:value="11.4221975803375" calcext:value-type="float">
            <text:p>11.4221975803</text:p>
          </table:table-cell>
          <table:table-cell table:formula="of:=[.C24]/([.H24]-[.H23])" office:value-type="float" office:value="86846.877044496" calcext:value-type="float">
            <text:p>86846.877044496</text:p>
          </table:table-cell>
          <table:table-cell table:formula="of:=[.G24]-[.$B24]" office:value-type="float" office:value="10.2257635593414" calcext:value-type="float">
            <text:p>10.22576355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3181.24832" calcext:value-type="float">
            <text:p>1443143181.24832</text:p>
          </table:table-cell>
          <table:table-cell office:value-type="float" office:value="4384" calcext:value-type="float">
            <text:p>4384</text:p>
          </table:table-cell>
          <table:table-cell table:formula="of:=[.B25]-[.$B$2]" office:value-type="float" office:value="1.24814391136169" calcext:value-type="float">
            <text:p>1.2481439114</text:p>
          </table:table-cell>
          <table:table-cell table:formula="of:=[.C25]/([.D25]-[.D24])" office:value-type="float" office:value="84780.6864219617" calcext:value-type="float">
            <text:p>84780.6864219617</text:p>
          </table:table-cell>
          <table:table-cell/>
          <table:table-cell office:value-type="float" office:value="1443143191.4728" calcext:value-type="float">
            <text:p>1443143191.4728</text:p>
          </table:table-cell>
          <table:table-cell table:formula="of:=[.G25]-[.$B$2]" office:value-type="float" office:value="11.4726221561432" calcext:value-type="float">
            <text:p>11.4726221561</text:p>
          </table:table-cell>
          <table:table-cell table:formula="of:=[.C25]/([.H25]-[.H24])" office:value-type="float" office:value="86941.7328743806" calcext:value-type="float">
            <text:p>86941.7328743806</text:p>
          </table:table-cell>
          <table:table-cell table:formula="of:=[.G25]-[.$B25]" office:value-type="float" office:value="10.2244782447815" calcext:value-type="float">
            <text:p>10.224478244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3181.30003" calcext:value-type="float">
            <text:p>1443143181.30003</text:p>
          </table:table-cell>
          <table:table-cell office:value-type="float" office:value="4384" calcext:value-type="float">
            <text:p>4384</text:p>
          </table:table-cell>
          <table:table-cell table:formula="of:=[.B26]-[.$B$2]" office:value-type="float" office:value="1.29985213279724" calcext:value-type="float">
            <text:p>1.2998521328</text:p>
          </table:table-cell>
          <table:table-cell table:formula="of:=[.C26]/([.D26]-[.D25])" office:value-type="float" office:value="84783.4227960162" calcext:value-type="float">
            <text:p>84783.4227960162</text:p>
          </table:table-cell>
          <table:table-cell/>
          <table:table-cell office:value-type="float" office:value="1443143191.52319" calcext:value-type="float">
            <text:p>1443143191.52319</text:p>
          </table:table-cell>
          <table:table-cell table:formula="of:=[.G26]-[.$B$2]" office:value-type="float" office:value="11.5230083465576" calcext:value-type="float">
            <text:p>11.5230083466</text:p>
          </table:table-cell>
          <table:table-cell table:formula="of:=[.C26]/([.H26]-[.H25])" office:value-type="float" office:value="87007.967142215" calcext:value-type="float">
            <text:p>87007.967142215</text:p>
          </table:table-cell>
          <table:table-cell table:formula="of:=[.G26]-[.$B26]" office:value-type="float" office:value="10.2231562137604" calcext:value-type="float">
            <text:p>10.223156213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3181.35174" calcext:value-type="float">
            <text:p>1443143181.35174</text:p>
          </table:table-cell>
          <table:table-cell office:value-type="float" office:value="4384" calcext:value-type="float">
            <text:p>4384</text:p>
          </table:table-cell>
          <table:table-cell table:formula="of:=[.B27]-[.$B$2]" office:value-type="float" office:value="1.35156083106995" calcext:value-type="float">
            <text:p>1.3515608311</text:p>
          </table:table-cell>
          <table:table-cell table:formula="of:=[.C27]/([.D27]-[.D26])" office:value-type="float" office:value="84782.6409568337" calcext:value-type="float">
            <text:p>84782.6409568337</text:p>
          </table:table-cell>
          <table:table-cell/>
          <table:table-cell office:value-type="float" office:value="1443143191.57366" calcext:value-type="float">
            <text:p>1443143191.57366</text:p>
          </table:table-cell>
          <table:table-cell table:formula="of:=[.G27]-[.$B$2]" office:value-type="float" office:value="11.5734834671021" calcext:value-type="float">
            <text:p>11.5734834671</text:p>
          </table:table-cell>
          <table:table-cell table:formula="of:=[.C27]/([.H27]-[.H26])" office:value-type="float" office:value="86854.6712264062" calcext:value-type="float">
            <text:p>86854.6712264062</text:p>
          </table:table-cell>
          <table:table-cell table:formula="of:=[.G27]-[.$B27]" office:value-type="float" office:value="10.2219226360321" calcext:value-type="float">
            <text:p>10.22192263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3181.40346" calcext:value-type="float">
            <text:p>1443143181.40346</text:p>
          </table:table-cell>
          <table:table-cell office:value-type="float" office:value="4384" calcext:value-type="float">
            <text:p>4384</text:p>
          </table:table-cell>
          <table:table-cell table:formula="of:=[.B28]-[.$B$2]" office:value-type="float" office:value="1.40328431129456" calcext:value-type="float">
            <text:p>1.4032843113</text:p>
          </table:table-cell>
          <table:table-cell table:formula="of:=[.C28]/([.D28]-[.D27])" office:value-type="float" office:value="84758.4110922634" calcext:value-type="float">
            <text:p>84758.4110922634</text:p>
          </table:table-cell>
          <table:table-cell/>
          <table:table-cell office:value-type="float" office:value="1443143191.62415" calcext:value-type="float">
            <text:p>1443143191.62415</text:p>
          </table:table-cell>
          <table:table-cell table:formula="of:=[.G28]-[.$B$2]" office:value-type="float" office:value="11.6239764690399" calcext:value-type="float">
            <text:p>11.623976469</text:p>
          </table:table-cell>
          <table:table-cell table:formula="of:=[.C28]/([.H28]-[.H27])" office:value-type="float" office:value="86823.9128541951" calcext:value-type="float">
            <text:p>86823.9128541951</text:p>
          </table:table-cell>
          <table:table-cell table:formula="of:=[.G28]-[.$B28]" office:value-type="float" office:value="10.2206921577454" calcext:value-type="float">
            <text:p>10.220692157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3181.45517" calcext:value-type="float">
            <text:p>1443143181.45517</text:p>
          </table:table-cell>
          <table:table-cell office:value-type="float" office:value="4384" calcext:value-type="float">
            <text:p>4384</text:p>
          </table:table-cell>
          <table:table-cell table:formula="of:=[.B29]-[.$B$2]" office:value-type="float" office:value="1.45499563217163" calcext:value-type="float">
            <text:p>1.4549956322</text:p>
          </table:table-cell>
          <table:table-cell table:formula="of:=[.C29]/([.D29]-[.D28])" office:value-type="float" office:value="84778.3410990673" calcext:value-type="float">
            <text:p>84778.3410990673</text:p>
          </table:table-cell>
          <table:table-cell/>
          <table:table-cell office:value-type="float" office:value="1443143191.67454" calcext:value-type="float">
            <text:p>1443143191.67454</text:p>
          </table:table-cell>
          <table:table-cell table:formula="of:=[.G29]-[.$B$2]" office:value-type="float" office:value="11.6743583679199" calcext:value-type="float">
            <text:p>11.6743583679</text:p>
          </table:table-cell>
          <table:table-cell table:formula="of:=[.C29]/([.H29]-[.H28])" office:value-type="float" office:value="87015.3784882428" calcext:value-type="float">
            <text:p>87015.3784882428</text:p>
          </table:table-cell>
          <table:table-cell table:formula="of:=[.G29]-[.$B29]" office:value-type="float" office:value="10.2193627357483" calcext:value-type="float">
            <text:p>10.21936273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3181.50689" calcext:value-type="float">
            <text:p>1443143181.50689</text:p>
          </table:table-cell>
          <table:table-cell office:value-type="float" office:value="4384" calcext:value-type="float">
            <text:p>4384</text:p>
          </table:table-cell>
          <table:table-cell table:formula="of:=[.B30]-[.$B$2]" office:value-type="float" office:value="1.50671434402466" calcext:value-type="float">
            <text:p>1.506714344</text:p>
          </table:table-cell>
          <table:table-cell table:formula="of:=[.C30]/([.D30]-[.D29])" office:value-type="float" office:value="84766.2256642879" calcext:value-type="float">
            <text:p>84766.2256642879</text:p>
          </table:table-cell>
          <table:table-cell/>
          <table:table-cell office:value-type="float" office:value="1443143191.72498" calcext:value-type="float">
            <text:p>1443143191.72498</text:p>
          </table:table-cell>
          <table:table-cell table:formula="of:=[.G30]-[.$B$2]" office:value-type="float" office:value="11.7248077392578" calcext:value-type="float">
            <text:p>11.7248077393</text:p>
          </table:table-cell>
          <table:table-cell table:formula="of:=[.C30]/([.H30]-[.H29])" office:value-type="float" office:value="86899.0015879017" calcext:value-type="float">
            <text:p>86899.0015879017</text:p>
          </table:table-cell>
          <table:table-cell table:formula="of:=[.G30]-[.$B30]" office:value-type="float" office:value="10.2180933952332" calcext:value-type="float">
            <text:p>10.21809339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3181.5586" calcext:value-type="float">
            <text:p>1443143181.5586</text:p>
          </table:table-cell>
          <table:table-cell office:value-type="float" office:value="4384" calcext:value-type="float">
            <text:p>4384</text:p>
          </table:table-cell>
          <table:table-cell table:formula="of:=[.B31]-[.$B$2]" office:value-type="float" office:value="1.55842280387878" calcext:value-type="float">
            <text:p>1.5584228039</text:p>
          </table:table-cell>
          <table:table-cell table:formula="of:=[.C31]/([.D31]-[.D30])" office:value-type="float" office:value="84783.0318746225" calcext:value-type="float">
            <text:p>84783.0318746225</text:p>
          </table:table-cell>
          <table:table-cell/>
          <table:table-cell office:value-type="float" office:value="1443143191.77542" calcext:value-type="float">
            <text:p>1443143191.77542</text:p>
          </table:table-cell>
          <table:table-cell table:formula="of:=[.G31]-[.$B$2]" office:value-type="float" office:value="11.7752459049225" calcext:value-type="float">
            <text:p>11.7752459049</text:p>
          </table:table-cell>
          <table:table-cell table:formula="of:=[.C31]/([.H31]-[.H30])" office:value-type="float" office:value="86918.3076392204" calcext:value-type="float">
            <text:p>86918.3076392204</text:p>
          </table:table-cell>
          <table:table-cell table:formula="of:=[.G31]-[.$B31]" office:value-type="float" office:value="10.2168231010437" calcext:value-type="float">
            <text:p>10.21682310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3181.6103" calcext:value-type="float">
            <text:p>1443143181.6103</text:p>
          </table:table-cell>
          <table:table-cell office:value-type="float" office:value="4384" calcext:value-type="float">
            <text:p>4384</text:p>
          </table:table-cell>
          <table:table-cell table:formula="of:=[.B32]-[.$B$2]" office:value-type="float" office:value="1.61012578010559" calcext:value-type="float">
            <text:p>1.6101257801</text:p>
          </table:table-cell>
          <table:table-cell table:formula="of:=[.C32]/([.D32]-[.D31])" office:value-type="float" office:value="84792.0239788249" calcext:value-type="float">
            <text:p>84792.0239788249</text:p>
          </table:table-cell>
          <table:table-cell/>
          <table:table-cell office:value-type="float" office:value="1443143191.82587" calcext:value-type="float">
            <text:p>1443143191.82587</text:p>
          </table:table-cell>
          <table:table-cell table:formula="of:=[.G32]-[.$B$2]" office:value-type="float" office:value="11.8256907463074" calcext:value-type="float">
            <text:p>11.8256907463</text:p>
          </table:table-cell>
          <table:table-cell table:formula="of:=[.C32]/([.H32]-[.H31])" office:value-type="float" office:value="86906.805129005" calcext:value-type="float">
            <text:p>86906.805129005</text:p>
          </table:table-cell>
          <table:table-cell table:formula="of:=[.G32]-[.$B32]" office:value-type="float" office:value="10.2155649662018" calcext:value-type="float">
            <text:p>10.215564966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3181.66201" calcext:value-type="float">
            <text:p>1443143181.66201</text:p>
          </table:table-cell>
          <table:table-cell office:value-type="float" office:value="4384" calcext:value-type="float">
            <text:p>4384</text:p>
          </table:table-cell>
          <table:table-cell table:formula="of:=[.B33]-[.$B$2]" office:value-type="float" office:value="1.66183638572693" calcext:value-type="float">
            <text:p>1.6618363857</text:p>
          </table:table-cell>
          <table:table-cell table:formula="of:=[.C33]/([.D33]-[.D32])" office:value-type="float" office:value="84779.5137442943" calcext:value-type="float">
            <text:p>84779.5137442943</text:p>
          </table:table-cell>
          <table:table-cell/>
          <table:table-cell office:value-type="float" office:value="1443143191.87638" calcext:value-type="float">
            <text:p>1443143191.87638</text:p>
          </table:table-cell>
          <table:table-cell table:formula="of:=[.G33]-[.$B$2]" office:value-type="float" office:value="11.8761987686157" calcext:value-type="float">
            <text:p>11.8761987686</text:p>
          </table:table-cell>
          <table:table-cell table:formula="of:=[.C33]/([.H33]-[.H32])" office:value-type="float" office:value="86798.0926522096" calcext:value-type="float">
            <text:p>86798.0926522096</text:p>
          </table:table-cell>
          <table:table-cell table:formula="of:=[.G33]-[.$B33]" office:value-type="float" office:value="10.2143623828888" calcext:value-type="float">
            <text:p>10.21436238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3181.71371" calcext:value-type="float">
            <text:p>1443143181.71371</text:p>
          </table:table-cell>
          <table:table-cell office:value-type="float" office:value="4384" calcext:value-type="float">
            <text:p>4384</text:p>
          </table:table-cell>
          <table:table-cell table:formula="of:=[.B34]-[.$B$2]" office:value-type="float" office:value="1.71353602409363" calcext:value-type="float">
            <text:p>1.7135360241</text:p>
          </table:table-cell>
          <table:table-cell table:formula="of:=[.C34]/([.D34]-[.D33])" office:value-type="float" office:value="84797.49836749" calcext:value-type="float">
            <text:p>84797.49836749</text:p>
          </table:table-cell>
          <table:table-cell/>
          <table:table-cell office:value-type="float" office:value="1443143191.9268" calcext:value-type="float">
            <text:p>1443143191.9268</text:p>
          </table:table-cell>
          <table:table-cell table:formula="of:=[.G34]-[.$B$2]" office:value-type="float" office:value="11.9266216754913" calcext:value-type="float">
            <text:p>11.9266216755</text:p>
          </table:table-cell>
          <table:table-cell table:formula="of:=[.C34]/([.H34]-[.H33])" office:value-type="float" office:value="86944.6105282071" calcext:value-type="float">
            <text:p>86944.6105282071</text:p>
          </table:table-cell>
          <table:table-cell table:formula="of:=[.G34]-[.$B34]" office:value-type="float" office:value="10.2130856513977" calcext:value-type="float">
            <text:p>10.213085651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3181.76542" calcext:value-type="float">
            <text:p>1443143181.76542</text:p>
          </table:table-cell>
          <table:table-cell office:value-type="float" office:value="4384" calcext:value-type="float">
            <text:p>4384</text:p>
          </table:table-cell>
          <table:table-cell table:formula="of:=[.B35]-[.$B$2]" office:value-type="float" office:value="1.76524305343628" calcext:value-type="float">
            <text:p>1.7652430534</text:p>
          </table:table-cell>
          <table:table-cell table:formula="of:=[.C35]/([.D35]-[.D34])" office:value-type="float" office:value="84785.3774570605" calcext:value-type="float">
            <text:p>84785.3774570605</text:p>
          </table:table-cell>
          <table:table-cell/>
          <table:table-cell office:value-type="float" office:value="1443143191.97721" calcext:value-type="float">
            <text:p>1443143191.97721</text:p>
          </table:table-cell>
          <table:table-cell table:formula="of:=[.G35]-[.$B$2]" office:value-type="float" office:value="11.9770300388336" calcext:value-type="float">
            <text:p>11.9770300388</text:p>
          </table:table-cell>
          <table:table-cell table:formula="of:=[.C35]/([.H35]-[.H34])" office:value-type="float" office:value="86969.6952910684" calcext:value-type="float">
            <text:p>86969.6952910684</text:p>
          </table:table-cell>
          <table:table-cell table:formula="of:=[.G35]-[.$B35]" office:value-type="float" office:value="10.2117869853973" calcext:value-type="float">
            <text:p>10.211786985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3181.81718" calcext:value-type="float">
            <text:p>1443143181.81718</text:p>
          </table:table-cell>
          <table:table-cell office:value-type="float" office:value="4384" calcext:value-type="float">
            <text:p>4384</text:p>
          </table:table-cell>
          <table:table-cell table:formula="of:=[.B36]-[.$B$2]" office:value-type="float" office:value="1.81700444221497" calcext:value-type="float">
            <text:p>1.8170044422</text:p>
          </table:table-cell>
          <table:table-cell table:formula="of:=[.C36]/([.D36]-[.D35])" office:value-type="float" office:value="84696.3364670226" calcext:value-type="float">
            <text:p>84696.3364670226</text:p>
          </table:table-cell>
          <table:table-cell/>
          <table:table-cell office:value-type="float" office:value="1443143192.02764" calcext:value-type="float">
            <text:p>1443143192.02764</text:p>
          </table:table-cell>
          <table:table-cell table:formula="of:=[.G36]-[.$B$2]" office:value-type="float" office:value="12.0274620056152" calcext:value-type="float">
            <text:p>12.0274620056</text:p>
          </table:table-cell>
          <table:table-cell table:formula="of:=[.C36]/([.H36]-[.H35])" office:value-type="float" office:value="86928.9912682542" calcext:value-type="float">
            <text:p>86928.9912682542</text:p>
          </table:table-cell>
          <table:table-cell table:formula="of:=[.G36]-[.$B36]" office:value-type="float" office:value="10.2104575634003" calcext:value-type="float">
            <text:p>10.21045756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3181.8689" calcext:value-type="float">
            <text:p>1443143181.8689</text:p>
          </table:table-cell>
          <table:table-cell office:value-type="float" office:value="4384" calcext:value-type="float">
            <text:p>4384</text:p>
          </table:table-cell>
          <table:table-cell table:formula="of:=[.B37]-[.$B$2]" office:value-type="float" office:value="1.86872005462646" calcext:value-type="float">
            <text:p>1.8687200546</text:p>
          </table:table-cell>
          <table:table-cell table:formula="of:=[.C37]/([.D37]-[.D36])" office:value-type="float" office:value="84771.3059088751" calcext:value-type="float">
            <text:p>84771.3059088751</text:p>
          </table:table-cell>
          <table:table-cell/>
          <table:table-cell office:value-type="float" office:value="1443143192.04366" calcext:value-type="float">
            <text:p>1443143192.04366</text:p>
          </table:table-cell>
          <table:table-cell table:formula="of:=[.G37]-[.$B$2]" office:value-type="float" office:value="12.043487071991" calcext:value-type="float">
            <text:p>12.043487072</text:p>
          </table:table-cell>
          <table:table-cell table:formula="of:=[.C37]/([.H37]-[.H36])" office:value-type="float" office:value="273571.409765823" calcext:value-type="float">
            <text:p>273571.409765823</text:p>
          </table:table-cell>
          <table:table-cell table:formula="of:=[.G37]-[.$B37]" office:value-type="float" office:value="10.1747670173645" calcext:value-type="float">
            <text:p>10.174767017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3181.92062" calcext:value-type="float">
            <text:p>1443143181.92062</text:p>
          </table:table-cell>
          <table:table-cell office:value-type="float" office:value="4384" calcext:value-type="float">
            <text:p>4384</text:p>
          </table:table-cell>
          <table:table-cell table:formula="of:=[.B38]-[.$B$2]" office:value-type="float" office:value="1.92044496536255" calcext:value-type="float">
            <text:p>1.9204449654</text:p>
          </table:table-cell>
          <table:table-cell table:formula="of:=[.C38]/([.D38]-[.D37])" office:value-type="float" office:value="84756.0670016133" calcext:value-type="float">
            <text:p>84756.0670016133</text:p>
          </table:table-cell>
          <table:table-cell/>
          <table:table-cell office:value-type="float" office:value="1443143192.05969" calcext:value-type="float">
            <text:p>1443143192.05969</text:p>
          </table:table-cell>
          <table:table-cell table:formula="of:=[.G38]-[.$B$2]" office:value-type="float" office:value="12.0595107078552" calcext:value-type="float">
            <text:p>12.0595107079</text:p>
          </table:table-cell>
          <table:table-cell table:formula="of:=[.C38]/([.H38]-[.H37])" office:value-type="float" office:value="273595.832877038" calcext:value-type="float">
            <text:p>273595.832877038</text:p>
          </table:table-cell>
          <table:table-cell table:formula="of:=[.G38]-[.$B38]" office:value-type="float" office:value="10.1390657424927" calcext:value-type="float">
            <text:p>10.13906574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3181.97233" calcext:value-type="float">
            <text:p>1443143181.97233</text:p>
          </table:table-cell>
          <table:table-cell office:value-type="float" office:value="4384" calcext:value-type="float">
            <text:p>4384</text:p>
          </table:table-cell>
          <table:table-cell table:formula="of:=[.B39]-[.$B$2]" office:value-type="float" office:value="1.97215175628662" calcext:value-type="float">
            <text:p>1.9721517563</text:p>
          </table:table-cell>
          <table:table-cell table:formula="of:=[.C39]/([.D39]-[.D38])" office:value-type="float" office:value="84785.7684000848" calcext:value-type="float">
            <text:p>84785.7684000848</text:p>
          </table:table-cell>
          <table:table-cell/>
          <table:table-cell office:value-type="float" office:value="1443143192.08797" calcext:value-type="float">
            <text:p>1443143192.08797</text:p>
          </table:table-cell>
          <table:table-cell table:formula="of:=[.G39]-[.$B$2]" office:value-type="float" office:value="12.0877895355225" calcext:value-type="float">
            <text:p>12.0877895355</text:p>
          </table:table-cell>
          <table:table-cell table:formula="of:=[.C39]/([.H39]-[.H38])" office:value-type="float" office:value="155027.642998061" calcext:value-type="float">
            <text:p>155027.642998061</text:p>
          </table:table-cell>
          <table:table-cell table:formula="of:=[.G39]-[.$B39]" office:value-type="float" office:value="10.1156377792358" calcext:value-type="float">
            <text:p>10.115637779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3182.01997" calcext:value-type="float">
            <text:p>1443143182.01997</text:p>
          </table:table-cell>
          <table:table-cell office:value-type="float" office:value="4384" calcext:value-type="float">
            <text:p>4384</text:p>
          </table:table-cell>
          <table:table-cell table:formula="of:=[.B40]-[.$B$2]" office:value-type="float" office:value="2.0197925567627" calcext:value-type="float">
            <text:p>2.0197925568</text:p>
          </table:table-cell>
          <table:table-cell table:formula="of:=[.C40]/([.D40]-[.D39])" office:value-type="float" office:value="92021.9634471024" calcext:value-type="float">
            <text:p>92021.9634471024</text:p>
          </table:table-cell>
          <table:table-cell/>
          <table:table-cell office:value-type="float" office:value="1443143192.13481" calcext:value-type="float">
            <text:p>1443143192.13481</text:p>
          </table:table-cell>
          <table:table-cell table:formula="of:=[.G40]-[.$B$2]" office:value-type="float" office:value="12.1346335411072" calcext:value-type="float">
            <text:p>12.1346335411</text:p>
          </table:table-cell>
          <table:table-cell table:formula="of:=[.C40]/([.H40]-[.H39])" office:value-type="float" office:value="93587.2145278352" calcext:value-type="float">
            <text:p>93587.2145278352</text:p>
          </table:table-cell>
          <table:table-cell table:formula="of:=[.G40]-[.$B40]" office:value-type="float" office:value="10.1148409843445" calcext:value-type="float">
            <text:p>10.114840984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3182.06292" calcext:value-type="float">
            <text:p>1443143182.06292</text:p>
          </table:table-cell>
          <table:table-cell office:value-type="float" office:value="4384" calcext:value-type="float">
            <text:p>4384</text:p>
          </table:table-cell>
          <table:table-cell table:formula="of:=[.B41]-[.$B$2]" office:value-type="float" office:value="2.0627453327179" calcext:value-type="float">
            <text:p>2.0627453327</text:p>
          </table:table-cell>
          <table:table-cell table:formula="of:=[.C41]/([.D41]-[.D40])" office:value-type="float" office:value="102065.580221696" calcext:value-type="float">
            <text:p>102065.580221696</text:p>
          </table:table-cell>
          <table:table-cell/>
          <table:table-cell office:value-type="float" office:value="1443143192.18137" calcext:value-type="float">
            <text:p>1443143192.18137</text:p>
          </table:table-cell>
          <table:table-cell table:formula="of:=[.G41]-[.$B$2]" office:value-type="float" office:value="12.1811897754669" calcext:value-type="float">
            <text:p>12.1811897755</text:p>
          </table:table-cell>
          <table:table-cell table:formula="of:=[.C41]/([.H41]-[.H40])" office:value-type="float" office:value="94165.6914544402" calcext:value-type="float">
            <text:p>94165.6914544402</text:p>
          </table:table-cell>
          <table:table-cell table:formula="of:=[.G41]-[.$B41]" office:value-type="float" office:value="10.118444442749" calcext:value-type="float">
            <text:p>10.11844444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3182.10592" calcext:value-type="float">
            <text:p>1443143182.10592</text:p>
          </table:table-cell>
          <table:table-cell office:value-type="float" office:value="4384" calcext:value-type="float">
            <text:p>4384</text:p>
          </table:table-cell>
          <table:table-cell table:formula="of:=[.B42]-[.$B$2]" office:value-type="float" office:value="2.10574436187744" calcext:value-type="float">
            <text:p>2.1057443619</text:p>
          </table:table-cell>
          <table:table-cell table:formula="of:=[.C42]/([.D42]-[.D41])" office:value-type="float" office:value="101955.790297808" calcext:value-type="float">
            <text:p>101955.790297808</text:p>
          </table:table-cell>
          <table:table-cell/>
          <table:table-cell office:value-type="float" office:value="1443143192.22813" calcext:value-type="float">
            <text:p>1443143192.22813</text:p>
          </table:table-cell>
          <table:table-cell table:formula="of:=[.G42]-[.$B$2]" office:value-type="float" office:value="12.2279505729675" calcext:value-type="float">
            <text:p>12.227950573</text:p>
          </table:table-cell>
          <table:table-cell table:formula="of:=[.C42]/([.H42]-[.H41])" office:value-type="float" office:value="93753.7474621295" calcext:value-type="float">
            <text:p>93753.7474621295</text:p>
          </table:table-cell>
          <table:table-cell table:formula="of:=[.G42]-[.$B42]" office:value-type="float" office:value="10.1222062110901" calcext:value-type="float">
            <text:p>10.122206211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3182.14887" calcext:value-type="float">
            <text:p>1443143182.14887</text:p>
          </table:table-cell>
          <table:table-cell office:value-type="float" office:value="4384" calcext:value-type="float">
            <text:p>4384</text:p>
          </table:table-cell>
          <table:table-cell table:formula="of:=[.B43]-[.$B$2]" office:value-type="float" office:value="2.14869809150696" calcext:value-type="float">
            <text:p>2.1486980915</text:p>
          </table:table-cell>
          <table:table-cell table:formula="of:=[.C43]/([.D43]-[.D42])" office:value-type="float" office:value="102063.314124589" calcext:value-type="float">
            <text:p>102063.314124589</text:p>
          </table:table-cell>
          <table:table-cell/>
          <table:table-cell office:value-type="float" office:value="1443143192.27474" calcext:value-type="float">
            <text:p>1443143192.27474</text:p>
          </table:table-cell>
          <table:table-cell table:formula="of:=[.G43]-[.$B$2]" office:value-type="float" office:value="12.2745587825775" calcext:value-type="float">
            <text:p>12.2745587826</text:p>
          </table:table-cell>
          <table:table-cell table:formula="of:=[.C43]/([.H43]-[.H42])" office:value-type="float" office:value="94060.6823708751" calcext:value-type="float">
            <text:p>94060.6823708751</text:p>
          </table:table-cell>
          <table:table-cell table:formula="of:=[.G43]-[.$B43]" office:value-type="float" office:value="10.1258606910706" calcext:value-type="float">
            <text:p>10.125860691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3182.19183" calcext:value-type="float">
            <text:p>1443143182.19183</text:p>
          </table:table-cell>
          <table:table-cell office:value-type="float" office:value="4384" calcext:value-type="float">
            <text:p>4384</text:p>
          </table:table-cell>
          <table:table-cell table:formula="of:=[.B44]-[.$B$2]" office:value-type="float" office:value="2.19165277481079" calcext:value-type="float">
            <text:p>2.1916527748</text:p>
          </table:table-cell>
          <table:table-cell table:formula="of:=[.C44]/([.D44]-[.D43])" office:value-type="float" office:value="102061.048128105" calcext:value-type="float">
            <text:p>102061.048128105</text:p>
          </table:table-cell>
          <table:table-cell/>
          <table:table-cell office:value-type="float" office:value="1443143192.32143" calcext:value-type="float">
            <text:p>1443143192.32143</text:p>
          </table:table-cell>
          <table:table-cell table:formula="of:=[.G44]-[.$B$2]" office:value-type="float" office:value="12.3212497234344" calcext:value-type="float">
            <text:p>12.3212497234</text:p>
          </table:table-cell>
          <table:table-cell table:formula="of:=[.C44]/([.H44]-[.H43])" office:value-type="float" office:value="93894.0171163627" calcext:value-type="float">
            <text:p>93894.0171163627</text:p>
          </table:table-cell>
          <table:table-cell table:formula="of:=[.G44]-[.$B44]" office:value-type="float" office:value="10.1295969486237" calcext:value-type="float">
            <text:p>10.129596948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3182.23477" calcext:value-type="float">
            <text:p>1443143182.23477</text:p>
          </table:table-cell>
          <table:table-cell office:value-type="float" office:value="4384" calcext:value-type="float">
            <text:p>4384</text:p>
          </table:table-cell>
          <table:table-cell table:formula="of:=[.B45]-[.$B$2]" office:value-type="float" office:value="2.23459196090698" calcext:value-type="float">
            <text:p>2.2345919609</text:p>
          </table:table-cell>
          <table:table-cell table:formula="of:=[.C45]/([.D45]-[.D44])" office:value-type="float" office:value="102097.883042754" calcext:value-type="float">
            <text:p>102097.883042754</text:p>
          </table:table-cell>
          <table:table-cell/>
          <table:table-cell office:value-type="float" office:value="1443143192.36813" calcext:value-type="float">
            <text:p>1443143192.36813</text:p>
          </table:table-cell>
          <table:table-cell table:formula="of:=[.G45]-[.$B$2]" office:value-type="float" office:value="12.3679533004761" calcext:value-type="float">
            <text:p>12.3679533005</text:p>
          </table:table-cell>
          <table:table-cell table:formula="of:=[.C45]/([.H45]-[.H44])" office:value-type="float" office:value="93868.6130206392" calcext:value-type="float">
            <text:p>93868.6130206392</text:p>
          </table:table-cell>
          <table:table-cell table:formula="of:=[.G45]-[.$B45]" office:value-type="float" office:value="10.1333613395691" calcext:value-type="float">
            <text:p>10.133361339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3182.27771" calcext:value-type="float">
            <text:p>1443143182.27771</text:p>
          </table:table-cell>
          <table:table-cell office:value-type="float" office:value="4384" calcext:value-type="float">
            <text:p>4384</text:p>
          </table:table-cell>
          <table:table-cell table:formula="of:=[.B46]-[.$B$2]" office:value-type="float" office:value="2.27753162384033" calcext:value-type="float">
            <text:p>2.2775316238</text:p>
          </table:table-cell>
          <table:table-cell table:formula="of:=[.C46]/([.D46]-[.D45])" office:value-type="float" office:value="102096.749264306" calcext:value-type="float">
            <text:p>102096.749264306</text:p>
          </table:table-cell>
          <table:table-cell/>
          <table:table-cell office:value-type="float" office:value="1443143192.41478" calcext:value-type="float">
            <text:p>1443143192.41478</text:p>
          </table:table-cell>
          <table:table-cell table:formula="of:=[.G46]-[.$B$2]" office:value-type="float" office:value="12.4146046638489" calcext:value-type="float">
            <text:p>12.4146046638</text:p>
          </table:table-cell>
          <table:table-cell table:formula="of:=[.C46]/([.H46]-[.H45])" office:value-type="float" office:value="93973.6737159503" calcext:value-type="float">
            <text:p>93973.6737159503</text:p>
          </table:table-cell>
          <table:table-cell table:formula="of:=[.G46]-[.$B46]" office:value-type="float" office:value="10.1370730400085" calcext:value-type="float">
            <text:p>10.137073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3182.32065" calcext:value-type="float">
            <text:p>1443143182.32065</text:p>
          </table:table-cell>
          <table:table-cell office:value-type="float" office:value="4384" calcext:value-type="float">
            <text:p>4384</text:p>
          </table:table-cell>
          <table:table-cell table:formula="of:=[.B47]-[.$B$2]" office:value-type="float" office:value="2.32047510147095" calcext:value-type="float">
            <text:p>2.3204751015</text:p>
          </table:table-cell>
          <table:table-cell table:formula="of:=[.C47]/([.D47]-[.D46])" office:value-type="float" office:value="102087.679943148" calcext:value-type="float">
            <text:p>102087.679943148</text:p>
          </table:table-cell>
          <table:table-cell/>
          <table:table-cell office:value-type="float" office:value="1443143192.46144" calcext:value-type="float">
            <text:p>1443143192.46144</text:p>
          </table:table-cell>
          <table:table-cell table:formula="of:=[.G47]-[.$B$2]" office:value-type="float" office:value="12.4612619876862" calcext:value-type="float">
            <text:p>12.4612619877</text:p>
          </table:table-cell>
          <table:table-cell table:formula="of:=[.C47]/([.H47]-[.H46])" office:value-type="float" office:value="93961.6685965405" calcext:value-type="float">
            <text:p>93961.6685965405</text:p>
          </table:table-cell>
          <table:table-cell table:formula="of:=[.G47]-[.$B47]" office:value-type="float" office:value="10.1407868862152" calcext:value-type="float">
            <text:p>10.140786886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3182.3636" calcext:value-type="float">
            <text:p>1443143182.3636</text:p>
          </table:table-cell>
          <table:table-cell office:value-type="float" office:value="4384" calcext:value-type="float">
            <text:p>4384</text:p>
          </table:table-cell>
          <table:table-cell table:formula="of:=[.B48]-[.$B$2]" office:value-type="float" office:value="2.36342334747314" calcext:value-type="float">
            <text:p>2.3634233475</text:p>
          </table:table-cell>
          <table:table-cell table:formula="of:=[.C48]/([.D48]-[.D47])" office:value-type="float" office:value="102076.345557295" calcext:value-type="float">
            <text:p>102076.345557295</text:p>
          </table:table-cell>
          <table:table-cell/>
          <table:table-cell office:value-type="float" office:value="1443143192.50816" calcext:value-type="float">
            <text:p>1443143192.50816</text:p>
          </table:table-cell>
          <table:table-cell table:formula="of:=[.G48]-[.$B$2]" office:value-type="float" office:value="12.5079848766327" calcext:value-type="float">
            <text:p>12.5079848766</text:p>
          </table:table-cell>
          <table:table-cell table:formula="of:=[.C48]/([.H48]-[.H47])" office:value-type="float" office:value="93829.8144409859" calcext:value-type="float">
            <text:p>93829.8144409859</text:p>
          </table:table-cell>
          <table:table-cell table:formula="of:=[.G48]-[.$B48]" office:value-type="float" office:value="10.1445615291595" calcext:value-type="float">
            <text:p>10.144561529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3182.40654" calcext:value-type="float">
            <text:p>1443143182.40654</text:p>
          </table:table-cell>
          <table:table-cell office:value-type="float" office:value="4384" calcext:value-type="float">
            <text:p>4384</text:p>
          </table:table-cell>
          <table:table-cell table:formula="of:=[.B49]-[.$B$2]" office:value-type="float" office:value="2.40636253356934" calcext:value-type="float">
            <text:p>2.4063625336</text:p>
          </table:table-cell>
          <table:table-cell table:formula="of:=[.C49]/([.D49]-[.D48])" office:value-type="float" office:value="102097.883042754" calcext:value-type="float">
            <text:p>102097.883042754</text:p>
          </table:table-cell>
          <table:table-cell/>
          <table:table-cell office:value-type="float" office:value="1443143192.55498" calcext:value-type="float">
            <text:p>1443143192.55498</text:p>
          </table:table-cell>
          <table:table-cell table:formula="of:=[.G49]-[.$B$2]" office:value-type="float" office:value="12.5548002719879" calcext:value-type="float">
            <text:p>12.554800272</text:p>
          </table:table-cell>
          <table:table-cell table:formula="of:=[.C49]/([.H49]-[.H48])" office:value-type="float" office:value="93644.4083561658" calcext:value-type="float">
            <text:p>93644.4083561658</text:p>
          </table:table-cell>
          <table:table-cell table:formula="of:=[.G49]-[.$B49]" office:value-type="float" office:value="10.1484377384186" calcext:value-type="float">
            <text:p>10.148437738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3182.44948" calcext:value-type="float">
            <text:p>1443143182.44948</text:p>
          </table:table-cell>
          <table:table-cell office:value-type="float" office:value="4384" calcext:value-type="float">
            <text:p>4384</text:p>
          </table:table-cell>
          <table:table-cell table:formula="of:=[.B50]-[.$B$2]" office:value-type="float" office:value="2.44930696487427" calcext:value-type="float">
            <text:p>2.4493069649</text:p>
          </table:table-cell>
          <table:table-cell table:formula="of:=[.C50]/([.D50]-[.D49])" office:value-type="float" office:value="102085.412864614" calcext:value-type="float">
            <text:p>102085.412864614</text:p>
          </table:table-cell>
          <table:table-cell/>
          <table:table-cell office:value-type="float" office:value="1443143192.60159" calcext:value-type="float">
            <text:p>1443143192.60159</text:p>
          </table:table-cell>
          <table:table-cell table:formula="of:=[.G50]-[.$B$2]" office:value-type="float" office:value="12.6014115810394" calcext:value-type="float">
            <text:p>12.601411581</text:p>
          </table:table-cell>
          <table:table-cell table:formula="of:=[.C50]/([.H50]-[.H49])" office:value-type="float" office:value="94054.4277603298" calcext:value-type="float">
            <text:p>94054.4277603298</text:p>
          </table:table-cell>
          <table:table-cell table:formula="of:=[.G50]-[.$B50]" office:value-type="float" office:value="10.1521046161652" calcext:value-type="float">
            <text:p>10.152104616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3182.49244" calcext:value-type="float">
            <text:p>1443143182.49244</text:p>
          </table:table-cell>
          <table:table-cell office:value-type="float" office:value="4384" calcext:value-type="float">
            <text:p>4384</text:p>
          </table:table-cell>
          <table:table-cell table:formula="of:=[.B51]-[.$B$2]" office:value-type="float" office:value="2.49225950241089" calcext:value-type="float">
            <text:p>2.4922595024</text:p>
          </table:table-cell>
          <table:table-cell table:formula="of:=[.C51]/([.D51]-[.D50])" office:value-type="float" office:value="102066.146761695" calcext:value-type="float">
            <text:p>102066.146761695</text:p>
          </table:table-cell>
          <table:table-cell/>
          <table:table-cell office:value-type="float" office:value="1443143192.64824" calcext:value-type="float">
            <text:p>1443143192.64824</text:p>
          </table:table-cell>
          <table:table-cell table:formula="of:=[.G51]-[.$B$2]" office:value-type="float" office:value="12.6480624675751" calcext:value-type="float">
            <text:p>12.6480624676</text:p>
          </table:table-cell>
          <table:table-cell table:formula="of:=[.C51]/([.H51]-[.H50])" office:value-type="float" office:value="93974.6342580289" calcext:value-type="float">
            <text:p>93974.6342580289</text:p>
          </table:table-cell>
          <table:table-cell table:formula="of:=[.G51]-[.$B51]" office:value-type="float" office:value="10.1558029651642" calcext:value-type="float">
            <text:p>10.15580296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3182.53541" calcext:value-type="float">
            <text:p>1443143182.53541</text:p>
          </table:table-cell>
          <table:table-cell office:value-type="float" office:value="4384" calcext:value-type="float">
            <text:p>4384</text:p>
          </table:table-cell>
          <table:table-cell table:formula="of:=[.B52]-[.$B$2]" office:value-type="float" office:value="2.53523659706116" calcext:value-type="float">
            <text:p>2.5352365971</text:p>
          </table:table-cell>
          <table:table-cell table:formula="of:=[.C52]/([.D52]-[.D51])" office:value-type="float" office:value="102007.826161246" calcext:value-type="float">
            <text:p>102007.826161246</text:p>
          </table:table-cell>
          <table:table-cell/>
          <table:table-cell office:value-type="float" office:value="1443143192.69503" calcext:value-type="float">
            <text:p>1443143192.69503</text:p>
          </table:table-cell>
          <table:table-cell table:formula="of:=[.G52]-[.$B$2]" office:value-type="float" office:value="12.6948535442352" calcext:value-type="float">
            <text:p>12.6948535442</text:p>
          </table:table-cell>
          <table:table-cell table:formula="of:=[.C52]/([.H52]-[.H51])" office:value-type="float" office:value="93693.0781020708" calcext:value-type="float">
            <text:p>93693.0781020708</text:p>
          </table:table-cell>
          <table:table-cell table:formula="of:=[.G52]-[.$B52]" office:value-type="float" office:value="10.1596169471741" calcext:value-type="float">
            <text:p>10.159616947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3182.57836" calcext:value-type="float">
            <text:p>1443143182.57836</text:p>
          </table:table-cell>
          <table:table-cell office:value-type="float" office:value="4384" calcext:value-type="float">
            <text:p>4384</text:p>
          </table:table-cell>
          <table:table-cell table:formula="of:=[.B53]-[.$B$2]" office:value-type="float" office:value="2.57818007469177" calcext:value-type="float">
            <text:p>2.5781800747</text:p>
          </table:table-cell>
          <table:table-cell table:formula="of:=[.C53]/([.D53]-[.D52])" office:value-type="float" office:value="102087.679943148" calcext:value-type="float">
            <text:p>102087.679943148</text:p>
          </table:table-cell>
          <table:table-cell/>
          <table:table-cell office:value-type="float" office:value="1443143192.74161" calcext:value-type="float">
            <text:p>1443143192.74161</text:p>
          </table:table-cell>
          <table:table-cell table:formula="of:=[.G53]-[.$B$2]" office:value-type="float" office:value="12.7414298057556" calcext:value-type="float">
            <text:p>12.7414298058</text:p>
          </table:table-cell>
          <table:table-cell table:formula="of:=[.C53]/([.H53]-[.H52])" office:value-type="float" office:value="94125.201484477" calcext:value-type="float">
            <text:p>94125.201484477</text:p>
          </table:table-cell>
          <table:table-cell table:formula="of:=[.G53]-[.$B53]" office:value-type="float" office:value="10.1632497310638" calcext:value-type="float">
            <text:p>10.163249731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3182.6213" calcext:value-type="float">
            <text:p>1443143182.6213</text:p>
          </table:table-cell>
          <table:table-cell office:value-type="float" office:value="4384" calcext:value-type="float">
            <text:p>4384</text:p>
          </table:table-cell>
          <table:table-cell table:formula="of:=[.B54]-[.$B$2]" office:value-type="float" office:value="2.62112355232239" calcext:value-type="float">
            <text:p>2.6211235523</text:p>
          </table:table-cell>
          <table:table-cell table:formula="of:=[.C54]/([.D54]-[.D53])" office:value-type="float" office:value="102087.679943148" calcext:value-type="float">
            <text:p>102087.679943148</text:p>
          </table:table-cell>
          <table:table-cell/>
          <table:table-cell office:value-type="float" office:value="1443143192.78829" calcext:value-type="float">
            <text:p>1443143192.78829</text:p>
          </table:table-cell>
          <table:table-cell table:formula="of:=[.G54]-[.$B$2]" office:value-type="float" office:value="12.7881119251251" calcext:value-type="float">
            <text:p>12.7881119251</text:p>
          </table:table-cell>
          <table:table-cell table:formula="of:=[.C54]/([.H54]-[.H53])" office:value-type="float" office:value="93911.7602030654" calcext:value-type="float">
            <text:p>93911.7602030654</text:p>
          </table:table-cell>
          <table:table-cell table:formula="of:=[.G54]-[.$B54]" office:value-type="float" office:value="10.1669883728027" calcext:value-type="float">
            <text:p>10.16698837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3182.66424" calcext:value-type="float">
            <text:p>1443143182.66424</text:p>
          </table:table-cell>
          <table:table-cell office:value-type="float" office:value="4384" calcext:value-type="float">
            <text:p>4384</text:p>
          </table:table-cell>
          <table:table-cell table:formula="of:=[.B55]-[.$B$2]" office:value-type="float" office:value="2.66406559944153" calcext:value-type="float">
            <text:p>2.6640655994</text:p>
          </table:table-cell>
          <table:table-cell table:formula="of:=[.C55]/([.D55]-[.D54])" office:value-type="float" office:value="102091.080749756" calcext:value-type="float">
            <text:p>102091.080749756</text:p>
          </table:table-cell>
          <table:table-cell/>
          <table:table-cell office:value-type="float" office:value="1443143192.83501" calcext:value-type="float">
            <text:p>1443143192.83501</text:p>
          </table:table-cell>
          <table:table-cell table:formula="of:=[.G55]-[.$B$2]" office:value-type="float" office:value="12.834831237793" calcext:value-type="float">
            <text:p>12.8348312378</text:p>
          </table:table-cell>
          <table:table-cell table:formula="of:=[.C55]/([.H55]-[.H54])" office:value-type="float" office:value="93836.9969431757" calcext:value-type="float">
            <text:p>93836.9969431757</text:p>
          </table:table-cell>
          <table:table-cell table:formula="of:=[.G55]-[.$B55]" office:value-type="float" office:value="10.1707656383514" calcext:value-type="float">
            <text:p>10.170765638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3182.70719" calcext:value-type="float">
            <text:p>1443143182.70719</text:p>
          </table:table-cell>
          <table:table-cell office:value-type="float" office:value="4384" calcext:value-type="float">
            <text:p>4384</text:p>
          </table:table-cell>
          <table:table-cell table:formula="of:=[.B56]-[.$B$2]" office:value-type="float" office:value="2.70701050758362" calcext:value-type="float">
            <text:p>2.7070105076</text:p>
          </table:table-cell>
          <table:table-cell table:formula="of:=[.C56]/([.D56]-[.D55])" office:value-type="float" office:value="102084.279363105" calcext:value-type="float">
            <text:p>102084.279363105</text:p>
          </table:table-cell>
          <table:table-cell/>
          <table:table-cell office:value-type="float" office:value="1443143192.88164" calcext:value-type="float">
            <text:p>1443143192.88164</text:p>
          </table:table-cell>
          <table:table-cell table:formula="of:=[.G56]-[.$B$2]" office:value-type="float" office:value="12.8814659118652" calcext:value-type="float">
            <text:p>12.8814659119</text:p>
          </table:table-cell>
          <table:table-cell table:formula="of:=[.C56]/([.H56]-[.H55])" office:value-type="float" office:value="94007.3043762781" calcext:value-type="float">
            <text:p>94007.3043762781</text:p>
          </table:table-cell>
          <table:table-cell table:formula="of:=[.G56]-[.$B56]" office:value-type="float" office:value="10.1744554042816" calcext:value-type="float">
            <text:p>10.174455404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3182.75013" calcext:value-type="float">
            <text:p>1443143182.75013</text:p>
          </table:table-cell>
          <table:table-cell office:value-type="float" office:value="4384" calcext:value-type="float">
            <text:p>4384</text:p>
          </table:table-cell>
          <table:table-cell table:formula="of:=[.B57]-[.$B$2]" office:value-type="float" office:value="2.74995493888855" calcext:value-type="float">
            <text:p>2.7499549389</text:p>
          </table:table-cell>
          <table:table-cell table:formula="of:=[.C57]/([.D57]-[.D56])" office:value-type="float" office:value="102085.412864614" calcext:value-type="float">
            <text:p>102085.412864614</text:p>
          </table:table-cell>
          <table:table-cell/>
          <table:table-cell office:value-type="float" office:value="1443143192.9283" calcext:value-type="float">
            <text:p>1443143192.9283</text:p>
          </table:table-cell>
          <table:table-cell table:formula="of:=[.G57]-[.$B$2]" office:value-type="float" office:value="12.9281208515167" calcext:value-type="float">
            <text:p>12.9281208515</text:p>
          </table:table-cell>
          <table:table-cell table:formula="of:=[.C57]/([.H57]-[.H56])" office:value-type="float" office:value="93966.4702762092" calcext:value-type="float">
            <text:p>93966.4702762092</text:p>
          </table:table-cell>
          <table:table-cell table:formula="of:=[.G57]-[.$B57]" office:value-type="float" office:value="10.1781659126282" calcext:value-type="float">
            <text:p>10.178165912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3182.79306" calcext:value-type="float">
            <text:p>1443143182.79306</text:p>
          </table:table-cell>
          <table:table-cell office:value-type="float" office:value="4384" calcext:value-type="float">
            <text:p>4384</text:p>
          </table:table-cell>
          <table:table-cell table:formula="of:=[.B58]-[.$B$2]" office:value-type="float" office:value="2.79288649559021" calcext:value-type="float">
            <text:p>2.7928864956</text:p>
          </table:table-cell>
          <table:table-cell table:formula="of:=[.C58]/([.D58]-[.D57])" office:value-type="float" office:value="102116.026923162" calcext:value-type="float">
            <text:p>102116.026923162</text:p>
          </table:table-cell>
          <table:table-cell/>
          <table:table-cell office:value-type="float" office:value="1443143192.97495" calcext:value-type="float">
            <text:p>1443143192.97495</text:p>
          </table:table-cell>
          <table:table-cell table:formula="of:=[.G58]-[.$B$2]" office:value-type="float" office:value="12.9747734069824" calcext:value-type="float">
            <text:p>12.974773407</text:p>
          </table:table-cell>
          <table:table-cell table:formula="of:=[.C58]/([.H58]-[.H57])" office:value-type="float" office:value="93971.272446659" calcext:value-type="float">
            <text:p>93971.272446659</text:p>
          </table:table-cell>
          <table:table-cell table:formula="of:=[.G58]-[.$B58]" office:value-type="float" office:value="10.1818869113922" calcext:value-type="float">
            <text:p>10.181886911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3182.836" calcext:value-type="float">
            <text:p>1443143182.836</text:p>
          </table:table-cell>
          <table:table-cell office:value-type="float" office:value="4384" calcext:value-type="float">
            <text:p>4384</text:p>
          </table:table-cell>
          <table:table-cell table:formula="of:=[.B59]-[.$B$2]" office:value-type="float" office:value="2.83582806587219" calcext:value-type="float">
            <text:p>2.8358280659</text:p>
          </table:table-cell>
          <table:table-cell table:formula="of:=[.C59]/([.D59]-[.D58])" office:value-type="float" office:value="102092.21440231" calcext:value-type="float">
            <text:p>102092.21440231</text:p>
          </table:table-cell>
          <table:table-cell/>
          <table:table-cell office:value-type="float" office:value="1443143193.02167" calcext:value-type="float">
            <text:p>1443143193.02167</text:p>
          </table:table-cell>
          <table:table-cell table:formula="of:=[.G59]-[.$B$2]" office:value-type="float" office:value="13.0214955806732" calcext:value-type="float">
            <text:p>13.0214955807</text:p>
          </table:table-cell>
          <table:table-cell table:formula="of:=[.C59]/([.H59]-[.H58])" office:value-type="float" office:value="93831.25085346" calcext:value-type="float">
            <text:p>93831.25085346</text:p>
          </table:table-cell>
          <table:table-cell table:formula="of:=[.G59]-[.$B59]" office:value-type="float" office:value="10.185667514801" calcext:value-type="float">
            <text:p>10.185667514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3182.87895" calcext:value-type="float">
            <text:p>1443143182.87895</text:p>
          </table:table-cell>
          <table:table-cell office:value-type="float" office:value="4384" calcext:value-type="float">
            <text:p>4384</text:p>
          </table:table-cell>
          <table:table-cell table:formula="of:=[.B60]-[.$B$2]" office:value-type="float" office:value="2.87877583503723" calcext:value-type="float">
            <text:p>2.878775835</text:p>
          </table:table-cell>
          <table:table-cell table:formula="of:=[.C60]/([.D60]-[.D59])" office:value-type="float" office:value="102077.478882622" calcext:value-type="float">
            <text:p>102077.478882622</text:p>
          </table:table-cell>
          <table:table-cell/>
          <table:table-cell office:value-type="float" office:value="1443143193.0363" calcext:value-type="float">
            <text:p>1443143193.0363</text:p>
          </table:table-cell>
          <table:table-cell table:formula="of:=[.G60]-[.$B$2]" office:value-type="float" office:value="13.0361266136169" calcext:value-type="float">
            <text:p>13.0361266136</text:p>
          </table:table-cell>
          <table:table-cell table:formula="of:=[.C60]/([.H60]-[.H59])" office:value-type="float" office:value="299637.080776313" calcext:value-type="float">
            <text:p>299637.080776313</text:p>
          </table:table-cell>
          <table:table-cell table:formula="of:=[.G60]-[.$B60]" office:value-type="float" office:value="10.1573507785797" calcext:value-type="float">
            <text:p>10.15735077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3182.92191" calcext:value-type="float">
            <text:p>1443143182.92191</text:p>
          </table:table-cell>
          <table:table-cell office:value-type="float" office:value="4384" calcext:value-type="float">
            <text:p>4384</text:p>
          </table:table-cell>
          <table:table-cell table:formula="of:=[.B61]-[.$B$2]" office:value-type="float" office:value="2.92173433303833" calcext:value-type="float">
            <text:p>2.921734333</text:p>
          </table:table-cell>
          <table:table-cell table:formula="of:=[.C61]/([.D61]-[.D60])" office:value-type="float" office:value="102051.985148268" calcext:value-type="float">
            <text:p>102051.985148268</text:p>
          </table:table-cell>
          <table:table-cell/>
          <table:table-cell office:value-type="float" office:value="1443143193.05094" calcext:value-type="float">
            <text:p>1443143193.05094</text:p>
          </table:table-cell>
          <table:table-cell table:formula="of:=[.G61]-[.$B$2]" office:value-type="float" office:value="13.0507590770721" calcext:value-type="float">
            <text:p>13.0507590771</text:p>
          </table:table-cell>
          <table:table-cell table:formula="of:=[.C61]/([.H61]-[.H60])" office:value-type="float" office:value="299607.787398367" calcext:value-type="float">
            <text:p>299607.787398367</text:p>
          </table:table-cell>
          <table:table-cell table:formula="of:=[.G61]-[.$B61]" office:value-type="float" office:value="10.1290247440338" calcext:value-type="float">
            <text:p>10.1290247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3182.96485" calcext:value-type="float">
            <text:p>1443143182.96485</text:p>
          </table:table-cell>
          <table:table-cell office:value-type="float" office:value="4384" calcext:value-type="float">
            <text:p>4384</text:p>
          </table:table-cell>
          <table:table-cell table:formula="of:=[.B62]-[.$B$2]" office:value-type="float" office:value="2.96466898918152" calcext:value-type="float">
            <text:p>2.9646689892</text:p>
          </table:table-cell>
          <table:table-cell table:formula="of:=[.C62]/([.D62]-[.D61])" office:value-type="float" office:value="102108.655194052" calcext:value-type="float">
            <text:p>102108.655194052</text:p>
          </table:table-cell>
          <table:table-cell/>
          <table:table-cell office:value-type="float" office:value="1443143193.07838" calcext:value-type="float">
            <text:p>1443143193.07838</text:p>
          </table:table-cell>
          <table:table-cell table:formula="of:=[.G62]-[.$B$2]" office:value-type="float" office:value="13.0782074928284" calcext:value-type="float">
            <text:p>13.0782074928</text:p>
          </table:table-cell>
          <table:table-cell table:formula="of:=[.C62]/([.H62]-[.H61])" office:value-type="float" office:value="159717.77893978" calcext:value-type="float">
            <text:p>159717.77893978</text:p>
          </table:table-cell>
          <table:table-cell table:formula="of:=[.G62]-[.$B62]" office:value-type="float" office:value="10.1135385036469" calcext:value-type="float">
            <text:p>10.113538503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3183.00801" calcext:value-type="float">
            <text:p>1443143183.00801</text:p>
          </table:table-cell>
          <table:table-cell office:value-type="float" office:value="4384" calcext:value-type="float">
            <text:p>4384</text:p>
          </table:table-cell>
          <table:table-cell table:formula="of:=[.B63]-[.$B$2]" office:value-type="float" office:value="3.00783610343933" calcext:value-type="float">
            <text:p>3.0078361034</text:p>
          </table:table-cell>
          <table:table-cell table:formula="of:=[.C63]/([.D63]-[.D62])" office:value-type="float" office:value="101558.792506186" calcext:value-type="float">
            <text:p>101558.792506186</text:p>
          </table:table-cell>
          <table:table-cell/>
          <table:table-cell office:value-type="float" office:value="1443143193.12233" calcext:value-type="float">
            <text:p>1443143193.12233</text:p>
          </table:table-cell>
          <table:table-cell table:formula="of:=[.G63]-[.$B$2]" office:value-type="float" office:value="13.122154712677" calcext:value-type="float">
            <text:p>13.1221547127</text:p>
          </table:table-cell>
          <table:table-cell table:formula="of:=[.C63]/([.H63]-[.H62])" office:value-type="float" office:value="99756.0258669329" calcext:value-type="float">
            <text:p>99756.0258669329</text:p>
          </table:table-cell>
          <table:table-cell table:formula="of:=[.G63]-[.$B63]" office:value-type="float" office:value="10.1143186092377" calcext:value-type="float">
            <text:p>10.114318609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3183.052" calcext:value-type="float">
            <text:p>1443143183.052</text:p>
          </table:table-cell>
          <table:table-cell office:value-type="float" office:value="4384" calcext:value-type="float">
            <text:p>4384</text:p>
          </table:table-cell>
          <table:table-cell table:formula="of:=[.B64]-[.$B$2]" office:value-type="float" office:value="3.05181980133057" calcext:value-type="float">
            <text:p>3.0518198013</text:p>
          </table:table-cell>
          <table:table-cell table:formula="of:=[.C64]/([.D64]-[.D63])" office:value-type="float" office:value="99673.2928377448" calcext:value-type="float">
            <text:p>99673.2928377448</text:p>
          </table:table-cell>
          <table:table-cell/>
          <table:table-cell office:value-type="float" office:value="1443143193.1662" calcext:value-type="float">
            <text:p>1443143193.1662</text:p>
          </table:table-cell>
          <table:table-cell table:formula="of:=[.G64]-[.$B$2]" office:value-type="float" office:value="13.1660218238831" calcext:value-type="float">
            <text:p>13.1660218239</text:p>
          </table:table-cell>
          <table:table-cell table:formula="of:=[.C64]/([.H64]-[.H63])" office:value-type="float" office:value="99938.1969650855" calcext:value-type="float">
            <text:p>99938.1969650855</text:p>
          </table:table-cell>
          <table:table-cell table:formula="of:=[.G64]-[.$B64]" office:value-type="float" office:value="10.1142020225525" calcext:value-type="float">
            <text:p>10.114202022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3183.09598" calcext:value-type="float">
            <text:p>1443143183.09598</text:p>
          </table:table-cell>
          <table:table-cell office:value-type="float" office:value="4384" calcext:value-type="float">
            <text:p>4384</text:p>
          </table:table-cell>
          <table:table-cell table:formula="of:=[.B65]-[.$B$2]" office:value-type="float" office:value="3.09580063819885" calcext:value-type="float">
            <text:p>3.0958006382</text:p>
          </table:table-cell>
          <table:table-cell table:formula="of:=[.C65]/([.D65]-[.D64])" office:value-type="float" office:value="99679.7767429758" calcext:value-type="float">
            <text:p>99679.7767429758</text:p>
          </table:table-cell>
          <table:table-cell/>
          <table:table-cell office:value-type="float" office:value="1443143193.2101" calcext:value-type="float">
            <text:p>1443143193.2101</text:p>
          </table:table-cell>
          <table:table-cell table:formula="of:=[.G65]-[.$B$2]" office:value-type="float" office:value="13.2099196910858" calcext:value-type="float">
            <text:p>13.2099196911</text:p>
          </table:table-cell>
          <table:table-cell table:formula="of:=[.C65]/([.H65]-[.H64])" office:value-type="float" office:value="99868.1776440493" calcext:value-type="float">
            <text:p>99868.1776440493</text:p>
          </table:table-cell>
          <table:table-cell table:formula="of:=[.G65]-[.$B65]" office:value-type="float" office:value="10.114119052887" calcext:value-type="float">
            <text:p>10.114119052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3183.13996" calcext:value-type="float">
            <text:p>1443143183.13996</text:p>
          </table:table-cell>
          <table:table-cell office:value-type="float" office:value="4384" calcext:value-type="float">
            <text:p>4384</text:p>
          </table:table-cell>
          <table:table-cell table:formula="of:=[.B66]-[.$B$2]" office:value-type="float" office:value="3.13978147506714" calcext:value-type="float">
            <text:p>3.1397814751</text:p>
          </table:table-cell>
          <table:table-cell table:formula="of:=[.C66]/([.D66]-[.D65])" office:value-type="float" office:value="99679.7767429758" calcext:value-type="float">
            <text:p>99679.7767429758</text:p>
          </table:table-cell>
          <table:table-cell/>
          <table:table-cell office:value-type="float" office:value="1443143193.25398" calcext:value-type="float">
            <text:p>1443143193.25398</text:p>
          </table:table-cell>
          <table:table-cell table:formula="of:=[.G66]-[.$B$2]" office:value-type="float" office:value="13.2538063526154" calcext:value-type="float">
            <text:p>13.2538063526</text:p>
          </table:table-cell>
          <table:table-cell table:formula="of:=[.C66]/([.H66]-[.H65])" office:value-type="float" office:value="99893.6771950411" calcext:value-type="float">
            <text:p>99893.6771950411</text:p>
          </table:table-cell>
          <table:table-cell table:formula="of:=[.G66]-[.$B66]" office:value-type="float" office:value="10.1140248775482" calcext:value-type="float">
            <text:p>10.11402487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3183.18394" calcext:value-type="float">
            <text:p>1443143183.18394</text:p>
          </table:table-cell>
          <table:table-cell office:value-type="float" office:value="4384" calcext:value-type="float">
            <text:p>4384</text:p>
          </table:table-cell>
          <table:table-cell table:formula="of:=[.B67]-[.$B$2]" office:value-type="float" office:value="3.18376016616821" calcext:value-type="float">
            <text:p>3.1837601662</text:p>
          </table:table-cell>
          <table:table-cell table:formula="of:=[.C67]/([.D67]-[.D66])" office:value-type="float" office:value="99684.6402255232" calcext:value-type="float">
            <text:p>99684.6402255232</text:p>
          </table:table-cell>
          <table:table-cell/>
          <table:table-cell office:value-type="float" office:value="1443143193.29786" calcext:value-type="float">
            <text:p>1443143193.29786</text:p>
          </table:table-cell>
          <table:table-cell table:formula="of:=[.G67]-[.$B$2]" office:value-type="float" office:value="13.297679901123" calcext:value-type="float">
            <text:p>13.2976799011</text:p>
          </table:table-cell>
          <table:table-cell table:formula="of:=[.C67]/([.H67]-[.H66])" office:value-type="float" office:value="99923.5336351138" calcext:value-type="float">
            <text:p>99923.5336351138</text:p>
          </table:table-cell>
          <table:table-cell table:formula="of:=[.G67]-[.$B67]" office:value-type="float" office:value="10.1139197349548" calcext:value-type="float">
            <text:p>10.11391973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3183.22797" calcext:value-type="float">
            <text:p>1443143183.22797</text:p>
          </table:table-cell>
          <table:table-cell office:value-type="float" office:value="4384" calcext:value-type="float">
            <text:p>4384</text:p>
          </table:table-cell>
          <table:table-cell table:formula="of:=[.B68]-[.$B$2]" office:value-type="float" office:value="3.22779417037964" calcext:value-type="float">
            <text:p>3.2277941704</text:p>
          </table:table-cell>
          <table:table-cell table:formula="of:=[.C68]/([.D68]-[.D67])" office:value-type="float" office:value="99559.4218266086" calcext:value-type="float">
            <text:p>99559.4218266086</text:p>
          </table:table-cell>
          <table:table-cell/>
          <table:table-cell office:value-type="float" office:value="1443143193.34179" calcext:value-type="float">
            <text:p>1443143193.34179</text:p>
          </table:table-cell>
          <table:table-cell table:formula="of:=[.G68]-[.$B$2]" office:value-type="float" office:value="13.3416175842285" calcext:value-type="float">
            <text:p>13.3416175842</text:p>
          </table:table-cell>
          <table:table-cell table:formula="of:=[.C68]/([.H68]-[.H67])" office:value-type="float" office:value="99777.6780691092" calcext:value-type="float">
            <text:p>99777.6780691092</text:p>
          </table:table-cell>
          <table:table-cell table:formula="of:=[.G68]-[.$B68]" office:value-type="float" office:value="10.1138234138489" calcext:value-type="float">
            <text:p>10.113823413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3183.27195" calcext:value-type="float">
            <text:p>1443143183.27195</text:p>
          </table:table-cell>
          <table:table-cell office:value-type="float" office:value="4384" calcext:value-type="float">
            <text:p>4384</text:p>
          </table:table-cell>
          <table:table-cell table:formula="of:=[.B69]-[.$B$2]" office:value-type="float" office:value="3.27176880836487" calcext:value-type="float">
            <text:p>3.2717688084</text:p>
          </table:table-cell>
          <table:table-cell table:formula="of:=[.C69]/([.D69]-[.D68])" office:value-type="float" office:value="99693.8280986538" calcext:value-type="float">
            <text:p>99693.8280986538</text:p>
          </table:table-cell>
          <table:table-cell/>
          <table:table-cell office:value-type="float" office:value="1443143193.38564" calcext:value-type="float">
            <text:p>1443143193.38564</text:p>
          </table:table-cell>
          <table:table-cell table:formula="of:=[.G69]-[.$B$2]" office:value-type="float" office:value="13.3854615688324" calcext:value-type="float">
            <text:p>13.3854615688</text:p>
          </table:table-cell>
          <table:table-cell table:formula="of:=[.C69]/([.H69]-[.H68])" office:value-type="float" office:value="99990.9118573099" calcext:value-type="float">
            <text:p>99990.9118573099</text:p>
          </table:table-cell>
          <table:table-cell table:formula="of:=[.G69]-[.$B69]" office:value-type="float" office:value="10.1136927604675" calcext:value-type="float">
            <text:p>10.113692760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3183.31589" calcext:value-type="float">
            <text:p>1443143183.31589</text:p>
          </table:table-cell>
          <table:table-cell office:value-type="float" office:value="4384" calcext:value-type="float">
            <text:p>4384</text:p>
          </table:table-cell>
          <table:table-cell table:formula="of:=[.B70]-[.$B$2]" office:value-type="float" office:value="3.31571817398071" calcext:value-type="float">
            <text:p>3.315718174</text:p>
          </table:table-cell>
          <table:table-cell table:formula="of:=[.C70]/([.D70]-[.D69])" office:value-type="float" office:value="99751.1554164384" calcext:value-type="float">
            <text:p>99751.1554164384</text:p>
          </table:table-cell>
          <table:table-cell/>
          <table:table-cell office:value-type="float" office:value="1443143193.42951" calcext:value-type="float">
            <text:p>1443143193.42951</text:p>
          </table:table-cell>
          <table:table-cell table:formula="of:=[.G70]-[.$B$2]" office:value-type="float" office:value="13.4293332099915" calcext:value-type="float">
            <text:p>13.42933321</text:p>
          </table:table-cell>
          <table:table-cell table:formula="of:=[.C70]/([.H70]-[.H69])" office:value-type="float" office:value="99927.8778768661" calcext:value-type="float">
            <text:p>99927.8778768661</text:p>
          </table:table-cell>
          <table:table-cell table:formula="of:=[.G70]-[.$B70]" office:value-type="float" office:value="10.1136150360107" calcext:value-type="float">
            <text:p>10.11361503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3183.35987" calcext:value-type="float">
            <text:p>1443143183.35987</text:p>
          </table:table-cell>
          <table:table-cell office:value-type="float" office:value="4384" calcext:value-type="float">
            <text:p>4384</text:p>
          </table:table-cell>
          <table:table-cell table:formula="of:=[.B71]-[.$B$2]" office:value-type="float" office:value="3.35969066619873" calcext:value-type="float">
            <text:p>3.3596906662</text:p>
          </table:table-cell>
          <table:table-cell table:formula="of:=[.C71]/([.D71]-[.D70])" office:value-type="float" office:value="99698.6929524925" calcext:value-type="float">
            <text:p>99698.6929524925</text:p>
          </table:table-cell>
          <table:table-cell/>
          <table:table-cell office:value-type="float" office:value="1443143193.47339" calcext:value-type="float">
            <text:p>1443143193.47339</text:p>
          </table:table-cell>
          <table:table-cell table:formula="of:=[.G71]-[.$B$2]" office:value-type="float" office:value="13.4732105731964" calcext:value-type="float">
            <text:p>13.4732105732</text:p>
          </table:table-cell>
          <table:table-cell table:formula="of:=[.C71]/([.H71]-[.H70])" office:value-type="float" office:value="99914.8462846741" calcext:value-type="float">
            <text:p>99914.8462846741</text:p>
          </table:table-cell>
          <table:table-cell table:formula="of:=[.G71]-[.$B71]" office:value-type="float" office:value="10.1135199069977" calcext:value-type="float">
            <text:p>10.11351990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3183.40382" calcext:value-type="float">
            <text:p>1443143183.40382</text:p>
          </table:table-cell>
          <table:table-cell office:value-type="float" office:value="4384" calcext:value-type="float">
            <text:p>4384</text:p>
          </table:table-cell>
          <table:table-cell table:formula="of:=[.B72]-[.$B$2]" office:value-type="float" office:value="3.40364718437195" calcext:value-type="float">
            <text:p>3.4036471844</text:p>
          </table:table-cell>
          <table:table-cell table:formula="of:=[.C72]/([.D72]-[.D71])" office:value-type="float" office:value="99734.9240156861" calcext:value-type="float">
            <text:p>99734.9240156861</text:p>
          </table:table-cell>
          <table:table-cell/>
          <table:table-cell office:value-type="float" office:value="1443143193.51727" calcext:value-type="float">
            <text:p>1443143193.51727</text:p>
          </table:table-cell>
          <table:table-cell table:formula="of:=[.G72]-[.$B$2]" office:value-type="float" office:value="13.5170929431915" calcext:value-type="float">
            <text:p>13.5170929432</text:p>
          </table:table-cell>
          <table:table-cell table:formula="of:=[.C72]/([.H72]-[.H71])" office:value-type="float" office:value="99903.4464293476" calcext:value-type="float">
            <text:p>99903.4464293476</text:p>
          </table:table-cell>
          <table:table-cell table:formula="of:=[.G72]-[.$B72]" office:value-type="float" office:value="10.1134457588196" calcext:value-type="float">
            <text:p>10.113445758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3183.44779" calcext:value-type="float">
            <text:p>1443143183.44779</text:p>
          </table:table-cell>
          <table:table-cell office:value-type="float" office:value="4384" calcext:value-type="float">
            <text:p>4384</text:p>
          </table:table-cell>
          <table:table-cell table:formula="of:=[.B73]-[.$B$2]" office:value-type="float" office:value="3.44761753082275" calcext:value-type="float">
            <text:p>3.4476175308</text:p>
          </table:table-cell>
          <table:table-cell table:formula="of:=[.C73]/([.D73]-[.D72])" office:value-type="float" office:value="99703.5582811441" calcext:value-type="float">
            <text:p>99703.5582811441</text:p>
          </table:table-cell>
          <table:table-cell/>
          <table:table-cell office:value-type="float" office:value="1443143193.56117" calcext:value-type="float">
            <text:p>1443143193.56117</text:p>
          </table:table-cell>
          <table:table-cell table:formula="of:=[.G73]-[.$B$2]" office:value-type="float" office:value="13.5609917640686" calcext:value-type="float">
            <text:p>13.5609917641</text:p>
          </table:table-cell>
          <table:table-cell table:formula="of:=[.C73]/([.H73]-[.H72])" office:value-type="float" office:value="99866.0080706042" calcext:value-type="float">
            <text:p>99866.0080706042</text:p>
          </table:table-cell>
          <table:table-cell table:formula="of:=[.G73]-[.$B73]" office:value-type="float" office:value="10.1133742332458" calcext:value-type="float">
            <text:p>10.11337423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3183.49179" calcext:value-type="float">
            <text:p>1443143183.49179</text:p>
          </table:table-cell>
          <table:table-cell office:value-type="float" office:value="4384" calcext:value-type="float">
            <text:p>4384</text:p>
          </table:table-cell>
          <table:table-cell table:formula="of:=[.B74]-[.$B$2]" office:value-type="float" office:value="3.49161672592163" calcext:value-type="float">
            <text:p>3.4916167259</text:p>
          </table:table-cell>
          <table:table-cell table:formula="of:=[.C74]/([.D74]-[.D73])" office:value-type="float" office:value="99638.1863383655" calcext:value-type="float">
            <text:p>99638.1863383655</text:p>
          </table:table-cell>
          <table:table-cell/>
          <table:table-cell office:value-type="float" office:value="1443143193.60511" calcext:value-type="float">
            <text:p>1443143193.60511</text:p>
          </table:table-cell>
          <table:table-cell table:formula="of:=[.G74]-[.$B$2]" office:value-type="float" office:value="13.6049344539642" calcext:value-type="float">
            <text:p>13.604934454</text:p>
          </table:table-cell>
          <table:table-cell table:formula="of:=[.C74]/([.H74]-[.H73])" office:value-type="float" office:value="99766.3094911263" calcext:value-type="float">
            <text:p>99766.3094911263</text:p>
          </table:table-cell>
          <table:table-cell table:formula="of:=[.G74]-[.$B74]" office:value-type="float" office:value="10.1133177280426" calcext:value-type="float">
            <text:p>10.11331772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3183.53577" calcext:value-type="float">
            <text:p>1443143183.53577</text:p>
          </table:table-cell>
          <table:table-cell office:value-type="float" office:value="4384" calcext:value-type="float">
            <text:p>4384</text:p>
          </table:table-cell>
          <table:table-cell table:formula="of:=[.B75]-[.$B$2]" office:value-type="float" office:value="3.53559255599976" calcext:value-type="float">
            <text:p>3.535592556</text:p>
          </table:table-cell>
          <table:table-cell table:formula="of:=[.C75]/([.D75]-[.D74])" office:value-type="float" office:value="99691.1256072172" calcext:value-type="float">
            <text:p>99691.1256072172</text:p>
          </table:table-cell>
          <table:table-cell/>
          <table:table-cell office:value-type="float" office:value="1443143193.64895" calcext:value-type="float">
            <text:p>1443143193.64895</text:p>
          </table:table-cell>
          <table:table-cell table:formula="of:=[.G75]-[.$B$2]" office:value-type="float" office:value="13.6487741470337" calcext:value-type="float">
            <text:p>13.648774147</text:p>
          </table:table-cell>
          <table:table-cell table:formula="of:=[.C75]/([.H75]-[.H74])" office:value-type="float" office:value="100000.700120189" calcext:value-type="float">
            <text:p>100000.700120189</text:p>
          </table:table-cell>
          <table:table-cell table:formula="of:=[.G75]-[.$B75]" office:value-type="float" office:value="10.1131815910339" calcext:value-type="float">
            <text:p>10.1131815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3183.57974" calcext:value-type="float">
            <text:p>1443143183.57974</text:p>
          </table:table-cell>
          <table:table-cell office:value-type="float" office:value="4384" calcext:value-type="float">
            <text:p>4384</text:p>
          </table:table-cell>
          <table:table-cell table:formula="of:=[.B76]-[.$B$2]" office:value-type="float" office:value="3.57956099510193" calcext:value-type="float">
            <text:p>3.5795609951</text:p>
          </table:table-cell>
          <table:table-cell table:formula="of:=[.C76]/([.D76]-[.D75])" office:value-type="float" office:value="99707.8834163879" calcext:value-type="float">
            <text:p>99707.8834163879</text:p>
          </table:table-cell>
          <table:table-cell/>
          <table:table-cell office:value-type="float" office:value="1443143193.69284" calcext:value-type="float">
            <text:p>1443143193.69284</text:p>
          </table:table-cell>
          <table:table-cell table:formula="of:=[.G76]-[.$B$2]" office:value-type="float" office:value="13.6926620006561" calcext:value-type="float">
            <text:p>13.6926620007</text:p>
          </table:table-cell>
          <table:table-cell table:formula="of:=[.C76]/([.H76]-[.H75])" office:value-type="float" office:value="99890.9638579088" calcext:value-type="float">
            <text:p>99890.9638579088</text:p>
          </table:table-cell>
          <table:table-cell table:formula="of:=[.G76]-[.$B76]" office:value-type="float" office:value="10.1131010055542" calcext:value-type="float">
            <text:p>10.11310100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3183.62371" calcext:value-type="float">
            <text:p>1443143183.62371</text:p>
          </table:table-cell>
          <table:table-cell office:value-type="float" office:value="4384" calcext:value-type="float">
            <text:p>4384</text:p>
          </table:table-cell>
          <table:table-cell table:formula="of:=[.B77]-[.$B$2]" office:value-type="float" office:value="3.62353157997131" calcext:value-type="float">
            <text:p>3.62353158</text:p>
          </table:table-cell>
          <table:table-cell table:formula="of:=[.C77]/([.D77]-[.D76])" office:value-type="float" office:value="99703.017665622" calcext:value-type="float">
            <text:p>99703.017665622</text:p>
          </table:table-cell>
          <table:table-cell/>
          <table:table-cell office:value-type="float" office:value="1443143193.73672" calcext:value-type="float">
            <text:p>1443143193.73672</text:p>
          </table:table-cell>
          <table:table-cell table:formula="of:=[.G77]-[.$B$2]" office:value-type="float" office:value="13.7365417480469" calcext:value-type="float">
            <text:p>13.736541748</text:p>
          </table:table-cell>
          <table:table-cell table:formula="of:=[.C77]/([.H77]-[.H76])" office:value-type="float" office:value="99909.417457687" calcext:value-type="float">
            <text:p>99909.417457687</text:p>
          </table:table-cell>
          <table:table-cell table:formula="of:=[.G77]-[.$B77]" office:value-type="float" office:value="10.1130101680756" calcext:value-type="float">
            <text:p>10.113010168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3183.66768" calcext:value-type="float">
            <text:p>1443143183.66768</text:p>
          </table:table-cell>
          <table:table-cell office:value-type="float" office:value="4384" calcext:value-type="float">
            <text:p>4384</text:p>
          </table:table-cell>
          <table:table-cell table:formula="of:=[.B78]-[.$B$2]" office:value-type="float" office:value="3.66750550270081" calcext:value-type="float">
            <text:p>3.6675055027</text:p>
          </table:table-cell>
          <table:table-cell table:formula="of:=[.C78]/([.D78]-[.D77])" office:value-type="float" office:value="99695.4496638473" calcext:value-type="float">
            <text:p>99695.4496638473</text:p>
          </table:table-cell>
          <table:table-cell/>
          <table:table-cell office:value-type="float" office:value="1443143193.78061" calcext:value-type="float">
            <text:p>1443143193.78061</text:p>
          </table:table-cell>
          <table:table-cell table:formula="of:=[.G78]-[.$B$2]" office:value-type="float" office:value="13.7804298400879" calcext:value-type="float">
            <text:p>13.7804298401</text:p>
          </table:table-cell>
          <table:table-cell table:formula="of:=[.C78]/([.H78]-[.H77])" office:value-type="float" office:value="99890.4212081704" calcext:value-type="float">
            <text:p>99890.4212081704</text:p>
          </table:table-cell>
          <table:table-cell table:formula="of:=[.G78]-[.$B78]" office:value-type="float" office:value="10.1129243373871" calcext:value-type="float">
            <text:p>10.112924337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3183.71165" calcext:value-type="float">
            <text:p>1443143183.71165</text:p>
          </table:table-cell>
          <table:table-cell office:value-type="float" office:value="4384" calcext:value-type="float">
            <text:p>4384</text:p>
          </table:table-cell>
          <table:table-cell table:formula="of:=[.B79]-[.$B$2]" office:value-type="float" office:value="3.71147632598877" calcext:value-type="float">
            <text:p>3.711476326</text:p>
          </table:table-cell>
          <table:table-cell table:formula="of:=[.C79]/([.D79]-[.D78])" office:value-type="float" office:value="99702.4770559625" calcext:value-type="float">
            <text:p>99702.4770559625</text:p>
          </table:table-cell>
          <table:table-cell/>
          <table:table-cell office:value-type="float" office:value="1443143193.82449" calcext:value-type="float">
            <text:p>1443143193.82449</text:p>
          </table:table-cell>
          <table:table-cell table:formula="of:=[.G79]-[.$B$2]" office:value-type="float" office:value="13.8243091106415" calcext:value-type="float">
            <text:p>13.8243091106</text:p>
          </table:table-cell>
          <table:table-cell table:formula="of:=[.C79]/([.H79]-[.H78])" office:value-type="float" office:value="99910.5031758882" calcext:value-type="float">
            <text:p>99910.5031758882</text:p>
          </table:table-cell>
          <table:table-cell table:formula="of:=[.G79]-[.$B79]" office:value-type="float" office:value="10.1128327846527" calcext:value-type="float">
            <text:p>10.112832784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3183.75563" calcext:value-type="float">
            <text:p>1443143183.75563</text:p>
          </table:table-cell>
          <table:table-cell office:value-type="float" office:value="4384" calcext:value-type="float">
            <text:p>4384</text:p>
          </table:table-cell>
          <table:table-cell table:formula="of:=[.B80]-[.$B$2]" office:value-type="float" office:value="3.75545072555542" calcext:value-type="float">
            <text:p>3.7554507256</text:p>
          </table:table-cell>
          <table:table-cell table:formula="of:=[.C80]/([.D80]-[.D79])" office:value-type="float" office:value="99694.3686145238" calcext:value-type="float">
            <text:p>99694.3686145238</text:p>
          </table:table-cell>
          <table:table-cell/>
          <table:table-cell office:value-type="float" office:value="1443143193.86837" calcext:value-type="float">
            <text:p>1443143193.86837</text:p>
          </table:table-cell>
          <table:table-cell table:formula="of:=[.G80]-[.$B$2]" office:value-type="float" office:value="13.868191242218" calcext:value-type="float">
            <text:p>13.8681912422</text:p>
          </table:table-cell>
          <table:table-cell table:formula="of:=[.C80]/([.H80]-[.H79])" office:value-type="float" office:value="99903.9892206134" calcext:value-type="float">
            <text:p>99903.9892206134</text:p>
          </table:table-cell>
          <table:table-cell table:formula="of:=[.G80]-[.$B80]" office:value-type="float" office:value="10.1127405166626" calcext:value-type="float">
            <text:p>10.11274051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3183.7996" calcext:value-type="float">
            <text:p>1443143183.7996</text:p>
          </table:table-cell>
          <table:table-cell office:value-type="float" office:value="4384" calcext:value-type="float">
            <text:p>4384</text:p>
          </table:table-cell>
          <table:table-cell table:formula="of:=[.B81]-[.$B$2]" office:value-type="float" office:value="3.79942560195923" calcext:value-type="float">
            <text:p>3.799425602</text:p>
          </table:table-cell>
          <table:table-cell table:formula="of:=[.C81]/([.D81]-[.D80])" office:value-type="float" office:value="99693.2875886448" calcext:value-type="float">
            <text:p>99693.2875886448</text:p>
          </table:table-cell>
          <table:table-cell/>
          <table:table-cell office:value-type="float" office:value="1443143193.91228" calcext:value-type="float">
            <text:p>1443143193.91228</text:p>
          </table:table-cell>
          <table:table-cell table:formula="of:=[.G81]-[.$B$2]" office:value-type="float" office:value="13.9121050834656" calcext:value-type="float">
            <text:p>13.9121050835</text:p>
          </table:table-cell>
          <table:table-cell table:formula="of:=[.C81]/([.H81]-[.H80])" office:value-type="float" office:value="99831.8497187656" calcext:value-type="float">
            <text:p>99831.8497187656</text:p>
          </table:table-cell>
          <table:table-cell table:formula="of:=[.G81]-[.$B81]" office:value-type="float" office:value="10.1126794815063" calcext:value-type="float">
            <text:p>10.11267948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3183.84358" calcext:value-type="float">
            <text:p>1443143183.84358</text:p>
          </table:table-cell>
          <table:table-cell office:value-type="float" office:value="4384" calcext:value-type="float">
            <text:p>4384</text:p>
          </table:table-cell>
          <table:table-cell table:formula="of:=[.B82]-[.$B$2]" office:value-type="float" office:value="3.8433985710144" calcext:value-type="float">
            <text:p>3.843398571</text:p>
          </table:table-cell>
          <table:table-cell table:formula="of:=[.C82]/([.D82]-[.D81])" office:value-type="float" office:value="99697.6118328309" calcext:value-type="float">
            <text:p>99697.6118328309</text:p>
          </table:table-cell>
          <table:table-cell/>
          <table:table-cell office:value-type="float" office:value="1443143193.95611" calcext:value-type="float">
            <text:p>1443143193.95611</text:p>
          </table:table-cell>
          <table:table-cell table:formula="of:=[.G82]-[.$B$2]" office:value-type="float" office:value="13.9559338092804" calcext:value-type="float">
            <text:p>13.9559338093</text:p>
          </table:table-cell>
          <table:table-cell table:formula="of:=[.C82]/([.H82]-[.H81])" office:value-type="float" office:value="100025.723278446" calcext:value-type="float">
            <text:p>100025.723278446</text:p>
          </table:table-cell>
          <table:table-cell table:formula="of:=[.G82]-[.$B82]" office:value-type="float" office:value="10.112535238266" calcext:value-type="float">
            <text:p>10.112535238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3183.88754" calcext:value-type="float">
            <text:p>1443143183.88754</text:p>
          </table:table-cell>
          <table:table-cell office:value-type="float" office:value="4384" calcext:value-type="float">
            <text:p>4384</text:p>
          </table:table-cell>
          <table:table-cell table:formula="of:=[.B83]-[.$B$2]" office:value-type="float" office:value="3.8873655796051" calcext:value-type="float">
            <text:p>3.8873655796</text:p>
          </table:table-cell>
          <table:table-cell table:formula="of:=[.C83]/([.D83]-[.D82])" office:value-type="float" office:value="99711.1275140854" calcext:value-type="float">
            <text:p>99711.1275140854</text:p>
          </table:table-cell>
          <table:table-cell/>
          <table:table-cell office:value-type="float" office:value="1443143194.00009" calcext:value-type="float">
            <text:p>1443143194.00009</text:p>
          </table:table-cell>
          <table:table-cell table:formula="of:=[.G83]-[.$B$2]" office:value-type="float" office:value="13.9999108314514" calcext:value-type="float">
            <text:p>13.9999108315</text:p>
          </table:table-cell>
          <table:table-cell table:formula="of:=[.C83]/([.H83]-[.H82])" office:value-type="float" office:value="99688.4232622945" calcext:value-type="float">
            <text:p>99688.4232622945</text:p>
          </table:table-cell>
          <table:table-cell table:formula="of:=[.G83]-[.$B83]" office:value-type="float" office:value="10.1125452518463" calcext:value-type="float">
            <text:p>10.112545251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3183.93151" calcext:value-type="float">
            <text:p>1443143183.93151</text:p>
          </table:table-cell>
          <table:table-cell office:value-type="float" office:value="4384" calcext:value-type="float">
            <text:p>4384</text:p>
          </table:table-cell>
          <table:table-cell table:formula="of:=[.B84]-[.$B$2]" office:value-type="float" office:value="3.93133759498596" calcext:value-type="float">
            <text:p>3.931337595</text:p>
          </table:table-cell>
          <table:table-cell table:formula="of:=[.C84]/([.D84]-[.D83])" office:value-type="float" office:value="99699.7740956016" calcext:value-type="float">
            <text:p>99699.7740956016</text:p>
          </table:table-cell>
          <table:table-cell/>
          <table:table-cell office:value-type="float" office:value="1443143194.01462" calcext:value-type="float">
            <text:p>1443143194.01462</text:p>
          </table:table-cell>
          <table:table-cell table:formula="of:=[.G84]-[.$B$2]" office:value-type="float" office:value="14.014447927475" calcext:value-type="float">
            <text:p>14.0144479275</text:p>
          </table:table-cell>
          <table:table-cell table:formula="of:=[.C84]/([.H84]-[.H83])" office:value-type="float" office:value="301573.29860758" calcext:value-type="float">
            <text:p>301573.29860758</text:p>
          </table:table-cell>
          <table:table-cell table:formula="of:=[.G84]-[.$B84]" office:value-type="float" office:value="10.083110332489" calcext:value-type="float">
            <text:p>10.083110332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3183.97549" calcext:value-type="float">
            <text:p>1443143183.97549</text:p>
          </table:table-cell>
          <table:table-cell office:value-type="float" office:value="4384" calcext:value-type="float">
            <text:p>4384</text:p>
          </table:table-cell>
          <table:table-cell table:formula="of:=[.B85]-[.$B$2]" office:value-type="float" office:value="3.97530889511108" calcext:value-type="float">
            <text:p>3.9753088951</text:p>
          </table:table-cell>
          <table:table-cell table:formula="of:=[.C85]/([.D85]-[.D84])" office:value-type="float" office:value="99701.3958542312" calcext:value-type="float">
            <text:p>99701.3958542312</text:p>
          </table:table-cell>
          <table:table-cell/>
          <table:table-cell office:value-type="float" office:value="1443143194.02919" calcext:value-type="float">
            <text:p>1443143194.02919</text:p>
          </table:table-cell>
          <table:table-cell table:formula="of:=[.G85]-[.$B$2]" office:value-type="float" office:value="14.0290100574493" calcext:value-type="float">
            <text:p>14.0290100574</text:p>
          </table:table-cell>
          <table:table-cell table:formula="of:=[.C85]/([.H85]-[.H84])" office:value-type="float" office:value="301054.859949573" calcext:value-type="float">
            <text:p>301054.859949573</text:p>
          </table:table-cell>
          <table:table-cell table:formula="of:=[.G85]-[.$B85]" office:value-type="float" office:value="10.0537011623383" calcext:value-type="float">
            <text:p>10.053701162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3184.01939" calcext:value-type="float">
            <text:p>1443143184.01939</text:p>
          </table:table-cell>
          <table:table-cell office:value-type="float" office:value="4384" calcext:value-type="float">
            <text:p>4384</text:p>
          </table:table-cell>
          <table:table-cell table:formula="of:=[.B86]-[.$B$2]" office:value-type="float" office:value="4.0192174911499" calcext:value-type="float">
            <text:p>4.0192174911</text:p>
          </table:table-cell>
          <table:table-cell table:formula="of:=[.C86]/([.D86]-[.D85])" office:value-type="float" office:value="99843.7753765625" calcext:value-type="float">
            <text:p>99843.7753765625</text:p>
          </table:table-cell>
          <table:table-cell/>
          <table:table-cell office:value-type="float" office:value="1443143194.06316" calcext:value-type="float">
            <text:p>1443143194.06316</text:p>
          </table:table-cell>
          <table:table-cell table:formula="of:=[.G86]-[.$B$2]" office:value-type="float" office:value="14.0629806518555" calcext:value-type="float">
            <text:p>14.0629806519</text:p>
          </table:table-cell>
          <table:table-cell table:formula="of:=[.C86]/([.H86]-[.H85])" office:value-type="float" office:value="129052.790410084" calcext:value-type="float">
            <text:p>129052.790410084</text:p>
          </table:table-cell>
          <table:table-cell table:formula="of:=[.G86]-[.$B86]" office:value-type="float" office:value="10.0437631607056" calcext:value-type="float">
            <text:p>10.043763160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3184.06314" calcext:value-type="float">
            <text:p>1443143184.06314</text:p>
          </table:table-cell>
          <table:table-cell office:value-type="float" office:value="4384" calcext:value-type="float">
            <text:p>4384</text:p>
          </table:table-cell>
          <table:table-cell table:formula="of:=[.B87]-[.$B$2]" office:value-type="float" office:value="4.06296563148499" calcext:value-type="float">
            <text:p>4.0629656315</text:p>
          </table:table-cell>
          <table:table-cell table:formula="of:=[.C87]/([.D87]-[.D86])" office:value-type="float" office:value="100209.973873663" calcext:value-type="float">
            <text:p>100209.973873663</text:p>
          </table:table-cell>
          <table:table-cell/>
          <table:table-cell office:value-type="float" office:value="1443143194.11196" calcext:value-type="float">
            <text:p>1443143194.11196</text:p>
          </table:table-cell>
          <table:table-cell table:formula="of:=[.G87]-[.$B$2]" office:value-type="float" office:value="14.1117789745331" calcext:value-type="float">
            <text:p>14.1117789745</text:p>
          </table:table-cell>
          <table:table-cell table:formula="of:=[.C87]/([.H87]-[.H86])" office:value-type="float" office:value="89839.1534676927" calcext:value-type="float">
            <text:p>89839.1534676927</text:p>
          </table:table-cell>
          <table:table-cell table:formula="of:=[.G87]-[.$B87]" office:value-type="float" office:value="10.0488133430481" calcext:value-type="float">
            <text:p>10.0488133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3184.10689" calcext:value-type="float">
            <text:p>1443143184.10689</text:p>
          </table:table-cell>
          <table:table-cell office:value-type="float" office:value="4384" calcext:value-type="float">
            <text:p>4384</text:p>
          </table:table-cell>
          <table:table-cell table:formula="of:=[.B88]-[.$B$2]" office:value-type="float" office:value="4.10671591758728" calcext:value-type="float">
            <text:p>4.1067159176</text:p>
          </table:table-cell>
          <table:table-cell table:formula="of:=[.C88]/([.D88]-[.D87])" office:value-type="float" office:value="100205.058996632" calcext:value-type="float">
            <text:p>100205.058996632</text:p>
          </table:table-cell>
          <table:table-cell/>
          <table:table-cell office:value-type="float" office:value="1443143194.16064" calcext:value-type="float">
            <text:p>1443143194.16064</text:p>
          </table:table-cell>
          <table:table-cell table:formula="of:=[.G88]-[.$B$2]" office:value-type="float" office:value="14.1604669094086" calcext:value-type="float">
            <text:p>14.1604669094</text:p>
          </table:table-cell>
          <table:table-cell table:formula="of:=[.C88]/([.H88]-[.H87])" office:value-type="float" office:value="90042.8414392886" calcext:value-type="float">
            <text:p>90042.8414392886</text:p>
          </table:table-cell>
          <table:table-cell table:formula="of:=[.G88]-[.$B88]" office:value-type="float" office:value="10.0537509918213" calcext:value-type="float">
            <text:p>10.053750991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3184.15065" calcext:value-type="float">
            <text:p>1443143184.15065</text:p>
          </table:table-cell>
          <table:table-cell office:value-type="float" office:value="4384" calcext:value-type="float">
            <text:p>4384</text:p>
          </table:table-cell>
          <table:table-cell table:formula="of:=[.B89]-[.$B$2]" office:value-type="float" office:value="4.15047001838684" calcext:value-type="float">
            <text:p>4.1504700184</text:p>
          </table:table-cell>
          <table:table-cell table:formula="of:=[.C89]/([.D89]-[.D88])" office:value-type="float" office:value="100196.322627753" calcext:value-type="float">
            <text:p>100196.322627753</text:p>
          </table:table-cell>
          <table:table-cell/>
          <table:table-cell office:value-type="float" office:value="1443143194.2094" calcext:value-type="float">
            <text:p>1443143194.2094</text:p>
          </table:table-cell>
          <table:table-cell table:formula="of:=[.G89]-[.$B$2]" office:value-type="float" office:value="14.2092206478119" calcext:value-type="float">
            <text:p>14.2092206478</text:p>
          </table:table-cell>
          <table:table-cell table:formula="of:=[.C89]/([.H89]-[.H88])" office:value-type="float" office:value="89921.3094949337" calcext:value-type="float">
            <text:p>89921.3094949337</text:p>
          </table:table-cell>
          <table:table-cell table:formula="of:=[.G89]-[.$B89]" office:value-type="float" office:value="10.058750629425" calcext:value-type="float">
            <text:p>10.058750629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3184.19454" calcext:value-type="float">
            <text:p>1443143184.19454</text:p>
          </table:table-cell>
          <table:table-cell office:value-type="float" office:value="4384" calcext:value-type="float">
            <text:p>4384</text:p>
          </table:table-cell>
          <table:table-cell table:formula="of:=[.B90]-[.$B$2]" office:value-type="float" office:value="4.19436120986939" calcext:value-type="float">
            <text:p>4.1943612099</text:p>
          </table:table-cell>
          <table:table-cell table:formula="of:=[.C90]/([.D90]-[.D89])" office:value-type="float" office:value="99883.3672980505" calcext:value-type="float">
            <text:p>99883.3672980505</text:p>
          </table:table-cell>
          <table:table-cell/>
          <table:table-cell office:value-type="float" office:value="1443143194.25816" calcext:value-type="float">
            <text:p>1443143194.25816</text:p>
          </table:table-cell>
          <table:table-cell table:formula="of:=[.G90]-[.$B$2]" office:value-type="float" office:value="14.2579860687256" calcext:value-type="float">
            <text:p>14.2579860687</text:p>
          </table:table-cell>
          <table:table-cell table:formula="of:=[.C90]/([.H90]-[.H89])" office:value-type="float" office:value="89899.767455277" calcext:value-type="float">
            <text:p>89899.767455277</text:p>
          </table:table-cell>
          <table:table-cell table:formula="of:=[.G90]-[.$B90]" office:value-type="float" office:value="10.0636248588562" calcext:value-type="float">
            <text:p>10.063624858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3184.23829" calcext:value-type="float">
            <text:p>1443143184.23829</text:p>
          </table:table-cell>
          <table:table-cell office:value-type="float" office:value="4384" calcext:value-type="float">
            <text:p>4384</text:p>
          </table:table-cell>
          <table:table-cell table:formula="of:=[.B91]-[.$B$2]" office:value-type="float" office:value="4.23810982704163" calcext:value-type="float">
            <text:p>4.238109827</text:p>
          </table:table-cell>
          <table:table-cell table:formula="of:=[.C91]/([.D91]-[.D90])" office:value-type="float" office:value="100208.881637102" calcext:value-type="float">
            <text:p>100208.881637102</text:p>
          </table:table-cell>
          <table:table-cell/>
          <table:table-cell office:value-type="float" office:value="1443143194.30692" calcext:value-type="float">
            <text:p>1443143194.30692</text:p>
          </table:table-cell>
          <table:table-cell table:formula="of:=[.G91]-[.$B$2]" office:value-type="float" office:value="14.3067402839661" calcext:value-type="float">
            <text:p>14.306740284</text:p>
          </table:table-cell>
          <table:table-cell table:formula="of:=[.C91]/([.H91]-[.H90])" office:value-type="float" office:value="89920.4300259181" calcext:value-type="float">
            <text:p>89920.4300259181</text:p>
          </table:table-cell>
          <table:table-cell table:formula="of:=[.G91]-[.$B91]" office:value-type="float" office:value="10.0686304569244" calcext:value-type="float">
            <text:p>10.068630456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3184.28205" calcext:value-type="float">
            <text:p>1443143184.28205</text:p>
          </table:table-cell>
          <table:table-cell office:value-type="float" office:value="4384" calcext:value-type="float">
            <text:p>4384</text:p>
          </table:table-cell>
          <table:table-cell table:formula="of:=[.B92]-[.$B$2]" office:value-type="float" office:value="4.28187346458435" calcext:value-type="float">
            <text:p>4.2818734646</text:p>
          </table:table-cell>
          <table:table-cell table:formula="of:=[.C92]/([.D92]-[.D91])" office:value-type="float" office:value="100174.488368799" calcext:value-type="float">
            <text:p>100174.488368799</text:p>
          </table:table-cell>
          <table:table-cell/>
          <table:table-cell office:value-type="float" office:value="1443143194.35568" calcext:value-type="float">
            <text:p>1443143194.35568</text:p>
          </table:table-cell>
          <table:table-cell table:formula="of:=[.G92]-[.$B$2]" office:value-type="float" office:value="14.3555028438568" calcext:value-type="float">
            <text:p>14.3555028439</text:p>
          </table:table-cell>
          <table:table-cell table:formula="of:=[.C92]/([.H92]-[.H91])" office:value-type="float" office:value="89905.0421024325" calcext:value-type="float">
            <text:p>89905.0421024325</text:p>
          </table:table-cell>
          <table:table-cell table:formula="of:=[.G92]-[.$B92]" office:value-type="float" office:value="10.0736293792725" calcext:value-type="float">
            <text:p>10.073629379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3184.32581" calcext:value-type="float">
            <text:p>1443143184.32581</text:p>
          </table:table-cell>
          <table:table-cell office:value-type="float" office:value="4384" calcext:value-type="float">
            <text:p>4384</text:p>
          </table:table-cell>
          <table:table-cell table:formula="of:=[.B93]-[.$B$2]" office:value-type="float" office:value="4.32563614845276" calcext:value-type="float">
            <text:p>4.3256361485</text:p>
          </table:table-cell>
          <table:table-cell table:formula="of:=[.C93]/([.D93]-[.D92])" office:value-type="float" office:value="100176.671366464" calcext:value-type="float">
            <text:p>100176.671366464</text:p>
          </table:table-cell>
          <table:table-cell/>
          <table:table-cell office:value-type="float" office:value="1443143194.40445" calcext:value-type="float">
            <text:p>1443143194.40445</text:p>
          </table:table-cell>
          <table:table-cell table:formula="of:=[.G93]-[.$B$2]" office:value-type="float" office:value="14.4042763710022" calcext:value-type="float">
            <text:p>14.404276371</text:p>
          </table:table-cell>
          <table:table-cell table:formula="of:=[.C93]/([.H93]-[.H92])" office:value-type="float" office:value="89884.8259821773" calcext:value-type="float">
            <text:p>89884.8259821773</text:p>
          </table:table-cell>
          <table:table-cell table:formula="of:=[.G93]-[.$B93]" office:value-type="float" office:value="10.0786402225494" calcext:value-type="float">
            <text:p>10.078640222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3184.36957" calcext:value-type="float">
            <text:p>1443143184.36957</text:p>
          </table:table-cell>
          <table:table-cell office:value-type="float" office:value="4384" calcext:value-type="float">
            <text:p>4384</text:p>
          </table:table-cell>
          <table:table-cell table:formula="of:=[.B94]-[.$B$2]" office:value-type="float" office:value="4.36939096450806" calcext:value-type="float">
            <text:p>4.3693909645</text:p>
          </table:table-cell>
          <table:table-cell table:formula="of:=[.C94]/([.D94]-[.D93])" office:value-type="float" office:value="100194.684728178" calcext:value-type="float">
            <text:p>100194.684728178</text:p>
          </table:table-cell>
          <table:table-cell/>
          <table:table-cell office:value-type="float" office:value="1443143194.4532" calcext:value-type="float">
            <text:p>1443143194.4532</text:p>
          </table:table-cell>
          <table:table-cell table:formula="of:=[.G94]-[.$B$2]" office:value-type="float" office:value="14.4530193805695" calcext:value-type="float">
            <text:p>14.4530193806</text:p>
          </table:table-cell>
          <table:table-cell table:formula="of:=[.C94]/([.H94]-[.H93])" office:value-type="float" office:value="89941.102096917" calcext:value-type="float">
            <text:p>89941.102096917</text:p>
          </table:table-cell>
          <table:table-cell table:formula="of:=[.G94]-[.$B94]" office:value-type="float" office:value="10.0836284160614" calcext:value-type="float">
            <text:p>10.083628416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3184.41332" calcext:value-type="float">
            <text:p>1443143184.41332</text:p>
          </table:table-cell>
          <table:table-cell office:value-type="float" office:value="4384" calcext:value-type="float">
            <text:p>4384</text:p>
          </table:table-cell>
          <table:table-cell table:formula="of:=[.B95]-[.$B$2]" office:value-type="float" office:value="4.41314339637756" calcext:value-type="float">
            <text:p>4.4131433964</text:p>
          </table:table-cell>
          <table:table-cell table:formula="of:=[.C95]/([.D95]-[.D94])" office:value-type="float" office:value="100200.144601686" calcext:value-type="float">
            <text:p>100200.144601686</text:p>
          </table:table-cell>
          <table:table-cell/>
          <table:table-cell office:value-type="float" office:value="1443143194.50197" calcext:value-type="float">
            <text:p>1443143194.50197</text:p>
          </table:table-cell>
          <table:table-cell table:formula="of:=[.G95]-[.$B$2]" office:value-type="float" office:value="14.5017964839935" calcext:value-type="float">
            <text:p>14.501796484</text:p>
          </table:table-cell>
          <table:table-cell table:formula="of:=[.C95]/([.H95]-[.H94])" office:value-type="float" office:value="89878.2357346055" calcext:value-type="float">
            <text:p>89878.2357346055</text:p>
          </table:table-cell>
          <table:table-cell table:formula="of:=[.G95]-[.$B95]" office:value-type="float" office:value="10.088653087616" calcext:value-type="float">
            <text:p>10.088653087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3184.45707" calcext:value-type="float">
            <text:p>1443143184.45707</text:p>
          </table:table-cell>
          <table:table-cell office:value-type="float" office:value="4384" calcext:value-type="float">
            <text:p>4384</text:p>
          </table:table-cell>
          <table:table-cell table:formula="of:=[.B96]-[.$B$2]" office:value-type="float" office:value="4.45689725875855" calcext:value-type="float">
            <text:p>4.4568972588</text:p>
          </table:table-cell>
          <table:table-cell table:formula="of:=[.C96]/([.D96]-[.D95])" office:value-type="float" office:value="100196.868606178" calcext:value-type="float">
            <text:p>100196.868606178</text:p>
          </table:table-cell>
          <table:table-cell/>
          <table:table-cell office:value-type="float" office:value="1443143194.55072" calcext:value-type="float">
            <text:p>1443143194.55072</text:p>
          </table:table-cell>
          <table:table-cell table:formula="of:=[.G96]-[.$B$2]" office:value-type="float" office:value="14.5505392551422" calcext:value-type="float">
            <text:p>14.5505392551</text:p>
          </table:table-cell>
          <table:table-cell table:formula="of:=[.C96]/([.H96]-[.H95])" office:value-type="float" office:value="89941.5420314808" calcext:value-type="float">
            <text:p>89941.5420314808</text:p>
          </table:table-cell>
          <table:table-cell table:formula="of:=[.G96]-[.$B96]" office:value-type="float" office:value="10.0936419963837" calcext:value-type="float">
            <text:p>10.09364199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3184.5008" calcext:value-type="float">
            <text:p>1443143184.5008</text:p>
          </table:table-cell>
          <table:table-cell office:value-type="float" office:value="4384" calcext:value-type="float">
            <text:p>4384</text:p>
          </table:table-cell>
          <table:table-cell table:formula="of:=[.B97]-[.$B$2]" office:value-type="float" office:value="4.50061893463135" calcext:value-type="float">
            <text:p>4.5006189346</text:p>
          </table:table-cell>
          <table:table-cell table:formula="of:=[.C97]/([.D97]-[.D96])" office:value-type="float" office:value="100270.630356305" calcext:value-type="float">
            <text:p>100270.630356305</text:p>
          </table:table-cell>
          <table:table-cell/>
          <table:table-cell office:value-type="float" office:value="1443143194.59947" calcext:value-type="float">
            <text:p>1443143194.59947</text:p>
          </table:table-cell>
          <table:table-cell table:formula="of:=[.G97]-[.$B$2]" office:value-type="float" office:value="14.5992963314056" calcext:value-type="float">
            <text:p>14.5992963314</text:p>
          </table:table-cell>
          <table:table-cell table:formula="of:=[.C97]/([.H97]-[.H96])" office:value-type="float" office:value="89915.1535730702" calcext:value-type="float">
            <text:p>89915.1535730702</text:p>
          </table:table-cell>
          <table:table-cell table:formula="of:=[.G97]-[.$B97]" office:value-type="float" office:value="10.0986773967743" calcext:value-type="float">
            <text:p>10.098677396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3184.5446" calcext:value-type="float">
            <text:p>1443143184.5446</text:p>
          </table:table-cell>
          <table:table-cell office:value-type="float" office:value="4384" calcext:value-type="float">
            <text:p>4384</text:p>
          </table:table-cell>
          <table:table-cell table:formula="of:=[.B98]-[.$B$2]" office:value-type="float" office:value="4.54442238807678" calcext:value-type="float">
            <text:p>4.5444223881</text:p>
          </table:table-cell>
          <table:table-cell table:formula="of:=[.C98]/([.D98]-[.D97])" office:value-type="float" office:value="100083.433043952" calcext:value-type="float">
            <text:p>100083.433043952</text:p>
          </table:table-cell>
          <table:table-cell/>
          <table:table-cell office:value-type="float" office:value="1443143194.64821" calcext:value-type="float">
            <text:p>1443143194.64821</text:p>
          </table:table-cell>
          <table:table-cell table:formula="of:=[.G98]-[.$B$2]" office:value-type="float" office:value="14.6480350494385" calcext:value-type="float">
            <text:p>14.6480350494</text:p>
          </table:table-cell>
          <table:table-cell table:formula="of:=[.C98]/([.H98]-[.H97])" office:value-type="float" office:value="89949.0215775957" calcext:value-type="float">
            <text:p>89949.0215775957</text:p>
          </table:table-cell>
          <table:table-cell table:formula="of:=[.G98]-[.$B98]" office:value-type="float" office:value="10.1036126613617" calcext:value-type="float">
            <text:p>10.103612661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3184.58836" calcext:value-type="float">
            <text:p>1443143184.58836</text:p>
          </table:table-cell>
          <table:table-cell office:value-type="float" office:value="4384" calcext:value-type="float">
            <text:p>4384</text:p>
          </table:table-cell>
          <table:table-cell table:formula="of:=[.B99]-[.$B$2]" office:value-type="float" office:value="4.58818697929382" calcext:value-type="float">
            <text:p>4.5881869793</text:p>
          </table:table-cell>
          <table:table-cell table:formula="of:=[.C99]/([.D99]-[.D98])" office:value-type="float" office:value="100172.305466273" calcext:value-type="float">
            <text:p>100172.305466273</text:p>
          </table:table-cell>
          <table:table-cell/>
          <table:table-cell office:value-type="float" office:value="1443143194.69699" calcext:value-type="float">
            <text:p>1443143194.69699</text:p>
          </table:table-cell>
          <table:table-cell table:formula="of:=[.G99]-[.$B$2]" office:value-type="float" office:value="14.6968092918396" calcext:value-type="float">
            <text:p>14.6968092918</text:p>
          </table:table-cell>
          <table:table-cell table:formula="of:=[.C99]/([.H99]-[.H98])" office:value-type="float" office:value="89883.5078553482" calcext:value-type="float">
            <text:p>89883.5078553482</text:p>
          </table:table-cell>
          <table:table-cell table:formula="of:=[.G99]-[.$B99]" office:value-type="float" office:value="10.1086223125458" calcext:value-type="float">
            <text:p>10.108622312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3184.63213" calcext:value-type="float">
            <text:p>1443143184.63213</text:p>
          </table:table-cell>
          <table:table-cell office:value-type="float" office:value="4384" calcext:value-type="float">
            <text:p>4384</text:p>
          </table:table-cell>
          <table:table-cell table:formula="of:=[.B100]-[.$B$2]" office:value-type="float" office:value="4.63195013999939" calcext:value-type="float">
            <text:p>4.63195014</text:p>
          </table:table-cell>
          <table:table-cell table:formula="of:=[.C100]/([.D100]-[.D99])" office:value-type="float" office:value="100175.579855739" calcext:value-type="float">
            <text:p>100175.579855739</text:p>
          </table:table-cell>
          <table:table-cell/>
          <table:table-cell office:value-type="float" office:value="1443143194.74577" calcext:value-type="float">
            <text:p>1443143194.74577</text:p>
          </table:table-cell>
          <table:table-cell table:formula="of:=[.G100]-[.$B$2]" office:value-type="float" office:value="14.745591878891" calcext:value-type="float">
            <text:p>14.7455918789</text:p>
          </table:table-cell>
          <table:table-cell table:formula="of:=[.C100]/([.H100]-[.H99])" office:value-type="float" office:value="89868.1325650387" calcext:value-type="float">
            <text:p>89868.1325650387</text:p>
          </table:table-cell>
          <table:table-cell table:formula="of:=[.G100]-[.$B100]" office:value-type="float" office:value="10.1136417388916" calcext:value-type="float">
            <text:p>10.113641738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3184.67589" calcext:value-type="float">
            <text:p>1443143184.67589</text:p>
          </table:table-cell>
          <table:table-cell office:value-type="float" office:value="4384" calcext:value-type="float">
            <text:p>4384</text:p>
          </table:table-cell>
          <table:table-cell table:formula="of:=[.B101]-[.$B$2]" office:value-type="float" office:value="4.67570996284485" calcext:value-type="float">
            <text:p>4.6757099628</text:p>
          </table:table-cell>
          <table:table-cell table:formula="of:=[.C101]/([.D101]-[.D100])" office:value-type="float" office:value="100183.220930359" calcext:value-type="float">
            <text:p>100183.220930359</text:p>
          </table:table-cell>
          <table:table-cell/>
          <table:table-cell office:value-type="float" office:value="1443143194.79451" calcext:value-type="float">
            <text:p>1443143194.79451</text:p>
          </table:table-cell>
          <table:table-cell table:formula="of:=[.G101]-[.$B$2]" office:value-type="float" office:value="14.7943358421326" calcext:value-type="float">
            <text:p>14.7943358421</text:p>
          </table:table-cell>
          <table:table-cell table:formula="of:=[.C101]/([.H101]-[.H100])" office:value-type="float" office:value="89939.3424016983" calcext:value-type="float">
            <text:p>89939.3424016983</text:p>
          </table:table-cell>
          <table:table-cell table:formula="of:=[.G101]-[.$B101]" office:value-type="float" office:value="10.1186258792877" calcext:value-type="float">
            <text:p>10.11862587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3184.71964" calcext:value-type="float">
            <text:p>1443143184.71964</text:p>
          </table:table-cell>
          <table:table-cell office:value-type="float" office:value="4384" calcext:value-type="float">
            <text:p>4384</text:p>
          </table:table-cell>
          <table:table-cell table:formula="of:=[.B102]-[.$B$2]" office:value-type="float" office:value="4.71946001052856" calcext:value-type="float">
            <text:p>4.7194600105</text:p>
          </table:table-cell>
          <table:table-cell table:formula="of:=[.C102]/([.D102]-[.D101])" office:value-type="float" office:value="100205.605070272" calcext:value-type="float">
            <text:p>100205.605070272</text:p>
          </table:table-cell>
          <table:table-cell/>
          <table:table-cell office:value-type="float" office:value="1443143194.84327" calcext:value-type="float">
            <text:p>1443143194.84327</text:p>
          </table:table-cell>
          <table:table-cell table:formula="of:=[.G102]-[.$B$2]" office:value-type="float" office:value="14.843088388443" calcext:value-type="float">
            <text:p>14.8430883884</text:p>
          </table:table-cell>
          <table:table-cell table:formula="of:=[.C102]/([.H102]-[.H101])" office:value-type="float" office:value="89923.508242739" calcext:value-type="float">
            <text:p>89923.508242739</text:p>
          </table:table-cell>
          <table:table-cell table:formula="of:=[.G102]-[.$B102]" office:value-type="float" office:value="10.1236283779144" calcext:value-type="float">
            <text:p>10.123628377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3184.76341" calcext:value-type="float">
            <text:p>1443143184.76341</text:p>
          </table:table-cell>
          <table:table-cell office:value-type="float" office:value="4384" calcext:value-type="float">
            <text:p>4384</text:p>
          </table:table-cell>
          <table:table-cell table:formula="of:=[.B103]-[.$B$2]" office:value-type="float" office:value="4.76323819160461" calcext:value-type="float">
            <text:p>4.7632381916</text:p>
          </table:table-cell>
          <table:table-cell table:formula="of:=[.C103]/([.D103]-[.D102])" office:value-type="float" office:value="100141.20943911" calcext:value-type="float">
            <text:p>100141.20943911</text:p>
          </table:table-cell>
          <table:table-cell/>
          <table:table-cell office:value-type="float" office:value="1443143194.89209" calcext:value-type="float">
            <text:p>1443143194.89209</text:p>
          </table:table-cell>
          <table:table-cell table:formula="of:=[.G103]-[.$B$2]" office:value-type="float" office:value="14.8919088840485" calcext:value-type="float">
            <text:p>14.891908884</text:p>
          </table:table-cell>
          <table:table-cell table:formula="of:=[.C103]/([.H103]-[.H102])" office:value-type="float" office:value="89798.3509923426" calcext:value-type="float">
            <text:p>89798.3509923426</text:p>
          </table:table-cell>
          <table:table-cell table:formula="of:=[.G103]-[.$B103]" office:value-type="float" office:value="10.1286706924438" calcext:value-type="float">
            <text:p>10.12867069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3184.80718" calcext:value-type="float">
            <text:p>1443143184.80718</text:p>
          </table:table-cell>
          <table:table-cell office:value-type="float" office:value="4384" calcext:value-type="float">
            <text:p>4384</text:p>
          </table:table-cell>
          <table:table-cell table:formula="of:=[.B104]-[.$B$2]" office:value-type="float" office:value="4.80700540542603" calcext:value-type="float">
            <text:p>4.8070054054</text:p>
          </table:table-cell>
          <table:table-cell table:formula="of:=[.C104]/([.D104]-[.D103])" office:value-type="float" office:value="100166.302974838" calcext:value-type="float">
            <text:p>100166.302974838</text:p>
          </table:table-cell>
          <table:table-cell/>
          <table:table-cell office:value-type="float" office:value="1443143194.94079" calcext:value-type="float">
            <text:p>1443143194.94079</text:p>
          </table:table-cell>
          <table:table-cell table:formula="of:=[.G104]-[.$B$2]" office:value-type="float" office:value="14.9406156539917" calcext:value-type="float">
            <text:p>14.940615654</text:p>
          </table:table-cell>
          <table:table-cell table:formula="of:=[.C104]/([.H104]-[.H103])" office:value-type="float" office:value="90008.0215770641" calcext:value-type="float">
            <text:p>90008.0215770641</text:p>
          </table:table-cell>
          <table:table-cell table:formula="of:=[.G104]-[.$B104]" office:value-type="float" office:value="10.1336102485657" calcext:value-type="float">
            <text:p>10.133610248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3184.85094" calcext:value-type="float">
            <text:p>1443143184.85094</text:p>
          </table:table-cell>
          <table:table-cell office:value-type="float" office:value="4384" calcext:value-type="float">
            <text:p>4384</text:p>
          </table:table-cell>
          <table:table-cell table:formula="of:=[.B105]-[.$B$2]" office:value-type="float" office:value="4.85075926780701" calcext:value-type="float">
            <text:p>4.8507592678</text:p>
          </table:table-cell>
          <table:table-cell table:formula="of:=[.C105]/([.D105]-[.D104])" office:value-type="float" office:value="100196.868606178" calcext:value-type="float">
            <text:p>100196.868606178</text:p>
          </table:table-cell>
          <table:table-cell/>
          <table:table-cell office:value-type="float" office:value="1443143194.98955" calcext:value-type="float">
            <text:p>1443143194.98955</text:p>
          </table:table-cell>
          <table:table-cell table:formula="of:=[.G105]-[.$B$2]" office:value-type="float" office:value="14.9893734455109" calcext:value-type="float">
            <text:p>14.9893734455</text:p>
          </table:table-cell>
          <table:table-cell table:formula="of:=[.C105]/([.H105]-[.H104])" office:value-type="float" office:value="89913.8345566123" calcext:value-type="float">
            <text:p>89913.8345566123</text:p>
          </table:table-cell>
          <table:table-cell table:formula="of:=[.G105]-[.$B105]" office:value-type="float" office:value="10.1386141777039" calcext:value-type="float">
            <text:p>10.138614177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3184.8947" calcext:value-type="float">
            <text:p>1443143184.8947</text:p>
          </table:table-cell>
          <table:table-cell office:value-type="float" office:value="4384" calcext:value-type="float">
            <text:p>4384</text:p>
          </table:table-cell>
          <table:table-cell table:formula="of:=[.B106]-[.$B$2]" office:value-type="float" office:value="4.89452195167542" calcext:value-type="float">
            <text:p>4.8945219517</text:p>
          </table:table-cell>
          <table:table-cell table:formula="of:=[.C106]/([.D106]-[.D105])" office:value-type="float" office:value="100176.671366464" calcext:value-type="float">
            <text:p>100176.671366464</text:p>
          </table:table-cell>
          <table:table-cell/>
          <table:table-cell office:value-type="float" office:value="1443143195.03833" calcext:value-type="float">
            <text:p>1443143195.03833</text:p>
          </table:table-cell>
          <table:table-cell table:formula="of:=[.G106]-[.$B$2]" office:value-type="float" office:value="15.0381569862366" calcext:value-type="float">
            <text:p>15.0381569862</text:p>
          </table:table-cell>
          <table:table-cell table:formula="of:=[.C106]/([.H106]-[.H105])" office:value-type="float" office:value="89866.3757239276" calcext:value-type="float">
            <text:p>89866.3757239276</text:p>
          </table:table-cell>
          <table:table-cell table:formula="of:=[.G106]-[.$B106]" office:value-type="float" office:value="10.1436350345612" calcext:value-type="float">
            <text:p>10.143635034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3184.93845" calcext:value-type="float">
            <text:p>1443143184.93845</text:p>
          </table:table-cell>
          <table:table-cell office:value-type="float" office:value="4384" calcext:value-type="float">
            <text:p>4384</text:p>
          </table:table-cell>
          <table:table-cell table:formula="of:=[.B107]-[.$B$2]" office:value-type="float" office:value="4.93827438354492" calcext:value-type="float">
            <text:p>4.9382743835</text:p>
          </table:table-cell>
          <table:table-cell table:formula="of:=[.C107]/([.D107]-[.D106])" office:value-type="float" office:value="100200.144601686" calcext:value-type="float">
            <text:p>100200.144601686</text:p>
          </table:table-cell>
          <table:table-cell/>
          <table:table-cell office:value-type="float" office:value="1443143195.05165" calcext:value-type="float">
            <text:p>1443143195.05165</text:p>
          </table:table-cell>
          <table:table-cell table:formula="of:=[.G107]-[.$B$2]" office:value-type="float" office:value="15.0514743328094" calcext:value-type="float">
            <text:p>15.0514743328</text:p>
          </table:table-cell>
          <table:table-cell table:formula="of:=[.C107]/([.H107]-[.H106])" office:value-type="float" office:value="329194.706769071" calcext:value-type="float">
            <text:p>329194.706769071</text:p>
          </table:table-cell>
          <table:table-cell table:formula="of:=[.G107]-[.$B107]" office:value-type="float" office:value="10.1131999492645" calcext:value-type="float">
            <text:p>10.113199949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3184.9822" calcext:value-type="float">
            <text:p>1443143184.9822</text:p>
          </table:table-cell>
          <table:table-cell office:value-type="float" office:value="4384" calcext:value-type="float">
            <text:p>4384</text:p>
          </table:table-cell>
          <table:table-cell table:formula="of:=[.B108]-[.$B$2]" office:value-type="float" office:value="4.98202729225159" calcext:value-type="float">
            <text:p>4.9820272923</text:p>
          </table:table-cell>
          <table:table-cell table:formula="of:=[.C108]/([.D108]-[.D107])" office:value-type="float" office:value="100199.052579381" calcext:value-type="float">
            <text:p>100199.052579381</text:p>
          </table:table-cell>
          <table:table-cell/>
          <table:table-cell office:value-type="float" office:value="1443143195.06497" calcext:value-type="float">
            <text:p>1443143195.06497</text:p>
          </table:table-cell>
          <table:table-cell table:formula="of:=[.G108]-[.$B$2]" office:value-type="float" office:value="15.0647916793823" calcext:value-type="float">
            <text:p>15.0647916794</text:p>
          </table:table-cell>
          <table:table-cell table:formula="of:=[.C108]/([.H108]-[.H107])" office:value-type="float" office:value="329194.706769071" calcext:value-type="float">
            <text:p>329194.706769071</text:p>
          </table:table-cell>
          <table:table-cell table:formula="of:=[.G108]-[.$B108]" office:value-type="float" office:value="10.0827643871307" calcext:value-type="float">
            <text:p>10.082764387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3185.02486" calcext:value-type="float">
            <text:p>1443143185.02486</text:p>
          </table:table-cell>
          <table:table-cell office:value-type="float" office:value="4384" calcext:value-type="float">
            <text:p>4384</text:p>
          </table:table-cell>
          <table:table-cell table:formula="of:=[.B109]-[.$B$2]" office:value-type="float" office:value="5.02468681335449" calcext:value-type="float">
            <text:p>5.0246868134</text:p>
          </table:table-cell>
          <table:table-cell table:formula="of:=[.C109]/([.D109]-[.D108])" office:value-type="float" office:value="102767.210851353" calcext:value-type="float">
            <text:p>102767.210851353</text:p>
          </table:table-cell>
          <table:table-cell/>
          <table:table-cell office:value-type="float" office:value="1443143195.08994" calcext:value-type="float">
            <text:p>1443143195.08994</text:p>
          </table:table-cell>
          <table:table-cell table:formula="of:=[.G109]-[.$B$2]" office:value-type="float" office:value="15.0897622108459" calcext:value-type="float">
            <text:p>15.0897622108</text:p>
          </table:table-cell>
          <table:table-cell table:formula="of:=[.C109]/([.H109]-[.H108])" office:value-type="float" office:value="175566.948039796" calcext:value-type="float">
            <text:p>175566.948039796</text:p>
          </table:table-cell>
          <table:table-cell table:formula="of:=[.G109]-[.$B109]" office:value-type="float" office:value="10.0650753974915" calcext:value-type="float">
            <text:p>10.065075397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3185.06673" calcext:value-type="float">
            <text:p>1443143185.06673</text:p>
          </table:table-cell>
          <table:table-cell office:value-type="float" office:value="4384" calcext:value-type="float">
            <text:p>4384</text:p>
          </table:table-cell>
          <table:table-cell table:formula="of:=[.B110]-[.$B$2]" office:value-type="float" office:value="5.06655788421631" calcext:value-type="float">
            <text:p>5.0665578842</text:p>
          </table:table-cell>
          <table:table-cell table:formula="of:=[.C110]/([.D110]-[.D109])" office:value-type="float" office:value="104702.361553354" calcext:value-type="float">
            <text:p>104702.361553354</text:p>
          </table:table-cell>
          <table:table-cell/>
          <table:table-cell office:value-type="float" office:value="1443143195.12983" calcext:value-type="float">
            <text:p>1443143195.12983</text:p>
          </table:table-cell>
          <table:table-cell table:formula="of:=[.G110]-[.$B$2]" office:value-type="float" office:value="15.129652261734" calcext:value-type="float">
            <text:p>15.1296522617</text:p>
          </table:table-cell>
          <table:table-cell table:formula="of:=[.C110]/([.H110]-[.H109])" office:value-type="float" office:value="109902.090932455" calcext:value-type="float">
            <text:p>109902.090932455</text:p>
          </table:table-cell>
          <table:table-cell table:formula="of:=[.G110]-[.$B110]" office:value-type="float" office:value="10.0630943775177" calcext:value-type="float">
            <text:p>10.063094377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3185.10863" calcext:value-type="float">
            <text:p>1443143185.10863</text:p>
          </table:table-cell>
          <table:table-cell office:value-type="float" office:value="4384" calcext:value-type="float">
            <text:p>4384</text:p>
          </table:table-cell>
          <table:table-cell table:formula="of:=[.B111]-[.$B$2]" office:value-type="float" office:value="5.10845041275024" calcext:value-type="float">
            <text:p>5.1084504128</text:p>
          </table:table-cell>
          <table:table-cell table:formula="of:=[.C111]/([.D111]-[.D110])" office:value-type="float" office:value="104648.732206477" calcext:value-type="float">
            <text:p>104648.732206477</text:p>
          </table:table-cell>
          <table:table-cell/>
          <table:table-cell office:value-type="float" office:value="1443143195.16978" calcext:value-type="float">
            <text:p>1443143195.16978</text:p>
          </table:table-cell>
          <table:table-cell table:formula="of:=[.G111]-[.$B$2]" office:value-type="float" office:value="15.1696019172668" calcext:value-type="float">
            <text:p>15.1696019173</text:p>
          </table:table-cell>
          <table:table-cell table:formula="of:=[.C111]/([.H111]-[.H110])" office:value-type="float" office:value="109738.117676548" calcext:value-type="float">
            <text:p>109738.117676548</text:p>
          </table:table-cell>
          <table:table-cell table:formula="of:=[.G111]-[.$B111]" office:value-type="float" office:value="10.0611515045166" calcext:value-type="float">
            <text:p>10.061151504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3185.15051" calcext:value-type="float">
            <text:p>1443143185.15051</text:p>
          </table:table-cell>
          <table:table-cell office:value-type="float" office:value="4384" calcext:value-type="float">
            <text:p>4384</text:p>
          </table:table-cell>
          <table:table-cell table:formula="of:=[.B112]-[.$B$2]" office:value-type="float" office:value="5.15033531188965" calcext:value-type="float">
            <text:p>5.1503353119</text:p>
          </table:table-cell>
          <table:table-cell table:formula="of:=[.C112]/([.D112]-[.D111])" office:value-type="float" office:value="104667.794123339" calcext:value-type="float">
            <text:p>104667.794123339</text:p>
          </table:table-cell>
          <table:table-cell/>
          <table:table-cell office:value-type="float" office:value="1443143195.20963" calcext:value-type="float">
            <text:p>1443143195.20963</text:p>
          </table:table-cell>
          <table:table-cell table:formula="of:=[.G112]-[.$B$2]" office:value-type="float" office:value="15.2094492912292" calcext:value-type="float">
            <text:p>15.2094492912</text:p>
          </table:table-cell>
          <table:table-cell table:formula="of:=[.C112]/([.H112]-[.H111])" office:value-type="float" office:value="110019.797142378" calcext:value-type="float">
            <text:p>110019.797142378</text:p>
          </table:table-cell>
          <table:table-cell table:formula="of:=[.G112]-[.$B112]" office:value-type="float" office:value="10.0591139793396" calcext:value-type="float">
            <text:p>10.059113979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3185.1924" calcext:value-type="float">
            <text:p>1443143185.1924</text:p>
          </table:table-cell>
          <table:table-cell office:value-type="float" office:value="4384" calcext:value-type="float">
            <text:p>4384</text:p>
          </table:table-cell>
          <table:table-cell table:formula="of:=[.B113]-[.$B$2]" office:value-type="float" office:value="5.19222712516785" calcext:value-type="float">
            <text:p>5.1922271252</text:p>
          </table:table-cell>
          <table:table-cell table:formula="of:=[.C113]/([.D113]-[.D112])" office:value-type="float" office:value="104650.518966234" calcext:value-type="float">
            <text:p>104650.518966234</text:p>
          </table:table-cell>
          <table:table-cell/>
          <table:table-cell office:value-type="float" office:value="1443143195.24953" calcext:value-type="float">
            <text:p>1443143195.24953</text:p>
          </table:table-cell>
          <table:table-cell table:formula="of:=[.G113]-[.$B$2]" office:value-type="float" office:value="15.2493581771851" calcext:value-type="float">
            <text:p>15.2493581772</text:p>
          </table:table-cell>
          <table:table-cell table:formula="of:=[.C113]/([.H113]-[.H112])" office:value-type="float" office:value="109850.222450565" calcext:value-type="float">
            <text:p>109850.222450565</text:p>
          </table:table-cell>
          <table:table-cell table:formula="of:=[.G113]-[.$B113]" office:value-type="float" office:value="10.0571310520172" calcext:value-type="float">
            <text:p>10.05713105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3185.23429" calcext:value-type="float">
            <text:p>1443143185.23429</text:p>
          </table:table-cell>
          <table:table-cell office:value-type="float" office:value="4384" calcext:value-type="float">
            <text:p>4384</text:p>
          </table:table-cell>
          <table:table-cell table:formula="of:=[.B114]-[.$B$2]" office:value-type="float" office:value="5.23410987854004" calcext:value-type="float">
            <text:p>5.2341098785</text:p>
          </table:table-cell>
          <table:table-cell table:formula="of:=[.C114]/([.D114]-[.D113])" office:value-type="float" office:value="104673.156538718" calcext:value-type="float">
            <text:p>104673.156538718</text:p>
          </table:table-cell>
          <table:table-cell/>
          <table:table-cell office:value-type="float" office:value="1443143195.2894" calcext:value-type="float">
            <text:p>1443143195.2894</text:p>
          </table:table-cell>
          <table:table-cell table:formula="of:=[.G114]-[.$B$2]" office:value-type="float" office:value="15.2892279624939" calcext:value-type="float">
            <text:p>15.2892279625</text:p>
          </table:table-cell>
          <table:table-cell table:formula="of:=[.C114]/([.H114]-[.H113])" office:value-type="float" office:value="109957.953523974" calcext:value-type="float">
            <text:p>109957.953523974</text:p>
          </table:table-cell>
          <table:table-cell table:formula="of:=[.G114]-[.$B114]" office:value-type="float" office:value="10.0551180839539" calcext:value-type="float">
            <text:p>10.05511808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3185.27617" calcext:value-type="float">
            <text:p>1443143185.27617</text:p>
          </table:table-cell>
          <table:table-cell office:value-type="float" office:value="4384" calcext:value-type="float">
            <text:p>4384</text:p>
          </table:table-cell>
          <table:table-cell table:formula="of:=[.B115]-[.$B$2]" office:value-type="float" office:value="5.27599358558655" calcext:value-type="float">
            <text:p>5.2759935856</text:p>
          </table:table-cell>
          <table:table-cell table:formula="of:=[.C115]/([.D115]-[.D114])" office:value-type="float" office:value="104670.773175161" calcext:value-type="float">
            <text:p>104670.773175161</text:p>
          </table:table-cell>
          <table:table-cell/>
          <table:table-cell office:value-type="float" office:value="1443143195.3293" calcext:value-type="float">
            <text:p>1443143195.3293</text:p>
          </table:table-cell>
          <table:table-cell table:formula="of:=[.G115]-[.$B$2]" office:value-type="float" office:value="15.329124212265" calcext:value-type="float">
            <text:p>15.3291242123</text:p>
          </table:table-cell>
          <table:table-cell table:formula="of:=[.C115]/([.H115]-[.H114])" office:value-type="float" office:value="109885.014886128" calcext:value-type="float">
            <text:p>109885.014886128</text:p>
          </table:table-cell>
          <table:table-cell table:formula="of:=[.G115]-[.$B115]" office:value-type="float" office:value="10.0531306266785" calcext:value-type="float">
            <text:p>10.053130626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3185.31806" calcext:value-type="float">
            <text:p>1443143185.31806</text:p>
          </table:table-cell>
          <table:table-cell office:value-type="float" office:value="4384" calcext:value-type="float">
            <text:p>4384</text:p>
          </table:table-cell>
          <table:table-cell table:formula="of:=[.B116]-[.$B$2]" office:value-type="float" office:value="5.31787848472595" calcext:value-type="float">
            <text:p>5.3178784847</text:p>
          </table:table-cell>
          <table:table-cell table:formula="of:=[.C116]/([.D116]-[.D115])" office:value-type="float" office:value="104667.794123339" calcext:value-type="float">
            <text:p>104667.794123339</text:p>
          </table:table-cell>
          <table:table-cell/>
          <table:table-cell office:value-type="float" office:value="1443143195.36919" calcext:value-type="float">
            <text:p>1443143195.36919</text:p>
          </table:table-cell>
          <table:table-cell table:formula="of:=[.G116]-[.$B$2]" office:value-type="float" office:value="15.3690173625946" calcext:value-type="float">
            <text:p>15.3690173626</text:p>
          </table:table-cell>
          <table:table-cell table:formula="of:=[.C116]/([.H116]-[.H115])" office:value-type="float" office:value="109893.552245942" calcext:value-type="float">
            <text:p>109893.552245942</text:p>
          </table:table-cell>
          <table:table-cell table:formula="of:=[.G116]-[.$B116]" office:value-type="float" office:value="10.0511388778687" calcext:value-type="float">
            <text:p>10.051138877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3185.35999" calcext:value-type="float">
            <text:p>1443143185.35999</text:p>
          </table:table-cell>
          <table:table-cell office:value-type="float" office:value="4384" calcext:value-type="float">
            <text:p>4384</text:p>
          </table:table-cell>
          <table:table-cell table:formula="of:=[.B117]-[.$B$2]" office:value-type="float" office:value="5.35981154441834" calcext:value-type="float">
            <text:p>5.3598115444</text:p>
          </table:table-cell>
          <table:table-cell table:formula="of:=[.C117]/([.D117]-[.D116])" office:value-type="float" office:value="104547.58207869" calcext:value-type="float">
            <text:p>104547.58207869</text:p>
          </table:table-cell>
          <table:table-cell/>
          <table:table-cell office:value-type="float" office:value="1443143195.40908" calcext:value-type="float">
            <text:p>1443143195.40908</text:p>
          </table:table-cell>
          <table:table-cell table:formula="of:=[.G117]-[.$B$2]" office:value-type="float" office:value="15.4089043140411" calcext:value-type="float">
            <text:p>15.408904314</text:p>
          </table:table-cell>
          <table:table-cell table:formula="of:=[.C117]/([.H117]-[.H116])" office:value-type="float" office:value="109910.630945977" calcext:value-type="float">
            <text:p>109910.630945977</text:p>
          </table:table-cell>
          <table:table-cell table:formula="of:=[.G117]-[.$B117]" office:value-type="float" office:value="10.0490927696228" calcext:value-type="float">
            <text:p>10.049092769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3185.40187" calcext:value-type="float">
            <text:p>1443143185.40187</text:p>
          </table:table-cell>
          <table:table-cell office:value-type="float" office:value="4384" calcext:value-type="float">
            <text:p>4384</text:p>
          </table:table-cell>
          <table:table-cell table:formula="of:=[.B118]-[.$B$2]" office:value-type="float" office:value="5.40169405937195" calcext:value-type="float">
            <text:p>5.4016940594</text:p>
          </table:table-cell>
          <table:table-cell table:formula="of:=[.C118]/([.D118]-[.D117])" office:value-type="float" office:value="104673.752396566" calcext:value-type="float">
            <text:p>104673.752396566</text:p>
          </table:table-cell>
          <table:table-cell/>
          <table:table-cell office:value-type="float" office:value="1443143195.44898" calcext:value-type="float">
            <text:p>1443143195.44898</text:p>
          </table:table-cell>
          <table:table-cell table:formula="of:=[.G118]-[.$B$2]" office:value-type="float" office:value="15.4488017559052" calcext:value-type="float">
            <text:p>15.4488017559</text:p>
          </table:table-cell>
          <table:table-cell table:formula="of:=[.C118]/([.H118]-[.H117])" office:value-type="float" office:value="109881.731639397" calcext:value-type="float">
            <text:p>109881.731639397</text:p>
          </table:table-cell>
          <table:table-cell table:formula="of:=[.G118]-[.$B118]" office:value-type="float" office:value="10.0471076965332" calcext:value-type="float">
            <text:p>10.047107696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3185.44375" calcext:value-type="float">
            <text:p>1443143185.44375</text:p>
          </table:table-cell>
          <table:table-cell office:value-type="float" office:value="4384" calcext:value-type="float">
            <text:p>4384</text:p>
          </table:table-cell>
          <table:table-cell table:formula="of:=[.B119]-[.$B$2]" office:value-type="float" office:value="5.4435772895813" calcext:value-type="float">
            <text:p>5.4435772896</text:p>
          </table:table-cell>
          <table:table-cell table:formula="of:=[.C119]/([.D119]-[.D118])" office:value-type="float" office:value="104671.964843372" calcext:value-type="float">
            <text:p>104671.964843372</text:p>
          </table:table-cell>
          <table:table-cell/>
          <table:table-cell office:value-type="float" office:value="1443143195.48886" calcext:value-type="float">
            <text:p>1443143195.48886</text:p>
          </table:table-cell>
          <table:table-cell table:formula="of:=[.G119]-[.$B$2]" office:value-type="float" office:value="15.4886863231659" calcext:value-type="float">
            <text:p>15.4886863232</text:p>
          </table:table-cell>
          <table:table-cell table:formula="of:=[.C119]/([.H119]-[.H118])" office:value-type="float" office:value="109917.201090335" calcext:value-type="float">
            <text:p>109917.201090335</text:p>
          </table:table-cell>
          <table:table-cell table:formula="of:=[.G119]-[.$B119]" office:value-type="float" office:value="10.0451090335846" calcext:value-type="float">
            <text:p>10.045109033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3185.48564" calcext:value-type="float">
            <text:p>1443143185.48564</text:p>
          </table:table-cell>
          <table:table-cell office:value-type="float" office:value="4384" calcext:value-type="float">
            <text:p>4384</text:p>
          </table:table-cell>
          <table:table-cell table:formula="of:=[.B120]-[.$B$2]" office:value-type="float" office:value="5.4854621887207" calcext:value-type="float">
            <text:p>5.4854621887</text:p>
          </table:table-cell>
          <table:table-cell table:formula="of:=[.C120]/([.D120]-[.D119])" office:value-type="float" office:value="104667.794123339" calcext:value-type="float">
            <text:p>104667.794123339</text:p>
          </table:table-cell>
          <table:table-cell/>
          <table:table-cell office:value-type="float" office:value="1443143195.52876" calcext:value-type="float">
            <text:p>1443143195.52876</text:p>
          </table:table-cell>
          <table:table-cell table:formula="of:=[.G120]-[.$B$2]" office:value-type="float" office:value="15.5285844802856" calcext:value-type="float">
            <text:p>15.5285844803</text:p>
          </table:table-cell>
          <table:table-cell table:formula="of:=[.C120]/([.H120]-[.H119])" office:value-type="float" office:value="109879.761785533" calcext:value-type="float">
            <text:p>109879.761785533</text:p>
          </table:table-cell>
          <table:table-cell table:formula="of:=[.G120]-[.$B120]" office:value-type="float" office:value="10.0431222915649" calcext:value-type="float">
            <text:p>10.04312229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3185.52753" calcext:value-type="float">
            <text:p>1443143185.52753</text:p>
          </table:table-cell>
          <table:table-cell office:value-type="float" office:value="4384" calcext:value-type="float">
            <text:p>4384</text:p>
          </table:table-cell>
          <table:table-cell table:formula="of:=[.B121]-[.$B$2]" office:value-type="float" office:value="5.52734923362732" calcext:value-type="float">
            <text:p>5.5273492336</text:p>
          </table:table-cell>
          <table:table-cell table:formula="of:=[.C121]/([.D121]-[.D120])" office:value-type="float" office:value="104662.432257367" calcext:value-type="float">
            <text:p>104662.432257367</text:p>
          </table:table-cell>
          <table:table-cell/>
          <table:table-cell office:value-type="float" office:value="1443143195.56863" calcext:value-type="float">
            <text:p>1443143195.56863</text:p>
          </table:table-cell>
          <table:table-cell table:formula="of:=[.G121]-[.$B$2]" office:value-type="float" office:value="15.5684487819672" calcext:value-type="float">
            <text:p>15.568448782</text:p>
          </table:table-cell>
          <table:table-cell table:formula="of:=[.C121]/([.H121]-[.H120])" office:value-type="float" office:value="109973.079047625" calcext:value-type="float">
            <text:p>109973.079047625</text:p>
          </table:table-cell>
          <table:table-cell table:formula="of:=[.G121]-[.$B121]" office:value-type="float" office:value="10.0410995483398" calcext:value-type="float">
            <text:p>10.041099548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3185.56941" calcext:value-type="float">
            <text:p>1443143185.56941</text:p>
          </table:table-cell>
          <table:table-cell office:value-type="float" office:value="4384" calcext:value-type="float">
            <text:p>4384</text:p>
          </table:table-cell>
          <table:table-cell table:formula="of:=[.B122]-[.$B$2]" office:value-type="float" office:value="5.56922960281372" calcext:value-type="float">
            <text:p>5.5692296028</text:p>
          </table:table-cell>
          <table:table-cell table:formula="of:=[.C122]/([.D122]-[.D121])" office:value-type="float" office:value="104679.115422495" calcext:value-type="float">
            <text:p>104679.115422495</text:p>
          </table:table-cell>
          <table:table-cell/>
          <table:table-cell office:value-type="float" office:value="1443143195.6086" calcext:value-type="float">
            <text:p>1443143195.6086</text:p>
          </table:table-cell>
          <table:table-cell table:formula="of:=[.G122]-[.$B$2]" office:value-type="float" office:value="15.6084272861481" calcext:value-type="float">
            <text:p>15.6084272861</text:p>
          </table:table-cell>
          <table:table-cell table:formula="of:=[.C122]/([.H122]-[.H121])" office:value-type="float" office:value="109658.930213142" calcext:value-type="float">
            <text:p>109658.930213142</text:p>
          </table:table-cell>
          <table:table-cell table:formula="of:=[.G122]-[.$B122]" office:value-type="float" office:value="10.0391976833344" calcext:value-type="float">
            <text:p>10.039197683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3185.61129" calcext:value-type="float">
            <text:p>1443143185.61129</text:p>
          </table:table-cell>
          <table:table-cell office:value-type="float" office:value="4384" calcext:value-type="float">
            <text:p>4384</text:p>
          </table:table-cell>
          <table:table-cell table:formula="of:=[.B123]-[.$B$2]" office:value-type="float" office:value="5.61111521720886" calcext:value-type="float">
            <text:p>5.6111152172</text:p>
          </table:table-cell>
          <table:table-cell table:formula="of:=[.C123]/([.D123]-[.D122])" office:value-type="float" office:value="104666.006773641" calcext:value-type="float">
            <text:p>104666.006773641</text:p>
          </table:table-cell>
          <table:table-cell/>
          <table:table-cell office:value-type="float" office:value="1443143195.64838" calcext:value-type="float">
            <text:p>1443143195.64838</text:p>
          </table:table-cell>
          <table:table-cell table:formula="of:=[.G123]-[.$B$2]" office:value-type="float" office:value="15.6481995582581" calcext:value-type="float">
            <text:p>15.6481995583</text:p>
          </table:table-cell>
          <table:table-cell table:formula="of:=[.C123]/([.H123]-[.H122])" office:value-type="float" office:value="110227.547168454" calcext:value-type="float">
            <text:p>110227.547168454</text:p>
          </table:table-cell>
          <table:table-cell table:formula="of:=[.G123]-[.$B123]" office:value-type="float" office:value="10.0370843410492" calcext:value-type="float">
            <text:p>10.03708434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3185.65318" calcext:value-type="float">
            <text:p>1443143185.65318</text:p>
          </table:table-cell>
          <table:table-cell office:value-type="float" office:value="4384" calcext:value-type="float">
            <text:p>4384</text:p>
          </table:table-cell>
          <table:table-cell table:formula="of:=[.B124]-[.$B$2]" office:value-type="float" office:value="5.6530077457428" calcext:value-type="float">
            <text:p>5.6530077457</text:p>
          </table:table-cell>
          <table:table-cell table:formula="of:=[.C124]/([.D124]-[.D123])" office:value-type="float" office:value="104648.732206477" calcext:value-type="float">
            <text:p>104648.732206477</text:p>
          </table:table-cell>
          <table:table-cell/>
          <table:table-cell office:value-type="float" office:value="1443143195.6884" calcext:value-type="float">
            <text:p>1443143195.6884</text:p>
          </table:table-cell>
          <table:table-cell table:formula="of:=[.G124]-[.$B$2]" office:value-type="float" office:value="15.6882247924805" calcext:value-type="float">
            <text:p>15.6882247925</text:p>
          </table:table-cell>
          <table:table-cell table:formula="of:=[.C124]/([.H124]-[.H123])" office:value-type="float" office:value="109530.901821561" calcext:value-type="float">
            <text:p>109530.901821561</text:p>
          </table:table-cell>
          <table:table-cell table:formula="of:=[.G124]-[.$B124]" office:value-type="float" office:value="10.0352170467377" calcext:value-type="float">
            <text:p>10.035217046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3185.69507" calcext:value-type="float">
            <text:p>1443143185.69507</text:p>
          </table:table-cell>
          <table:table-cell office:value-type="float" office:value="4384" calcext:value-type="float">
            <text:p>4384</text:p>
          </table:table-cell>
          <table:table-cell table:formula="of:=[.B125]-[.$B$2]" office:value-type="float" office:value="5.69489145278931" calcext:value-type="float">
            <text:p>5.6948914528</text:p>
          </table:table-cell>
          <table:table-cell table:formula="of:=[.C125]/([.D125]-[.D124])" office:value-type="float" office:value="104670.773175161" calcext:value-type="float">
            <text:p>104670.773175161</text:p>
          </table:table-cell>
          <table:table-cell/>
          <table:table-cell office:value-type="float" office:value="1443143195.72823" calcext:value-type="float">
            <text:p>1443143195.72823</text:p>
          </table:table-cell>
          <table:table-cell table:formula="of:=[.G125]-[.$B$2]" office:value-type="float" office:value="15.7280521392822" calcext:value-type="float">
            <text:p>15.7280521393</text:p>
          </table:table-cell>
          <table:table-cell table:formula="of:=[.C125]/([.H125]-[.H124])" office:value-type="float" office:value="110075.120540204" calcext:value-type="float">
            <text:p>110075.120540204</text:p>
          </table:table-cell>
          <table:table-cell table:formula="of:=[.G125]-[.$B125]" office:value-type="float" office:value="10.0331606864929" calcext:value-type="float">
            <text:p>10.033160686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3185.73695" calcext:value-type="float">
            <text:p>1443143185.73695</text:p>
          </table:table-cell>
          <table:table-cell office:value-type="float" office:value="4384" calcext:value-type="float">
            <text:p>4384</text:p>
          </table:table-cell>
          <table:table-cell table:formula="of:=[.B126]-[.$B$2]" office:value-type="float" office:value="5.73677539825439" calcext:value-type="float">
            <text:p>5.7367753983</text:p>
          </table:table-cell>
          <table:table-cell table:formula="of:=[.C126]/([.D126]-[.D125])" office:value-type="float" office:value="104670.17735123" calcext:value-type="float">
            <text:p>104670.17735123</text:p>
          </table:table-cell>
          <table:table-cell/>
          <table:table-cell office:value-type="float" office:value="1443143195.76813" calcext:value-type="float">
            <text:p>1443143195.76813</text:p>
          </table:table-cell>
          <table:table-cell table:formula="of:=[.G126]-[.$B$2]" office:value-type="float" office:value="15.7679543495178" calcext:value-type="float">
            <text:p>15.7679543495</text:p>
          </table:table-cell>
          <table:table-cell table:formula="of:=[.C126]/([.H126]-[.H125])" office:value-type="float" office:value="109868.600614237" calcext:value-type="float">
            <text:p>109868.600614237</text:p>
          </table:table-cell>
          <table:table-cell table:formula="of:=[.G126]-[.$B126]" office:value-type="float" office:value="10.0311789512634" calcext:value-type="float">
            <text:p>10.031178951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3185.77884" calcext:value-type="float">
            <text:p>1443143185.77884</text:p>
          </table:table-cell>
          <table:table-cell office:value-type="float" office:value="4384" calcext:value-type="float">
            <text:p>4384</text:p>
          </table:table-cell>
          <table:table-cell table:formula="of:=[.B127]-[.$B$2]" office:value-type="float" office:value="5.7786591053009" calcext:value-type="float">
            <text:p>5.7786591053</text:p>
          </table:table-cell>
          <table:table-cell table:formula="of:=[.C127]/([.D127]-[.D126])" office:value-type="float" office:value="104670.773175161" calcext:value-type="float">
            <text:p>104670.773175161</text:p>
          </table:table-cell>
          <table:table-cell/>
          <table:table-cell office:value-type="float" office:value="1443143195.80801" calcext:value-type="float">
            <text:p>1443143195.80801</text:p>
          </table:table-cell>
          <table:table-cell table:formula="of:=[.G127]-[.$B$2]" office:value-type="float" office:value="15.8078286647797" calcext:value-type="float">
            <text:p>15.8078286648</text:p>
          </table:table-cell>
          <table:table-cell table:formula="of:=[.C127]/([.H127]-[.H126])" office:value-type="float" office:value="109945.461664026" calcext:value-type="float">
            <text:p>109945.461664026</text:p>
          </table:table-cell>
          <table:table-cell table:formula="of:=[.G127]-[.$B127]" office:value-type="float" office:value="10.0291695594788" calcext:value-type="float">
            <text:p>10.029169559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3185.82072" calcext:value-type="float">
            <text:p>1443143185.82072</text:p>
          </table:table-cell>
          <table:table-cell office:value-type="float" office:value="4384" calcext:value-type="float">
            <text:p>4384</text:p>
          </table:table-cell>
          <table:table-cell table:formula="of:=[.B128]-[.$B$2]" office:value-type="float" office:value="5.82054495811462" calcext:value-type="float">
            <text:p>5.8205449581</text:p>
          </table:table-cell>
          <table:table-cell table:formula="of:=[.C128]/([.D128]-[.D127])" office:value-type="float" office:value="104665.411003973" calcext:value-type="float">
            <text:p>104665.411003973</text:p>
          </table:table-cell>
          <table:table-cell/>
          <table:table-cell office:value-type="float" office:value="1443143195.84787" calcext:value-type="float">
            <text:p>1443143195.84787</text:p>
          </table:table-cell>
          <table:table-cell table:formula="of:=[.G128]-[.$B$2]" office:value-type="float" office:value="15.8476884365082" calcext:value-type="float">
            <text:p>15.8476884365</text:p>
          </table:table-cell>
          <table:table-cell table:formula="of:=[.C128]/([.H128]-[.H127])" office:value-type="float" office:value="109985.57718442" calcext:value-type="float">
            <text:p>109985.57718442</text:p>
          </table:table-cell>
          <table:table-cell table:formula="of:=[.G128]-[.$B128]" office:value-type="float" office:value="10.0271434783936" calcext:value-type="float">
            <text:p>10.027143478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3185.86262" calcext:value-type="float">
            <text:p>1443143185.86262</text:p>
          </table:table-cell>
          <table:table-cell office:value-type="float" office:value="4384" calcext:value-type="float">
            <text:p>4384</text:p>
          </table:table-cell>
          <table:table-cell table:formula="of:=[.B129]-[.$B$2]" office:value-type="float" office:value="5.86243867874146" calcext:value-type="float">
            <text:p>5.8624386787</text:p>
          </table:table-cell>
          <table:table-cell table:formula="of:=[.C129]/([.D129]-[.D128])" office:value-type="float" office:value="104645.754409128" calcext:value-type="float">
            <text:p>104645.754409128</text:p>
          </table:table-cell>
          <table:table-cell/>
          <table:table-cell office:value-type="float" office:value="1443143195.88786" calcext:value-type="float">
            <text:p>1443143195.88786</text:p>
          </table:table-cell>
          <table:table-cell table:formula="of:=[.G129]-[.$B$2]" office:value-type="float" office:value="15.8876852989197" calcext:value-type="float">
            <text:p>15.8876852989</text:p>
          </table:table-cell>
          <table:table-cell table:formula="of:=[.C129]/([.H129]-[.H128])" office:value-type="float" office:value="109608.597666891" calcext:value-type="float">
            <text:p>109608.597666891</text:p>
          </table:table-cell>
          <table:table-cell table:formula="of:=[.G129]-[.$B129]" office:value-type="float" office:value="10.0252466201782" calcext:value-type="float">
            <text:p>10.025246620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3185.90458" calcext:value-type="float">
            <text:p>1443143185.90458</text:p>
          </table:table-cell>
          <table:table-cell office:value-type="float" office:value="4384" calcext:value-type="float">
            <text:p>4384</text:p>
          </table:table-cell>
          <table:table-cell table:formula="of:=[.B130]-[.$B$2]" office:value-type="float" office:value="5.90440487861633" calcext:value-type="float">
            <text:p>5.9044048786</text:p>
          </table:table-cell>
          <table:table-cell table:formula="of:=[.C130]/([.D130]-[.D129])" office:value-type="float" office:value="104465.02216238" calcext:value-type="float">
            <text:p>104465.02216238</text:p>
          </table:table-cell>
          <table:table-cell/>
          <table:table-cell office:value-type="float" office:value="1443143195.9277" calcext:value-type="float">
            <text:p>1443143195.9277</text:p>
          </table:table-cell>
          <table:table-cell table:formula="of:=[.G130]-[.$B$2]" office:value-type="float" office:value="15.9275190830231" calcext:value-type="float">
            <text:p>15.927519083</text:p>
          </table:table-cell>
          <table:table-cell table:formula="of:=[.C130]/([.H130]-[.H129])" office:value-type="float" office:value="110057.331952716" calcext:value-type="float">
            <text:p>110057.331952716</text:p>
          </table:table-cell>
          <table:table-cell table:formula="of:=[.G130]-[.$B130]" office:value-type="float" office:value="10.0231142044067" calcext:value-type="float">
            <text:p>10.023114204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3185.94647" calcext:value-type="float">
            <text:p>1443143185.94647</text:p>
          </table:table-cell>
          <table:table-cell office:value-type="float" office:value="4384" calcext:value-type="float">
            <text:p>4384</text:p>
          </table:table-cell>
          <table:table-cell table:formula="of:=[.B131]-[.$B$2]" office:value-type="float" office:value="5.94629311561585" calcext:value-type="float">
            <text:p>5.9462931156</text:p>
          </table:table-cell>
          <table:table-cell table:formula="of:=[.C131]/([.D131]-[.D130])" office:value-type="float" office:value="104659.453680304" calcext:value-type="float">
            <text:p>104659.453680304</text:p>
          </table:table-cell>
          <table:table-cell/>
          <table:table-cell office:value-type="float" office:value="1443143195.96761" calcext:value-type="float">
            <text:p>1443143195.96761</text:p>
          </table:table-cell>
          <table:table-cell table:formula="of:=[.G131]-[.$B$2]" office:value-type="float" office:value="15.9674291610718" calcext:value-type="float">
            <text:p>15.9674291611</text:p>
          </table:table-cell>
          <table:table-cell table:formula="of:=[.C131]/([.H131]-[.H130])" office:value-type="float" office:value="109846.941282595" calcext:value-type="float">
            <text:p>109846.941282595</text:p>
          </table:table-cell>
          <table:table-cell table:formula="of:=[.G131]-[.$B131]" office:value-type="float" office:value="10.0211360454559" calcext:value-type="float">
            <text:p>10.021136045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3185.98841" calcext:value-type="float">
            <text:p>1443143185.98841</text:p>
          </table:table-cell>
          <table:table-cell office:value-type="float" office:value="4384" calcext:value-type="float">
            <text:p>4384</text:p>
          </table:table-cell>
          <table:table-cell table:formula="of:=[.B132]-[.$B$2]" office:value-type="float" office:value="5.98823499679565" calcext:value-type="float">
            <text:p>5.9882349968</text:p>
          </table:table-cell>
          <table:table-cell table:formula="of:=[.C132]/([.D132]-[.D131])" office:value-type="float" office:value="104525.592955769" calcext:value-type="float">
            <text:p>104525.592955769</text:p>
          </table:table-cell>
          <table:table-cell/>
          <table:table-cell office:value-type="float" office:value="1443143196.00753" calcext:value-type="float">
            <text:p>1443143196.00753</text:p>
          </table:table-cell>
          <table:table-cell table:formula="of:=[.G132]-[.$B$2]" office:value-type="float" office:value="16.0073554515839" calcext:value-type="float">
            <text:p>16.0073554516</text:p>
          </table:table-cell>
          <table:table-cell table:formula="of:=[.C132]/([.H132]-[.H131])" office:value-type="float" office:value="109802.336850528" calcext:value-type="float">
            <text:p>109802.336850528</text:p>
          </table:table-cell>
          <table:table-cell table:formula="of:=[.G132]-[.$B132]" office:value-type="float" office:value="10.0191204547882" calcext:value-type="float">
            <text:p>10.019120454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3186.02895" calcext:value-type="float">
            <text:p>1443143186.02895</text:p>
          </table:table-cell>
          <table:table-cell office:value-type="float" office:value="4384" calcext:value-type="float">
            <text:p>4384</text:p>
          </table:table-cell>
          <table:table-cell table:formula="of:=[.B133]-[.$B$2]" office:value-type="float" office:value="6.02877163887024" calcext:value-type="float">
            <text:p>6.0287716389</text:p>
          </table:table-cell>
          <table:table-cell table:formula="of:=[.C133]/([.D133]-[.D132])" office:value-type="float" office:value="108149.06651453" calcext:value-type="float">
            <text:p>108149.06651453</text:p>
          </table:table-cell>
          <table:table-cell/>
          <table:table-cell office:value-type="float" office:value="1443143196.01984" calcext:value-type="float">
            <text:p>1443143196.01984</text:p>
          </table:table-cell>
          <table:table-cell table:formula="of:=[.G133]-[.$B$2]" office:value-type="float" office:value="16.0196583271027" calcext:value-type="float">
            <text:p>16.0196583271</text:p>
          </table:table-cell>
          <table:table-cell table:formula="of:=[.C133]/([.H133]-[.H132])" office:value-type="float" office:value="356339.458470602" calcext:value-type="float">
            <text:p>356339.458470602</text:p>
          </table:table-cell>
          <table:table-cell table:formula="of:=[.G133]-[.$B133]" office:value-type="float" office:value="9.99088668823242" calcext:value-type="float">
            <text:p>9.990886688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3186.06894" calcext:value-type="float">
            <text:p>1443143186.06894</text:p>
          </table:table-cell>
          <table:table-cell office:value-type="float" office:value="4384" calcext:value-type="float">
            <text:p>4384</text:p>
          </table:table-cell>
          <table:table-cell table:formula="of:=[.B134]-[.$B$2]" office:value-type="float" office:value="6.06876564025879" calcext:value-type="float">
            <text:p>6.0687656403</text:p>
          </table:table-cell>
          <table:table-cell table:formula="of:=[.C134]/([.D134]-[.D133])" office:value-type="float" office:value="109616.438660602" calcext:value-type="float">
            <text:p>109616.438660602</text:p>
          </table:table-cell>
          <table:table-cell/>
          <table:table-cell office:value-type="float" office:value="1443143196.03215" calcext:value-type="float">
            <text:p>1443143196.03215</text:p>
          </table:table-cell>
          <table:table-cell table:formula="of:=[.G134]-[.$B$2]" office:value-type="float" office:value="16.031970500946" calcext:value-type="float">
            <text:p>16.0319705009</text:p>
          </table:table-cell>
          <table:table-cell table:formula="of:=[.C134]/([.H134]-[.H133])" office:value-type="float" office:value="356070.345965415" calcext:value-type="float">
            <text:p>356070.345965415</text:p>
          </table:table-cell>
          <table:table-cell table:formula="of:=[.G134]-[.$B134]" office:value-type="float" office:value="9.96320486068726" calcext:value-type="float">
            <text:p>9.963204860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3186.10894" calcext:value-type="float">
            <text:p>1443143186.10894</text:p>
          </table:table-cell>
          <table:table-cell office:value-type="float" office:value="4384" calcext:value-type="float">
            <text:p>4384</text:p>
          </table:table-cell>
          <table:table-cell table:formula="of:=[.B135]-[.$B$2]" office:value-type="float" office:value="6.10875916481018" calcext:value-type="float">
            <text:p>6.1087591648</text:p>
          </table:table-cell>
          <table:table-cell table:formula="of:=[.C135]/([.D135]-[.D134])" office:value-type="float" office:value="109617.745601955" calcext:value-type="float">
            <text:p>109617.745601955</text:p>
          </table:table-cell>
          <table:table-cell/>
          <table:table-cell office:value-type="float" office:value="1443143196.05473" calcext:value-type="float">
            <text:p>1443143196.05473</text:p>
          </table:table-cell>
          <table:table-cell table:formula="of:=[.G135]-[.$B$2]" office:value-type="float" office:value="16.0545566082001" calcext:value-type="float">
            <text:p>16.0545566082</text:p>
          </table:table-cell>
          <table:table-cell table:formula="of:=[.C135]/([.H135]-[.H134])" office:value-type="float" office:value="194101.619667909" calcext:value-type="float">
            <text:p>194101.619667909</text:p>
          </table:table-cell>
          <table:table-cell table:formula="of:=[.G135]-[.$B135]" office:value-type="float" office:value="9.94579744338989" calcext:value-type="float">
            <text:p>9.94579744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3186.14892" calcext:value-type="float">
            <text:p>1443143186.14892</text:p>
          </table:table-cell>
          <table:table-cell office:value-type="float" office:value="4384" calcext:value-type="float">
            <text:p>4384</text:p>
          </table:table-cell>
          <table:table-cell table:formula="of:=[.B136]-[.$B$2]" office:value-type="float" office:value="6.14874649047852" calcext:value-type="float">
            <text:p>6.1487464905</text:p>
          </table:table-cell>
          <table:table-cell table:formula="of:=[.C136]/([.D136]-[.D135])" office:value-type="float" office:value="109634.738676" calcext:value-type="float">
            <text:p>109634.738676</text:p>
          </table:table-cell>
          <table:table-cell/>
          <table:table-cell office:value-type="float" office:value="1443143196.09134" calcext:value-type="float">
            <text:p>1443143196.09134</text:p>
          </table:table-cell>
          <table:table-cell table:formula="of:=[.G136]-[.$B$2]" office:value-type="float" office:value="16.0911667346954" calcext:value-type="float">
            <text:p>16.0911667347</text:p>
          </table:table-cell>
          <table:table-cell table:formula="of:=[.C136]/([.H136]-[.H135])" office:value-type="float" office:value="119748.288784402" calcext:value-type="float">
            <text:p>119748.288784402</text:p>
          </table:table-cell>
          <table:table-cell table:formula="of:=[.G136]-[.$B136]" office:value-type="float" office:value="9.94242024421692" calcext:value-type="float">
            <text:p>9.942420244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3186.18889" calcext:value-type="float">
            <text:p>1443143186.18889</text:p>
          </table:table-cell>
          <table:table-cell office:value-type="float" office:value="4384" calcext:value-type="float">
            <text:p>4384</text:p>
          </table:table-cell>
          <table:table-cell table:formula="of:=[.B137]-[.$B$2]" office:value-type="float" office:value="6.18871283531189" calcext:value-type="float">
            <text:p>6.1887128353</text:p>
          </table:table-cell>
          <table:table-cell table:formula="of:=[.C137]/([.D137]-[.D136])" office:value-type="float" office:value="109692.292809802" calcext:value-type="float">
            <text:p>109692.292809802</text:p>
          </table:table-cell>
          <table:table-cell/>
          <table:table-cell office:value-type="float" office:value="1443143196.12791" calcext:value-type="float">
            <text:p>1443143196.12791</text:p>
          </table:table-cell>
          <table:table-cell table:formula="of:=[.G137]-[.$B$2]" office:value-type="float" office:value="16.1277320384979" calcext:value-type="float">
            <text:p>16.1277320385</text:p>
          </table:table-cell>
          <table:table-cell table:formula="of:=[.C137]/([.H137]-[.H136])" office:value-type="float" office:value="119895.079326578" calcext:value-type="float">
            <text:p>119895.079326578</text:p>
          </table:table-cell>
          <table:table-cell table:formula="of:=[.G137]-[.$B137]" office:value-type="float" office:value="9.93901920318604" calcext:value-type="float">
            <text:p>9.939019203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3186.22889" calcext:value-type="float">
            <text:p>1443143186.22889</text:p>
          </table:table-cell>
          <table:table-cell office:value-type="float" office:value="4384" calcext:value-type="float">
            <text:p>4384</text:p>
          </table:table-cell>
          <table:table-cell table:formula="of:=[.B138]-[.$B$2]" office:value-type="float" office:value="6.22871351242065" calcext:value-type="float">
            <text:p>6.2287135124</text:p>
          </table:table-cell>
          <table:table-cell table:formula="of:=[.C138]/([.D138]-[.D137])" office:value-type="float" office:value="109598.14475339" calcext:value-type="float">
            <text:p>109598.14475339</text:p>
          </table:table-cell>
          <table:table-cell/>
          <table:table-cell office:value-type="float" office:value="1443143196.16444" calcext:value-type="float">
            <text:p>1443143196.16444</text:p>
          </table:table-cell>
          <table:table-cell table:formula="of:=[.G138]-[.$B$2]" office:value-type="float" office:value="16.1642594337463" calcext:value-type="float">
            <text:p>16.1642594337</text:p>
          </table:table-cell>
          <table:table-cell table:formula="of:=[.C138]/([.H138]-[.H137])" office:value-type="float" office:value="120019.507829277" calcext:value-type="float">
            <text:p>120019.507829277</text:p>
          </table:table-cell>
          <table:table-cell table:formula="of:=[.G138]-[.$B138]" office:value-type="float" office:value="9.93554592132568" calcext:value-type="float">
            <text:p>9.935545921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3186.26889" calcext:value-type="float">
            <text:p>1443143186.26889</text:p>
          </table:table-cell>
          <table:table-cell office:value-type="float" office:value="4384" calcext:value-type="float">
            <text:p>4384</text:p>
          </table:table-cell>
          <table:table-cell table:formula="of:=[.B139]-[.$B$2]" office:value-type="float" office:value="6.26871371269226" calcext:value-type="float">
            <text:p>6.2687137127</text:p>
          </table:table-cell>
          <table:table-cell table:formula="of:=[.C139]/([.D139]-[.D138])" office:value-type="float" office:value="109599.451258546" calcext:value-type="float">
            <text:p>109599.451258546</text:p>
          </table:table-cell>
          <table:table-cell/>
          <table:table-cell office:value-type="float" office:value="1443143196.20104" calcext:value-type="float">
            <text:p>1443143196.20104</text:p>
          </table:table-cell>
          <table:table-cell table:formula="of:=[.G139]-[.$B$2]" office:value-type="float" office:value="16.2008655071259" calcext:value-type="float">
            <text:p>16.2008655071</text:p>
          </table:table-cell>
          <table:table-cell table:formula="of:=[.C139]/([.H139]-[.H138])" office:value-type="float" office:value="119761.54761393" calcext:value-type="float">
            <text:p>119761.54761393</text:p>
          </table:table-cell>
          <table:table-cell table:formula="of:=[.G139]-[.$B139]" office:value-type="float" office:value="9.93215179443359" calcext:value-type="float">
            <text:p>9.932151794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3186.30889" calcext:value-type="float">
            <text:p>1443143186.30889</text:p>
          </table:table-cell>
          <table:table-cell office:value-type="float" office:value="4384" calcext:value-type="float">
            <text:p>4384</text:p>
          </table:table-cell>
          <table:table-cell table:formula="of:=[.B140]-[.$B$2]" office:value-type="float" office:value="6.30871343612671" calcext:value-type="float">
            <text:p>6.3087134361</text:p>
          </table:table-cell>
          <table:table-cell table:formula="of:=[.C140]/([.D140]-[.D139])" office:value-type="float" office:value="109600.757794851" calcext:value-type="float">
            <text:p>109600.757794851</text:p>
          </table:table-cell>
          <table:table-cell/>
          <table:table-cell office:value-type="float" office:value="1443143196.23763" calcext:value-type="float">
            <text:p>1443143196.23763</text:p>
          </table:table-cell>
          <table:table-cell table:formula="of:=[.G140]-[.$B$2]" office:value-type="float" office:value="16.2374501228333" calcext:value-type="float">
            <text:p>16.2374501228</text:p>
          </table:table-cell>
          <table:table-cell table:formula="of:=[.C140]/([.H140]-[.H139])" office:value-type="float" office:value="119831.7903641" calcext:value-type="float">
            <text:p>119831.7903641</text:p>
          </table:table-cell>
          <table:table-cell table:formula="of:=[.G140]-[.$B140]" office:value-type="float" office:value="9.92873668670654" calcext:value-type="float">
            <text:p>9.928736686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3186.34889" calcext:value-type="float">
            <text:p>1443143186.34889</text:p>
          </table:table-cell>
          <table:table-cell office:value-type="float" office:value="4384" calcext:value-type="float">
            <text:p>4384</text:p>
          </table:table-cell>
          <table:table-cell table:formula="of:=[.B141]-[.$B$2]" office:value-type="float" office:value="6.34871220588684" calcext:value-type="float">
            <text:p>6.3487122059</text:p>
          </table:table-cell>
          <table:table-cell table:formula="of:=[.C141]/([.D141]-[.D140])" office:value-type="float" office:value="109603.370960916" calcext:value-type="float">
            <text:p>109603.370960916</text:p>
          </table:table-cell>
          <table:table-cell/>
          <table:table-cell office:value-type="float" office:value="1443143196.27419" calcext:value-type="float">
            <text:p>1443143196.27419</text:p>
          </table:table-cell>
          <table:table-cell table:formula="of:=[.G141]-[.$B$2]" office:value-type="float" office:value="16.2740106582642" calcext:value-type="float">
            <text:p>16.2740106583</text:p>
          </table:table-cell>
          <table:table-cell table:formula="of:=[.C141]/([.H141]-[.H140])" office:value-type="float" office:value="119910.716523418" calcext:value-type="float">
            <text:p>119910.716523418</text:p>
          </table:table-cell>
          <table:table-cell table:formula="of:=[.G141]-[.$B141]" office:value-type="float" office:value="9.92529845237732" calcext:value-type="float">
            <text:p>9.925298452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3186.38889" calcext:value-type="float">
            <text:p>1443143186.38889</text:p>
          </table:table-cell>
          <table:table-cell office:value-type="float" office:value="4384" calcext:value-type="float">
            <text:p>4384</text:p>
          </table:table-cell>
          <table:table-cell table:formula="of:=[.B142]-[.$B$2]" office:value-type="float" office:value="6.38871026039124" calcext:value-type="float">
            <text:p>6.3887102604</text:p>
          </table:table-cell>
          <table:table-cell table:formula="of:=[.C142]/([.D142]-[.D141])" office:value-type="float" office:value="109605.330917241" calcext:value-type="float">
            <text:p>109605.330917241</text:p>
          </table:table-cell>
          <table:table-cell/>
          <table:table-cell office:value-type="float" office:value="1443143196.31076" calcext:value-type="float">
            <text:p>1443143196.31076</text:p>
          </table:table-cell>
          <table:table-cell table:formula="of:=[.G142]-[.$B$2]" office:value-type="float" office:value="16.3105843067169" calcext:value-type="float">
            <text:p>16.3105843067</text:p>
          </table:table-cell>
          <table:table-cell table:formula="of:=[.C142]/([.H142]-[.H141])" office:value-type="float" office:value="119867.72404352" calcext:value-type="float">
            <text:p>119867.72404352</text:p>
          </table:table-cell>
          <table:table-cell table:formula="of:=[.G142]-[.$B142]" office:value-type="float" office:value="9.92187404632568" calcext:value-type="float">
            <text:p>9.921874046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3186.42886" calcext:value-type="float">
            <text:p>1443143186.42886</text:p>
          </table:table-cell>
          <table:table-cell office:value-type="float" office:value="4384" calcext:value-type="float">
            <text:p>4384</text:p>
          </table:table-cell>
          <table:table-cell table:formula="of:=[.B143]-[.$B$2]" office:value-type="float" office:value="6.42868208885193" calcext:value-type="float">
            <text:p>6.4286820889</text:p>
          </table:table-cell>
          <table:table-cell table:formula="of:=[.C143]/([.D143]-[.D142])" office:value-type="float" office:value="109677.244420056" calcext:value-type="float">
            <text:p>109677.244420056</text:p>
          </table:table-cell>
          <table:table-cell/>
          <table:table-cell office:value-type="float" office:value="1443143196.34733" calcext:value-type="float">
            <text:p>1443143196.34733</text:p>
          </table:table-cell>
          <table:table-cell table:formula="of:=[.G143]-[.$B$2]" office:value-type="float" office:value="16.3471517562866" calcext:value-type="float">
            <text:p>16.3471517563</text:p>
          </table:table-cell>
          <table:table-cell table:formula="of:=[.C143]/([.H143]-[.H142])" office:value-type="float" office:value="119888.0439185" calcext:value-type="float">
            <text:p>119888.0439185</text:p>
          </table:table-cell>
          <table:table-cell table:formula="of:=[.G143]-[.$B143]" office:value-type="float" office:value="9.91846966743469" calcext:value-type="float">
            <text:p>9.918469667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3186.46885" calcext:value-type="float">
            <text:p>1443143186.46885</text:p>
          </table:table-cell>
          <table:table-cell office:value-type="float" office:value="4384" calcext:value-type="float">
            <text:p>4384</text:p>
          </table:table-cell>
          <table:table-cell table:formula="of:=[.B144]-[.$B$2]" office:value-type="float" office:value="6.46866869926453" calcext:value-type="float">
            <text:p>6.4686686993</text:p>
          </table:table-cell>
          <table:table-cell table:formula="of:=[.C144]/([.D144]-[.D143])" office:value-type="float" office:value="109636.699754347" calcext:value-type="float">
            <text:p>109636.699754347</text:p>
          </table:table-cell>
          <table:table-cell/>
          <table:table-cell office:value-type="float" office:value="1443143196.38392" calcext:value-type="float">
            <text:p>1443143196.38392</text:p>
          </table:table-cell>
          <table:table-cell table:formula="of:=[.G144]-[.$B$2]" office:value-type="float" office:value="16.3837425708771" calcext:value-type="float">
            <text:p>16.3837425709</text:p>
          </table:table-cell>
          <table:table-cell table:formula="of:=[.C144]/([.H144]-[.H143])" office:value-type="float" office:value="119811.489551908" calcext:value-type="float">
            <text:p>119811.489551908</text:p>
          </table:table-cell>
          <table:table-cell table:formula="of:=[.G144]-[.$B144]" office:value-type="float" office:value="9.91507387161255" calcext:value-type="float">
            <text:p>9.915073871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3186.50883" calcext:value-type="float">
            <text:p>1443143186.50883</text:p>
          </table:table-cell>
          <table:table-cell office:value-type="float" office:value="4384" calcext:value-type="float">
            <text:p>4384</text:p>
          </table:table-cell>
          <table:table-cell table:formula="of:=[.B145]-[.$B$2]" office:value-type="float" office:value="6.50865483283997" calcext:value-type="float">
            <text:p>6.5086548328</text:p>
          </table:table-cell>
          <table:table-cell table:formula="of:=[.C145]/([.D145]-[.D144])" office:value-type="float" office:value="109638.007178888" calcext:value-type="float">
            <text:p>109638.007178888</text:p>
          </table:table-cell>
          <table:table-cell/>
          <table:table-cell office:value-type="float" office:value="1443143196.42049" calcext:value-type="float">
            <text:p>1443143196.42049</text:p>
          </table:table-cell>
          <table:table-cell table:formula="of:=[.G145]-[.$B$2]" office:value-type="float" office:value="16.4203097820282" calcext:value-type="float">
            <text:p>16.420309782</text:p>
          </table:table-cell>
          <table:table-cell table:formula="of:=[.C145]/([.H145]-[.H144])" office:value-type="float" office:value="119888.825589735" calcext:value-type="float">
            <text:p>119888.825589735</text:p>
          </table:table-cell>
          <table:table-cell table:formula="of:=[.G145]-[.$B145]" office:value-type="float" office:value="9.91165494918823" calcext:value-type="float">
            <text:p>9.911654949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3186.54882" calcext:value-type="float">
            <text:p>1443143186.54882</text:p>
          </table:table-cell>
          <table:table-cell office:value-type="float" office:value="4384" calcext:value-type="float">
            <text:p>4384</text:p>
          </table:table-cell>
          <table:table-cell table:formula="of:=[.B146]-[.$B$2]" office:value-type="float" office:value="6.54864144325256" calcext:value-type="float">
            <text:p>6.5486414433</text:p>
          </table:table-cell>
          <table:table-cell table:formula="of:=[.C146]/([.D146]-[.D145])" office:value-type="float" office:value="109636.699754347" calcext:value-type="float">
            <text:p>109636.699754347</text:p>
          </table:table-cell>
          <table:table-cell/>
          <table:table-cell office:value-type="float" office:value="1443143196.45704" calcext:value-type="float">
            <text:p>1443143196.45704</text:p>
          </table:table-cell>
          <table:table-cell table:formula="of:=[.G146]-[.$B$2]" office:value-type="float" office:value="16.4568603038788" calcext:value-type="float">
            <text:p>16.4568603039</text:p>
          </table:table-cell>
          <table:table-cell table:formula="of:=[.C146]/([.H146]-[.H145])" office:value-type="float" office:value="119943.567917341" calcext:value-type="float">
            <text:p>119943.567917341</text:p>
          </table:table-cell>
          <table:table-cell table:formula="of:=[.G146]-[.$B146]" office:value-type="float" office:value="9.90821886062622" calcext:value-type="float">
            <text:p>9.908218860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3186.5888" calcext:value-type="float">
            <text:p>1443143186.5888</text:p>
          </table:table-cell>
          <table:table-cell office:value-type="float" office:value="4384" calcext:value-type="float">
            <text:p>4384</text:p>
          </table:table-cell>
          <table:table-cell table:formula="of:=[.B147]-[.$B$2]" office:value-type="float" office:value="6.58862113952637" calcext:value-type="float">
            <text:p>6.5886211395</text:p>
          </table:table-cell>
          <table:table-cell table:formula="of:=[.C147]/([.D147]-[.D146])" office:value-type="float" office:value="109655.660462648" calcext:value-type="float">
            <text:p>109655.660462648</text:p>
          </table:table-cell>
          <table:table-cell/>
          <table:table-cell office:value-type="float" office:value="1443143196.49367" calcext:value-type="float">
            <text:p>1443143196.49367</text:p>
          </table:table-cell>
          <table:table-cell table:formula="of:=[.G147]-[.$B$2]" office:value-type="float" office:value="16.4934980869293" calcext:value-type="float">
            <text:p>16.4934980869</text:p>
          </table:table-cell>
          <table:table-cell table:formula="of:=[.C147]/([.H147]-[.H146])" office:value-type="float" office:value="119657.89507386" calcext:value-type="float">
            <text:p>119657.89507386</text:p>
          </table:table-cell>
          <table:table-cell table:formula="of:=[.G147]-[.$B147]" office:value-type="float" office:value="9.90487694740295" calcext:value-type="float">
            <text:p>9.904876947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3186.62879" calcext:value-type="float">
            <text:p>1443143186.62879</text:p>
          </table:table-cell>
          <table:table-cell office:value-type="float" office:value="4384" calcext:value-type="float">
            <text:p>4384</text:p>
          </table:table-cell>
          <table:table-cell table:formula="of:=[.B148]-[.$B$2]" office:value-type="float" office:value="6.62861371040344" calcext:value-type="float">
            <text:p>6.6286137104</text:p>
          </table:table-cell>
          <table:table-cell table:formula="of:=[.C148]/([.D148]-[.D147])" office:value-type="float" office:value="109620.359578159" calcext:value-type="float">
            <text:p>109620.359578159</text:p>
          </table:table-cell>
          <table:table-cell/>
          <table:table-cell office:value-type="float" office:value="1443143196.53023" calcext:value-type="float">
            <text:p>1443143196.53023</text:p>
          </table:table-cell>
          <table:table-cell table:formula="of:=[.G148]-[.$B$2]" office:value-type="float" office:value="16.5300557613373" calcext:value-type="float">
            <text:p>16.5300557613</text:p>
          </table:table-cell>
          <table:table-cell table:formula="of:=[.C148]/([.H148]-[.H147])" office:value-type="float" office:value="119920.100799562" calcext:value-type="float">
            <text:p>119920.100799562</text:p>
          </table:table-cell>
          <table:table-cell table:formula="of:=[.G148]-[.$B148]" office:value-type="float" office:value="9.90144205093384" calcext:value-type="float">
            <text:p>9.90144205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3186.66877" calcext:value-type="float">
            <text:p>1443143186.66877</text:p>
          </table:table-cell>
          <table:table-cell office:value-type="float" office:value="4384" calcext:value-type="float">
            <text:p>4384</text:p>
          </table:table-cell>
          <table:table-cell table:formula="of:=[.B149]-[.$B$2]" office:value-type="float" office:value="6.66859483718872" calcext:value-type="float">
            <text:p>6.6685948372</text:p>
          </table:table-cell>
          <table:table-cell table:formula="of:=[.C149]/([.D149]-[.D148])" office:value-type="float" office:value="109651.737019434" calcext:value-type="float">
            <text:p>109651.737019434</text:p>
          </table:table-cell>
          <table:table-cell/>
          <table:table-cell office:value-type="float" office:value="1443143196.56681" calcext:value-type="float">
            <text:p>1443143196.56681</text:p>
          </table:table-cell>
          <table:table-cell table:formula="of:=[.G149]-[.$B$2]" office:value-type="float" office:value="16.5666370391846" calcext:value-type="float">
            <text:p>16.5666370392</text:p>
          </table:table-cell>
          <table:table-cell table:formula="of:=[.C149]/([.H149]-[.H148])" office:value-type="float" office:value="119842.724420431" calcext:value-type="float">
            <text:p>119842.724420431</text:p>
          </table:table-cell>
          <table:table-cell table:formula="of:=[.G149]-[.$B149]" office:value-type="float" office:value="9.89804220199585" calcext:value-type="float">
            <text:p>9.89804220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3186.70875" calcext:value-type="float">
            <text:p>1443143186.70875</text:p>
          </table:table-cell>
          <table:table-cell office:value-type="float" office:value="4384" calcext:value-type="float">
            <text:p>4384</text:p>
          </table:table-cell>
          <table:table-cell table:formula="of:=[.B150]-[.$B$2]" office:value-type="float" office:value="6.70857381820679" calcext:value-type="float">
            <text:p>6.7085738182</text:p>
          </table:table-cell>
          <table:table-cell table:formula="of:=[.C150]/([.D150]-[.D149])" office:value-type="float" office:value="109657.622289545" calcext:value-type="float">
            <text:p>109657.622289545</text:p>
          </table:table-cell>
          <table:table-cell/>
          <table:table-cell office:value-type="float" office:value="1443143196.60332" calcext:value-type="float">
            <text:p>1443143196.60332</text:p>
          </table:table-cell>
          <table:table-cell table:formula="of:=[.G150]-[.$B$2]" office:value-type="float" office:value="16.6031422615051" calcext:value-type="float">
            <text:p>16.6031422615</text:p>
          </table:table-cell>
          <table:table-cell table:formula="of:=[.C150]/([.H150]-[.H149])" office:value-type="float" office:value="120092.406546756" calcext:value-type="float">
            <text:p>120092.406546756</text:p>
          </table:table-cell>
          <table:table-cell table:formula="of:=[.G150]-[.$B150]" office:value-type="float" office:value="9.89456844329834" calcext:value-type="float">
            <text:p>9.894568443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3186.74871" calcext:value-type="float">
            <text:p>1443143186.74871</text:p>
          </table:table-cell>
          <table:table-cell office:value-type="float" office:value="4384" calcext:value-type="float">
            <text:p>4384</text:p>
          </table:table-cell>
          <table:table-cell table:formula="of:=[.B151]-[.$B$2]" office:value-type="float" office:value="6.74853777885437" calcext:value-type="float">
            <text:p>6.7485377789</text:p>
          </table:table-cell>
          <table:table-cell table:formula="of:=[.C151]/([.D151]-[.D150])" office:value-type="float" office:value="109698.836876048" calcext:value-type="float">
            <text:p>109698.836876048</text:p>
          </table:table-cell>
          <table:table-cell/>
          <table:table-cell office:value-type="float" office:value="1443143196.63989" calcext:value-type="float">
            <text:p>1443143196.63989</text:p>
          </table:table-cell>
          <table:table-cell table:formula="of:=[.G151]-[.$B$2]" office:value-type="float" office:value="16.6397116184235" calcext:value-type="float">
            <text:p>16.6397116184</text:p>
          </table:table-cell>
          <table:table-cell table:formula="of:=[.C151]/([.H151]-[.H150])" office:value-type="float" office:value="119881.790915551" calcext:value-type="float">
            <text:p>119881.790915551</text:p>
          </table:table-cell>
          <table:table-cell table:formula="of:=[.G151]-[.$B151]" office:value-type="float" office:value="9.89117383956909" calcext:value-type="float">
            <text:p>9.89117383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3186.78884" calcext:value-type="float">
            <text:p>1443143186.78884</text:p>
          </table:table-cell>
          <table:table-cell office:value-type="float" office:value="4384" calcext:value-type="float">
            <text:p>4384</text:p>
          </table:table-cell>
          <table:table-cell table:formula="of:=[.B152]-[.$B$2]" office:value-type="float" office:value="6.78866004943848" calcext:value-type="float">
            <text:p>6.7886600494</text:p>
          </table:table-cell>
          <table:table-cell table:formula="of:=[.C152]/([.D152]-[.D151])" office:value-type="float" office:value="109265.99956027" calcext:value-type="float">
            <text:p>109265.99956027</text:p>
          </table:table-cell>
          <table:table-cell/>
          <table:table-cell office:value-type="float" office:value="1443143196.67646" calcext:value-type="float">
            <text:p>1443143196.67646</text:p>
          </table:table-cell>
          <table:table-cell table:formula="of:=[.G152]-[.$B$2]" office:value-type="float" office:value="16.6762878894806" calcext:value-type="float">
            <text:p>16.6762878895</text:p>
          </table:table-cell>
          <table:table-cell table:formula="of:=[.C152]/([.H152]-[.H151])" office:value-type="float" office:value="119859.129246734" calcext:value-type="float">
            <text:p>119859.129246734</text:p>
          </table:table-cell>
          <table:table-cell table:formula="of:=[.G152]-[.$B152]" office:value-type="float" office:value="9.88762784004211" calcext:value-type="float">
            <text:p>9.8876278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3186.82882" calcext:value-type="float">
            <text:p>1443143186.82882</text:p>
          </table:table-cell>
          <table:table-cell office:value-type="float" office:value="4384" calcext:value-type="float">
            <text:p>4384</text:p>
          </table:table-cell>
          <table:table-cell table:formula="of:=[.B153]-[.$B$2]" office:value-type="float" office:value="6.82864308357239" calcext:value-type="float">
            <text:p>6.8286430836</text:p>
          </table:table-cell>
          <table:table-cell table:formula="of:=[.C153]/([.D153]-[.D152])" office:value-type="float" office:value="109646.506198532" calcext:value-type="float">
            <text:p>109646.506198532</text:p>
          </table:table-cell>
          <table:table-cell/>
          <table:table-cell office:value-type="float" office:value="1443143196.71302" calcext:value-type="float">
            <text:p>1443143196.71302</text:p>
          </table:table-cell>
          <table:table-cell table:formula="of:=[.G153]-[.$B$2]" office:value-type="float" office:value="16.7128481864929" calcext:value-type="float">
            <text:p>16.7128481865</text:p>
          </table:table-cell>
          <table:table-cell table:formula="of:=[.C153]/([.H153]-[.H152])" office:value-type="float" office:value="119911.498490332" calcext:value-type="float">
            <text:p>119911.498490332</text:p>
          </table:table-cell>
          <table:table-cell table:formula="of:=[.G153]-[.$B153]" office:value-type="float" office:value="9.88420510292053" calcext:value-type="float">
            <text:p>9.884205102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3186.8688" calcext:value-type="float">
            <text:p>1443143186.8688</text:p>
          </table:table-cell>
          <table:table-cell office:value-type="float" office:value="4384" calcext:value-type="float">
            <text:p>4384</text:p>
          </table:table-cell>
          <table:table-cell table:formula="of:=[.B154]-[.$B$2]" office:value-type="float" office:value="6.86862373352051" calcext:value-type="float">
            <text:p>6.8686237335</text:p>
          </table:table-cell>
          <table:table-cell table:formula="of:=[.C154]/([.D154]-[.D153])" office:value-type="float" office:value="109653.044802643" calcext:value-type="float">
            <text:p>109653.044802643</text:p>
          </table:table-cell>
          <table:table-cell/>
          <table:table-cell office:value-type="float" office:value="1443143196.74959" calcext:value-type="float">
            <text:p>1443143196.74959</text:p>
          </table:table-cell>
          <table:table-cell table:formula="of:=[.G154]-[.$B$2]" office:value-type="float" office:value="16.7494099140167" calcext:value-type="float">
            <text:p>16.749409914</text:p>
          </table:table-cell>
          <table:table-cell table:formula="of:=[.C154]/([.H154]-[.H153])" office:value-type="float" office:value="119906.80684182" calcext:value-type="float">
            <text:p>119906.80684182</text:p>
          </table:table-cell>
          <table:table-cell table:formula="of:=[.G154]-[.$B154]" office:value-type="float" office:value="9.88078618049622" calcext:value-type="float">
            <text:p>9.880786180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3186.90879" calcext:value-type="float">
            <text:p>1443143186.90879</text:p>
          </table:table-cell>
          <table:table-cell office:value-type="float" office:value="4384" calcext:value-type="float">
            <text:p>4384</text:p>
          </table:table-cell>
          <table:table-cell table:formula="of:=[.B155]-[.$B$2]" office:value-type="float" office:value="6.90860915184021" calcext:value-type="float">
            <text:p>6.9086091518</text:p>
          </table:table-cell>
          <table:table-cell table:formula="of:=[.C155]/([.D155]-[.D154])" office:value-type="float" office:value="109639.968374167" calcext:value-type="float">
            <text:p>109639.968374167</text:p>
          </table:table-cell>
          <table:table-cell/>
          <table:table-cell office:value-type="float" office:value="1443143196.78618" calcext:value-type="float">
            <text:p>1443143196.78618</text:p>
          </table:table-cell>
          <table:table-cell table:formula="of:=[.G155]-[.$B$2]" office:value-type="float" office:value="16.7859988212585" calcext:value-type="float">
            <text:p>16.7859988213</text:p>
          </table:table-cell>
          <table:table-cell table:formula="of:=[.C155]/([.H155]-[.H154])" office:value-type="float" office:value="119817.735223015" calcext:value-type="float">
            <text:p>119817.735223015</text:p>
          </table:table-cell>
          <table:table-cell table:formula="of:=[.G155]-[.$B155]" office:value-type="float" office:value="9.87738966941834" calcext:value-type="float">
            <text:p>9.877389669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3186.94876" calcext:value-type="float">
            <text:p>1443143186.94876</text:p>
          </table:table-cell>
          <table:table-cell office:value-type="float" office:value="4384" calcext:value-type="float">
            <text:p>4384</text:p>
          </table:table-cell>
          <table:table-cell table:formula="of:=[.B156]-[.$B$2]" office:value-type="float" office:value="6.9485821723938" calcext:value-type="float">
            <text:p>6.9485821724</text:p>
          </table:table-cell>
          <table:table-cell table:formula="of:=[.C156]/([.D156]-[.D155])" office:value-type="float" office:value="109673.973577321" calcext:value-type="float">
            <text:p>109673.973577321</text:p>
          </table:table-cell>
          <table:table-cell/>
          <table:table-cell office:value-type="float" office:value="1443143196.82274" calcext:value-type="float">
            <text:p>1443143196.82274</text:p>
          </table:table-cell>
          <table:table-cell table:formula="of:=[.G156]-[.$B$2]" office:value-type="float" office:value="16.8225657939911" calcext:value-type="float">
            <text:p>16.822565794</text:p>
          </table:table-cell>
          <table:table-cell table:formula="of:=[.C156]/([.H156]-[.H155])" office:value-type="float" office:value="119889.607271162" calcext:value-type="float">
            <text:p>119889.607271162</text:p>
          </table:table-cell>
          <table:table-cell table:formula="of:=[.G156]-[.$B156]" office:value-type="float" office:value="9.87398362159729" calcext:value-type="float">
            <text:p>9.87398362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3186.98873" calcext:value-type="float">
            <text:p>1443143186.98873</text:p>
          </table:table-cell>
          <table:table-cell office:value-type="float" office:value="4384" calcext:value-type="float">
            <text:p>4384</text:p>
          </table:table-cell>
          <table:table-cell table:formula="of:=[.B157]-[.$B$2]" office:value-type="float" office:value="6.98855662345886" calcext:value-type="float">
            <text:p>6.9885566235</text:p>
          </table:table-cell>
          <table:table-cell table:formula="of:=[.C157]/([.D157]-[.D156])" office:value-type="float" office:value="109670.048823547" calcext:value-type="float">
            <text:p>109670.048823547</text:p>
          </table:table-cell>
          <table:table-cell/>
          <table:table-cell office:value-type="float" office:value="1443143196.85931" calcext:value-type="float">
            <text:p>1443143196.85931</text:p>
          </table:table-cell>
          <table:table-cell table:formula="of:=[.G157]-[.$B$2]" office:value-type="float" office:value="16.8591380119324" calcext:value-type="float">
            <text:p>16.8591380119</text:p>
          </table:table-cell>
          <table:table-cell table:formula="of:=[.C157]/([.H157]-[.H156])" office:value-type="float" office:value="119872.412634049" calcext:value-type="float">
            <text:p>119872.412634049</text:p>
          </table:table-cell>
          <table:table-cell table:formula="of:=[.G157]-[.$B157]" office:value-type="float" office:value="9.87058138847351" calcext:value-type="float">
            <text:p>9.870581388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3200.03944" calcext:value-type="float">
            <text:p>1443143200.03944</text:p>
          </table:table-cell>
          <table:table-cell office:value-type="float" office:value="4384" calcext:value-type="float">
            <text:p>4384</text:p>
          </table:table-cell>
          <table:table-cell table:formula="of:=[.B158]-[.$B$2]" office:value-type="float" office:value="20.0392682552338" calcext:value-type="float">
            <text:p>20.0392682552</text:p>
          </table:table-cell>
          <table:table-cell table:formula="of:=[.C158]/([.D158]-[.D157])" office:value-type="float" office:value="335.920379186539" calcext:value-type="float">
            <text:p>335.9203791865</text:p>
          </table:table-cell>
          <table:table-cell/>
          <table:table-cell office:value-type="float" office:value="1443143200.23041" calcext:value-type="float">
            <text:p>1443143200.23041</text:p>
          </table:table-cell>
          <table:table-cell table:formula="of:=[.G158]-[.$B$2]" office:value-type="float" office:value="20.2302303314209" calcext:value-type="float">
            <text:p>20.2302303314</text:p>
          </table:table-cell>
          <table:table-cell table:formula="of:=[.C158]/([.H158]-[.H157])" office:value-type="float" office:value="1300.46868626403" calcext:value-type="float">
            <text:p>1300.468686264</text:p>
          </table:table-cell>
          <table:table-cell table:formula="of:=[.G158]-[.$B158]" office:value-type="float" office:value="0.190962076187134" calcext:value-type="float">
            <text:p>0.19096207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3200.09438" calcext:value-type="float">
            <text:p>1443143200.09438</text:p>
          </table:table-cell>
          <table:table-cell office:value-type="float" office:value="4384" calcext:value-type="float">
            <text:p>4384</text:p>
          </table:table-cell>
          <table:table-cell table:formula="of:=[.B159]-[.$B$2]" office:value-type="float" office:value="20.094203710556" calcext:value-type="float">
            <text:p>20.0942037106</text:p>
          </table:table-cell>
          <table:table-cell table:formula="of:=[.C159]/([.D159]-[.D158])" office:value-type="float" office:value="79802.7425873203" calcext:value-type="float">
            <text:p>79802.7425873203</text:p>
          </table:table-cell>
          <table:table-cell/>
          <table:table-cell office:value-type="float" office:value="1443143200.39469" calcext:value-type="float">
            <text:p>1443143200.39469</text:p>
          </table:table-cell>
          <table:table-cell table:formula="of:=[.G159]-[.$B$2]" office:value-type="float" office:value="20.3945112228394" calcext:value-type="float">
            <text:p>20.3945112228</text:p>
          </table:table-cell>
          <table:table-cell table:formula="of:=[.C159]/([.H159]-[.H158])" office:value-type="float" office:value="26686.0008011099" calcext:value-type="float">
            <text:p>26686.0008011099</text:p>
          </table:table-cell>
          <table:table-cell table:formula="of:=[.G159]-[.$B159]" office:value-type="float" office:value="0.300307512283325" calcext:value-type="float">
            <text:p>0.300307512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3200.14931" calcext:value-type="float">
            <text:p>1443143200.14931</text:p>
          </table:table-cell>
          <table:table-cell office:value-type="float" office:value="4384" calcext:value-type="float">
            <text:p>4384</text:p>
          </table:table-cell>
          <table:table-cell table:formula="of:=[.B160]-[.$B$2]" office:value-type="float" office:value="20.1491358280182" calcext:value-type="float">
            <text:p>20.149135828</text:p>
          </table:table-cell>
          <table:table-cell table:formula="of:=[.C160]/([.D160]-[.D159])" office:value-type="float" office:value="79807.5916702112" calcext:value-type="float">
            <text:p>79807.5916702112</text:p>
          </table:table-cell>
          <table:table-cell/>
          <table:table-cell office:value-type="float" office:value="1443143200.83414" calcext:value-type="float">
            <text:p>1443143200.83414</text:p>
          </table:table-cell>
          <table:table-cell table:formula="of:=[.G160]-[.$B$2]" office:value-type="float" office:value="20.833958864212" calcext:value-type="float">
            <text:p>20.8339588642</text:p>
          </table:table-cell>
          <table:table-cell table:formula="of:=[.C160]/([.H160]-[.H159])" office:value-type="float" office:value="9976.16004105954" calcext:value-type="float">
            <text:p>9976.1600410595</text:p>
          </table:table-cell>
          <table:table-cell table:formula="of:=[.G160]-[.$B160]" office:value-type="float" office:value="0.684823036193848" calcext:value-type="float">
            <text:p>0.684823036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3200.20424" calcext:value-type="float">
            <text:p>1443143200.20424</text:p>
          </table:table-cell>
          <table:table-cell office:value-type="float" office:value="4384" calcext:value-type="float">
            <text:p>4384</text:p>
          </table:table-cell>
          <table:table-cell table:formula="of:=[.B161]-[.$B$2]" office:value-type="float" office:value="20.2040612697601" calcext:value-type="float">
            <text:p>20.2040612698</text:p>
          </table:table-cell>
          <table:table-cell table:formula="of:=[.C161]/([.D161]-[.D160])" office:value-type="float" office:value="79817.2916040873" calcext:value-type="float">
            <text:p>79817.2916040873</text:p>
          </table:table-cell>
          <table:table-cell/>
          <table:table-cell office:value-type="float" office:value="1443143200.99989" calcext:value-type="float">
            <text:p>1443143200.99989</text:p>
          </table:table-cell>
          <table:table-cell table:formula="of:=[.G161]-[.$B$2]" office:value-type="float" office:value="20.9997112751007" calcext:value-type="float">
            <text:p>20.9997112751</text:p>
          </table:table-cell>
          <table:table-cell table:formula="of:=[.C161]/([.H161]-[.H160])" office:value-type="float" office:value="26449.0873857909" calcext:value-type="float">
            <text:p>26449.0873857909</text:p>
          </table:table-cell>
          <table:table-cell table:formula="of:=[.G161]-[.$B161]" office:value-type="float" office:value="0.795650005340576" calcext:value-type="float">
            <text:p>0.795650005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3200.25917" calcext:value-type="float">
            <text:p>1443143200.25917</text:p>
          </table:table-cell>
          <table:table-cell office:value-type="float" office:value="4384" calcext:value-type="float">
            <text:p>4384</text:p>
          </table:table-cell>
          <table:table-cell table:formula="of:=[.B162]-[.$B$2]" office:value-type="float" office:value="20.2589976787567" calcext:value-type="float">
            <text:p>20.2589976788</text:p>
          </table:table-cell>
          <table:table-cell table:formula="of:=[.C162]/([.D162]-[.D161])" office:value-type="float" office:value="79801.3572432949" calcext:value-type="float">
            <text:p>79801.3572432949</text:p>
          </table:table-cell>
          <table:table-cell/>
          <table:table-cell office:value-type="float" office:value="1443143201.21725" calcext:value-type="float">
            <text:p>1443143201.21725</text:p>
          </table:table-cell>
          <table:table-cell table:formula="of:=[.G162]-[.$B$2]" office:value-type="float" office:value="21.2170767784119" calcext:value-type="float">
            <text:p>21.2170767784</text:p>
          </table:table-cell>
          <table:table-cell table:formula="of:=[.C162]/([.H162]-[.H161])" office:value-type="float" office:value="20168.7937286182" calcext:value-type="float">
            <text:p>20168.7937286182</text:p>
          </table:table-cell>
          <table:table-cell table:formula="of:=[.G162]-[.$B162]" office:value-type="float" office:value="0.958079099655151" calcext:value-type="float">
            <text:p>0.958079099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3200.31411" calcext:value-type="float">
            <text:p>1443143200.31411</text:p>
          </table:table-cell>
          <table:table-cell office:value-type="float" office:value="4384" calcext:value-type="float">
            <text:p>4384</text:p>
          </table:table-cell>
          <table:table-cell table:formula="of:=[.B163]-[.$B$2]" office:value-type="float" office:value="20.3139290809631" calcext:value-type="float">
            <text:p>20.313929081</text:p>
          </table:table-cell>
          <table:table-cell table:formula="of:=[.C163]/([.D163]-[.D162])" office:value-type="float" office:value="79808.6308360713" calcext:value-type="float">
            <text:p>79808.6308360713</text:p>
          </table:table-cell>
          <table:table-cell/>
          <table:table-cell office:value-type="float" office:value="1443143201.99306" calcext:value-type="float">
            <text:p>1443143201.99306</text:p>
          </table:table-cell>
          <table:table-cell table:formula="of:=[.G163]-[.$B$2]" office:value-type="float" office:value="21.9928851127624" calcext:value-type="float">
            <text:p>21.9928851128</text:p>
          </table:table-cell>
          <table:table-cell table:formula="of:=[.C163]/([.H163]-[.H162])" office:value-type="float" office:value="5650.88025726066" calcext:value-type="float">
            <text:p>5650.8802572607</text:p>
          </table:table-cell>
          <table:table-cell table:formula="of:=[.G163]-[.$B163]" office:value-type="float" office:value="1.67895603179932" calcext:value-type="float">
            <text:p>1.678956031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3200.36904" calcext:value-type="float">
            <text:p>1443143200.36904</text:p>
          </table:table-cell>
          <table:table-cell office:value-type="float" office:value="4384" calcext:value-type="float">
            <text:p>4384</text:p>
          </table:table-cell>
          <table:table-cell table:formula="of:=[.B164]-[.$B$2]" office:value-type="float" office:value="20.3688597679138" calcext:value-type="float">
            <text:p>20.3688597679</text:p>
          </table:table-cell>
          <table:table-cell table:formula="of:=[.C164]/([.D164]-[.D163])" office:value-type="float" office:value="79809.6700289936" calcext:value-type="float">
            <text:p>79809.6700289936</text:p>
          </table:table-cell>
          <table:table-cell/>
          <table:table-cell office:value-type="float" office:value="1443143202.14814" calcext:value-type="float">
            <text:p>1443143202.14814</text:p>
          </table:table-cell>
          <table:table-cell table:formula="of:=[.G164]-[.$B$2]" office:value-type="float" office:value="22.1479671001434" calcext:value-type="float">
            <text:p>22.1479671001</text:p>
          </table:table-cell>
          <table:table-cell table:formula="of:=[.C164]/([.H164]-[.H163])" office:value-type="float" office:value="28268.9180996247" calcext:value-type="float">
            <text:p>28268.9180996247</text:p>
          </table:table-cell>
          <table:table-cell table:formula="of:=[.G164]-[.$B164]" office:value-type="float" office:value="1.77910733222961" calcext:value-type="float">
            <text:p>1.779107332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3200.42397" calcext:value-type="float">
            <text:p>1443143200.42397</text:p>
          </table:table-cell>
          <table:table-cell office:value-type="float" office:value="4384" calcext:value-type="float">
            <text:p>4384</text:p>
          </table:table-cell>
          <table:table-cell table:formula="of:=[.B165]-[.$B$2]" office:value-type="float" office:value="20.4237952232361" calcext:value-type="float">
            <text:p>20.4237952232</text:p>
          </table:table-cell>
          <table:table-cell table:formula="of:=[.C165]/([.D165]-[.D164])" office:value-type="float" office:value="79802.7425873203" calcext:value-type="float">
            <text:p>79802.7425873203</text:p>
          </table:table-cell>
          <table:table-cell/>
          <table:table-cell office:value-type="float" office:value="1443143205.9996" calcext:value-type="float">
            <text:p>1443143205.9996</text:p>
          </table:table-cell>
          <table:table-cell table:formula="of:=[.G165]-[.$B$2]" office:value-type="float" office:value="25.9994246959686" calcext:value-type="float">
            <text:p>25.999424696</text:p>
          </table:table-cell>
          <table:table-cell table:formula="of:=[.C165]/([.H165]-[.H164])" office:value-type="float" office:value="1138.27035373622" calcext:value-type="float">
            <text:p>1138.2703537362</text:p>
          </table:table-cell>
          <table:table-cell table:formula="of:=[.G165]-[.$B165]" office:value-type="float" office:value="5.57562947273254" calcext:value-type="float">
            <text:p>5.575629472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3200.47891" calcext:value-type="float">
            <text:p>1443143200.47891</text:p>
          </table:table-cell>
          <table:table-cell office:value-type="float" office:value="4384" calcext:value-type="float">
            <text:p>4384</text:p>
          </table:table-cell>
          <table:table-cell table:formula="of:=[.B166]-[.$B$2]" office:value-type="float" office:value="20.4787290096283" calcext:value-type="float">
            <text:p>20.4787290096</text:p>
          </table:table-cell>
          <table:table-cell table:formula="of:=[.C166]/([.D166]-[.D165])" office:value-type="float" office:value="79805.1670551064" calcext:value-type="float">
            <text:p>79805.1670551064</text:p>
          </table:table-cell>
          <table:table-cell/>
          <table:table-cell office:value-type="float" office:value="1443143206.08353" calcext:value-type="float">
            <text:p>1443143206.08353</text:p>
          </table:table-cell>
          <table:table-cell table:formula="of:=[.G166]-[.$B$2]" office:value-type="float" office:value="26.0833551883697" calcext:value-type="float">
            <text:p>26.0833551884</text:p>
          </table:table-cell>
          <table:table-cell table:formula="of:=[.C166]/([.H166]-[.H165])" office:value-type="float" office:value="52233.6980825498" calcext:value-type="float">
            <text:p>52233.6980825498</text:p>
          </table:table-cell>
          <table:table-cell table:formula="of:=[.G166]-[.$B166]" office:value-type="float" office:value="5.60462617874146" calcext:value-type="float">
            <text:p>5.604626178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3200.53384" calcext:value-type="float">
            <text:p>1443143200.53384</text:p>
          </table:table-cell>
          <table:table-cell office:value-type="float" office:value="4384" calcext:value-type="float">
            <text:p>4384</text:p>
          </table:table-cell>
          <table:table-cell table:formula="of:=[.B167]-[.$B$2]" office:value-type="float" office:value="20.5336661338806" calcext:value-type="float">
            <text:p>20.5336661339</text:p>
          </table:table-cell>
          <table:table-cell table:formula="of:=[.C167]/([.D167]-[.D166])" office:value-type="float" office:value="79800.3182668397" calcext:value-type="float">
            <text:p>79800.3182668397</text:p>
          </table:table-cell>
          <table:table-cell/>
          <table:table-cell office:value-type="float" office:value="1443143206.48829" calcext:value-type="float">
            <text:p>1443143206.48829</text:p>
          </table:table-cell>
          <table:table-cell table:formula="of:=[.G167]-[.$B$2]" office:value-type="float" office:value="26.4881093502045" calcext:value-type="float">
            <text:p>26.4881093502</text:p>
          </table:table-cell>
          <table:table-cell table:formula="of:=[.C167]/([.H167]-[.H166])" office:value-type="float" office:value="10831.2660211514" calcext:value-type="float">
            <text:p>10831.2660211514</text:p>
          </table:table-cell>
          <table:table-cell table:formula="of:=[.G167]-[.$B167]" office:value-type="float" office:value="5.95444321632385" calcext:value-type="float">
            <text:p>5.954443216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3200.58875" calcext:value-type="float">
            <text:p>1443143200.58875</text:p>
          </table:table-cell>
          <table:table-cell office:value-type="float" office:value="4384" calcext:value-type="float">
            <text:p>4384</text:p>
          </table:table-cell>
          <table:table-cell table:formula="of:=[.B168]-[.$B$2]" office:value-type="float" office:value="20.5885744094849" calcext:value-type="float">
            <text:p>20.5885744095</text:p>
          </table:table-cell>
          <table:table-cell table:formula="of:=[.C168]/([.D168]-[.D167])" office:value-type="float" office:value="79842.2451216229" calcext:value-type="float">
            <text:p>79842.2451216229</text:p>
          </table:table-cell>
          <table:table-cell/>
          <table:table-cell office:value-type="float" office:value="1443143206.88819" calcext:value-type="float">
            <text:p>1443143206.88819</text:p>
          </table:table-cell>
          <table:table-cell table:formula="of:=[.G168]-[.$B$2]" office:value-type="float" office:value="26.8880088329315" calcext:value-type="float">
            <text:p>26.8880088329</text:p>
          </table:table-cell>
          <table:table-cell table:formula="of:=[.C168]/([.H168]-[.H167])" office:value-type="float" office:value="10962.7548655577" calcext:value-type="float">
            <text:p>10962.7548655577</text:p>
          </table:table-cell>
          <table:table-cell table:formula="of:=[.G168]-[.$B168]" office:value-type="float" office:value="6.29943442344666" calcext:value-type="float">
            <text:p>6.299434423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3200.64366" calcext:value-type="float">
            <text:p>1443143200.64366</text:p>
          </table:table-cell>
          <table:table-cell office:value-type="float" office:value="4384" calcext:value-type="float">
            <text:p>4384</text:p>
          </table:table-cell>
          <table:table-cell table:formula="of:=[.B169]-[.$B$2]" office:value-type="float" office:value="20.6434841156006" calcext:value-type="float">
            <text:p>20.6434841156</text:p>
          </table:table-cell>
          <table:table-cell table:formula="of:=[.C169]/([.D169]-[.D168])" office:value-type="float" office:value="79840.1650659117" calcext:value-type="float">
            <text:p>79840.1650659117</text:p>
          </table:table-cell>
          <table:table-cell/>
          <table:table-cell office:value-type="float" office:value="1443143207.00816" calcext:value-type="float">
            <text:p>1443143207.00816</text:p>
          </table:table-cell>
          <table:table-cell table:formula="of:=[.G169]-[.$B$2]" office:value-type="float" office:value="27.0079848766327" calcext:value-type="float">
            <text:p>27.0079848766</text:p>
          </table:table-cell>
          <table:table-cell table:formula="of:=[.C169]/([.H169]-[.H168])" office:value-type="float" office:value="36540.6281517281" calcext:value-type="float">
            <text:p>36540.6281517281</text:p>
          </table:table-cell>
          <table:table-cell table:formula="of:=[.G169]-[.$B169]" office:value-type="float" office:value="6.3645007610321" calcext:value-type="float">
            <text:p>6.36450076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3200.69858" calcext:value-type="float">
            <text:p>1443143200.69858</text:p>
          </table:table-cell>
          <table:table-cell office:value-type="float" office:value="4384" calcext:value-type="float">
            <text:p>4384</text:p>
          </table:table-cell>
          <table:table-cell table:formula="of:=[.B170]-[.$B$2]" office:value-type="float" office:value="20.6983983516693" calcext:value-type="float">
            <text:p>20.6983983517</text:p>
          </table:table-cell>
          <table:table-cell table:formula="of:=[.C170]/([.D170]-[.D169])" office:value-type="float" office:value="79833.5789377711" calcext:value-type="float">
            <text:p>79833.5789377711</text:p>
          </table:table-cell>
          <table:table-cell/>
          <table:table-cell office:value-type="float" office:value="1443143211.00402" calcext:value-type="float">
            <text:p>1443143211.00402</text:p>
          </table:table-cell>
          <table:table-cell table:formula="of:=[.G170]-[.$B$2]" office:value-type="float" office:value="31.0038385391235" calcext:value-type="float">
            <text:p>31.0038385391</text:p>
          </table:table-cell>
          <table:table-cell table:formula="of:=[.C170]/([.H170]-[.H169])" office:value-type="float" office:value="1097.13727535938" calcext:value-type="float">
            <text:p>1097.1372753594</text:p>
          </table:table-cell>
          <table:table-cell table:formula="of:=[.G170]-[.$B170]" office:value-type="float" office:value="10.3054401874542" calcext:value-type="float">
            <text:p>10.305440187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3200.75348" calcext:value-type="float">
            <text:p>1443143200.75348</text:p>
          </table:table-cell>
          <table:table-cell office:value-type="float" office:value="4384" calcext:value-type="float">
            <text:p>4384</text:p>
          </table:table-cell>
          <table:table-cell table:formula="of:=[.B171]-[.$B$2]" office:value-type="float" office:value="20.7533059120178" calcext:value-type="float">
            <text:p>20.753305912</text:p>
          </table:table-cell>
          <table:table-cell table:formula="of:=[.C171]/([.D171]-[.D170])" office:value-type="float" office:value="79843.2851901224" calcext:value-type="float">
            <text:p>79843.2851901224</text:p>
          </table:table-cell>
          <table:table-cell/>
          <table:table-cell office:value-type="float" office:value="1443143211.02182" calcext:value-type="float">
            <text:p>1443143211.02182</text:p>
          </table:table-cell>
          <table:table-cell table:formula="of:=[.G171]-[.$B$2]" office:value-type="float" office:value="31.0216476917267" calcext:value-type="float">
            <text:p>31.0216476917</text:p>
          </table:table-cell>
          <table:table-cell table:formula="of:=[.C171]/([.H171]-[.H170])" office:value-type="float" office:value="246165.558670362" calcext:value-type="float">
            <text:p>246165.558670362</text:p>
          </table:table-cell>
          <table:table-cell table:formula="of:=[.G171]-[.$B171]" office:value-type="float" office:value="10.2683417797089" calcext:value-type="float">
            <text:p>10.268341779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3200.80839" calcext:value-type="float">
            <text:p>1443143200.80839</text:p>
          </table:table-cell>
          <table:table-cell office:value-type="float" office:value="4384" calcext:value-type="float">
            <text:p>4384</text:p>
          </table:table-cell>
          <table:table-cell table:formula="of:=[.B172]-[.$B$2]" office:value-type="float" office:value="20.8082122802734" calcext:value-type="float">
            <text:p>20.8082122803</text:p>
          </table:table-cell>
          <table:table-cell table:formula="of:=[.C172]/([.D172]-[.D171])" office:value-type="float" office:value="79845.0186978384" calcext:value-type="float">
            <text:p>79845.0186978384</text:p>
          </table:table-cell>
          <table:table-cell/>
          <table:table-cell office:value-type="float" office:value="1443143211.06925" calcext:value-type="float">
            <text:p>1443143211.06925</text:p>
          </table:table-cell>
          <table:table-cell table:formula="of:=[.G172]-[.$B$2]" office:value-type="float" office:value="31.0690765380859" calcext:value-type="float">
            <text:p>31.0690765381</text:p>
          </table:table-cell>
          <table:table-cell table:formula="of:=[.C172]/([.H172]-[.H171])" office:value-type="float" office:value="92433.1991293464" calcext:value-type="float">
            <text:p>92433.1991293464</text:p>
          </table:table-cell>
          <table:table-cell table:formula="of:=[.G172]-[.$B172]" office:value-type="float" office:value="10.2608642578125" calcext:value-type="float">
            <text:p>10.260864257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3200.86332" calcext:value-type="float">
            <text:p>1443143200.86332</text:p>
          </table:table-cell>
          <table:table-cell office:value-type="float" office:value="4384" calcext:value-type="float">
            <text:p>4384</text:p>
          </table:table-cell>
          <table:table-cell table:formula="of:=[.B173]-[.$B$2]" office:value-type="float" office:value="20.8631458282471" calcext:value-type="float">
            <text:p>20.8631458282</text:p>
          </table:table-cell>
          <table:table-cell table:formula="of:=[.C173]/([.D173]-[.D172])" office:value-type="float" office:value="79805.5134196729" calcext:value-type="float">
            <text:p>79805.5134196729</text:p>
          </table:table-cell>
          <table:table-cell/>
          <table:table-cell office:value-type="float" office:value="1443143211.11968" calcext:value-type="float">
            <text:p>1443143211.11968</text:p>
          </table:table-cell>
          <table:table-cell table:formula="of:=[.G173]-[.$B$2]" office:value-type="float" office:value="31.1194994449615" calcext:value-type="float">
            <text:p>31.119499445</text:p>
          </table:table-cell>
          <table:table-cell table:formula="of:=[.C173]/([.H173]-[.H172])" office:value-type="float" office:value="86944.6105282071" calcext:value-type="float">
            <text:p>86944.6105282071</text:p>
          </table:table-cell>
          <table:table-cell table:formula="of:=[.G173]-[.$B173]" office:value-type="float" office:value="10.2563536167145" calcext:value-type="float">
            <text:p>10.256353616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3200.91827" calcext:value-type="float">
            <text:p>1443143200.91827</text:p>
          </table:table-cell>
          <table:table-cell office:value-type="float" office:value="4384" calcext:value-type="float">
            <text:p>4384</text:p>
          </table:table-cell>
          <table:table-cell table:formula="of:=[.B174]-[.$B$2]" office:value-type="float" office:value="20.9180917739868" calcext:value-type="float">
            <text:p>20.918091774</text:p>
          </table:table-cell>
          <table:table-cell table:formula="of:=[.C174]/([.D174]-[.D173])" office:value-type="float" office:value="79787.5064479736" calcext:value-type="float">
            <text:p>79787.5064479736</text:p>
          </table:table-cell>
          <table:table-cell/>
          <table:table-cell office:value-type="float" office:value="1443143211.17012" calcext:value-type="float">
            <text:p>1443143211.17012</text:p>
          </table:table-cell>
          <table:table-cell table:formula="of:=[.G174]-[.$B$2]" office:value-type="float" office:value="31.1699447631836" calcext:value-type="float">
            <text:p>31.1699447632</text:p>
          </table:table-cell>
          <table:table-cell table:formula="of:=[.C174]/([.H174]-[.H173])" office:value-type="float" office:value="86905.9836376268" calcext:value-type="float">
            <text:p>86905.9836376268</text:p>
          </table:table-cell>
          <table:table-cell table:formula="of:=[.G174]-[.$B174]" office:value-type="float" office:value="10.2518529891968" calcext:value-type="float">
            <text:p>10.251852989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3200.9732" calcext:value-type="float">
            <text:p>1443143200.9732</text:p>
          </table:table-cell>
          <table:table-cell office:value-type="float" office:value="4384" calcext:value-type="float">
            <text:p>4384</text:p>
          </table:table-cell>
          <table:table-cell table:formula="of:=[.B175]-[.$B$2]" office:value-type="float" office:value="20.9730234146118" calcext:value-type="float">
            <text:p>20.9730234146</text:p>
          </table:table-cell>
          <table:table-cell table:formula="of:=[.C175]/([.D175]-[.D174])" office:value-type="float" office:value="79808.2844444444" calcext:value-type="float">
            <text:p>79808.2844444444</text:p>
          </table:table-cell>
          <table:table-cell/>
          <table:table-cell office:value-type="float" office:value="1443143211.22055" calcext:value-type="float">
            <text:p>1443143211.22055</text:p>
          </table:table-cell>
          <table:table-cell table:formula="of:=[.G175]-[.$B$2]" office:value-type="float" office:value="31.2203755378723" calcext:value-type="float">
            <text:p>31.2203755379</text:p>
          </table:table-cell>
          <table:table-cell table:formula="of:=[.C175]/([.H175]-[.H174])" office:value-type="float" office:value="86931.0461134067" calcext:value-type="float">
            <text:p>86931.0461134067</text:p>
          </table:table-cell>
          <table:table-cell table:formula="of:=[.G175]-[.$B175]" office:value-type="float" office:value="10.2473521232605" calcext:value-type="float">
            <text:p>10.247352123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3201.02649" calcext:value-type="float">
            <text:p>1443143201.02649</text:p>
          </table:table-cell>
          <table:table-cell office:value-type="float" office:value="4384" calcext:value-type="float">
            <text:p>4384</text:p>
          </table:table-cell>
          <table:table-cell table:formula="of:=[.B176]-[.$B$2]" office:value-type="float" office:value="21.0263106822968" calcext:value-type="float">
            <text:p>21.0263106823</text:p>
          </table:table-cell>
          <table:table-cell table:formula="of:=[.C176]/([.D176]-[.D175])" office:value-type="float" office:value="82271.0600573594" calcext:value-type="float">
            <text:p>82271.0600573594</text:p>
          </table:table-cell>
          <table:table-cell/>
          <table:table-cell office:value-type="float" office:value="1443143211.27098" calcext:value-type="float">
            <text:p>1443143211.27098</text:p>
          </table:table-cell>
          <table:table-cell table:formula="of:=[.G176]-[.$B$2]" office:value-type="float" office:value="31.2708036899567" calcext:value-type="float">
            <text:p>31.27080369</text:p>
          </table:table-cell>
          <table:table-cell table:formula="of:=[.C176]/([.H176]-[.H175])" office:value-type="float" office:value="86935.5671147127" calcext:value-type="float">
            <text:p>86935.5671147127</text:p>
          </table:table-cell>
          <table:table-cell table:formula="of:=[.G176]-[.$B176]" office:value-type="float" office:value="10.2444930076599" calcext:value-type="float">
            <text:p>10.244493007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3201.0782" calcext:value-type="float">
            <text:p>1443143201.0782</text:p>
          </table:table-cell>
          <table:table-cell office:value-type="float" office:value="4384" calcext:value-type="float">
            <text:p>4384</text:p>
          </table:table-cell>
          <table:table-cell table:formula="of:=[.B177]-[.$B$2]" office:value-type="float" office:value="21.0780248641968" calcext:value-type="float">
            <text:p>21.0780248642</text:p>
          </table:table-cell>
          <table:table-cell table:formula="of:=[.C177]/([.D177]-[.D176])" office:value-type="float" office:value="84773.6508425348" calcext:value-type="float">
            <text:p>84773.6508425348</text:p>
          </table:table-cell>
          <table:table-cell/>
          <table:table-cell office:value-type="float" office:value="1443143211.32154" calcext:value-type="float">
            <text:p>1443143211.32154</text:p>
          </table:table-cell>
          <table:table-cell table:formula="of:=[.G177]-[.$B$2]" office:value-type="float" office:value="31.3213679790497" calcext:value-type="float">
            <text:p>31.321367979</text:p>
          </table:table-cell>
          <table:table-cell table:formula="of:=[.C177]/([.H177]-[.H176])" office:value-type="float" office:value="86701.5057194859" calcext:value-type="float">
            <text:p>86701.5057194859</text:p>
          </table:table-cell>
          <table:table-cell table:formula="of:=[.G177]-[.$B177]" office:value-type="float" office:value="10.2433431148529" calcext:value-type="float">
            <text:p>10.243343114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3201.12991" calcext:value-type="float">
            <text:p>1443143201.12991</text:p>
          </table:table-cell>
          <table:table-cell office:value-type="float" office:value="4384" calcext:value-type="float">
            <text:p>4384</text:p>
          </table:table-cell>
          <table:table-cell table:formula="of:=[.B178]-[.$B$2]" office:value-type="float" office:value="21.1297326087952" calcext:value-type="float">
            <text:p>21.1297326088</text:p>
          </table:table-cell>
          <table:table-cell table:formula="of:=[.C178]/([.D178]-[.D177])" office:value-type="float" office:value="84784.2046496187" calcext:value-type="float">
            <text:p>84784.2046496187</text:p>
          </table:table-cell>
          <table:table-cell/>
          <table:table-cell office:value-type="float" office:value="1443143211.37187" calcext:value-type="float">
            <text:p>1443143211.37187</text:p>
          </table:table-cell>
          <table:table-cell table:formula="of:=[.G178]-[.$B$2]" office:value-type="float" office:value="31.3716924190521" calcext:value-type="float">
            <text:p>31.3716924191</text:p>
          </table:table-cell>
          <table:table-cell table:formula="of:=[.C178]/([.H178]-[.H177])" office:value-type="float" office:value="87114.7299361368" calcext:value-type="float">
            <text:p>87114.7299361368</text:p>
          </table:table-cell>
          <table:table-cell table:formula="of:=[.G178]-[.$B178]" office:value-type="float" office:value="10.241959810257" calcext:value-type="float">
            <text:p>10.241959810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3201.18169" calcext:value-type="float">
            <text:p>1443143201.18169</text:p>
          </table:table-cell>
          <table:table-cell office:value-type="float" office:value="4384" calcext:value-type="float">
            <text:p>4384</text:p>
          </table:table-cell>
          <table:table-cell table:formula="of:=[.B179]-[.$B$2]" office:value-type="float" office:value="21.1815130710602" calcext:value-type="float">
            <text:p>21.1815130711</text:p>
          </table:table-cell>
          <table:table-cell table:formula="of:=[.C179]/([.D179]-[.D178])" office:value-type="float" office:value="84665.1383211393" calcext:value-type="float">
            <text:p>84665.1383211393</text:p>
          </table:table-cell>
          <table:table-cell/>
          <table:table-cell office:value-type="float" office:value="1443143211.42231" calcext:value-type="float">
            <text:p>1443143211.42231</text:p>
          </table:table-cell>
          <table:table-cell table:formula="of:=[.G179]-[.$B$2]" office:value-type="float" office:value="31.4221363067627" calcext:value-type="float">
            <text:p>31.4221363068</text:p>
          </table:table-cell>
          <table:table-cell table:formula="of:=[.C179]/([.H179]-[.H178])" office:value-type="float" office:value="86908.4481583537" calcext:value-type="float">
            <text:p>86908.4481583537</text:p>
          </table:table-cell>
          <table:table-cell table:formula="of:=[.G179]-[.$B179]" office:value-type="float" office:value="10.2406232357025" calcext:value-type="float">
            <text:p>10.240623235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3201.2334" calcext:value-type="float">
            <text:p>1443143201.2334</text:p>
          </table:table-cell>
          <table:table-cell office:value-type="float" office:value="4384" calcext:value-type="float">
            <text:p>4384</text:p>
          </table:table-cell>
          <table:table-cell table:formula="of:=[.B180]-[.$B$2]" office:value-type="float" office:value="21.2332203388214" calcext:value-type="float">
            <text:p>21.2332203388</text:p>
          </table:table-cell>
          <table:table-cell table:formula="of:=[.C180]/([.D180]-[.D179])" office:value-type="float" office:value="84784.9865176414" calcext:value-type="float">
            <text:p>84784.9865176414</text:p>
          </table:table-cell>
          <table:table-cell/>
          <table:table-cell office:value-type="float" office:value="1443143211.47275" calcext:value-type="float">
            <text:p>1443143211.47275</text:p>
          </table:table-cell>
          <table:table-cell table:formula="of:=[.G180]-[.$B$2]" office:value-type="float" office:value="31.4725754261017" calcext:value-type="float">
            <text:p>31.4725754261</text:p>
          </table:table-cell>
          <table:table-cell table:formula="of:=[.C180]/([.H180]-[.H179])" office:value-type="float" office:value="86916.6642370614" calcext:value-type="float">
            <text:p>86916.6642370614</text:p>
          </table:table-cell>
          <table:table-cell table:formula="of:=[.G180]-[.$B180]" office:value-type="float" office:value="10.2393550872803" calcext:value-type="float">
            <text:p>10.239355087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3201.28511" calcext:value-type="float">
            <text:p>1443143201.28511</text:p>
          </table:table-cell>
          <table:table-cell office:value-type="float" office:value="4384" calcext:value-type="float">
            <text:p>4384</text:p>
          </table:table-cell>
          <table:table-cell table:formula="of:=[.B181]-[.$B$2]" office:value-type="float" office:value="21.284930229187" calcext:value-type="float">
            <text:p>21.2849302292</text:p>
          </table:table-cell>
          <table:table-cell table:formula="of:=[.C181]/([.D181]-[.D180])" office:value-type="float" office:value="84780.6864219617" calcext:value-type="float">
            <text:p>84780.6864219617</text:p>
          </table:table-cell>
          <table:table-cell/>
          <table:table-cell office:value-type="float" office:value="1443143211.52316" calcext:value-type="float">
            <text:p>1443143211.52316</text:p>
          </table:table-cell>
          <table:table-cell table:formula="of:=[.G181]-[.$B$2]" office:value-type="float" office:value="31.5229852199554" calcext:value-type="float">
            <text:p>31.52298522</text:p>
          </table:table-cell>
          <table:table-cell table:formula="of:=[.C181]/([.H181]-[.H180])" office:value-type="float" office:value="86967.2272955154" calcext:value-type="float">
            <text:p>86967.2272955154</text:p>
          </table:table-cell>
          <table:table-cell table:formula="of:=[.G181]-[.$B181]" office:value-type="float" office:value="10.2380549907684" calcext:value-type="float">
            <text:p>10.238054990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3201.33686" calcext:value-type="float">
            <text:p>1443143201.33686</text:p>
          </table:table-cell>
          <table:table-cell office:value-type="float" office:value="4384" calcext:value-type="float">
            <text:p>4384</text:p>
          </table:table-cell>
          <table:table-cell table:formula="of:=[.B182]-[.$B$2]" office:value-type="float" office:value="21.336681842804" calcext:value-type="float">
            <text:p>21.3366818428</text:p>
          </table:table-cell>
          <table:table-cell table:formula="of:=[.C182]/([.D182]-[.D181])" office:value-type="float" office:value="84712.3344297943" calcext:value-type="float">
            <text:p>84712.3344297943</text:p>
          </table:table-cell>
          <table:table-cell/>
          <table:table-cell office:value-type="float" office:value="1443143211.57363" calcext:value-type="float">
            <text:p>1443143211.57363</text:p>
          </table:table-cell>
          <table:table-cell table:formula="of:=[.G182]-[.$B$2]" office:value-type="float" office:value="31.5734527111053" calcext:value-type="float">
            <text:p>31.5734527111</text:p>
          </table:table-cell>
          <table:table-cell table:formula="of:=[.C182]/([.H182]-[.H181])" office:value-type="float" office:value="86867.8014323778" calcext:value-type="float">
            <text:p>86867.8014323778</text:p>
          </table:table-cell>
          <table:table-cell table:formula="of:=[.G182]-[.$B182]" office:value-type="float" office:value="10.2367708683014" calcext:value-type="float">
            <text:p>10.236770868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3201.38855" calcext:value-type="float">
            <text:p>1443143201.38855</text:p>
          </table:table-cell>
          <table:table-cell office:value-type="float" office:value="4384" calcext:value-type="float">
            <text:p>4384</text:p>
          </table:table-cell>
          <table:table-cell table:formula="of:=[.B183]-[.$B$2]" office:value-type="float" office:value="21.3883728981018" calcext:value-type="float">
            <text:p>21.3883728981</text:p>
          </table:table-cell>
          <table:table-cell table:formula="of:=[.C183]/([.D183]-[.D182])" office:value-type="float" office:value="84811.5786133353" calcext:value-type="float">
            <text:p>84811.5786133353</text:p>
          </table:table-cell>
          <table:table-cell/>
          <table:table-cell office:value-type="float" office:value="1443143211.62407" calcext:value-type="float">
            <text:p>1443143211.62407</text:p>
          </table:table-cell>
          <table:table-cell table:formula="of:=[.G183]-[.$B$2]" office:value-type="float" office:value="31.6238956451416" calcext:value-type="float">
            <text:p>31.6238956451</text:p>
          </table:table-cell>
          <table:table-cell table:formula="of:=[.C183]/([.H183]-[.H182])" office:value-type="float" office:value="86910.0912498287" calcext:value-type="float">
            <text:p>86910.0912498287</text:p>
          </table:table-cell>
          <table:table-cell table:formula="of:=[.G183]-[.$B183]" office:value-type="float" office:value="10.2355227470398" calcext:value-type="float">
            <text:p>10.23552274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3201.44025" calcext:value-type="float">
            <text:p>1443143201.44025</text:p>
          </table:table-cell>
          <table:table-cell office:value-type="float" office:value="4384" calcext:value-type="float">
            <text:p>4384</text:p>
          </table:table-cell>
          <table:table-cell table:formula="of:=[.B184]-[.$B$2]" office:value-type="float" office:value="21.4400751590729" calcext:value-type="float">
            <text:p>21.4400751591</text:p>
          </table:table-cell>
          <table:table-cell table:formula="of:=[.C184]/([.D184]-[.D183])" office:value-type="float" office:value="84793.1970026054" calcext:value-type="float">
            <text:p>84793.1970026054</text:p>
          </table:table-cell>
          <table:table-cell/>
          <table:table-cell office:value-type="float" office:value="1443143211.67454" calcext:value-type="float">
            <text:p>1443143211.67454</text:p>
          </table:table-cell>
          <table:table-cell table:formula="of:=[.G184]-[.$B$2]" office:value-type="float" office:value="31.6743648052216" calcext:value-type="float">
            <text:p>31.6743648052</text:p>
          </table:table-cell>
          <table:table-cell table:formula="of:=[.C184]/([.H184]-[.H183])" office:value-type="float" office:value="86864.9288606076" calcext:value-type="float">
            <text:p>86864.9288606076</text:p>
          </table:table-cell>
          <table:table-cell table:formula="of:=[.G184]-[.$B184]" office:value-type="float" office:value="10.2342896461487" calcext:value-type="float">
            <text:p>10.234289646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3201.49196" calcext:value-type="float">
            <text:p>1443143201.49196</text:p>
          </table:table-cell>
          <table:table-cell office:value-type="float" office:value="4384" calcext:value-type="float">
            <text:p>4384</text:p>
          </table:table-cell>
          <table:table-cell table:formula="of:=[.B185]-[.$B$2]" office:value-type="float" office:value="21.491783618927" calcext:value-type="float">
            <text:p>21.4917836189</text:p>
          </table:table-cell>
          <table:table-cell table:formula="of:=[.C185]/([.D185]-[.D184])" office:value-type="float" office:value="84783.0318746225" calcext:value-type="float">
            <text:p>84783.0318746225</text:p>
          </table:table-cell>
          <table:table-cell/>
          <table:table-cell office:value-type="float" office:value="1443143211.72491" calcext:value-type="float">
            <text:p>1443143211.72491</text:p>
          </table:table-cell>
          <table:table-cell table:formula="of:=[.G185]-[.$B$2]" office:value-type="float" office:value="31.724732875824" calcext:value-type="float">
            <text:p>31.7247328758</text:p>
          </table:table-cell>
          <table:table-cell table:formula="of:=[.C185]/([.H185]-[.H184])" office:value-type="float" office:value="87039.2680832533" calcext:value-type="float">
            <text:p>87039.2680832533</text:p>
          </table:table-cell>
          <table:table-cell table:formula="of:=[.G185]-[.$B185]" office:value-type="float" office:value="10.232949256897" calcext:value-type="float">
            <text:p>10.232949256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3201.54367" calcext:value-type="float">
            <text:p>1443143201.54367</text:p>
          </table:table-cell>
          <table:table-cell office:value-type="float" office:value="4384" calcext:value-type="float">
            <text:p>4384</text:p>
          </table:table-cell>
          <table:table-cell table:formula="of:=[.B186]-[.$B$2]" office:value-type="float" office:value="21.5434925556183" calcext:value-type="float">
            <text:p>21.5434925556</text:p>
          </table:table-cell>
          <table:table-cell table:formula="of:=[.C186]/([.D186]-[.D185])" office:value-type="float" office:value="84782.2500426497" calcext:value-type="float">
            <text:p>84782.2500426497</text:p>
          </table:table-cell>
          <table:table-cell/>
          <table:table-cell office:value-type="float" office:value="1443143211.7754" calcext:value-type="float">
            <text:p>1443143211.7754</text:p>
          </table:table-cell>
          <table:table-cell table:formula="of:=[.G186]-[.$B$2]" office:value-type="float" office:value="31.7752249240875" calcext:value-type="float">
            <text:p>31.7752249241</text:p>
          </table:table-cell>
          <table:table-cell table:formula="of:=[.C186]/([.H186]-[.H185])" office:value-type="float" office:value="86825.5527507449" calcext:value-type="float">
            <text:p>86825.5527507449</text:p>
          </table:table-cell>
          <table:table-cell table:formula="of:=[.G186]-[.$B186]" office:value-type="float" office:value="10.2317323684692" calcext:value-type="float">
            <text:p>10.231732368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3201.59538" calcext:value-type="float">
            <text:p>1443143201.59538</text:p>
          </table:table-cell>
          <table:table-cell office:value-type="float" office:value="4384" calcext:value-type="float">
            <text:p>4384</text:p>
          </table:table-cell>
          <table:table-cell table:formula="of:=[.B187]-[.$B$2]" office:value-type="float" office:value="21.5952067375183" calcext:value-type="float">
            <text:p>21.5952067375</text:p>
          </table:table-cell>
          <table:table-cell table:formula="of:=[.C187]/([.D187]-[.D186])" office:value-type="float" office:value="84773.6508425348" calcext:value-type="float">
            <text:p>84773.6508425348</text:p>
          </table:table-cell>
          <table:table-cell/>
          <table:table-cell office:value-type="float" office:value="1443143211.82588" calcext:value-type="float">
            <text:p>1443143211.82588</text:p>
          </table:table-cell>
          <table:table-cell table:formula="of:=[.G187]-[.$B$2]" office:value-type="float" office:value="31.8256993293762" calcext:value-type="float">
            <text:p>31.8256993294</text:p>
          </table:table-cell>
          <table:table-cell table:formula="of:=[.C187]/([.H187]-[.H186])" office:value-type="float" office:value="86855.9020145958" calcext:value-type="float">
            <text:p>86855.9020145958</text:p>
          </table:table-cell>
          <table:table-cell table:formula="of:=[.G187]-[.$B187]" office:value-type="float" office:value="10.2304925918579" calcext:value-type="float">
            <text:p>10.230492591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3201.64709" calcext:value-type="float">
            <text:p>1443143201.64709</text:p>
          </table:table-cell>
          <table:table-cell office:value-type="float" office:value="4384" calcext:value-type="float">
            <text:p>4384</text:p>
          </table:table-cell>
          <table:table-cell table:formula="of:=[.B188]-[.$B$2]" office:value-type="float" office:value="21.646910905838" calcext:value-type="float">
            <text:p>21.6469109058</text:p>
          </table:table-cell>
          <table:table-cell table:formula="of:=[.C188]/([.D188]-[.D187])" office:value-type="float" office:value="84790.0690113113" calcext:value-type="float">
            <text:p>84790.0690113113</text:p>
          </table:table-cell>
          <table:table-cell/>
          <table:table-cell office:value-type="float" office:value="1443143211.87629" calcext:value-type="float">
            <text:p>1443143211.87629</text:p>
          </table:table-cell>
          <table:table-cell table:formula="of:=[.G188]-[.$B$2]" office:value-type="float" office:value="31.8761112689972" calcext:value-type="float">
            <text:p>31.876111269</text:p>
          </table:table-cell>
          <table:table-cell table:formula="of:=[.C188]/([.H188]-[.H187])" office:value-type="float" office:value="86963.5255648094" calcext:value-type="float">
            <text:p>86963.5255648094</text:p>
          </table:table-cell>
          <table:table-cell table:formula="of:=[.G188]-[.$B188]" office:value-type="float" office:value="10.2292003631592" calcext:value-type="float">
            <text:p>10.229200363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3201.6988" calcext:value-type="float">
            <text:p>1443143201.6988</text:p>
          </table:table-cell>
          <table:table-cell office:value-type="float" office:value="4384" calcext:value-type="float">
            <text:p>4384</text:p>
          </table:table-cell>
          <table:table-cell table:formula="of:=[.B189]-[.$B$2]" office:value-type="float" office:value="21.6986191272736" calcext:value-type="float">
            <text:p>21.6986191273</text:p>
          </table:table-cell>
          <table:table-cell table:formula="of:=[.C189]/([.D189]-[.D188])" office:value-type="float" office:value="84783.4227960162" calcext:value-type="float">
            <text:p>84783.4227960162</text:p>
          </table:table-cell>
          <table:table-cell/>
          <table:table-cell office:value-type="float" office:value="1443143211.92674" calcext:value-type="float">
            <text:p>1443143211.92674</text:p>
          </table:table-cell>
          <table:table-cell table:formula="of:=[.G189]-[.$B$2]" office:value-type="float" office:value="31.9265639781952" calcext:value-type="float">
            <text:p>31.9265639782</text:p>
          </table:table-cell>
          <table:table-cell table:formula="of:=[.C189]/([.H189]-[.H188])" office:value-type="float" office:value="86893.252506923" calcext:value-type="float">
            <text:p>86893.252506923</text:p>
          </table:table-cell>
          <table:table-cell table:formula="of:=[.G189]-[.$B189]" office:value-type="float" office:value="10.2279448509216" calcext:value-type="float">
            <text:p>10.22794485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3201.75051" calcext:value-type="float">
            <text:p>1443143201.75051</text:p>
          </table:table-cell>
          <table:table-cell office:value-type="float" office:value="4384" calcext:value-type="float">
            <text:p>4384</text:p>
          </table:table-cell>
          <table:table-cell table:formula="of:=[.B190]-[.$B$2]" office:value-type="float" office:value="21.7503294944763" calcext:value-type="float">
            <text:p>21.7503294945</text:p>
          </table:table-cell>
          <table:table-cell table:formula="of:=[.C190]/([.D190]-[.D189])" office:value-type="float" office:value="84779.9046332456" calcext:value-type="float">
            <text:p>84779.9046332456</text:p>
          </table:table-cell>
          <table:table-cell/>
          <table:table-cell office:value-type="float" office:value="1443143211.97717" calcext:value-type="float">
            <text:p>1443143211.97717</text:p>
          </table:table-cell>
          <table:table-cell table:formula="of:=[.G190]-[.$B$2]" office:value-type="float" office:value="31.9769909381866" calcext:value-type="float">
            <text:p>31.9769909382</text:p>
          </table:table-cell>
          <table:table-cell table:formula="of:=[.C190]/([.H190]-[.H189])" office:value-type="float" office:value="86937.622270763" calcext:value-type="float">
            <text:p>86937.622270763</text:p>
          </table:table-cell>
          <table:table-cell table:formula="of:=[.G190]-[.$B190]" office:value-type="float" office:value="10.2266614437103" calcext:value-type="float">
            <text:p>10.226661443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3201.80222" calcext:value-type="float">
            <text:p>1443143201.80222</text:p>
          </table:table-cell>
          <table:table-cell office:value-type="float" office:value="4384" calcext:value-type="float">
            <text:p>4384</text:p>
          </table:table-cell>
          <table:table-cell table:formula="of:=[.B191]-[.$B$2]" office:value-type="float" office:value="21.8020391464233" calcext:value-type="float">
            <text:p>21.8020391464</text:p>
          </table:table-cell>
          <table:table-cell table:formula="of:=[.C191]/([.D191]-[.D190])" office:value-type="float" office:value="84781.0773217266" calcext:value-type="float">
            <text:p>84781.0773217266</text:p>
          </table:table-cell>
          <table:table-cell/>
          <table:table-cell office:value-type="float" office:value="1443143212.02764" calcext:value-type="float">
            <text:p>1443143212.02764</text:p>
          </table:table-cell>
          <table:table-cell table:formula="of:=[.G191]-[.$B$2]" office:value-type="float" office:value="32.0274629592895" calcext:value-type="float">
            <text:p>32.0274629593</text:p>
          </table:table-cell>
          <table:table-cell table:formula="of:=[.C191]/([.H191]-[.H190])" office:value-type="float" office:value="86860.0048938331" calcext:value-type="float">
            <text:p>86860.0048938331</text:p>
          </table:table-cell>
          <table:table-cell table:formula="of:=[.G191]-[.$B191]" office:value-type="float" office:value="10.2254238128662" calcext:value-type="float">
            <text:p>10.225423812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3201.85392" calcext:value-type="float">
            <text:p>1443143201.85392</text:p>
          </table:table-cell>
          <table:table-cell office:value-type="float" office:value="4384" calcext:value-type="float">
            <text:p>4384</text:p>
          </table:table-cell>
          <table:table-cell table:formula="of:=[.B192]-[.$B$2]" office:value-type="float" office:value="21.8537471294403" calcext:value-type="float">
            <text:p>21.8537471294</text:p>
          </table:table-cell>
          <table:table-cell table:formula="of:=[.C192]/([.D192]-[.D191])" office:value-type="float" office:value="84783.813721015" calcext:value-type="float">
            <text:p>84783.813721015</text:p>
          </table:table-cell>
          <table:table-cell/>
          <table:table-cell office:value-type="float" office:value="1443143212.04366" calcext:value-type="float">
            <text:p>1443143212.04366</text:p>
          </table:table-cell>
          <table:table-cell table:formula="of:=[.G192]-[.$B$2]" office:value-type="float" office:value="32.0434877872467" calcext:value-type="float">
            <text:p>32.0434877872</text:p>
          </table:table-cell>
          <table:table-cell table:formula="of:=[.C192]/([.H192]-[.H191])" office:value-type="float" office:value="273575.479981551" calcext:value-type="float">
            <text:p>273575.479981551</text:p>
          </table:table-cell>
          <table:table-cell table:formula="of:=[.G192]-[.$B192]" office:value-type="float" office:value="10.1897406578064" calcext:value-type="float">
            <text:p>10.189740657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3201.90565" calcext:value-type="float">
            <text:p>1443143201.90565</text:p>
          </table:table-cell>
          <table:table-cell office:value-type="float" office:value="4384" calcext:value-type="float">
            <text:p>4384</text:p>
          </table:table-cell>
          <table:table-cell table:formula="of:=[.B193]-[.$B$2]" office:value-type="float" office:value="21.9054741859436" calcext:value-type="float">
            <text:p>21.9054741859</text:p>
          </table:table-cell>
          <table:table-cell table:formula="of:=[.C193]/([.D193]-[.D192])" office:value-type="float" office:value="84752.5511087348" calcext:value-type="float">
            <text:p>84752.5511087348</text:p>
          </table:table-cell>
          <table:table-cell/>
          <table:table-cell office:value-type="float" office:value="1443143212.05969" calcext:value-type="float">
            <text:p>1443143212.05969</text:p>
          </table:table-cell>
          <table:table-cell table:formula="of:=[.G193]-[.$B$2]" office:value-type="float" office:value="32.0595178604126" calcext:value-type="float">
            <text:p>32.0595178604</text:p>
          </table:table-cell>
          <table:table-cell table:formula="of:=[.C193]/([.H193]-[.H192])" office:value-type="float" office:value="273485.963203689" calcext:value-type="float">
            <text:p>273485.963203689</text:p>
          </table:table-cell>
          <table:table-cell table:formula="of:=[.G193]-[.$B193]" office:value-type="float" office:value="10.154043674469" calcext:value-type="float">
            <text:p>10.154043674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3201.95736" calcext:value-type="float">
            <text:p>1443143201.95736</text:p>
          </table:table-cell>
          <table:table-cell office:value-type="float" office:value="4384" calcext:value-type="float">
            <text:p>4384</text:p>
          </table:table-cell>
          <table:table-cell table:formula="of:=[.B194]-[.$B$2]" office:value-type="float" office:value="21.9571838378906" calcext:value-type="float">
            <text:p>21.9571838379</text:p>
          </table:table-cell>
          <table:table-cell table:formula="of:=[.C194]/([.D194]-[.D193])" office:value-type="float" office:value="84781.0773217266" calcext:value-type="float">
            <text:p>84781.0773217266</text:p>
          </table:table-cell>
          <table:table-cell/>
          <table:table-cell office:value-type="float" office:value="1443143212.08802" calcext:value-type="float">
            <text:p>1443143212.08802</text:p>
          </table:table-cell>
          <table:table-cell table:formula="of:=[.G194]-[.$B$2]" office:value-type="float" office:value="32.0878443717957" calcext:value-type="float">
            <text:p>32.0878443718</text:p>
          </table:table-cell>
          <table:table-cell table:formula="of:=[.C194]/([.H194]-[.H193])" office:value-type="float" office:value="154766.675667031" calcext:value-type="float">
            <text:p>154766.675667031</text:p>
          </table:table-cell>
          <table:table-cell table:formula="of:=[.G194]-[.$B194]" office:value-type="float" office:value="10.130660533905" calcext:value-type="float">
            <text:p>10.130660533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3202.00759" calcext:value-type="float">
            <text:p>1443143202.00759</text:p>
          </table:table-cell>
          <table:table-cell office:value-type="float" office:value="4384" calcext:value-type="float">
            <text:p>4384</text:p>
          </table:table-cell>
          <table:table-cell table:formula="of:=[.B195]-[.$B$2]" office:value-type="float" office:value="22.0074179172516" calcext:value-type="float">
            <text:p>22.0074179173</text:p>
          </table:table-cell>
          <table:table-cell table:formula="of:=[.C195]/([.D195]-[.D194])" office:value-type="float" office:value="87271.4311831682" calcext:value-type="float">
            <text:p>87271.4311831682</text:p>
          </table:table-cell>
          <table:table-cell/>
          <table:table-cell office:value-type="float" office:value="1443143212.13468" calcext:value-type="float">
            <text:p>1443143212.13468</text:p>
          </table:table-cell>
          <table:table-cell table:formula="of:=[.G195]-[.$B$2]" office:value-type="float" office:value="32.1345052719116" calcext:value-type="float">
            <text:p>32.1345052719</text:p>
          </table:table-cell>
          <table:table-cell table:formula="of:=[.C195]/([.H195]-[.H194])" office:value-type="float" office:value="93954.4669970875" calcext:value-type="float">
            <text:p>93954.4669970875</text:p>
          </table:table-cell>
          <table:table-cell table:formula="of:=[.G195]-[.$B195]" office:value-type="float" office:value="10.12708735466" calcext:value-type="float">
            <text:p>10.127087354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3202.05055" calcext:value-type="float">
            <text:p>1443143202.05055</text:p>
          </table:table-cell>
          <table:table-cell office:value-type="float" office:value="4384" calcext:value-type="float">
            <text:p>4384</text:p>
          </table:table-cell>
          <table:table-cell table:formula="of:=[.B196]-[.$B$2]" office:value-type="float" office:value="22.0503754615784" calcext:value-type="float">
            <text:p>22.0503754616</text:p>
          </table:table-cell>
          <table:table-cell table:formula="of:=[.C196]/([.D196]-[.D195])" office:value-type="float" office:value="102054.250742326" calcext:value-type="float">
            <text:p>102054.250742326</text:p>
          </table:table-cell>
          <table:table-cell/>
          <table:table-cell office:value-type="float" office:value="1443143212.18139" calcext:value-type="float">
            <text:p>1443143212.18139</text:p>
          </table:table-cell>
          <table:table-cell table:formula="of:=[.G196]-[.$B$2]" office:value-type="float" office:value="32.1812152862549" calcext:value-type="float">
            <text:p>32.1812152863</text:p>
          </table:table-cell>
          <table:table-cell table:formula="of:=[.C196]/([.H196]-[.H195])" office:value-type="float" office:value="93855.6765960922" calcext:value-type="float">
            <text:p>93855.6765960922</text:p>
          </table:table-cell>
          <table:table-cell table:formula="of:=[.G196]-[.$B196]" office:value-type="float" office:value="10.1308398246765" calcext:value-type="float">
            <text:p>10.130839824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3202.0935" calcext:value-type="float">
            <text:p>1443143202.0935</text:p>
          </table:table-cell>
          <table:table-cell office:value-type="float" office:value="4384" calcext:value-type="float">
            <text:p>4384</text:p>
          </table:table-cell>
          <table:table-cell table:formula="of:=[.B197]-[.$B$2]" office:value-type="float" office:value="22.0933263301849" calcext:value-type="float">
            <text:p>22.0933263302</text:p>
          </table:table-cell>
          <table:table-cell table:formula="of:=[.C197]/([.D197]-[.D196])" office:value-type="float" office:value="102070.112717806" calcext:value-type="float">
            <text:p>102070.112717806</text:p>
          </table:table-cell>
          <table:table-cell/>
          <table:table-cell office:value-type="float" office:value="1443143212.22811" calcext:value-type="float">
            <text:p>1443143212.22811</text:p>
          </table:table-cell>
          <table:table-cell table:formula="of:=[.G197]-[.$B$2]" office:value-type="float" office:value="32.2279331684113" calcext:value-type="float">
            <text:p>32.2279331684</text:p>
          </table:table-cell>
          <table:table-cell table:formula="of:=[.C197]/([.H197]-[.H196])" office:value-type="float" office:value="93839.8702519533" calcext:value-type="float">
            <text:p>93839.8702519533</text:p>
          </table:table-cell>
          <table:table-cell table:formula="of:=[.G197]-[.$B197]" office:value-type="float" office:value="10.1346068382263" calcext:value-type="float">
            <text:p>10.134606838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3202.13645" calcext:value-type="float">
            <text:p>1443143202.13645</text:p>
          </table:table-cell>
          <table:table-cell office:value-type="float" office:value="4384" calcext:value-type="float">
            <text:p>4384</text:p>
          </table:table-cell>
          <table:table-cell table:formula="of:=[.B198]-[.$B$2]" office:value-type="float" office:value="22.1362769603729" calcext:value-type="float">
            <text:p>22.1362769604</text:p>
          </table:table-cell>
          <table:table-cell table:formula="of:=[.C198]/([.D198]-[.D197])" office:value-type="float" office:value="102070.679308124" calcext:value-type="float">
            <text:p>102070.679308124</text:p>
          </table:table-cell>
          <table:table-cell/>
          <table:table-cell office:value-type="float" office:value="1443143212.27476" calcext:value-type="float">
            <text:p>1443143212.27476</text:p>
          </table:table-cell>
          <table:table-cell table:formula="of:=[.G198]-[.$B$2]" office:value-type="float" office:value="32.2745831012726" calcext:value-type="float">
            <text:p>32.2745831013</text:p>
          </table:table-cell>
          <table:table-cell table:formula="of:=[.C198]/([.H198]-[.H197])" office:value-type="float" office:value="93976.5554010958" calcext:value-type="float">
            <text:p>93976.5554010958</text:p>
          </table:table-cell>
          <table:table-cell table:formula="of:=[.G198]-[.$B198]" office:value-type="float" office:value="10.1383061408997" calcext:value-type="float">
            <text:p>10.138306140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3202.17943" calcext:value-type="float">
            <text:p>1443143202.17943</text:p>
          </table:table-cell>
          <table:table-cell office:value-type="float" office:value="4384" calcext:value-type="float">
            <text:p>4384</text:p>
          </table:table-cell>
          <table:table-cell table:formula="of:=[.B199]-[.$B$2]" office:value-type="float" office:value="22.1792492866516" calcext:value-type="float">
            <text:p>22.1792492867</text:p>
          </table:table-cell>
          <table:table-cell table:formula="of:=[.C199]/([.D199]-[.D198])" office:value-type="float" office:value="102019.145334805" calcext:value-type="float">
            <text:p>102019.145334805</text:p>
          </table:table-cell>
          <table:table-cell/>
          <table:table-cell office:value-type="float" office:value="1443143212.32142" calcext:value-type="float">
            <text:p>1443143212.32142</text:p>
          </table:table-cell>
          <table:table-cell table:formula="of:=[.G199]-[.$B$2]" office:value-type="float" office:value="32.3212430477142" calcext:value-type="float">
            <text:p>32.3212430477</text:p>
          </table:table-cell>
          <table:table-cell table:formula="of:=[.C199]/([.H199]-[.H198])" office:value-type="float" office:value="93956.3873156674" calcext:value-type="float">
            <text:p>93956.3873156674</text:p>
          </table:table-cell>
          <table:table-cell table:formula="of:=[.G199]-[.$B199]" office:value-type="float" office:value="10.1419937610626" calcext:value-type="float">
            <text:p>10.141993761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3202.22237" calcext:value-type="float">
            <text:p>1443143202.22237</text:p>
          </table:table-cell>
          <table:table-cell office:value-type="float" office:value="4384" calcext:value-type="float">
            <text:p>4384</text:p>
          </table:table-cell>
          <table:table-cell table:formula="of:=[.B200]-[.$B$2]" office:value-type="float" office:value="22.2221915721893" calcext:value-type="float">
            <text:p>22.2221915722</text:p>
          </table:table-cell>
          <table:table-cell table:formula="of:=[.C200]/([.D200]-[.D199])" office:value-type="float" office:value="102090.51393292" calcext:value-type="float">
            <text:p>102090.51393292</text:p>
          </table:table-cell>
          <table:table-cell/>
          <table:table-cell office:value-type="float" office:value="1443143212.36811" calcext:value-type="float">
            <text:p>1443143212.36811</text:p>
          </table:table-cell>
          <table:table-cell table:formula="of:=[.G200]-[.$B$2]" office:value-type="float" office:value="32.3679308891296" calcext:value-type="float">
            <text:p>32.3679308891</text:p>
          </table:table-cell>
          <table:table-cell table:formula="of:=[.C200]/([.H200]-[.H199])" office:value-type="float" office:value="93900.2504098089" calcext:value-type="float">
            <text:p>93900.2504098089</text:p>
          </table:table-cell>
          <table:table-cell table:formula="of:=[.G200]-[.$B200]" office:value-type="float" office:value="10.1457393169403" calcext:value-type="float">
            <text:p>10.145739316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3202.26532" calcext:value-type="float">
            <text:p>1443143202.26532</text:p>
          </table:table-cell>
          <table:table-cell office:value-type="float" office:value="4384" calcext:value-type="float">
            <text:p>4384</text:p>
          </table:table-cell>
          <table:table-cell table:formula="of:=[.B201]-[.$B$2]" office:value-type="float" office:value="22.2651400566101" calcext:value-type="float">
            <text:p>22.2651400566</text:p>
          </table:table-cell>
          <table:table-cell table:formula="of:=[.C201]/([.D201]-[.D200])" office:value-type="float" office:value="102075.778904069" calcext:value-type="float">
            <text:p>102075.778904069</text:p>
          </table:table-cell>
          <table:table-cell/>
          <table:table-cell office:value-type="float" office:value="1443143212.41477" calcext:value-type="float">
            <text:p>1443143212.41477</text:p>
          </table:table-cell>
          <table:table-cell table:formula="of:=[.G201]-[.$B$2]" office:value-type="float" office:value="32.4145963191986" calcext:value-type="float">
            <text:p>32.4145963192</text:p>
          </table:table-cell>
          <table:table-cell table:formula="of:=[.C201]/([.H201]-[.H200])" office:value-type="float" office:value="93945.3465556969" calcext:value-type="float">
            <text:p>93945.3465556969</text:p>
          </table:table-cell>
          <table:table-cell table:formula="of:=[.G201]-[.$B201]" office:value-type="float" office:value="10.1494562625885" calcext:value-type="float">
            <text:p>10.149456262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3202.30826" calcext:value-type="float">
            <text:p>1443143202.30826</text:p>
          </table:table-cell>
          <table:table-cell office:value-type="float" office:value="4384" calcext:value-type="float">
            <text:p>4384</text:p>
          </table:table-cell>
          <table:table-cell table:formula="of:=[.B202]-[.$B$2]" office:value-type="float" office:value="22.3080837726593" calcext:value-type="float">
            <text:p>22.3080837727</text:p>
          </table:table-cell>
          <table:table-cell table:formula="of:=[.C202]/([.D202]-[.D201])" office:value-type="float" office:value="102087.113164075" calcext:value-type="float">
            <text:p>102087.113164075</text:p>
          </table:table-cell>
          <table:table-cell/>
          <table:table-cell office:value-type="float" office:value="1443143212.4615" calcext:value-type="float">
            <text:p>1443143212.4615</text:p>
          </table:table-cell>
          <table:table-cell table:formula="of:=[.G202]-[.$B$2]" office:value-type="float" office:value="32.4613246917725" calcext:value-type="float">
            <text:p>32.4613246918</text:p>
          </table:table-cell>
          <table:table-cell table:formula="of:=[.C202]/([.H202]-[.H201])" office:value-type="float" office:value="93818.8034062441" calcext:value-type="float">
            <text:p>93818.8034062441</text:p>
          </table:table-cell>
          <table:table-cell table:formula="of:=[.G202]-[.$B202]" office:value-type="float" office:value="10.1532409191132" calcext:value-type="float">
            <text:p>10.153240919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3202.3512" calcext:value-type="float">
            <text:p>1443143202.3512</text:p>
          </table:table-cell>
          <table:table-cell office:value-type="float" office:value="4384" calcext:value-type="float">
            <text:p>4384</text:p>
          </table:table-cell>
          <table:table-cell table:formula="of:=[.B203]-[.$B$2]" office:value-type="float" office:value="22.3510277271271" calcext:value-type="float">
            <text:p>22.3510277271</text:p>
          </table:table-cell>
          <table:table-cell table:formula="of:=[.C203]/([.D203]-[.D202])" office:value-type="float" office:value="102086.546391295" calcext:value-type="float">
            <text:p>102086.546391295</text:p>
          </table:table-cell>
          <table:table-cell/>
          <table:table-cell office:value-type="float" office:value="1443143212.50816" calcext:value-type="float">
            <text:p>1443143212.50816</text:p>
          </table:table-cell>
          <table:table-cell table:formula="of:=[.G203]-[.$B$2]" office:value-type="float" office:value="32.5079865455627" calcext:value-type="float">
            <text:p>32.5079865456</text:p>
          </table:table-cell>
          <table:table-cell table:formula="of:=[.C203]/([.H203]-[.H202])" office:value-type="float" office:value="93952.5467570026" calcext:value-type="float">
            <text:p>93952.5467570026</text:p>
          </table:table-cell>
          <table:table-cell table:formula="of:=[.G203]-[.$B203]" office:value-type="float" office:value="10.1569588184357" calcext:value-type="float">
            <text:p>10.156958818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3202.39415" calcext:value-type="float">
            <text:p>1443143202.39415</text:p>
          </table:table-cell>
          <table:table-cell office:value-type="float" office:value="4384" calcext:value-type="float">
            <text:p>4384</text:p>
          </table:table-cell>
          <table:table-cell table:formula="of:=[.B204]-[.$B$2]" office:value-type="float" office:value="22.3939735889435" calcext:value-type="float">
            <text:p>22.3939735889</text:p>
          </table:table-cell>
          <table:table-cell table:formula="of:=[.C204]/([.D204]-[.D203])" office:value-type="float" office:value="102082.012435601" calcext:value-type="float">
            <text:p>102082.012435601</text:p>
          </table:table-cell>
          <table:table-cell/>
          <table:table-cell office:value-type="float" office:value="1443143212.55484" calcext:value-type="float">
            <text:p>1443143212.55484</text:p>
          </table:table-cell>
          <table:table-cell table:formula="of:=[.G204]-[.$B$2]" office:value-type="float" office:value="32.5546631813049" calcext:value-type="float">
            <text:p>32.5546631813</text:p>
          </table:table-cell>
          <table:table-cell table:formula="of:=[.C204]/([.H204]-[.H203])" office:value-type="float" office:value="93922.7930696306" calcext:value-type="float">
            <text:p>93922.7930696306</text:p>
          </table:table-cell>
          <table:table-cell table:formula="of:=[.G204]-[.$B204]" office:value-type="float" office:value="10.1606895923615" calcext:value-type="float">
            <text:p>10.160689592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3202.43708" calcext:value-type="float">
            <text:p>1443143202.43708</text:p>
          </table:table-cell>
          <table:table-cell office:value-type="float" office:value="4384" calcext:value-type="float">
            <text:p>4384</text:p>
          </table:table-cell>
          <table:table-cell table:formula="of:=[.B205]-[.$B$2]" office:value-type="float" office:value="22.4369060993195" calcext:value-type="float">
            <text:p>22.4369060993</text:p>
          </table:table-cell>
          <table:table-cell table:formula="of:=[.C205]/([.D205]-[.D204])" office:value-type="float" office:value="102113.758585455" calcext:value-type="float">
            <text:p>102113.758585455</text:p>
          </table:table-cell>
          <table:table-cell/>
          <table:table-cell office:value-type="float" office:value="1443143212.60153" calcext:value-type="float">
            <text:p>1443143212.60153</text:p>
          </table:table-cell>
          <table:table-cell table:formula="of:=[.G205]-[.$B$2]" office:value-type="float" office:value="32.601348400116" calcext:value-type="float">
            <text:p>32.6013484001</text:p>
          </table:table-cell>
          <table:table-cell table:formula="of:=[.C205]/([.H205]-[.H204])" office:value-type="float" office:value="93905.5253814884" calcext:value-type="float">
            <text:p>93905.5253814884</text:p>
          </table:table-cell>
          <table:table-cell table:formula="of:=[.G205]-[.$B205]" office:value-type="float" office:value="10.1644423007965" calcext:value-type="float">
            <text:p>10.164442300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3202.48003" calcext:value-type="float">
            <text:p>1443143202.48003</text:p>
          </table:table-cell>
          <table:table-cell office:value-type="float" office:value="4384" calcext:value-type="float">
            <text:p>4384</text:p>
          </table:table-cell>
          <table:table-cell table:formula="of:=[.B206]-[.$B$2]" office:value-type="float" office:value="22.4798500537872" calcext:value-type="float">
            <text:p>22.4798500538</text:p>
          </table:table-cell>
          <table:table-cell table:formula="of:=[.C206]/([.D206]-[.D205])" office:value-type="float" office:value="102086.546391295" calcext:value-type="float">
            <text:p>102086.546391295</text:p>
          </table:table-cell>
          <table:table-cell/>
          <table:table-cell office:value-type="float" office:value="1443143212.64821" calcext:value-type="float">
            <text:p>1443143212.64821</text:p>
          </table:table-cell>
          <table:table-cell table:formula="of:=[.G206]-[.$B$2]" office:value-type="float" office:value="32.6480362415314" calcext:value-type="float">
            <text:p>32.6480362415</text:p>
          </table:table-cell>
          <table:table-cell table:formula="of:=[.C206]/([.H206]-[.H205])" office:value-type="float" office:value="93900.2504098089" calcext:value-type="float">
            <text:p>93900.2504098089</text:p>
          </table:table-cell>
          <table:table-cell table:formula="of:=[.G206]-[.$B206]" office:value-type="float" office:value="10.1681861877441" calcext:value-type="float">
            <text:p>10.168186187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3202.52297" calcext:value-type="float">
            <text:p>1443143202.52297</text:p>
          </table:table-cell>
          <table:table-cell office:value-type="float" office:value="4384" calcext:value-type="float">
            <text:p>4384</text:p>
          </table:table-cell>
          <table:table-cell table:formula="of:=[.B207]-[.$B$2]" office:value-type="float" office:value="22.5227944850922" calcext:value-type="float">
            <text:p>22.5227944851</text:p>
          </table:table-cell>
          <table:table-cell table:formula="of:=[.C207]/([.D207]-[.D206])" office:value-type="float" office:value="102085.412864614" calcext:value-type="float">
            <text:p>102085.412864614</text:p>
          </table:table-cell>
          <table:table-cell/>
          <table:table-cell office:value-type="float" office:value="1443143212.69518" calcext:value-type="float">
            <text:p>1443143212.69518</text:p>
          </table:table-cell>
          <table:table-cell table:formula="of:=[.G207]-[.$B$2]" office:value-type="float" office:value="32.6950001716614" calcext:value-type="float">
            <text:p>32.6950001717</text:p>
          </table:table-cell>
          <table:table-cell table:formula="of:=[.C207]/([.H207]-[.H206])" office:value-type="float" office:value="93348.2352917287" calcext:value-type="float">
            <text:p>93348.2352917287</text:p>
          </table:table-cell>
          <table:table-cell table:formula="of:=[.G207]-[.$B207]" office:value-type="float" office:value="10.1722056865692" calcext:value-type="float">
            <text:p>10.172205686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3202.56591" calcext:value-type="float">
            <text:p>1443143202.56591</text:p>
          </table:table-cell>
          <table:table-cell office:value-type="float" office:value="4384" calcext:value-type="float">
            <text:p>4384</text:p>
          </table:table-cell>
          <table:table-cell table:formula="of:=[.B208]-[.$B$2]" office:value-type="float" office:value="22.5657382011414" calcext:value-type="float">
            <text:p>22.5657382011</text:p>
          </table:table-cell>
          <table:table-cell table:formula="of:=[.C208]/([.D208]-[.D207])" office:value-type="float" office:value="102087.113164075" calcext:value-type="float">
            <text:p>102087.113164075</text:p>
          </table:table-cell>
          <table:table-cell/>
          <table:table-cell office:value-type="float" office:value="1443143212.74161" calcext:value-type="float">
            <text:p>1443143212.74161</text:p>
          </table:table-cell>
          <table:table-cell table:formula="of:=[.G208]-[.$B$2]" office:value-type="float" office:value="32.7414312362671" calcext:value-type="float">
            <text:p>32.7414312363</text:p>
          </table:table-cell>
          <table:table-cell table:formula="of:=[.C208]/([.H208]-[.H207])" office:value-type="float" office:value="94419.5451305803" calcext:value-type="float">
            <text:p>94419.5451305803</text:p>
          </table:table-cell>
          <table:table-cell table:formula="of:=[.G208]-[.$B208]" office:value-type="float" office:value="10.1756930351257" calcext:value-type="float">
            <text:p>10.175693035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3202.60885" calcext:value-type="float">
            <text:p>1443143202.60885</text:p>
          </table:table-cell>
          <table:table-cell office:value-type="float" office:value="4384" calcext:value-type="float">
            <text:p>4384</text:p>
          </table:table-cell>
          <table:table-cell table:formula="of:=[.B209]-[.$B$2]" office:value-type="float" office:value="22.6086738109589" calcext:value-type="float">
            <text:p>22.608673811</text:p>
          </table:table-cell>
          <table:table-cell table:formula="of:=[.C209]/([.D209]-[.D208])" office:value-type="float" office:value="102106.38718383" calcext:value-type="float">
            <text:p>102106.38718383</text:p>
          </table:table-cell>
          <table:table-cell/>
          <table:table-cell office:value-type="float" office:value="1443143212.78827" calcext:value-type="float">
            <text:p>1443143212.78827</text:p>
          </table:table-cell>
          <table:table-cell table:formula="of:=[.G209]-[.$B$2]" office:value-type="float" office:value="32.7880918979645" calcext:value-type="float">
            <text:p>32.788091898</text:p>
          </table:table-cell>
          <table:table-cell table:formula="of:=[.C209]/([.H209]-[.H208])" office:value-type="float" office:value="93954.9470693734" calcext:value-type="float">
            <text:p>93954.9470693734</text:p>
          </table:table-cell>
          <table:table-cell table:formula="of:=[.G209]-[.$B209]" office:value-type="float" office:value="10.1794180870056" calcext:value-type="float">
            <text:p>10.17941808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3202.65179" calcext:value-type="float">
            <text:p>1443143202.65179</text:p>
          </table:table-cell>
          <table:table-cell office:value-type="float" office:value="4384" calcext:value-type="float">
            <text:p>4384</text:p>
          </table:table-cell>
          <table:table-cell table:formula="of:=[.B210]-[.$B$2]" office:value-type="float" office:value="22.6516160964966" calcext:value-type="float">
            <text:p>22.6516160965</text:p>
          </table:table-cell>
          <table:table-cell table:formula="of:=[.C210]/([.D210]-[.D209])" office:value-type="float" office:value="102090.51393292" calcext:value-type="float">
            <text:p>102090.51393292</text:p>
          </table:table-cell>
          <table:table-cell/>
          <table:table-cell office:value-type="float" office:value="1443143212.83513" calcext:value-type="float">
            <text:p>1443143212.83513</text:p>
          </table:table-cell>
          <table:table-cell table:formula="of:=[.G210]-[.$B$2]" office:value-type="float" office:value="32.8349492549896" calcext:value-type="float">
            <text:p>32.834949255</text:p>
          </table:table-cell>
          <table:table-cell table:formula="of:=[.C210]/([.H210]-[.H209])" office:value-type="float" office:value="93560.5479764316" calcext:value-type="float">
            <text:p>93560.5479764316</text:p>
          </table:table-cell>
          <table:table-cell table:formula="of:=[.G210]-[.$B210]" office:value-type="float" office:value="10.183333158493" calcext:value-type="float">
            <text:p>10.183333158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3202.69475" calcext:value-type="float">
            <text:p>1443143202.69475</text:p>
          </table:table-cell>
          <table:table-cell office:value-type="float" office:value="4384" calcext:value-type="float">
            <text:p>4384</text:p>
          </table:table-cell>
          <table:table-cell table:formula="of:=[.B211]-[.$B$2]" office:value-type="float" office:value="22.6945693492889" calcext:value-type="float">
            <text:p>22.6945693493</text:p>
          </table:table-cell>
          <table:table-cell table:formula="of:=[.C211]/([.D211]-[.D210])" office:value-type="float" office:value="102064.447160564" calcext:value-type="float">
            <text:p>102064.447160564</text:p>
          </table:table-cell>
          <table:table-cell/>
          <table:table-cell office:value-type="float" office:value="1443143212.8817" calcext:value-type="float">
            <text:p>1443143212.8817</text:p>
          </table:table-cell>
          <table:table-cell table:formula="of:=[.G211]-[.$B$2]" office:value-type="float" office:value="32.8815214633942" calcext:value-type="float">
            <text:p>32.8815214634</text:p>
          </table:table-cell>
          <table:table-cell table:formula="of:=[.C211]/([.H211]-[.H210])" office:value-type="float" office:value="94133.3930725205" calcext:value-type="float">
            <text:p>94133.3930725205</text:p>
          </table:table-cell>
          <table:table-cell table:formula="of:=[.G211]-[.$B211]" office:value-type="float" office:value="10.1869521141052" calcext:value-type="float">
            <text:p>10.186952114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3202.73767" calcext:value-type="float">
            <text:p>1443143202.73767</text:p>
          </table:table-cell>
          <table:table-cell office:value-type="float" office:value="4384" calcext:value-type="float">
            <text:p>4384</text:p>
          </table:table-cell>
          <table:table-cell table:formula="of:=[.B212]-[.$B$2]" office:value-type="float" office:value="22.7374947071075" calcext:value-type="float">
            <text:p>22.7374947071</text:p>
          </table:table-cell>
          <table:table-cell table:formula="of:=[.C212]/([.D212]-[.D211])" office:value-type="float" office:value="102130.773575055" calcext:value-type="float">
            <text:p>102130.773575055</text:p>
          </table:table-cell>
          <table:table-cell/>
          <table:table-cell office:value-type="float" office:value="1443143212.92835" calcext:value-type="float">
            <text:p>1443143212.92835</text:p>
          </table:table-cell>
          <table:table-cell table:formula="of:=[.G212]-[.$B$2]" office:value-type="float" office:value="32.9281735420227" calcext:value-type="float">
            <text:p>32.928173542</text:p>
          </table:table-cell>
          <table:table-cell table:formula="of:=[.C212]/([.H212]-[.H211])" office:value-type="float" office:value="93972.2329396493" calcext:value-type="float">
            <text:p>93972.2329396493</text:p>
          </table:table-cell>
          <table:table-cell table:formula="of:=[.G212]-[.$B212]" office:value-type="float" office:value="10.1906788349152" calcext:value-type="float">
            <text:p>10.190678834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3202.78062" calcext:value-type="float">
            <text:p>1443143202.78062</text:p>
          </table:table-cell>
          <table:table-cell office:value-type="float" office:value="4384" calcext:value-type="float">
            <text:p>4384</text:p>
          </table:table-cell>
          <table:table-cell table:formula="of:=[.B213]-[.$B$2]" office:value-type="float" office:value="22.7804403305054" calcext:value-type="float">
            <text:p>22.7804403305</text:p>
          </table:table-cell>
          <table:table-cell table:formula="of:=[.C213]/([.D213]-[.D212])" office:value-type="float" office:value="102082.579158038" calcext:value-type="float">
            <text:p>102082.579158038</text:p>
          </table:table-cell>
          <table:table-cell/>
          <table:table-cell office:value-type="float" office:value="1443143212.975" calcext:value-type="float">
            <text:p>1443143212.975</text:p>
          </table:table-cell>
          <table:table-cell table:formula="of:=[.G213]-[.$B$2]" office:value-type="float" office:value="32.9748187065125" calcext:value-type="float">
            <text:p>32.9748187065</text:p>
          </table:table-cell>
          <table:table-cell table:formula="of:=[.C213]/([.H213]-[.H212])" office:value-type="float" office:value="93986.1622947803" calcext:value-type="float">
            <text:p>93986.1622947803</text:p>
          </table:table-cell>
          <table:table-cell table:formula="of:=[.G213]-[.$B213]" office:value-type="float" office:value="10.1943783760071" calcext:value-type="float">
            <text:p>10.19437837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3202.82357" calcext:value-type="float">
            <text:p>1443143202.82357</text:p>
          </table:table-cell>
          <table:table-cell office:value-type="float" office:value="4384" calcext:value-type="float">
            <text:p>4384</text:p>
          </table:table-cell>
          <table:table-cell table:formula="of:=[.B214]-[.$B$2]" office:value-type="float" office:value="22.823390007019" calcext:value-type="float">
            <text:p>22.823390007</text:p>
          </table:table-cell>
          <table:table-cell table:formula="of:=[.C214]/([.D214]-[.D213])" office:value-type="float" office:value="102072.945732303" calcext:value-type="float">
            <text:p>102072.945732303</text:p>
          </table:table-cell>
          <table:table-cell/>
          <table:table-cell office:value-type="float" office:value="1443143213.02169" calcext:value-type="float">
            <text:p>1443143213.02169</text:p>
          </table:table-cell>
          <table:table-cell table:formula="of:=[.G214]-[.$B$2]" office:value-type="float" office:value="33.0215148925781" calcext:value-type="float">
            <text:p>33.0215148926</text:p>
          </table:table-cell>
          <table:table-cell table:formula="of:=[.C214]/([.H214]-[.H213])" office:value-type="float" office:value="93883.4703509686" calcext:value-type="float">
            <text:p>93883.4703509686</text:p>
          </table:table-cell>
          <table:table-cell table:formula="of:=[.G214]-[.$B214]" office:value-type="float" office:value="10.1981248855591" calcext:value-type="float">
            <text:p>10.198124885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3202.86652" calcext:value-type="float">
            <text:p>1443143202.86652</text:p>
          </table:table-cell>
          <table:table-cell office:value-type="float" office:value="4384" calcext:value-type="float">
            <text:p>4384</text:p>
          </table:table-cell>
          <table:table-cell table:formula="of:=[.B215]-[.$B$2]" office:value-type="float" office:value="22.8663468360901" calcext:value-type="float">
            <text:p>22.8663468361</text:p>
          </table:table-cell>
          <table:table-cell table:formula="of:=[.C215]/([.D215]-[.D214])" office:value-type="float" office:value="102055.950003885" calcext:value-type="float">
            <text:p>102055.950003885</text:p>
          </table:table-cell>
          <table:table-cell/>
          <table:table-cell office:value-type="float" office:value="1443143213.03631" calcext:value-type="float">
            <text:p>1443143213.03631</text:p>
          </table:table-cell>
          <table:table-cell table:formula="of:=[.G215]-[.$B$2]" office:value-type="float" office:value="33.0361342430115" calcext:value-type="float">
            <text:p>33.036134243</text:p>
          </table:table-cell>
          <table:table-cell table:formula="of:=[.C215]/([.H215]-[.H214])" office:value-type="float" office:value="299876.524609413" calcext:value-type="float">
            <text:p>299876.524609413</text:p>
          </table:table-cell>
          <table:table-cell table:formula="of:=[.G215]-[.$B215]" office:value-type="float" office:value="10.1697874069214" calcext:value-type="float">
            <text:p>10.169787406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3202.90949" calcext:value-type="float">
            <text:p>1443143202.90949</text:p>
          </table:table-cell>
          <table:table-cell office:value-type="float" office:value="4384" calcext:value-type="float">
            <text:p>4384</text:p>
          </table:table-cell>
          <table:table-cell table:formula="of:=[.B216]-[.$B$2]" office:value-type="float" office:value="22.9093084335327" calcext:value-type="float">
            <text:p>22.9093084335</text:p>
          </table:table-cell>
          <table:table-cell table:formula="of:=[.C216]/([.D216]-[.D215])" office:value-type="float" office:value="102044.622662242" calcext:value-type="float">
            <text:p>102044.622662242</text:p>
          </table:table-cell>
          <table:table-cell/>
          <table:table-cell office:value-type="float" office:value="1443143213.05095" calcext:value-type="float">
            <text:p>1443143213.05095</text:p>
          </table:table-cell>
          <table:table-cell table:formula="of:=[.G216]-[.$B$2]" office:value-type="float" office:value="33.0507698059082" calcext:value-type="float">
            <text:p>33.0507698059</text:p>
          </table:table-cell>
          <table:table-cell table:formula="of:=[.C216]/([.H216]-[.H215])" office:value-type="float" office:value="299544.338057538" calcext:value-type="float">
            <text:p>299544.338057538</text:p>
          </table:table-cell>
          <table:table-cell table:formula="of:=[.G216]-[.$B216]" office:value-type="float" office:value="10.1414613723755" calcext:value-type="float">
            <text:p>10.141461372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3202.95243" calcext:value-type="float">
            <text:p>1443143202.95243</text:p>
          </table:table-cell>
          <table:table-cell office:value-type="float" office:value="4384" calcext:value-type="float">
            <text:p>4384</text:p>
          </table:table-cell>
          <table:table-cell table:formula="of:=[.B217]-[.$B$2]" office:value-type="float" office:value="22.9522523880005" calcext:value-type="float">
            <text:p>22.952252388</text:p>
          </table:table-cell>
          <table:table-cell table:formula="of:=[.C217]/([.D217]-[.D216])" office:value-type="float" office:value="102086.546391295" calcext:value-type="float">
            <text:p>102086.546391295</text:p>
          </table:table-cell>
          <table:table-cell/>
          <table:table-cell office:value-type="float" office:value="1443143213.07847" calcext:value-type="float">
            <text:p>1443143213.07847</text:p>
          </table:table-cell>
          <table:table-cell table:formula="of:=[.G217]-[.$B$2]" office:value-type="float" office:value="33.0782949924469" calcext:value-type="float">
            <text:p>33.0782949924</text:p>
          </table:table-cell>
          <table:table-cell table:formula="of:=[.C217]/([.H217]-[.H216])" office:value-type="float" office:value="159272.308430562" calcext:value-type="float">
            <text:p>159272.308430562</text:p>
          </table:table-cell>
          <table:table-cell table:formula="of:=[.G217]-[.$B217]" office:value-type="float" office:value="10.1260426044464" calcext:value-type="float">
            <text:p>10.126042604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3202.99541" calcext:value-type="float">
            <text:p>1443143202.99541</text:p>
          </table:table-cell>
          <table:table-cell office:value-type="float" office:value="4384" calcext:value-type="float">
            <text:p>4384</text:p>
          </table:table-cell>
          <table:table-cell table:formula="of:=[.B218]-[.$B$2]" office:value-type="float" office:value="22.9952290058136" calcext:value-type="float">
            <text:p>22.9952290058</text:p>
          </table:table-cell>
          <table:table-cell table:formula="of:=[.C218]/([.D218]-[.D217])" office:value-type="float" office:value="102008.957965571" calcext:value-type="float">
            <text:p>102008.957965571</text:p>
          </table:table-cell>
          <table:table-cell/>
          <table:table-cell office:value-type="float" office:value="1443143213.12237" calcext:value-type="float">
            <text:p>1443143213.12237</text:p>
          </table:table-cell>
          <table:table-cell table:formula="of:=[.G218]-[.$B$2]" office:value-type="float" office:value="33.1221971511841" calcext:value-type="float">
            <text:p>33.1221971512</text:p>
          </table:table-cell>
          <table:table-cell table:formula="of:=[.C218]/([.H218]-[.H217])" office:value-type="float" office:value="99858.4153058287" calcext:value-type="float">
            <text:p>99858.4153058287</text:p>
          </table:table-cell>
          <table:table-cell table:formula="of:=[.G218]-[.$B218]" office:value-type="float" office:value="10.1269681453705" calcext:value-type="float">
            <text:p>10.126968145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3203.0393" calcext:value-type="float">
            <text:p>1443143203.0393</text:p>
          </table:table-cell>
          <table:table-cell office:value-type="float" office:value="4384" calcext:value-type="float">
            <text:p>4384</text:p>
          </table:table-cell>
          <table:table-cell table:formula="of:=[.B219]-[.$B$2]" office:value-type="float" office:value="23.0391185283661" calcext:value-type="float">
            <text:p>23.0391185284</text:p>
          </table:table-cell>
          <table:table-cell table:formula="of:=[.C219]/([.D219]-[.D218])" office:value-type="float" office:value="99887.1654335474" calcext:value-type="float">
            <text:p>99887.1654335474</text:p>
          </table:table-cell>
          <table:table-cell/>
          <table:table-cell office:value-type="float" office:value="1443143213.16622" calcext:value-type="float">
            <text:p>1443143213.16622</text:p>
          </table:table-cell>
          <table:table-cell table:formula="of:=[.G219]-[.$B$2]" office:value-type="float" office:value="33.1660475730896" calcext:value-type="float">
            <text:p>33.1660475731</text:p>
          </table:table-cell>
          <table:table-cell table:formula="of:=[.C219]/([.H219]-[.H218])" office:value-type="float" office:value="99976.2330553169" calcext:value-type="float">
            <text:p>99976.2330553169</text:p>
          </table:table-cell>
          <table:table-cell table:formula="of:=[.G219]-[.$B219]" office:value-type="float" office:value="10.1269290447235" calcext:value-type="float">
            <text:p>10.126929044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3203.08327" calcext:value-type="float">
            <text:p>1443143203.08327</text:p>
          </table:table-cell>
          <table:table-cell office:value-type="float" office:value="4384" calcext:value-type="float">
            <text:p>4384</text:p>
          </table:table-cell>
          <table:table-cell table:formula="of:=[.B220]-[.$B$2]" office:value-type="float" office:value="23.0830969810486" calcext:value-type="float">
            <text:p>23.083096981</text:p>
          </table:table-cell>
          <table:table-cell table:formula="of:=[.C220]/([.D220]-[.D219])" office:value-type="float" office:value="99685.1806417686" calcext:value-type="float">
            <text:p>99685.1806417686</text:p>
          </table:table-cell>
          <table:table-cell/>
          <table:table-cell office:value-type="float" office:value="1443143213.21012" calcext:value-type="float">
            <text:p>1443143213.21012</text:p>
          </table:table-cell>
          <table:table-cell table:formula="of:=[.G220]-[.$B$2]" office:value-type="float" office:value="33.2099478244781" calcext:value-type="float">
            <text:p>33.2099478245</text:p>
          </table:table-cell>
          <table:table-cell table:formula="of:=[.C220]/([.H220]-[.H219])" office:value-type="float" office:value="99862.7538871781" calcext:value-type="float">
            <text:p>99862.7538871781</text:p>
          </table:table-cell>
          <table:table-cell table:formula="of:=[.G220]-[.$B220]" office:value-type="float" office:value="10.1268508434296" calcext:value-type="float">
            <text:p>10.126850843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3203.12734" calcext:value-type="float">
            <text:p>1443143203.12734</text:p>
          </table:table-cell>
          <table:table-cell office:value-type="float" office:value="4384" calcext:value-type="float">
            <text:p>4384</text:p>
          </table:table-cell>
          <table:table-cell table:formula="of:=[.B221]-[.$B$2]" office:value-type="float" office:value="23.1271636486053" calcext:value-type="float">
            <text:p>23.1271636486</text:p>
          </table:table-cell>
          <table:table-cell table:formula="of:=[.C221]/([.D221]-[.D220])" office:value-type="float" office:value="99485.6258271159" calcext:value-type="float">
            <text:p>99485.6258271159</text:p>
          </table:table-cell>
          <table:table-cell/>
          <table:table-cell office:value-type="float" office:value="1443143213.254" calcext:value-type="float">
            <text:p>1443143213.254</text:p>
          </table:table-cell>
          <table:table-cell table:formula="of:=[.G221]-[.$B$2]" office:value-type="float" office:value="33.2538189888" calcext:value-type="float">
            <text:p>33.2538189888</text:p>
          </table:table-cell>
          <table:table-cell table:formula="of:=[.C221]/([.H221]-[.H220])" office:value-type="float" office:value="99928.9639963263" calcext:value-type="float">
            <text:p>99928.9639963263</text:p>
          </table:table-cell>
          <table:table-cell table:formula="of:=[.G221]-[.$B221]" office:value-type="float" office:value="10.1266553401947" calcext:value-type="float">
            <text:p>10.12665534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3203.17132" calcext:value-type="float">
            <text:p>1443143203.17132</text:p>
          </table:table-cell>
          <table:table-cell office:value-type="float" office:value="4384" calcext:value-type="float">
            <text:p>4384</text:p>
          </table:table-cell>
          <table:table-cell table:formula="of:=[.B222]-[.$B$2]" office:value-type="float" office:value="23.1711442470551" calcext:value-type="float">
            <text:p>23.1711442471</text:p>
          </table:table-cell>
          <table:table-cell table:formula="of:=[.C222]/([.D222]-[.D221])" office:value-type="float" office:value="99680.31710649" calcext:value-type="float">
            <text:p>99680.31710649</text:p>
          </table:table-cell>
          <table:table-cell/>
          <table:table-cell office:value-type="float" office:value="1443143213.2979" calcext:value-type="float">
            <text:p>1443143213.2979</text:p>
          </table:table-cell>
          <table:table-cell table:formula="of:=[.G222]-[.$B$2]" office:value-type="float" office:value="33.2977242469788" calcext:value-type="float">
            <text:p>33.297724247</text:p>
          </table:table-cell>
          <table:table-cell table:formula="of:=[.C222]/([.H222]-[.H221])" office:value-type="float" office:value="99851.3659151136" calcext:value-type="float">
            <text:p>99851.3659151136</text:p>
          </table:table-cell>
          <table:table-cell table:formula="of:=[.G222]-[.$B222]" office:value-type="float" office:value="10.1265799999237" calcext:value-type="float">
            <text:p>10.126579999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3203.21529" calcext:value-type="float">
            <text:p>1443143203.21529</text:p>
          </table:table-cell>
          <table:table-cell office:value-type="float" office:value="4384" calcext:value-type="float">
            <text:p>4384</text:p>
          </table:table-cell>
          <table:table-cell table:formula="of:=[.B223]-[.$B$2]" office:value-type="float" office:value="23.2151138782501" calcext:value-type="float">
            <text:p>23.2151138783</text:p>
          </table:table-cell>
          <table:table-cell table:formula="of:=[.C223]/([.D223]-[.D222])" office:value-type="float" office:value="99705.1801628873" calcext:value-type="float">
            <text:p>99705.1801628873</text:p>
          </table:table-cell>
          <table:table-cell/>
          <table:table-cell office:value-type="float" office:value="1443143213.34177" calcext:value-type="float">
            <text:p>1443143213.34177</text:p>
          </table:table-cell>
          <table:table-cell table:formula="of:=[.G223]-[.$B$2]" office:value-type="float" office:value="33.3415894508362" calcext:value-type="float">
            <text:p>33.3415894508</text:p>
          </table:table-cell>
          <table:table-cell table:formula="of:=[.C223]/([.H223]-[.H222])" office:value-type="float" office:value="99942.542481955" calcext:value-type="float">
            <text:p>99942.542481955</text:p>
          </table:table-cell>
          <table:table-cell table:formula="of:=[.G223]-[.$B223]" office:value-type="float" office:value="10.1264755725861" calcext:value-type="float">
            <text:p>10.126475572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3203.25926" calcext:value-type="float">
            <text:p>1443143203.25926</text:p>
          </table:table-cell>
          <table:table-cell office:value-type="float" office:value="4384" calcext:value-type="float">
            <text:p>4384</text:p>
          </table:table-cell>
          <table:table-cell table:formula="of:=[.B224]-[.$B$2]" office:value-type="float" office:value="23.2590847015381" calcext:value-type="float">
            <text:p>23.2590847015</text:p>
          </table:table-cell>
          <table:table-cell table:formula="of:=[.C224]/([.D224]-[.D223])" office:value-type="float" office:value="99702.4770559625" calcext:value-type="float">
            <text:p>99702.4770559625</text:p>
          </table:table-cell>
          <table:table-cell/>
          <table:table-cell office:value-type="float" office:value="1443143213.38565" calcext:value-type="float">
            <text:p>1443143213.38565</text:p>
          </table:table-cell>
          <table:table-cell table:formula="of:=[.G224]-[.$B$2]" office:value-type="float" office:value="33.3854696750641" calcext:value-type="float">
            <text:p>33.3854696751</text:p>
          </table:table-cell>
          <table:table-cell table:formula="of:=[.C224]/([.H224]-[.H223])" office:value-type="float" office:value="99908.3317630823" calcext:value-type="float">
            <text:p>99908.3317630823</text:p>
          </table:table-cell>
          <table:table-cell table:formula="of:=[.G224]-[.$B224]" office:value-type="float" office:value="10.126384973526" calcext:value-type="float">
            <text:p>10.126384973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3203.30323" calcext:value-type="float">
            <text:p>1443143203.30323</text:p>
          </table:table-cell>
          <table:table-cell office:value-type="float" office:value="4384" calcext:value-type="float">
            <text:p>4384</text:p>
          </table:table-cell>
          <table:table-cell table:formula="of:=[.B225]-[.$B$2]" office:value-type="float" office:value="23.3030552864075" calcext:value-type="float">
            <text:p>23.3030552864</text:p>
          </table:table-cell>
          <table:table-cell table:formula="of:=[.C225]/([.D225]-[.D224])" office:value-type="float" office:value="99703.017665622" calcext:value-type="float">
            <text:p>99703.017665622</text:p>
          </table:table-cell>
          <table:table-cell/>
          <table:table-cell office:value-type="float" office:value="1443143213.42953" calcext:value-type="float">
            <text:p>1443143213.42953</text:p>
          </table:table-cell>
          <table:table-cell table:formula="of:=[.G225]-[.$B$2]" office:value-type="float" office:value="33.4293541908264" calcext:value-type="float">
            <text:p>33.4293541908</text:p>
          </table:table-cell>
          <table:table-cell table:formula="of:=[.C225]/([.H225]-[.H224])" office:value-type="float" office:value="99898.5615733572" calcext:value-type="float">
            <text:p>99898.5615733572</text:p>
          </table:table-cell>
          <table:table-cell table:formula="of:=[.G225]-[.$B225]" office:value-type="float" office:value="10.1262989044189" calcext:value-type="float">
            <text:p>10.126298904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3203.3472" calcext:value-type="float">
            <text:p>1443143203.3472</text:p>
          </table:table-cell>
          <table:table-cell office:value-type="float" office:value="4384" calcext:value-type="float">
            <text:p>4384</text:p>
          </table:table-cell>
          <table:table-cell table:formula="of:=[.B226]-[.$B$2]" office:value-type="float" office:value="23.3470275402069" calcext:value-type="float">
            <text:p>23.3470275402</text:p>
          </table:table-cell>
          <table:table-cell table:formula="of:=[.C226]/([.D226]-[.D225])" office:value-type="float" office:value="99699.2335211161" calcext:value-type="float">
            <text:p>99699.2335211161</text:p>
          </table:table-cell>
          <table:table-cell/>
          <table:table-cell office:value-type="float" office:value="1443143213.47341" calcext:value-type="float">
            <text:p>1443143213.47341</text:p>
          </table:table-cell>
          <table:table-cell table:formula="of:=[.G226]-[.$B$2]" office:value-type="float" office:value="33.4732375144958" calcext:value-type="float">
            <text:p>33.4732375145</text:p>
          </table:table-cell>
          <table:table-cell table:formula="of:=[.C226]/([.H226]-[.H225])" office:value-type="float" office:value="99901.2753232642" calcext:value-type="float">
            <text:p>99901.2753232642</text:p>
          </table:table-cell>
          <table:table-cell table:formula="of:=[.G226]-[.$B226]" office:value-type="float" office:value="10.1262099742889" calcext:value-type="float">
            <text:p>10.126209974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3203.39117" calcext:value-type="float">
            <text:p>1443143203.39117</text:p>
          </table:table-cell>
          <table:table-cell office:value-type="float" office:value="4384" calcext:value-type="float">
            <text:p>4384</text:p>
          </table:table-cell>
          <table:table-cell table:formula="of:=[.B227]-[.$B$2]" office:value-type="float" office:value="23.3909933567047" calcext:value-type="float">
            <text:p>23.3909933567</text:p>
          </table:table-cell>
          <table:table-cell table:formula="of:=[.C227]/([.D227]-[.D226])" office:value-type="float" office:value="99713.8310900947" calcext:value-type="float">
            <text:p>99713.8310900947</text:p>
          </table:table-cell>
          <table:table-cell/>
          <table:table-cell office:value-type="float" office:value="1443143213.5173" calcext:value-type="float">
            <text:p>1443143213.5173</text:p>
          </table:table-cell>
          <table:table-cell table:formula="of:=[.G227]-[.$B$2]" office:value-type="float" office:value="33.5171248912811" calcext:value-type="float">
            <text:p>33.5171248913</text:p>
          </table:table-cell>
          <table:table-cell table:formula="of:=[.C227]/([.H227]-[.H226])" office:value-type="float" office:value="99892.0491750735" calcext:value-type="float">
            <text:p>99892.0491750735</text:p>
          </table:table-cell>
          <table:table-cell table:formula="of:=[.G227]-[.$B227]" office:value-type="float" office:value="10.1261315345764" calcext:value-type="float">
            <text:p>10.126131534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3203.43515" calcext:value-type="float">
            <text:p>1443143203.43515</text:p>
          </table:table-cell>
          <table:table-cell office:value-type="float" office:value="4384" calcext:value-type="float">
            <text:p>4384</text:p>
          </table:table-cell>
          <table:table-cell table:formula="of:=[.B228]-[.$B$2]" office:value-type="float" office:value="23.43497133255" calcext:value-type="float">
            <text:p>23.4349713326</text:p>
          </table:table-cell>
          <table:table-cell table:formula="of:=[.C228]/([.D228]-[.D227])" office:value-type="float" office:value="99686.2614918382" calcext:value-type="float">
            <text:p>99686.2614918382</text:p>
          </table:table-cell>
          <table:table-cell/>
          <table:table-cell office:value-type="float" office:value="1443143213.56114" calcext:value-type="float">
            <text:p>1443143213.56114</text:p>
          </table:table-cell>
          <table:table-cell table:formula="of:=[.G228]-[.$B$2]" office:value-type="float" office:value="33.560962677002" calcext:value-type="float">
            <text:p>33.560962677</text:p>
          </table:table-cell>
          <table:table-cell table:formula="of:=[.C228]/([.H228]-[.H227])" office:value-type="float" office:value="100005.051074406" calcext:value-type="float">
            <text:p>100005.051074406</text:p>
          </table:table-cell>
          <table:table-cell table:formula="of:=[.G228]-[.$B228]" office:value-type="float" office:value="10.1259913444519" calcext:value-type="float">
            <text:p>10.12599134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3203.47912" calcext:value-type="float">
            <text:p>1443143203.47912</text:p>
          </table:table-cell>
          <table:table-cell office:value-type="float" office:value="4384" calcext:value-type="float">
            <text:p>4384</text:p>
          </table:table-cell>
          <table:table-cell table:formula="of:=[.B229]-[.$B$2]" office:value-type="float" office:value="23.478942155838" calcext:value-type="float">
            <text:p>23.4789421558</text:p>
          </table:table-cell>
          <table:table-cell table:formula="of:=[.C229]/([.D229]-[.D228])" office:value-type="float" office:value="99702.4770559625" calcext:value-type="float">
            <text:p>99702.4770559625</text:p>
          </table:table-cell>
          <table:table-cell/>
          <table:table-cell office:value-type="float" office:value="1443143213.60503" calcext:value-type="float">
            <text:p>1443143213.60503</text:p>
          </table:table-cell>
          <table:table-cell table:formula="of:=[.G229]-[.$B$2]" office:value-type="float" office:value="33.6048514842987" calcext:value-type="float">
            <text:p>33.6048514843</text:p>
          </table:table-cell>
          <table:table-cell table:formula="of:=[.C229]/([.H229]-[.H228])" office:value-type="float" office:value="99888.7932943292" calcext:value-type="float">
            <text:p>99888.7932943292</text:p>
          </table:table-cell>
          <table:table-cell table:formula="of:=[.G229]-[.$B229]" office:value-type="float" office:value="10.1259093284607" calcext:value-type="float">
            <text:p>10.125909328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3203.52309" calcext:value-type="float">
            <text:p>1443143203.52309</text:p>
          </table:table-cell>
          <table:table-cell office:value-type="float" office:value="4384" calcext:value-type="float">
            <text:p>4384</text:p>
          </table:table-cell>
          <table:table-cell table:formula="of:=[.B230]-[.$B$2]" office:value-type="float" office:value="23.5229160785675" calcext:value-type="float">
            <text:p>23.5229160786</text:p>
          </table:table-cell>
          <table:table-cell table:formula="of:=[.C230]/([.D230]-[.D229])" office:value-type="float" office:value="99695.4496638473" calcext:value-type="float">
            <text:p>99695.4496638473</text:p>
          </table:table-cell>
          <table:table-cell/>
          <table:table-cell office:value-type="float" office:value="1443143213.64898" calcext:value-type="float">
            <text:p>1443143213.64898</text:p>
          </table:table-cell>
          <table:table-cell table:formula="of:=[.G230]-[.$B$2]" office:value-type="float" office:value="33.6488049030304" calcext:value-type="float">
            <text:p>33.648804903</text:p>
          </table:table-cell>
          <table:table-cell table:formula="of:=[.C230]/([.H230]-[.H229])" office:value-type="float" office:value="99741.9569740825" calcext:value-type="float">
            <text:p>99741.9569740825</text:p>
          </table:table-cell>
          <table:table-cell table:formula="of:=[.G230]-[.$B230]" office:value-type="float" office:value="10.1258888244629" calcext:value-type="float">
            <text:p>10.125888824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3203.56707" calcext:value-type="float">
            <text:p>1443143203.56707</text:p>
          </table:table-cell>
          <table:table-cell office:value-type="float" office:value="4384" calcext:value-type="float">
            <text:p>4384</text:p>
          </table:table-cell>
          <table:table-cell table:formula="of:=[.B231]-[.$B$2]" office:value-type="float" office:value="23.5668885707855" calcext:value-type="float">
            <text:p>23.5668885708</text:p>
          </table:table-cell>
          <table:table-cell table:formula="of:=[.C231]/([.D231]-[.D230])" office:value-type="float" office:value="99698.6929524925" calcext:value-type="float">
            <text:p>99698.6929524925</text:p>
          </table:table-cell>
          <table:table-cell/>
          <table:table-cell office:value-type="float" office:value="1443143213.69277" calcext:value-type="float">
            <text:p>1443143213.69277</text:p>
          </table:table-cell>
          <table:table-cell table:formula="of:=[.G231]-[.$B$2]" office:value-type="float" office:value="33.6925950050354" calcext:value-type="float">
            <text:p>33.692595005</text:p>
          </table:table-cell>
          <table:table-cell table:formula="of:=[.C231]/([.H231]-[.H230])" office:value-type="float" office:value="100113.948113182" calcext:value-type="float">
            <text:p>100113.948113182</text:p>
          </table:table-cell>
          <table:table-cell table:formula="of:=[.G231]-[.$B231]" office:value-type="float" office:value="10.1257064342499" calcext:value-type="float">
            <text:p>10.12570643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3203.61104" calcext:value-type="float">
            <text:p>1443143203.61104</text:p>
          </table:table-cell>
          <table:table-cell office:value-type="float" office:value="4384" calcext:value-type="float">
            <text:p>4384</text:p>
          </table:table-cell>
          <table:table-cell table:formula="of:=[.B232]-[.$B$2]" office:value-type="float" office:value="23.6108605861664" calcext:value-type="float">
            <text:p>23.6108605862</text:p>
          </table:table-cell>
          <table:table-cell table:formula="of:=[.C232]/([.D232]-[.D231])" office:value-type="float" office:value="99699.7740956016" calcext:value-type="float">
            <text:p>99699.7740956016</text:p>
          </table:table-cell>
          <table:table-cell/>
          <table:table-cell office:value-type="float" office:value="1443143213.73665" calcext:value-type="float">
            <text:p>1443143213.73665</text:p>
          </table:table-cell>
          <table:table-cell table:formula="of:=[.G232]-[.$B$2]" office:value-type="float" office:value="33.7364721298218" calcext:value-type="float">
            <text:p>33.7364721298</text:p>
          </table:table-cell>
          <table:table-cell table:formula="of:=[.C232]/([.H232]-[.H231])" office:value-type="float" office:value="99915.3891998218" calcext:value-type="float">
            <text:p>99915.3891998218</text:p>
          </table:table-cell>
          <table:table-cell table:formula="of:=[.G232]-[.$B232]" office:value-type="float" office:value="10.1256115436554" calcext:value-type="float">
            <text:p>10.125611543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3203.65501" calcext:value-type="float">
            <text:p>1443143203.65501</text:p>
          </table:table-cell>
          <table:table-cell office:value-type="float" office:value="4384" calcext:value-type="float">
            <text:p>4384</text:p>
          </table:table-cell>
          <table:table-cell table:formula="of:=[.B233]-[.$B$2]" office:value-type="float" office:value="23.654833316803" calcext:value-type="float">
            <text:p>23.6548333168</text:p>
          </table:table-cell>
          <table:table-cell table:formula="of:=[.C233]/([.D233]-[.D232])" office:value-type="float" office:value="99698.1523897308" calcext:value-type="float">
            <text:p>99698.1523897308</text:p>
          </table:table-cell>
          <table:table-cell/>
          <table:table-cell office:value-type="float" office:value="1443143213.78053" calcext:value-type="float">
            <text:p>1443143213.78053</text:p>
          </table:table-cell>
          <table:table-cell table:formula="of:=[.G233]-[.$B$2]" office:value-type="float" office:value="33.7803566455841" calcext:value-type="float">
            <text:p>33.7803566456</text:p>
          </table:table-cell>
          <table:table-cell table:formula="of:=[.C233]/([.H233]-[.H232])" office:value-type="float" office:value="99898.5615733572" calcext:value-type="float">
            <text:p>99898.5615733572</text:p>
          </table:table-cell>
          <table:table-cell table:formula="of:=[.G233]-[.$B233]" office:value-type="float" office:value="10.1255233287811" calcext:value-type="float">
            <text:p>10.125523328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3203.69898" calcext:value-type="float">
            <text:p>1443143203.69898</text:p>
          </table:table-cell>
          <table:table-cell office:value-type="float" office:value="4384" calcext:value-type="float">
            <text:p>4384</text:p>
          </table:table-cell>
          <table:table-cell table:formula="of:=[.B234]-[.$B$2]" office:value-type="float" office:value="23.6988053321838" calcext:value-type="float">
            <text:p>23.6988053322</text:p>
          </table:table-cell>
          <table:table-cell table:formula="of:=[.C234]/([.D234]-[.D233])" office:value-type="float" office:value="99699.7740956016" calcext:value-type="float">
            <text:p>99699.7740956016</text:p>
          </table:table-cell>
          <table:table-cell/>
          <table:table-cell office:value-type="float" office:value="1443143213.82442" calcext:value-type="float">
            <text:p>1443143213.82442</text:p>
          </table:table-cell>
          <table:table-cell table:formula="of:=[.G234]-[.$B$2]" office:value-type="float" office:value="33.8242418766022" calcext:value-type="float">
            <text:p>33.8242418766</text:p>
          </table:table-cell>
          <table:table-cell table:formula="of:=[.C234]/([.H234]-[.H233])" office:value-type="float" office:value="99896.9333941804" calcext:value-type="float">
            <text:p>99896.9333941804</text:p>
          </table:table-cell>
          <table:table-cell table:formula="of:=[.G234]-[.$B234]" office:value-type="float" office:value="10.1254365444183" calcext:value-type="float">
            <text:p>10.125436544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3203.74295" calcext:value-type="float">
            <text:p>1443143203.74295</text:p>
          </table:table-cell>
          <table:table-cell office:value-type="float" office:value="4384" calcext:value-type="float">
            <text:p>4384</text:p>
          </table:table-cell>
          <table:table-cell table:formula="of:=[.B235]-[.$B$2]" office:value-type="float" office:value="23.7427761554718" calcext:value-type="float">
            <text:p>23.7427761555</text:p>
          </table:table-cell>
          <table:table-cell table:formula="of:=[.C235]/([.D235]-[.D234])" office:value-type="float" office:value="99702.4770559625" calcext:value-type="float">
            <text:p>99702.4770559625</text:p>
          </table:table-cell>
          <table:table-cell/>
          <table:table-cell office:value-type="float" office:value="1443143213.8683" calcext:value-type="float">
            <text:p>1443143213.8683</text:p>
          </table:table-cell>
          <table:table-cell table:formula="of:=[.G235]-[.$B$2]" office:value-type="float" office:value="33.8681261539459" calcext:value-type="float">
            <text:p>33.8681261539</text:p>
          </table:table-cell>
          <table:table-cell table:formula="of:=[.C235]/([.H235]-[.H234])" office:value-type="float" office:value="99899.1043115438" calcext:value-type="float">
            <text:p>99899.1043115438</text:p>
          </table:table-cell>
          <table:table-cell table:formula="of:=[.G235]-[.$B235]" office:value-type="float" office:value="10.1253499984741" calcext:value-type="float">
            <text:p>10.125349998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3203.78691" calcext:value-type="float">
            <text:p>1443143203.78691</text:p>
          </table:table-cell>
          <table:table-cell office:value-type="float" office:value="4384" calcext:value-type="float">
            <text:p>4384</text:p>
          </table:table-cell>
          <table:table-cell table:formula="of:=[.B236]-[.$B$2]" office:value-type="float" office:value="23.7867341041565" calcext:value-type="float">
            <text:p>23.7867341042</text:p>
          </table:table-cell>
          <table:table-cell table:formula="of:=[.C236]/([.D236]-[.D235])" office:value-type="float" office:value="99731.6783693925" calcext:value-type="float">
            <text:p>99731.6783693925</text:p>
          </table:table-cell>
          <table:table-cell/>
          <table:table-cell office:value-type="float" office:value="1443143213.91224" calcext:value-type="float">
            <text:p>1443143213.91224</text:p>
          </table:table-cell>
          <table:table-cell table:formula="of:=[.G236]-[.$B$2]" office:value-type="float" office:value="33.9120671749115" calcext:value-type="float">
            <text:p>33.9120671749</text:p>
          </table:table-cell>
          <table:table-cell table:formula="of:=[.C236]/([.H236]-[.H235])" office:value-type="float" office:value="99770.0987292596" calcext:value-type="float">
            <text:p>99770.0987292596</text:p>
          </table:table-cell>
          <table:table-cell table:formula="of:=[.G236]-[.$B236]" office:value-type="float" office:value="10.125333070755" calcext:value-type="float">
            <text:p>10.125333070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3203.83088" calcext:value-type="float">
            <text:p>1443143203.83088</text:p>
          </table:table-cell>
          <table:table-cell office:value-type="float" office:value="4384" calcext:value-type="float">
            <text:p>4384</text:p>
          </table:table-cell>
          <table:table-cell table:formula="of:=[.B237]-[.$B$2]" office:value-type="float" office:value="23.8307049274445" calcext:value-type="float">
            <text:p>23.8307049274</text:p>
          </table:table-cell>
          <table:table-cell table:formula="of:=[.C237]/([.D237]-[.D236])" office:value-type="float" office:value="99702.4770559625" calcext:value-type="float">
            <text:p>99702.4770559625</text:p>
          </table:table-cell>
          <table:table-cell/>
          <table:table-cell office:value-type="float" office:value="1443143213.95615" calcext:value-type="float">
            <text:p>1443143213.95615</text:p>
          </table:table-cell>
          <table:table-cell table:formula="of:=[.G237]-[.$B$2]" office:value-type="float" office:value="33.9559731483459" calcext:value-type="float">
            <text:p>33.9559731483</text:p>
          </table:table-cell>
          <table:table-cell table:formula="of:=[.C237]/([.H237]-[.H236])" office:value-type="float" office:value="99849.7392739812" calcext:value-type="float">
            <text:p>99849.7392739812</text:p>
          </table:table-cell>
          <table:table-cell table:formula="of:=[.G237]-[.$B237]" office:value-type="float" office:value="10.1252682209015" calcext:value-type="float">
            <text:p>10.125268220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3203.87484" calcext:value-type="float">
            <text:p>1443143203.87484</text:p>
          </table:table-cell>
          <table:table-cell office:value-type="float" office:value="4384" calcext:value-type="float">
            <text:p>4384</text:p>
          </table:table-cell>
          <table:table-cell table:formula="of:=[.B238]-[.$B$2]" office:value-type="float" office:value="23.8746597766876" calcext:value-type="float">
            <text:p>23.8746597767</text:p>
          </table:table-cell>
          <table:table-cell table:formula="of:=[.C238]/([.D238]-[.D237])" office:value-type="float" office:value="99738.7108700369" calcext:value-type="float">
            <text:p>99738.7108700369</text:p>
          </table:table-cell>
          <table:table-cell/>
          <table:table-cell office:value-type="float" office:value="1443143214.00007" calcext:value-type="float">
            <text:p>1443143214.00007</text:p>
          </table:table-cell>
          <table:table-cell table:formula="of:=[.G238]-[.$B$2]" office:value-type="float" office:value="33.9998919963837" calcext:value-type="float">
            <text:p>33.9998919964</text:p>
          </table:table-cell>
          <table:table-cell table:formula="of:=[.C238]/([.H238]-[.H237])" office:value-type="float" office:value="99820.4687935986" calcext:value-type="float">
            <text:p>99820.4687935986</text:p>
          </table:table-cell>
          <table:table-cell table:formula="of:=[.G238]-[.$B238]" office:value-type="float" office:value="10.125232219696" calcext:value-type="float">
            <text:p>10.125232219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3203.91883" calcext:value-type="float">
            <text:p>1443143203.91883</text:p>
          </table:table-cell>
          <table:table-cell office:value-type="float" office:value="4384" calcext:value-type="float">
            <text:p>4384</text:p>
          </table:table-cell>
          <table:table-cell table:formula="of:=[.B239]-[.$B$2]" office:value-type="float" office:value="23.9186525344849" calcext:value-type="float">
            <text:p>23.9186525345</text:p>
          </table:table-cell>
          <table:table-cell table:formula="of:=[.C239]/([.D239]-[.D238])" office:value-type="float" office:value="99652.7660349341" calcext:value-type="float">
            <text:p>99652.7660349341</text:p>
          </table:table-cell>
          <table:table-cell/>
          <table:table-cell office:value-type="float" office:value="1443143214.0146" calcext:value-type="float">
            <text:p>1443143214.0146</text:p>
          </table:table-cell>
          <table:table-cell table:formula="of:=[.G239]-[.$B$2]" office:value-type="float" office:value="34.0144255161285" calcext:value-type="float">
            <text:p>34.0144255161</text:p>
          </table:table-cell>
          <table:table-cell table:formula="of:=[.C239]/([.H239]-[.H238])" office:value-type="float" office:value="301647.507070442" calcext:value-type="float">
            <text:p>301647.507070442</text:p>
          </table:table-cell>
          <table:table-cell table:formula="of:=[.G239]-[.$B239]" office:value-type="float" office:value="10.0957729816437" calcext:value-type="float">
            <text:p>10.095772981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3203.96281" calcext:value-type="float">
            <text:p>1443143203.96281</text:p>
          </table:table-cell>
          <table:table-cell office:value-type="float" office:value="4384" calcext:value-type="float">
            <text:p>4384</text:p>
          </table:table-cell>
          <table:table-cell table:formula="of:=[.B240]-[.$B$2]" office:value-type="float" office:value="23.9626293182373" calcext:value-type="float">
            <text:p>23.9626293182</text:p>
          </table:table-cell>
          <table:table-cell table:formula="of:=[.C240]/([.D240]-[.D239])" office:value-type="float" office:value="99688.9637195585" calcext:value-type="float">
            <text:p>99688.9637195585</text:p>
          </table:table-cell>
          <table:table-cell/>
          <table:table-cell office:value-type="float" office:value="1443143214.02917" calcext:value-type="float">
            <text:p>1443143214.02917</text:p>
          </table:table-cell>
          <table:table-cell table:formula="of:=[.G240]-[.$B$2]" office:value-type="float" office:value="34.0289914608002" calcext:value-type="float">
            <text:p>34.0289914608</text:p>
          </table:table-cell>
          <table:table-cell table:formula="of:=[.C240]/([.H240]-[.H239])" office:value-type="float" office:value="300976.016237274" calcext:value-type="float">
            <text:p>300976.016237274</text:p>
          </table:table-cell>
          <table:table-cell table:formula="of:=[.G240]-[.$B240]" office:value-type="float" office:value="10.0663621425629" calcext:value-type="float">
            <text:p>10.066362142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3204.00673" calcext:value-type="float">
            <text:p>1443143204.00673</text:p>
          </table:table-cell>
          <table:table-cell office:value-type="float" office:value="4384" calcext:value-type="float">
            <text:p>4384</text:p>
          </table:table-cell>
          <table:table-cell table:formula="of:=[.B241]-[.$B$2]" office:value-type="float" office:value="24.0065512657166" calcext:value-type="float">
            <text:p>24.0065512657</text:p>
          </table:table-cell>
          <table:table-cell table:formula="of:=[.C241]/([.D241]-[.D240])" office:value-type="float" office:value="99813.4247592578" calcext:value-type="float">
            <text:p>99813.4247592578</text:p>
          </table:table-cell>
          <table:table-cell/>
          <table:table-cell office:value-type="float" office:value="1443143214.06311" calcext:value-type="float">
            <text:p>1443143214.06311</text:p>
          </table:table-cell>
          <table:table-cell table:formula="of:=[.G241]-[.$B$2]" office:value-type="float" office:value="34.062935590744" calcext:value-type="float">
            <text:p>34.0629355907</text:p>
          </table:table-cell>
          <table:table-cell table:formula="of:=[.C241]/([.H241]-[.H240])" office:value-type="float" office:value="129153.406119181" calcext:value-type="float">
            <text:p>129153.406119181</text:p>
          </table:table-cell>
          <table:table-cell table:formula="of:=[.G241]-[.$B241]" office:value-type="float" office:value="10.0563843250275" calcext:value-type="float">
            <text:p>10.05638432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3204.0505" calcext:value-type="float">
            <text:p>1443143204.0505</text:p>
          </table:table-cell>
          <table:table-cell office:value-type="float" office:value="4384" calcext:value-type="float">
            <text:p>4384</text:p>
          </table:table-cell>
          <table:table-cell table:formula="of:=[.B242]-[.$B$2]" office:value-type="float" office:value="24.0503232479095" calcext:value-type="float">
            <text:p>24.0503232479</text:p>
          </table:table-cell>
          <table:table-cell table:formula="of:=[.C242]/([.D242]-[.D241])" office:value-type="float" office:value="100155.391196832" calcext:value-type="float">
            <text:p>100155.391196832</text:p>
          </table:table-cell>
          <table:table-cell/>
          <table:table-cell office:value-type="float" office:value="1443143214.11186" calcext:value-type="float">
            <text:p>1443143214.11186</text:p>
          </table:table-cell>
          <table:table-cell table:formula="of:=[.G242]-[.$B$2]" office:value-type="float" office:value="34.1116826534271" calcext:value-type="float">
            <text:p>34.1116826534</text:p>
          </table:table-cell>
          <table:table-cell table:formula="of:=[.C242]/([.H242]-[.H241])" office:value-type="float" office:value="89933.6238677492" calcext:value-type="float">
            <text:p>89933.6238677492</text:p>
          </table:table-cell>
          <table:table-cell table:formula="of:=[.G242]-[.$B242]" office:value-type="float" office:value="10.0613594055176" calcext:value-type="float">
            <text:p>10.061359405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3204.09426" calcext:value-type="float">
            <text:p>1443143204.09426</text:p>
          </table:table-cell>
          <table:table-cell office:value-type="float" office:value="4384" calcext:value-type="float">
            <text:p>4384</text:p>
          </table:table-cell>
          <table:table-cell table:formula="of:=[.B243]-[.$B$2]" office:value-type="float" office:value="24.0940854549408" calcext:value-type="float">
            <text:p>24.0940854549</text:p>
          </table:table-cell>
          <table:table-cell table:formula="of:=[.C243]/([.D243]-[.D242])" office:value-type="float" office:value="100177.762900976" calcext:value-type="float">
            <text:p>100177.762900976</text:p>
          </table:table-cell>
          <table:table-cell/>
          <table:table-cell office:value-type="float" office:value="1443143214.16061" calcext:value-type="float">
            <text:p>1443143214.16061</text:p>
          </table:table-cell>
          <table:table-cell table:formula="of:=[.G243]-[.$B$2]" office:value-type="float" office:value="34.1604368686676" calcext:value-type="float">
            <text:p>34.1604368687</text:p>
          </table:table-cell>
          <table:table-cell table:formula="of:=[.C243]/([.H243]-[.H242])" office:value-type="float" office:value="89920.4300259181" calcext:value-type="float">
            <text:p>89920.4300259181</text:p>
          </table:table-cell>
          <table:table-cell table:formula="of:=[.G243]-[.$B243]" office:value-type="float" office:value="10.0663514137268" calcext:value-type="float">
            <text:p>10.066351413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3204.138" calcext:value-type="float">
            <text:p>1443143204.138</text:p>
          </table:table-cell>
          <table:table-cell office:value-type="float" office:value="4384" calcext:value-type="float">
            <text:p>4384</text:p>
          </table:table-cell>
          <table:table-cell table:formula="of:=[.B244]-[.$B$2]" office:value-type="float" office:value="24.1378252506256" calcext:value-type="float">
            <text:p>24.1378252506</text:p>
          </table:table-cell>
          <table:table-cell table:formula="of:=[.C244]/([.D244]-[.D243])" office:value-type="float" office:value="100229.091868439" calcext:value-type="float">
            <text:p>100229.091868439</text:p>
          </table:table-cell>
          <table:table-cell/>
          <table:table-cell office:value-type="float" office:value="1443143214.20937" calcext:value-type="float">
            <text:p>1443143214.20937</text:p>
          </table:table-cell>
          <table:table-cell table:formula="of:=[.G244]-[.$B$2]" office:value-type="float" office:value="34.2091956138611" calcext:value-type="float">
            <text:p>34.2091956139</text:p>
          </table:table-cell>
          <table:table-cell table:formula="of:=[.C244]/([.H244]-[.H243])" office:value-type="float" office:value="89912.0759281988" calcext:value-type="float">
            <text:p>89912.0759281988</text:p>
          </table:table-cell>
          <table:table-cell table:formula="of:=[.G244]-[.$B244]" office:value-type="float" office:value="10.0713703632355" calcext:value-type="float">
            <text:p>10.07137036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3204.18176" calcext:value-type="float">
            <text:p>1443143204.18176</text:p>
          </table:table-cell>
          <table:table-cell office:value-type="float" office:value="4384" calcext:value-type="float">
            <text:p>4384</text:p>
          </table:table-cell>
          <table:table-cell table:formula="of:=[.B245]-[.$B$2]" office:value-type="float" office:value="24.1815850734711" calcext:value-type="float">
            <text:p>24.1815850735</text:p>
          </table:table-cell>
          <table:table-cell table:formula="of:=[.C245]/([.D245]-[.D244])" office:value-type="float" office:value="100183.220930359" calcext:value-type="float">
            <text:p>100183.220930359</text:p>
          </table:table-cell>
          <table:table-cell/>
          <table:table-cell office:value-type="float" office:value="1443143214.25813" calcext:value-type="float">
            <text:p>1443143214.25813</text:p>
          </table:table-cell>
          <table:table-cell table:formula="of:=[.G245]-[.$B$2]" office:value-type="float" office:value="34.2579553127289" calcext:value-type="float">
            <text:p>34.2579553127</text:p>
          </table:table-cell>
          <table:table-cell table:formula="of:=[.C245]/([.H245]-[.H244])" office:value-type="float" office:value="89910.317368578" calcext:value-type="float">
            <text:p>89910.317368578</text:p>
          </table:table-cell>
          <table:table-cell table:formula="of:=[.G245]-[.$B245]" office:value-type="float" office:value="10.0763702392578" calcext:value-type="float">
            <text:p>10.076370239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3204.22554" calcext:value-type="float">
            <text:p>1443143204.22554</text:p>
          </table:table-cell>
          <table:table-cell office:value-type="float" office:value="4384" calcext:value-type="float">
            <text:p>4384</text:p>
          </table:table-cell>
          <table:table-cell table:formula="of:=[.B246]-[.$B$2]" office:value-type="float" office:value="24.2253649234772" calcext:value-type="float">
            <text:p>24.2253649235</text:p>
          </table:table-cell>
          <table:table-cell table:formula="of:=[.C246]/([.D246]-[.D245])" office:value-type="float" office:value="100137.391959744" calcext:value-type="float">
            <text:p>100137.391959744</text:p>
          </table:table-cell>
          <table:table-cell/>
          <table:table-cell office:value-type="float" office:value="1443143214.30688" calcext:value-type="float">
            <text:p>1443143214.30688</text:p>
          </table:table-cell>
          <table:table-cell table:formula="of:=[.G246]-[.$B$2]" office:value-type="float" office:value="34.3067047595978" calcext:value-type="float">
            <text:p>34.3067047596</text:p>
          </table:table-cell>
          <table:table-cell table:formula="of:=[.C246]/([.H246]-[.H245])" office:value-type="float" office:value="89929.225490292" calcext:value-type="float">
            <text:p>89929.225490292</text:p>
          </table:table-cell>
          <table:table-cell table:formula="of:=[.G246]-[.$B246]" office:value-type="float" office:value="10.0813398361206" calcext:value-type="float">
            <text:p>10.081339836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3204.2693" calcext:value-type="float">
            <text:p>1443143204.2693</text:p>
          </table:table-cell>
          <table:table-cell office:value-type="float" office:value="4384" calcext:value-type="float">
            <text:p>4384</text:p>
          </table:table-cell>
          <table:table-cell table:formula="of:=[.B247]-[.$B$2]" office:value-type="float" office:value="24.2691187858582" calcext:value-type="float">
            <text:p>24.2691187859</text:p>
          </table:table-cell>
          <table:table-cell table:formula="of:=[.C247]/([.D247]-[.D246])" office:value-type="float" office:value="100196.868606178" calcext:value-type="float">
            <text:p>100196.868606178</text:p>
          </table:table-cell>
          <table:table-cell/>
          <table:table-cell office:value-type="float" office:value="1443143214.35564" calcext:value-type="float">
            <text:p>1443143214.35564</text:p>
          </table:table-cell>
          <table:table-cell table:formula="of:=[.G247]-[.$B$2]" office:value-type="float" office:value="34.3554625511169" calcext:value-type="float">
            <text:p>34.3554625511</text:p>
          </table:table-cell>
          <table:table-cell table:formula="of:=[.C247]/([.H247]-[.H246])" office:value-type="float" office:value="89913.8345566123" calcext:value-type="float">
            <text:p>89913.8345566123</text:p>
          </table:table-cell>
          <table:table-cell table:formula="of:=[.G247]-[.$B247]" office:value-type="float" office:value="10.0863437652588" calcext:value-type="float">
            <text:p>10.086343765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3204.31305" calcext:value-type="float">
            <text:p>1443143204.31305</text:p>
          </table:table-cell>
          <table:table-cell office:value-type="float" office:value="4384" calcext:value-type="float">
            <text:p>4384</text:p>
          </table:table-cell>
          <table:table-cell table:formula="of:=[.B248]-[.$B$2]" office:value-type="float" office:value="24.3128716945648" calcext:value-type="float">
            <text:p>24.3128716946</text:p>
          </table:table-cell>
          <table:table-cell table:formula="of:=[.C248]/([.D248]-[.D247])" office:value-type="float" office:value="100199.052579381" calcext:value-type="float">
            <text:p>100199.052579381</text:p>
          </table:table-cell>
          <table:table-cell/>
          <table:table-cell office:value-type="float" office:value="1443143214.40441" calcext:value-type="float">
            <text:p>1443143214.40441</text:p>
          </table:table-cell>
          <table:table-cell table:formula="of:=[.G248]-[.$B$2]" office:value-type="float" office:value="34.4042325019836" calcext:value-type="float">
            <text:p>34.404232502</text:p>
          </table:table-cell>
          <table:table-cell table:formula="of:=[.C248]/([.H248]-[.H247])" office:value-type="float" office:value="89891.417196269" calcext:value-type="float">
            <text:p>89891.417196269</text:p>
          </table:table-cell>
          <table:table-cell table:formula="of:=[.G248]-[.$B248]" office:value-type="float" office:value="10.0913608074188" calcext:value-type="float">
            <text:p>10.091360807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3204.35679" calcext:value-type="float">
            <text:p>1443143204.35679</text:p>
          </table:table-cell>
          <table:table-cell office:value-type="float" office:value="4384" calcext:value-type="float">
            <text:p>4384</text:p>
          </table:table-cell>
          <table:table-cell table:formula="of:=[.B249]-[.$B$2]" office:value-type="float" office:value="24.3566114902496" calcext:value-type="float">
            <text:p>24.3566114902</text:p>
          </table:table-cell>
          <table:table-cell table:formula="of:=[.C249]/([.D249]-[.D248])" office:value-type="float" office:value="100229.091868439" calcext:value-type="float">
            <text:p>100229.091868439</text:p>
          </table:table-cell>
          <table:table-cell/>
          <table:table-cell office:value-type="float" office:value="1443143214.45316" calcext:value-type="float">
            <text:p>1443143214.45316</text:p>
          </table:table-cell>
          <table:table-cell table:formula="of:=[.G249]-[.$B$2]" office:value-type="float" office:value="34.4529874324799" calcext:value-type="float">
            <text:p>34.4529874325</text:p>
          </table:table-cell>
          <table:table-cell table:formula="of:=[.C249]/([.H249]-[.H248])" office:value-type="float" office:value="89919.1108546503" calcext:value-type="float">
            <text:p>89919.1108546503</text:p>
          </table:table-cell>
          <table:table-cell table:formula="of:=[.G249]-[.$B249]" office:value-type="float" office:value="10.0963759422302" calcext:value-type="float">
            <text:p>10.09637594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3204.40053" calcext:value-type="float">
            <text:p>1443143204.40053</text:p>
          </table:table-cell>
          <table:table-cell office:value-type="float" office:value="4384" calcext:value-type="float">
            <text:p>4384</text:p>
          </table:table-cell>
          <table:table-cell table:formula="of:=[.B250]-[.$B$2]" office:value-type="float" office:value="24.4003500938416" calcext:value-type="float">
            <text:p>24.4003500938</text:p>
          </table:table-cell>
          <table:table-cell table:formula="of:=[.C250]/([.D250]-[.D249])" office:value-type="float" office:value="100231.823606046" calcext:value-type="float">
            <text:p>100231.823606046</text:p>
          </table:table-cell>
          <table:table-cell/>
          <table:table-cell office:value-type="float" office:value="1443143214.50195" calcext:value-type="float">
            <text:p>1443143214.50195</text:p>
          </table:table-cell>
          <table:table-cell table:formula="of:=[.G250]-[.$B$2]" office:value-type="float" office:value="34.5017743110657" calcext:value-type="float">
            <text:p>34.5017743111</text:p>
          </table:table-cell>
          <table:table-cell table:formula="of:=[.C250]/([.H250]-[.H249])" office:value-type="float" office:value="89860.2273209303" calcext:value-type="float">
            <text:p>89860.2273209303</text:p>
          </table:table-cell>
          <table:table-cell table:formula="of:=[.G250]-[.$B250]" office:value-type="float" office:value="10.1014242172241" calcext:value-type="float">
            <text:p>10.101424217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3204.44427" calcext:value-type="float">
            <text:p>1443143204.44427</text:p>
          </table:table-cell>
          <table:table-cell office:value-type="float" office:value="4384" calcext:value-type="float">
            <text:p>4384</text:p>
          </table:table-cell>
          <table:table-cell table:formula="of:=[.B251]-[.$B$2]" office:value-type="float" office:value="24.4440960884094" calcext:value-type="float">
            <text:p>24.4440960884</text:p>
          </table:table-cell>
          <table:table-cell table:formula="of:=[.C251]/([.D251]-[.D250])" office:value-type="float" office:value="100214.889232849" calcext:value-type="float">
            <text:p>100214.889232849</text:p>
          </table:table-cell>
          <table:table-cell/>
          <table:table-cell office:value-type="float" office:value="1443143214.55069" calcext:value-type="float">
            <text:p>1443143214.55069</text:p>
          </table:table-cell>
          <table:table-cell table:formula="of:=[.G251]-[.$B$2]" office:value-type="float" office:value="34.5505087375641" calcext:value-type="float">
            <text:p>34.5505087376</text:p>
          </table:table-cell>
          <table:table-cell table:formula="of:=[.C251]/([.H251]-[.H250])" office:value-type="float" office:value="89956.9424530471" calcext:value-type="float">
            <text:p>89956.9424530471</text:p>
          </table:table-cell>
          <table:table-cell table:formula="of:=[.G251]-[.$B251]" office:value-type="float" office:value="10.1064126491547" calcext:value-type="float">
            <text:p>10.106412649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3204.48801" calcext:value-type="float">
            <text:p>1443143204.48801</text:p>
          </table:table-cell>
          <table:table-cell office:value-type="float" office:value="4384" calcext:value-type="float">
            <text:p>4384</text:p>
          </table:table-cell>
          <table:table-cell table:formula="of:=[.B252]-[.$B$2]" office:value-type="float" office:value="24.4878339767456" calcext:value-type="float">
            <text:p>24.4878339767</text:p>
          </table:table-cell>
          <table:table-cell table:formula="of:=[.C252]/([.D252]-[.D251])" office:value-type="float" office:value="100233.462720087" calcext:value-type="float">
            <text:p>100233.462720087</text:p>
          </table:table-cell>
          <table:table-cell/>
          <table:table-cell office:value-type="float" office:value="1443143214.59944" calcext:value-type="float">
            <text:p>1443143214.59944</text:p>
          </table:table-cell>
          <table:table-cell table:formula="of:=[.G252]-[.$B$2]" office:value-type="float" office:value="34.5992665290832" calcext:value-type="float">
            <text:p>34.5992665291</text:p>
          </table:table-cell>
          <table:table-cell table:formula="of:=[.C252]/([.H252]-[.H251])" office:value-type="float" office:value="89913.8345566123" calcext:value-type="float">
            <text:p>89913.8345566123</text:p>
          </table:table-cell>
          <table:table-cell table:formula="of:=[.G252]-[.$B252]" office:value-type="float" office:value="10.1114325523376" calcext:value-type="float">
            <text:p>10.111432552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3204.53177" calcext:value-type="float">
            <text:p>1443143204.53177</text:p>
          </table:table-cell>
          <table:table-cell office:value-type="float" office:value="4384" calcext:value-type="float">
            <text:p>4384</text:p>
          </table:table-cell>
          <table:table-cell table:formula="of:=[.B253]-[.$B$2]" office:value-type="float" office:value="24.5315933227539" calcext:value-type="float">
            <text:p>24.5315933228</text:p>
          </table:table-cell>
          <table:table-cell table:formula="of:=[.C253]/([.D253]-[.D252])" office:value-type="float" office:value="100184.312607606" calcext:value-type="float">
            <text:p>100184.312607606</text:p>
          </table:table-cell>
          <table:table-cell/>
          <table:table-cell office:value-type="float" office:value="1443143214.6482" calcext:value-type="float">
            <text:p>1443143214.6482</text:p>
          </table:table-cell>
          <table:table-cell table:formula="of:=[.G253]-[.$B$2]" office:value-type="float" office:value="34.6480274200439" calcext:value-type="float">
            <text:p>34.64802742</text:p>
          </table:table-cell>
          <table:table-cell table:formula="of:=[.C253]/([.H253]-[.H252])" office:value-type="float" office:value="89908.1192657859" calcext:value-type="float">
            <text:p>89908.1192657859</text:p>
          </table:table-cell>
          <table:table-cell table:formula="of:=[.G253]-[.$B253]" office:value-type="float" office:value="10.11643409729" calcext:value-type="float">
            <text:p>10.116434097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3204.57552" calcext:value-type="float">
            <text:p>1443143204.57552</text:p>
          </table:table-cell>
          <table:table-cell office:value-type="float" office:value="4384" calcext:value-type="float">
            <text:p>4384</text:p>
          </table:table-cell>
          <table:table-cell table:formula="of:=[.B254]-[.$B$2]" office:value-type="float" office:value="24.5753474235535" calcext:value-type="float">
            <text:p>24.5753474236</text:p>
          </table:table-cell>
          <table:table-cell table:formula="of:=[.C254]/([.D254]-[.D253])" office:value-type="float" office:value="100196.322627753" calcext:value-type="float">
            <text:p>100196.322627753</text:p>
          </table:table-cell>
          <table:table-cell/>
          <table:table-cell office:value-type="float" office:value="1443143214.69688" calcext:value-type="float">
            <text:p>1443143214.69688</text:p>
          </table:table-cell>
          <table:table-cell table:formula="of:=[.G254]-[.$B$2]" office:value-type="float" office:value="34.6966993808746" calcext:value-type="float">
            <text:p>34.6966993809</text:p>
          </table:table-cell>
          <table:table-cell table:formula="of:=[.C254]/([.H254]-[.H253])" office:value-type="float" office:value="90072.3933282716" calcext:value-type="float">
            <text:p>90072.3933282716</text:p>
          </table:table-cell>
          <table:table-cell table:formula="of:=[.G254]-[.$B254]" office:value-type="float" office:value="10.1213519573212" calcext:value-type="float">
            <text:p>10.121351957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3204.61931" calcext:value-type="float">
            <text:p>1443143204.61931</text:p>
          </table:table-cell>
          <table:table-cell office:value-type="float" office:value="4384" calcext:value-type="float">
            <text:p>4384</text:p>
          </table:table-cell>
          <table:table-cell table:formula="of:=[.B255]-[.$B$2]" office:value-type="float" office:value="24.619131565094" calcext:value-type="float">
            <text:p>24.6191315651</text:p>
          </table:table-cell>
          <table:table-cell table:formula="of:=[.C255]/([.D255]-[.D254])" office:value-type="float" office:value="100127.576920564" calcext:value-type="float">
            <text:p>100127.576920564</text:p>
          </table:table-cell>
          <table:table-cell/>
          <table:table-cell office:value-type="float" office:value="1443143214.74576" calcext:value-type="float">
            <text:p>1443143214.74576</text:p>
          </table:table-cell>
          <table:table-cell table:formula="of:=[.G255]-[.$B$2]" office:value-type="float" office:value="34.7455818653107" calcext:value-type="float">
            <text:p>34.7455818653</text:p>
          </table:table-cell>
          <table:table-cell table:formula="of:=[.C255]/([.H255]-[.H254])" office:value-type="float" office:value="89684.4759545038" calcext:value-type="float">
            <text:p>89684.4759545038</text:p>
          </table:table-cell>
          <table:table-cell table:formula="of:=[.G255]-[.$B255]" office:value-type="float" office:value="10.1264503002167" calcext:value-type="float">
            <text:p>10.126450300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3204.66305" calcext:value-type="float">
            <text:p>1443143204.66305</text:p>
          </table:table-cell>
          <table:table-cell office:value-type="float" office:value="4384" calcext:value-type="float">
            <text:p>4384</text:p>
          </table:table-cell>
          <table:table-cell table:formula="of:=[.B256]-[.$B$2]" office:value-type="float" office:value="24.6628723144531" calcext:value-type="float">
            <text:p>24.6628723145</text:p>
          </table:table-cell>
          <table:table-cell table:formula="of:=[.C256]/([.D256]-[.D255])" office:value-type="float" office:value="100226.90658556" calcext:value-type="float">
            <text:p>100226.90658556</text:p>
          </table:table-cell>
          <table:table-cell/>
          <table:table-cell office:value-type="float" office:value="1443143214.7945" calcext:value-type="float">
            <text:p>1443143214.7945</text:p>
          </table:table-cell>
          <table:table-cell table:formula="of:=[.G256]-[.$B$2]" office:value-type="float" office:value="34.7943246364593" calcext:value-type="float">
            <text:p>34.7943246365</text:p>
          </table:table-cell>
          <table:table-cell table:formula="of:=[.C256]/([.H256]-[.H255])" office:value-type="float" office:value="89941.5420314808" calcext:value-type="float">
            <text:p>89941.5420314808</text:p>
          </table:table-cell>
          <table:table-cell table:formula="of:=[.G256]-[.$B256]" office:value-type="float" office:value="10.1314523220062" calcext:value-type="float">
            <text:p>10.13145232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3204.70678" calcext:value-type="float">
            <text:p>1443143204.70678</text:p>
          </table:table-cell>
          <table:table-cell office:value-type="float" office:value="4384" calcext:value-type="float">
            <text:p>4384</text:p>
          </table:table-cell>
          <table:table-cell table:formula="of:=[.B257]-[.$B$2]" office:value-type="float" office:value="24.7066025733948" calcext:value-type="float">
            <text:p>24.7066025734</text:p>
          </table:table-cell>
          <table:table-cell table:formula="of:=[.C257]/([.D257]-[.D256])" office:value-type="float" office:value="100250.949939483" calcext:value-type="float">
            <text:p>100250.949939483</text:p>
          </table:table-cell>
          <table:table-cell/>
          <table:table-cell office:value-type="float" office:value="1443143214.84328" calcext:value-type="float">
            <text:p>1443143214.84328</text:p>
          </table:table-cell>
          <table:table-cell table:formula="of:=[.G257]-[.$B$2]" office:value-type="float" office:value="34.8431031703949" calcext:value-type="float">
            <text:p>34.8431031704</text:p>
          </table:table-cell>
          <table:table-cell table:formula="of:=[.C257]/([.H257]-[.H256])" office:value-type="float" office:value="89875.5999061547" calcext:value-type="float">
            <text:p>89875.5999061547</text:p>
          </table:table-cell>
          <table:table-cell table:formula="of:=[.G257]-[.$B257]" office:value-type="float" office:value="10.1365005970001" calcext:value-type="float">
            <text:p>10.13650059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3204.75056" calcext:value-type="float">
            <text:p>1443143204.75056</text:p>
          </table:table-cell>
          <table:table-cell office:value-type="float" office:value="4384" calcext:value-type="float">
            <text:p>4384</text:p>
          </table:table-cell>
          <table:table-cell table:formula="of:=[.B258]-[.$B$2]" office:value-type="float" office:value="24.7503824234009" calcext:value-type="float">
            <text:p>24.7503824234</text:p>
          </table:table-cell>
          <table:table-cell table:formula="of:=[.C258]/([.D258]-[.D257])" office:value-type="float" office:value="100137.391959744" calcext:value-type="float">
            <text:p>100137.391959744</text:p>
          </table:table-cell>
          <table:table-cell/>
          <table:table-cell office:value-type="float" office:value="1443143214.89208" calcext:value-type="float">
            <text:p>1443143214.89208</text:p>
          </table:table-cell>
          <table:table-cell table:formula="of:=[.G258]-[.$B$2]" office:value-type="float" office:value="34.8919019699097" calcext:value-type="float">
            <text:p>34.8919019699</text:p>
          </table:table-cell>
          <table:table-cell table:formula="of:=[.C258]/([.H258]-[.H257])" office:value-type="float" office:value="89838.2756049776" calcext:value-type="float">
            <text:p>89838.2756049776</text:p>
          </table:table-cell>
          <table:table-cell table:formula="of:=[.G258]-[.$B258]" office:value-type="float" office:value="10.1415195465088" calcext:value-type="float">
            <text:p>10.141519546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3204.79431" calcext:value-type="float">
            <text:p>1443143204.79431</text:p>
          </table:table-cell>
          <table:table-cell office:value-type="float" office:value="4384" calcext:value-type="float">
            <text:p>4384</text:p>
          </table:table-cell>
          <table:table-cell table:formula="of:=[.B259]-[.$B$2]" office:value-type="float" office:value="24.7941372394562" calcext:value-type="float">
            <text:p>24.7941372395</text:p>
          </table:table-cell>
          <table:table-cell table:formula="of:=[.C259]/([.D259]-[.D258])" office:value-type="float" office:value="100194.684728178" calcext:value-type="float">
            <text:p>100194.684728178</text:p>
          </table:table-cell>
          <table:table-cell/>
          <table:table-cell office:value-type="float" office:value="1443143214.9408" calcext:value-type="float">
            <text:p>1443143214.9408</text:p>
          </table:table-cell>
          <table:table-cell table:formula="of:=[.G259]-[.$B$2]" office:value-type="float" office:value="34.9406216144562" calcext:value-type="float">
            <text:p>34.9406216145</text:p>
          </table:table-cell>
          <table:table-cell table:formula="of:=[.C259]/([.H259]-[.H258])" office:value-type="float" office:value="89984.2361496489" calcext:value-type="float">
            <text:p>89984.2361496489</text:p>
          </table:table-cell>
          <table:table-cell table:formula="of:=[.G259]-[.$B259]" office:value-type="float" office:value="10.146484375" calcext:value-type="float">
            <text:p>10.14648437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3204.83807" calcext:value-type="float">
            <text:p>1443143204.83807</text:p>
          </table:table-cell>
          <table:table-cell office:value-type="float" office:value="4384" calcext:value-type="float">
            <text:p>4384</text:p>
          </table:table-cell>
          <table:table-cell table:formula="of:=[.B260]-[.$B$2]" office:value-type="float" office:value="24.8378901481628" calcext:value-type="float">
            <text:p>24.8378901482</text:p>
          </table:table-cell>
          <table:table-cell table:formula="of:=[.C260]/([.D260]-[.D259])" office:value-type="float" office:value="100199.052579381" calcext:value-type="float">
            <text:p>100199.052579381</text:p>
          </table:table-cell>
          <table:table-cell/>
          <table:table-cell office:value-type="float" office:value="1443143214.98943" calcext:value-type="float">
            <text:p>1443143214.98943</text:p>
          </table:table-cell>
          <table:table-cell table:formula="of:=[.G260]-[.$B$2]" office:value-type="float" office:value="34.9892539978027" calcext:value-type="float">
            <text:p>34.9892539978</text:p>
          </table:table-cell>
          <table:table-cell table:formula="of:=[.C260]/([.H260]-[.H259])" office:value-type="float" office:value="90145.695076454" calcext:value-type="float">
            <text:p>90145.695076454</text:p>
          </table:table-cell>
          <table:table-cell table:formula="of:=[.G260]-[.$B260]" office:value-type="float" office:value="10.1513638496399" calcext:value-type="float">
            <text:p>10.151363849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3204.88189" calcext:value-type="float">
            <text:p>1443143204.88189</text:p>
          </table:table-cell>
          <table:table-cell office:value-type="float" office:value="4384" calcext:value-type="float">
            <text:p>4384</text:p>
          </table:table-cell>
          <table:table-cell table:formula="of:=[.B261]-[.$B$2]" office:value-type="float" office:value="24.8817150592804" calcext:value-type="float">
            <text:p>24.8817150593</text:p>
          </table:table-cell>
          <table:table-cell table:formula="of:=[.C261]/([.D261]-[.D260])" office:value-type="float" office:value="100034.429921388" calcext:value-type="float">
            <text:p>100034.429921388</text:p>
          </table:table-cell>
          <table:table-cell/>
          <table:table-cell office:value-type="float" office:value="1443143215.03826" calcext:value-type="float">
            <text:p>1443143215.03826</text:p>
          </table:table-cell>
          <table:table-cell table:formula="of:=[.G261]-[.$B$2]" office:value-type="float" office:value="35.0380856990814" calcext:value-type="float">
            <text:p>35.0380856991</text:p>
          </table:table-cell>
          <table:table-cell table:formula="of:=[.C261]/([.H261]-[.H260])" office:value-type="float" office:value="89777.7444816053" calcext:value-type="float">
            <text:p>89777.7444816053</text:p>
          </table:table-cell>
          <table:table-cell table:formula="of:=[.G261]-[.$B261]" office:value-type="float" office:value="10.156370639801" calcext:value-type="float">
            <text:p>10.156370639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3204.92565" calcext:value-type="float">
            <text:p>1443143204.92565</text:p>
          </table:table-cell>
          <table:table-cell office:value-type="float" office:value="4384" calcext:value-type="float">
            <text:p>4384</text:p>
          </table:table-cell>
          <table:table-cell table:formula="of:=[.B262]-[.$B$2]" office:value-type="float" office:value="24.9254729747772" calcext:value-type="float">
            <text:p>24.9254729748</text:p>
          </table:table-cell>
          <table:table-cell table:formula="of:=[.C262]/([.D262]-[.D261])" office:value-type="float" office:value="100187.5877821" calcext:value-type="float">
            <text:p>100187.5877821</text:p>
          </table:table-cell>
          <table:table-cell/>
          <table:table-cell office:value-type="float" office:value="1443143215.05161" calcext:value-type="float">
            <text:p>1443143215.05161</text:p>
          </table:table-cell>
          <table:table-cell table:formula="of:=[.G262]-[.$B$2]" office:value-type="float" office:value="35.051430940628" calcext:value-type="float">
            <text:p>35.0514309406</text:p>
          </table:table-cell>
          <table:table-cell table:formula="of:=[.C262]/([.H262]-[.H261])" office:value-type="float" office:value="328506.605495409" calcext:value-type="float">
            <text:p>328506.605495409</text:p>
          </table:table-cell>
          <table:table-cell table:formula="of:=[.G262]-[.$B262]" office:value-type="float" office:value="10.1259579658508" calcext:value-type="float">
            <text:p>10.125957965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3204.9694" calcext:value-type="float">
            <text:p>1443143204.9694</text:p>
          </table:table-cell>
          <table:table-cell office:value-type="float" office:value="4384" calcext:value-type="float">
            <text:p>4384</text:p>
          </table:table-cell>
          <table:table-cell table:formula="of:=[.B263]-[.$B$2]" office:value-type="float" office:value="24.9692273139954" calcext:value-type="float">
            <text:p>24.969227314</text:p>
          </table:table-cell>
          <table:table-cell table:formula="of:=[.C263]/([.D263]-[.D262])" office:value-type="float" office:value="100195.776655278" calcext:value-type="float">
            <text:p>100195.776655278</text:p>
          </table:table-cell>
          <table:table-cell/>
          <table:table-cell office:value-type="float" office:value="1443143215.06494" calcext:value-type="float">
            <text:p>1443143215.06494</text:p>
          </table:table-cell>
          <table:table-cell table:formula="of:=[.G263]-[.$B$2]" office:value-type="float" office:value="35.0647597312927" calcext:value-type="float">
            <text:p>35.0647597313</text:p>
          </table:table-cell>
          <table:table-cell table:formula="of:=[.C263]/([.H263]-[.H262])" office:value-type="float" office:value="328912.060388158" calcext:value-type="float">
            <text:p>328912.060388158</text:p>
          </table:table-cell>
          <table:table-cell table:formula="of:=[.G263]-[.$B263]" office:value-type="float" office:value="10.0955324172974" calcext:value-type="float">
            <text:p>10.09553241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3205.01263" calcext:value-type="float">
            <text:p>1443143205.01263</text:p>
          </table:table-cell>
          <table:table-cell office:value-type="float" office:value="4384" calcext:value-type="float">
            <text:p>4384</text:p>
          </table:table-cell>
          <table:table-cell table:formula="of:=[.B264]-[.$B$2]" office:value-type="float" office:value="25.0124504566193" calcext:value-type="float">
            <text:p>25.0124504566</text:p>
          </table:table-cell>
          <table:table-cell table:formula="of:=[.C264]/([.D264]-[.D263])" office:value-type="float" office:value="101427.146057995" calcext:value-type="float">
            <text:p>101427.146057995</text:p>
          </table:table-cell>
          <table:table-cell/>
          <table:table-cell office:value-type="float" office:value="1443143215.08989" calcext:value-type="float">
            <text:p>1443143215.08989</text:p>
          </table:table-cell>
          <table:table-cell table:formula="of:=[.G264]-[.$B$2]" office:value-type="float" office:value="35.0897133350372" calcext:value-type="float">
            <text:p>35.089713335</text:p>
          </table:table-cell>
          <table:table-cell table:formula="of:=[.C264]/([.H264]-[.H263])" office:value-type="float" office:value="175686.046988907" calcext:value-type="float">
            <text:p>175686.046988907</text:p>
          </table:table-cell>
          <table:table-cell table:formula="of:=[.G264]-[.$B264]" office:value-type="float" office:value="10.077262878418" calcext:value-type="float">
            <text:p>10.077262878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3205.05451" calcext:value-type="float">
            <text:p>1443143205.05451</text:p>
          </table:table-cell>
          <table:table-cell office:value-type="float" office:value="4384" calcext:value-type="float">
            <text:p>4384</text:p>
          </table:table-cell>
          <table:table-cell table:formula="of:=[.B265]-[.$B$2]" office:value-type="float" office:value="25.0543353557587" calcext:value-type="float">
            <text:p>25.0543353558</text:p>
          </table:table-cell>
          <table:table-cell table:formula="of:=[.C265]/([.D265]-[.D264])" office:value-type="float" office:value="104667.794123339" calcext:value-type="float">
            <text:p>104667.794123339</text:p>
          </table:table-cell>
          <table:table-cell/>
          <table:table-cell office:value-type="float" office:value="1443143215.12978" calcext:value-type="float">
            <text:p>1443143215.12978</text:p>
          </table:table-cell>
          <table:table-cell table:formula="of:=[.G265]-[.$B$2]" office:value-type="float" office:value="35.1296062469482" calcext:value-type="float">
            <text:p>35.1296062469</text:p>
          </table:table-cell>
          <table:table-cell table:formula="of:=[.C265]/([.H265]-[.H264])" office:value-type="float" office:value="109894.209020876" calcext:value-type="float">
            <text:p>109894.209020876</text:p>
          </table:table-cell>
          <table:table-cell table:formula="of:=[.G265]-[.$B265]" office:value-type="float" office:value="10.0752708911896" calcext:value-type="float">
            <text:p>10.075270891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3205.09638" calcext:value-type="float">
            <text:p>1443143205.09638</text:p>
          </table:table-cell>
          <table:table-cell office:value-type="float" office:value="4384" calcext:value-type="float">
            <text:p>4384</text:p>
          </table:table-cell>
          <table:table-cell table:formula="of:=[.B266]-[.$B$2]" office:value-type="float" office:value="25.0962071418762" calcext:value-type="float">
            <text:p>25.0962071419</text:p>
          </table:table-cell>
          <table:table-cell table:formula="of:=[.C266]/([.D266]-[.D265])" office:value-type="float" office:value="104700.573022896" calcext:value-type="float">
            <text:p>104700.573022896</text:p>
          </table:table-cell>
          <table:table-cell/>
          <table:table-cell office:value-type="float" office:value="1443143215.16964" calcext:value-type="float">
            <text:p>1443143215.16964</text:p>
          </table:table-cell>
          <table:table-cell table:formula="of:=[.G266]-[.$B$2]" office:value-type="float" office:value="35.1694588661194" calcext:value-type="float">
            <text:p>35.1694588661</text:p>
          </table:table-cell>
          <table:table-cell table:formula="of:=[.C266]/([.H266]-[.H265])" office:value-type="float" office:value="110005.316869474" calcext:value-type="float">
            <text:p>110005.316869474</text:p>
          </table:table-cell>
          <table:table-cell table:formula="of:=[.G266]-[.$B266]" office:value-type="float" office:value="10.0732517242432" calcext:value-type="float">
            <text:p>10.073251724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3205.13827" calcext:value-type="float">
            <text:p>1443143205.13827</text:p>
          </table:table-cell>
          <table:table-cell office:value-type="float" office:value="4384" calcext:value-type="float">
            <text:p>4384</text:p>
          </table:table-cell>
          <table:table-cell table:formula="of:=[.B267]-[.$B$2]" office:value-type="float" office:value="25.1380891799927" calcext:value-type="float">
            <text:p>25.13808918</text:p>
          </table:table-cell>
          <table:table-cell table:formula="of:=[.C267]/([.D267]-[.D266])" office:value-type="float" office:value="104674.944132615" calcext:value-type="float">
            <text:p>104674.944132615</text:p>
          </table:table-cell>
          <table:table-cell/>
          <table:table-cell office:value-type="float" office:value="1443143215.20956" calcext:value-type="float">
            <text:p>1443143215.20956</text:p>
          </table:table-cell>
          <table:table-cell table:formula="of:=[.G267]-[.$B$2]" office:value-type="float" office:value="35.2093870639801" calcext:value-type="float">
            <text:p>35.209387064</text:p>
          </table:table-cell>
          <table:table-cell table:formula="of:=[.C267]/([.H267]-[.H266])" office:value-type="float" office:value="109797.091651689" calcext:value-type="float">
            <text:p>109797.091651689</text:p>
          </table:table-cell>
          <table:table-cell table:formula="of:=[.G267]-[.$B267]" office:value-type="float" office:value="10.0712978839874" calcext:value-type="float">
            <text:p>10.07129788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3205.18016" calcext:value-type="float">
            <text:p>1443143205.18016</text:p>
          </table:table-cell>
          <table:table-cell office:value-type="float" office:value="4384" calcext:value-type="float">
            <text:p>4384</text:p>
          </table:table-cell>
          <table:table-cell table:formula="of:=[.B268]-[.$B$2]" office:value-type="float" office:value="25.1799845695496" calcext:value-type="float">
            <text:p>25.1799845695</text:p>
          </table:table-cell>
          <table:table-cell table:formula="of:=[.C268]/([.D268]-[.D267])" office:value-type="float" office:value="104641.585777535" calcext:value-type="float">
            <text:p>104641.585777535</text:p>
          </table:table-cell>
          <table:table-cell/>
          <table:table-cell office:value-type="float" office:value="1443143215.24947" calcext:value-type="float">
            <text:p>1443143215.24947</text:p>
          </table:table-cell>
          <table:table-cell table:formula="of:=[.G268]-[.$B$2]" office:value-type="float" office:value="35.2492887973785" calcext:value-type="float">
            <text:p>35.2492887974</text:p>
          </table:table-cell>
          <table:table-cell table:formula="of:=[.C268]/([.H268]-[.H267])" office:value-type="float" office:value="109869.913575526" calcext:value-type="float">
            <text:p>109869.913575526</text:p>
          </table:table-cell>
          <table:table-cell table:formula="of:=[.G268]-[.$B268]" office:value-type="float" office:value="10.069304227829" calcext:value-type="float">
            <text:p>10.06930422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3205.22209" calcext:value-type="float">
            <text:p>1443143205.22209</text:p>
          </table:table-cell>
          <table:table-cell office:value-type="float" office:value="4384" calcext:value-type="float">
            <text:p>4384</text:p>
          </table:table-cell>
          <table:table-cell table:formula="of:=[.B269]-[.$B$2]" office:value-type="float" office:value="25.2219123840332" calcext:value-type="float">
            <text:p>25.221912384</text:p>
          </table:table-cell>
          <table:table-cell table:formula="of:=[.C269]/([.D269]-[.D268])" office:value-type="float" office:value="104560.661078825" calcext:value-type="float">
            <text:p>104560.661078825</text:p>
          </table:table-cell>
          <table:table-cell/>
          <table:table-cell office:value-type="float" office:value="1443143215.28935" calcext:value-type="float">
            <text:p>1443143215.28935</text:p>
          </table:table-cell>
          <table:table-cell table:formula="of:=[.G269]-[.$B$2]" office:value-type="float" office:value="35.2891759872436" calcext:value-type="float">
            <text:p>35.2891759872</text:p>
          </table:table-cell>
          <table:table-cell table:formula="of:=[.C269]/([.H269]-[.H268])" office:value-type="float" office:value="109909.97397474" calcext:value-type="float">
            <text:p>109909.97397474</text:p>
          </table:table-cell>
          <table:table-cell table:formula="of:=[.G269]-[.$B269]" office:value-type="float" office:value="10.0672636032105" calcext:value-type="float">
            <text:p>10.067263603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3205.26398" calcext:value-type="float">
            <text:p>1443143205.26398</text:p>
          </table:table-cell>
          <table:table-cell office:value-type="float" office:value="4384" calcext:value-type="float">
            <text:p>4384</text:p>
          </table:table-cell>
          <table:table-cell table:formula="of:=[.B270]-[.$B$2]" office:value-type="float" office:value="25.2638058662415" calcext:value-type="float">
            <text:p>25.2638058662</text:p>
          </table:table-cell>
          <table:table-cell table:formula="of:=[.C270]/([.D270]-[.D269])" office:value-type="float" office:value="104646.349955041" calcext:value-type="float">
            <text:p>104646.349955041</text:p>
          </table:table-cell>
          <table:table-cell/>
          <table:table-cell office:value-type="float" office:value="1443143215.32925" calcext:value-type="float">
            <text:p>1443143215.32925</text:p>
          </table:table-cell>
          <table:table-cell table:formula="of:=[.G270]-[.$B$2]" office:value-type="float" office:value="35.3290700912476" calcext:value-type="float">
            <text:p>35.3290700912</text:p>
          </table:table-cell>
          <table:table-cell table:formula="of:=[.C270]/([.H270]-[.H269])" office:value-type="float" office:value="109890.925224708" calcext:value-type="float">
            <text:p>109890.925224708</text:p>
          </table:table-cell>
          <table:table-cell table:formula="of:=[.G270]-[.$B270]" office:value-type="float" office:value="10.0652642250061" calcext:value-type="float">
            <text:p>10.06526422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3205.30586" calcext:value-type="float">
            <text:p>1443143205.30586</text:p>
          </table:table-cell>
          <table:table-cell office:value-type="float" office:value="4384" calcext:value-type="float">
            <text:p>4384</text:p>
          </table:table-cell>
          <table:table-cell table:formula="of:=[.B271]-[.$B$2]" office:value-type="float" office:value="25.3056793212891" calcext:value-type="float">
            <text:p>25.3056793213</text:p>
          </table:table-cell>
          <table:table-cell table:formula="of:=[.C271]/([.D271]-[.D270])" office:value-type="float" office:value="104696.400022775" calcext:value-type="float">
            <text:p>104696.400022775</text:p>
          </table:table-cell>
          <table:table-cell/>
          <table:table-cell office:value-type="float" office:value="1443143215.36914" calcext:value-type="float">
            <text:p>1443143215.36914</text:p>
          </table:table-cell>
          <table:table-cell table:formula="of:=[.G271]-[.$B$2]" office:value-type="float" office:value="35.3689610958099" calcext:value-type="float">
            <text:p>35.3689610958</text:p>
          </table:table-cell>
          <table:table-cell table:formula="of:=[.C271]/([.H271]-[.H270])" office:value-type="float" office:value="109899.463502973" calcext:value-type="float">
            <text:p>109899.463502973</text:p>
          </table:table-cell>
          <table:table-cell table:formula="of:=[.G271]-[.$B271]" office:value-type="float" office:value="10.0632817745209" calcext:value-type="float">
            <text:p>10.063281774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3205.34776" calcext:value-type="float">
            <text:p>1443143205.34776</text:p>
          </table:table-cell>
          <table:table-cell office:value-type="float" office:value="4384" calcext:value-type="float">
            <text:p>4384</text:p>
          </table:table-cell>
          <table:table-cell table:formula="of:=[.B272]-[.$B$2]" office:value-type="float" office:value="25.3475801944733" calcext:value-type="float">
            <text:p>25.3475801945</text:p>
          </table:table-cell>
          <table:table-cell table:formula="of:=[.C272]/([.D272]-[.D271])" office:value-type="float" office:value="104627.891183248" calcext:value-type="float">
            <text:p>104627.891183248</text:p>
          </table:table-cell>
          <table:table-cell/>
          <table:table-cell office:value-type="float" office:value="1443143215.40903" calcext:value-type="float">
            <text:p>1443143215.40903</text:p>
          </table:table-cell>
          <table:table-cell table:formula="of:=[.G272]-[.$B$2]" office:value-type="float" office:value="35.4088561534882" calcext:value-type="float">
            <text:p>35.4088561535</text:p>
          </table:table-cell>
          <table:table-cell table:formula="of:=[.C272]/([.H272]-[.H271])" office:value-type="float" office:value="109888.29832907" calcext:value-type="float">
            <text:p>109888.29832907</text:p>
          </table:table-cell>
          <table:table-cell table:formula="of:=[.G272]-[.$B272]" office:value-type="float" office:value="10.0612759590149" calcext:value-type="float">
            <text:p>10.06127595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3205.38968" calcext:value-type="float">
            <text:p>1443143205.38968</text:p>
          </table:table-cell>
          <table:table-cell office:value-type="float" office:value="4384" calcext:value-type="float">
            <text:p>4384</text:p>
          </table:table-cell>
          <table:table-cell table:formula="of:=[.B273]-[.$B$2]" office:value-type="float" office:value="25.3895061016083" calcext:value-type="float">
            <text:p>25.3895061016</text:p>
          </table:table-cell>
          <table:table-cell table:formula="of:=[.C273]/([.D273]-[.D272])" office:value-type="float" office:value="104565.417890247" calcext:value-type="float">
            <text:p>104565.417890247</text:p>
          </table:table-cell>
          <table:table-cell/>
          <table:table-cell office:value-type="float" office:value="1443143215.44893" calcext:value-type="float">
            <text:p>1443143215.44893</text:p>
          </table:table-cell>
          <table:table-cell table:formula="of:=[.G273]-[.$B$2]" office:value-type="float" office:value="35.4487540721893" calcext:value-type="float">
            <text:p>35.4487540722</text:p>
          </table:table-cell>
          <table:table-cell table:formula="of:=[.C273]/([.H273]-[.H272])" office:value-type="float" office:value="109880.41839564" calcext:value-type="float">
            <text:p>109880.41839564</text:p>
          </table:table-cell>
          <table:table-cell table:formula="of:=[.G273]-[.$B273]" office:value-type="float" office:value="10.0592479705811" calcext:value-type="float">
            <text:p>10.059247970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3205.43156" calcext:value-type="float">
            <text:p>1443143205.43156</text:p>
          </table:table-cell>
          <table:table-cell office:value-type="float" office:value="4384" calcext:value-type="float">
            <text:p>4384</text:p>
          </table:table-cell>
          <table:table-cell table:formula="of:=[.B274]-[.$B$2]" office:value-type="float" office:value="25.4313864707947" calcext:value-type="float">
            <text:p>25.4313864708</text:p>
          </table:table-cell>
          <table:table-cell table:formula="of:=[.C274]/([.D274]-[.D273])" office:value-type="float" office:value="104679.115422495" calcext:value-type="float">
            <text:p>104679.115422495</text:p>
          </table:table-cell>
          <table:table-cell/>
          <table:table-cell office:value-type="float" office:value="1443143215.48881" calcext:value-type="float">
            <text:p>1443143215.48881</text:p>
          </table:table-cell>
          <table:table-cell table:formula="of:=[.G274]-[.$B$2]" office:value-type="float" office:value="35.4886286258697" calcext:value-type="float">
            <text:p>35.4886286259</text:p>
          </table:table-cell>
          <table:table-cell table:formula="of:=[.C274]/([.H274]-[.H273])" office:value-type="float" office:value="109944.804276335" calcext:value-type="float">
            <text:p>109944.804276335</text:p>
          </table:table-cell>
          <table:table-cell table:formula="of:=[.G274]-[.$B274]" office:value-type="float" office:value="10.0572421550751" calcext:value-type="float">
            <text:p>10.057242155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3205.47345" calcext:value-type="float">
            <text:p>1443143205.47345</text:p>
          </table:table-cell>
          <table:table-cell office:value-type="float" office:value="4384" calcext:value-type="float">
            <text:p>4384</text:p>
          </table:table-cell>
          <table:table-cell table:formula="of:=[.B275]-[.$B$2]" office:value-type="float" office:value="25.4732761383057" calcext:value-type="float">
            <text:p>25.4732761383</text:p>
          </table:table-cell>
          <table:table-cell table:formula="of:=[.C275]/([.D275]-[.D274])" office:value-type="float" office:value="104655.879611606" calcext:value-type="float">
            <text:p>104655.879611606</text:p>
          </table:table-cell>
          <table:table-cell/>
          <table:table-cell office:value-type="float" office:value="1443143215.52872" calcext:value-type="float">
            <text:p>1443143215.52872</text:p>
          </table:table-cell>
          <table:table-cell table:formula="of:=[.G275]-[.$B$2]" office:value-type="float" office:value="35.5285413265228" calcext:value-type="float">
            <text:p>35.5285413265</text:p>
          </table:table-cell>
          <table:table-cell table:formula="of:=[.C275]/([.H275]-[.H274])" office:value-type="float" office:value="109839.723402984" calcext:value-type="float">
            <text:p>109839.723402984</text:p>
          </table:table-cell>
          <table:table-cell table:formula="of:=[.G275]-[.$B275]" office:value-type="float" office:value="10.0552651882172" calcext:value-type="float">
            <text:p>10.055265188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3205.51537" calcext:value-type="float">
            <text:p>1443143205.51537</text:p>
          </table:table-cell>
          <table:table-cell office:value-type="float" office:value="4384" calcext:value-type="float">
            <text:p>4384</text:p>
          </table:table-cell>
          <table:table-cell table:formula="of:=[.B276]-[.$B$2]" office:value-type="float" office:value="25.5151929855347" calcext:value-type="float">
            <text:p>25.5151929855</text:p>
          </table:table-cell>
          <table:table-cell table:formula="of:=[.C276]/([.D276]-[.D275])" office:value-type="float" office:value="104588.018656292" calcext:value-type="float">
            <text:p>104588.018656292</text:p>
          </table:table-cell>
          <table:table-cell/>
          <table:table-cell office:value-type="float" office:value="1443143215.5686" calcext:value-type="float">
            <text:p>1443143215.5686</text:p>
          </table:table-cell>
          <table:table-cell table:formula="of:=[.G276]-[.$B$2]" office:value-type="float" office:value="35.5684199333191" calcext:value-type="float">
            <text:p>35.5684199333</text:p>
          </table:table-cell>
          <table:table-cell table:formula="of:=[.C276]/([.H276]-[.H275])" office:value-type="float" office:value="109933.62988826" calcext:value-type="float">
            <text:p>109933.62988826</text:p>
          </table:table-cell>
          <table:table-cell table:formula="of:=[.G276]-[.$B276]" office:value-type="float" office:value="10.0532269477844" calcext:value-type="float">
            <text:p>10.053226947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3205.55726" calcext:value-type="float">
            <text:p>1443143205.55726</text:p>
          </table:table-cell>
          <table:table-cell office:value-type="float" office:value="4384" calcext:value-type="float">
            <text:p>4384</text:p>
          </table:table-cell>
          <table:table-cell table:formula="of:=[.B277]-[.$B$2]" office:value-type="float" office:value="25.5570869445801" calcext:value-type="float">
            <text:p>25.5570869446</text:p>
          </table:table-cell>
          <table:table-cell table:formula="of:=[.C277]/([.D277]-[.D276])" office:value-type="float" office:value="104645.158869995" calcext:value-type="float">
            <text:p>104645.158869995</text:p>
          </table:table-cell>
          <table:table-cell/>
          <table:table-cell office:value-type="float" office:value="1443143215.6085" calcext:value-type="float">
            <text:p>1443143215.6085</text:p>
          </table:table-cell>
          <table:table-cell table:formula="of:=[.G277]-[.$B$2]" office:value-type="float" office:value="35.6083278656006" calcext:value-type="float">
            <text:p>35.6083278656</text:p>
          </table:table-cell>
          <table:table-cell table:formula="of:=[.C277]/([.H277]-[.H276])" office:value-type="float" office:value="109852.847526077" calcext:value-type="float">
            <text:p>109852.847526077</text:p>
          </table:table-cell>
          <table:table-cell table:formula="of:=[.G277]-[.$B277]" office:value-type="float" office:value="10.0512409210205" calcext:value-type="float">
            <text:p>10.0512409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3205.59916" calcext:value-type="float">
            <text:p>1443143205.59916</text:p>
          </table:table-cell>
          <table:table-cell office:value-type="float" office:value="4384" calcext:value-type="float">
            <text:p>4384</text:p>
          </table:table-cell>
          <table:table-cell table:formula="of:=[.B278]-[.$B$2]" office:value-type="float" office:value="25.598982334137" calcext:value-type="float">
            <text:p>25.5989823341</text:p>
          </table:table-cell>
          <table:table-cell table:formula="of:=[.C278]/([.D278]-[.D277])" office:value-type="float" office:value="104641.585777535" calcext:value-type="float">
            <text:p>104641.585777535</text:p>
          </table:table-cell>
          <table:table-cell/>
          <table:table-cell office:value-type="float" office:value="1443143215.64837" calcext:value-type="float">
            <text:p>1443143215.64837</text:p>
          </table:table-cell>
          <table:table-cell table:formula="of:=[.G278]-[.$B$2]" office:value-type="float" office:value="35.6481907367706" calcext:value-type="float">
            <text:p>35.6481907368</text:p>
          </table:table-cell>
          <table:table-cell table:formula="of:=[.C278]/([.H278]-[.H277])" office:value-type="float" office:value="109977.025520793" calcext:value-type="float">
            <text:p>109977.025520793</text:p>
          </table:table-cell>
          <table:table-cell table:formula="of:=[.G278]-[.$B278]" office:value-type="float" office:value="10.0492084026337" calcext:value-type="float">
            <text:p>10.049208402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3205.64104" calcext:value-type="float">
            <text:p>1443143205.64104</text:p>
          </table:table-cell>
          <table:table-cell office:value-type="float" office:value="4384" calcext:value-type="float">
            <text:p>4384</text:p>
          </table:table-cell>
          <table:table-cell table:formula="of:=[.B279]-[.$B$2]" office:value-type="float" office:value="25.6408619880676" calcext:value-type="float">
            <text:p>25.6408619881</text:p>
          </table:table-cell>
          <table:table-cell table:formula="of:=[.C279]/([.D279]-[.D278])" office:value-type="float" office:value="104680.90321993" calcext:value-type="float">
            <text:p>104680.90321993</text:p>
          </table:table-cell>
          <table:table-cell/>
          <table:table-cell office:value-type="float" office:value="1443143215.68825" calcext:value-type="float">
            <text:p>1443143215.68825</text:p>
          </table:table-cell>
          <table:table-cell table:formula="of:=[.G279]-[.$B$2]" office:value-type="float" office:value="35.6880683898926" calcext:value-type="float">
            <text:p>35.6880683899</text:p>
          </table:table-cell>
          <table:table-cell table:formula="of:=[.C279]/([.H279]-[.H278])" office:value-type="float" office:value="109936.258951686" calcext:value-type="float">
            <text:p>109936.258951686</text:p>
          </table:table-cell>
          <table:table-cell table:formula="of:=[.G279]-[.$B279]" office:value-type="float" office:value="10.047206401825" calcext:value-type="float">
            <text:p>10.047206401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3205.68292" calcext:value-type="float">
            <text:p>1443143205.68292</text:p>
          </table:table-cell>
          <table:table-cell office:value-type="float" office:value="4384" calcext:value-type="float">
            <text:p>4384</text:p>
          </table:table-cell>
          <table:table-cell table:formula="of:=[.B280]-[.$B$2]" office:value-type="float" office:value="25.6827454566956" calcext:value-type="float">
            <text:p>25.6827454567</text:p>
          </table:table-cell>
          <table:table-cell table:formula="of:=[.C280]/([.D280]-[.D279])" office:value-type="float" office:value="104671.369005875" calcext:value-type="float">
            <text:p>104671.369005875</text:p>
          </table:table-cell>
          <table:table-cell/>
          <table:table-cell office:value-type="float" office:value="1443143215.72816" calcext:value-type="float">
            <text:p>1443143215.72816</text:p>
          </table:table-cell>
          <table:table-cell table:formula="of:=[.G280]-[.$B$2]" office:value-type="float" office:value="35.7279877662659" calcext:value-type="float">
            <text:p>35.7279877663</text:p>
          </table:table-cell>
          <table:table-cell table:formula="of:=[.C280]/([.H280]-[.H279])" office:value-type="float" office:value="109821.354898049" calcext:value-type="float">
            <text:p>109821.354898049</text:p>
          </table:table-cell>
          <table:table-cell table:formula="of:=[.G280]-[.$B280]" office:value-type="float" office:value="10.0452423095703" calcext:value-type="float">
            <text:p>10.045242309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3205.72483" calcext:value-type="float">
            <text:p>1443143205.72483</text:p>
          </table:table-cell>
          <table:table-cell office:value-type="float" office:value="4384" calcext:value-type="float">
            <text:p>4384</text:p>
          </table:table-cell>
          <table:table-cell table:formula="of:=[.B281]-[.$B$2]" office:value-type="float" office:value="25.7246527671814" calcext:value-type="float">
            <text:p>25.7246527672</text:p>
          </table:table-cell>
          <table:table-cell table:formula="of:=[.C281]/([.D281]-[.D280])" office:value-type="float" office:value="104611.819493435" calcext:value-type="float">
            <text:p>104611.819493435</text:p>
          </table:table-cell>
          <table:table-cell/>
          <table:table-cell office:value-type="float" office:value="1443143215.76823" calcext:value-type="float">
            <text:p>1443143215.76823</text:p>
          </table:table-cell>
          <table:table-cell table:formula="of:=[.G281]-[.$B$2]" office:value-type="float" office:value="35.7680571079254" calcext:value-type="float">
            <text:p>35.7680571079</text:p>
          </table:table-cell>
          <table:table-cell table:formula="of:=[.C281]/([.H281]-[.H280])" office:value-type="float" office:value="109410.332649066" calcext:value-type="float">
            <text:p>109410.332649066</text:p>
          </table:table-cell>
          <table:table-cell table:formula="of:=[.G281]-[.$B281]" office:value-type="float" office:value="10.043404340744" calcext:value-type="float">
            <text:p>10.043404340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3205.76673" calcext:value-type="float">
            <text:p>1443143205.76673</text:p>
          </table:table-cell>
          <table:table-cell office:value-type="float" office:value="4384" calcext:value-type="float">
            <text:p>4384</text:p>
          </table:table-cell>
          <table:table-cell table:formula="of:=[.B282]-[.$B$2]" office:value-type="float" office:value="25.7665538787842" calcext:value-type="float">
            <text:p>25.7665538788</text:p>
          </table:table-cell>
          <table:table-cell table:formula="of:=[.C282]/([.D282]-[.D281])" office:value-type="float" office:value="104627.295847416" calcext:value-type="float">
            <text:p>104627.295847416</text:p>
          </table:table-cell>
          <table:table-cell/>
          <table:table-cell office:value-type="float" office:value="1443143215.80795" calcext:value-type="float">
            <text:p>1443143215.80795</text:p>
          </table:table-cell>
          <table:table-cell table:formula="of:=[.G282]-[.$B$2]" office:value-type="float" office:value="35.807776927948" calcext:value-type="float">
            <text:p>35.8077769279</text:p>
          </table:table-cell>
          <table:table-cell table:formula="of:=[.C282]/([.H282]-[.H281])" office:value-type="float" office:value="110373.108375301" calcext:value-type="float">
            <text:p>110373.108375301</text:p>
          </table:table-cell>
          <table:table-cell table:formula="of:=[.G282]-[.$B282]" office:value-type="float" office:value="10.0412230491638" calcext:value-type="float">
            <text:p>10.041223049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3205.80864" calcext:value-type="float">
            <text:p>1443143205.80864</text:p>
          </table:table-cell>
          <table:table-cell office:value-type="float" office:value="4384" calcext:value-type="float">
            <text:p>4384</text:p>
          </table:table-cell>
          <table:table-cell table:formula="of:=[.B283]-[.$B$2]" office:value-type="float" office:value="25.8084647655487" calcext:value-type="float">
            <text:p>25.8084647655</text:p>
          </table:table-cell>
          <table:table-cell table:formula="of:=[.C283]/([.D283]-[.D282])" office:value-type="float" office:value="104602.89291017" calcext:value-type="float">
            <text:p>104602.89291017</text:p>
          </table:table-cell>
          <table:table-cell/>
          <table:table-cell office:value-type="float" office:value="1443143215.84784" calcext:value-type="float">
            <text:p>1443143215.84784</text:p>
          </table:table-cell>
          <table:table-cell table:formula="of:=[.G283]-[.$B$2]" office:value-type="float" office:value="35.8476605415344" calcext:value-type="float">
            <text:p>35.8476605415</text:p>
          </table:table-cell>
          <table:table-cell table:formula="of:=[.C283]/([.H283]-[.H282])" office:value-type="float" office:value="109919.829368021" calcext:value-type="float">
            <text:p>109919.829368021</text:p>
          </table:table-cell>
          <table:table-cell table:formula="of:=[.G283]-[.$B283]" office:value-type="float" office:value="10.0391957759857" calcext:value-type="float">
            <text:p>10.03919577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3205.85055" calcext:value-type="float">
            <text:p>1443143205.85055</text:p>
          </table:table-cell>
          <table:table-cell office:value-type="float" office:value="4384" calcext:value-type="float">
            <text:p>4384</text:p>
          </table:table-cell>
          <table:table-cell table:formula="of:=[.B284]-[.$B$2]" office:value-type="float" office:value="25.8503732681274" calcext:value-type="float">
            <text:p>25.8503732681</text:p>
          </table:table-cell>
          <table:table-cell table:formula="of:=[.C284]/([.D284]-[.D283])" office:value-type="float" office:value="104608.843796401" calcext:value-type="float">
            <text:p>104608.843796401</text:p>
          </table:table-cell>
          <table:table-cell/>
          <table:table-cell office:value-type="float" office:value="1443143215.88779" calcext:value-type="float">
            <text:p>1443143215.88779</text:p>
          </table:table-cell>
          <table:table-cell table:formula="of:=[.G284]-[.$B$2]" office:value-type="float" office:value="35.8876144886017" calcext:value-type="float">
            <text:p>35.8876144886</text:p>
          </table:table-cell>
          <table:table-cell table:formula="of:=[.C284]/([.H284]-[.H283])" office:value-type="float" office:value="109726.330482936" calcext:value-type="float">
            <text:p>109726.330482936</text:p>
          </table:table-cell>
          <table:table-cell table:formula="of:=[.G284]-[.$B284]" office:value-type="float" office:value="10.0372412204742" calcext:value-type="float">
            <text:p>10.037241220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3205.89252" calcext:value-type="float">
            <text:p>1443143205.89252</text:p>
          </table:table-cell>
          <table:table-cell office:value-type="float" office:value="4384" calcext:value-type="float">
            <text:p>4384</text:p>
          </table:table-cell>
          <table:table-cell table:formula="of:=[.B285]-[.$B$2]" office:value-type="float" office:value="25.8923399448395" calcext:value-type="float">
            <text:p>25.8923399448</text:p>
          </table:table-cell>
          <table:table-cell table:formula="of:=[.C285]/([.D285]-[.D284])" office:value-type="float" office:value="104463.835201482" calcext:value-type="float">
            <text:p>104463.835201482</text:p>
          </table:table-cell>
          <table:table-cell/>
          <table:table-cell office:value-type="float" office:value="1443143215.92763" calcext:value-type="float">
            <text:p>1443143215.92763</text:p>
          </table:table-cell>
          <table:table-cell table:formula="of:=[.G285]-[.$B$2]" office:value-type="float" office:value="35.9274535179138" calcext:value-type="float">
            <text:p>35.9274535179</text:p>
          </table:table-cell>
          <table:table-cell table:formula="of:=[.C285]/([.H285]-[.H284])" office:value-type="float" office:value="110042.841798476" calcext:value-type="float">
            <text:p>110042.841798476</text:p>
          </table:table-cell>
          <table:table-cell table:formula="of:=[.G285]-[.$B285]" office:value-type="float" office:value="10.0351135730743" calcext:value-type="float">
            <text:p>10.035113573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3205.93441" calcext:value-type="float">
            <text:p>1443143205.93441</text:p>
          </table:table-cell>
          <table:table-cell office:value-type="float" office:value="4384" calcext:value-type="float">
            <text:p>4384</text:p>
          </table:table-cell>
          <table:table-cell table:formula="of:=[.B286]-[.$B$2]" office:value-type="float" office:value="25.934229850769" calcext:value-type="float">
            <text:p>25.9342298508</text:p>
          </table:table-cell>
          <table:table-cell table:formula="of:=[.C286]/([.D286]-[.D285])" office:value-type="float" office:value="104655.283957222" calcext:value-type="float">
            <text:p>104655.283957222</text:p>
          </table:table-cell>
          <table:table-cell/>
          <table:table-cell office:value-type="float" office:value="1443143215.96755" calcext:value-type="float">
            <text:p>1443143215.96755</text:p>
          </table:table-cell>
          <table:table-cell table:formula="of:=[.G286]-[.$B$2]" office:value-type="float" office:value="35.9673731327057" calcext:value-type="float">
            <text:p>35.9673731327</text:p>
          </table:table-cell>
          <table:table-cell table:formula="of:=[.C286]/([.H286]-[.H285])" office:value-type="float" office:value="109820.698993639" calcext:value-type="float">
            <text:p>109820.698993639</text:p>
          </table:table-cell>
          <table:table-cell table:formula="of:=[.G286]-[.$B286]" office:value-type="float" office:value="10.0331432819366" calcext:value-type="float">
            <text:p>10.033143281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3205.9763" calcext:value-type="float">
            <text:p>1443143205.9763</text:p>
          </table:table-cell>
          <table:table-cell office:value-type="float" office:value="4384" calcext:value-type="float">
            <text:p>4384</text:p>
          </table:table-cell>
          <table:table-cell table:formula="of:=[.B287]-[.$B$2]" office:value-type="float" office:value="25.9761235713959" calcext:value-type="float">
            <text:p>25.9761235714</text:p>
          </table:table-cell>
          <table:table-cell table:formula="of:=[.C287]/([.D287]-[.D286])" office:value-type="float" office:value="104645.754409128" calcext:value-type="float">
            <text:p>104645.754409128</text:p>
          </table:table-cell>
          <table:table-cell/>
          <table:table-cell office:value-type="float" office:value="1443143216.00746" calcext:value-type="float">
            <text:p>1443143216.00746</text:p>
          </table:table-cell>
          <table:table-cell table:formula="of:=[.G287]-[.$B$2]" office:value-type="float" office:value="36.0072798728943" calcext:value-type="float">
            <text:p>36.0072798729</text:p>
          </table:table-cell>
          <table:table-cell table:formula="of:=[.C287]/([.H287]-[.H286])" office:value-type="float" office:value="109856.129046905" calcext:value-type="float">
            <text:p>109856.129046905</text:p>
          </table:table-cell>
          <table:table-cell table:formula="of:=[.G287]-[.$B287]" office:value-type="float" office:value="10.0311563014984" calcext:value-type="float">
            <text:p>10.031156301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3206.01736" calcext:value-type="float">
            <text:p>1443143206.01736</text:p>
          </table:table-cell>
          <table:table-cell office:value-type="float" office:value="4384" calcext:value-type="float">
            <text:p>4384</text:p>
          </table:table-cell>
          <table:table-cell table:formula="of:=[.B288]-[.$B$2]" office:value-type="float" office:value="26.0171813964844" calcext:value-type="float">
            <text:p>26.0171813965</text:p>
          </table:table-cell>
          <table:table-cell table:formula="of:=[.C288]/([.D288]-[.D287])" office:value-type="float" office:value="106776.235481305" calcext:value-type="float">
            <text:p>106776.235481305</text:p>
          </table:table-cell>
          <table:table-cell/>
          <table:table-cell office:value-type="float" office:value="1443143216.01977" calcext:value-type="float">
            <text:p>1443143216.01977</text:p>
          </table:table-cell>
          <table:table-cell table:formula="of:=[.G288]-[.$B$2]" office:value-type="float" office:value="36.0195939540863" calcext:value-type="float">
            <text:p>36.0195939541</text:p>
          </table:table-cell>
          <table:table-cell table:formula="of:=[.C288]/([.H288]-[.H287])" office:value-type="float" office:value="356015.193633952" calcext:value-type="float">
            <text:p>356015.193633952</text:p>
          </table:table-cell>
          <table:table-cell table:formula="of:=[.G288]-[.$B288]" office:value-type="float" office:value="10.0024125576019" calcext:value-type="float">
            <text:p>10.002412557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3206.05735" calcext:value-type="float">
            <text:p>1443143206.05735</text:p>
          </table:table-cell>
          <table:table-cell office:value-type="float" office:value="4384" calcext:value-type="float">
            <text:p>4384</text:p>
          </table:table-cell>
          <table:table-cell table:formula="of:=[.B289]-[.$B$2]" office:value-type="float" office:value="26.0571777820587" calcext:value-type="float">
            <text:p>26.0571777821</text:p>
          </table:table-cell>
          <table:table-cell table:formula="of:=[.C289]/([.D289]-[.D288])" office:value-type="float" office:value="109609.904421276" calcext:value-type="float">
            <text:p>109609.904421276</text:p>
          </table:table-cell>
          <table:table-cell/>
          <table:table-cell office:value-type="float" office:value="1443143216.03208" calcext:value-type="float">
            <text:p>1443143216.03208</text:p>
          </table:table-cell>
          <table:table-cell table:formula="of:=[.G289]-[.$B$2]" office:value-type="float" office:value="36.0319004058838" calcext:value-type="float">
            <text:p>36.0319004059</text:p>
          </table:table-cell>
          <table:table-cell table:formula="of:=[.C289]/([.H289]-[.H288])" office:value-type="float" office:value="356235.905534998" calcext:value-type="float">
            <text:p>356235.905534998</text:p>
          </table:table-cell>
          <table:table-cell table:formula="of:=[.G289]-[.$B289]" office:value-type="float" office:value="9.97472262382507" calcext:value-type="float">
            <text:p>9.974722623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3206.09734" calcext:value-type="float">
            <text:p>1443143206.09734</text:p>
          </table:table-cell>
          <table:table-cell office:value-type="float" office:value="4384" calcext:value-type="float">
            <text:p>4384</text:p>
          </table:table-cell>
          <table:table-cell table:formula="of:=[.B290]-[.$B$2]" office:value-type="float" office:value="26.09716796875" calcext:value-type="float">
            <text:p>26.0971679688</text:p>
          </table:table-cell>
          <table:table-cell table:formula="of:=[.C290]/([.D290]-[.D289])" office:value-type="float" office:value="109626.895064121" calcext:value-type="float">
            <text:p>109626.895064121</text:p>
          </table:table-cell>
          <table:table-cell/>
          <table:table-cell office:value-type="float" office:value="1443143216.05478" calcext:value-type="float">
            <text:p>1443143216.05478</text:p>
          </table:table-cell>
          <table:table-cell table:formula="of:=[.G290]-[.$B$2]" office:value-type="float" office:value="36.0545983314514" calcext:value-type="float">
            <text:p>36.0545983315</text:p>
          </table:table-cell>
          <table:table-cell table:formula="of:=[.C290]/([.H290]-[.H289])" office:value-type="float" office:value="193145.403836054" calcext:value-type="float">
            <text:p>193145.403836054</text:p>
          </table:table-cell>
          <table:table-cell table:formula="of:=[.G290]-[.$B290]" office:value-type="float" office:value="9.95743036270142" calcext:value-type="float">
            <text:p>9.957430362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3206.13734" calcext:value-type="float">
            <text:p>1443143206.13734</text:p>
          </table:table-cell>
          <table:table-cell office:value-type="float" office:value="4384" calcext:value-type="float">
            <text:p>4384</text:p>
          </table:table-cell>
          <table:table-cell table:formula="of:=[.B291]-[.$B$2]" office:value-type="float" office:value="26.1371607780457" calcext:value-type="float">
            <text:p>26.137160778</text:p>
          </table:table-cell>
          <table:table-cell table:formula="of:=[.C291]/([.D291]-[.D290])" office:value-type="float" office:value="109619.706072421" calcext:value-type="float">
            <text:p>109619.706072421</text:p>
          </table:table-cell>
          <table:table-cell/>
          <table:table-cell office:value-type="float" office:value="1443143216.0913" calcext:value-type="float">
            <text:p>1443143216.0913</text:p>
          </table:table-cell>
          <table:table-cell table:formula="of:=[.G291]-[.$B$2]" office:value-type="float" office:value="36.0911207199097" calcext:value-type="float">
            <text:p>36.0911207199</text:p>
          </table:table-cell>
          <table:table-cell table:formula="of:=[.C291]/([.H291]-[.H290])" office:value-type="float" office:value="120035.96109305" calcext:value-type="float">
            <text:p>120035.96109305</text:p>
          </table:table-cell>
          <table:table-cell table:formula="of:=[.G291]-[.$B291]" office:value-type="float" office:value="9.95395994186401" calcext:value-type="float">
            <text:p>9.953959941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3206.17733" calcext:value-type="float">
            <text:p>1443143206.17733</text:p>
          </table:table-cell>
          <table:table-cell office:value-type="float" office:value="4384" calcext:value-type="float">
            <text:p>4384</text:p>
          </table:table-cell>
          <table:table-cell table:formula="of:=[.B292]-[.$B$2]" office:value-type="float" office:value="26.1771514415741" calcext:value-type="float">
            <text:p>26.1771514416</text:p>
          </table:table-cell>
          <table:table-cell table:formula="of:=[.C292]/([.D292]-[.D291])" office:value-type="float" office:value="109625.587904586" calcext:value-type="float">
            <text:p>109625.587904586</text:p>
          </table:table-cell>
          <table:table-cell/>
          <table:table-cell office:value-type="float" office:value="1443143216.12785" calcext:value-type="float">
            <text:p>1443143216.12785</text:p>
          </table:table-cell>
          <table:table-cell table:formula="of:=[.G292]-[.$B$2]" office:value-type="float" office:value="36.1276762485504" calcext:value-type="float">
            <text:p>36.1276762486</text:p>
          </table:table-cell>
          <table:table-cell table:formula="of:=[.C292]/([.H292]-[.H291])" office:value-type="float" office:value="119927.139970651" calcext:value-type="float">
            <text:p>119927.139970651</text:p>
          </table:table-cell>
          <table:table-cell table:formula="of:=[.G292]-[.$B292]" office:value-type="float" office:value="9.95052480697632" calcext:value-type="float">
            <text:p>9.95052480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3206.21732" calcext:value-type="float">
            <text:p>1443143206.21732</text:p>
          </table:table-cell>
          <table:table-cell office:value-type="float" office:value="4384" calcext:value-type="float">
            <text:p>4384</text:p>
          </table:table-cell>
          <table:table-cell table:formula="of:=[.B293]-[.$B$2]" office:value-type="float" office:value="26.2171385288239" calcext:value-type="float">
            <text:p>26.2171385288</text:p>
          </table:table-cell>
          <table:table-cell table:formula="of:=[.C293]/([.D293]-[.D292])" office:value-type="float" office:value="109635.392360987" calcext:value-type="float">
            <text:p>109635.392360987</text:p>
          </table:table-cell>
          <table:table-cell/>
          <table:table-cell office:value-type="float" office:value="1443143216.1644" calcext:value-type="float">
            <text:p>1443143216.1644</text:p>
          </table:table-cell>
          <table:table-cell table:formula="of:=[.G293]-[.$B$2]" office:value-type="float" office:value="36.1642279624939" calcext:value-type="float">
            <text:p>36.1642279625</text:p>
          </table:table-cell>
          <table:table-cell table:formula="of:=[.C293]/([.H293]-[.H292])" office:value-type="float" office:value="119939.65609325" calcext:value-type="float">
            <text:p>119939.65609325</text:p>
          </table:table-cell>
          <table:table-cell table:formula="of:=[.G293]-[.$B293]" office:value-type="float" office:value="9.94708943367004" calcext:value-type="float">
            <text:p>9.947089433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3206.2573" calcext:value-type="float">
            <text:p>1443143206.2573</text:p>
          </table:table-cell>
          <table:table-cell office:value-type="float" office:value="4384" calcext:value-type="float">
            <text:p>4384</text:p>
          </table:table-cell>
          <table:table-cell table:formula="of:=[.B294]-[.$B$2]" office:value-type="float" office:value="26.2571280002594" calcext:value-type="float">
            <text:p>26.2571280003</text:p>
          </table:table-cell>
          <table:table-cell table:formula="of:=[.C294]/([.D294]-[.D293])" office:value-type="float" office:value="109628.855861872" calcext:value-type="float">
            <text:p>109628.855861872</text:p>
          </table:table-cell>
          <table:table-cell/>
          <table:table-cell office:value-type="float" office:value="1443143216.20099" calcext:value-type="float">
            <text:p>1443143216.20099</text:p>
          </table:table-cell>
          <table:table-cell table:formula="of:=[.G294]-[.$B$2]" office:value-type="float" office:value="36.2008147239685" calcext:value-type="float">
            <text:p>36.200814724</text:p>
          </table:table-cell>
          <table:table-cell table:formula="of:=[.C294]/([.H294]-[.H293])" office:value-type="float" office:value="119824.762381399" calcext:value-type="float">
            <text:p>119824.762381399</text:p>
          </table:table-cell>
          <table:table-cell table:formula="of:=[.G294]-[.$B294]" office:value-type="float" office:value="9.94368672370911" calcext:value-type="float">
            <text:p>9.943686723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3206.2973" calcext:value-type="float">
            <text:p>1443143206.2973</text:p>
          </table:table-cell>
          <table:table-cell office:value-type="float" office:value="4384" calcext:value-type="float">
            <text:p>4384</text:p>
          </table:table-cell>
          <table:table-cell table:formula="of:=[.B295]-[.$B$2]" office:value-type="float" office:value="26.2971217632294" calcext:value-type="float">
            <text:p>26.2971217632</text:p>
          </table:table-cell>
          <table:table-cell table:formula="of:=[.C295]/([.D295]-[.D294])" office:value-type="float" office:value="109617.092127383" calcext:value-type="float">
            <text:p>109617.092127383</text:p>
          </table:table-cell>
          <table:table-cell/>
          <table:table-cell office:value-type="float" office:value="1443143216.23756" calcext:value-type="float">
            <text:p>1443143216.23756</text:p>
          </table:table-cell>
          <table:table-cell table:formula="of:=[.G295]-[.$B$2]" office:value-type="float" office:value="36.2373847961426" calcext:value-type="float">
            <text:p>36.2373847961</text:p>
          </table:table-cell>
          <table:table-cell table:formula="of:=[.C295]/([.H295]-[.H294])" office:value-type="float" office:value="119879.446207607" calcext:value-type="float">
            <text:p>119879.446207607</text:p>
          </table:table-cell>
          <table:table-cell table:formula="of:=[.G295]-[.$B295]" office:value-type="float" office:value="9.94026303291321" calcext:value-type="float">
            <text:p>9.940263032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3206.3373" calcext:value-type="float">
            <text:p>1443143206.3373</text:p>
          </table:table-cell>
          <table:table-cell office:value-type="float" office:value="4384" calcext:value-type="float">
            <text:p>4384</text:p>
          </table:table-cell>
          <table:table-cell table:formula="of:=[.B296]-[.$B$2]" office:value-type="float" office:value="26.3371269702911" calcext:value-type="float">
            <text:p>26.3371269703</text:p>
          </table:table-cell>
          <table:table-cell table:formula="of:=[.C296]/([.D296]-[.D295])" office:value-type="float" office:value="109585.734507789" calcext:value-type="float">
            <text:p>109585.734507789</text:p>
          </table:table-cell>
          <table:table-cell/>
          <table:table-cell office:value-type="float" office:value="1443143216.27411" calcext:value-type="float">
            <text:p>1443143216.27411</text:p>
          </table:table-cell>
          <table:table-cell table:formula="of:=[.G296]-[.$B$2]" office:value-type="float" office:value="36.2739329338074" calcext:value-type="float">
            <text:p>36.2739329338</text:p>
          </table:table-cell>
          <table:table-cell table:formula="of:=[.C296]/([.H296]-[.H295])" office:value-type="float" office:value="119951.392331076" calcext:value-type="float">
            <text:p>119951.392331076</text:p>
          </table:table-cell>
          <table:table-cell table:formula="of:=[.G296]-[.$B296]" office:value-type="float" office:value="9.93680596351624" calcext:value-type="float">
            <text:p>9.936805963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3206.3773" calcext:value-type="float">
            <text:p>1443143206.3773</text:p>
          </table:table-cell>
          <table:table-cell office:value-type="float" office:value="4384" calcext:value-type="float">
            <text:p>4384</text:p>
          </table:table-cell>
          <table:table-cell table:formula="of:=[.B297]-[.$B$2]" office:value-type="float" office:value="26.3771181106567" calcext:value-type="float">
            <text:p>26.3771181107</text:p>
          </table:table-cell>
          <table:table-cell table:formula="of:=[.C297]/([.D297]-[.D296])" office:value-type="float" office:value="109624.280776224" calcext:value-type="float">
            <text:p>109624.280776224</text:p>
          </table:table-cell>
          <table:table-cell/>
          <table:table-cell office:value-type="float" office:value="1443143216.31071" calcext:value-type="float">
            <text:p>1443143216.31071</text:p>
          </table:table-cell>
          <table:table-cell table:formula="of:=[.G297]-[.$B$2]" office:value-type="float" office:value="36.3105323314667" calcext:value-type="float">
            <text:p>36.3105323315</text:p>
          </table:table-cell>
          <table:table-cell table:formula="of:=[.C297]/([.H297]-[.H296])" office:value-type="float" office:value="119783.39208776" calcext:value-type="float">
            <text:p>119783.39208776</text:p>
          </table:table-cell>
          <table:table-cell table:formula="of:=[.G297]-[.$B297]" office:value-type="float" office:value="9.93341422080994" calcext:value-type="float">
            <text:p>9.933414220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3206.41728" calcext:value-type="float">
            <text:p>1443143206.41728</text:p>
          </table:table-cell>
          <table:table-cell office:value-type="float" office:value="4384" calcext:value-type="float">
            <text:p>4384</text:p>
          </table:table-cell>
          <table:table-cell table:formula="of:=[.B298]-[.$B$2]" office:value-type="float" office:value="26.4171051979065" calcext:value-type="float">
            <text:p>26.4171051979</text:p>
          </table:table-cell>
          <table:table-cell table:formula="of:=[.C298]/([.D298]-[.D297])" office:value-type="float" office:value="109635.392360987" calcext:value-type="float">
            <text:p>109635.392360987</text:p>
          </table:table-cell>
          <table:table-cell/>
          <table:table-cell office:value-type="float" office:value="1443143216.34726" calcext:value-type="float">
            <text:p>1443143216.34726</text:p>
          </table:table-cell>
          <table:table-cell table:formula="of:=[.G298]-[.$B$2]" office:value-type="float" office:value="36.3470830917358" calcext:value-type="float">
            <text:p>36.3470830917</text:p>
          </table:table-cell>
          <table:table-cell table:formula="of:=[.C298]/([.H298]-[.H297])" office:value-type="float" office:value="119942.785532109" calcext:value-type="float">
            <text:p>119942.785532109</text:p>
          </table:table-cell>
          <table:table-cell table:formula="of:=[.G298]-[.$B298]" office:value-type="float" office:value="9.92997789382935" calcext:value-type="float">
            <text:p>9.929977893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3206.45728" calcext:value-type="float">
            <text:p>1443143206.45728</text:p>
          </table:table-cell>
          <table:table-cell office:value-type="float" office:value="4384" calcext:value-type="float">
            <text:p>4384</text:p>
          </table:table-cell>
          <table:table-cell table:formula="of:=[.B299]-[.$B$2]" office:value-type="float" office:value="26.4571034908295" calcext:value-type="float">
            <text:p>26.4571034908</text:p>
          </table:table-cell>
          <table:table-cell table:formula="of:=[.C299]/([.D299]-[.D298])" office:value-type="float" office:value="109604.677590677" calcext:value-type="float">
            <text:p>109604.677590677</text:p>
          </table:table-cell>
          <table:table-cell/>
          <table:table-cell office:value-type="float" office:value="1443143216.38384" calcext:value-type="float">
            <text:p>1443143216.38384</text:p>
          </table:table-cell>
          <table:table-cell table:formula="of:=[.G299]-[.$B$2]" office:value-type="float" office:value="36.3836667537689" calcext:value-type="float">
            <text:p>36.3836667538</text:p>
          </table:table-cell>
          <table:table-cell table:formula="of:=[.C299]/([.H299]-[.H298])" office:value-type="float" office:value="119834.9141766" calcext:value-type="float">
            <text:p>119834.9141766</text:p>
          </table:table-cell>
          <table:table-cell table:formula="of:=[.G299]-[.$B299]" office:value-type="float" office:value="9.92656326293945" calcext:value-type="float">
            <text:p>9.926563262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3206.49728" calcext:value-type="float">
            <text:p>1443143206.49728</text:p>
          </table:table-cell>
          <table:table-cell office:value-type="float" office:value="4384" calcext:value-type="float">
            <text:p>4384</text:p>
          </table:table-cell>
          <table:table-cell table:formula="of:=[.B300]-[.$B$2]" office:value-type="float" office:value="26.4971008300781" calcext:value-type="float">
            <text:p>26.4971008301</text:p>
          </table:table-cell>
          <table:table-cell table:formula="of:=[.C300]/([.D300]-[.D299])" office:value-type="float" office:value="109607.290943664" calcext:value-type="float">
            <text:p>109607.290943664</text:p>
          </table:table-cell>
          <table:table-cell/>
          <table:table-cell office:value-type="float" office:value="1443143216.42042" calcext:value-type="float">
            <text:p>1443143216.42042</text:p>
          </table:table-cell>
          <table:table-cell table:formula="of:=[.G300]-[.$B$2]" office:value-type="float" office:value="36.4202411174774" calcext:value-type="float">
            <text:p>36.4202411175</text:p>
          </table:table-cell>
          <table:table-cell table:formula="of:=[.C300]/([.H300]-[.H299])" office:value-type="float" office:value="119865.379885792" calcext:value-type="float">
            <text:p>119865.379885792</text:p>
          </table:table-cell>
          <table:table-cell table:formula="of:=[.G300]-[.$B300]" office:value-type="float" office:value="9.92314028739929" calcext:value-type="float">
            <text:p>9.923140287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3206.53727" calcext:value-type="float">
            <text:p>1443143206.53727</text:p>
          </table:table-cell>
          <table:table-cell office:value-type="float" office:value="4384" calcext:value-type="float">
            <text:p>4384</text:p>
          </table:table-cell>
          <table:table-cell table:formula="of:=[.B301]-[.$B$2]" office:value-type="float" office:value="26.5370922088623" calcext:value-type="float">
            <text:p>26.5370922089</text:p>
          </table:table-cell>
          <table:table-cell table:formula="of:=[.C301]/([.D301]-[.D300])" office:value-type="float" office:value="109623.627223733" calcext:value-type="float">
            <text:p>109623.627223733</text:p>
          </table:table-cell>
          <table:table-cell/>
          <table:table-cell office:value-type="float" office:value="1443143216.45698" calcext:value-type="float">
            <text:p>1443143216.45698</text:p>
          </table:table-cell>
          <table:table-cell table:formula="of:=[.G301]-[.$B$2]" office:value-type="float" office:value="36.4568054676056" calcext:value-type="float">
            <text:p>36.4568054676</text:p>
          </table:table-cell>
          <table:table-cell table:formula="of:=[.C301]/([.H301]-[.H300])" office:value-type="float" office:value="119898.206439666" calcext:value-type="float">
            <text:p>119898.206439666</text:p>
          </table:table-cell>
          <table:table-cell table:formula="of:=[.G301]-[.$B301]" office:value-type="float" office:value="9.91971325874329" calcext:value-type="float">
            <text:p>9.91971325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3206.57726" calcext:value-type="float">
            <text:p>1443143206.57726</text:p>
          </table:table-cell>
          <table:table-cell office:value-type="float" office:value="4384" calcext:value-type="float">
            <text:p>4384</text:p>
          </table:table-cell>
          <table:table-cell table:formula="of:=[.B302]-[.$B$2]" office:value-type="float" office:value="26.5770833492279" calcext:value-type="float">
            <text:p>26.5770833492</text:p>
          </table:table-cell>
          <table:table-cell table:formula="of:=[.C302]/([.D302]-[.D301])" office:value-type="float" office:value="109624.280776224" calcext:value-type="float">
            <text:p>109624.280776224</text:p>
          </table:table-cell>
          <table:table-cell/>
          <table:table-cell office:value-type="float" office:value="1443143216.49355" calcext:value-type="float">
            <text:p>1443143216.49355</text:p>
          </table:table-cell>
          <table:table-cell table:formula="of:=[.G302]-[.$B$2]" office:value-type="float" office:value="36.4933757781982" calcext:value-type="float">
            <text:p>36.4933757782</text:p>
          </table:table-cell>
          <table:table-cell table:formula="of:=[.C302]/([.H302]-[.H301])" office:value-type="float" office:value="119878.664658674" calcext:value-type="float">
            <text:p>119878.664658674</text:p>
          </table:table-cell>
          <table:table-cell table:formula="of:=[.G302]-[.$B302]" office:value-type="float" office:value="9.91629242897034" calcext:value-type="float">
            <text:p>9.91629242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3206.61725" calcext:value-type="float">
            <text:p>1443143206.61725</text:p>
          </table:table-cell>
          <table:table-cell office:value-type="float" office:value="4384" calcext:value-type="float">
            <text:p>4384</text:p>
          </table:table-cell>
          <table:table-cell table:formula="of:=[.B303]-[.$B$2]" office:value-type="float" office:value="26.6170704364777" calcext:value-type="float">
            <text:p>26.6170704365</text:p>
          </table:table-cell>
          <table:table-cell table:formula="of:=[.C303]/([.D303]-[.D302])" office:value-type="float" office:value="109635.392360987" calcext:value-type="float">
            <text:p>109635.392360987</text:p>
          </table:table-cell>
          <table:table-cell/>
          <table:table-cell office:value-type="float" office:value="1443143216.53026" calcext:value-type="float">
            <text:p>1443143216.53026</text:p>
          </table:table-cell>
          <table:table-cell table:formula="of:=[.G303]-[.$B$2]" office:value-type="float" office:value="36.530081987381" calcext:value-type="float">
            <text:p>36.5300819874</text:p>
          </table:table-cell>
          <table:table-cell table:formula="of:=[.C303]/([.H303]-[.H302])" office:value-type="float" office:value="119434.833986113" calcext:value-type="float">
            <text:p>119434.833986113</text:p>
          </table:table-cell>
          <table:table-cell table:formula="of:=[.G303]-[.$B303]" office:value-type="float" office:value="9.91301155090332" calcext:value-type="float">
            <text:p>9.913011550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3206.65725" calcext:value-type="float">
            <text:p>1443143206.65725</text:p>
          </table:table-cell>
          <table:table-cell office:value-type="float" office:value="4384" calcext:value-type="float">
            <text:p>4384</text:p>
          </table:table-cell>
          <table:table-cell table:formula="of:=[.B304]-[.$B$2]" office:value-type="float" office:value="26.6570727825165" calcext:value-type="float">
            <text:p>26.6570727825</text:p>
          </table:table-cell>
          <table:table-cell table:formula="of:=[.C304]/([.D304]-[.D303])" office:value-type="float" office:value="109593.572230633" calcext:value-type="float">
            <text:p>109593.572230633</text:p>
          </table:table-cell>
          <table:table-cell/>
          <table:table-cell office:value-type="float" office:value="1443143216.56666" calcext:value-type="float">
            <text:p>1443143216.56666</text:p>
          </table:table-cell>
          <table:table-cell table:formula="of:=[.G304]-[.$B$2]" office:value-type="float" office:value="36.5664856433868" calcext:value-type="float">
            <text:p>36.5664856434</text:p>
          </table:table-cell>
          <table:table-cell table:formula="of:=[.C304]/([.H304]-[.H303])" office:value-type="float" office:value="120427.464738552" calcext:value-type="float">
            <text:p>120427.464738552</text:p>
          </table:table-cell>
          <table:table-cell table:formula="of:=[.G304]-[.$B304]" office:value-type="float" office:value="9.90941286087036" calcext:value-type="float">
            <text:p>9.909412860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3206.69725" calcext:value-type="float">
            <text:p>1443143206.69725</text:p>
          </table:table-cell>
          <table:table-cell office:value-type="float" office:value="4384" calcext:value-type="float">
            <text:p>4384</text:p>
          </table:table-cell>
          <table:table-cell table:formula="of:=[.B305]-[.$B$2]" office:value-type="float" office:value="26.6970710754395" calcext:value-type="float">
            <text:p>26.6970710754</text:p>
          </table:table-cell>
          <table:table-cell table:formula="of:=[.C305]/([.D305]-[.D304])" office:value-type="float" office:value="109604.677590677" calcext:value-type="float">
            <text:p>109604.677590677</text:p>
          </table:table-cell>
          <table:table-cell/>
          <table:table-cell office:value-type="float" office:value="1443143216.60326" calcext:value-type="float">
            <text:p>1443143216.60326</text:p>
          </table:table-cell>
          <table:table-cell table:formula="of:=[.G305]-[.$B$2]" office:value-type="float" office:value="36.6030819416046" calcext:value-type="float">
            <text:p>36.6030819416</text:p>
          </table:table-cell>
          <table:table-cell table:formula="of:=[.C305]/([.H305]-[.H304])" office:value-type="float" office:value="119793.536873925" calcext:value-type="float">
            <text:p>119793.536873925</text:p>
          </table:table-cell>
          <table:table-cell table:formula="of:=[.G305]-[.$B305]" office:value-type="float" office:value="9.90601086616516" calcext:value-type="float">
            <text:p>9.906010866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3206.73724" calcext:value-type="float">
            <text:p>1443143206.73724</text:p>
          </table:table-cell>
          <table:table-cell office:value-type="float" office:value="4384" calcext:value-type="float">
            <text:p>4384</text:p>
          </table:table-cell>
          <table:table-cell table:formula="of:=[.B306]-[.$B$2]" office:value-type="float" office:value="26.7370603084564" calcext:value-type="float">
            <text:p>26.7370603085</text:p>
          </table:table-cell>
          <table:table-cell table:formula="of:=[.C306]/([.D306]-[.D305])" office:value-type="float" office:value="109629.509476709" calcext:value-type="float">
            <text:p>109629.509476709</text:p>
          </table:table-cell>
          <table:table-cell/>
          <table:table-cell office:value-type="float" office:value="1443143216.63984" calcext:value-type="float">
            <text:p>1443143216.63984</text:p>
          </table:table-cell>
          <table:table-cell table:formula="of:=[.G306]-[.$B$2]" office:value-type="float" office:value="36.639666557312" calcext:value-type="float">
            <text:p>36.6396665573</text:p>
          </table:table-cell>
          <table:table-cell table:formula="of:=[.C306]/([.H306]-[.H305])" office:value-type="float" office:value="119831.7903641" calcext:value-type="float">
            <text:p>119831.7903641</text:p>
          </table:table-cell>
          <table:table-cell table:formula="of:=[.G306]-[.$B306]" office:value-type="float" office:value="9.90260624885559" calcext:value-type="float">
            <text:p>9.902606248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3206.77724" calcext:value-type="float">
            <text:p>1443143206.77724</text:p>
          </table:table-cell>
          <table:table-cell office:value-type="float" office:value="4384" calcext:value-type="float">
            <text:p>4384</text:p>
          </table:table-cell>
          <table:table-cell table:formula="of:=[.B307]-[.$B$2]" office:value-type="float" office:value="26.7770617008209" calcext:value-type="float">
            <text:p>26.7770617008</text:p>
          </table:table-cell>
          <table:table-cell table:formula="of:=[.C307]/([.D307]-[.D306])" office:value-type="float" office:value="109596.18505406" calcext:value-type="float">
            <text:p>109596.18505406</text:p>
          </table:table-cell>
          <table:table-cell/>
          <table:table-cell office:value-type="float" office:value="1443143216.67639" calcext:value-type="float">
            <text:p>1443143216.67639</text:p>
          </table:table-cell>
          <table:table-cell table:formula="of:=[.G307]-[.$B$2]" office:value-type="float" office:value="36.676210641861" calcext:value-type="float">
            <text:p>36.6762106419</text:p>
          </table:table-cell>
          <table:table-cell table:formula="of:=[.C307]/([.H307]-[.H306])" office:value-type="float" office:value="119964.696177509" calcext:value-type="float">
            <text:p>119964.696177509</text:p>
          </table:table-cell>
          <table:table-cell table:formula="of:=[.G307]-[.$B307]" office:value-type="float" office:value="9.89914894104004" calcext:value-type="float">
            <text:p>9.89914894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3206.81724" calcext:value-type="float">
            <text:p>1443143206.81724</text:p>
          </table:table-cell>
          <table:table-cell office:value-type="float" office:value="4384" calcext:value-type="float">
            <text:p>4384</text:p>
          </table:table-cell>
          <table:table-cell table:formula="of:=[.B308]-[.$B$2]" office:value-type="float" office:value="26.8170609474182" calcext:value-type="float">
            <text:p>26.8170609474</text:p>
          </table:table-cell>
          <table:table-cell table:formula="of:=[.C308]/([.D308]-[.D307])" office:value-type="float" office:value="109602.064362308" calcext:value-type="float">
            <text:p>109602.064362308</text:p>
          </table:table-cell>
          <table:table-cell/>
          <table:table-cell office:value-type="float" office:value="1443143216.71298" calcext:value-type="float">
            <text:p>1443143216.71298</text:p>
          </table:table-cell>
          <table:table-cell table:formula="of:=[.G308]-[.$B$2]" office:value-type="float" office:value="36.7128000259399" calcext:value-type="float">
            <text:p>36.7128000259</text:p>
          </table:table-cell>
          <table:table-cell table:formula="of:=[.C308]/([.H308]-[.H307])" office:value-type="float" office:value="119816.173744193" calcext:value-type="float">
            <text:p>119816.173744193</text:p>
          </table:table-cell>
          <table:table-cell table:formula="of:=[.G308]-[.$B308]" office:value-type="float" office:value="9.89573907852173" calcext:value-type="float">
            <text:p>9.895739078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3206.85725" calcext:value-type="float">
            <text:p>1443143206.85725</text:p>
          </table:table-cell>
          <table:table-cell office:value-type="float" office:value="4384" calcext:value-type="float">
            <text:p>4384</text:p>
          </table:table-cell>
          <table:table-cell table:formula="of:=[.B309]-[.$B$2]" office:value-type="float" office:value="26.8570683002472" calcext:value-type="float">
            <text:p>26.8570683002</text:p>
          </table:table-cell>
          <table:table-cell table:formula="of:=[.C309]/([.D309]-[.D308])" office:value-type="float" office:value="109579.856951306" calcext:value-type="float">
            <text:p>109579.856951306</text:p>
          </table:table-cell>
          <table:table-cell/>
          <table:table-cell office:value-type="float" office:value="1443143216.74951" calcext:value-type="float">
            <text:p>1443143216.74951</text:p>
          </table:table-cell>
          <table:table-cell table:formula="of:=[.G309]-[.$B$2]" office:value-type="float" office:value="36.749329328537" calcext:value-type="float">
            <text:p>36.7493293285</text:p>
          </table:table-cell>
          <table:table-cell table:formula="of:=[.C309]/([.H309]-[.H308])" office:value-type="float" office:value="120013.241105636" calcext:value-type="float">
            <text:p>120013.241105636</text:p>
          </table:table-cell>
          <table:table-cell table:formula="of:=[.G309]-[.$B309]" office:value-type="float" office:value="9.8922610282898" calcext:value-type="float">
            <text:p>9.892261028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3206.89726" calcext:value-type="float">
            <text:p>1443143206.89726</text:p>
          </table:table-cell>
          <table:table-cell office:value-type="float" office:value="4384" calcext:value-type="float">
            <text:p>4384</text:p>
          </table:table-cell>
          <table:table-cell table:formula="of:=[.B310]-[.$B$2]" office:value-type="float" office:value="26.8970789909363" calcext:value-type="float">
            <text:p>26.8970789909</text:p>
          </table:table-cell>
          <table:table-cell table:formula="of:=[.C310]/([.D310]-[.D309])" office:value-type="float" office:value="109570.715338732" calcext:value-type="float">
            <text:p>109570.715338732</text:p>
          </table:table-cell>
          <table:table-cell/>
          <table:table-cell office:value-type="float" office:value="1443143216.7861" calcext:value-type="float">
            <text:p>1443143216.7861</text:p>
          </table:table-cell>
          <table:table-cell table:formula="of:=[.G310]-[.$B$2]" office:value-type="float" office:value="36.7859258651733" calcext:value-type="float">
            <text:p>36.7859258652</text:p>
          </table:table-cell>
          <table:table-cell table:formula="of:=[.C310]/([.H310]-[.H309])" office:value-type="float" office:value="119792.756444751" calcext:value-type="float">
            <text:p>119792.756444751</text:p>
          </table:table-cell>
          <table:table-cell table:formula="of:=[.G310]-[.$B310]" office:value-type="float" office:value="9.88884687423706" calcext:value-type="float">
            <text:p>9.888846874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3206.93726" calcext:value-type="float">
            <text:p>1443143206.93726</text:p>
          </table:table-cell>
          <table:table-cell office:value-type="float" office:value="4384" calcext:value-type="float">
            <text:p>4384</text:p>
          </table:table-cell>
          <table:table-cell table:formula="of:=[.B311]-[.$B$2]" office:value-type="float" office:value="26.9370791912079" calcext:value-type="float">
            <text:p>26.9370791912</text:p>
          </table:table-cell>
          <table:table-cell table:formula="of:=[.C311]/([.D311]-[.D310])" office:value-type="float" office:value="109599.451258546" calcext:value-type="float">
            <text:p>109599.451258546</text:p>
          </table:table-cell>
          <table:table-cell/>
          <table:table-cell office:value-type="float" office:value="1443143216.82268" calcext:value-type="float">
            <text:p>1443143216.82268</text:p>
          </table:table-cell>
          <table:table-cell table:formula="of:=[.G311]-[.$B$2]" office:value-type="float" office:value="36.8225071430206" calcext:value-type="float">
            <text:p>36.822507143</text:p>
          </table:table-cell>
          <table:table-cell table:formula="of:=[.C311]/([.H311]-[.H310])" office:value-type="float" office:value="119842.724420431" calcext:value-type="float">
            <text:p>119842.724420431</text:p>
          </table:table-cell>
          <table:table-cell table:formula="of:=[.G311]-[.$B311]" office:value-type="float" office:value="9.88542795181274" calcext:value-type="float">
            <text:p>9.885427951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3206.97725" calcext:value-type="float">
            <text:p>1443143206.97725</text:p>
          </table:table-cell>
          <table:table-cell office:value-type="float" office:value="4384" calcext:value-type="float">
            <text:p>4384</text:p>
          </table:table-cell>
          <table:table-cell table:formula="of:=[.B312]-[.$B$2]" office:value-type="float" office:value="26.9770767688751" calcext:value-type="float">
            <text:p>26.9770767689</text:p>
          </table:table-cell>
          <table:table-cell table:formula="of:=[.C312]/([.D312]-[.D311])" office:value-type="float" office:value="109606.637593734" calcext:value-type="float">
            <text:p>109606.637593734</text:p>
          </table:table-cell>
          <table:table-cell/>
          <table:table-cell office:value-type="float" office:value="1443143216.85925" calcext:value-type="float">
            <text:p>1443143216.85925</text:p>
          </table:table-cell>
          <table:table-cell table:formula="of:=[.G312]-[.$B$2]" office:value-type="float" office:value="36.8590769767761" calcext:value-type="float">
            <text:p>36.8590769768</text:p>
          </table:table-cell>
          <table:table-cell table:formula="of:=[.C312]/([.H312]-[.H311])" office:value-type="float" office:value="119880.227766731" calcext:value-type="float">
            <text:p>119880.227766731</text:p>
          </table:table-cell>
          <table:table-cell table:formula="of:=[.G312]-[.$B312]" office:value-type="float" office:value="9.882000207901" calcext:value-type="float">
            <text:p>9.882000207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3220.02366" calcext:value-type="float">
            <text:p>1443143220.02366</text:p>
          </table:table-cell>
          <table:table-cell office:value-type="float" office:value="4384" calcext:value-type="float">
            <text:p>4384</text:p>
          </table:table-cell>
          <table:table-cell table:formula="of:=[.B313]-[.$B$2]" office:value-type="float" office:value="40.023487329483" calcext:value-type="float">
            <text:p>40.0234873295</text:p>
          </table:table-cell>
          <table:table-cell table:formula="of:=[.C313]/([.D313]-[.D312])" office:value-type="float" office:value="336.031123628515" calcext:value-type="float">
            <text:p>336.0311236285</text:p>
          </table:table-cell>
          <table:table-cell/>
          <table:table-cell office:value-type="float" office:value="1443143220.21478" calcext:value-type="float">
            <text:p>1443143220.21478</text:p>
          </table:table-cell>
          <table:table-cell table:formula="of:=[.G313]-[.$B$2]" office:value-type="float" office:value="40.2146000862122" calcext:value-type="float">
            <text:p>40.2146000862</text:p>
          </table:table-cell>
          <table:table-cell table:formula="of:=[.C313]/([.H313]-[.H312])" office:value-type="float" office:value="1306.50269928757" calcext:value-type="float">
            <text:p>1306.5026992876</text:p>
          </table:table-cell>
          <table:table-cell table:formula="of:=[.G313]-[.$B313]" office:value-type="float" office:value="0.191112756729126" calcext:value-type="float">
            <text:p>0.191112756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3220.07859" calcext:value-type="float">
            <text:p>1443143220.07859</text:p>
          </table:table-cell>
          <table:table-cell office:value-type="float" office:value="4384" calcext:value-type="float">
            <text:p>4384</text:p>
          </table:table-cell>
          <table:table-cell table:formula="of:=[.B314]-[.$B$2]" office:value-type="float" office:value="40.078414440155" calcext:value-type="float">
            <text:p>40.0784144402</text:p>
          </table:table-cell>
          <table:table-cell table:formula="of:=[.C314]/([.D314]-[.D313])" office:value-type="float" office:value="79814.8663995729" calcext:value-type="float">
            <text:p>79814.8663995729</text:p>
          </table:table-cell>
          <table:table-cell/>
          <table:table-cell office:value-type="float" office:value="1443143220.2696" calcext:value-type="float">
            <text:p>1443143220.2696</text:p>
          </table:table-cell>
          <table:table-cell table:formula="of:=[.G314]-[.$B$2]" office:value-type="float" office:value="40.2694263458252" calcext:value-type="float">
            <text:p>40.2694263458</text:p>
          </table:table-cell>
          <table:table-cell table:formula="of:=[.C314]/([.H314]-[.H313])" office:value-type="float" office:value="79961.6831595335" calcext:value-type="float">
            <text:p>79961.6831595335</text:p>
          </table:table-cell>
          <table:table-cell table:formula="of:=[.G314]-[.$B314]" office:value-type="float" office:value="0.191011905670166" calcext:value-type="float">
            <text:p>0.191011905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3220.13353" calcext:value-type="float">
            <text:p>1443143220.13353</text:p>
          </table:table-cell>
          <table:table-cell office:value-type="float" office:value="4384" calcext:value-type="float">
            <text:p>4384</text:p>
          </table:table-cell>
          <table:table-cell table:formula="of:=[.B315]-[.$B$2]" office:value-type="float" office:value="40.1333518028259" calcext:value-type="float">
            <text:p>40.1333518028</text:p>
          </table:table-cell>
          <table:table-cell table:formula="of:=[.C315]/([.D315]-[.D314])" office:value-type="float" office:value="79799.9719473666" calcext:value-type="float">
            <text:p>79799.9719473666</text:p>
          </table:table-cell>
          <table:table-cell/>
          <table:table-cell office:value-type="float" office:value="1443143220.43439" calcext:value-type="float">
            <text:p>1443143220.43439</text:p>
          </table:table-cell>
          <table:table-cell table:formula="of:=[.G315]-[.$B$2]" office:value-type="float" office:value="40.4342138767242" calcext:value-type="float">
            <text:p>40.4342138767</text:p>
          </table:table-cell>
          <table:table-cell table:formula="of:=[.C315]/([.H315]-[.H314])" office:value-type="float" office:value="26603.9546565312" calcext:value-type="float">
            <text:p>26603.9546565312</text:p>
          </table:table-cell>
          <table:table-cell table:formula="of:=[.G315]-[.$B315]" office:value-type="float" office:value="0.300862073898315" calcext:value-type="float">
            <text:p>0.300862073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3220.18846" calcext:value-type="float">
            <text:p>1443143220.18846</text:p>
          </table:table-cell>
          <table:table-cell office:value-type="float" office:value="4384" calcext:value-type="float">
            <text:p>4384</text:p>
          </table:table-cell>
          <table:table-cell table:formula="of:=[.B316]-[.$B$2]" office:value-type="float" office:value="40.1882872581482" calcext:value-type="float">
            <text:p>40.1882872581</text:p>
          </table:table-cell>
          <table:table-cell table:formula="of:=[.C316]/([.D316]-[.D315])" office:value-type="float" office:value="79802.7425873203" calcext:value-type="float">
            <text:p>79802.7425873203</text:p>
          </table:table-cell>
          <table:table-cell/>
          <table:table-cell office:value-type="float" office:value="1443143220.81899" calcext:value-type="float">
            <text:p>1443143220.81899</text:p>
          </table:table-cell>
          <table:table-cell table:formula="of:=[.G316]-[.$B$2]" office:value-type="float" office:value="40.818813085556" calcext:value-type="float">
            <text:p>40.8188130856</text:p>
          </table:table-cell>
          <table:table-cell table:formula="of:=[.C316]/([.H316]-[.H315])" office:value-type="float" office:value="11398.8794030968" calcext:value-type="float">
            <text:p>11398.8794030968</text:p>
          </table:table-cell>
          <table:table-cell table:formula="of:=[.G316]-[.$B316]" office:value-type="float" office:value="0.630525827407837" calcext:value-type="float">
            <text:p>0.630525827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3220.24343" calcext:value-type="float">
            <text:p>1443143220.24343</text:p>
          </table:table-cell>
          <table:table-cell office:value-type="float" office:value="4384" calcext:value-type="float">
            <text:p>4384</text:p>
          </table:table-cell>
          <table:table-cell table:formula="of:=[.B317]-[.$B$2]" office:value-type="float" office:value="40.2432489395142" calcext:value-type="float">
            <text:p>40.2432489395</text:p>
          </table:table-cell>
          <table:table-cell table:formula="of:=[.C317]/([.D317]-[.D316])" office:value-type="float" office:value="79764.6631442874" calcext:value-type="float">
            <text:p>79764.6631442874</text:p>
          </table:table-cell>
          <table:table-cell/>
          <table:table-cell office:value-type="float" office:value="1443143221.0387" calcext:value-type="float">
            <text:p>1443143221.0387</text:p>
          </table:table-cell>
          <table:table-cell table:formula="of:=[.G317]-[.$B$2]" office:value-type="float" office:value="41.0385277271271" calcext:value-type="float">
            <text:p>41.0385277271</text:p>
          </table:table-cell>
          <table:table-cell table:formula="of:=[.C317]/([.H317]-[.H316])" office:value-type="float" office:value="19953.1536389778" calcext:value-type="float">
            <text:p>19953.1536389778</text:p>
          </table:table-cell>
          <table:table-cell table:formula="of:=[.G317]-[.$B317]" office:value-type="float" office:value="0.795278787612915" calcext:value-type="float">
            <text:p>0.795278787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3220.29836" calcext:value-type="float">
            <text:p>1443143220.29836</text:p>
          </table:table-cell>
          <table:table-cell office:value-type="float" office:value="4384" calcext:value-type="float">
            <text:p>4384</text:p>
          </table:table-cell>
          <table:table-cell table:formula="of:=[.B318]-[.$B$2]" office:value-type="float" office:value="40.2981812953949" calcext:value-type="float">
            <text:p>40.2981812954</text:p>
          </table:table-cell>
          <table:table-cell table:formula="of:=[.C318]/([.D318]-[.D317])" office:value-type="float" office:value="79807.2452876048" calcext:value-type="float">
            <text:p>79807.2452876048</text:p>
          </table:table-cell>
          <table:table-cell/>
          <table:table-cell office:value-type="float" office:value="1443143221.30625" calcext:value-type="float">
            <text:p>1443143221.30625</text:p>
          </table:table-cell>
          <table:table-cell table:formula="of:=[.G318]-[.$B$2]" office:value-type="float" office:value="41.3060703277588" calcext:value-type="float">
            <text:p>41.3060703278</text:p>
          </table:table-cell>
          <table:table-cell table:formula="of:=[.C318]/([.H318]-[.H317])" office:value-type="float" office:value="16386.175471303" calcext:value-type="float">
            <text:p>16386.175471303</text:p>
          </table:table-cell>
          <table:table-cell table:formula="of:=[.G318]-[.$B318]" office:value-type="float" office:value="1.00788903236389" calcext:value-type="float">
            <text:p>1.007889032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3220.35329" calcext:value-type="float">
            <text:p>1443143220.35329</text:p>
          </table:table-cell>
          <table:table-cell office:value-type="float" office:value="4384" calcext:value-type="float">
            <text:p>4384</text:p>
          </table:table-cell>
          <table:table-cell table:formula="of:=[.B319]-[.$B$2]" office:value-type="float" office:value="40.3531181812286" calcext:value-type="float">
            <text:p>40.3531181812</text:p>
          </table:table-cell>
          <table:table-cell table:formula="of:=[.C319]/([.D319]-[.D318])" office:value-type="float" office:value="79800.6645893187" calcext:value-type="float">
            <text:p>79800.6645893187</text:p>
          </table:table-cell>
          <table:table-cell/>
          <table:table-cell office:value-type="float" office:value="1443143222.03019" calcext:value-type="float">
            <text:p>1443143222.03019</text:p>
          </table:table-cell>
          <table:table-cell table:formula="of:=[.G319]-[.$B$2]" office:value-type="float" office:value="42.0300109386444" calcext:value-type="float">
            <text:p>42.0300109386</text:p>
          </table:table-cell>
          <table:table-cell table:formula="of:=[.C319]/([.H319]-[.H318])" office:value-type="float" office:value="6055.74536651136" calcext:value-type="float">
            <text:p>6055.7453665114</text:p>
          </table:table-cell>
          <table:table-cell table:formula="of:=[.G319]-[.$B319]" office:value-type="float" office:value="1.67689275741577" calcext:value-type="float">
            <text:p>1.676892757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3220.40823" calcext:value-type="float">
            <text:p>1443143220.40823</text:p>
          </table:table-cell>
          <table:table-cell office:value-type="float" office:value="4384" calcext:value-type="float">
            <text:p>4384</text:p>
          </table:table-cell>
          <table:table-cell table:formula="of:=[.B320]-[.$B$2]" office:value-type="float" office:value="40.4080505371094" calcext:value-type="float">
            <text:p>40.4080505371</text:p>
          </table:table-cell>
          <table:table-cell table:formula="of:=[.C320]/([.D320]-[.D319])" office:value-type="float" office:value="79807.2452876048" calcext:value-type="float">
            <text:p>79807.2452876048</text:p>
          </table:table-cell>
          <table:table-cell/>
          <table:table-cell office:value-type="float" office:value="1443143222.18528" calcext:value-type="float">
            <text:p>1443143222.18528</text:p>
          </table:table-cell>
          <table:table-cell table:formula="of:=[.G320]-[.$B$2]" office:value-type="float" office:value="42.1851017475128" calcext:value-type="float">
            <text:p>42.1851017475</text:p>
          </table:table-cell>
          <table:table-cell table:formula="of:=[.C320]/([.H320]-[.H319])" office:value-type="float" office:value="28267.3101777407" calcext:value-type="float">
            <text:p>28267.3101777407</text:p>
          </table:table-cell>
          <table:table-cell table:formula="of:=[.G320]-[.$B320]" office:value-type="float" office:value="1.77705121040344" calcext:value-type="float">
            <text:p>1.777051210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3220.46317" calcext:value-type="float">
            <text:p>1443143220.46317</text:p>
          </table:table-cell>
          <table:table-cell office:value-type="float" office:value="4384" calcext:value-type="float">
            <text:p>4384</text:p>
          </table:table-cell>
          <table:table-cell table:formula="of:=[.B321]-[.$B$2]" office:value-type="float" office:value="40.4629898071289" calcext:value-type="float">
            <text:p>40.4629898071</text:p>
          </table:table-cell>
          <table:table-cell table:formula="of:=[.C321]/([.D321]-[.D320])" office:value-type="float" office:value="79797.2014997917" calcext:value-type="float">
            <text:p>79797.2014997917</text:p>
          </table:table-cell>
          <table:table-cell/>
          <table:table-cell office:value-type="float" office:value="1443143226.02985" calcext:value-type="float">
            <text:p>1443143226.02985</text:p>
          </table:table-cell>
          <table:table-cell table:formula="of:=[.G321]-[.$B$2]" office:value-type="float" office:value="46.0296685695648" calcext:value-type="float">
            <text:p>46.0296685696</text:p>
          </table:table-cell>
          <table:table-cell table:formula="of:=[.C321]/([.H321]-[.H320])" office:value-type="float" office:value="1140.31052207335" calcext:value-type="float">
            <text:p>1140.3105220734</text:p>
          </table:table-cell>
          <table:table-cell table:formula="of:=[.G321]-[.$B321]" office:value-type="float" office:value="5.56667876243591" calcext:value-type="float">
            <text:p>5.566678762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3220.5181" calcext:value-type="float">
            <text:p>1443143220.5181</text:p>
          </table:table-cell>
          <table:table-cell office:value-type="float" office:value="4384" calcext:value-type="float">
            <text:p>4384</text:p>
          </table:table-cell>
          <table:table-cell table:formula="of:=[.B322]-[.$B$2]" office:value-type="float" office:value="40.5179195404053" calcext:value-type="float">
            <text:p>40.5179195404</text:p>
          </table:table-cell>
          <table:table-cell table:formula="of:=[.C322]/([.D322]-[.D321])" office:value-type="float" office:value="79811.0556616549" calcext:value-type="float">
            <text:p>79811.0556616549</text:p>
          </table:table-cell>
          <table:table-cell/>
          <table:table-cell office:value-type="float" office:value="1443143226.11393" calcext:value-type="float">
            <text:p>1443143226.11393</text:p>
          </table:table-cell>
          <table:table-cell table:formula="of:=[.G322]-[.$B$2]" office:value-type="float" office:value="46.1137549877167" calcext:value-type="float">
            <text:p>46.1137549877</text:p>
          </table:table-cell>
          <table:table-cell table:formula="of:=[.C322]/([.H322]-[.H321])" office:value-type="float" office:value="52136.8384616257" calcext:value-type="float">
            <text:p>52136.8384616257</text:p>
          </table:table-cell>
          <table:table-cell table:formula="of:=[.G322]-[.$B322]" office:value-type="float" office:value="5.5958354473114" calcext:value-type="float">
            <text:p>5.595835447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3220.57305" calcext:value-type="float">
            <text:p>1443143220.57305</text:p>
          </table:table-cell>
          <table:table-cell office:value-type="float" office:value="4384" calcext:value-type="float">
            <text:p>4384</text:p>
          </table:table-cell>
          <table:table-cell table:formula="of:=[.B323]-[.$B$2]" office:value-type="float" office:value="40.5728702545166" calcext:value-type="float">
            <text:p>40.5728702545</text:p>
          </table:table-cell>
          <table:table-cell table:formula="of:=[.C323]/([.D323]-[.D322])" office:value-type="float" office:value="79780.582853176" calcext:value-type="float">
            <text:p>79780.582853176</text:p>
          </table:table-cell>
          <table:table-cell/>
          <table:table-cell office:value-type="float" office:value="1443143226.5171" calcext:value-type="float">
            <text:p>1443143226.5171</text:p>
          </table:table-cell>
          <table:table-cell table:formula="of:=[.G323]-[.$B$2]" office:value-type="float" office:value="46.5169191360474" calcext:value-type="float">
            <text:p>46.516919136</text:p>
          </table:table-cell>
          <table:table-cell table:formula="of:=[.C323]/([.H323]-[.H322])" office:value-type="float" office:value="10873.9827639736" calcext:value-type="float">
            <text:p>10873.9827639736</text:p>
          </table:table-cell>
          <table:table-cell table:formula="of:=[.G323]-[.$B323]" office:value-type="float" office:value="5.94404888153076" calcext:value-type="float">
            <text:p>5.944048881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3220.62798" calcext:value-type="float">
            <text:p>1443143220.62798</text:p>
          </table:table-cell>
          <table:table-cell office:value-type="float" office:value="4384" calcext:value-type="float">
            <text:p>4384</text:p>
          </table:table-cell>
          <table:table-cell table:formula="of:=[.B324]-[.$B$2]" office:value-type="float" office:value="40.6278038024902" calcext:value-type="float">
            <text:p>40.6278038025</text:p>
          </table:table-cell>
          <table:table-cell table:formula="of:=[.C324]/([.D324]-[.D323])" office:value-type="float" office:value="79805.5134196729" calcext:value-type="float">
            <text:p>79805.5134196729</text:p>
          </table:table-cell>
          <table:table-cell/>
          <table:table-cell office:value-type="float" office:value="1443143226.95708" calcext:value-type="float">
            <text:p>1443143226.95708</text:p>
          </table:table-cell>
          <table:table-cell table:formula="of:=[.G324]-[.$B$2]" office:value-type="float" office:value="46.956906080246" calcext:value-type="float">
            <text:p>46.9569060802</text:p>
          </table:table-cell>
          <table:table-cell table:formula="of:=[.C324]/([.H324]-[.H323])" office:value-type="float" office:value="9963.9320161761" calcext:value-type="float">
            <text:p>9963.9320161761</text:p>
          </table:table-cell>
          <table:table-cell table:formula="of:=[.G324]-[.$B324]" office:value-type="float" office:value="6.32910227775574" calcext:value-type="float">
            <text:p>6.329102277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3220.68291" calcext:value-type="float">
            <text:p>1443143220.68291</text:p>
          </table:table-cell>
          <table:table-cell office:value-type="float" office:value="4384" calcext:value-type="float">
            <text:p>4384</text:p>
          </table:table-cell>
          <table:table-cell table:formula="of:=[.B325]-[.$B$2]" office:value-type="float" office:value="40.6827349662781" calcext:value-type="float">
            <text:p>40.6827349663</text:p>
          </table:table-cell>
          <table:table-cell table:formula="of:=[.C325]/([.D325]-[.D324])" office:value-type="float" office:value="79808.9772307051" calcext:value-type="float">
            <text:p>79808.9772307051</text:p>
          </table:table-cell>
          <table:table-cell/>
          <table:table-cell office:value-type="float" office:value="1443143226.99693" calcext:value-type="float">
            <text:p>1443143226.99693</text:p>
          </table:table-cell>
          <table:table-cell table:formula="of:=[.G325]-[.$B$2]" office:value-type="float" office:value="46.9967579841614" calcext:value-type="float">
            <text:p>46.9967579842</text:p>
          </table:table-cell>
          <table:table-cell table:formula="of:=[.C325]/([.H325]-[.H324])" office:value-type="float" office:value="110007.291227692" calcext:value-type="float">
            <text:p>110007.291227692</text:p>
          </table:table-cell>
          <table:table-cell table:formula="of:=[.G325]-[.$B325]" office:value-type="float" office:value="6.3140230178833" calcext:value-type="float">
            <text:p>6.314023017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3220.73785" calcext:value-type="float">
            <text:p>1443143220.73785</text:p>
          </table:table-cell>
          <table:table-cell office:value-type="float" office:value="4384" calcext:value-type="float">
            <text:p>4384</text:p>
          </table:table-cell>
          <table:table-cell table:formula="of:=[.B326]-[.$B$2]" office:value-type="float" office:value="40.7376759052277" calcext:value-type="float">
            <text:p>40.7376759052</text:p>
          </table:table-cell>
          <table:table-cell table:formula="of:=[.C326]/([.D326]-[.D325])" office:value-type="float" office:value="79794.7775159587" calcext:value-type="float">
            <text:p>79794.7775159587</text:p>
          </table:table-cell>
          <table:table-cell/>
          <table:table-cell office:value-type="float" office:value="1443143231.00402" calcext:value-type="float">
            <text:p>1443143231.00402</text:p>
          </table:table-cell>
          <table:table-cell table:formula="of:=[.G326]-[.$B$2]" office:value-type="float" office:value="51.0038468837738" calcext:value-type="float">
            <text:p>51.0038468838</text:p>
          </table:table-cell>
          <table:table-cell table:formula="of:=[.C326]/([.H326]-[.H325])" office:value-type="float" office:value="1094.06107771256" calcext:value-type="float">
            <text:p>1094.0610777126</text:p>
          </table:table-cell>
          <table:table-cell table:formula="of:=[.G326]-[.$B326]" office:value-type="float" office:value="10.2661709785461" calcext:value-type="float">
            <text:p>10.266170978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3220.7928" calcext:value-type="float">
            <text:p>1443143220.7928</text:p>
          </table:table-cell>
          <table:table-cell office:value-type="float" office:value="4384" calcext:value-type="float">
            <text:p>4384</text:p>
          </table:table-cell>
          <table:table-cell table:formula="of:=[.B327]-[.$B$2]" office:value-type="float" office:value="40.7926232814789" calcext:value-type="float">
            <text:p>40.7926232815</text:p>
          </table:table-cell>
          <table:table-cell table:formula="of:=[.C327]/([.D327]-[.D326])" office:value-type="float" office:value="79785.4292433591" calcext:value-type="float">
            <text:p>79785.4292433591</text:p>
          </table:table-cell>
          <table:table-cell/>
          <table:table-cell office:value-type="float" office:value="1443143231.02188" calcext:value-type="float">
            <text:p>1443143231.02188</text:p>
          </table:table-cell>
          <table:table-cell table:formula="of:=[.G327]-[.$B$2]" office:value-type="float" office:value="51.021698474884" calcext:value-type="float">
            <text:p>51.0216984749</text:p>
          </table:table-cell>
          <table:table-cell table:formula="of:=[.C327]/([.H327]-[.H326])" office:value-type="float" office:value="245580.350397329" calcext:value-type="float">
            <text:p>245580.350397329</text:p>
          </table:table-cell>
          <table:table-cell table:formula="of:=[.G327]-[.$B327]" office:value-type="float" office:value="10.2290751934052" calcext:value-type="float">
            <text:p>10.229075193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3220.84773" calcext:value-type="float">
            <text:p>1443143220.84773</text:p>
          </table:table-cell>
          <table:table-cell office:value-type="float" office:value="4384" calcext:value-type="float">
            <text:p>4384</text:p>
          </table:table-cell>
          <table:table-cell table:formula="of:=[.B328]-[.$B$2]" office:value-type="float" office:value="40.8475568294525" calcext:value-type="float">
            <text:p>40.8475568295</text:p>
          </table:table-cell>
          <table:table-cell table:formula="of:=[.C328]/([.D328]-[.D327])" office:value-type="float" office:value="79805.5134196729" calcext:value-type="float">
            <text:p>79805.5134196729</text:p>
          </table:table-cell>
          <table:table-cell/>
          <table:table-cell office:value-type="float" office:value="1443143231.0692" calcext:value-type="float">
            <text:p>1443143231.0692</text:p>
          </table:table-cell>
          <table:table-cell table:formula="of:=[.G328]-[.$B$2]" office:value-type="float" office:value="51.0690257549286" calcext:value-type="float">
            <text:p>51.0690257549</text:p>
          </table:table-cell>
          <table:table-cell table:formula="of:=[.C328]/([.H328]-[.H327])" office:value-type="float" office:value="92631.5646255762" calcext:value-type="float">
            <text:p>92631.5646255762</text:p>
          </table:table-cell>
          <table:table-cell table:formula="of:=[.G328]-[.$B328]" office:value-type="float" office:value="10.2214689254761" calcext:value-type="float">
            <text:p>10.221468925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3220.90268" calcext:value-type="float">
            <text:p>1443143220.90268</text:p>
          </table:table-cell>
          <table:table-cell office:value-type="float" office:value="4384" calcext:value-type="float">
            <text:p>4384</text:p>
          </table:table-cell>
          <table:table-cell table:formula="of:=[.B329]-[.$B$2]" office:value-type="float" office:value="40.9025025367737" calcext:value-type="float">
            <text:p>40.9025025368</text:p>
          </table:table-cell>
          <table:table-cell table:formula="of:=[.C329]/([.D329]-[.D328])" office:value-type="float" office:value="79787.8526592583" calcext:value-type="float">
            <text:p>79787.8526592583</text:p>
          </table:table-cell>
          <table:table-cell/>
          <table:table-cell office:value-type="float" office:value="1443143231.11964" calcext:value-type="float">
            <text:p>1443143231.11964</text:p>
          </table:table-cell>
          <table:table-cell table:formula="of:=[.G329]-[.$B$2]" office:value-type="float" office:value="51.1194632053375" calcext:value-type="float">
            <text:p>51.1194632053</text:p>
          </table:table-cell>
          <table:table-cell table:formula="of:=[.C329]/([.H329]-[.H328])" office:value-type="float" office:value="86919.5402316237" calcext:value-type="float">
            <text:p>86919.5402316237</text:p>
          </table:table-cell>
          <table:table-cell table:formula="of:=[.G329]-[.$B329]" office:value-type="float" office:value="10.2169606685638" calcext:value-type="float">
            <text:p>10.216960668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3220.95763" calcext:value-type="float">
            <text:p>1443143220.95763</text:p>
          </table:table-cell>
          <table:table-cell office:value-type="float" office:value="4384" calcext:value-type="float">
            <text:p>4384</text:p>
          </table:table-cell>
          <table:table-cell table:formula="of:=[.B330]-[.$B$2]" office:value-type="float" office:value="40.9574522972107" calcext:value-type="float">
            <text:p>40.9574522972</text:p>
          </table:table-cell>
          <table:table-cell table:formula="of:=[.C330]/([.D330]-[.D329])" office:value-type="float" office:value="79781.9674760062" calcext:value-type="float">
            <text:p>79781.9674760062</text:p>
          </table:table-cell>
          <table:table-cell/>
          <table:table-cell office:value-type="float" office:value="1443143231.17008" calcext:value-type="float">
            <text:p>1443143231.17008</text:p>
          </table:table-cell>
          <table:table-cell table:formula="of:=[.G330]-[.$B$2]" office:value-type="float" office:value="51.169900894165" calcext:value-type="float">
            <text:p>51.1699008942</text:p>
          </table:table-cell>
          <table:table-cell table:formula="of:=[.C330]/([.H330]-[.H329])" office:value-type="float" office:value="86919.129363605" calcext:value-type="float">
            <text:p>86919.129363605</text:p>
          </table:table-cell>
          <table:table-cell table:formula="of:=[.G330]-[.$B330]" office:value-type="float" office:value="10.2124485969543" calcext:value-type="float">
            <text:p>10.21244859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3221.01181" calcext:value-type="float">
            <text:p>1443143221.01181</text:p>
          </table:table-cell>
          <table:table-cell office:value-type="float" office:value="4384" calcext:value-type="float">
            <text:p>4384</text:p>
          </table:table-cell>
          <table:table-cell table:formula="of:=[.B331]-[.$B$2]" office:value-type="float" office:value="41.0116338729858" calcext:value-type="float">
            <text:p>41.011633873</text:p>
          </table:table-cell>
          <table:table-cell table:formula="of:=[.C331]/([.D331]-[.D330])" office:value-type="float" office:value="80913.1136789672" calcext:value-type="float">
            <text:p>80913.1136789672</text:p>
          </table:table-cell>
          <table:table-cell/>
          <table:table-cell office:value-type="float" office:value="1443143231.22052" calcext:value-type="float">
            <text:p>1443143231.22052</text:p>
          </table:table-cell>
          <table:table-cell table:formula="of:=[.G331]-[.$B$2]" office:value-type="float" office:value="51.2203438282013" calcext:value-type="float">
            <text:p>51.2203438282</text:p>
          </table:table-cell>
          <table:table-cell table:formula="of:=[.C331]/([.H331]-[.H330])" office:value-type="float" office:value="86910.0912498287" calcext:value-type="float">
            <text:p>86910.0912498287</text:p>
          </table:table-cell>
          <table:table-cell table:formula="of:=[.G331]-[.$B331]" office:value-type="float" office:value="10.2087099552155" calcext:value-type="float">
            <text:p>10.208709955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3221.06353" calcext:value-type="float">
            <text:p>1443143221.06353</text:p>
          </table:table-cell>
          <table:table-cell office:value-type="float" office:value="4384" calcext:value-type="float">
            <text:p>4384</text:p>
          </table:table-cell>
          <table:table-cell table:formula="of:=[.B332]-[.$B$2]" office:value-type="float" office:value="41.0633533000946" calcext:value-type="float">
            <text:p>41.0633533001</text:p>
          </table:table-cell>
          <table:table-cell table:formula="of:=[.C332]/([.D332]-[.D331])" office:value-type="float" office:value="84765.0533866232" calcext:value-type="float">
            <text:p>84765.0533866232</text:p>
          </table:table-cell>
          <table:table-cell/>
          <table:table-cell office:value-type="float" office:value="1443143231.27097" calcext:value-type="float">
            <text:p>1443143231.27097</text:p>
          </table:table-cell>
          <table:table-cell table:formula="of:=[.G332]-[.$B$2]" office:value-type="float" office:value="51.2707974910736" calcext:value-type="float">
            <text:p>51.2707974911</text:p>
          </table:table-cell>
          <table:table-cell table:formula="of:=[.C332]/([.H332]-[.H331])" office:value-type="float" office:value="86891.610052075" calcext:value-type="float">
            <text:p>86891.610052075</text:p>
          </table:table-cell>
          <table:table-cell table:formula="of:=[.G332]-[.$B332]" office:value-type="float" office:value="10.207444190979" calcext:value-type="float">
            <text:p>10.20744419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3221.11524" calcext:value-type="float">
            <text:p>1443143221.11524</text:p>
          </table:table-cell>
          <table:table-cell office:value-type="float" office:value="4384" calcext:value-type="float">
            <text:p>4384</text:p>
          </table:table-cell>
          <table:table-cell table:formula="of:=[.B333]-[.$B$2]" office:value-type="float" office:value="41.1150639057159" calcext:value-type="float">
            <text:p>41.1150639057</text:p>
          </table:table-cell>
          <table:table-cell table:formula="of:=[.C333]/([.D333]-[.D332])" office:value-type="float" office:value="84779.5137442943" calcext:value-type="float">
            <text:p>84779.5137442943</text:p>
          </table:table-cell>
          <table:table-cell/>
          <table:table-cell office:value-type="float" office:value="1443143231.32141" calcext:value-type="float">
            <text:p>1443143231.32141</text:p>
          </table:table-cell>
          <table:table-cell table:formula="of:=[.G333]-[.$B$2]" office:value-type="float" office:value="51.3212304115295" calcext:value-type="float">
            <text:p>51.3212304115</text:p>
          </table:table-cell>
          <table:table-cell table:formula="of:=[.C333]/([.H333]-[.H332])" office:value-type="float" office:value="86927.3474620741" calcext:value-type="float">
            <text:p>86927.3474620741</text:p>
          </table:table-cell>
          <table:table-cell table:formula="of:=[.G333]-[.$B333]" office:value-type="float" office:value="10.2061665058136" calcext:value-type="float">
            <text:p>10.206166505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3221.16695" calcext:value-type="float">
            <text:p>1443143221.16695</text:p>
          </table:table-cell>
          <table:table-cell office:value-type="float" office:value="4384" calcext:value-type="float">
            <text:p>4384</text:p>
          </table:table-cell>
          <table:table-cell table:formula="of:=[.B334]-[.$B$2]" office:value-type="float" office:value="41.1667776107788" calcext:value-type="float">
            <text:p>41.1667776108</text:p>
          </table:table-cell>
          <table:table-cell table:formula="of:=[.C334]/([.D334]-[.D333])" office:value-type="float" office:value="84774.4325159173" calcext:value-type="float">
            <text:p>84774.4325159173</text:p>
          </table:table-cell>
          <table:table-cell/>
          <table:table-cell office:value-type="float" office:value="1443143231.37186" calcext:value-type="float">
            <text:p>1443143231.37186</text:p>
          </table:table-cell>
          <table:table-cell table:formula="of:=[.G334]-[.$B$2]" office:value-type="float" office:value="51.3716881275177" calcext:value-type="float">
            <text:p>51.3716881275</text:p>
          </table:table-cell>
          <table:table-cell table:formula="of:=[.C334]/([.H334]-[.H333])" office:value-type="float" office:value="86884.6303116214" calcext:value-type="float">
            <text:p>86884.6303116214</text:p>
          </table:table-cell>
          <table:table-cell table:formula="of:=[.G334]-[.$B334]" office:value-type="float" office:value="10.2049105167389" calcext:value-type="float">
            <text:p>10.204910516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3221.21866" calcext:value-type="float">
            <text:p>1443143221.21866</text:p>
          </table:table-cell>
          <table:table-cell office:value-type="float" office:value="4384" calcext:value-type="float">
            <text:p>4384</text:p>
          </table:table-cell>
          <table:table-cell table:formula="of:=[.B335]-[.$B$2]" office:value-type="float" office:value="41.2184839248657" calcext:value-type="float">
            <text:p>41.2184839249</text:p>
          </table:table-cell>
          <table:table-cell table:formula="of:=[.C335]/([.D335]-[.D334])" office:value-type="float" office:value="84786.5502969494" calcext:value-type="float">
            <text:p>84786.5502969494</text:p>
          </table:table-cell>
          <table:table-cell/>
          <table:table-cell office:value-type="float" office:value="1443143231.42228" calcext:value-type="float">
            <text:p>1443143231.42228</text:p>
          </table:table-cell>
          <table:table-cell table:formula="of:=[.G335]-[.$B$2]" office:value-type="float" office:value="51.4221024513245" calcext:value-type="float">
            <text:p>51.4221024513</text:p>
          </table:table-cell>
          <table:table-cell table:formula="of:=[.C335]/([.H335]-[.H334])" office:value-type="float" office:value="86959.4129002662" calcext:value-type="float">
            <text:p>86959.4129002662</text:p>
          </table:table-cell>
          <table:table-cell table:formula="of:=[.G335]-[.$B335]" office:value-type="float" office:value="10.2036185264587" calcext:value-type="float">
            <text:p>10.203618526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3221.27037" calcext:value-type="float">
            <text:p>1443143221.27037</text:p>
          </table:table-cell>
          <table:table-cell office:value-type="float" office:value="4384" calcext:value-type="float">
            <text:p>4384</text:p>
          </table:table-cell>
          <table:table-cell table:formula="of:=[.B336]-[.$B$2]" office:value-type="float" office:value="41.2701916694641" calcext:value-type="float">
            <text:p>41.2701916695</text:p>
          </table:table-cell>
          <table:table-cell table:formula="of:=[.C336]/([.D336]-[.D335])" office:value-type="float" office:value="84784.2046496187" calcext:value-type="float">
            <text:p>84784.2046496187</text:p>
          </table:table-cell>
          <table:table-cell/>
          <table:table-cell office:value-type="float" office:value="1443143231.47272" calcext:value-type="float">
            <text:p>1443143231.47272</text:p>
          </table:table-cell>
          <table:table-cell table:formula="of:=[.G336]-[.$B$2]" office:value-type="float" office:value="51.4725415706635" calcext:value-type="float">
            <text:p>51.4725415707</text:p>
          </table:table-cell>
          <table:table-cell table:formula="of:=[.C336]/([.H336]-[.H335])" office:value-type="float" office:value="86916.6642370614" calcext:value-type="float">
            <text:p>86916.6642370614</text:p>
          </table:table-cell>
          <table:table-cell table:formula="of:=[.G336]-[.$B336]" office:value-type="float" office:value="10.2023499011993" calcext:value-type="float">
            <text:p>10.202349901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3221.32208" calcext:value-type="float">
            <text:p>1443143221.32208</text:p>
          </table:table-cell>
          <table:table-cell office:value-type="float" office:value="4384" calcext:value-type="float">
            <text:p>4384</text:p>
          </table:table-cell>
          <table:table-cell table:formula="of:=[.B337]-[.$B$2]" office:value-type="float" office:value="41.3219003677368" calcext:value-type="float">
            <text:p>41.3219003677</text:p>
          </table:table-cell>
          <table:table-cell table:formula="of:=[.C337]/([.D337]-[.D336])" office:value-type="float" office:value="84782.6409568337" calcext:value-type="float">
            <text:p>84782.6409568337</text:p>
          </table:table-cell>
          <table:table-cell/>
          <table:table-cell office:value-type="float" office:value="1443143231.52317" calcext:value-type="float">
            <text:p>1443143231.52317</text:p>
          </table:table-cell>
          <table:table-cell table:formula="of:=[.G337]-[.$B$2]" office:value-type="float" office:value="51.522989988327" calcext:value-type="float">
            <text:p>51.5229899883</text:p>
          </table:table-cell>
          <table:table-cell table:formula="of:=[.C337]/([.H337]-[.H336])" office:value-type="float" office:value="86900.6443221989" calcext:value-type="float">
            <text:p>86900.6443221989</text:p>
          </table:table-cell>
          <table:table-cell table:formula="of:=[.G337]-[.$B337]" office:value-type="float" office:value="10.2010896205902" calcext:value-type="float">
            <text:p>10.201089620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3221.37379" calcext:value-type="float">
            <text:p>1443143221.37379</text:p>
          </table:table-cell>
          <table:table-cell office:value-type="float" office:value="4384" calcext:value-type="float">
            <text:p>4384</text:p>
          </table:table-cell>
          <table:table-cell table:formula="of:=[.B338]-[.$B$2]" office:value-type="float" office:value="41.3736097812653" calcext:value-type="float">
            <text:p>41.3736097813</text:p>
          </table:table-cell>
          <table:table-cell table:formula="of:=[.C338]/([.D338]-[.D337])" office:value-type="float" office:value="84781.4682250963" calcext:value-type="float">
            <text:p>84781.4682250963</text:p>
          </table:table-cell>
          <table:table-cell/>
          <table:table-cell office:value-type="float" office:value="1443143231.57361" calcext:value-type="float">
            <text:p>1443143231.57361</text:p>
          </table:table-cell>
          <table:table-cell table:formula="of:=[.G338]-[.$B$2]" office:value-type="float" office:value="51.5734300613403" calcext:value-type="float">
            <text:p>51.5734300613</text:p>
          </table:table-cell>
          <table:table-cell table:formula="of:=[.C338]/([.H338]-[.H337])" office:value-type="float" office:value="86915.0208970462" calcext:value-type="float">
            <text:p>86915.0208970462</text:p>
          </table:table-cell>
          <table:table-cell table:formula="of:=[.G338]-[.$B338]" office:value-type="float" office:value="10.1998202800751" calcext:value-type="float">
            <text:p>10.199820280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3221.42551" calcext:value-type="float">
            <text:p>1443143221.42551</text:p>
          </table:table-cell>
          <table:table-cell office:value-type="float" office:value="4384" calcext:value-type="float">
            <text:p>4384</text:p>
          </table:table-cell>
          <table:table-cell table:formula="of:=[.B339]-[.$B$2]" office:value-type="float" office:value="41.4253342151642" calcext:value-type="float">
            <text:p>41.4253342152</text:p>
          </table:table-cell>
          <table:table-cell table:formula="of:=[.C339]/([.D339]-[.D338])" office:value-type="float" office:value="84756.8483507569" calcext:value-type="float">
            <text:p>84756.8483507569</text:p>
          </table:table-cell>
          <table:table-cell/>
          <table:table-cell office:value-type="float" office:value="1443143231.62404" calcext:value-type="float">
            <text:p>1443143231.62404</text:p>
          </table:table-cell>
          <table:table-cell table:formula="of:=[.G339]-[.$B$2]" office:value-type="float" office:value="51.6238670349121" calcext:value-type="float">
            <text:p>51.6238670349</text:p>
          </table:table-cell>
          <table:table-cell table:formula="of:=[.C339]/([.H339]-[.H338])" office:value-type="float" office:value="86920.3619793144" calcext:value-type="float">
            <text:p>86920.3619793144</text:p>
          </table:table-cell>
          <table:table-cell table:formula="of:=[.G339]-[.$B339]" office:value-type="float" office:value="10.1985328197479" calcext:value-type="float">
            <text:p>10.198532819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3221.47722" calcext:value-type="float">
            <text:p>1443143221.47722</text:p>
          </table:table-cell>
          <table:table-cell office:value-type="float" office:value="4384" calcext:value-type="float">
            <text:p>4384</text:p>
          </table:table-cell>
          <table:table-cell table:formula="of:=[.B340]-[.$B$2]" office:value-type="float" office:value="41.4770445823669" calcext:value-type="float">
            <text:p>41.4770445824</text:p>
          </table:table-cell>
          <table:table-cell table:formula="of:=[.C340]/([.D340]-[.D339])" office:value-type="float" office:value="84779.9046332456" calcext:value-type="float">
            <text:p>84779.9046332456</text:p>
          </table:table-cell>
          <table:table-cell/>
          <table:table-cell office:value-type="float" office:value="1443143231.67449" calcext:value-type="float">
            <text:p>1443143231.67449</text:p>
          </table:table-cell>
          <table:table-cell table:formula="of:=[.G340]-[.$B$2]" office:value-type="float" office:value="51.6743128299713" calcext:value-type="float">
            <text:p>51.67431283</text:p>
          </table:table-cell>
          <table:table-cell table:formula="of:=[.C340]/([.H340]-[.H339])" office:value-type="float" office:value="86905.162161779" calcext:value-type="float">
            <text:p>86905.162161779</text:p>
          </table:table-cell>
          <table:table-cell table:formula="of:=[.G340]-[.$B340]" office:value-type="float" office:value="10.1972682476044" calcext:value-type="float">
            <text:p>10.197268247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3221.52893" calcext:value-type="float">
            <text:p>1443143221.52893</text:p>
          </table:table-cell>
          <table:table-cell office:value-type="float" office:value="4384" calcext:value-type="float">
            <text:p>4384</text:p>
          </table:table-cell>
          <table:table-cell table:formula="of:=[.B341]-[.$B$2]" office:value-type="float" office:value="41.5287530422211" calcext:value-type="float">
            <text:p>41.5287530422</text:p>
          </table:table-cell>
          <table:table-cell table:formula="of:=[.C341]/([.D341]-[.D340])" office:value-type="float" office:value="84783.0318746225" calcext:value-type="float">
            <text:p>84783.0318746225</text:p>
          </table:table-cell>
          <table:table-cell/>
          <table:table-cell office:value-type="float" office:value="1443143231.72493" calcext:value-type="float">
            <text:p>1443143231.72493</text:p>
          </table:table-cell>
          <table:table-cell table:formula="of:=[.G341]-[.$B$2]" office:value-type="float" office:value="51.7247493267059" calcext:value-type="float">
            <text:p>51.7247493267</text:p>
          </table:table-cell>
          <table:table-cell table:formula="of:=[.C341]/([.H341]-[.H340])" office:value-type="float" office:value="86921.183742543" calcext:value-type="float">
            <text:p>86921.183742543</text:p>
          </table:table-cell>
          <table:table-cell table:formula="of:=[.G341]-[.$B341]" office:value-type="float" office:value="10.1959962844849" calcext:value-type="float">
            <text:p>10.195996284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3221.58064" calcext:value-type="float">
            <text:p>1443143221.58064</text:p>
          </table:table-cell>
          <table:table-cell office:value-type="float" office:value="4384" calcext:value-type="float">
            <text:p>4384</text:p>
          </table:table-cell>
          <table:table-cell table:formula="of:=[.B342]-[.$B$2]" office:value-type="float" office:value="41.5804607868195" calcext:value-type="float">
            <text:p>41.5804607868</text:p>
          </table:table-cell>
          <table:table-cell table:formula="of:=[.C342]/([.D342]-[.D341])" office:value-type="float" office:value="84784.2046496187" calcext:value-type="float">
            <text:p>84784.2046496187</text:p>
          </table:table-cell>
          <table:table-cell/>
          <table:table-cell office:value-type="float" office:value="1443143231.77537" calcext:value-type="float">
            <text:p>1443143231.77537</text:p>
          </table:table-cell>
          <table:table-cell table:formula="of:=[.G342]-[.$B$2]" office:value-type="float" office:value="51.7751977443695" calcext:value-type="float">
            <text:p>51.7751977444</text:p>
          </table:table-cell>
          <table:table-cell table:formula="of:=[.C342]/([.H342]-[.H341])" office:value-type="float" office:value="86900.6443221989" calcext:value-type="float">
            <text:p>86900.6443221989</text:p>
          </table:table-cell>
          <table:table-cell table:formula="of:=[.G342]-[.$B342]" office:value-type="float" office:value="10.19473695755" calcext:value-type="float">
            <text:p>10.194736957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3221.63235" calcext:value-type="float">
            <text:p>1443143221.63235</text:p>
          </table:table-cell>
          <table:table-cell office:value-type="float" office:value="4384" calcext:value-type="float">
            <text:p>4384</text:p>
          </table:table-cell>
          <table:table-cell table:formula="of:=[.B343]-[.$B$2]" office:value-type="float" office:value="41.6321685314179" calcext:value-type="float">
            <text:p>41.6321685314</text:p>
          </table:table-cell>
          <table:table-cell table:formula="of:=[.C343]/([.D343]-[.D342])" office:value-type="float" office:value="84784.2046496187" calcext:value-type="float">
            <text:p>84784.2046496187</text:p>
          </table:table-cell>
          <table:table-cell/>
          <table:table-cell office:value-type="float" office:value="1443143231.82582" calcext:value-type="float">
            <text:p>1443143231.82582</text:p>
          </table:table-cell>
          <table:table-cell table:formula="of:=[.G343]-[.$B$2]" office:value-type="float" office:value="51.8256385326386" calcext:value-type="float">
            <text:p>51.8256385326</text:p>
          </table:table-cell>
          <table:table-cell table:formula="of:=[.C343]/([.H343]-[.H342])" office:value-type="float" office:value="86913.7884328147" calcext:value-type="float">
            <text:p>86913.7884328147</text:p>
          </table:table-cell>
          <table:table-cell table:formula="of:=[.G343]-[.$B343]" office:value-type="float" office:value="10.1934700012207" calcext:value-type="float">
            <text:p>10.193470001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3221.68405" calcext:value-type="float">
            <text:p>1443143221.68405</text:p>
          </table:table-cell>
          <table:table-cell office:value-type="float" office:value="4384" calcext:value-type="float">
            <text:p>4384</text:p>
          </table:table-cell>
          <table:table-cell table:formula="of:=[.B344]-[.$B$2]" office:value-type="float" office:value="41.6838750839233" calcext:value-type="float">
            <text:p>41.6838750839</text:p>
          </table:table-cell>
          <table:table-cell table:formula="of:=[.C344]/([.D344]-[.D343])" office:value-type="float" office:value="84786.1593467144" calcext:value-type="float">
            <text:p>84786.1593467144</text:p>
          </table:table-cell>
          <table:table-cell/>
          <table:table-cell office:value-type="float" office:value="1443143231.87632" calcext:value-type="float">
            <text:p>1443143231.87632</text:p>
          </table:table-cell>
          <table:table-cell table:formula="of:=[.G344]-[.$B$2]" office:value-type="float" office:value="51.876148223877" calcext:value-type="float">
            <text:p>51.8761482239</text:p>
          </table:table-cell>
          <table:table-cell table:formula="of:=[.C344]/([.H344]-[.H343])" office:value-type="float" office:value="86795.2246888173" calcext:value-type="float">
            <text:p>86795.2246888173</text:p>
          </table:table-cell>
          <table:table-cell table:formula="of:=[.G344]-[.$B344]" office:value-type="float" office:value="10.1922731399536" calcext:value-type="float">
            <text:p>10.1922731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3221.73576" calcext:value-type="float">
            <text:p>1443143221.73576</text:p>
          </table:table-cell>
          <table:table-cell office:value-type="float" office:value="4384" calcext:value-type="float">
            <text:p>4384</text:p>
          </table:table-cell>
          <table:table-cell table:formula="of:=[.B345]-[.$B$2]" office:value-type="float" office:value="41.7355835437775" calcext:value-type="float">
            <text:p>41.7355835438</text:p>
          </table:table-cell>
          <table:table-cell table:formula="of:=[.C345]/([.D345]-[.D344])" office:value-type="float" office:value="84783.0318746225" calcext:value-type="float">
            <text:p>84783.0318746225</text:p>
          </table:table-cell>
          <table:table-cell/>
          <table:table-cell office:value-type="float" office:value="1443143231.92671" calcext:value-type="float">
            <text:p>1443143231.92671</text:p>
          </table:table-cell>
          <table:table-cell table:formula="of:=[.G345]-[.$B$2]" office:value-type="float" office:value="51.9265305995941" calcext:value-type="float">
            <text:p>51.9265305996</text:p>
          </table:table-cell>
          <table:table-cell table:formula="of:=[.C345]/([.H345]-[.H344])" office:value-type="float" office:value="87014.5549430009" calcext:value-type="float">
            <text:p>87014.5549430009</text:p>
          </table:table-cell>
          <table:table-cell table:formula="of:=[.G345]-[.$B345]" office:value-type="float" office:value="10.1909470558167" calcext:value-type="float">
            <text:p>10.190947055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3221.78747" calcext:value-type="float">
            <text:p>1443143221.78747</text:p>
          </table:table-cell>
          <table:table-cell office:value-type="float" office:value="4384" calcext:value-type="float">
            <text:p>4384</text:p>
          </table:table-cell>
          <table:table-cell table:formula="of:=[.B346]-[.$B$2]" office:value-type="float" office:value="41.7872922420502" calcext:value-type="float">
            <text:p>41.7872922421</text:p>
          </table:table-cell>
          <table:table-cell table:formula="of:=[.C346]/([.D346]-[.D345])" office:value-type="float" office:value="84782.6409568337" calcext:value-type="float">
            <text:p>84782.6409568337</text:p>
          </table:table-cell>
          <table:table-cell/>
          <table:table-cell office:value-type="float" office:value="1443143231.97716" calcext:value-type="float">
            <text:p>1443143231.97716</text:p>
          </table:table-cell>
          <table:table-cell table:formula="of:=[.G346]-[.$B$2]" office:value-type="float" office:value="51.976978302002" calcext:value-type="float">
            <text:p>51.976978302</text:p>
          </table:table-cell>
          <table:table-cell table:formula="of:=[.C346]/([.H346]-[.H345])" office:value-type="float" office:value="86901.876413681" calcext:value-type="float">
            <text:p>86901.876413681</text:p>
          </table:table-cell>
          <table:table-cell table:formula="of:=[.G346]-[.$B346]" office:value-type="float" office:value="10.1896860599518" calcext:value-type="float">
            <text:p>10.1896860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3221.83918" calcext:value-type="float">
            <text:p>1443143221.83918</text:p>
          </table:table-cell>
          <table:table-cell office:value-type="float" office:value="4384" calcext:value-type="float">
            <text:p>4384</text:p>
          </table:table-cell>
          <table:table-cell table:formula="of:=[.B347]-[.$B$2]" office:value-type="float" office:value="41.8389985561371" calcext:value-type="float">
            <text:p>41.8389985561</text:p>
          </table:table-cell>
          <table:table-cell table:formula="of:=[.C347]/([.D347]-[.D346])" office:value-type="float" office:value="84786.5502969494" calcext:value-type="float">
            <text:p>84786.5502969494</text:p>
          </table:table-cell>
          <table:table-cell/>
          <table:table-cell office:value-type="float" office:value="1443143232.02756" calcext:value-type="float">
            <text:p>1443143232.02756</text:p>
          </table:table-cell>
          <table:table-cell table:formula="of:=[.G347]-[.$B$2]" office:value-type="float" office:value="52.0273818969727" calcext:value-type="float">
            <text:p>52.027381897</text:p>
          </table:table-cell>
          <table:table-cell table:formula="of:=[.C347]/([.H347]-[.H346])" office:value-type="float" office:value="86977.9229546659" calcext:value-type="float">
            <text:p>86977.9229546659</text:p>
          </table:table-cell>
          <table:table-cell table:formula="of:=[.G347]-[.$B347]" office:value-type="float" office:value="10.1883833408356" calcext:value-type="float">
            <text:p>10.188383340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3221.89091" calcext:value-type="float">
            <text:p>1443143221.89091</text:p>
          </table:table-cell>
          <table:table-cell office:value-type="float" office:value="4384" calcext:value-type="float">
            <text:p>4384</text:p>
          </table:table-cell>
          <table:table-cell table:formula="of:=[.B348]-[.$B$2]" office:value-type="float" office:value="41.8907284736633" calcext:value-type="float">
            <text:p>41.8907284737</text:p>
          </table:table-cell>
          <table:table-cell table:formula="of:=[.C348]/([.D348]-[.D347])" office:value-type="float" office:value="84747.8637052878" calcext:value-type="float">
            <text:p>84747.8637052878</text:p>
          </table:table-cell>
          <table:table-cell/>
          <table:table-cell office:value-type="float" office:value="1443143232.04358" calcext:value-type="float">
            <text:p>1443143232.04358</text:p>
          </table:table-cell>
          <table:table-cell table:formula="of:=[.G348]-[.$B$2]" office:value-type="float" office:value="52.0434050559998" calcext:value-type="float">
            <text:p>52.043405056</text:p>
          </table:table-cell>
          <table:table-cell table:formula="of:=[.C348]/([.H348]-[.H347])" office:value-type="float" office:value="273603.974883195" calcext:value-type="float">
            <text:p>273603.974883195</text:p>
          </table:table-cell>
          <table:table-cell table:formula="of:=[.G348]-[.$B348]" office:value-type="float" office:value="10.1526765823364" calcext:value-type="float">
            <text:p>10.152676582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3221.94262" calcext:value-type="float">
            <text:p>1443143221.94262</text:p>
          </table:table-cell>
          <table:table-cell office:value-type="float" office:value="4384" calcext:value-type="float">
            <text:p>4384</text:p>
          </table:table-cell>
          <table:table-cell table:formula="of:=[.B349]-[.$B$2]" office:value-type="float" office:value="41.9424397945404" calcext:value-type="float">
            <text:p>41.9424397945</text:p>
          </table:table-cell>
          <table:table-cell table:formula="of:=[.C349]/([.D349]-[.D348])" office:value-type="float" office:value="84778.3410990673" calcext:value-type="float">
            <text:p>84778.3410990673</text:p>
          </table:table-cell>
          <table:table-cell/>
          <table:table-cell office:value-type="float" office:value="1443143232.05961" calcext:value-type="float">
            <text:p>1443143232.05961</text:p>
          </table:table-cell>
          <table:table-cell table:formula="of:=[.G349]-[.$B$2]" office:value-type="float" office:value="52.0594322681427" calcext:value-type="float">
            <text:p>52.0594322681</text:p>
          </table:table-cell>
          <table:table-cell table:formula="of:=[.C349]/([.H349]-[.H348])" office:value-type="float" office:value="273534.783273582" calcext:value-type="float">
            <text:p>273534.783273582</text:p>
          </table:table-cell>
          <table:table-cell table:formula="of:=[.G349]-[.$B349]" office:value-type="float" office:value="10.1169924736023" calcext:value-type="float">
            <text:p>10.116992473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3221.99433" calcext:value-type="float">
            <text:p>1443143221.99433</text:p>
          </table:table-cell>
          <table:table-cell office:value-type="float" office:value="4384" calcext:value-type="float">
            <text:p>4384</text:p>
          </table:table-cell>
          <table:table-cell table:formula="of:=[.B350]-[.$B$2]" office:value-type="float" office:value="41.994149684906" calcext:value-type="float">
            <text:p>41.9941496849</text:p>
          </table:table-cell>
          <table:table-cell table:formula="of:=[.C350]/([.D350]-[.D349])" office:value-type="float" office:value="84780.6864219617" calcext:value-type="float">
            <text:p>84780.6864219617</text:p>
          </table:table-cell>
          <table:table-cell/>
          <table:table-cell office:value-type="float" office:value="1443143232.08797" calcext:value-type="float">
            <text:p>1443143232.08797</text:p>
          </table:table-cell>
          <table:table-cell table:formula="of:=[.G350]-[.$B$2]" office:value-type="float" office:value="52.0877907276154" calcext:value-type="float">
            <text:p>52.0877907276</text:p>
          </table:table-cell>
          <table:table-cell table:formula="of:=[.C350]/([.H350]-[.H349])" office:value-type="float" office:value="154592.318536454" calcext:value-type="float">
            <text:p>154592.318536454</text:p>
          </table:table-cell>
          <table:table-cell table:formula="of:=[.G350]-[.$B350]" office:value-type="float" office:value="10.0936410427094" calcext:value-type="float">
            <text:p>10.093641042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3222.03825" calcext:value-type="float">
            <text:p>1443143222.03825</text:p>
          </table:table-cell>
          <table:table-cell office:value-type="float" office:value="4384" calcext:value-type="float">
            <text:p>4384</text:p>
          </table:table-cell>
          <table:table-cell table:formula="of:=[.B351]-[.$B$2]" office:value-type="float" office:value="42.038069486618" calcext:value-type="float">
            <text:p>42.0380694866</text:p>
          </table:table-cell>
          <table:table-cell table:formula="of:=[.C351]/([.D351]-[.D350])" office:value-type="float" office:value="99818.3012925255" calcext:value-type="float">
            <text:p>99818.3012925255</text:p>
          </table:table-cell>
          <table:table-cell/>
          <table:table-cell office:value-type="float" office:value="1443143232.13467" calcext:value-type="float">
            <text:p>1443143232.13467</text:p>
          </table:table-cell>
          <table:table-cell table:formula="of:=[.G351]-[.$B$2]" office:value-type="float" office:value="52.1344892978668" calcext:value-type="float">
            <text:p>52.1344892979</text:p>
          </table:table-cell>
          <table:table-cell table:formula="of:=[.C351]/([.H351]-[.H350])" office:value-type="float" office:value="93878.6771499173" calcext:value-type="float">
            <text:p>93878.6771499173</text:p>
          </table:table-cell>
          <table:table-cell table:formula="of:=[.G351]-[.$B351]" office:value-type="float" office:value="10.0964198112488" calcext:value-type="float">
            <text:p>10.096419811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3222.0812" calcext:value-type="float">
            <text:p>1443143222.0812</text:p>
          </table:table-cell>
          <table:table-cell office:value-type="float" office:value="4384" calcext:value-type="float">
            <text:p>4384</text:p>
          </table:table-cell>
          <table:table-cell table:formula="of:=[.B352]-[.$B$2]" office:value-type="float" office:value="42.0810225009918" calcext:value-type="float">
            <text:p>42.081022501</text:p>
          </table:table-cell>
          <table:table-cell table:formula="of:=[.C352]/([.D352]-[.D351])" office:value-type="float" office:value="102065.013687985" calcext:value-type="float">
            <text:p>102065.013687985</text:p>
          </table:table-cell>
          <table:table-cell/>
          <table:table-cell office:value-type="float" office:value="1443143232.18134" calcext:value-type="float">
            <text:p>1443143232.18134</text:p>
          </table:table-cell>
          <table:table-cell table:formula="of:=[.G352]-[.$B$2]" office:value-type="float" office:value="52.181164264679" calcext:value-type="float">
            <text:p>52.1811642647</text:p>
          </table:table-cell>
          <table:table-cell table:formula="of:=[.C352]/([.H352]-[.H351])" office:value-type="float" office:value="93926.1514131451" calcext:value-type="float">
            <text:p>93926.1514131451</text:p>
          </table:table-cell>
          <table:table-cell table:formula="of:=[.G352]-[.$B352]" office:value-type="float" office:value="10.1001417636871" calcext:value-type="float">
            <text:p>10.100141763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3222.12414" calcext:value-type="float">
            <text:p>1443143222.12414</text:p>
          </table:table-cell>
          <table:table-cell office:value-type="float" office:value="4384" calcext:value-type="float">
            <text:p>4384</text:p>
          </table:table-cell>
          <table:table-cell table:formula="of:=[.B353]-[.$B$2]" office:value-type="float" office:value="42.1239614486694" calcext:value-type="float">
            <text:p>42.1239614487</text:p>
          </table:table-cell>
          <table:table-cell table:formula="of:=[.C353]/([.D353]-[.D352])" office:value-type="float" office:value="102098.449941421" calcext:value-type="float">
            <text:p>102098.449941421</text:p>
          </table:table-cell>
          <table:table-cell/>
          <table:table-cell office:value-type="float" office:value="1443143232.22803" calcext:value-type="float">
            <text:p>1443143232.22803</text:p>
          </table:table-cell>
          <table:table-cell table:formula="of:=[.G353]-[.$B$2]" office:value-type="float" office:value="52.2278521060944" calcext:value-type="float">
            <text:p>52.2278521061</text:p>
          </table:table-cell>
          <table:table-cell table:formula="of:=[.C353]/([.H353]-[.H352])" office:value-type="float" office:value="93900.2504098089" calcext:value-type="float">
            <text:p>93900.2504098089</text:p>
          </table:table-cell>
          <table:table-cell table:formula="of:=[.G353]-[.$B353]" office:value-type="float" office:value="10.1038906574249" calcext:value-type="float">
            <text:p>10.103890657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3222.16708" calcext:value-type="float">
            <text:p>1443143222.16708</text:p>
          </table:table-cell>
          <table:table-cell office:value-type="float" office:value="4384" calcext:value-type="float">
            <text:p>4384</text:p>
          </table:table-cell>
          <table:table-cell table:formula="of:=[.B354]-[.$B$2]" office:value-type="float" office:value="42.1669058799744" calcext:value-type="float">
            <text:p>42.16690588</text:p>
          </table:table-cell>
          <table:table-cell table:formula="of:=[.C354]/([.D354]-[.D353])" office:value-type="float" office:value="102085.412864614" calcext:value-type="float">
            <text:p>102085.412864614</text:p>
          </table:table-cell>
          <table:table-cell/>
          <table:table-cell office:value-type="float" office:value="1443143232.27472" calcext:value-type="float">
            <text:p>1443143232.27472</text:p>
          </table:table-cell>
          <table:table-cell table:formula="of:=[.G354]-[.$B$2]" office:value-type="float" office:value="52.2745475769043" calcext:value-type="float">
            <text:p>52.2745475769</text:p>
          </table:table-cell>
          <table:table-cell table:formula="of:=[.C354]/([.H354]-[.H353])" office:value-type="float" office:value="93884.9084067295" calcext:value-type="float">
            <text:p>93884.9084067295</text:p>
          </table:table-cell>
          <table:table-cell table:formula="of:=[.G354]-[.$B354]" office:value-type="float" office:value="10.1076416969299" calcext:value-type="float">
            <text:p>10.107641696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3222.21003" calcext:value-type="float">
            <text:p>1443143222.21003</text:p>
          </table:table-cell>
          <table:table-cell office:value-type="float" office:value="4384" calcext:value-type="float">
            <text:p>4384</text:p>
          </table:table-cell>
          <table:table-cell table:formula="of:=[.B355]-[.$B$2]" office:value-type="float" office:value="42.2098491191864" calcext:value-type="float">
            <text:p>42.2098491192</text:p>
          </table:table-cell>
          <table:table-cell table:formula="of:=[.C355]/([.D355]-[.D354])" office:value-type="float" office:value="102088.246728515" calcext:value-type="float">
            <text:p>102088.246728515</text:p>
          </table:table-cell>
          <table:table-cell/>
          <table:table-cell office:value-type="float" office:value="1443143232.3214" calcext:value-type="float">
            <text:p>1443143232.3214</text:p>
          </table:table-cell>
          <table:table-cell table:formula="of:=[.G355]-[.$B$2]" office:value-type="float" office:value="52.3212246894836" calcext:value-type="float">
            <text:p>52.3212246895</text:p>
          </table:table-cell>
          <table:table-cell table:formula="of:=[.C355]/([.H355]-[.H354])" office:value-type="float" office:value="93921.833587022" calcext:value-type="float">
            <text:p>93921.833587022</text:p>
          </table:table-cell>
          <table:table-cell table:formula="of:=[.G355]-[.$B355]" office:value-type="float" office:value="10.1113755702972" calcext:value-type="float">
            <text:p>10.111375570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3222.25297" calcext:value-type="float">
            <text:p>1443143222.25297</text:p>
          </table:table-cell>
          <table:table-cell office:value-type="float" office:value="4384" calcext:value-type="float">
            <text:p>4384</text:p>
          </table:table-cell>
          <table:table-cell table:formula="of:=[.B356]-[.$B$2]" office:value-type="float" office:value="42.2527923583984" calcext:value-type="float">
            <text:p>42.2527923584</text:p>
          </table:table-cell>
          <table:table-cell table:formula="of:=[.C356]/([.D356]-[.D355])" office:value-type="float" office:value="102088.246728515" calcext:value-type="float">
            <text:p>102088.246728515</text:p>
          </table:table-cell>
          <table:table-cell/>
          <table:table-cell office:value-type="float" office:value="1443143232.36808" calcext:value-type="float">
            <text:p>1443143232.36808</text:p>
          </table:table-cell>
          <table:table-cell table:formula="of:=[.G356]-[.$B$2]" office:value-type="float" office:value="52.367903470993" calcext:value-type="float">
            <text:p>52.367903471</text:p>
          </table:table-cell>
          <table:table-cell table:formula="of:=[.C356]/([.H356]-[.H355])" office:value-type="float" office:value="93918.475552264" calcext:value-type="float">
            <text:p>93918.475552264</text:p>
          </table:table-cell>
          <table:table-cell table:formula="of:=[.G356]-[.$B356]" office:value-type="float" office:value="10.1151111125946" calcext:value-type="float">
            <text:p>10.115111112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3222.29591" calcext:value-type="float">
            <text:p>1443143222.29591</text:p>
          </table:table-cell>
          <table:table-cell office:value-type="float" office:value="4384" calcext:value-type="float">
            <text:p>4384</text:p>
          </table:table-cell>
          <table:table-cell table:formula="of:=[.B357]-[.$B$2]" office:value-type="float" office:value="42.2957377433777" calcext:value-type="float">
            <text:p>42.2957377434</text:p>
          </table:table-cell>
          <table:table-cell table:formula="of:=[.C357]/([.D357]-[.D356])" office:value-type="float" office:value="102083.145886768" calcext:value-type="float">
            <text:p>102083.145886768</text:p>
          </table:table-cell>
          <table:table-cell/>
          <table:table-cell office:value-type="float" office:value="1443143232.41476" calcext:value-type="float">
            <text:p>1443143232.41476</text:p>
          </table:table-cell>
          <table:table-cell table:formula="of:=[.G357]-[.$B$2]" office:value-type="float" office:value="52.4145846366882" calcext:value-type="float">
            <text:p>52.4145846367</text:p>
          </table:table-cell>
          <table:table-cell table:formula="of:=[.C357]/([.H357]-[.H356])" office:value-type="float" office:value="93913.6787762711" calcext:value-type="float">
            <text:p>93913.6787762711</text:p>
          </table:table-cell>
          <table:table-cell table:formula="of:=[.G357]-[.$B357]" office:value-type="float" office:value="10.1188468933105" calcext:value-type="float">
            <text:p>10.118846893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3222.33886" calcext:value-type="float">
            <text:p>1443143222.33886</text:p>
          </table:table-cell>
          <table:table-cell office:value-type="float" office:value="4384" calcext:value-type="float">
            <text:p>4384</text:p>
          </table:table-cell>
          <table:table-cell table:formula="of:=[.B358]-[.$B$2]" office:value-type="float" office:value="42.3386788368225" calcext:value-type="float">
            <text:p>42.3386788368</text:p>
          </table:table-cell>
          <table:table-cell table:formula="of:=[.C358]/([.D358]-[.D357])" office:value-type="float" office:value="102093.348080041" calcext:value-type="float">
            <text:p>102093.348080041</text:p>
          </table:table-cell>
          <table:table-cell/>
          <table:table-cell office:value-type="float" office:value="1443143232.46146" calcext:value-type="float">
            <text:p>1443143232.46146</text:p>
          </table:table-cell>
          <table:table-cell table:formula="of:=[.G358]-[.$B$2]" office:value-type="float" office:value="52.4612817764282" calcext:value-type="float">
            <text:p>52.4612817764</text:p>
          </table:table-cell>
          <table:table-cell table:formula="of:=[.C358]/([.H358]-[.H357])" office:value-type="float" office:value="93881.5530118144" calcext:value-type="float">
            <text:p>93881.5530118144</text:p>
          </table:table-cell>
          <table:table-cell table:formula="of:=[.G358]-[.$B358]" office:value-type="float" office:value="10.1226029396057" calcext:value-type="float">
            <text:p>10.122602939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3222.3818" calcext:value-type="float">
            <text:p>1443143222.3818</text:p>
          </table:table-cell>
          <table:table-cell office:value-type="float" office:value="4384" calcext:value-type="float">
            <text:p>4384</text:p>
          </table:table-cell>
          <table:table-cell table:formula="of:=[.B359]-[.$B$2]" office:value-type="float" office:value="42.3816261291504" calcext:value-type="float">
            <text:p>42.3816261292</text:p>
          </table:table-cell>
          <table:table-cell table:formula="of:=[.C359]/([.D359]-[.D358])" office:value-type="float" office:value="102078.612233115" calcext:value-type="float">
            <text:p>102078.612233115</text:p>
          </table:table-cell>
          <table:table-cell/>
          <table:table-cell office:value-type="float" office:value="1443143232.50807" calcext:value-type="float">
            <text:p>1443143232.50807</text:p>
          </table:table-cell>
          <table:table-cell table:formula="of:=[.G359]-[.$B$2]" office:value-type="float" office:value="52.5078942775726" calcext:value-type="float">
            <text:p>52.5078942776</text:p>
          </table:table-cell>
          <table:table-cell table:formula="of:=[.C359]/([.H359]-[.H358])" office:value-type="float" office:value="94052.0223623706" calcext:value-type="float">
            <text:p>94052.0223623706</text:p>
          </table:table-cell>
          <table:table-cell table:formula="of:=[.G359]-[.$B359]" office:value-type="float" office:value="10.1262681484222" calcext:value-type="float">
            <text:p>10.126268148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3222.42475" calcext:value-type="float">
            <text:p>1443143222.42475</text:p>
          </table:table-cell>
          <table:table-cell office:value-type="float" office:value="4384" calcext:value-type="float">
            <text:p>4384</text:p>
          </table:table-cell>
          <table:table-cell table:formula="of:=[.B360]-[.$B$2]" office:value-type="float" office:value="42.4245729446411" calcext:value-type="float">
            <text:p>42.4245729446</text:p>
          </table:table-cell>
          <table:table-cell table:formula="of:=[.C360]/([.D360]-[.D359])" office:value-type="float" office:value="102079.745608776" calcext:value-type="float">
            <text:p>102079.745608776</text:p>
          </table:table-cell>
          <table:table-cell/>
          <table:table-cell office:value-type="float" office:value="1443143232.55481" calcext:value-type="float">
            <text:p>1443143232.55481</text:p>
          </table:table-cell>
          <table:table-cell table:formula="of:=[.G360]-[.$B$2]" office:value-type="float" office:value="52.554637670517" calcext:value-type="float">
            <text:p>52.5546376705</text:p>
          </table:table-cell>
          <table:table-cell table:formula="of:=[.C360]/([.H360]-[.H359])" office:value-type="float" office:value="93788.6559758436" calcext:value-type="float">
            <text:p>93788.6559758436</text:p>
          </table:table-cell>
          <table:table-cell table:formula="of:=[.G360]-[.$B360]" office:value-type="float" office:value="10.1300647258759" calcext:value-type="float">
            <text:p>10.130064725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3222.4677" calcext:value-type="float">
            <text:p>1443143222.4677</text:p>
          </table:table-cell>
          <table:table-cell office:value-type="float" office:value="4384" calcext:value-type="float">
            <text:p>4384</text:p>
          </table:table-cell>
          <table:table-cell table:formula="of:=[.B361]-[.$B$2]" office:value-type="float" office:value="42.4675190448761" calcext:value-type="float">
            <text:p>42.4675190449</text:p>
          </table:table-cell>
          <table:table-cell table:formula="of:=[.C361]/([.D361]-[.D360])" office:value-type="float" office:value="102081.445719457" calcext:value-type="float">
            <text:p>102081.445719457</text:p>
          </table:table-cell>
          <table:table-cell/>
          <table:table-cell office:value-type="float" office:value="1443143232.6015" calcext:value-type="float">
            <text:p>1443143232.6015</text:p>
          </table:table-cell>
          <table:table-cell table:formula="of:=[.G361]-[.$B$2]" office:value-type="float" office:value="52.6013236045837" calcext:value-type="float">
            <text:p>52.6013236046</text:p>
          </table:table-cell>
          <table:table-cell table:formula="of:=[.C361]/([.H361]-[.H360])" office:value-type="float" office:value="93904.0866940735" calcext:value-type="float">
            <text:p>93904.0866940735</text:p>
          </table:table-cell>
          <table:table-cell table:formula="of:=[.G361]-[.$B361]" office:value-type="float" office:value="10.1338045597076" calcext:value-type="float">
            <text:p>10.133804559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3222.51064" calcext:value-type="float">
            <text:p>1443143222.51064</text:p>
          </table:table-cell>
          <table:table-cell office:value-type="float" office:value="4384" calcext:value-type="float">
            <text:p>4384</text:p>
          </table:table-cell>
          <table:table-cell table:formula="of:=[.B362]-[.$B$2]" office:value-type="float" office:value="42.5104627609253" calcext:value-type="float">
            <text:p>42.5104627609</text:p>
          </table:table-cell>
          <table:table-cell table:formula="of:=[.C362]/([.D362]-[.D361])" office:value-type="float" office:value="102087.113164075" calcext:value-type="float">
            <text:p>102087.113164075</text:p>
          </table:table-cell>
          <table:table-cell/>
          <table:table-cell office:value-type="float" office:value="1443143232.64817" calcext:value-type="float">
            <text:p>1443143232.64817</text:p>
          </table:table-cell>
          <table:table-cell table:formula="of:=[.G362]-[.$B$2]" office:value-type="float" office:value="52.6479897499084" calcext:value-type="float">
            <text:p>52.6479897499</text:p>
          </table:table-cell>
          <table:table-cell table:formula="of:=[.C362]/([.H362]-[.H361])" office:value-type="float" office:value="93943.9066478654" calcext:value-type="float">
            <text:p>93943.9066478654</text:p>
          </table:table-cell>
          <table:table-cell table:formula="of:=[.G362]-[.$B362]" office:value-type="float" office:value="10.1375269889832" calcext:value-type="float">
            <text:p>10.13752698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3222.55357" calcext:value-type="float">
            <text:p>1443143222.55357</text:p>
          </table:table-cell>
          <table:table-cell office:value-type="float" office:value="4384" calcext:value-type="float">
            <text:p>4384</text:p>
          </table:table-cell>
          <table:table-cell table:formula="of:=[.B363]-[.$B$2]" office:value-type="float" office:value="42.5533921718597" calcext:value-type="float">
            <text:p>42.5533921719</text:p>
          </table:table-cell>
          <table:table-cell table:formula="of:=[.C363]/([.D363]-[.D362])" office:value-type="float" office:value="102121.131051489" calcext:value-type="float">
            <text:p>102121.131051489</text:p>
          </table:table-cell>
          <table:table-cell/>
          <table:table-cell office:value-type="float" office:value="1443143232.69491" calcext:value-type="float">
            <text:p>1443143232.69491</text:p>
          </table:table-cell>
          <table:table-cell table:formula="of:=[.G363]-[.$B$2]" office:value-type="float" office:value="52.6947290897369" calcext:value-type="float">
            <text:p>52.6947290897</text:p>
          </table:table-cell>
          <table:table-cell table:formula="of:=[.C363]/([.H363]-[.H362])" office:value-type="float" office:value="93796.7890878856" calcext:value-type="float">
            <text:p>93796.7890878856</text:p>
          </table:table-cell>
          <table:table-cell table:formula="of:=[.G363]-[.$B363]" office:value-type="float" office:value="10.1413369178772" calcext:value-type="float">
            <text:p>10.141336917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3222.59656" calcext:value-type="float">
            <text:p>1443143222.59656</text:p>
          </table:table-cell>
          <table:table-cell office:value-type="float" office:value="4384" calcext:value-type="float">
            <text:p>4384</text:p>
          </table:table-cell>
          <table:table-cell table:formula="of:=[.B364]-[.$B$2]" office:value-type="float" office:value="42.5963850021362" calcext:value-type="float">
            <text:p>42.5963850021</text:p>
          </table:table-cell>
          <table:table-cell table:formula="of:=[.C364]/([.D364]-[.D363])" office:value-type="float" office:value="101970.490702898" calcext:value-type="float">
            <text:p>101970.490702898</text:p>
          </table:table-cell>
          <table:table-cell/>
          <table:table-cell office:value-type="float" office:value="1443143232.74154" calcext:value-type="float">
            <text:p>1443143232.74154</text:p>
          </table:table-cell>
          <table:table-cell table:formula="of:=[.G364]-[.$B$2]" office:value-type="float" office:value="52.7413659095764" calcext:value-type="float">
            <text:p>52.7413659096</text:p>
          </table:table-cell>
          <table:table-cell table:formula="of:=[.C364]/([.H364]-[.H363])" office:value-type="float" office:value="94002.9790858294" calcext:value-type="float">
            <text:p>94002.9790858294</text:p>
          </table:table-cell>
          <table:table-cell table:formula="of:=[.G364]-[.$B364]" office:value-type="float" office:value="10.1449809074402" calcext:value-type="float">
            <text:p>10.144980907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3222.6395" calcext:value-type="float">
            <text:p>1443143222.6395</text:p>
          </table:table-cell>
          <table:table-cell office:value-type="float" office:value="4384" calcext:value-type="float">
            <text:p>4384</text:p>
          </table:table-cell>
          <table:table-cell table:formula="of:=[.B365]-[.$B$2]" office:value-type="float" office:value="42.6393268108368" calcext:value-type="float">
            <text:p>42.6393268108</text:p>
          </table:table-cell>
          <table:table-cell table:formula="of:=[.C365]/([.D365]-[.D364])" office:value-type="float" office:value="102091.647572886" calcext:value-type="float">
            <text:p>102091.647572886</text:p>
          </table:table-cell>
          <table:table-cell/>
          <table:table-cell office:value-type="float" office:value="1443143232.7882" calcext:value-type="float">
            <text:p>1443143232.7882</text:p>
          </table:table-cell>
          <table:table-cell table:formula="of:=[.G365]-[.$B$2]" office:value-type="float" office:value="52.7880234718323" calcext:value-type="float">
            <text:p>52.7880234718</text:p>
          </table:table-cell>
          <table:table-cell table:formula="of:=[.C365]/([.H365]-[.H364])" office:value-type="float" office:value="93961.1884555637" calcext:value-type="float">
            <text:p>93961.1884555637</text:p>
          </table:table-cell>
          <table:table-cell table:formula="of:=[.G365]-[.$B365]" office:value-type="float" office:value="10.1486966609955" calcext:value-type="float">
            <text:p>10.14869666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3222.68245" calcext:value-type="float">
            <text:p>1443143222.68245</text:p>
          </table:table-cell>
          <table:table-cell office:value-type="float" office:value="4384" calcext:value-type="float">
            <text:p>4384</text:p>
          </table:table-cell>
          <table:table-cell table:formula="of:=[.B366]-[.$B$2]" office:value-type="float" office:value="42.682275056839" calcext:value-type="float">
            <text:p>42.6822750568</text:p>
          </table:table-cell>
          <table:table-cell table:formula="of:=[.C366]/([.D366]-[.D365])" office:value-type="float" office:value="102076.345557295" calcext:value-type="float">
            <text:p>102076.345557295</text:p>
          </table:table-cell>
          <table:table-cell/>
          <table:table-cell office:value-type="float" office:value="1443143232.8349" calcext:value-type="float">
            <text:p>1443143232.8349</text:p>
          </table:table-cell>
          <table:table-cell table:formula="of:=[.G366]-[.$B$2]" office:value-type="float" office:value="52.8347256183624" calcext:value-type="float">
            <text:p>52.8347256184</text:p>
          </table:table-cell>
          <table:table-cell table:formula="of:=[.C366]/([.H366]-[.H365])" office:value-type="float" office:value="93871.4882659547" calcext:value-type="float">
            <text:p>93871.4882659547</text:p>
          </table:table-cell>
          <table:table-cell table:formula="of:=[.G366]-[.$B366]" office:value-type="float" office:value="10.1524505615234" calcext:value-type="float">
            <text:p>10.15245056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3222.72541" calcext:value-type="float">
            <text:p>1443143222.72541</text:p>
          </table:table-cell>
          <table:table-cell office:value-type="float" office:value="4384" calcext:value-type="float">
            <text:p>4384</text:p>
          </table:table-cell>
          <table:table-cell table:formula="of:=[.B367]-[.$B$2]" office:value-type="float" office:value="42.7252283096314" calcext:value-type="float">
            <text:p>42.7252283096</text:p>
          </table:table-cell>
          <table:table-cell table:formula="of:=[.C367]/([.D367]-[.D366])" office:value-type="float" office:value="102064.447160564" calcext:value-type="float">
            <text:p>102064.447160564</text:p>
          </table:table-cell>
          <table:table-cell/>
          <table:table-cell office:value-type="float" office:value="1443143232.88162" calcext:value-type="float">
            <text:p>1443143232.88162</text:p>
          </table:table-cell>
          <table:table-cell table:formula="of:=[.G367]-[.$B$2]" office:value-type="float" office:value="52.8814473152161" calcext:value-type="float">
            <text:p>52.8814473152</text:p>
          </table:table-cell>
          <table:table-cell table:formula="of:=[.C367]/([.H367]-[.H366])" office:value-type="float" office:value="93832.2084862093" calcext:value-type="float">
            <text:p>93832.2084862093</text:p>
          </table:table-cell>
          <table:table-cell table:formula="of:=[.G367]-[.$B367]" office:value-type="float" office:value="10.1562190055847" calcext:value-type="float">
            <text:p>10.156219005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3222.76835" calcext:value-type="float">
            <text:p>1443143222.76835</text:p>
          </table:table-cell>
          <table:table-cell office:value-type="float" office:value="4384" calcext:value-type="float">
            <text:p>4384</text:p>
          </table:table-cell>
          <table:table-cell table:formula="of:=[.B368]-[.$B$2]" office:value-type="float" office:value="42.7681691646576" calcext:value-type="float">
            <text:p>42.7681691647</text:p>
          </table:table-cell>
          <table:table-cell table:formula="of:=[.C368]/([.D368]-[.D367])" office:value-type="float" office:value="102093.914928348" calcext:value-type="float">
            <text:p>102093.914928348</text:p>
          </table:table-cell>
          <table:table-cell/>
          <table:table-cell office:value-type="float" office:value="1443143232.92849" calcext:value-type="float">
            <text:p>1443143232.92849</text:p>
          </table:table-cell>
          <table:table-cell table:formula="of:=[.G368]-[.$B$2]" office:value-type="float" office:value="52.9283096790314" calcext:value-type="float">
            <text:p>52.928309679</text:p>
          </table:table-cell>
          <table:table-cell table:formula="of:=[.C368]/([.H368]-[.H367])" office:value-type="float" office:value="93550.5519371168" calcext:value-type="float">
            <text:p>93550.5519371168</text:p>
          </table:table-cell>
          <table:table-cell table:formula="of:=[.G368]-[.$B368]" office:value-type="float" office:value="10.1601405143738" calcext:value-type="float">
            <text:p>10.160140514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3222.81128" calcext:value-type="float">
            <text:p>1443143222.81128</text:p>
          </table:table-cell>
          <table:table-cell office:value-type="float" office:value="4384" calcext:value-type="float">
            <text:p>4384</text:p>
          </table:table-cell>
          <table:table-cell table:formula="of:=[.B369]-[.$B$2]" office:value-type="float" office:value="42.8111057281494" calcext:value-type="float">
            <text:p>42.8111057281</text:p>
          </table:table-cell>
          <table:table-cell table:formula="of:=[.C369]/([.D369]-[.D368])" office:value-type="float" office:value="102104.119274359" calcext:value-type="float">
            <text:p>102104.119274359</text:p>
          </table:table-cell>
          <table:table-cell/>
          <table:table-cell office:value-type="float" office:value="1443143232.97496" calcext:value-type="float">
            <text:p>1443143232.97496</text:p>
          </table:table-cell>
          <table:table-cell table:formula="of:=[.G369]-[.$B$2]" office:value-type="float" office:value="52.9747819900513" calcext:value-type="float">
            <text:p>52.9747819901</text:p>
          </table:table-cell>
          <table:table-cell table:formula="of:=[.C369]/([.H369]-[.H368])" office:value-type="float" office:value="94335.7432369343" calcext:value-type="float">
            <text:p>94335.7432369343</text:p>
          </table:table-cell>
          <table:table-cell table:formula="of:=[.G369]-[.$B369]" office:value-type="float" office:value="10.1636762619019" calcext:value-type="float">
            <text:p>10.163676261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3222.85422" calcext:value-type="float">
            <text:p>1443143222.85422</text:p>
          </table:table-cell>
          <table:table-cell office:value-type="float" office:value="4384" calcext:value-type="float">
            <text:p>4384</text:p>
          </table:table-cell>
          <table:table-cell table:formula="of:=[.B370]-[.$B$2]" office:value-type="float" office:value="42.8540465831757" calcext:value-type="float">
            <text:p>42.8540465832</text:p>
          </table:table-cell>
          <table:table-cell table:formula="of:=[.C370]/([.D370]-[.D369])" office:value-type="float" office:value="102093.914928348" calcext:value-type="float">
            <text:p>102093.914928348</text:p>
          </table:table-cell>
          <table:table-cell/>
          <table:table-cell office:value-type="float" office:value="1443143233.02185" calcext:value-type="float">
            <text:p>1443143233.02185</text:p>
          </table:table-cell>
          <table:table-cell table:formula="of:=[.G370]-[.$B$2]" office:value-type="float" office:value="53.0216774940491" calcext:value-type="float">
            <text:p>53.021677494</text:p>
          </table:table-cell>
          <table:table-cell table:formula="of:=[.C370]/([.H370]-[.H369])" office:value-type="float" office:value="93484.4414979613" calcext:value-type="float">
            <text:p>93484.4414979613</text:p>
          </table:table-cell>
          <table:table-cell table:formula="of:=[.G370]-[.$B370]" office:value-type="float" office:value="10.1676309108734" calcext:value-type="float">
            <text:p>10.167630910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3222.89717" calcext:value-type="float">
            <text:p>1443143222.89717</text:p>
          </table:table-cell>
          <table:table-cell office:value-type="float" office:value="4384" calcext:value-type="float">
            <text:p>4384</text:p>
          </table:table-cell>
          <table:table-cell table:formula="of:=[.B371]-[.$B$2]" office:value-type="float" office:value="42.8969976902008" calcext:value-type="float">
            <text:p>42.8969976902</text:p>
          </table:table-cell>
          <table:table-cell table:formula="of:=[.C371]/([.D371]-[.D370])" office:value-type="float" office:value="102069.546133777" calcext:value-type="float">
            <text:p>102069.546133777</text:p>
          </table:table-cell>
          <table:table-cell/>
          <table:table-cell office:value-type="float" office:value="1443143233.03649" calcext:value-type="float">
            <text:p>1443143233.03649</text:p>
          </table:table-cell>
          <table:table-cell table:formula="of:=[.G371]-[.$B$2]" office:value-type="float" office:value="53.0363099575043" calcext:value-type="float">
            <text:p>53.0363099575</text:p>
          </table:table-cell>
          <table:table-cell table:formula="of:=[.C371]/([.H371]-[.H370])" office:value-type="float" office:value="299607.787398367" calcext:value-type="float">
            <text:p>299607.787398367</text:p>
          </table:table-cell>
          <table:table-cell table:formula="of:=[.G371]-[.$B371]" office:value-type="float" office:value="10.1393122673035" calcext:value-type="float">
            <text:p>10.139312267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3222.94012" calcext:value-type="float">
            <text:p>1443143222.94012</text:p>
          </table:table-cell>
          <table:table-cell office:value-type="float" office:value="4384" calcext:value-type="float">
            <text:p>4384</text:p>
          </table:table-cell>
          <table:table-cell table:formula="of:=[.B372]-[.$B$2]" office:value-type="float" office:value="42.9399428367615" calcext:value-type="float">
            <text:p>42.9399428368</text:p>
          </table:table-cell>
          <table:table-cell table:formula="of:=[.C372]/([.D372]-[.D371])" office:value-type="float" office:value="102083.71262179" calcext:value-type="float">
            <text:p>102083.71262179</text:p>
          </table:table-cell>
          <table:table-cell/>
          <table:table-cell office:value-type="float" office:value="1443143233.05112" calcext:value-type="float">
            <text:p>1443143233.05112</text:p>
          </table:table-cell>
          <table:table-cell table:formula="of:=[.G372]-[.$B$2]" office:value-type="float" office:value="53.0509405136108" calcext:value-type="float">
            <text:p>53.0509405136</text:p>
          </table:table-cell>
          <table:table-cell table:formula="of:=[.C372]/([.H372]-[.H371])" office:value-type="float" office:value="299646.846508596" calcext:value-type="float">
            <text:p>299646.846508596</text:p>
          </table:table-cell>
          <table:table-cell table:formula="of:=[.G372]-[.$B372]" office:value-type="float" office:value="10.1109976768494" calcext:value-type="float">
            <text:p>10.110997676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3222.98306" calcext:value-type="float">
            <text:p>1443143222.98306</text:p>
          </table:table-cell>
          <table:table-cell office:value-type="float" office:value="4384" calcext:value-type="float">
            <text:p>4384</text:p>
          </table:table-cell>
          <table:table-cell table:formula="of:=[.B373]-[.$B$2]" office:value-type="float" office:value="42.9828867912292" calcext:value-type="float">
            <text:p>42.9828867912</text:p>
          </table:table-cell>
          <table:table-cell table:formula="of:=[.C373]/([.D373]-[.D372])" office:value-type="float" office:value="102086.546391295" calcext:value-type="float">
            <text:p>102086.546391295</text:p>
          </table:table-cell>
          <table:table-cell/>
          <table:table-cell office:value-type="float" office:value="1443143233.07865" calcext:value-type="float">
            <text:p>1443143233.07865</text:p>
          </table:table-cell>
          <table:table-cell table:formula="of:=[.G373]-[.$B$2]" office:value-type="float" office:value="53.0784707069397" calcext:value-type="float">
            <text:p>53.0784707069</text:p>
          </table:table-cell>
          <table:table-cell table:formula="of:=[.C373]/([.H373]-[.H372])" office:value-type="float" office:value="159243.342305361" calcext:value-type="float">
            <text:p>159243.342305361</text:p>
          </table:table-cell>
          <table:table-cell table:formula="of:=[.G373]-[.$B373]" office:value-type="float" office:value="10.0955839157104" calcext:value-type="float">
            <text:p>10.095583915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3223.02665" calcext:value-type="float">
            <text:p>1443143223.02665</text:p>
          </table:table-cell>
          <table:table-cell office:value-type="float" office:value="4384" calcext:value-type="float">
            <text:p>4384</text:p>
          </table:table-cell>
          <table:table-cell table:formula="of:=[.B374]-[.$B$2]" office:value-type="float" office:value="43.0264768600464" calcext:value-type="float">
            <text:p>43.02647686</text:p>
          </table:table-cell>
          <table:table-cell table:formula="of:=[.C374]/([.D374]-[.D373])" office:value-type="float" office:value="100573.367259203" calcext:value-type="float">
            <text:p>100573.367259203</text:p>
          </table:table-cell>
          <table:table-cell/>
          <table:table-cell office:value-type="float" office:value="1443143233.12247" calcext:value-type="float">
            <text:p>1443143233.12247</text:p>
          </table:table-cell>
          <table:table-cell table:formula="of:=[.G374]-[.$B$2]" office:value-type="float" office:value="53.1222939491272" calcext:value-type="float">
            <text:p>53.1222939491</text:p>
          </table:table-cell>
          <table:table-cell table:formula="of:=[.C374]/([.H374]-[.H373])" office:value-type="float" office:value="100038.239554318" calcext:value-type="float">
            <text:p>100038.239554318</text:p>
          </table:table-cell>
          <table:table-cell table:formula="of:=[.G374]-[.$B374]" office:value-type="float" office:value="10.0958170890808" calcext:value-type="float">
            <text:p>10.095817089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3223.07063" calcext:value-type="float">
            <text:p>1443143223.07063</text:p>
          </table:table-cell>
          <table:table-cell office:value-type="float" office:value="4384" calcext:value-type="float">
            <text:p>4384</text:p>
          </table:table-cell>
          <table:table-cell table:formula="of:=[.B375]-[.$B$2]" office:value-type="float" office:value="43.0704534053803" calcext:value-type="float">
            <text:p>43.0704534054</text:p>
          </table:table-cell>
          <table:table-cell table:formula="of:=[.C375]/([.D375]-[.D374])" office:value-type="float" office:value="99689.5041826827" calcext:value-type="float">
            <text:p>99689.5041826827</text:p>
          </table:table-cell>
          <table:table-cell/>
          <table:table-cell office:value-type="float" office:value="1443143233.16637" calcext:value-type="float">
            <text:p>1443143233.16637</text:p>
          </table:table-cell>
          <table:table-cell table:formula="of:=[.G375]-[.$B$2]" office:value-type="float" office:value="53.1661884784699" calcext:value-type="float">
            <text:p>53.1661884785</text:p>
          </table:table-cell>
          <table:table-cell table:formula="of:=[.C375]/([.H375]-[.H374])" office:value-type="float" office:value="99875.7718935184" calcext:value-type="float">
            <text:p>99875.7718935184</text:p>
          </table:table-cell>
          <table:table-cell table:formula="of:=[.G375]-[.$B375]" office:value-type="float" office:value="10.0957350730896" calcext:value-type="float">
            <text:p>10.095735073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3223.11461" calcext:value-type="float">
            <text:p>1443143223.11461</text:p>
          </table:table-cell>
          <table:table-cell office:value-type="float" office:value="4384" calcext:value-type="float">
            <text:p>4384</text:p>
          </table:table-cell>
          <table:table-cell table:formula="of:=[.B376]-[.$B$2]" office:value-type="float" office:value="43.1144351959229" calcext:value-type="float">
            <text:p>43.1144351959</text:p>
          </table:table-cell>
          <table:table-cell table:formula="of:=[.C376]/([.D376]-[.D375])" office:value-type="float" office:value="99677.6153475034" calcext:value-type="float">
            <text:p>99677.6153475034</text:p>
          </table:table-cell>
          <table:table-cell/>
          <table:table-cell office:value-type="float" office:value="1443143233.21038" calcext:value-type="float">
            <text:p>1443143233.21038</text:p>
          </table:table-cell>
          <table:table-cell table:formula="of:=[.G376]-[.$B$2]" office:value-type="float" office:value="53.2102015018463" calcext:value-type="float">
            <text:p>53.2102015018</text:p>
          </table:table-cell>
          <table:table-cell table:formula="of:=[.C376]/([.H376]-[.H375])" office:value-type="float" office:value="99606.8814110204" calcext:value-type="float">
            <text:p>99606.8814110204</text:p>
          </table:table-cell>
          <table:table-cell table:formula="of:=[.G376]-[.$B376]" office:value-type="float" office:value="10.0957663059235" calcext:value-type="float">
            <text:p>10.095766305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3223.15859" calcext:value-type="float">
            <text:p>1443143223.15859</text:p>
          </table:table-cell>
          <table:table-cell office:value-type="float" office:value="4384" calcext:value-type="float">
            <text:p>4384</text:p>
          </table:table-cell>
          <table:table-cell table:formula="of:=[.B377]-[.$B$2]" office:value-type="float" office:value="43.1584100723267" calcext:value-type="float">
            <text:p>43.1584100723</text:p>
          </table:table-cell>
          <table:table-cell table:formula="of:=[.C377]/([.D377]-[.D376])" office:value-type="float" office:value="99693.2875886448" calcext:value-type="float">
            <text:p>99693.2875886448</text:p>
          </table:table-cell>
          <table:table-cell/>
          <table:table-cell office:value-type="float" office:value="1443143233.25411" calcext:value-type="float">
            <text:p>1443143233.25411</text:p>
          </table:table-cell>
          <table:table-cell table:formula="of:=[.G377]-[.$B$2]" office:value-type="float" office:value="53.2539370059967" calcext:value-type="float">
            <text:p>53.253937006</text:p>
          </table:table-cell>
          <table:table-cell table:formula="of:=[.C377]/([.H377]-[.H376])" office:value-type="float" office:value="100238.926820759" calcext:value-type="float">
            <text:p>100238.926820759</text:p>
          </table:table-cell>
          <table:table-cell table:formula="of:=[.G377]-[.$B377]" office:value-type="float" office:value="10.09552693367" calcext:value-type="float">
            <text:p>10.095526933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3223.20256" calcext:value-type="float">
            <text:p>1443143223.20256</text:p>
          </table:table-cell>
          <table:table-cell office:value-type="float" office:value="4384" calcext:value-type="float">
            <text:p>4384</text:p>
          </table:table-cell>
          <table:table-cell table:formula="of:=[.B378]-[.$B$2]" office:value-type="float" office:value="43.2023804187775" calcext:value-type="float">
            <text:p>43.2023804188</text:p>
          </table:table-cell>
          <table:table-cell table:formula="of:=[.C378]/([.D378]-[.D377])" office:value-type="float" office:value="99703.5582811441" calcext:value-type="float">
            <text:p>99703.5582811441</text:p>
          </table:table-cell>
          <table:table-cell/>
          <table:table-cell office:value-type="float" office:value="1443143233.29793" calcext:value-type="float">
            <text:p>1443143233.29793</text:p>
          </table:table-cell>
          <table:table-cell table:formula="of:=[.G378]-[.$B$2]" office:value-type="float" office:value="53.297755241394" calcext:value-type="float">
            <text:p>53.2977552414</text:p>
          </table:table-cell>
          <table:table-cell table:formula="of:=[.C378]/([.H378]-[.H377])" office:value-type="float" office:value="100049.670194301" calcext:value-type="float">
            <text:p>100049.670194301</text:p>
          </table:table-cell>
          <table:table-cell table:formula="of:=[.G378]-[.$B378]" office:value-type="float" office:value="10.0953748226166" calcext:value-type="float">
            <text:p>10.095374822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3223.24653" calcext:value-type="float">
            <text:p>1443143223.24653</text:p>
          </table:table-cell>
          <table:table-cell office:value-type="float" office:value="4384" calcext:value-type="float">
            <text:p>4384</text:p>
          </table:table-cell>
          <table:table-cell table:formula="of:=[.B379]-[.$B$2]" office:value-type="float" office:value="43.2463519573212" calcext:value-type="float">
            <text:p>43.2463519573</text:p>
          </table:table-cell>
          <table:table-cell table:formula="of:=[.C379]/([.D379]-[.D378])" office:value-type="float" office:value="99700.8552621591" calcext:value-type="float">
            <text:p>99700.8552621591</text:p>
          </table:table-cell>
          <table:table-cell/>
          <table:table-cell office:value-type="float" office:value="1443143233.34188" calcext:value-type="float">
            <text:p>1443143233.34188</text:p>
          </table:table-cell>
          <table:table-cell table:formula="of:=[.G379]-[.$B$2]" office:value-type="float" office:value="53.3416991233826" calcext:value-type="float">
            <text:p>53.3416991234</text:p>
          </table:table-cell>
          <table:table-cell table:formula="of:=[.C379]/([.H379]-[.H378])" office:value-type="float" office:value="99763.6030686763" calcext:value-type="float">
            <text:p>99763.6030686763</text:p>
          </table:table-cell>
          <table:table-cell table:formula="of:=[.G379]-[.$B379]" office:value-type="float" office:value="10.0953471660614" calcext:value-type="float">
            <text:p>10.095347166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3223.2905" calcext:value-type="float">
            <text:p>1443143223.2905</text:p>
          </table:table-cell>
          <table:table-cell office:value-type="float" office:value="4384" calcext:value-type="float">
            <text:p>4384</text:p>
          </table:table-cell>
          <table:table-cell table:formula="of:=[.B380]-[.$B$2]" office:value-type="float" office:value="43.290323972702" calcext:value-type="float">
            <text:p>43.2903239727</text:p>
          </table:table-cell>
          <table:table-cell table:formula="of:=[.C380]/([.D380]-[.D379])" office:value-type="float" office:value="99699.7740956016" calcext:value-type="float">
            <text:p>99699.7740956016</text:p>
          </table:table-cell>
          <table:table-cell/>
          <table:table-cell office:value-type="float" office:value="1443143233.38576" calcext:value-type="float">
            <text:p>1443143233.38576</text:p>
          </table:table-cell>
          <table:table-cell table:formula="of:=[.G380]-[.$B$2]" office:value-type="float" office:value="53.3855786323547" calcext:value-type="float">
            <text:p>53.3855786324</text:p>
          </table:table-cell>
          <table:table-cell table:formula="of:=[.C380]/([.H380]-[.H379])" office:value-type="float" office:value="99909.960313838" calcext:value-type="float">
            <text:p>99909.960313838</text:p>
          </table:table-cell>
          <table:table-cell table:formula="of:=[.G380]-[.$B380]" office:value-type="float" office:value="10.0952546596527" calcext:value-type="float">
            <text:p>10.095254659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3223.33447" calcext:value-type="float">
            <text:p>1443143223.33447</text:p>
          </table:table-cell>
          <table:table-cell office:value-type="float" office:value="4384" calcext:value-type="float">
            <text:p>4384</text:p>
          </table:table-cell>
          <table:table-cell table:formula="of:=[.B381]-[.$B$2]" office:value-type="float" office:value="43.3342957496643" calcext:value-type="float">
            <text:p>43.3342957497</text:p>
          </table:table-cell>
          <table:table-cell table:formula="of:=[.C381]/([.D381]-[.D380])" office:value-type="float" office:value="99700.3146759493" calcext:value-type="float">
            <text:p>99700.3146759493</text:p>
          </table:table-cell>
          <table:table-cell/>
          <table:table-cell office:value-type="float" office:value="1443143233.42963" calcext:value-type="float">
            <text:p>1443143233.42963</text:p>
          </table:table-cell>
          <table:table-cell table:formula="of:=[.G381]-[.$B$2]" office:value-type="float" office:value="53.4294579029083" calcext:value-type="float">
            <text:p>53.4294579029</text:p>
          </table:table-cell>
          <table:table-cell table:formula="of:=[.C381]/([.H381]-[.H380])" office:value-type="float" office:value="99910.5031758882" calcext:value-type="float">
            <text:p>99910.5031758882</text:p>
          </table:table-cell>
          <table:table-cell table:formula="of:=[.G381]-[.$B381]" office:value-type="float" office:value="10.095162153244" calcext:value-type="float">
            <text:p>10.095162153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3223.37844" calcext:value-type="float">
            <text:p>1443143223.37844</text:p>
          </table:table-cell>
          <table:table-cell office:value-type="float" office:value="4384" calcext:value-type="float">
            <text:p>4384</text:p>
          </table:table-cell>
          <table:table-cell table:formula="of:=[.B382]-[.$B$2]" office:value-type="float" office:value="43.3782660961151" calcext:value-type="float">
            <text:p>43.3782660961</text:p>
          </table:table-cell>
          <table:table-cell table:formula="of:=[.C382]/([.D382]-[.D381])" office:value-type="float" office:value="99703.5582811441" calcext:value-type="float">
            <text:p>99703.5582811441</text:p>
          </table:table-cell>
          <table:table-cell/>
          <table:table-cell office:value-type="float" office:value="1443143233.47352" calcext:value-type="float">
            <text:p>1443143233.47352</text:p>
          </table:table-cell>
          <table:table-cell table:formula="of:=[.G382]-[.$B$2]" office:value-type="float" office:value="53.4733426570892" calcext:value-type="float">
            <text:p>53.4733426571</text:p>
          </table:table-cell>
          <table:table-cell table:formula="of:=[.C382]/([.H382]-[.H381])" office:value-type="float" office:value="99898.0188410679" calcext:value-type="float">
            <text:p>99898.0188410679</text:p>
          </table:table-cell>
          <table:table-cell table:formula="of:=[.G382]-[.$B382]" office:value-type="float" office:value="10.0950765609741" calcext:value-type="float">
            <text:p>10.09507656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3223.42241" calcext:value-type="float">
            <text:p>1443143223.42241</text:p>
          </table:table-cell>
          <table:table-cell office:value-type="float" office:value="4384" calcext:value-type="float">
            <text:p>4384</text:p>
          </table:table-cell>
          <table:table-cell table:formula="of:=[.B383]-[.$B$2]" office:value-type="float" office:value="43.4222309589386" calcext:value-type="float">
            <text:p>43.4222309589</text:p>
          </table:table-cell>
          <table:table-cell table:formula="of:=[.C383]/([.D383]-[.D382])" office:value-type="float" office:value="99715.9940564636" calcext:value-type="float">
            <text:p>99715.9940564636</text:p>
          </table:table-cell>
          <table:table-cell/>
          <table:table-cell office:value-type="float" office:value="1443143233.51739" calcext:value-type="float">
            <text:p>1443143233.51739</text:p>
          </table:table-cell>
          <table:table-cell table:formula="of:=[.G383]-[.$B$2]" office:value-type="float" office:value="53.5172162055969" calcext:value-type="float">
            <text:p>53.5172162056</text:p>
          </table:table-cell>
          <table:table-cell table:formula="of:=[.C383]/([.H383]-[.H382])" office:value-type="float" office:value="99923.5336351138" calcext:value-type="float">
            <text:p>99923.5336351138</text:p>
          </table:table-cell>
          <table:table-cell table:formula="of:=[.G383]-[.$B383]" office:value-type="float" office:value="10.0949852466583" calcext:value-type="float">
            <text:p>10.094985246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3223.46638" calcext:value-type="float">
            <text:p>1443143223.46638</text:p>
          </table:table-cell>
          <table:table-cell office:value-type="float" office:value="4384" calcext:value-type="float">
            <text:p>4384</text:p>
          </table:table-cell>
          <table:table-cell table:formula="of:=[.B384]-[.$B$2]" office:value-type="float" office:value="43.4662041664124" calcext:value-type="float">
            <text:p>43.4662041664</text:p>
          </table:table-cell>
          <table:table-cell table:formula="of:=[.C384]/([.D384]-[.D383])" office:value-type="float" office:value="99697.0712817927" calcext:value-type="float">
            <text:p>99697.0712817927</text:p>
          </table:table-cell>
          <table:table-cell/>
          <table:table-cell office:value-type="float" office:value="1443143233.56129" calcext:value-type="float">
            <text:p>1443143233.56129</text:p>
          </table:table-cell>
          <table:table-cell table:formula="of:=[.G384]-[.$B$2]" office:value-type="float" office:value="53.5611121654511" calcext:value-type="float">
            <text:p>53.5611121655</text:p>
          </table:table-cell>
          <table:table-cell table:formula="of:=[.C384]/([.H384]-[.H383])" office:value-type="float" office:value="99872.5170737536" calcext:value-type="float">
            <text:p>99872.5170737536</text:p>
          </table:table-cell>
          <table:table-cell table:formula="of:=[.G384]-[.$B384]" office:value-type="float" office:value="10.0949079990387" calcext:value-type="float">
            <text:p>10.09490799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3223.51035" calcext:value-type="float">
            <text:p>1443143223.51035</text:p>
          </table:table-cell>
          <table:table-cell office:value-type="float" office:value="4384" calcext:value-type="float">
            <text:p>4384</text:p>
          </table:table-cell>
          <table:table-cell table:formula="of:=[.B385]-[.$B$2]" office:value-type="float" office:value="43.5101749897003" calcext:value-type="float">
            <text:p>43.5101749897</text:p>
          </table:table-cell>
          <table:table-cell table:formula="of:=[.C385]/([.D385]-[.D384])" office:value-type="float" office:value="99702.4770559625" calcext:value-type="float">
            <text:p>99702.4770559625</text:p>
          </table:table-cell>
          <table:table-cell/>
          <table:table-cell office:value-type="float" office:value="1443143233.60517" calcext:value-type="float">
            <text:p>1443143233.60517</text:p>
          </table:table-cell>
          <table:table-cell table:formula="of:=[.G385]-[.$B$2]" office:value-type="float" office:value="53.6049938201904" calcext:value-type="float">
            <text:p>53.6049938202</text:p>
          </table:table-cell>
          <table:table-cell table:formula="of:=[.C385]/([.H385]-[.H384])" office:value-type="float" office:value="99905.0748208397" calcext:value-type="float">
            <text:p>99905.0748208397</text:p>
          </table:table-cell>
          <table:table-cell table:formula="of:=[.G385]-[.$B385]" office:value-type="float" office:value="10.0948188304901" calcext:value-type="float">
            <text:p>10.094818830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3223.55432" calcext:value-type="float">
            <text:p>1443143223.55432</text:p>
          </table:table-cell>
          <table:table-cell office:value-type="float" office:value="4384" calcext:value-type="float">
            <text:p>4384</text:p>
          </table:table-cell>
          <table:table-cell table:formula="of:=[.B386]-[.$B$2]" office:value-type="float" office:value="43.5541477203369" calcext:value-type="float">
            <text:p>43.5541477203</text:p>
          </table:table-cell>
          <table:table-cell table:formula="of:=[.C386]/([.D386]-[.D385])" office:value-type="float" office:value="99698.1523897308" calcext:value-type="float">
            <text:p>99698.1523897308</text:p>
          </table:table-cell>
          <table:table-cell/>
          <table:table-cell office:value-type="float" office:value="1443143233.64911" calcext:value-type="float">
            <text:p>1443143233.64911</text:p>
          </table:table-cell>
          <table:table-cell table:formula="of:=[.G386]-[.$B$2]" office:value-type="float" office:value="53.6489310264587" calcext:value-type="float">
            <text:p>53.6489310265</text:p>
          </table:table-cell>
          <table:table-cell table:formula="of:=[.C386]/([.H386]-[.H385])" office:value-type="float" office:value="99778.760925952" calcext:value-type="float">
            <text:p>99778.760925952</text:p>
          </table:table-cell>
          <table:table-cell table:formula="of:=[.G386]-[.$B386]" office:value-type="float" office:value="10.0947833061218" calcext:value-type="float">
            <text:p>10.094783306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3223.59831" calcext:value-type="float">
            <text:p>1443143223.59831</text:p>
          </table:table-cell>
          <table:table-cell office:value-type="float" office:value="4384" calcext:value-type="float">
            <text:p>4384</text:p>
          </table:table-cell>
          <table:table-cell table:formula="of:=[.B387]-[.$B$2]" office:value-type="float" office:value="43.5981323719025" calcext:value-type="float">
            <text:p>43.5981323719</text:p>
          </table:table-cell>
          <table:table-cell table:formula="of:=[.C387]/([.D387]-[.D386])" office:value-type="float" office:value="99671.1317234464" calcext:value-type="float">
            <text:p>99671.1317234464</text:p>
          </table:table-cell>
          <table:table-cell/>
          <table:table-cell office:value-type="float" office:value="1443143233.69292" calcext:value-type="float">
            <text:p>1443143233.69292</text:p>
          </table:table-cell>
          <table:table-cell table:formula="of:=[.G387]-[.$B$2]" office:value-type="float" office:value="53.6927392482758" calcext:value-type="float">
            <text:p>53.6927392483</text:p>
          </table:table-cell>
          <table:table-cell table:formula="of:=[.C387]/([.H387]-[.H386])" office:value-type="float" office:value="100072.539312634" calcext:value-type="float">
            <text:p>100072.539312634</text:p>
          </table:table-cell>
          <table:table-cell table:formula="of:=[.G387]-[.$B387]" office:value-type="float" office:value="10.0946068763733" calcext:value-type="float">
            <text:p>10.094606876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3223.64229" calcext:value-type="float">
            <text:p>1443143223.64229</text:p>
          </table:table-cell>
          <table:table-cell office:value-type="float" office:value="4384" calcext:value-type="float">
            <text:p>4384</text:p>
          </table:table-cell>
          <table:table-cell table:formula="of:=[.B388]-[.$B$2]" office:value-type="float" office:value="43.6421096324921" calcext:value-type="float">
            <text:p>43.6421096325</text:p>
          </table:table-cell>
          <table:table-cell table:formula="of:=[.C388]/([.D388]-[.D387])" office:value-type="float" office:value="99687.8828108905" calcext:value-type="float">
            <text:p>99687.8828108905</text:p>
          </table:table-cell>
          <table:table-cell/>
          <table:table-cell office:value-type="float" office:value="1443143233.73682" calcext:value-type="float">
            <text:p>1443143233.73682</text:p>
          </table:table-cell>
          <table:table-cell table:formula="of:=[.G388]-[.$B$2]" office:value-type="float" office:value="53.7366409301758" calcext:value-type="float">
            <text:p>53.7366409302</text:p>
          </table:table-cell>
          <table:table-cell table:formula="of:=[.C388]/([.H388]-[.H387])" office:value-type="float" office:value="99859.4999158235" calcext:value-type="float">
            <text:p>99859.4999158235</text:p>
          </table:table-cell>
          <table:table-cell table:formula="of:=[.G388]-[.$B388]" office:value-type="float" office:value="10.0945312976837" calcext:value-type="float">
            <text:p>10.094531297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3223.68626" calcext:value-type="float">
            <text:p>1443143223.68626</text:p>
          </table:table-cell>
          <table:table-cell office:value-type="float" office:value="4384" calcext:value-type="float">
            <text:p>4384</text:p>
          </table:table-cell>
          <table:table-cell table:formula="of:=[.B389]-[.$B$2]" office:value-type="float" office:value="43.6860823631287" calcext:value-type="float">
            <text:p>43.6860823631</text:p>
          </table:table-cell>
          <table:table-cell table:formula="of:=[.C389]/([.D389]-[.D388])" office:value-type="float" office:value="99698.1523897308" calcext:value-type="float">
            <text:p>99698.1523897308</text:p>
          </table:table-cell>
          <table:table-cell/>
          <table:table-cell office:value-type="float" office:value="1443143233.78069" calcext:value-type="float">
            <text:p>1443143233.78069</text:p>
          </table:table-cell>
          <table:table-cell table:formula="of:=[.G389]-[.$B$2]" office:value-type="float" office:value="53.7805156707764" calcext:value-type="float">
            <text:p>53.7805156708</text:p>
          </table:table-cell>
          <table:table-cell table:formula="of:=[.C389]/([.H389]-[.H388])" office:value-type="float" office:value="99920.8186758249" calcext:value-type="float">
            <text:p>99920.8186758249</text:p>
          </table:table-cell>
          <table:table-cell table:formula="of:=[.G389]-[.$B389]" office:value-type="float" office:value="10.0944333076477" calcext:value-type="float">
            <text:p>10.094433307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3223.73023" calcext:value-type="float">
            <text:p>1443143223.73023</text:p>
          </table:table-cell>
          <table:table-cell office:value-type="float" office:value="4384" calcext:value-type="float">
            <text:p>4384</text:p>
          </table:table-cell>
          <table:table-cell table:formula="of:=[.B390]-[.$B$2]" office:value-type="float" office:value="43.7300536632538" calcext:value-type="float">
            <text:p>43.7300536633</text:p>
          </table:table-cell>
          <table:table-cell table:formula="of:=[.C390]/([.D390]-[.D389])" office:value-type="float" office:value="99701.3958542312" calcext:value-type="float">
            <text:p>99701.3958542312</text:p>
          </table:table-cell>
          <table:table-cell/>
          <table:table-cell office:value-type="float" office:value="1443143233.82456" calcext:value-type="float">
            <text:p>1443143233.82456</text:p>
          </table:table-cell>
          <table:table-cell table:formula="of:=[.G390]-[.$B$2]" office:value-type="float" office:value="53.824387550354" calcext:value-type="float">
            <text:p>53.8243875504</text:p>
          </table:table-cell>
          <table:table-cell table:formula="of:=[.C390]/([.H390]-[.H389])" office:value-type="float" office:value="99927.3348259896" calcext:value-type="float">
            <text:p>99927.3348259896</text:p>
          </table:table-cell>
          <table:table-cell table:formula="of:=[.G390]-[.$B390]" office:value-type="float" office:value="10.0943338871002" calcext:value-type="float">
            <text:p>10.094333887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3223.77421" calcext:value-type="float">
            <text:p>1443143223.77421</text:p>
          </table:table-cell>
          <table:table-cell office:value-type="float" office:value="4384" calcext:value-type="float">
            <text:p>4384</text:p>
          </table:table-cell>
          <table:table-cell table:formula="of:=[.B391]-[.$B$2]" office:value-type="float" office:value="43.7740323543549" calcext:value-type="float">
            <text:p>43.7740323544</text:p>
          </table:table-cell>
          <table:table-cell table:formula="of:=[.C391]/([.D391]-[.D390])" office:value-type="float" office:value="99684.6402255232" calcext:value-type="float">
            <text:p>99684.6402255232</text:p>
          </table:table-cell>
          <table:table-cell/>
          <table:table-cell office:value-type="float" office:value="1443143233.86845" calcext:value-type="float">
            <text:p>1443143233.86845</text:p>
          </table:table-cell>
          <table:table-cell table:formula="of:=[.G391]-[.$B$2]" office:value-type="float" office:value="53.8682749271393" calcext:value-type="float">
            <text:p>53.8682749271</text:p>
          </table:table-cell>
          <table:table-cell table:formula="of:=[.C391]/([.H391]-[.H390])" office:value-type="float" office:value="99892.0491750735" calcext:value-type="float">
            <text:p>99892.0491750735</text:p>
          </table:table-cell>
          <table:table-cell table:formula="of:=[.G391]-[.$B391]" office:value-type="float" office:value="10.0942425727844" calcext:value-type="float">
            <text:p>10.094242572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3223.81819" calcext:value-type="float">
            <text:p>1443143223.81819</text:p>
          </table:table-cell>
          <table:table-cell office:value-type="float" office:value="4384" calcext:value-type="float">
            <text:p>4384</text:p>
          </table:table-cell>
          <table:table-cell table:formula="of:=[.B392]-[.$B$2]" office:value-type="float" office:value="43.8180091381073" calcext:value-type="float">
            <text:p>43.8180091381</text:p>
          </table:table-cell>
          <table:table-cell table:formula="of:=[.C392]/([.D392]-[.D391])" office:value-type="float" office:value="99688.9637195585" calcext:value-type="float">
            <text:p>99688.9637195585</text:p>
          </table:table-cell>
          <table:table-cell/>
          <table:table-cell office:value-type="float" office:value="1443143233.91237" calcext:value-type="float">
            <text:p>1443143233.91237</text:p>
          </table:table-cell>
          <table:table-cell table:formula="of:=[.G392]-[.$B$2]" office:value-type="float" office:value="53.9121954441071" calcext:value-type="float">
            <text:p>53.9121954441</text:p>
          </table:table-cell>
          <table:table-cell table:formula="of:=[.C392]/([.H392]-[.H391])" office:value-type="float" office:value="99816.6757284927" calcext:value-type="float">
            <text:p>99816.6757284927</text:p>
          </table:table-cell>
          <table:table-cell table:formula="of:=[.G392]-[.$B392]" office:value-type="float" office:value="10.0941863059998" calcext:value-type="float">
            <text:p>10.09418630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3223.86216" calcext:value-type="float">
            <text:p>1443143223.86216</text:p>
          </table:table-cell>
          <table:table-cell office:value-type="float" office:value="4384" calcext:value-type="float">
            <text:p>4384</text:p>
          </table:table-cell>
          <table:table-cell table:formula="of:=[.B393]-[.$B$2]" office:value-type="float" office:value="43.8619825839996" calcext:value-type="float">
            <text:p>43.861982584</text:p>
          </table:table-cell>
          <table:table-cell table:formula="of:=[.C393]/([.D393]-[.D392])" office:value-type="float" office:value="99696.5307366161" calcext:value-type="float">
            <text:p>99696.5307366161</text:p>
          </table:table-cell>
          <table:table-cell/>
          <table:table-cell office:value-type="float" office:value="1443143233.95622" calcext:value-type="float">
            <text:p>1443143233.95622</text:p>
          </table:table-cell>
          <table:table-cell table:formula="of:=[.G393]-[.$B$2]" office:value-type="float" office:value="53.9560432434082" calcext:value-type="float">
            <text:p>53.9560432434</text:p>
          </table:table-cell>
          <table:table-cell table:formula="of:=[.C393]/([.H393]-[.H392])" office:value-type="float" office:value="99982.2127877071" calcext:value-type="float">
            <text:p>99982.2127877071</text:p>
          </table:table-cell>
          <table:table-cell table:formula="of:=[.G393]-[.$B393]" office:value-type="float" office:value="10.0940606594086" calcext:value-type="float">
            <text:p>10.0940606594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3223.90615" calcext:value-type="float">
            <text:p>1443143223.90615</text:p>
          </table:table-cell>
          <table:table-cell office:value-type="float" office:value="4384" calcext:value-type="float">
            <text:p>4384</text:p>
          </table:table-cell>
          <table:table-cell table:formula="of:=[.B394]-[.$B$2]" office:value-type="float" office:value="43.9059700965881" calcext:value-type="float">
            <text:p>43.9059700966</text:p>
          </table:table-cell>
          <table:table-cell table:formula="of:=[.C394]/([.D394]-[.D393])" office:value-type="float" office:value="99664.6489428012" calcext:value-type="float">
            <text:p>99664.6489428012</text:p>
          </table:table-cell>
          <table:table-cell/>
          <table:table-cell office:value-type="float" office:value="1443143234.00013" calcext:value-type="float">
            <text:p>1443143234.00013</text:p>
          </table:table-cell>
          <table:table-cell table:formula="of:=[.G394]-[.$B$2]" office:value-type="float" office:value="53.9999549388886" calcext:value-type="float">
            <text:p>53.9999549389</text:p>
          </table:table-cell>
          <table:table-cell table:formula="of:=[.C394]/([.H394]-[.H393])" office:value-type="float" office:value="99836.728052601" calcext:value-type="float">
            <text:p>99836.728052601</text:p>
          </table:table-cell>
          <table:table-cell table:formula="of:=[.G394]-[.$B394]" office:value-type="float" office:value="10.0939848423004" calcext:value-type="float">
            <text:p>10.093984842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3223.95012" calcext:value-type="float">
            <text:p>1443143223.95012</text:p>
          </table:table-cell>
          <table:table-cell office:value-type="float" office:value="4384" calcext:value-type="float">
            <text:p>4384</text:p>
          </table:table-cell>
          <table:table-cell table:formula="of:=[.B395]-[.$B$2]" office:value-type="float" office:value="43.9499416351318" calcext:value-type="float">
            <text:p>43.9499416351</text:p>
          </table:table-cell>
          <table:table-cell table:formula="of:=[.C395]/([.D395]-[.D394])" office:value-type="float" office:value="99700.8552621591" calcext:value-type="float">
            <text:p>99700.8552621591</text:p>
          </table:table-cell>
          <table:table-cell/>
          <table:table-cell office:value-type="float" office:value="1443143234.01467" calcext:value-type="float">
            <text:p>1443143234.01467</text:p>
          </table:table-cell>
          <table:table-cell table:formula="of:=[.G395]-[.$B$2]" office:value-type="float" office:value="54.0144903659821" calcext:value-type="float">
            <text:p>54.014490366</text:p>
          </table:table-cell>
          <table:table-cell table:formula="of:=[.C395]/([.H395]-[.H394])" office:value-type="float" office:value="301607.924679329" calcext:value-type="float">
            <text:p>301607.924679329</text:p>
          </table:table-cell>
          <table:table-cell table:formula="of:=[.G395]-[.$B395]" office:value-type="float" office:value="10.0645487308502" calcext:value-type="float">
            <text:p>10.064548730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3223.99409" calcext:value-type="float">
            <text:p>1443143223.99409</text:p>
          </table:table-cell>
          <table:table-cell office:value-type="float" office:value="4384" calcext:value-type="float">
            <text:p>4384</text:p>
          </table:table-cell>
          <table:table-cell table:formula="of:=[.B396]-[.$B$2]" office:value-type="float" office:value="43.993910074234" calcext:value-type="float">
            <text:p>43.9939100742</text:p>
          </table:table-cell>
          <table:table-cell table:formula="of:=[.C396]/([.D396]-[.D395])" office:value-type="float" office:value="99707.8834163879" calcext:value-type="float">
            <text:p>99707.8834163879</text:p>
          </table:table-cell>
          <table:table-cell/>
          <table:table-cell office:value-type="float" office:value="1443143234.02922" calcext:value-type="float">
            <text:p>1443143234.02922</text:p>
          </table:table-cell>
          <table:table-cell table:formula="of:=[.G396]-[.$B$2]" office:value-type="float" office:value="54.0290400981903" calcext:value-type="float">
            <text:p>54.0290400982</text:p>
          </table:table-cell>
          <table:table-cell table:formula="of:=[.C396]/([.H396]-[.H395])" office:value-type="float" office:value="301311.387539737" calcext:value-type="float">
            <text:p>301311.387539737</text:p>
          </table:table-cell>
          <table:table-cell table:formula="of:=[.G396]-[.$B396]" office:value-type="float" office:value="10.0351300239563" calcext:value-type="float">
            <text:p>10.03513002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3224.03791" calcext:value-type="float">
            <text:p>1443143224.03791</text:p>
          </table:table-cell>
          <table:table-cell office:value-type="float" office:value="4384" calcext:value-type="float">
            <text:p>4384</text:p>
          </table:table-cell>
          <table:table-cell table:formula="of:=[.B397]-[.$B$2]" office:value-type="float" office:value="44.0377359390259" calcext:value-type="float">
            <text:p>44.037735939</text:p>
          </table:table-cell>
          <table:table-cell table:formula="of:=[.C397]/([.D397]-[.D396])" office:value-type="float" office:value="100032.253118557" calcext:value-type="float">
            <text:p>100032.253118557</text:p>
          </table:table-cell>
          <table:table-cell/>
          <table:table-cell office:value-type="float" office:value="1443143234.06315" calcext:value-type="float">
            <text:p>1443143234.06315</text:p>
          </table:table-cell>
          <table:table-cell table:formula="of:=[.G397]-[.$B$2]" office:value-type="float" office:value="54.0629751682282" calcext:value-type="float">
            <text:p>54.0629751682</text:p>
          </table:table-cell>
          <table:table-cell table:formula="of:=[.C397]/([.H397]-[.H396])" office:value-type="float" office:value="129187.887194908" calcext:value-type="float">
            <text:p>129187.887194908</text:p>
          </table:table-cell>
          <table:table-cell table:formula="of:=[.G397]-[.$B397]" office:value-type="float" office:value="10.0252392292023" calcext:value-type="float">
            <text:p>10.025239229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3224.08168" calcext:value-type="float">
            <text:p>1443143224.08168</text:p>
          </table:table-cell>
          <table:table-cell office:value-type="float" office:value="4384" calcext:value-type="float">
            <text:p>4384</text:p>
          </table:table-cell>
          <table:table-cell table:formula="of:=[.B398]-[.$B$2]" office:value-type="float" office:value="44.0815002918243" calcext:value-type="float">
            <text:p>44.0815002918</text:p>
          </table:table-cell>
          <table:table-cell table:formula="of:=[.C398]/([.D398]-[.D397])" office:value-type="float" office:value="100172.851182986" calcext:value-type="float">
            <text:p>100172.851182986</text:p>
          </table:table-cell>
          <table:table-cell/>
          <table:table-cell office:value-type="float" office:value="1443143234.11193" calcext:value-type="float">
            <text:p>1443143234.11193</text:p>
          </table:table-cell>
          <table:table-cell table:formula="of:=[.G398]-[.$B$2]" office:value-type="float" office:value="54.1117582321167" calcext:value-type="float">
            <text:p>54.1117582321</text:p>
          </table:table-cell>
          <table:table-cell table:formula="of:=[.C398]/([.H398]-[.H397])" office:value-type="float" office:value="89867.2541358969" calcext:value-type="float">
            <text:p>89867.2541358969</text:p>
          </table:table-cell>
          <table:table-cell table:formula="of:=[.G398]-[.$B398]" office:value-type="float" office:value="10.0302579402924" calcext:value-type="float">
            <text:p>10.030257940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3224.12545" calcext:value-type="float">
            <text:p>1443143224.12545</text:p>
          </table:table-cell>
          <table:table-cell office:value-type="float" office:value="4384" calcext:value-type="float">
            <text:p>4384</text:p>
          </table:table-cell>
          <table:table-cell table:formula="of:=[.B399]-[.$B$2]" office:value-type="float" office:value="44.125271320343" calcext:value-type="float">
            <text:p>44.1252713203</text:p>
          </table:table-cell>
          <table:table-cell table:formula="of:=[.C399]/([.D399]-[.D398])" office:value-type="float" office:value="100157.573362238" calcext:value-type="float">
            <text:p>100157.573362238</text:p>
          </table:table-cell>
          <table:table-cell/>
          <table:table-cell office:value-type="float" office:value="1443143234.16076" calcext:value-type="float">
            <text:p>1443143234.16076</text:p>
          </table:table-cell>
          <table:table-cell table:formula="of:=[.G399]-[.$B$2]" office:value-type="float" office:value="54.1605801582336" calcext:value-type="float">
            <text:p>54.1605801582</text:p>
          </table:table-cell>
          <table:table-cell table:formula="of:=[.C399]/([.H399]-[.H398])" office:value-type="float" office:value="89795.7198472462" calcext:value-type="float">
            <text:p>89795.7198472462</text:p>
          </table:table-cell>
          <table:table-cell table:formula="of:=[.G399]-[.$B399]" office:value-type="float" office:value="10.0353088378906" calcext:value-type="float">
            <text:p>10.035308837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3224.16921" calcext:value-type="float">
            <text:p>1443143224.16921</text:p>
          </table:table-cell>
          <table:table-cell office:value-type="float" office:value="4384" calcext:value-type="float">
            <text:p>4384</text:p>
          </table:table-cell>
          <table:table-cell table:formula="of:=[.B400]-[.$B$2]" office:value-type="float" office:value="44.1690289974213" calcext:value-type="float">
            <text:p>44.1690289974</text:p>
          </table:table-cell>
          <table:table-cell table:formula="of:=[.C400]/([.D400]-[.D399])" office:value-type="float" office:value="100188.133665335" calcext:value-type="float">
            <text:p>100188.133665335</text:p>
          </table:table-cell>
          <table:table-cell/>
          <table:table-cell office:value-type="float" office:value="1443143234.20948" calcext:value-type="float">
            <text:p>1443143234.20948</text:p>
          </table:table-cell>
          <table:table-cell table:formula="of:=[.G400]-[.$B$2]" office:value-type="float" office:value="54.209299325943" calcext:value-type="float">
            <text:p>54.2092993259</text:p>
          </table:table-cell>
          <table:table-cell table:formula="of:=[.C400]/([.H400]-[.H399])" office:value-type="float" office:value="89985.1168672281" calcext:value-type="float">
            <text:p>89985.1168672281</text:p>
          </table:table-cell>
          <table:table-cell table:formula="of:=[.G400]-[.$B400]" office:value-type="float" office:value="10.0402703285217" calcext:value-type="float">
            <text:p>10.040270328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3224.21296" calcext:value-type="float">
            <text:p>1443143224.21296</text:p>
          </table:table-cell>
          <table:table-cell office:value-type="float" office:value="4384" calcext:value-type="float">
            <text:p>4384</text:p>
          </table:table-cell>
          <table:table-cell table:formula="of:=[.B401]-[.$B$2]" office:value-type="float" office:value="44.2127857208252" calcext:value-type="float">
            <text:p>44.2127857208</text:p>
          </table:table-cell>
          <table:table-cell table:formula="of:=[.C401]/([.D401]-[.D400])" office:value-type="float" office:value="100190.317257763" calcext:value-type="float">
            <text:p>100190.317257763</text:p>
          </table:table-cell>
          <table:table-cell/>
          <table:table-cell office:value-type="float" office:value="1443143234.25823" calcext:value-type="float">
            <text:p>1443143234.25823</text:p>
          </table:table-cell>
          <table:table-cell table:formula="of:=[.G401]-[.$B$2]" office:value-type="float" office:value="54.2580556869507" calcext:value-type="float">
            <text:p>54.258055687</text:p>
          </table:table-cell>
          <table:table-cell table:formula="of:=[.C401]/([.H401]-[.H400])" office:value-type="float" office:value="89916.472628228" calcext:value-type="float">
            <text:p>89916.472628228</text:p>
          </table:table-cell>
          <table:table-cell table:formula="of:=[.G401]-[.$B401]" office:value-type="float" office:value="10.0452699661255" calcext:value-type="float">
            <text:p>10.045269966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3224.25676" calcext:value-type="float">
            <text:p>1443143224.25676</text:p>
          </table:table-cell>
          <table:table-cell office:value-type="float" office:value="4384" calcext:value-type="float">
            <text:p>4384</text:p>
          </table:table-cell>
          <table:table-cell table:formula="of:=[.B402]-[.$B$2]" office:value-type="float" office:value="44.2565846443176" calcext:value-type="float">
            <text:p>44.2565846443</text:p>
          </table:table-cell>
          <table:table-cell table:formula="of:=[.C402]/([.D402]-[.D401])" office:value-type="float" office:value="100093.784285761" calcext:value-type="float">
            <text:p>100093.784285761</text:p>
          </table:table-cell>
          <table:table-cell/>
          <table:table-cell office:value-type="float" office:value="1443143234.30699" calcext:value-type="float">
            <text:p>1443143234.30699</text:p>
          </table:table-cell>
          <table:table-cell table:formula="of:=[.G402]-[.$B$2]" office:value-type="float" office:value="54.3068101406097" calcext:value-type="float">
            <text:p>54.3068101406</text:p>
          </table:table-cell>
          <table:table-cell table:formula="of:=[.C402]/([.H402]-[.H401])" office:value-type="float" office:value="89919.9902978615" calcext:value-type="float">
            <text:p>89919.9902978615</text:p>
          </table:table-cell>
          <table:table-cell table:formula="of:=[.G402]-[.$B402]" office:value-type="float" office:value="10.0502254962921" calcext:value-type="float">
            <text:p>10.050225496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3224.30052" calcext:value-type="float">
            <text:p>1443143224.30052</text:p>
          </table:table-cell>
          <table:table-cell office:value-type="float" office:value="4384" calcext:value-type="float">
            <text:p>4384</text:p>
          </table:table-cell>
          <table:table-cell table:formula="of:=[.B403]-[.$B$2]" office:value-type="float" office:value="44.3003392219543" calcext:value-type="float">
            <text:p>44.300339222</text:p>
          </table:table-cell>
          <table:table-cell table:formula="of:=[.C403]/([.D403]-[.D402])" office:value-type="float" office:value="100195.230688753" calcext:value-type="float">
            <text:p>100195.230688753</text:p>
          </table:table-cell>
          <table:table-cell/>
          <table:table-cell office:value-type="float" office:value="1443143234.35575" calcext:value-type="float">
            <text:p>1443143234.35575</text:p>
          </table:table-cell>
          <table:table-cell table:formula="of:=[.G403]-[.$B$2]" office:value-type="float" office:value="54.3555731773377" calcext:value-type="float">
            <text:p>54.3555731773</text:p>
          </table:table-cell>
          <table:table-cell table:formula="of:=[.C403]/([.H403]-[.H402])" office:value-type="float" office:value="89904.1629515907" calcext:value-type="float">
            <text:p>89904.1629515907</text:p>
          </table:table-cell>
          <table:table-cell table:formula="of:=[.G403]-[.$B403]" office:value-type="float" office:value="10.0552339553833" calcext:value-type="float">
            <text:p>10.055233955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3224.34427" calcext:value-type="float">
            <text:p>1443143224.34427</text:p>
          </table:table-cell>
          <table:table-cell office:value-type="float" office:value="4384" calcext:value-type="float">
            <text:p>4384</text:p>
          </table:table-cell>
          <table:table-cell table:formula="of:=[.B404]-[.$B$2]" office:value-type="float" office:value="44.3440937995911" calcext:value-type="float">
            <text:p>44.3440937996</text:p>
          </table:table-cell>
          <table:table-cell table:formula="of:=[.C404]/([.D404]-[.D403])" office:value-type="float" office:value="100195.230688753" calcext:value-type="float">
            <text:p>100195.230688753</text:p>
          </table:table-cell>
          <table:table-cell/>
          <table:table-cell office:value-type="float" office:value="1443143234.40451" calcext:value-type="float">
            <text:p>1443143234.40451</text:p>
          </table:table-cell>
          <table:table-cell table:formula="of:=[.G404]-[.$B$2]" office:value-type="float" office:value="54.4043319225311" calcext:value-type="float">
            <text:p>54.4043319225</text:p>
          </table:table-cell>
          <table:table-cell table:formula="of:=[.C404]/([.H404]-[.H403])" office:value-type="float" office:value="89912.0759281988" calcext:value-type="float">
            <text:p>89912.0759281988</text:p>
          </table:table-cell>
          <table:table-cell table:formula="of:=[.G404]-[.$B404]" office:value-type="float" office:value="10.0602381229401" calcext:value-type="float">
            <text:p>10.060238122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3224.38802" calcext:value-type="float">
            <text:p>1443143224.38802</text:p>
          </table:table-cell>
          <table:table-cell office:value-type="float" office:value="4384" calcext:value-type="float">
            <text:p>4384</text:p>
          </table:table-cell>
          <table:table-cell table:formula="of:=[.B405]-[.$B$2]" office:value-type="float" office:value="44.3878462314606" calcext:value-type="float">
            <text:p>44.3878462315</text:p>
          </table:table-cell>
          <table:table-cell table:formula="of:=[.C405]/([.D405]-[.D404])" office:value-type="float" office:value="100200.144601686" calcext:value-type="float">
            <text:p>100200.144601686</text:p>
          </table:table-cell>
          <table:table-cell/>
          <table:table-cell office:value-type="float" office:value="1443143234.45327" calcext:value-type="float">
            <text:p>1443143234.45327</text:p>
          </table:table-cell>
          <table:table-cell table:formula="of:=[.G405]-[.$B$2]" office:value-type="float" office:value="54.4530928134918" calcext:value-type="float">
            <text:p>54.4530928135</text:p>
          </table:table-cell>
          <table:table-cell table:formula="of:=[.C405]/([.H405]-[.H404])" office:value-type="float" office:value="89908.1192657859" calcext:value-type="float">
            <text:p>89908.1192657859</text:p>
          </table:table-cell>
          <table:table-cell table:formula="of:=[.G405]-[.$B405]" office:value-type="float" office:value="10.0652465820313" calcext:value-type="float">
            <text:p>10.06524658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3224.43178" calcext:value-type="float">
            <text:p>1443143224.43178</text:p>
          </table:table-cell>
          <table:table-cell office:value-type="float" office:value="4384" calcext:value-type="float">
            <text:p>4384</text:p>
          </table:table-cell>
          <table:table-cell table:formula="of:=[.B406]-[.$B$2]" office:value-type="float" office:value="44.4316003322601" calcext:value-type="float">
            <text:p>44.4316003323</text:p>
          </table:table-cell>
          <table:table-cell table:formula="of:=[.C406]/([.D406]-[.D405])" office:value-type="float" office:value="100196.322627753" calcext:value-type="float">
            <text:p>100196.322627753</text:p>
          </table:table-cell>
          <table:table-cell/>
          <table:table-cell office:value-type="float" office:value="1443143234.50202" calcext:value-type="float">
            <text:p>1443143234.50202</text:p>
          </table:table-cell>
          <table:table-cell table:formula="of:=[.G406]-[.$B$2]" office:value-type="float" office:value="54.5018467903137" calcext:value-type="float">
            <text:p>54.5018467903</text:p>
          </table:table-cell>
          <table:table-cell table:formula="of:=[.C406]/([.H406]-[.H405])" office:value-type="float" office:value="89920.8697582755" calcext:value-type="float">
            <text:p>89920.8697582755</text:p>
          </table:table-cell>
          <table:table-cell table:formula="of:=[.G406]-[.$B406]" office:value-type="float" office:value="10.0702464580536" calcext:value-type="float">
            <text:p>10.070246458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3224.4756" calcext:value-type="float">
            <text:p>1443143224.4756</text:p>
          </table:table-cell>
          <table:table-cell office:value-type="float" office:value="4384" calcext:value-type="float">
            <text:p>4384</text:p>
          </table:table-cell>
          <table:table-cell table:formula="of:=[.B407]-[.$B$2]" office:value-type="float" office:value="44.4754230976105" calcext:value-type="float">
            <text:p>44.4754230976</text:p>
          </table:table-cell>
          <table:table-cell table:formula="of:=[.C407]/([.D407]-[.D406])" office:value-type="float" office:value="100039.328074165" calcext:value-type="float">
            <text:p>100039.328074165</text:p>
          </table:table-cell>
          <table:table-cell/>
          <table:table-cell office:value-type="float" office:value="1443143234.55079" calcext:value-type="float">
            <text:p>1443143234.55079</text:p>
          </table:table-cell>
          <table:table-cell table:formula="of:=[.G407]-[.$B$2]" office:value-type="float" office:value="54.5506086349487" calcext:value-type="float">
            <text:p>54.5506086349</text:p>
          </table:table-cell>
          <table:table-cell table:formula="of:=[.C407]/([.H407]-[.H406])" office:value-type="float" office:value="89906.3608609343" calcext:value-type="float">
            <text:p>89906.3608609343</text:p>
          </table:table-cell>
          <table:table-cell table:formula="of:=[.G407]-[.$B407]" office:value-type="float" office:value="10.0751855373383" calcext:value-type="float">
            <text:p>10.075185537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3224.51938" calcext:value-type="float">
            <text:p>1443143224.51938</text:p>
          </table:table-cell>
          <table:table-cell office:value-type="float" office:value="4384" calcext:value-type="float">
            <text:p>4384</text:p>
          </table:table-cell>
          <table:table-cell table:formula="of:=[.B408]-[.$B$2]" office:value-type="float" office:value="44.519202709198" calcext:value-type="float">
            <text:p>44.5192027092</text:p>
          </table:table-cell>
          <table:table-cell table:formula="of:=[.C408]/([.D408]-[.D407])" office:value-type="float" office:value="100137.93729612" calcext:value-type="float">
            <text:p>100137.93729612</text:p>
          </table:table-cell>
          <table:table-cell/>
          <table:table-cell office:value-type="float" office:value="1443143234.59954" calcext:value-type="float">
            <text:p>1443143234.59954</text:p>
          </table:table-cell>
          <table:table-cell table:formula="of:=[.G408]-[.$B$2]" office:value-type="float" office:value="54.5993633270264" calcext:value-type="float">
            <text:p>54.599363327</text:p>
          </table:table-cell>
          <table:table-cell table:formula="of:=[.C408]/([.H408]-[.H407])" office:value-type="float" office:value="89919.5505741056" calcext:value-type="float">
            <text:p>89919.5505741056</text:p>
          </table:table-cell>
          <table:table-cell table:formula="of:=[.G408]-[.$B408]" office:value-type="float" office:value="10.0801606178284" calcext:value-type="float">
            <text:p>10.080160617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3224.56314" calcext:value-type="float">
            <text:p>1443143224.56314</text:p>
          </table:table-cell>
          <table:table-cell office:value-type="float" office:value="4384" calcext:value-type="float">
            <text:p>4384</text:p>
          </table:table-cell>
          <table:table-cell table:formula="of:=[.B409]-[.$B$2]" office:value-type="float" office:value="44.5629606246948" calcext:value-type="float">
            <text:p>44.5629606247</text:p>
          </table:table-cell>
          <table:table-cell table:formula="of:=[.C409]/([.D409]-[.D408])" office:value-type="float" office:value="100187.5877821" calcext:value-type="float">
            <text:p>100187.5877821</text:p>
          </table:table-cell>
          <table:table-cell/>
          <table:table-cell office:value-type="float" office:value="1443143234.64829" calcext:value-type="float">
            <text:p>1443143234.64829</text:p>
          </table:table-cell>
          <table:table-cell table:formula="of:=[.G409]-[.$B$2]" office:value-type="float" office:value="54.6481084823608" calcext:value-type="float">
            <text:p>54.6481084824</text:p>
          </table:table-cell>
          <table:table-cell table:formula="of:=[.C409]/([.H409]-[.H408])" office:value-type="float" office:value="89937.1428795023" calcext:value-type="float">
            <text:p>89937.1428795023</text:p>
          </table:table-cell>
          <table:table-cell table:formula="of:=[.G409]-[.$B409]" office:value-type="float" office:value="10.085147857666" calcext:value-type="float">
            <text:p>10.085147857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3224.60688" calcext:value-type="float">
            <text:p>1443143224.60688</text:p>
          </table:table-cell>
          <table:table-cell office:value-type="float" office:value="4384" calcext:value-type="float">
            <text:p>4384</text:p>
          </table:table-cell>
          <table:table-cell table:formula="of:=[.B410]-[.$B$2]" office:value-type="float" office:value="44.6067056655884" calcext:value-type="float">
            <text:p>44.6067056656</text:p>
          </table:table-cell>
          <table:table-cell table:formula="of:=[.C410]/([.D410]-[.D409])" office:value-type="float" office:value="100217.073991716" calcext:value-type="float">
            <text:p>100217.073991716</text:p>
          </table:table-cell>
          <table:table-cell/>
          <table:table-cell office:value-type="float" office:value="1443143234.69706" calcext:value-type="float">
            <text:p>1443143234.69706</text:p>
          </table:table-cell>
          <table:table-cell table:formula="of:=[.G410]-[.$B$2]" office:value-type="float" office:value="54.6968841552734" calcext:value-type="float">
            <text:p>54.6968841553</text:p>
          </table:table-cell>
          <table:table-cell table:formula="of:=[.C410]/([.H410]-[.H409])" office:value-type="float" office:value="89880.8717176655" calcext:value-type="float">
            <text:p>89880.8717176655</text:p>
          </table:table-cell>
          <table:table-cell table:formula="of:=[.G410]-[.$B410]" office:value-type="float" office:value="10.0901784896851" calcext:value-type="float">
            <text:p>10.090178489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3224.65064" calcext:value-type="float">
            <text:p>1443143224.65064</text:p>
          </table:table-cell>
          <table:table-cell office:value-type="float" office:value="4384" calcext:value-type="float">
            <text:p>4384</text:p>
          </table:table-cell>
          <table:table-cell table:formula="of:=[.B411]-[.$B$2]" office:value-type="float" office:value="44.6504590511322" calcext:value-type="float">
            <text:p>44.6504590511</text:p>
          </table:table-cell>
          <table:table-cell table:formula="of:=[.C411]/([.D411]-[.D410])" office:value-type="float" office:value="100197.960580879" calcext:value-type="float">
            <text:p>100197.960580879</text:p>
          </table:table-cell>
          <table:table-cell/>
          <table:table-cell office:value-type="float" office:value="1443143234.7458" calcext:value-type="float">
            <text:p>1443143234.7458</text:p>
          </table:table-cell>
          <table:table-cell table:formula="of:=[.G411]-[.$B$2]" office:value-type="float" office:value="54.7456269264221" calcext:value-type="float">
            <text:p>54.7456269264</text:p>
          </table:table-cell>
          <table:table-cell table:formula="of:=[.C411]/([.H411]-[.H410])" office:value-type="float" office:value="89941.5420314808" calcext:value-type="float">
            <text:p>89941.5420314808</text:p>
          </table:table-cell>
          <table:table-cell table:formula="of:=[.G411]-[.$B411]" office:value-type="float" office:value="10.0951678752899" calcext:value-type="float">
            <text:p>10.095167875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3224.6944" calcext:value-type="float">
            <text:p>1443143224.6944</text:p>
          </table:table-cell>
          <table:table-cell office:value-type="float" office:value="4384" calcext:value-type="float">
            <text:p>4384</text:p>
          </table:table-cell>
          <table:table-cell table:formula="of:=[.B412]-[.$B$2]" office:value-type="float" office:value="44.6942193508148" calcext:value-type="float">
            <text:p>44.6942193508</text:p>
          </table:table-cell>
          <table:table-cell table:formula="of:=[.C412]/([.D412]-[.D411])" office:value-type="float" office:value="100182.129276904" calcext:value-type="float">
            <text:p>100182.129276904</text:p>
          </table:table-cell>
          <table:table-cell/>
          <table:table-cell office:value-type="float" office:value="1443143234.79457" calcext:value-type="float">
            <text:p>1443143234.79457</text:p>
          </table:table-cell>
          <table:table-cell table:formula="of:=[.G412]-[.$B$2]" office:value-type="float" office:value="54.7943942546844" calcext:value-type="float">
            <text:p>54.7943942547</text:p>
          </table:table-cell>
          <table:table-cell table:formula="of:=[.C412]/([.H412]-[.H411])" office:value-type="float" office:value="89896.2513676697" calcext:value-type="float">
            <text:p>89896.2513676697</text:p>
          </table:table-cell>
          <table:table-cell table:formula="of:=[.G412]-[.$B412]" office:value-type="float" office:value="10.1001749038696" calcext:value-type="float">
            <text:p>10.100174903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3224.73817" calcext:value-type="float">
            <text:p>1443143224.73817</text:p>
          </table:table-cell>
          <table:table-cell office:value-type="float" office:value="4384" calcext:value-type="float">
            <text:p>4384</text:p>
          </table:table-cell>
          <table:table-cell table:formula="of:=[.B413]-[.$B$2]" office:value-type="float" office:value="44.737991809845" calcext:value-type="float">
            <text:p>44.7379918098</text:p>
          </table:table-cell>
          <table:table-cell table:formula="of:=[.C413]/([.D413]-[.D412])" office:value-type="float" office:value="100154.300149786" calcext:value-type="float">
            <text:p>100154.300149786</text:p>
          </table:table-cell>
          <table:table-cell/>
          <table:table-cell office:value-type="float" office:value="1443143234.84333" calcext:value-type="float">
            <text:p>1443143234.84333</text:p>
          </table:table-cell>
          <table:table-cell table:formula="of:=[.G413]-[.$B$2]" office:value-type="float" office:value="54.8431558609009" calcext:value-type="float">
            <text:p>54.8431558609</text:p>
          </table:table-cell>
          <table:table-cell table:formula="of:=[.C413]/([.H413]-[.H412])" office:value-type="float" office:value="89906.8004556989" calcext:value-type="float">
            <text:p>89906.8004556989</text:p>
          </table:table-cell>
          <table:table-cell table:formula="of:=[.G413]-[.$B413]" office:value-type="float" office:value="10.1051640510559" calcext:value-type="float">
            <text:p>10.105164051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3224.78192" calcext:value-type="float">
            <text:p>1443143224.78192</text:p>
          </table:table-cell>
          <table:table-cell office:value-type="float" office:value="4384" calcext:value-type="float">
            <text:p>4384</text:p>
          </table:table-cell>
          <table:table-cell table:formula="of:=[.B414]-[.$B$2]" office:value-type="float" office:value="44.7817440032959" calcext:value-type="float">
            <text:p>44.7817440033</text:p>
          </table:table-cell>
          <table:table-cell table:formula="of:=[.C414]/([.D414]-[.D413])" office:value-type="float" office:value="100200.690621764" calcext:value-type="float">
            <text:p>100200.690621764</text:p>
          </table:table-cell>
          <table:table-cell/>
          <table:table-cell office:value-type="float" office:value="1443143234.89201" calcext:value-type="float">
            <text:p>1443143234.89201</text:p>
          </table:table-cell>
          <table:table-cell table:formula="of:=[.G414]-[.$B$2]" office:value-type="float" office:value="54.8918311595917" calcext:value-type="float">
            <text:p>54.8918311596</text:p>
          </table:table-cell>
          <table:table-cell table:formula="of:=[.C414]/([.H414]-[.H413])" office:value-type="float" office:value="90066.2167036477" calcext:value-type="float">
            <text:p>90066.2167036477</text:p>
          </table:table-cell>
          <table:table-cell table:formula="of:=[.G414]-[.$B414]" office:value-type="float" office:value="10.1100871562958" calcext:value-type="float">
            <text:p>10.110087156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3224.82568" calcext:value-type="float">
            <text:p>1443143224.82568</text:p>
          </table:table-cell>
          <table:table-cell office:value-type="float" office:value="4384" calcext:value-type="float">
            <text:p>4384</text:p>
          </table:table-cell>
          <table:table-cell table:formula="of:=[.B415]-[.$B$2]" office:value-type="float" office:value="44.8255000114441" calcext:value-type="float">
            <text:p>44.8255000114</text:p>
          </table:table-cell>
          <table:table-cell table:formula="of:=[.C415]/([.D415]-[.D414])" office:value-type="float" office:value="100191.955014548" calcext:value-type="float">
            <text:p>100191.955014548</text:p>
          </table:table-cell>
          <table:table-cell/>
          <table:table-cell office:value-type="float" office:value="1443143234.94087" calcext:value-type="float">
            <text:p>1443143234.94087</text:p>
          </table:table-cell>
          <table:table-cell table:formula="of:=[.G415]-[.$B$2]" office:value-type="float" office:value="54.9406900405884" calcext:value-type="float">
            <text:p>54.9406900406</text:p>
          </table:table-cell>
          <table:table-cell table:formula="of:=[.C415]/([.H415]-[.H414])" office:value-type="float" office:value="89727.801999717" calcext:value-type="float">
            <text:p>89727.801999717</text:p>
          </table:table-cell>
          <table:table-cell table:formula="of:=[.G415]-[.$B415]" office:value-type="float" office:value="10.1151900291443" calcext:value-type="float">
            <text:p>10.115190029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3224.86943" calcext:value-type="float">
            <text:p>1443143224.86943</text:p>
          </table:table-cell>
          <table:table-cell office:value-type="float" office:value="4384" calcext:value-type="float">
            <text:p>4384</text:p>
          </table:table-cell>
          <table:table-cell table:formula="of:=[.B416]-[.$B$2]" office:value-type="float" office:value="44.8692524433136" calcext:value-type="float">
            <text:p>44.8692524433</text:p>
          </table:table-cell>
          <table:table-cell table:formula="of:=[.C416]/([.D416]-[.D415])" office:value-type="float" office:value="100200.144601686" calcext:value-type="float">
            <text:p>100200.144601686</text:p>
          </table:table-cell>
          <table:table-cell/>
          <table:table-cell office:value-type="float" office:value="1443143234.98952" calcext:value-type="float">
            <text:p>1443143234.98952</text:p>
          </table:table-cell>
          <table:table-cell table:formula="of:=[.G416]-[.$B$2]" office:value-type="float" office:value="54.989342212677" calcext:value-type="float">
            <text:p>54.9893422127</text:p>
          </table:table-cell>
          <table:table-cell table:formula="of:=[.C416]/([.H416]-[.H415])" office:value-type="float" office:value="90109.0292950182" calcext:value-type="float">
            <text:p>90109.0292950182</text:p>
          </table:table-cell>
          <table:table-cell table:formula="of:=[.G416]-[.$B416]" office:value-type="float" office:value="10.1200897693634" calcext:value-type="float">
            <text:p>10.120089769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3224.91319" calcext:value-type="float">
            <text:p>1443143224.91319</text:p>
          </table:table-cell>
          <table:table-cell office:value-type="float" office:value="4384" calcext:value-type="float">
            <text:p>4384</text:p>
          </table:table-cell>
          <table:table-cell table:formula="of:=[.B417]-[.$B$2]" office:value-type="float" office:value="44.9130148887634" calcext:value-type="float">
            <text:p>44.9130148888</text:p>
          </table:table-cell>
          <table:table-cell table:formula="of:=[.C417]/([.D417]-[.D416])" office:value-type="float" office:value="100177.217130747" calcext:value-type="float">
            <text:p>100177.217130747</text:p>
          </table:table-cell>
          <table:table-cell/>
          <table:table-cell office:value-type="float" office:value="1443143235.03842" calcext:value-type="float">
            <text:p>1443143235.03842</text:p>
          </table:table-cell>
          <table:table-cell table:formula="of:=[.G417]-[.$B$2]" office:value-type="float" office:value="55.0382382869721" calcext:value-type="float">
            <text:p>55.038238287</text:p>
          </table:table-cell>
          <table:table-cell table:formula="of:=[.C417]/([.H417]-[.H416])" office:value-type="float" office:value="89659.5496306409" calcext:value-type="float">
            <text:p>89659.5496306409</text:p>
          </table:table-cell>
          <table:table-cell table:formula="of:=[.G417]-[.$B417]" office:value-type="float" office:value="10.1252233982086" calcext:value-type="float">
            <text:p>10.125223398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3224.95694" calcext:value-type="float">
            <text:p>1443143224.95694</text:p>
          </table:table-cell>
          <table:table-cell office:value-type="float" office:value="4384" calcext:value-type="float">
            <text:p>4384</text:p>
          </table:table-cell>
          <table:table-cell table:formula="of:=[.B418]-[.$B$2]" office:value-type="float" office:value="44.9567673206329" calcext:value-type="float">
            <text:p>44.9567673206</text:p>
          </table:table-cell>
          <table:table-cell table:formula="of:=[.C418]/([.D418]-[.D417])" office:value-type="float" office:value="100200.144601686" calcext:value-type="float">
            <text:p>100200.144601686</text:p>
          </table:table-cell>
          <table:table-cell/>
          <table:table-cell office:value-type="float" office:value="1443143235.05179" calcext:value-type="float">
            <text:p>1443143235.05179</text:p>
          </table:table-cell>
          <table:table-cell table:formula="of:=[.G418]-[.$B$2]" office:value-type="float" office:value="55.0516154766083" calcext:value-type="float">
            <text:p>55.0516154766</text:p>
          </table:table-cell>
          <table:table-cell table:formula="of:=[.C418]/([.H418]-[.H417])" office:value-type="float" office:value="327722.049190846" calcext:value-type="float">
            <text:p>327722.049190846</text:p>
          </table:table-cell>
          <table:table-cell table:formula="of:=[.G418]-[.$B418]" office:value-type="float" office:value="10.0948481559753" calcext:value-type="float">
            <text:p>10.09484815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3225.00105" calcext:value-type="float">
            <text:p>1443143225.00105</text:p>
          </table:table-cell>
          <table:table-cell office:value-type="float" office:value="4384" calcext:value-type="float">
            <text:p>4384</text:p>
          </table:table-cell>
          <table:table-cell table:formula="of:=[.B419]-[.$B$2]" office:value-type="float" office:value="45.0008754730225" calcext:value-type="float">
            <text:p>45.000875473</text:p>
          </table:table-cell>
          <table:table-cell table:formula="of:=[.C419]/([.D419]-[.D418])" office:value-type="float" office:value="99392.0570801555" calcext:value-type="float">
            <text:p>99392.0570801555</text:p>
          </table:table-cell>
          <table:table-cell/>
          <table:table-cell office:value-type="float" office:value="1443143235.06512" calcext:value-type="float">
            <text:p>1443143235.06512</text:p>
          </table:table-cell>
          <table:table-cell table:formula="of:=[.G419]-[.$B$2]" office:value-type="float" office:value="55.0649416446686" calcext:value-type="float">
            <text:p>55.0649416447</text:p>
          </table:table-cell>
          <table:table-cell table:formula="of:=[.C419]/([.H419]-[.H418])" office:value-type="float" office:value="328976.790639425" calcext:value-type="float">
            <text:p>328976.790639425</text:p>
          </table:table-cell>
          <table:table-cell table:formula="of:=[.G419]-[.$B419]" office:value-type="float" office:value="10.0640661716461" calcext:value-type="float">
            <text:p>10.064066171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3225.04292" calcext:value-type="float">
            <text:p>1443143225.04292</text:p>
          </table:table-cell>
          <table:table-cell office:value-type="float" office:value="4384" calcext:value-type="float">
            <text:p>4384</text:p>
          </table:table-cell>
          <table:table-cell table:formula="of:=[.B420]-[.$B$2]" office:value-type="float" office:value="45.0427391529083" calcext:value-type="float">
            <text:p>45.0427391529</text:p>
          </table:table-cell>
          <table:table-cell table:formula="of:=[.C420]/([.D420]-[.D419])" office:value-type="float" office:value="104720.846613398" calcext:value-type="float">
            <text:p>104720.846613398</text:p>
          </table:table-cell>
          <table:table-cell/>
          <table:table-cell office:value-type="float" office:value="1443143235.08995" calcext:value-type="float">
            <text:p>1443143235.08995</text:p>
          </table:table-cell>
          <table:table-cell table:formula="of:=[.G420]-[.$B$2]" office:value-type="float" office:value="55.0897734165192" calcext:value-type="float">
            <text:p>55.0897734165</text:p>
          </table:table-cell>
          <table:table-cell table:formula="of:=[.C420]/([.H420]-[.H419])" office:value-type="float" office:value="176548.013825947" calcext:value-type="float">
            <text:p>176548.013825947</text:p>
          </table:table-cell>
          <table:table-cell table:formula="of:=[.G420]-[.$B420]" office:value-type="float" office:value="10.0470342636108" calcext:value-type="float">
            <text:p>10.047034263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3225.08484" calcext:value-type="float">
            <text:p>1443143225.08484</text:p>
          </table:table-cell>
          <table:table-cell office:value-type="float" office:value="4384" calcext:value-type="float">
            <text:p>4384</text:p>
          </table:table-cell>
          <table:table-cell table:formula="of:=[.B421]-[.$B$2]" office:value-type="float" office:value="45.0846633911133" calcext:value-type="float">
            <text:p>45.0846633911</text:p>
          </table:table-cell>
          <table:table-cell table:formula="of:=[.C421]/([.D421]-[.D420])" office:value-type="float" office:value="104569.580455293" calcext:value-type="float">
            <text:p>104569.580455293</text:p>
          </table:table-cell>
          <table:table-cell/>
          <table:table-cell office:value-type="float" office:value="1443143235.12996" calcext:value-type="float">
            <text:p>1443143235.12996</text:p>
          </table:table-cell>
          <table:table-cell table:formula="of:=[.G421]-[.$B$2]" office:value-type="float" office:value="55.1297786235809" calcext:value-type="float">
            <text:p>55.1297786236</text:p>
          </table:table-cell>
          <table:table-cell table:formula="of:=[.C421]/([.H421]-[.H420])" office:value-type="float" office:value="109585.734507789" calcext:value-type="float">
            <text:p>109585.734507789</text:p>
          </table:table-cell>
          <table:table-cell table:formula="of:=[.G421]-[.$B421]" office:value-type="float" office:value="10.0451152324677" calcext:value-type="float">
            <text:p>10.045115232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3225.12673" calcext:value-type="float">
            <text:p>1443143225.12673</text:p>
          </table:table-cell>
          <table:table-cell office:value-type="float" office:value="4384" calcext:value-type="float">
            <text:p>4384</text:p>
          </table:table-cell>
          <table:table-cell table:formula="of:=[.B422]-[.$B$2]" office:value-type="float" office:value="45.1265530586243" calcext:value-type="float">
            <text:p>45.1265530586</text:p>
          </table:table-cell>
          <table:table-cell table:formula="of:=[.C422]/([.D422]-[.D421])" office:value-type="float" office:value="104655.879611606" calcext:value-type="float">
            <text:p>104655.879611606</text:p>
          </table:table-cell>
          <table:table-cell/>
          <table:table-cell office:value-type="float" office:value="1443143235.16976" calcext:value-type="float">
            <text:p>1443143235.16976</text:p>
          </table:table-cell>
          <table:table-cell table:formula="of:=[.G422]-[.$B$2]" office:value-type="float" office:value="55.1695866584778" calcext:value-type="float">
            <text:p>55.1695866585</text:p>
          </table:table-cell>
          <table:table-cell table:formula="of:=[.C422]/([.H422]-[.H421])" office:value-type="float" office:value="110128.52082148" calcext:value-type="float">
            <text:p>110128.52082148</text:p>
          </table:table-cell>
          <table:table-cell table:formula="of:=[.G422]-[.$B422]" office:value-type="float" office:value="10.0430335998535" calcext:value-type="float">
            <text:p>10.043033599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3225.16864" calcext:value-type="float">
            <text:p>1443143225.16864</text:p>
          </table:table-cell>
          <table:table-cell office:value-type="float" office:value="4384" calcext:value-type="float">
            <text:p>4384</text:p>
          </table:table-cell>
          <table:table-cell table:formula="of:=[.B423]-[.$B$2]" office:value-type="float" office:value="45.1684587001801" calcext:value-type="float">
            <text:p>45.1684587002</text:p>
          </table:table-cell>
          <table:table-cell table:formula="of:=[.C423]/([.D423]-[.D422])" office:value-type="float" office:value="104615.985753705" calcext:value-type="float">
            <text:p>104615.985753705</text:p>
          </table:table-cell>
          <table:table-cell/>
          <table:table-cell office:value-type="float" office:value="1443143235.20968" calcext:value-type="float">
            <text:p>1443143235.20968</text:p>
          </table:table-cell>
          <table:table-cell table:formula="of:=[.G423]-[.$B$2]" office:value-type="float" office:value="55.2094991207123" calcext:value-type="float">
            <text:p>55.2094991207</text:p>
          </table:table-cell>
          <table:table-cell table:formula="of:=[.C423]/([.H423]-[.H422])" office:value-type="float" office:value="109840.379534661" calcext:value-type="float">
            <text:p>109840.379534661</text:p>
          </table:table-cell>
          <table:table-cell table:formula="of:=[.G423]-[.$B423]" office:value-type="float" office:value="10.0410404205322" calcext:value-type="float">
            <text:p>10.041040420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3225.21054" calcext:value-type="float">
            <text:p>1443143225.21054</text:p>
          </table:table-cell>
          <table:table-cell office:value-type="float" office:value="4384" calcext:value-type="float">
            <text:p>4384</text:p>
          </table:table-cell>
          <table:table-cell table:formula="of:=[.B424]-[.$B$2]" office:value-type="float" office:value="45.2103672027588" calcext:value-type="float">
            <text:p>45.2103672028</text:p>
          </table:table-cell>
          <table:table-cell table:formula="of:=[.C424]/([.D424]-[.D423])" office:value-type="float" office:value="104608.843796401" calcext:value-type="float">
            <text:p>104608.843796401</text:p>
          </table:table-cell>
          <table:table-cell/>
          <table:table-cell office:value-type="float" office:value="1443143235.24959" calcext:value-type="float">
            <text:p>1443143235.24959</text:p>
          </table:table-cell>
          <table:table-cell table:formula="of:=[.G424]-[.$B$2]" office:value-type="float" office:value="55.2494084835053" calcext:value-type="float">
            <text:p>55.2494084835</text:p>
          </table:table-cell>
          <table:table-cell table:formula="of:=[.C424]/([.H424]-[.H423])" office:value-type="float" office:value="109848.909959855" calcext:value-type="float">
            <text:p>109848.909959855</text:p>
          </table:table-cell>
          <table:table-cell table:formula="of:=[.G424]-[.$B424]" office:value-type="float" office:value="10.0390412807465" calcext:value-type="float">
            <text:p>10.039041280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3225.25244" calcext:value-type="float">
            <text:p>1443143225.25244</text:p>
          </table:table-cell>
          <table:table-cell office:value-type="float" office:value="4384" calcext:value-type="float">
            <text:p>4384</text:p>
          </table:table-cell>
          <table:table-cell table:formula="of:=[.B425]-[.$B$2]" office:value-type="float" office:value="45.2522592544556" calcext:value-type="float">
            <text:p>45.2522592545</text:p>
          </table:table-cell>
          <table:table-cell table:formula="of:=[.C425]/([.D425]-[.D424])" office:value-type="float" office:value="104649.923372869" calcext:value-type="float">
            <text:p>104649.923372869</text:p>
          </table:table-cell>
          <table:table-cell/>
          <table:table-cell office:value-type="float" office:value="1443143235.28943" calcext:value-type="float">
            <text:p>1443143235.28943</text:p>
          </table:table-cell>
          <table:table-cell table:formula="of:=[.G425]-[.$B$2]" office:value-type="float" office:value="55.2892582416534" calcext:value-type="float">
            <text:p>55.2892582417</text:p>
          </table:table-cell>
          <table:table-cell table:formula="of:=[.C425]/([.H425]-[.H424])" office:value-type="float" office:value="110013.214727597" calcext:value-type="float">
            <text:p>110013.214727597</text:p>
          </table:table-cell>
          <table:table-cell table:formula="of:=[.G425]-[.$B425]" office:value-type="float" office:value="10.0369989871979" calcext:value-type="float">
            <text:p>10.036998987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3225.29437" calcext:value-type="float">
            <text:p>1443143225.29437</text:p>
          </table:table-cell>
          <table:table-cell office:value-type="float" office:value="4384" calcext:value-type="float">
            <text:p>4384</text:p>
          </table:table-cell>
          <table:table-cell table:formula="of:=[.B426]-[.$B$2]" office:value-type="float" office:value="45.2941908836365" calcext:value-type="float">
            <text:p>45.2941908836</text:p>
          </table:table-cell>
          <table:table-cell table:formula="of:=[.C426]/([.D426]-[.D425])" office:value-type="float" office:value="104551.148754222" calcext:value-type="float">
            <text:p>104551.148754222</text:p>
          </table:table-cell>
          <table:table-cell/>
          <table:table-cell office:value-type="float" office:value="1443143235.32935" calcext:value-type="float">
            <text:p>1443143235.32935</text:p>
          </table:table-cell>
          <table:table-cell table:formula="of:=[.G426]-[.$B$2]" office:value-type="float" office:value="55.3291699886322" calcext:value-type="float">
            <text:p>55.3291699886</text:p>
          </table:table-cell>
          <table:table-cell table:formula="of:=[.C426]/([.H426]-[.H425])" office:value-type="float" office:value="109842.347976727" calcext:value-type="float">
            <text:p>109842.347976727</text:p>
          </table:table-cell>
          <table:table-cell table:formula="of:=[.G426]-[.$B426]" office:value-type="float" office:value="10.0349791049957" calcext:value-type="float">
            <text:p>10.03497910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3225.33625" calcext:value-type="float">
            <text:p>1443143225.33625</text:p>
          </table:table-cell>
          <table:table-cell office:value-type="float" office:value="4384" calcext:value-type="float">
            <text:p>4384</text:p>
          </table:table-cell>
          <table:table-cell table:formula="of:=[.B427]-[.$B$2]" office:value-type="float" office:value="45.3360757827759" calcext:value-type="float">
            <text:p>45.3360757828</text:p>
          </table:table-cell>
          <table:table-cell table:formula="of:=[.C427]/([.D427]-[.D426])" office:value-type="float" office:value="104667.794123339" calcext:value-type="float">
            <text:p>104667.794123339</text:p>
          </table:table-cell>
          <table:table-cell/>
          <table:table-cell office:value-type="float" office:value="1443143235.36923" calcext:value-type="float">
            <text:p>1443143235.36923</text:p>
          </table:table-cell>
          <table:table-cell table:formula="of:=[.G427]-[.$B$2]" office:value-type="float" office:value="55.3690505027771" calcext:value-type="float">
            <text:p>55.3690505028</text:p>
          </table:table-cell>
          <table:table-cell table:formula="of:=[.C427]/([.H427]-[.H426])" office:value-type="float" office:value="109928.372138625" calcext:value-type="float">
            <text:p>109928.372138625</text:p>
          </table:table-cell>
          <table:table-cell table:formula="of:=[.G427]-[.$B427]" office:value-type="float" office:value="10.0329747200012" calcext:value-type="float">
            <text:p>10.0329747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3225.37814" calcext:value-type="float">
            <text:p>1443143225.37814</text:p>
          </table:table-cell>
          <table:table-cell office:value-type="float" office:value="4384" calcext:value-type="float">
            <text:p>4384</text:p>
          </table:table-cell>
          <table:table-cell table:formula="of:=[.B428]-[.$B$2]" office:value-type="float" office:value="45.3779623508453" calcext:value-type="float">
            <text:p>45.3779623508</text:p>
          </table:table-cell>
          <table:table-cell table:formula="of:=[.C428]/([.D428]-[.D427])" office:value-type="float" office:value="104663.623735663" calcext:value-type="float">
            <text:p>104663.623735663</text:p>
          </table:table-cell>
          <table:table-cell/>
          <table:table-cell office:value-type="float" office:value="1443143235.40912" calcext:value-type="float">
            <text:p>1443143235.40912</text:p>
          </table:table-cell>
          <table:table-cell table:formula="of:=[.G428]-[.$B$2]" office:value-type="float" office:value="55.4089422225952" calcext:value-type="float">
            <text:p>55.4089422226</text:p>
          </table:table-cell>
          <table:table-cell table:formula="of:=[.C428]/([.H428]-[.H427])" office:value-type="float" office:value="109897.493013304" calcext:value-type="float">
            <text:p>109897.493013304</text:p>
          </table:table-cell>
          <table:table-cell table:formula="of:=[.G428]-[.$B428]" office:value-type="float" office:value="10.0309798717499" calcext:value-type="float">
            <text:p>10.030979871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3225.42006" calcext:value-type="float">
            <text:p>1443143225.42006</text:p>
          </table:table-cell>
          <table:table-cell office:value-type="float" office:value="4384" calcext:value-type="float">
            <text:p>4384</text:p>
          </table:table-cell>
          <table:table-cell table:formula="of:=[.B429]-[.$B$2]" office:value-type="float" office:value="45.4198787212372" calcext:value-type="float">
            <text:p>45.4198787212</text:p>
          </table:table-cell>
          <table:table-cell table:formula="of:=[.C429]/([.D429]-[.D428])" office:value-type="float" office:value="104589.208440931" calcext:value-type="float">
            <text:p>104589.208440931</text:p>
          </table:table-cell>
          <table:table-cell/>
          <table:table-cell office:value-type="float" office:value="1443143235.44902" calcext:value-type="float">
            <text:p>1443143235.44902</text:p>
          </table:table-cell>
          <table:table-cell table:formula="of:=[.G429]-[.$B$2]" office:value-type="float" office:value="55.4488425254822" calcext:value-type="float">
            <text:p>55.4488425255</text:p>
          </table:table-cell>
          <table:table-cell table:formula="of:=[.C429]/([.H429]-[.H428])" office:value-type="float" office:value="109873.852647681" calcext:value-type="float">
            <text:p>109873.852647681</text:p>
          </table:table-cell>
          <table:table-cell table:formula="of:=[.G429]-[.$B429]" office:value-type="float" office:value="10.028963804245" calcext:value-type="float">
            <text:p>10.028963804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3225.46195" calcext:value-type="float">
            <text:p>1443143225.46195</text:p>
          </table:table-cell>
          <table:table-cell office:value-type="float" office:value="4384" calcext:value-type="float">
            <text:p>4384</text:p>
          </table:table-cell>
          <table:table-cell table:formula="of:=[.B430]-[.$B$2]" office:value-type="float" office:value="45.4617705345154" calcext:value-type="float">
            <text:p>45.4617705345</text:p>
          </table:table-cell>
          <table:table-cell table:formula="of:=[.C430]/([.D430]-[.D429])" office:value-type="float" office:value="104650.518966234" calcext:value-type="float">
            <text:p>104650.518966234</text:p>
          </table:table-cell>
          <table:table-cell/>
          <table:table-cell office:value-type="float" office:value="1443143235.4889" calcext:value-type="float">
            <text:p>1443143235.4889</text:p>
          </table:table-cell>
          <table:table-cell table:formula="of:=[.G430]-[.$B$2]" office:value-type="float" office:value="55.4887270927429" calcext:value-type="float">
            <text:p>55.4887270927</text:p>
          </table:table-cell>
          <table:table-cell table:formula="of:=[.C430]/([.H430]-[.H429])" office:value-type="float" office:value="109917.201090335" calcext:value-type="float">
            <text:p>109917.201090335</text:p>
          </table:table-cell>
          <table:table-cell table:formula="of:=[.G430]-[.$B430]" office:value-type="float" office:value="10.0269565582275" calcext:value-type="float">
            <text:p>10.026956558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3225.50382" calcext:value-type="float">
            <text:p>1443143225.50382</text:p>
          </table:table-cell>
          <table:table-cell office:value-type="float" office:value="4384" calcext:value-type="float">
            <text:p>4384</text:p>
          </table:table-cell>
          <table:table-cell table:formula="of:=[.B431]-[.$B$2]" office:value-type="float" office:value="45.5036480426788" calcext:value-type="float">
            <text:p>45.5036480427</text:p>
          </table:table-cell>
          <table:table-cell table:formula="of:=[.C431]/([.D431]-[.D430])" office:value-type="float" office:value="104686.266978656" calcext:value-type="float">
            <text:p>104686.266978656</text:p>
          </table:table-cell>
          <table:table-cell/>
          <table:table-cell office:value-type="float" office:value="1443143235.52882" calcext:value-type="float">
            <text:p>1443143235.52882</text:p>
          </table:table-cell>
          <table:table-cell table:formula="of:=[.G431]-[.$B$2]" office:value-type="float" office:value="55.5286386013031" calcext:value-type="float">
            <text:p>55.5286386013</text:p>
          </table:table-cell>
          <table:table-cell table:formula="of:=[.C431]/([.H431]-[.H430])" office:value-type="float" office:value="109843.00413976" calcext:value-type="float">
            <text:p>109843.00413976</text:p>
          </table:table-cell>
          <table:table-cell table:formula="of:=[.G431]-[.$B431]" office:value-type="float" office:value="10.0249905586243" calcext:value-type="float">
            <text:p>10.024990558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3225.54571" calcext:value-type="float">
            <text:p>1443143225.54571</text:p>
          </table:table-cell>
          <table:table-cell office:value-type="float" office:value="4384" calcext:value-type="float">
            <text:p>4384</text:p>
          </table:table-cell>
          <table:table-cell table:formula="of:=[.B432]-[.$B$2]" office:value-type="float" office:value="45.5455362796783" calcext:value-type="float">
            <text:p>45.5455362797</text:p>
          </table:table-cell>
          <table:table-cell table:formula="of:=[.C432]/([.D432]-[.D431])" office:value-type="float" office:value="104659.453680304" calcext:value-type="float">
            <text:p>104659.453680304</text:p>
          </table:table-cell>
          <table:table-cell/>
          <table:table-cell office:value-type="float" office:value="1443143235.5687" calcext:value-type="float">
            <text:p>1443143235.5687</text:p>
          </table:table-cell>
          <table:table-cell table:formula="of:=[.G432]-[.$B$2]" office:value-type="float" office:value="55.5685207843781" calcext:value-type="float">
            <text:p>55.5685207844</text:p>
          </table:table-cell>
          <table:table-cell table:formula="of:=[.C432]/([.H432]-[.H431])" office:value-type="float" office:value="109923.77202023" calcext:value-type="float">
            <text:p>109923.77202023</text:p>
          </table:table-cell>
          <table:table-cell table:formula="of:=[.G432]-[.$B432]" office:value-type="float" office:value="10.0229845046997" calcext:value-type="float">
            <text:p>10.022984504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3225.58761" calcext:value-type="float">
            <text:p>1443143225.58761</text:p>
          </table:table-cell>
          <table:table-cell office:value-type="float" office:value="4384" calcext:value-type="float">
            <text:p>4384</text:p>
          </table:table-cell>
          <table:table-cell table:formula="of:=[.B433]-[.$B$2]" office:value-type="float" office:value="45.5874321460724" calcext:value-type="float">
            <text:p>45.5874321461</text:p>
          </table:table-cell>
          <table:table-cell table:formula="of:=[.C433]/([.D433]-[.D432])" office:value-type="float" office:value="104640.394800938" calcext:value-type="float">
            <text:p>104640.394800938</text:p>
          </table:table-cell>
          <table:table-cell/>
          <table:table-cell office:value-type="float" office:value="1443143235.60859" calcext:value-type="float">
            <text:p>1443143235.60859</text:p>
          </table:table-cell>
          <table:table-cell table:formula="of:=[.G433]-[.$B$2]" office:value-type="float" office:value="55.6084158420563" calcext:value-type="float">
            <text:p>55.6084158421</text:p>
          </table:table-cell>
          <table:table-cell table:formula="of:=[.C433]/([.H433]-[.H432])" office:value-type="float" office:value="109888.29832907" calcext:value-type="float">
            <text:p>109888.29832907</text:p>
          </table:table-cell>
          <table:table-cell table:formula="of:=[.G433]-[.$B433]" office:value-type="float" office:value="10.0209836959839" calcext:value-type="float">
            <text:p>10.02098369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3225.62952" calcext:value-type="float">
            <text:p>1443143225.62952</text:p>
          </table:table-cell>
          <table:table-cell office:value-type="float" office:value="4384" calcext:value-type="float">
            <text:p>4384</text:p>
          </table:table-cell>
          <table:table-cell table:formula="of:=[.B434]-[.$B$2]" office:value-type="float" office:value="45.6293389797211" calcext:value-type="float">
            <text:p>45.6293389797</text:p>
          </table:table-cell>
          <table:table-cell table:formula="of:=[.C434]/([.D434]-[.D433])" office:value-type="float" office:value="104613.009819651" calcext:value-type="float">
            <text:p>104613.009819651</text:p>
          </table:table-cell>
          <table:table-cell/>
          <table:table-cell office:value-type="float" office:value="1443143235.64851" calcext:value-type="float">
            <text:p>1443143235.64851</text:p>
          </table:table-cell>
          <table:table-cell table:formula="of:=[.G434]-[.$B$2]" office:value-type="float" office:value="55.648330450058" calcext:value-type="float">
            <text:p>55.6483304501</text:p>
          </table:table-cell>
          <table:table-cell table:formula="of:=[.C434]/([.H434]-[.H433])" office:value-type="float" office:value="109834.474631751" calcext:value-type="float">
            <text:p>109834.474631751</text:p>
          </table:table-cell>
          <table:table-cell table:formula="of:=[.G434]-[.$B434]" office:value-type="float" office:value="10.0189914703369" calcext:value-type="float">
            <text:p>10.018991470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3225.6714" calcext:value-type="float">
            <text:p>1443143225.6714</text:p>
          </table:table-cell>
          <table:table-cell office:value-type="float" office:value="4384" calcext:value-type="float">
            <text:p>4384</text:p>
          </table:table-cell>
          <table:table-cell table:formula="of:=[.B435]-[.$B$2]" office:value-type="float" office:value="45.6712210178375" calcext:value-type="float">
            <text:p>45.6712210178</text:p>
          </table:table-cell>
          <table:table-cell table:formula="of:=[.C435]/([.D435]-[.D434])" office:value-type="float" office:value="104674.944132615" calcext:value-type="float">
            <text:p>104674.944132615</text:p>
          </table:table-cell>
          <table:table-cell/>
          <table:table-cell office:value-type="float" office:value="1443143235.68837" calcext:value-type="float">
            <text:p>1443143235.68837</text:p>
          </table:table-cell>
          <table:table-cell table:formula="of:=[.G435]-[.$B$2]" office:value-type="float" office:value="55.6881942749024" calcext:value-type="float">
            <text:p>55.6881942749</text:p>
          </table:table-cell>
          <table:table-cell table:formula="of:=[.C435]/([.H435]-[.H434])" office:value-type="float" office:value="109974.39450721" calcext:value-type="float">
            <text:p>109974.39450721</text:p>
          </table:table-cell>
          <table:table-cell table:formula="of:=[.G435]-[.$B435]" office:value-type="float" office:value="10.0169732570648" calcext:value-type="float">
            <text:p>10.016973257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3225.71335" calcext:value-type="float">
            <text:p>1443143225.71335</text:p>
          </table:table-cell>
          <table:table-cell office:value-type="float" office:value="4384" calcext:value-type="float">
            <text:p>4384</text:p>
          </table:table-cell>
          <table:table-cell table:formula="of:=[.B436]-[.$B$2]" office:value-type="float" office:value="45.7131707668304" calcext:value-type="float">
            <text:p>45.7131707668</text:p>
          </table:table-cell>
          <table:table-cell table:formula="of:=[.C436]/([.D436]-[.D435])" office:value-type="float" office:value="104505.988837738" calcext:value-type="float">
            <text:p>104505.988837738</text:p>
          </table:table-cell>
          <table:table-cell/>
          <table:table-cell office:value-type="float" office:value="1443143235.72832" calcext:value-type="float">
            <text:p>1443143235.72832</text:p>
          </table:table-cell>
          <table:table-cell table:formula="of:=[.G436]-[.$B$2]" office:value-type="float" office:value="55.7281470298767" calcext:value-type="float">
            <text:p>55.7281470299</text:p>
          </table:table-cell>
          <table:table-cell table:formula="of:=[.C436]/([.H436]-[.H435])" office:value-type="float" office:value="109729.604449378" calcext:value-type="float">
            <text:p>109729.604449378</text:p>
          </table:table-cell>
          <table:table-cell table:formula="of:=[.G436]-[.$B436]" office:value-type="float" office:value="10.0149762630463" calcext:value-type="float">
            <text:p>10.01497626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3225.75522" calcext:value-type="float">
            <text:p>1443143225.75522</text:p>
          </table:table-cell>
          <table:table-cell office:value-type="float" office:value="4384" calcext:value-type="float">
            <text:p>4384</text:p>
          </table:table-cell>
          <table:table-cell table:formula="of:=[.B437]-[.$B$2]" office:value-type="float" office:value="45.7550449371338" calcext:value-type="float">
            <text:p>45.7550449371</text:p>
          </table:table-cell>
          <table:table-cell table:formula="of:=[.C437]/([.D437]-[.D436])" office:value-type="float" office:value="104694.61169598" calcext:value-type="float">
            <text:p>104694.61169598</text:p>
          </table:table-cell>
          <table:table-cell/>
          <table:table-cell office:value-type="float" office:value="1443143235.76819" calcext:value-type="float">
            <text:p>1443143235.76819</text:p>
          </table:table-cell>
          <table:table-cell table:formula="of:=[.G437]-[.$B$2]" office:value-type="float" office:value="55.7680118083954" calcext:value-type="float">
            <text:p>55.7680118084</text:p>
          </table:table-cell>
          <table:table-cell table:formula="of:=[.C437]/([.H437]-[.H436])" office:value-type="float" office:value="109971.763619509" calcext:value-type="float">
            <text:p>109971.763619509</text:p>
          </table:table-cell>
          <table:table-cell table:formula="of:=[.G437]-[.$B437]" office:value-type="float" office:value="10.0129668712616" calcext:value-type="float">
            <text:p>10.012966871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3225.79711" calcext:value-type="float">
            <text:p>1443143225.79711</text:p>
          </table:table-cell>
          <table:table-cell office:value-type="float" office:value="4384" calcext:value-type="float">
            <text:p>4384</text:p>
          </table:table-cell>
          <table:table-cell table:formula="of:=[.B438]-[.$B$2]" office:value-type="float" office:value="45.7969331741333" calcext:value-type="float">
            <text:p>45.7969331741</text:p>
          </table:table-cell>
          <table:table-cell table:formula="of:=[.C438]/([.D438]-[.D437])" office:value-type="float" office:value="104659.453680304" calcext:value-type="float">
            <text:p>104659.453680304</text:p>
          </table:table-cell>
          <table:table-cell/>
          <table:table-cell office:value-type="float" office:value="1443143235.80808" calcext:value-type="float">
            <text:p>1443143235.80808</text:p>
          </table:table-cell>
          <table:table-cell table:formula="of:=[.G438]-[.$B$2]" office:value-type="float" office:value="55.8079037666321" calcext:value-type="float">
            <text:p>55.8079037666</text:p>
          </table:table-cell>
          <table:table-cell table:formula="of:=[.C438]/([.H438]-[.H437])" office:value-type="float" office:value="109896.836199117" calcext:value-type="float">
            <text:p>109896.836199117</text:p>
          </table:table-cell>
          <table:table-cell table:formula="of:=[.G438]-[.$B438]" office:value-type="float" office:value="10.0109705924988" calcext:value-type="float">
            <text:p>10.010970592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3225.839" calcext:value-type="float">
            <text:p>1443143225.839</text:p>
          </table:table-cell>
          <table:table-cell office:value-type="float" office:value="4384" calcext:value-type="float">
            <text:p>4384</text:p>
          </table:table-cell>
          <table:table-cell table:formula="of:=[.B439]-[.$B$2]" office:value-type="float" office:value="45.8388204574585" calcext:value-type="float">
            <text:p>45.8388204575</text:p>
          </table:table-cell>
          <table:table-cell table:formula="of:=[.C439]/([.D439]-[.D438])" office:value-type="float" office:value="104661.836528391" calcext:value-type="float">
            <text:p>104661.836528391</text:p>
          </table:table-cell>
          <table:table-cell/>
          <table:table-cell office:value-type="float" office:value="1443143235.84796" calcext:value-type="float">
            <text:p>1443143235.84796</text:p>
          </table:table-cell>
          <table:table-cell table:formula="of:=[.G439]-[.$B$2]" office:value-type="float" office:value="55.847779750824" calcext:value-type="float">
            <text:p>55.8477797508</text:p>
          </table:table-cell>
          <table:table-cell table:formula="of:=[.C439]/([.H439]-[.H438])" office:value-type="float" office:value="109940.860115275" calcext:value-type="float">
            <text:p>109940.860115275</text:p>
          </table:table-cell>
          <table:table-cell table:formula="of:=[.G439]-[.$B439]" office:value-type="float" office:value="10.0089592933655" calcext:value-type="float">
            <text:p>10.008959293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3225.881" calcext:value-type="float">
            <text:p>1443143225.881</text:p>
          </table:table-cell>
          <table:table-cell office:value-type="float" office:value="4384" calcext:value-type="float">
            <text:p>4384</text:p>
          </table:table-cell>
          <table:table-cell table:formula="of:=[.B440]-[.$B$2]" office:value-type="float" office:value="45.8808269500732" calcext:value-type="float">
            <text:p>45.8808269501</text:p>
          </table:table-cell>
          <table:table-cell table:formula="of:=[.C440]/([.D440]-[.D439])" office:value-type="float" office:value="104364.819034213" calcext:value-type="float">
            <text:p>104364.819034213</text:p>
          </table:table-cell>
          <table:table-cell/>
          <table:table-cell office:value-type="float" office:value="1443143235.88794" calcext:value-type="float">
            <text:p>1443143235.88794</text:p>
          </table:table-cell>
          <table:table-cell table:formula="of:=[.G440]-[.$B$2]" office:value-type="float" office:value="55.8877630233765" calcext:value-type="float">
            <text:p>55.8877630234</text:p>
          </table:table-cell>
          <table:table-cell table:formula="of:=[.C440]/([.H440]-[.H439])" office:value-type="float" office:value="109645.852381009" calcext:value-type="float">
            <text:p>109645.852381009</text:p>
          </table:table-cell>
          <table:table-cell table:formula="of:=[.G440]-[.$B440]" office:value-type="float" office:value="10.0069360733032" calcext:value-type="float">
            <text:p>10.006936073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3225.92291" calcext:value-type="float">
            <text:p>1443143225.92291</text:p>
          </table:table-cell>
          <table:table-cell office:value-type="float" office:value="4384" calcext:value-type="float">
            <text:p>4384</text:p>
          </table:table-cell>
          <table:table-cell table:formula="of:=[.B441]-[.$B$2]" office:value-type="float" office:value="45.9227287769318" calcext:value-type="float">
            <text:p>45.9227287769</text:p>
          </table:table-cell>
          <table:table-cell table:formula="of:=[.C441]/([.D441]-[.D440])" office:value-type="float" office:value="104625.509880568" calcext:value-type="float">
            <text:p>104625.509880568</text:p>
          </table:table-cell>
          <table:table-cell/>
          <table:table-cell office:value-type="float" office:value="1443143235.92778" calcext:value-type="float">
            <text:p>1443143235.92778</text:p>
          </table:table-cell>
          <table:table-cell table:formula="of:=[.G441]-[.$B$2]" office:value-type="float" office:value="55.9276037216187" calcext:value-type="float">
            <text:p>55.9276037216</text:p>
          </table:table-cell>
          <table:table-cell table:formula="of:=[.C441]/([.H441]-[.H440])" office:value-type="float" office:value="110038.232094983" calcext:value-type="float">
            <text:p>110038.232094983</text:p>
          </table:table-cell>
          <table:table-cell table:formula="of:=[.G441]-[.$B441]" office:value-type="float" office:value="10.0048749446869" calcext:value-type="float">
            <text:p>10.004874944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3225.96479" calcext:value-type="float">
            <text:p>1443143225.96479</text:p>
          </table:table-cell>
          <table:table-cell office:value-type="float" office:value="4384" calcext:value-type="float">
            <text:p>4384</text:p>
          </table:table-cell>
          <table:table-cell table:formula="of:=[.B442]-[.$B$2]" office:value-type="float" office:value="45.9646170139313" calcext:value-type="float">
            <text:p>45.9646170139</text:p>
          </table:table-cell>
          <table:table-cell table:formula="of:=[.C442]/([.D442]-[.D441])" office:value-type="float" office:value="104659.453680304" calcext:value-type="float">
            <text:p>104659.453680304</text:p>
          </table:table-cell>
          <table:table-cell/>
          <table:table-cell office:value-type="float" office:value="1443143235.96767" calcext:value-type="float">
            <text:p>1443143235.96767</text:p>
          </table:table-cell>
          <table:table-cell table:formula="of:=[.G442]-[.$B$2]" office:value-type="float" office:value="55.9674899578094" calcext:value-type="float">
            <text:p>55.9674899578</text:p>
          </table:table-cell>
          <table:table-cell table:formula="of:=[.C442]/([.H442]-[.H441])" office:value-type="float" office:value="109912.601906811" calcext:value-type="float">
            <text:p>109912.601906811</text:p>
          </table:table-cell>
          <table:table-cell table:formula="of:=[.G442]-[.$B442]" office:value-type="float" office:value="10.0028729438782" calcext:value-type="float">
            <text:p>10.0028729439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3226.00638" calcext:value-type="float">
            <text:p>1443143226.00638</text:p>
          </table:table-cell>
          <table:table-cell office:value-type="float" office:value="4384" calcext:value-type="float">
            <text:p>4384</text:p>
          </table:table-cell>
          <table:table-cell table:formula="of:=[.B443]-[.$B$2]" office:value-type="float" office:value="46.0062053203583" calcext:value-type="float">
            <text:p>46.0062053204</text:p>
          </table:table-cell>
          <table:table-cell table:formula="of:=[.C443]/([.D443]-[.D442])" office:value-type="float" office:value="105414.246855544" calcext:value-type="float">
            <text:p>105414.246855544</text:p>
          </table:table-cell>
          <table:table-cell/>
          <table:table-cell office:value-type="float" office:value="1443143236.0076" calcext:value-type="float">
            <text:p>1443143236.0076</text:p>
          </table:table-cell>
          <table:table-cell table:formula="of:=[.G443]-[.$B$2]" office:value-type="float" office:value="56.0074198246002" calcext:value-type="float">
            <text:p>56.0074198246</text:p>
          </table:table-cell>
          <table:table-cell table:formula="of:=[.C443]/([.H443]-[.H442])" office:value-type="float" office:value="109792.502513763" calcext:value-type="float">
            <text:p>109792.502513763</text:p>
          </table:table-cell>
          <table:table-cell table:formula="of:=[.G443]-[.$B443]" office:value-type="float" office:value="10.0012145042419" calcext:value-type="float">
            <text:p>10.00121450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3226.04639" calcext:value-type="float">
            <text:p>1443143226.04639</text:p>
          </table:table-cell>
          <table:table-cell office:value-type="float" office:value="4384" calcext:value-type="float">
            <text:p>4384</text:p>
          </table:table-cell>
          <table:table-cell table:formula="of:=[.B444]-[.$B$2]" office:value-type="float" office:value="46.0462112426758" calcext:value-type="float">
            <text:p>46.0462112427</text:p>
          </table:table-cell>
          <table:table-cell table:formula="of:=[.C444]/([.D444]-[.D443])" office:value-type="float" office:value="109583.775252239" calcext:value-type="float">
            <text:p>109583.775252239</text:p>
          </table:table-cell>
          <table:table-cell/>
          <table:table-cell office:value-type="float" office:value="1443143236.01995" calcext:value-type="float">
            <text:p>1443143236.01995</text:p>
          </table:table-cell>
          <table:table-cell table:formula="of:=[.G444]-[.$B$2]" office:value-type="float" office:value="56.0197730064392" calcext:value-type="float">
            <text:p>56.0197730064</text:p>
          </table:table-cell>
          <table:table-cell table:formula="of:=[.C444]/([.H444]-[.H443])" office:value-type="float" office:value="354888.324088549" calcext:value-type="float">
            <text:p>354888.324088549</text:p>
          </table:table-cell>
          <table:table-cell table:formula="of:=[.G444]-[.$B444]" office:value-type="float" office:value="9.97356176376343" calcext:value-type="float">
            <text:p>9.973561763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3226.08639" calcext:value-type="float">
            <text:p>1443143226.08639</text:p>
          </table:table-cell>
          <table:table-cell office:value-type="float" office:value="4384" calcext:value-type="float">
            <text:p>4384</text:p>
          </table:table-cell>
          <table:table-cell table:formula="of:=[.B445]-[.$B$2]" office:value-type="float" office:value="46.0862147808075" calcext:value-type="float">
            <text:p>46.0862147808</text:p>
          </table:table-cell>
          <table:table-cell table:formula="of:=[.C445]/([.D445]-[.D444])" office:value-type="float" office:value="109590.306376537" calcext:value-type="float">
            <text:p>109590.306376537</text:p>
          </table:table-cell>
          <table:table-cell/>
          <table:table-cell office:value-type="float" office:value="1443143236.03227" calcext:value-type="float">
            <text:p>1443143236.03227</text:p>
          </table:table-cell>
          <table:table-cell table:formula="of:=[.G445]-[.$B$2]" office:value-type="float" office:value="56.0320916175842" calcext:value-type="float">
            <text:p>56.0320916176</text:p>
          </table:table-cell>
          <table:table-cell table:formula="of:=[.C445]/([.H445]-[.H444])" office:value-type="float" office:value="355884.275296121" calcext:value-type="float">
            <text:p>355884.275296121</text:p>
          </table:table-cell>
          <table:table-cell table:formula="of:=[.G445]-[.$B445]" office:value-type="float" office:value="9.94587683677673" calcext:value-type="float">
            <text:p>9.945876836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3226.12639" calcext:value-type="float">
            <text:p>1443143226.12639</text:p>
          </table:table-cell>
          <table:table-cell office:value-type="float" office:value="4384" calcext:value-type="float">
            <text:p>4384</text:p>
          </table:table-cell>
          <table:table-cell table:formula="of:=[.B446]-[.$B$2]" office:value-type="float" office:value="46.1262094974518" calcext:value-type="float">
            <text:p>46.1262094975</text:p>
          </table:table-cell>
          <table:table-cell table:formula="of:=[.C446]/([.D446]-[.D445])" office:value-type="float" office:value="109614.478307004" calcext:value-type="float">
            <text:p>109614.478307004</text:p>
          </table:table-cell>
          <table:table-cell/>
          <table:table-cell office:value-type="float" office:value="1443143236.05482" calcext:value-type="float">
            <text:p>1443143236.05482</text:p>
          </table:table-cell>
          <table:table-cell table:formula="of:=[.G446]-[.$B$2]" office:value-type="float" office:value="56.0546469688416" calcext:value-type="float">
            <text:p>56.0546469688</text:p>
          </table:table-cell>
          <table:table-cell table:formula="of:=[.C446]/([.H446]-[.H445])" office:value-type="float" office:value="194366.292503488" calcext:value-type="float">
            <text:p>194366.292503488</text:p>
          </table:table-cell>
          <table:table-cell table:formula="of:=[.G446]-[.$B446]" office:value-type="float" office:value="9.92843747138977" calcext:value-type="float">
            <text:p>9.928437471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3226.16637" calcext:value-type="float">
            <text:p>1443143226.16637</text:p>
          </table:table-cell>
          <table:table-cell office:value-type="float" office:value="4384" calcext:value-type="float">
            <text:p>4384</text:p>
          </table:table-cell>
          <table:table-cell table:formula="of:=[.B447]-[.$B$2]" office:value-type="float" office:value="46.1661953926086" calcext:value-type="float">
            <text:p>46.1661953926</text:p>
          </table:table-cell>
          <table:table-cell table:formula="of:=[.C447]/([.D447]-[.D446])" office:value-type="float" office:value="109638.660902852" calcext:value-type="float">
            <text:p>109638.660902852</text:p>
          </table:table-cell>
          <table:table-cell/>
          <table:table-cell office:value-type="float" office:value="1443143236.09148" calcext:value-type="float">
            <text:p>1443143236.09148</text:p>
          </table:table-cell>
          <table:table-cell table:formula="of:=[.G447]-[.$B$2]" office:value-type="float" office:value="56.0913016796112" calcext:value-type="float">
            <text:p>56.0913016796</text:p>
          </table:table-cell>
          <table:table-cell table:formula="of:=[.C447]/([.H447]-[.H446])" office:value-type="float" office:value="119602.635185149" calcext:value-type="float">
            <text:p>119602.635185149</text:p>
          </table:table-cell>
          <table:table-cell table:formula="of:=[.G447]-[.$B447]" office:value-type="float" office:value="9.92510628700256" calcext:value-type="float">
            <text:p>9.92510628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3226.20637" calcext:value-type="float">
            <text:p>1443143226.20637</text:p>
          </table:table-cell>
          <table:table-cell office:value-type="float" office:value="4384" calcext:value-type="float">
            <text:p>4384</text:p>
          </table:table-cell>
          <table:table-cell table:formula="of:=[.B448]-[.$B$2]" office:value-type="float" office:value="46.2061958312988" calcext:value-type="float">
            <text:p>46.2061958313</text:p>
          </table:table-cell>
          <table:table-cell table:formula="of:=[.C448]/([.D448]-[.D447])" office:value-type="float" office:value="109598.798002074" calcext:value-type="float">
            <text:p>109598.798002074</text:p>
          </table:table-cell>
          <table:table-cell/>
          <table:table-cell office:value-type="float" office:value="1443143236.128" calcext:value-type="float">
            <text:p>1443143236.128</text:p>
          </table:table-cell>
          <table:table-cell table:formula="of:=[.G448]-[.$B$2]" office:value-type="float" office:value="56.1278278827667" calcext:value-type="float">
            <text:p>56.1278278828</text:p>
          </table:table-cell>
          <table:table-cell table:formula="of:=[.C448]/([.H448]-[.H447])" office:value-type="float" office:value="120023.424863905" calcext:value-type="float">
            <text:p>120023.424863905</text:p>
          </table:table-cell>
          <table:table-cell table:formula="of:=[.G448]-[.$B448]" office:value-type="float" office:value="9.9216320514679" calcext:value-type="float">
            <text:p>9.921632051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3226.24638" calcext:value-type="float">
            <text:p>1443143226.24638</text:p>
          </table:table-cell>
          <table:table-cell office:value-type="float" office:value="4384" calcext:value-type="float">
            <text:p>4384</text:p>
          </table:table-cell>
          <table:table-cell table:formula="of:=[.B449]-[.$B$2]" office:value-type="float" office:value="46.2461986541748" calcext:value-type="float">
            <text:p>46.2461986542</text:p>
          </table:table-cell>
          <table:table-cell table:formula="of:=[.C449]/([.D449]-[.D448])" office:value-type="float" office:value="109592.265865637" calcext:value-type="float">
            <text:p>109592.265865637</text:p>
          </table:table-cell>
          <table:table-cell/>
          <table:table-cell office:value-type="float" office:value="1443143236.16457" calcext:value-type="float">
            <text:p>1443143236.16457</text:p>
          </table:table-cell>
          <table:table-cell table:formula="of:=[.G449]-[.$B$2]" office:value-type="float" office:value="56.1643905639648" calcext:value-type="float">
            <text:p>56.164390564</text:p>
          </table:table-cell>
          <table:table-cell table:formula="of:=[.C449]/([.H449]-[.H448])" office:value-type="float" office:value="119903.679280102" calcext:value-type="float">
            <text:p>119903.679280102</text:p>
          </table:table-cell>
          <table:table-cell table:formula="of:=[.G449]-[.$B449]" office:value-type="float" office:value="9.91819190979004" calcext:value-type="float">
            <text:p>9.918191909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3226.28637" calcext:value-type="float">
            <text:p>1443143226.28637</text:p>
          </table:table-cell>
          <table:table-cell office:value-type="float" office:value="4384" calcext:value-type="float">
            <text:p>4384</text:p>
          </table:table-cell>
          <table:table-cell table:formula="of:=[.B450]-[.$B$2]" office:value-type="float" office:value="46.2861952781677" calcext:value-type="float">
            <text:p>46.2861952782</text:p>
          </table:table-cell>
          <table:table-cell table:formula="of:=[.C450]/([.D450]-[.D449])" office:value-type="float" office:value="109609.251040189" calcext:value-type="float">
            <text:p>109609.251040189</text:p>
          </table:table-cell>
          <table:table-cell/>
          <table:table-cell office:value-type="float" office:value="1443143236.20114" calcext:value-type="float">
            <text:p>1443143236.20114</text:p>
          </table:table-cell>
          <table:table-cell table:formula="of:=[.G450]-[.$B$2]" office:value-type="float" office:value="56.2009603977203" calcext:value-type="float">
            <text:p>56.2009603977</text:p>
          </table:table-cell>
          <table:table-cell table:formula="of:=[.C450]/([.H450]-[.H449])" office:value-type="float" office:value="119880.227766731" calcext:value-type="float">
            <text:p>119880.227766731</text:p>
          </table:table-cell>
          <table:table-cell table:formula="of:=[.G450]-[.$B450]" office:value-type="float" office:value="9.91476511955261" calcext:value-type="float">
            <text:p>9.914765119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3226.32637" calcext:value-type="float">
            <text:p>1443143226.32637</text:p>
          </table:table-cell>
          <table:table-cell office:value-type="float" office:value="4384" calcext:value-type="float">
            <text:p>4384</text:p>
          </table:table-cell>
          <table:table-cell table:formula="of:=[.B451]-[.$B$2]" office:value-type="float" office:value="46.326197385788" calcext:value-type="float">
            <text:p>46.3261973858</text:p>
          </table:table-cell>
          <table:table-cell table:formula="of:=[.C451]/([.D451]-[.D450])" office:value-type="float" office:value="109594.22542481" calcext:value-type="float">
            <text:p>109594.22542481</text:p>
          </table:table-cell>
          <table:table-cell/>
          <table:table-cell office:value-type="float" office:value="1443143236.23773" calcext:value-type="float">
            <text:p>1443143236.23773</text:p>
          </table:table-cell>
          <table:table-cell table:formula="of:=[.G451]-[.$B$2]" office:value-type="float" office:value="56.2375576496124" calcext:value-type="float">
            <text:p>56.2375576496</text:p>
          </table:table-cell>
          <table:table-cell table:formula="of:=[.C451]/([.H451]-[.H450])" office:value-type="float" office:value="119790.415218241" calcext:value-type="float">
            <text:p>119790.415218241</text:p>
          </table:table-cell>
          <table:table-cell table:formula="of:=[.G451]-[.$B451]" office:value-type="float" office:value="9.91136026382446" calcext:value-type="float">
            <text:p>9.911360263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3226.36636" calcext:value-type="float">
            <text:p>1443143226.36636</text:p>
          </table:table-cell>
          <table:table-cell office:value-type="float" office:value="4384" calcext:value-type="float">
            <text:p>4384</text:p>
          </table:table-cell>
          <table:table-cell table:formula="of:=[.B452]-[.$B$2]" office:value-type="float" office:value="46.3661816120148" calcext:value-type="float">
            <text:p>46.366181612</text:p>
          </table:table-cell>
          <table:table-cell table:formula="of:=[.C452]/([.D452]-[.D451])" office:value-type="float" office:value="109643.23718889" calcext:value-type="float">
            <text:p>109643.23718889</text:p>
          </table:table-cell>
          <table:table-cell/>
          <table:table-cell office:value-type="float" office:value="1443143236.27428" calcext:value-type="float">
            <text:p>1443143236.27428</text:p>
          </table:table-cell>
          <table:table-cell table:formula="of:=[.G452]-[.$B$2]" office:value-type="float" office:value="56.274108171463" calcext:value-type="float">
            <text:p>56.2741081715</text:p>
          </table:table-cell>
          <table:table-cell table:formula="of:=[.C452]/([.H452]-[.H451])" office:value-type="float" office:value="119943.567917341" calcext:value-type="float">
            <text:p>119943.567917341</text:p>
          </table:table-cell>
          <table:table-cell table:formula="of:=[.G452]-[.$B452]" office:value-type="float" office:value="9.90792655944824" calcext:value-type="float">
            <text:p>9.907926559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3226.40636" calcext:value-type="float">
            <text:p>1443143226.40636</text:p>
          </table:table-cell>
          <table:table-cell office:value-type="float" office:value="4384" calcext:value-type="float">
            <text:p>4384</text:p>
          </table:table-cell>
          <table:table-cell table:formula="of:=[.B453]-[.$B$2]" office:value-type="float" office:value="46.4061834812164" calcext:value-type="float">
            <text:p>46.4061834812</text:p>
          </table:table-cell>
          <table:table-cell table:formula="of:=[.C453]/([.D453]-[.D452])" office:value-type="float" office:value="109594.878626773" calcext:value-type="float">
            <text:p>109594.878626773</text:p>
          </table:table-cell>
          <table:table-cell/>
          <table:table-cell office:value-type="float" office:value="1443143236.31085" calcext:value-type="float">
            <text:p>1443143236.31085</text:p>
          </table:table-cell>
          <table:table-cell table:formula="of:=[.G453]-[.$B$2]" office:value-type="float" office:value="56.3106701374054" calcext:value-type="float">
            <text:p>56.3106701374</text:p>
          </table:table-cell>
          <table:table-cell table:formula="of:=[.C453]/([.H453]-[.H452])" office:value-type="float" office:value="119906.024936095" calcext:value-type="float">
            <text:p>119906.024936095</text:p>
          </table:table-cell>
          <table:table-cell table:formula="of:=[.G453]-[.$B453]" office:value-type="float" office:value="9.90448665618897" calcext:value-type="float">
            <text:p>9.904486656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3226.44635" calcext:value-type="float">
            <text:p>1443143226.44635</text:p>
          </table:table-cell>
          <table:table-cell office:value-type="float" office:value="4384" calcext:value-type="float">
            <text:p>4384</text:p>
          </table:table-cell>
          <table:table-cell table:formula="of:=[.B454]-[.$B$2]" office:value-type="float" office:value="46.4461703300476" calcext:value-type="float">
            <text:p>46.44617033</text:p>
          </table:table-cell>
          <table:table-cell table:formula="of:=[.C454]/([.D454]-[.D453])" office:value-type="float" office:value="109636.046053769" calcext:value-type="float">
            <text:p>109636.046053769</text:p>
          </table:table-cell>
          <table:table-cell/>
          <table:table-cell office:value-type="float" office:value="1443143236.34742" calcext:value-type="float">
            <text:p>1443143236.34742</text:p>
          </table:table-cell>
          <table:table-cell table:formula="of:=[.G454]-[.$B$2]" office:value-type="float" office:value="56.3472449779511" calcext:value-type="float">
            <text:p>56.347244978</text:p>
          </table:table-cell>
          <table:table-cell table:formula="of:=[.C454]/([.H454]-[.H453])" office:value-type="float" office:value="119863.817164909" calcext:value-type="float">
            <text:p>119863.817164909</text:p>
          </table:table-cell>
          <table:table-cell table:formula="of:=[.G454]-[.$B454]" office:value-type="float" office:value="9.90107464790344" calcext:value-type="float">
            <text:p>9.901074647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3226.48634" calcext:value-type="float">
            <text:p>1443143226.48634</text:p>
          </table:table-cell>
          <table:table-cell office:value-type="float" office:value="4384" calcext:value-type="float">
            <text:p>4384</text:p>
          </table:table-cell>
          <table:table-cell table:formula="of:=[.B455]-[.$B$2]" office:value-type="float" office:value="46.4861629009247" calcext:value-type="float">
            <text:p>46.4861629009</text:p>
          </table:table-cell>
          <table:table-cell table:formula="of:=[.C455]/([.D455]-[.D454])" office:value-type="float" office:value="109620.359578159" calcext:value-type="float">
            <text:p>109620.359578159</text:p>
          </table:table-cell>
          <table:table-cell/>
          <table:table-cell office:value-type="float" office:value="1443143236.38398" calcext:value-type="float">
            <text:p>1443143236.38398</text:p>
          </table:table-cell>
          <table:table-cell table:formula="of:=[.G455]-[.$B$2]" office:value-type="float" office:value="56.3838059902191" calcext:value-type="float">
            <text:p>56.3838059902</text:p>
          </table:table-cell>
          <table:table-cell table:formula="of:=[.C455]/([.H455]-[.H454])" office:value-type="float" office:value="119909.152620184" calcext:value-type="float">
            <text:p>119909.152620184</text:p>
          </table:table-cell>
          <table:table-cell table:formula="of:=[.G455]-[.$B455]" office:value-type="float" office:value="9.89764308929443" calcext:value-type="float">
            <text:p>9.897643089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3226.52633" calcext:value-type="float">
            <text:p>1443143226.52633</text:p>
          </table:table-cell>
          <table:table-cell office:value-type="float" office:value="4384" calcext:value-type="float">
            <text:p>4384</text:p>
          </table:table-cell>
          <table:table-cell table:formula="of:=[.B456]-[.$B$2]" office:value-type="float" office:value="46.526148557663" calcext:value-type="float">
            <text:p>46.5261485577</text:p>
          </table:table-cell>
          <table:table-cell table:formula="of:=[.C456]/([.D456]-[.D455])" office:value-type="float" office:value="109639.314634612" calcext:value-type="float">
            <text:p>109639.314634612</text:p>
          </table:table-cell>
          <table:table-cell/>
          <table:table-cell office:value-type="float" office:value="1443143236.42055" calcext:value-type="float">
            <text:p>1443143236.42055</text:p>
          </table:table-cell>
          <table:table-cell table:formula="of:=[.G456]-[.$B$2]" office:value-type="float" office:value="56.4203779697418" calcext:value-type="float">
            <text:p>56.4203779697</text:p>
          </table:table-cell>
          <table:table-cell table:formula="of:=[.C456]/([.H456]-[.H455])" office:value-type="float" office:value="119873.194101464" calcext:value-type="float">
            <text:p>119873.194101464</text:p>
          </table:table-cell>
          <table:table-cell table:formula="of:=[.G456]-[.$B456]" office:value-type="float" office:value="9.89422941207886" calcext:value-type="float">
            <text:p>9.894229412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3226.56632" calcext:value-type="float">
            <text:p>1443143226.56632</text:p>
          </table:table-cell>
          <table:table-cell office:value-type="float" office:value="4384" calcext:value-type="float">
            <text:p>4384</text:p>
          </table:table-cell>
          <table:table-cell table:formula="of:=[.B457]-[.$B$2]" office:value-type="float" office:value="46.5661404132843" calcext:value-type="float">
            <text:p>46.5661404133</text:p>
          </table:table-cell>
          <table:table-cell table:formula="of:=[.C457]/([.D457]-[.D456])" office:value-type="float" office:value="109622.320142126" calcext:value-type="float">
            <text:p>109622.320142126</text:p>
          </table:table-cell>
          <table:table-cell/>
          <table:table-cell office:value-type="float" office:value="1443143236.45712" calcext:value-type="float">
            <text:p>1443143236.45712</text:p>
          </table:table-cell>
          <table:table-cell table:formula="of:=[.G457]-[.$B$2]" office:value-type="float" office:value="56.4569480419159" calcext:value-type="float">
            <text:p>56.4569480419</text:p>
          </table:table-cell>
          <table:table-cell table:formula="of:=[.C457]/([.H457]-[.H456])" office:value-type="float" office:value="119879.446207607" calcext:value-type="float">
            <text:p>119879.446207607</text:p>
          </table:table-cell>
          <table:table-cell table:formula="of:=[.G457]-[.$B457]" office:value-type="float" office:value="9.89080762863159" calcext:value-type="float">
            <text:p>9.890807628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3226.60631" calcext:value-type="float">
            <text:p>1443143226.60631</text:p>
          </table:table-cell>
          <table:table-cell office:value-type="float" office:value="4384" calcext:value-type="float">
            <text:p>4384</text:p>
          </table:table-cell>
          <table:table-cell table:formula="of:=[.B458]-[.$B$2]" office:value-type="float" office:value="46.6061294078827" calcext:value-type="float">
            <text:p>46.6061294079</text:p>
          </table:table-cell>
          <table:table-cell table:formula="of:=[.C458]/([.D458]-[.D457])" office:value-type="float" office:value="109630.163099341" calcext:value-type="float">
            <text:p>109630.163099341</text:p>
          </table:table-cell>
          <table:table-cell/>
          <table:table-cell office:value-type="float" office:value="1443143236.4937" calcext:value-type="float">
            <text:p>1443143236.4937</text:p>
          </table:table-cell>
          <table:table-cell table:formula="of:=[.G458]-[.$B$2]" office:value-type="float" office:value="56.4935264587402" calcext:value-type="float">
            <text:p>56.4935264587</text:p>
          </table:table-cell>
          <table:table-cell table:formula="of:=[.C458]/([.H458]-[.H457])" office:value-type="float" office:value="119852.09805698" calcext:value-type="float">
            <text:p>119852.09805698</text:p>
          </table:table-cell>
          <table:table-cell table:formula="of:=[.G458]-[.$B458]" office:value-type="float" office:value="9.88739705085754" calcext:value-type="float">
            <text:p>9.887397050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3226.64629" calcext:value-type="float">
            <text:p>1443143226.64629</text:p>
          </table:table-cell>
          <table:table-cell office:value-type="float" office:value="4384" calcext:value-type="float">
            <text:p>4384</text:p>
          </table:table-cell>
          <table:table-cell table:formula="of:=[.B459]-[.$B$2]" office:value-type="float" office:value="46.6461145877838" calcext:value-type="float">
            <text:p>46.6461145878</text:p>
          </table:table-cell>
          <table:table-cell table:formula="of:=[.C459]/([.D459]-[.D458])" office:value-type="float" office:value="109640.622121519" calcext:value-type="float">
            <text:p>109640.622121519</text:p>
          </table:table-cell>
          <table:table-cell/>
          <table:table-cell office:value-type="float" office:value="1443143236.53027" calcext:value-type="float">
            <text:p>1443143236.53027</text:p>
          </table:table-cell>
          <table:table-cell table:formula="of:=[.G459]-[.$B$2]" office:value-type="float" office:value="56.5300936698914" calcext:value-type="float">
            <text:p>56.5300936699</text:p>
          </table:table-cell>
          <table:table-cell table:formula="of:=[.C459]/([.H459]-[.H458])" office:value-type="float" office:value="119888.825589735" calcext:value-type="float">
            <text:p>119888.825589735</text:p>
          </table:table-cell>
          <table:table-cell table:formula="of:=[.G459]-[.$B459]" office:value-type="float" office:value="9.88397908210754" calcext:value-type="float">
            <text:p>9.883979082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3226.68628" calcext:value-type="float">
            <text:p>1443143226.68628</text:p>
          </table:table-cell>
          <table:table-cell office:value-type="float" office:value="4384" calcext:value-type="float">
            <text:p>4384</text:p>
          </table:table-cell>
          <table:table-cell table:formula="of:=[.B460]-[.$B$2]" office:value-type="float" office:value="46.6861035823822" calcext:value-type="float">
            <text:p>46.6861035824</text:p>
          </table:table-cell>
          <table:table-cell table:formula="of:=[.C460]/([.D460]-[.D459])" office:value-type="float" office:value="109630.163099341" calcext:value-type="float">
            <text:p>109630.163099341</text:p>
          </table:table-cell>
          <table:table-cell/>
          <table:table-cell office:value-type="float" office:value="1443143236.56685" calcext:value-type="float">
            <text:p>1443143236.56685</text:p>
          </table:table-cell>
          <table:table-cell table:formula="of:=[.G460]-[.$B$2]" office:value-type="float" office:value="56.5666780471802" calcext:value-type="float">
            <text:p>56.5666780472</text:p>
          </table:table-cell>
          <table:table-cell table:formula="of:=[.C460]/([.H460]-[.H459])" office:value-type="float" office:value="119832.571301956" calcext:value-type="float">
            <text:p>119832.571301956</text:p>
          </table:table-cell>
          <table:table-cell table:formula="of:=[.G460]-[.$B460]" office:value-type="float" office:value="9.88057446479797" calcext:value-type="float">
            <text:p>9.8805744648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3226.72627" calcext:value-type="float">
            <text:p>1443143226.72627</text:p>
          </table:table-cell>
          <table:table-cell office:value-type="float" office:value="4384" calcext:value-type="float">
            <text:p>4384</text:p>
          </table:table-cell>
          <table:table-cell table:formula="of:=[.B461]-[.$B$2]" office:value-type="float" office:value="46.7260942459106" calcext:value-type="float">
            <text:p>46.7260942459</text:p>
          </table:table-cell>
          <table:table-cell table:formula="of:=[.C461]/([.D461]-[.D460])" office:value-type="float" office:value="109625.587904586" calcext:value-type="float">
            <text:p>109625.587904586</text:p>
          </table:table-cell>
          <table:table-cell/>
          <table:table-cell office:value-type="float" office:value="1443143236.60339" calcext:value-type="float">
            <text:p>1443143236.60339</text:p>
          </table:table-cell>
          <table:table-cell table:formula="of:=[.G461]-[.$B$2]" office:value-type="float" office:value="56.6032159328461" calcext:value-type="float">
            <text:p>56.6032159328</text:p>
          </table:table-cell>
          <table:table-cell table:formula="of:=[.C461]/([.H461]-[.H460])" office:value-type="float" office:value="119985.048945847" calcext:value-type="float">
            <text:p>119985.048945847</text:p>
          </table:table-cell>
          <table:table-cell table:formula="of:=[.G461]-[.$B461]" office:value-type="float" office:value="9.87712168693543" calcext:value-type="float">
            <text:p>9.877121686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3226.76626" calcext:value-type="float">
            <text:p>1443143226.76626</text:p>
          </table:table-cell>
          <table:table-cell office:value-type="float" office:value="4384" calcext:value-type="float">
            <text:p>4384</text:p>
          </table:table-cell>
          <table:table-cell table:formula="of:=[.B462]-[.$B$2]" office:value-type="float" office:value="46.7660801410675" calcext:value-type="float">
            <text:p>46.7660801411</text:p>
          </table:table-cell>
          <table:table-cell table:formula="of:=[.C462]/([.D462]-[.D461])" office:value-type="float" office:value="109638.660902852" calcext:value-type="float">
            <text:p>109638.660902852</text:p>
          </table:table-cell>
          <table:table-cell/>
          <table:table-cell office:value-type="float" office:value="1443143236.63996" calcext:value-type="float">
            <text:p>1443143236.63996</text:p>
          </table:table-cell>
          <table:table-cell table:formula="of:=[.G462]-[.$B$2]" office:value-type="float" office:value="56.6397807598114" calcext:value-type="float">
            <text:p>56.6397807598</text:p>
          </table:table-cell>
          <table:table-cell table:formula="of:=[.C462]/([.H462]-[.H461])" office:value-type="float" office:value="119896.642862732" calcext:value-type="float">
            <text:p>119896.642862732</text:p>
          </table:table-cell>
          <table:table-cell table:formula="of:=[.G462]-[.$B462]" office:value-type="float" office:value="9.8737006187439" calcext:value-type="float">
            <text:p>9.873700618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3226.80624" calcext:value-type="float">
            <text:p>1443143226.80624</text:p>
          </table:table-cell>
          <table:table-cell office:value-type="float" office:value="4384" calcext:value-type="float">
            <text:p>4384</text:p>
          </table:table-cell>
          <table:table-cell table:formula="of:=[.B463]-[.$B$2]" office:value-type="float" office:value="46.8060626983643" calcext:value-type="float">
            <text:p>46.8060626984</text:p>
          </table:table-cell>
          <table:table-cell table:formula="of:=[.C463]/([.D463]-[.D462])" office:value-type="float" office:value="109647.81385697" calcext:value-type="float">
            <text:p>109647.81385697</text:p>
          </table:table-cell>
          <table:table-cell/>
          <table:table-cell office:value-type="float" office:value="1443143236.67653" calcext:value-type="float">
            <text:p>1443143236.67653</text:p>
          </table:table-cell>
          <table:table-cell table:formula="of:=[.G463]-[.$B$2]" office:value-type="float" office:value="56.6763484477997" calcext:value-type="float">
            <text:p>56.6763484478</text:p>
          </table:table-cell>
          <table:table-cell table:formula="of:=[.C463]/([.H463]-[.H462])" office:value-type="float" office:value="119887.262257459" calcext:value-type="float">
            <text:p>119887.262257459</text:p>
          </table:table-cell>
          <table:table-cell table:formula="of:=[.G463]-[.$B463]" office:value-type="float" office:value="9.87028574943543" calcext:value-type="float">
            <text:p>9.870285749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3226.84622" calcext:value-type="float">
            <text:p>1443143226.84622</text:p>
          </table:table-cell>
          <table:table-cell office:value-type="float" office:value="4384" calcext:value-type="float">
            <text:p>4384</text:p>
          </table:table-cell>
          <table:table-cell table:formula="of:=[.B464]-[.$B$2]" office:value-type="float" office:value="46.8460476398468" calcext:value-type="float">
            <text:p>46.8460476398</text:p>
          </table:table-cell>
          <table:table-cell table:formula="of:=[.C464]/([.D464]-[.D463])" office:value-type="float" office:value="109641.275876667" calcext:value-type="float">
            <text:p>109641.275876667</text:p>
          </table:table-cell>
          <table:table-cell/>
          <table:table-cell office:value-type="float" office:value="1443143236.71308" calcext:value-type="float">
            <text:p>1443143236.71308</text:p>
          </table:table-cell>
          <table:table-cell table:formula="of:=[.G464]-[.$B$2]" office:value-type="float" office:value="56.7128994464874" calcext:value-type="float">
            <text:p>56.7128994465</text:p>
          </table:table-cell>
          <table:table-cell table:formula="of:=[.C464]/([.H464]-[.H463])" office:value-type="float" office:value="119942.003157085" calcext:value-type="float">
            <text:p>119942.003157085</text:p>
          </table:table-cell>
          <table:table-cell table:formula="of:=[.G464]-[.$B464]" office:value-type="float" office:value="9.86685180664063" calcext:value-type="float">
            <text:p>9.866851806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3226.88621" calcext:value-type="float">
            <text:p>1443143226.88621</text:p>
          </table:table-cell>
          <table:table-cell office:value-type="float" office:value="4384" calcext:value-type="float">
            <text:p>4384</text:p>
          </table:table-cell>
          <table:table-cell table:formula="of:=[.B465]-[.$B$2]" office:value-type="float" office:value="46.8860340118408" calcext:value-type="float">
            <text:p>46.8860340118</text:p>
          </table:table-cell>
          <table:table-cell table:formula="of:=[.C465]/([.D465]-[.D464])" office:value-type="float" office:value="109637.35346272" calcext:value-type="float">
            <text:p>109637.35346272</text:p>
          </table:table-cell>
          <table:table-cell/>
          <table:table-cell office:value-type="float" office:value="1443143236.7497" calcext:value-type="float">
            <text:p>1443143236.7497</text:p>
          </table:table-cell>
          <table:table-cell table:formula="of:=[.G465]-[.$B$2]" office:value-type="float" office:value="56.7495195865631" calcext:value-type="float">
            <text:p>56.7495195866</text:p>
          </table:table-cell>
          <table:table-cell table:formula="of:=[.C465]/([.H465]-[.H464])" office:value-type="float" office:value="119715.544258965" calcext:value-type="float">
            <text:p>119715.544258965</text:p>
          </table:table-cell>
          <table:table-cell table:formula="of:=[.G465]-[.$B465]" office:value-type="float" office:value="9.86348557472229" calcext:value-type="float">
            <text:p>9.863485574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3226.9262" calcext:value-type="float">
            <text:p>1443143226.9262</text:p>
          </table:table-cell>
          <table:table-cell office:value-type="float" office:value="4384" calcext:value-type="float">
            <text:p>4384</text:p>
          </table:table-cell>
          <table:table-cell table:formula="of:=[.B466]-[.$B$2]" office:value-type="float" office:value="46.9260246753693" calcext:value-type="float">
            <text:p>46.9260246754</text:p>
          </table:table-cell>
          <table:table-cell table:formula="of:=[.C466]/([.D466]-[.D465])" office:value-type="float" office:value="109625.587904586" calcext:value-type="float">
            <text:p>109625.587904586</text:p>
          </table:table-cell>
          <table:table-cell/>
          <table:table-cell office:value-type="float" office:value="1443143236.78624" calcext:value-type="float">
            <text:p>1443143236.78624</text:p>
          </table:table-cell>
          <table:table-cell table:formula="of:=[.G466]-[.$B$2]" office:value-type="float" office:value="56.7860622406006" calcext:value-type="float">
            <text:p>56.7860622406</text:p>
          </table:table-cell>
          <table:table-cell table:formula="of:=[.C466]/([.H466]-[.H465])" office:value-type="float" office:value="119969.392357328" calcext:value-type="float">
            <text:p>119969.392357328</text:p>
          </table:table-cell>
          <table:table-cell table:formula="of:=[.G466]-[.$B466]" office:value-type="float" office:value="9.86003756523132" calcext:value-type="float">
            <text:p>9.8600375652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3226.96619" calcext:value-type="float">
            <text:p>1443143226.96619</text:p>
          </table:table-cell>
          <table:table-cell office:value-type="float" office:value="4384" calcext:value-type="float">
            <text:p>4384</text:p>
          </table:table-cell>
          <table:table-cell table:formula="of:=[.B467]-[.$B$2]" office:value-type="float" office:value="46.9660098552704" calcext:value-type="float">
            <text:p>46.9660098553</text:p>
          </table:table-cell>
          <table:table-cell table:formula="of:=[.C467]/([.D467]-[.D466])" office:value-type="float" office:value="109640.622121519" calcext:value-type="float">
            <text:p>109640.622121519</text:p>
          </table:table-cell>
          <table:table-cell/>
          <table:table-cell office:value-type="float" office:value="1443143236.8228" calcext:value-type="float">
            <text:p>1443143236.8228</text:p>
          </table:table-cell>
          <table:table-cell table:formula="of:=[.G467]-[.$B$2]" office:value-type="float" office:value="56.8226239681244" calcext:value-type="float">
            <text:p>56.8226239681</text:p>
          </table:table-cell>
          <table:table-cell table:formula="of:=[.C467]/([.H467]-[.H466])" office:value-type="float" office:value="119906.80684182" calcext:value-type="float">
            <text:p>119906.80684182</text:p>
          </table:table-cell>
          <table:table-cell table:formula="of:=[.G467]-[.$B467]" office:value-type="float" office:value="9.856614112854" calcext:value-type="float">
            <text:p>9.856614112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3240.00851" calcext:value-type="float">
            <text:p>1443143240.00851</text:p>
          </table:table-cell>
          <table:table-cell office:value-type="float" office:value="4384" calcext:value-type="float">
            <text:p>4384</text:p>
          </table:table-cell>
          <table:table-cell table:formula="of:=[.B468]-[.$B$2]" office:value-type="float" office:value="60.0083303451538" calcext:value-type="float">
            <text:p>60.0083303452</text:p>
          </table:table-cell>
          <table:table-cell table:formula="of:=[.C468]/([.D468]-[.D467])" office:value-type="float" office:value="336.136502963606" calcext:value-type="float">
            <text:p>336.1365029636</text:p>
          </table:table-cell>
          <table:table-cell/>
          <table:table-cell office:value-type="float" office:value="1443143240.19962" calcext:value-type="float">
            <text:p>1443143240.19962</text:p>
          </table:table-cell>
          <table:table-cell table:formula="of:=[.G468]-[.$B$2]" office:value-type="float" office:value="60.1994414329529" calcext:value-type="float">
            <text:p>60.199441433</text:p>
          </table:table-cell>
          <table:table-cell table:formula="of:=[.C468]/([.H468]-[.H467])" office:value-type="float" office:value="1298.26383737407" calcext:value-type="float">
            <text:p>1298.2638373741</text:p>
          </table:table-cell>
          <table:table-cell table:formula="of:=[.G468]-[.$B468]" office:value-type="float" office:value="0.191111087799072" calcext:value-type="float">
            <text:p>0.191111087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3240.06346" calcext:value-type="float">
            <text:p>1443143240.06346</text:p>
          </table:table-cell>
          <table:table-cell office:value-type="float" office:value="4384" calcext:value-type="float">
            <text:p>4384</text:p>
          </table:table-cell>
          <table:table-cell table:formula="of:=[.B469]-[.$B$2]" office:value-type="float" office:value="60.063285112381" calcext:value-type="float">
            <text:p>60.0632851124</text:p>
          </table:table-cell>
          <table:table-cell table:formula="of:=[.C469]/([.D469]-[.D468])" office:value-type="float" office:value="79774.698742283" calcext:value-type="float">
            <text:p>79774.698742283</text:p>
          </table:table-cell>
          <table:table-cell/>
          <table:table-cell office:value-type="float" office:value="1443143240.36435" calcext:value-type="float">
            <text:p>1443143240.36435</text:p>
          </table:table-cell>
          <table:table-cell table:formula="of:=[.G469]-[.$B$2]" office:value-type="float" office:value="60.3641743659973" calcext:value-type="float">
            <text:p>60.364174366</text:p>
          </table:table-cell>
          <table:table-cell table:formula="of:=[.C469]/([.H469]-[.H468])" office:value-type="float" office:value="26612.7720728283" calcext:value-type="float">
            <text:p>26612.7720728283</text:p>
          </table:table-cell>
          <table:table-cell table:formula="of:=[.G469]-[.$B469]" office:value-type="float" office:value="0.300889253616333" calcext:value-type="float">
            <text:p>0.300889253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3240.1184" calcext:value-type="float">
            <text:p>1443143240.1184</text:p>
          </table:table-cell>
          <table:table-cell office:value-type="float" office:value="4384" calcext:value-type="float">
            <text:p>4384</text:p>
          </table:table-cell>
          <table:table-cell table:formula="of:=[.B470]-[.$B$2]" office:value-type="float" office:value="60.1182277202606" calcext:value-type="float">
            <text:p>60.1182277203</text:p>
          </table:table-cell>
          <table:table-cell table:formula="of:=[.C470]/([.D470]-[.D469])" office:value-type="float" office:value="79792.3536793869" calcext:value-type="float">
            <text:p>79792.3536793869</text:p>
          </table:table-cell>
          <table:table-cell/>
          <table:table-cell office:value-type="float" office:value="1443143240.74879" calcext:value-type="float">
            <text:p>1443143240.74879</text:p>
          </table:table-cell>
          <table:table-cell table:formula="of:=[.G470]-[.$B$2]" office:value-type="float" office:value="60.7486176490784" calcext:value-type="float">
            <text:p>60.7486176491</text:p>
          </table:table-cell>
          <table:table-cell table:formula="of:=[.C470]/([.H470]-[.H469])" office:value-type="float" office:value="11403.5026567903" calcext:value-type="float">
            <text:p>11403.5026567903</text:p>
          </table:table-cell>
          <table:table-cell table:formula="of:=[.G470]-[.$B470]" office:value-type="float" office:value="0.630389928817749" calcext:value-type="float">
            <text:p>0.630389928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3240.17335" calcext:value-type="float">
            <text:p>1443143240.17335</text:p>
          </table:table-cell>
          <table:table-cell office:value-type="float" office:value="4384" calcext:value-type="float">
            <text:p>4384</text:p>
          </table:table-cell>
          <table:table-cell table:formula="of:=[.B471]-[.$B$2]" office:value-type="float" office:value="60.1731734275818" calcext:value-type="float">
            <text:p>60.1731734276</text:p>
          </table:table-cell>
          <table:table-cell table:formula="of:=[.C471]/([.D471]-[.D470])" office:value-type="float" office:value="79787.8526592583" calcext:value-type="float">
            <text:p>79787.8526592583</text:p>
          </table:table-cell>
          <table:table-cell/>
          <table:table-cell office:value-type="float" office:value="1443143240.85874" calcext:value-type="float">
            <text:p>1443143240.85874</text:p>
          </table:table-cell>
          <table:table-cell table:formula="of:=[.G471]-[.$B$2]" office:value-type="float" office:value="60.8585600852966" calcext:value-type="float">
            <text:p>60.8585600853</text:p>
          </table:table-cell>
          <table:table-cell table:formula="of:=[.C471]/([.H471]-[.H470])" office:value-type="float" office:value="39875.4125413114" calcext:value-type="float">
            <text:p>39875.4125413114</text:p>
          </table:table-cell>
          <table:table-cell table:formula="of:=[.G471]-[.$B471]" office:value-type="float" office:value="0.685386657714844" calcext:value-type="float">
            <text:p>0.685386657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3240.2283" calcext:value-type="float">
            <text:p>1443143240.2283</text:p>
          </table:table-cell>
          <table:table-cell office:value-type="float" office:value="4384" calcext:value-type="float">
            <text:p>4384</text:p>
          </table:table-cell>
          <table:table-cell table:formula="of:=[.B472]-[.$B$2]" office:value-type="float" office:value="60.2281188964844" calcext:value-type="float">
            <text:p>60.2281188965</text:p>
          </table:table-cell>
          <table:table-cell table:formula="of:=[.C472]/([.D472]-[.D471])" office:value-type="float" office:value="79788.1988735475" calcext:value-type="float">
            <text:p>79788.1988735475</text:p>
          </table:table-cell>
          <table:table-cell/>
          <table:table-cell office:value-type="float" office:value="1443143241.02351" calcext:value-type="float">
            <text:p>1443143241.02351</text:p>
          </table:table-cell>
          <table:table-cell table:formula="of:=[.G472]-[.$B$2]" office:value-type="float" office:value="61.0233323574066" calcext:value-type="float">
            <text:p>61.0233323574</text:p>
          </table:table-cell>
          <table:table-cell table:formula="of:=[.C472]/([.H472]-[.H471])" office:value-type="float" office:value="26606.4183242778" calcext:value-type="float">
            <text:p>26606.4183242778</text:p>
          </table:table-cell>
          <table:table-cell table:formula="of:=[.G472]-[.$B472]" office:value-type="float" office:value="0.795213460922241" calcext:value-type="float">
            <text:p>0.795213460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3240.28324" calcext:value-type="float">
            <text:p>1443143240.28324</text:p>
          </table:table-cell>
          <table:table-cell office:value-type="float" office:value="4384" calcext:value-type="float">
            <text:p>4384</text:p>
          </table:table-cell>
          <table:table-cell table:formula="of:=[.B473]-[.$B$2]" office:value-type="float" office:value="60.2830646038055" calcext:value-type="float">
            <text:p>60.2830646038</text:p>
          </table:table-cell>
          <table:table-cell table:formula="of:=[.C473]/([.D473]-[.D472])" office:value-type="float" office:value="79787.8526592583" calcext:value-type="float">
            <text:p>79787.8526592583</text:p>
          </table:table-cell>
          <table:table-cell/>
          <table:table-cell office:value-type="float" office:value="1443143241.39527" calcext:value-type="float">
            <text:p>1443143241.39527</text:p>
          </table:table-cell>
          <table:table-cell table:formula="of:=[.G473]-[.$B$2]" office:value-type="float" office:value="61.3950889110565" calcext:value-type="float">
            <text:p>61.3950889111</text:p>
          </table:table-cell>
          <table:table-cell table:formula="of:=[.C473]/([.H473]-[.H472])" office:value-type="float" office:value="11792.6636584021" calcext:value-type="float">
            <text:p>11792.6636584021</text:p>
          </table:table-cell>
          <table:table-cell table:formula="of:=[.G473]-[.$B473]" office:value-type="float" office:value="1.11202430725098" calcext:value-type="float">
            <text:p>1.112024307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3240.33819" calcext:value-type="float">
            <text:p>1443143240.33819</text:p>
          </table:table-cell>
          <table:table-cell office:value-type="float" office:value="4384" calcext:value-type="float">
            <text:p>4384</text:p>
          </table:table-cell>
          <table:table-cell table:formula="of:=[.B474]-[.$B$2]" office:value-type="float" office:value="60.3380172252655" calcext:value-type="float">
            <text:p>60.3380172253</text:p>
          </table:table-cell>
          <table:table-cell table:formula="of:=[.C474]/([.D474]-[.D473])" office:value-type="float" office:value="79777.8137516921" calcext:value-type="float">
            <text:p>79777.8137516921</text:p>
          </table:table-cell>
          <table:table-cell/>
          <table:table-cell office:value-type="float" office:value="1443143242.06758" calcext:value-type="float">
            <text:p>1443143242.06758</text:p>
          </table:table-cell>
          <table:table-cell table:formula="of:=[.G474]-[.$B$2]" office:value-type="float" office:value="62.0674016475678" calcext:value-type="float">
            <text:p>62.0674016476</text:p>
          </table:table-cell>
          <table:table-cell table:formula="of:=[.C474]/([.H474]-[.H473])" office:value-type="float" office:value="6520.77487442746" calcext:value-type="float">
            <text:p>6520.7748744275</text:p>
          </table:table-cell>
          <table:table-cell table:formula="of:=[.G474]-[.$B474]" office:value-type="float" office:value="1.72938442230225" calcext:value-type="float">
            <text:p>1.729384422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3240.39313" calcext:value-type="float">
            <text:p>1443143240.39313</text:p>
          </table:table-cell>
          <table:table-cell office:value-type="float" office:value="4384" calcext:value-type="float">
            <text:p>4384</text:p>
          </table:table-cell>
          <table:table-cell table:formula="of:=[.B475]-[.$B$2]" office:value-type="float" office:value="60.3929514884949" calcext:value-type="float">
            <text:p>60.3929514885</text:p>
          </table:table-cell>
          <table:table-cell table:formula="of:=[.C475]/([.D475]-[.D474])" office:value-type="float" office:value="79804.4743349927" calcext:value-type="float">
            <text:p>79804.4743349927</text:p>
          </table:table-cell>
          <table:table-cell/>
          <table:table-cell office:value-type="float" office:value="1443143242.171" calcext:value-type="float">
            <text:p>1443143242.171</text:p>
          </table:table-cell>
          <table:table-cell table:formula="of:=[.G475]-[.$B$2]" office:value-type="float" office:value="62.1708245277405" calcext:value-type="float">
            <text:p>62.1708245277</text:p>
          </table:table-cell>
          <table:table-cell table:formula="of:=[.C475]/([.H475]-[.H474])" office:value-type="float" office:value="42389.072830675" calcext:value-type="float">
            <text:p>42389.072830675</text:p>
          </table:table-cell>
          <table:table-cell table:formula="of:=[.G475]-[.$B475]" office:value-type="float" office:value="1.77787303924561" calcext:value-type="float">
            <text:p>1.777873039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3240.44806" calcext:value-type="float">
            <text:p>1443143240.44806</text:p>
          </table:table-cell>
          <table:table-cell office:value-type="float" office:value="4384" calcext:value-type="float">
            <text:p>4384</text:p>
          </table:table-cell>
          <table:table-cell table:formula="of:=[.B476]-[.$B$2]" office:value-type="float" office:value="60.4478824138641" calcext:value-type="float">
            <text:p>60.4478824139</text:p>
          </table:table-cell>
          <table:table-cell table:formula="of:=[.C476]/([.D476]-[.D475])" office:value-type="float" office:value="79809.3236283459" calcext:value-type="float">
            <text:p>79809.3236283459</text:p>
          </table:table-cell>
          <table:table-cell/>
          <table:table-cell office:value-type="float" office:value="1443143246.01802" calcext:value-type="float">
            <text:p>1443143246.01802</text:p>
          </table:table-cell>
          <table:table-cell table:formula="of:=[.G476]-[.$B$2]" office:value-type="float" office:value="66.0178442001343" calcext:value-type="float">
            <text:p>66.0178442001</text:p>
          </table:table-cell>
          <table:table-cell table:formula="of:=[.C476]/([.H476]-[.H475])" office:value-type="float" office:value="1139.58346287116" calcext:value-type="float">
            <text:p>1139.5834628712</text:p>
          </table:table-cell>
          <table:table-cell table:formula="of:=[.G476]-[.$B476]" office:value-type="float" office:value="5.56996178627014" calcext:value-type="float">
            <text:p>5.569961786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3240.50299" calcext:value-type="float">
            <text:p>1443143240.50299</text:p>
          </table:table-cell>
          <table:table-cell office:value-type="float" office:value="4384" calcext:value-type="float">
            <text:p>4384</text:p>
          </table:table-cell>
          <table:table-cell table:formula="of:=[.B477]-[.$B$2]" office:value-type="float" office:value="60.5028092861176" calcext:value-type="float">
            <text:p>60.5028092861</text:p>
          </table:table-cell>
          <table:table-cell table:formula="of:=[.C477]/([.D477]-[.D476])" office:value-type="float" office:value="79815.2128483375" calcext:value-type="float">
            <text:p>79815.2128483375</text:p>
          </table:table-cell>
          <table:table-cell/>
          <table:table-cell office:value-type="float" office:value="1443143246.14372" calcext:value-type="float">
            <text:p>1443143246.14372</text:p>
          </table:table-cell>
          <table:table-cell table:formula="of:=[.G477]-[.$B$2]" office:value-type="float" office:value="66.1435394287109" calcext:value-type="float">
            <text:p>66.1435394287</text:p>
          </table:table-cell>
          <table:table-cell table:formula="of:=[.C477]/([.H477]-[.H476])" office:value-type="float" office:value="34878.0144611953" calcext:value-type="float">
            <text:p>34878.0144611953</text:p>
          </table:table-cell>
          <table:table-cell table:formula="of:=[.G477]-[.$B477]" office:value-type="float" office:value="5.64073014259338" calcext:value-type="float">
            <text:p>5.640730142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3240.55792" calcext:value-type="float">
            <text:p>1443143240.55792</text:p>
          </table:table-cell>
          <table:table-cell office:value-type="float" office:value="4384" calcext:value-type="float">
            <text:p>4384</text:p>
          </table:table-cell>
          <table:table-cell table:formula="of:=[.B478]-[.$B$2]" office:value-type="float" office:value="60.5577454566956" calcext:value-type="float">
            <text:p>60.5577454567</text:p>
          </table:table-cell>
          <table:table-cell table:formula="of:=[.C478]/([.D478]-[.D477])" office:value-type="float" office:value="79801.703574792" calcext:value-type="float">
            <text:p>79801.703574792</text:p>
          </table:table-cell>
          <table:table-cell/>
          <table:table-cell office:value-type="float" office:value="1443143246.15601" calcext:value-type="float">
            <text:p>1443143246.15601</text:p>
          </table:table-cell>
          <table:table-cell table:formula="of:=[.G478]-[.$B$2]" office:value-type="float" office:value="66.1558294296265" calcext:value-type="float">
            <text:p>66.1558294296</text:p>
          </table:table-cell>
          <table:table-cell table:formula="of:=[.C478]/([.H478]-[.H477])" office:value-type="float" office:value="356712.748040661" calcext:value-type="float">
            <text:p>356712.748040661</text:p>
          </table:table-cell>
          <table:table-cell table:formula="of:=[.G478]-[.$B478]" office:value-type="float" office:value="5.59808397293091" calcext:value-type="float">
            <text:p>5.598083972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3240.61284" calcext:value-type="float">
            <text:p>1443143240.61284</text:p>
          </table:table-cell>
          <table:table-cell office:value-type="float" office:value="4384" calcext:value-type="float">
            <text:p>4384</text:p>
          </table:table-cell>
          <table:table-cell table:formula="of:=[.B479]-[.$B$2]" office:value-type="float" office:value="60.6126661300659" calcext:value-type="float">
            <text:p>60.6126661301</text:p>
          </table:table-cell>
          <table:table-cell table:formula="of:=[.C479]/([.D479]-[.D478])" office:value-type="float" office:value="79824.2215720152" calcext:value-type="float">
            <text:p>79824.2215720152</text:p>
          </table:table-cell>
          <table:table-cell/>
          <table:table-cell office:value-type="float" office:value="1443143246.62561" calcext:value-type="float">
            <text:p>1443143246.62561</text:p>
          </table:table-cell>
          <table:table-cell table:formula="of:=[.G479]-[.$B$2]" office:value-type="float" office:value="66.625433921814" calcext:value-type="float">
            <text:p>66.6254339218</text:p>
          </table:table-cell>
          <table:table-cell table:formula="of:=[.C479]/([.H479]-[.H478])" office:value-type="float" office:value="9335.51546659735" calcext:value-type="float">
            <text:p>9335.5154665974</text:p>
          </table:table-cell>
          <table:table-cell table:formula="of:=[.G479]-[.$B479]" office:value-type="float" office:value="6.01276779174805" calcext:value-type="float">
            <text:p>6.012767791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3240.66777" calcext:value-type="float">
            <text:p>1443143240.66777</text:p>
          </table:table-cell>
          <table:table-cell office:value-type="float" office:value="4384" calcext:value-type="float">
            <text:p>4384</text:p>
          </table:table-cell>
          <table:table-cell table:formula="of:=[.B480]-[.$B$2]" office:value-type="float" office:value="60.6675896644592" calcext:value-type="float">
            <text:p>60.6675896645</text:p>
          </table:table-cell>
          <table:table-cell table:formula="of:=[.C480]/([.D480]-[.D479])" office:value-type="float" office:value="79820.0634468628" calcext:value-type="float">
            <text:p>79820.0634468628</text:p>
          </table:table-cell>
          <table:table-cell/>
          <table:table-cell office:value-type="float" office:value="1443143247.02563" calcext:value-type="float">
            <text:p>1443143247.02563</text:p>
          </table:table-cell>
          <table:table-cell table:formula="of:=[.G480]-[.$B$2]" office:value-type="float" office:value="67.0254521369934" calcext:value-type="float">
            <text:p>67.025452137</text:p>
          </table:table-cell>
          <table:table-cell table:formula="of:=[.C480]/([.H480]-[.H479])" office:value-type="float" office:value="10959.50092681" calcext:value-type="float">
            <text:p>10959.50092681</text:p>
          </table:table-cell>
          <table:table-cell table:formula="of:=[.G480]-[.$B480]" office:value-type="float" office:value="6.35786247253418" calcext:value-type="float">
            <text:p>6.357862472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3240.72268" calcext:value-type="float">
            <text:p>1443143240.72268</text:p>
          </table:table-cell>
          <table:table-cell office:value-type="float" office:value="4384" calcext:value-type="float">
            <text:p>4384</text:p>
          </table:table-cell>
          <table:table-cell table:formula="of:=[.B481]-[.$B$2]" office:value-type="float" office:value="60.7225062847138" calcext:value-type="float">
            <text:p>60.7225062847</text:p>
          </table:table-cell>
          <table:table-cell table:formula="of:=[.C481]/([.D481]-[.D480])" office:value-type="float" office:value="79830.1129909654" calcext:value-type="float">
            <text:p>79830.1129909654</text:p>
          </table:table-cell>
          <table:table-cell/>
          <table:table-cell office:value-type="float" office:value="1443143251.00401" calcext:value-type="float">
            <text:p>1443143251.00401</text:p>
          </table:table-cell>
          <table:table-cell table:formula="of:=[.G481]-[.$B$2]" office:value-type="float" office:value="71.0038373470306" calcext:value-type="float">
            <text:p>71.003837347</text:p>
          </table:table-cell>
          <table:table-cell table:formula="of:=[.C481]/([.H481]-[.H480])" office:value-type="float" office:value="1101.9546294661" calcext:value-type="float">
            <text:p>1101.9546294661</text:p>
          </table:table-cell>
          <table:table-cell table:formula="of:=[.G481]-[.$B481]" office:value-type="float" office:value="10.2813310623169" calcext:value-type="float">
            <text:p>10.281331062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3240.77759" calcext:value-type="float">
            <text:p>1443143240.77759</text:p>
          </table:table-cell>
          <table:table-cell office:value-type="float" office:value="4384" calcext:value-type="float">
            <text:p>4384</text:p>
          </table:table-cell>
          <table:table-cell table:formula="of:=[.B482]-[.$B$2]" office:value-type="float" office:value="60.7774171829224" calcext:value-type="float">
            <text:p>60.7774171829</text:p>
          </table:table-cell>
          <table:table-cell table:formula="of:=[.C482]/([.D482]-[.D481])" office:value-type="float" office:value="79838.4317689405" calcext:value-type="float">
            <text:p>79838.4317689405</text:p>
          </table:table-cell>
          <table:table-cell/>
          <table:table-cell office:value-type="float" office:value="1443143251.02182" calcext:value-type="float">
            <text:p>1443143251.02182</text:p>
          </table:table-cell>
          <table:table-cell table:formula="of:=[.G482]-[.$B$2]" office:value-type="float" office:value="71.0216476917267" calcext:value-type="float">
            <text:p>71.0216476917</text:p>
          </table:table-cell>
          <table:table-cell table:formula="of:=[.C482]/([.H482]-[.H481])" office:value-type="float" office:value="246149.082166475" calcext:value-type="float">
            <text:p>246149.082166475</text:p>
          </table:table-cell>
          <table:table-cell table:formula="of:=[.G482]-[.$B482]" office:value-type="float" office:value="10.2442305088043" calcext:value-type="float">
            <text:p>10.244230508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3240.83251" calcext:value-type="float">
            <text:p>1443143240.83251</text:p>
          </table:table-cell>
          <table:table-cell office:value-type="float" office:value="4384" calcext:value-type="float">
            <text:p>4384</text:p>
          </table:table-cell>
          <table:table-cell table:formula="of:=[.B483]-[.$B$2]" office:value-type="float" office:value="60.8323340415955" calcext:value-type="float">
            <text:p>60.8323340416</text:p>
          </table:table-cell>
          <table:table-cell table:formula="of:=[.C483]/([.D483]-[.D482])" office:value-type="float" office:value="79829.7664128368" calcext:value-type="float">
            <text:p>79829.7664128368</text:p>
          </table:table-cell>
          <table:table-cell/>
          <table:table-cell office:value-type="float" office:value="1443143251.06922" calcext:value-type="float">
            <text:p>1443143251.06922</text:p>
          </table:table-cell>
          <table:table-cell table:formula="of:=[.G483]-[.$B$2]" office:value-type="float" office:value="71.069048166275" calcext:value-type="float">
            <text:p>71.0690481663</text:p>
          </table:table-cell>
          <table:table-cell table:formula="of:=[.C483]/([.H483]-[.H482])" office:value-type="float" office:value="92488.5255215983" calcext:value-type="float">
            <text:p>92488.5255215983</text:p>
          </table:table-cell>
          <table:table-cell table:formula="of:=[.G483]-[.$B483]" office:value-type="float" office:value="10.2367141246796" calcext:value-type="float">
            <text:p>10.236714124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3240.88745" calcext:value-type="float">
            <text:p>1443143240.88745</text:p>
          </table:table-cell>
          <table:table-cell office:value-type="float" office:value="4384" calcext:value-type="float">
            <text:p>4384</text:p>
          </table:table-cell>
          <table:table-cell table:formula="of:=[.B484]-[.$B$2]" office:value-type="float" office:value="60.8872718811035" calcext:value-type="float">
            <text:p>60.8872718811</text:p>
          </table:table-cell>
          <table:table-cell table:formula="of:=[.C484]/([.D484]-[.D483])" office:value-type="float" office:value="79799.2793174381" calcext:value-type="float">
            <text:p>79799.2793174381</text:p>
          </table:table-cell>
          <table:table-cell/>
          <table:table-cell office:value-type="float" office:value="1443143251.11965" calcext:value-type="float">
            <text:p>1443143251.11965</text:p>
          </table:table-cell>
          <table:table-cell table:formula="of:=[.G484]-[.$B$2]" office:value-type="float" office:value="71.1194760799408" calcext:value-type="float">
            <text:p>71.1194760799</text:p>
          </table:table-cell>
          <table:table-cell table:formula="of:=[.C484]/([.H484]-[.H483])" office:value-type="float" office:value="86935.9781381495" calcext:value-type="float">
            <text:p>86935.9781381495</text:p>
          </table:table-cell>
          <table:table-cell table:formula="of:=[.G484]-[.$B484]" office:value-type="float" office:value="10.2322041988373" calcext:value-type="float">
            <text:p>10.232204198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3240.94238" calcext:value-type="float">
            <text:p>1443143240.94238</text:p>
          </table:table-cell>
          <table:table-cell office:value-type="float" office:value="4384" calcext:value-type="float">
            <text:p>4384</text:p>
          </table:table-cell>
          <table:table-cell table:formula="of:=[.B485]-[.$B$2]" office:value-type="float" office:value="60.9422059059143" calcext:value-type="float">
            <text:p>60.9422059059</text:p>
          </table:table-cell>
          <table:table-cell table:formula="of:=[.C485]/([.D485]-[.D484])" office:value-type="float" office:value="79804.8206935463" calcext:value-type="float">
            <text:p>79804.8206935463</text:p>
          </table:table-cell>
          <table:table-cell/>
          <table:table-cell office:value-type="float" office:value="1443143251.17013" calcext:value-type="float">
            <text:p>1443143251.17013</text:p>
          </table:table-cell>
          <table:table-cell table:formula="of:=[.G485]-[.$B$2]" office:value-type="float" office:value="71.1699516773224" calcext:value-type="float">
            <text:p>71.1699516773</text:p>
          </table:table-cell>
          <table:table-cell table:formula="of:=[.C485]/([.H485]-[.H484])" office:value-type="float" office:value="86853.850720325" calcext:value-type="float">
            <text:p>86853.850720325</text:p>
          </table:table-cell>
          <table:table-cell table:formula="of:=[.G485]-[.$B485]" office:value-type="float" office:value="10.2277457714081" calcext:value-type="float">
            <text:p>10.227745771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3240.99732" calcext:value-type="float">
            <text:p>1443143240.99732</text:p>
          </table:table-cell>
          <table:table-cell office:value-type="float" office:value="4384" calcext:value-type="float">
            <text:p>4384</text:p>
          </table:table-cell>
          <table:table-cell table:formula="of:=[.B486]-[.$B$2]" office:value-type="float" office:value="60.9971392154694" calcext:value-type="float">
            <text:p>60.9971392155</text:p>
          </table:table-cell>
          <table:table-cell table:formula="of:=[.C486]/([.D486]-[.D485])" office:value-type="float" office:value="79805.8597872461" calcext:value-type="float">
            <text:p>79805.8597872461</text:p>
          </table:table-cell>
          <table:table-cell/>
          <table:table-cell office:value-type="float" office:value="1443143251.22053" calcext:value-type="float">
            <text:p>1443143251.22053</text:p>
          </table:table-cell>
          <table:table-cell table:formula="of:=[.G486]-[.$B$2]" office:value-type="float" office:value="71.2203505039215" calcext:value-type="float">
            <text:p>71.2203505039</text:p>
          </table:table-cell>
          <table:table-cell table:formula="of:=[.C486]/([.H486]-[.H485])" office:value-type="float" office:value="86986.1521751471" calcext:value-type="float">
            <text:p>86986.1521751471</text:p>
          </table:table-cell>
          <table:table-cell table:formula="of:=[.G486]-[.$B486]" office:value-type="float" office:value="10.2232112884521" calcext:value-type="float">
            <text:p>10.2232112885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3241.0492" calcext:value-type="float">
            <text:p>1443143241.0492</text:p>
          </table:table-cell>
          <table:table-cell office:value-type="float" office:value="4384" calcext:value-type="float">
            <text:p>4384</text:p>
          </table:table-cell>
          <table:table-cell table:formula="of:=[.B487]-[.$B$2]" office:value-type="float" office:value="61.0490226745606" calcext:value-type="float">
            <text:p>61.0490226746</text:p>
          </table:table-cell>
          <table:table-cell table:formula="of:=[.C487]/([.D487]-[.D486])" office:value-type="float" office:value="84497.0647060175" calcext:value-type="float">
            <text:p>84497.0647060175</text:p>
          </table:table-cell>
          <table:table-cell/>
          <table:table-cell office:value-type="float" office:value="1443143251.27092" calcext:value-type="float">
            <text:p>1443143251.27092</text:p>
          </table:table-cell>
          <table:table-cell table:formula="of:=[.G487]-[.$B$2]" office:value-type="float" office:value="71.2707448005676" calcext:value-type="float">
            <text:p>71.2707448006</text:p>
          </table:table-cell>
          <table:table-cell table:formula="of:=[.C487]/([.H487]-[.H486])" office:value-type="float" office:value="86993.9713770704" calcext:value-type="float">
            <text:p>86993.9713770704</text:p>
          </table:table-cell>
          <table:table-cell table:formula="of:=[.G487]-[.$B487]" office:value-type="float" office:value="10.2217221260071" calcext:value-type="float">
            <text:p>10.22172212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3241.10091" calcext:value-type="float">
            <text:p>1443143241.10091</text:p>
          </table:table-cell>
          <table:table-cell office:value-type="float" office:value="4384" calcext:value-type="float">
            <text:p>4384</text:p>
          </table:table-cell>
          <table:table-cell table:formula="of:=[.B488]-[.$B$2]" office:value-type="float" office:value="61.1007339954376" calcext:value-type="float">
            <text:p>61.1007339954</text:p>
          </table:table-cell>
          <table:table-cell table:formula="of:=[.C488]/([.D488]-[.D487])" office:value-type="float" office:value="84778.3410990673" calcext:value-type="float">
            <text:p>84778.3410990673</text:p>
          </table:table-cell>
          <table:table-cell/>
          <table:table-cell office:value-type="float" office:value="1443143251.32139" calcext:value-type="float">
            <text:p>1443143251.32139</text:p>
          </table:table-cell>
          <table:table-cell table:formula="of:=[.G488]-[.$B$2]" office:value-type="float" office:value="71.3212158679962" calcext:value-type="float">
            <text:p>71.321215868</text:p>
          </table:table-cell>
          <table:table-cell table:formula="of:=[.C488]/([.H488]-[.H487])" office:value-type="float" office:value="86861.6461540642" calcext:value-type="float">
            <text:p>86861.6461540642</text:p>
          </table:table-cell>
          <table:table-cell table:formula="of:=[.G488]-[.$B488]" office:value-type="float" office:value="10.2204818725586" calcext:value-type="float">
            <text:p>10.220481872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3241.15263" calcext:value-type="float">
            <text:p>1443143241.15263</text:p>
          </table:table-cell>
          <table:table-cell office:value-type="float" office:value="4384" calcext:value-type="float">
            <text:p>4384</text:p>
          </table:table-cell>
          <table:table-cell table:formula="of:=[.B489]-[.$B$2]" office:value-type="float" office:value="61.1524484157562" calcext:value-type="float">
            <text:p>61.1524484158</text:p>
          </table:table-cell>
          <table:table-cell table:formula="of:=[.C489]/([.D489]-[.D488])" office:value-type="float" office:value="84773.2600112491" calcext:value-type="float">
            <text:p>84773.2600112491</text:p>
          </table:table-cell>
          <table:table-cell/>
          <table:table-cell office:value-type="float" office:value="1443143251.37188" calcext:value-type="float">
            <text:p>1443143251.37188</text:p>
          </table:table-cell>
          <table:table-cell table:formula="of:=[.G489]-[.$B$2]" office:value-type="float" office:value="71.371705532074" calcext:value-type="float">
            <text:p>71.3717055321</text:p>
          </table:table-cell>
          <table:table-cell table:formula="of:=[.C489]/([.H489]-[.H488])" office:value-type="float" office:value="86829.6527631523" calcext:value-type="float">
            <text:p>86829.6527631523</text:p>
          </table:table-cell>
          <table:table-cell table:formula="of:=[.G489]-[.$B489]" office:value-type="float" office:value="10.2192571163177" calcext:value-type="float">
            <text:p>10.219257116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3241.20434" calcext:value-type="float">
            <text:p>1443143241.20434</text:p>
          </table:table-cell>
          <table:table-cell office:value-type="float" office:value="4384" calcext:value-type="float">
            <text:p>4384</text:p>
          </table:table-cell>
          <table:table-cell table:formula="of:=[.B490]-[.$B$2]" office:value-type="float" office:value="61.2041592597961" calcext:value-type="float">
            <text:p>61.2041592598</text:p>
          </table:table-cell>
          <table:table-cell table:formula="of:=[.C490]/([.D490]-[.D489])" office:value-type="float" office:value="84779.1228589476" calcext:value-type="float">
            <text:p>84779.1228589476</text:p>
          </table:table-cell>
          <table:table-cell/>
          <table:table-cell office:value-type="float" office:value="1443143251.42239" calcext:value-type="float">
            <text:p>1443143251.42239</text:p>
          </table:table-cell>
          <table:table-cell table:formula="of:=[.G490]-[.$B$2]" office:value-type="float" office:value="71.4222087860107" calcext:value-type="float">
            <text:p>71.422208786</text:p>
          </table:table-cell>
          <table:table-cell table:formula="of:=[.C490]/([.H490]-[.H489])" office:value-type="float" office:value="86806.2878777865" calcext:value-type="float">
            <text:p>86806.2878777865</text:p>
          </table:table-cell>
          <table:table-cell table:formula="of:=[.G490]-[.$B490]" office:value-type="float" office:value="10.2180495262146" calcext:value-type="float">
            <text:p>10.218049526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3241.25605" calcext:value-type="float">
            <text:p>1443143241.25605</text:p>
          </table:table-cell>
          <table:table-cell office:value-type="float" office:value="4384" calcext:value-type="float">
            <text:p>4384</text:p>
          </table:table-cell>
          <table:table-cell table:formula="of:=[.B491]-[.$B$2]" office:value-type="float" office:value="61.2558693885803" calcext:value-type="float">
            <text:p>61.2558693886</text:p>
          </table:table-cell>
          <table:table-cell table:formula="of:=[.C491]/([.D491]-[.D490])" office:value-type="float" office:value="84780.2955258013" calcext:value-type="float">
            <text:p>84780.2955258013</text:p>
          </table:table-cell>
          <table:table-cell/>
          <table:table-cell office:value-type="float" office:value="1443143251.47272" calcext:value-type="float">
            <text:p>1443143251.47272</text:p>
          </table:table-cell>
          <table:table-cell table:formula="of:=[.G491]-[.$B$2]" office:value-type="float" office:value="71.4725410938263" calcext:value-type="float">
            <text:p>71.4725410938</text:p>
          </table:table-cell>
          <table:table-cell table:formula="of:=[.C491]/([.H491]-[.H490])" office:value-type="float" office:value="87101.1123921766" calcext:value-type="float">
            <text:p>87101.1123921766</text:p>
          </table:table-cell>
          <table:table-cell table:formula="of:=[.G491]-[.$B491]" office:value-type="float" office:value="10.216671705246" calcext:value-type="float">
            <text:p>10.216671705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3241.30776" calcext:value-type="float">
            <text:p>1443143241.30776</text:p>
          </table:table-cell>
          <table:table-cell office:value-type="float" office:value="4384" calcext:value-type="float">
            <text:p>4384</text:p>
          </table:table-cell>
          <table:table-cell table:formula="of:=[.B492]-[.$B$2]" office:value-type="float" office:value="61.3075785636902" calcext:value-type="float">
            <text:p>61.3075785637</text:p>
          </table:table-cell>
          <table:table-cell table:formula="of:=[.C492]/([.D492]-[.D491])" office:value-type="float" office:value="84781.8591320706" calcext:value-type="float">
            <text:p>84781.8591320706</text:p>
          </table:table-cell>
          <table:table-cell/>
          <table:table-cell office:value-type="float" office:value="1443143251.52308" calcext:value-type="float">
            <text:p>1443143251.52308</text:p>
          </table:table-cell>
          <table:table-cell table:formula="of:=[.G492]-[.$B$2]" office:value-type="float" office:value="71.522901058197" calcext:value-type="float">
            <text:p>71.5229010582</text:p>
          </table:table-cell>
          <table:table-cell table:formula="of:=[.C492]/([.H492]-[.H491])" office:value-type="float" office:value="87053.2784282164" calcext:value-type="float">
            <text:p>87053.2784282164</text:p>
          </table:table-cell>
          <table:table-cell table:formula="of:=[.G492]-[.$B492]" office:value-type="float" office:value="10.2153224945068" calcext:value-type="float">
            <text:p>10.215322494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3241.35946" calcext:value-type="float">
            <text:p>1443143241.35946</text:p>
          </table:table-cell>
          <table:table-cell office:value-type="float" office:value="4384" calcext:value-type="float">
            <text:p>4384</text:p>
          </table:table-cell>
          <table:table-cell table:formula="of:=[.B493]-[.$B$2]" office:value-type="float" office:value="61.3592824935913" calcext:value-type="float">
            <text:p>61.3592824936</text:p>
          </table:table-cell>
          <table:table-cell table:formula="of:=[.C493]/([.D493]-[.D492])" office:value-type="float" office:value="84790.4599976022" calcext:value-type="float">
            <text:p>84790.4599976022</text:p>
          </table:table-cell>
          <table:table-cell/>
          <table:table-cell office:value-type="float" office:value="1443143251.5736" calcext:value-type="float">
            <text:p>1443143251.5736</text:p>
          </table:table-cell>
          <table:table-cell table:formula="of:=[.G493]-[.$B$2]" office:value-type="float" office:value="71.5734231472015" calcext:value-type="float">
            <text:p>71.5734231472</text:p>
          </table:table-cell>
          <table:table-cell table:formula="of:=[.C493]/([.H493]-[.H492])" office:value-type="float" office:value="86773.9257497464" calcext:value-type="float">
            <text:p>86773.9257497464</text:p>
          </table:table-cell>
          <table:table-cell table:formula="of:=[.G493]-[.$B493]" office:value-type="float" office:value="10.2141406536102" calcext:value-type="float">
            <text:p>10.214140653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3241.41117" calcext:value-type="float">
            <text:p>1443143241.41117</text:p>
          </table:table-cell>
          <table:table-cell office:value-type="float" office:value="4384" calcext:value-type="float">
            <text:p>4384</text:p>
          </table:table-cell>
          <table:table-cell table:formula="of:=[.B494]-[.$B$2]" office:value-type="float" office:value="61.4109904766083" calcext:value-type="float">
            <text:p>61.4109904766</text:p>
          </table:table-cell>
          <table:table-cell table:formula="of:=[.C494]/([.D494]-[.D493])" office:value-type="float" office:value="84783.813721015" calcext:value-type="float">
            <text:p>84783.813721015</text:p>
          </table:table-cell>
          <table:table-cell/>
          <table:table-cell office:value-type="float" office:value="1443143251.62408" calcext:value-type="float">
            <text:p>1443143251.62408</text:p>
          </table:table-cell>
          <table:table-cell table:formula="of:=[.G494]-[.$B$2]" office:value-type="float" office:value="71.6239039897919" calcext:value-type="float">
            <text:p>71.6239039898</text:p>
          </table:table-cell>
          <table:table-cell table:formula="of:=[.C494]/([.H494]-[.H493])" office:value-type="float" office:value="86844.8261764873" calcext:value-type="float">
            <text:p>86844.8261764873</text:p>
          </table:table-cell>
          <table:table-cell table:formula="of:=[.G494]-[.$B494]" office:value-type="float" office:value="10.2129135131836" calcext:value-type="float">
            <text:p>10.212913513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3241.46288" calcext:value-type="float">
            <text:p>1443143241.46288</text:p>
          </table:table-cell>
          <table:table-cell office:value-type="float" office:value="4384" calcext:value-type="float">
            <text:p>4384</text:p>
          </table:table-cell>
          <table:table-cell table:formula="of:=[.B495]-[.$B$2]" office:value-type="float" office:value="61.462700843811" calcext:value-type="float">
            <text:p>61.4627008438</text:p>
          </table:table-cell>
          <table:table-cell table:formula="of:=[.C495]/([.D495]-[.D494])" office:value-type="float" office:value="84779.9046332456" calcext:value-type="float">
            <text:p>84779.9046332456</text:p>
          </table:table-cell>
          <table:table-cell/>
          <table:table-cell office:value-type="float" office:value="1443143251.67445" calcext:value-type="float">
            <text:p>1443143251.67445</text:p>
          </table:table-cell>
          <table:table-cell table:formula="of:=[.G495]-[.$B$2]" office:value-type="float" office:value="71.6742751598358" calcext:value-type="float">
            <text:p>71.6742751598</text:p>
          </table:table-cell>
          <table:table-cell table:formula="of:=[.C495]/([.H495]-[.H494])" office:value-type="float" office:value="87033.9123783559" calcext:value-type="float">
            <text:p>87033.9123783559</text:p>
          </table:table-cell>
          <table:table-cell table:formula="of:=[.G495]-[.$B495]" office:value-type="float" office:value="10.2115743160248" calcext:value-type="float">
            <text:p>10.21157431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3241.51458" calcext:value-type="float">
            <text:p>1443143241.51458</text:p>
          </table:table-cell>
          <table:table-cell office:value-type="float" office:value="4384" calcext:value-type="float">
            <text:p>4384</text:p>
          </table:table-cell>
          <table:table-cell table:formula="of:=[.B496]-[.$B$2]" office:value-type="float" office:value="61.5144066810608" calcext:value-type="float">
            <text:p>61.5144066811</text:p>
          </table:table-cell>
          <table:table-cell table:formula="of:=[.C496]/([.D496]-[.D495])" office:value-type="float" office:value="84787.3322082354" calcext:value-type="float">
            <text:p>84787.3322082354</text:p>
          </table:table-cell>
          <table:table-cell/>
          <table:table-cell office:value-type="float" office:value="1443143251.7249" calcext:value-type="float">
            <text:p>1443143251.7249</text:p>
          </table:table-cell>
          <table:table-cell table:formula="of:=[.G496]-[.$B$2]" office:value-type="float" office:value="71.7247183322907" calcext:value-type="float">
            <text:p>71.7247183323</text:p>
          </table:table-cell>
          <table:table-cell table:formula="of:=[.C496]/([.H496]-[.H495])" office:value-type="float" office:value="86909.6804711354" calcext:value-type="float">
            <text:p>86909.6804711354</text:p>
          </table:table-cell>
          <table:table-cell table:formula="of:=[.G496]-[.$B496]" office:value-type="float" office:value="10.2103116512299" calcext:value-type="float">
            <text:p>10.210311651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3241.56629" calcext:value-type="float">
            <text:p>1443143241.56629</text:p>
          </table:table-cell>
          <table:table-cell office:value-type="float" office:value="4384" calcext:value-type="float">
            <text:p>4384</text:p>
          </table:table-cell>
          <table:table-cell table:formula="of:=[.B497]-[.$B$2]" office:value-type="float" office:value="61.5661141872406" calcext:value-type="float">
            <text:p>61.5661141872</text:p>
          </table:table-cell>
          <table:table-cell table:formula="of:=[.C497]/([.D497]-[.D496])" office:value-type="float" office:value="84784.5955818275" calcext:value-type="float">
            <text:p>84784.5955818275</text:p>
          </table:table-cell>
          <table:table-cell/>
          <table:table-cell office:value-type="float" office:value="1443143251.77533" calcext:value-type="float">
            <text:p>1443143251.77533</text:p>
          </table:table-cell>
          <table:table-cell table:formula="of:=[.G497]-[.$B$2]" office:value-type="float" office:value="71.7751562595367" calcext:value-type="float">
            <text:p>71.7751562595</text:p>
          </table:table-cell>
          <table:table-cell table:formula="of:=[.C497]/([.H497]-[.H496])" office:value-type="float" office:value="86918.7184994706" calcext:value-type="float">
            <text:p>86918.7184994706</text:p>
          </table:table-cell>
          <table:table-cell table:formula="of:=[.G497]-[.$B497]" office:value-type="float" office:value="10.2090420722961" calcext:value-type="float">
            <text:p>10.209042072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3241.618" calcext:value-type="float">
            <text:p>1443143241.618</text:p>
          </table:table-cell>
          <table:table-cell office:value-type="float" office:value="4384" calcext:value-type="float">
            <text:p>4384</text:p>
          </table:table-cell>
          <table:table-cell table:formula="of:=[.B498]-[.$B$2]" office:value-type="float" office:value="61.6178233623505" calcext:value-type="float">
            <text:p>61.6178233624</text:p>
          </table:table-cell>
          <table:table-cell table:formula="of:=[.C498]/([.D498]-[.D497])" office:value-type="float" office:value="84781.8591320706" calcext:value-type="float">
            <text:p>84781.8591320706</text:p>
          </table:table-cell>
          <table:table-cell/>
          <table:table-cell office:value-type="float" office:value="1443143251.82578" calcext:value-type="float">
            <text:p>1443143251.82578</text:p>
          </table:table-cell>
          <table:table-cell table:formula="of:=[.G498]-[.$B$2]" office:value-type="float" office:value="71.8256039619446" calcext:value-type="float">
            <text:p>71.8256039619</text:p>
          </table:table-cell>
          <table:table-cell table:formula="of:=[.C498]/([.H498]-[.H497])" office:value-type="float" office:value="86901.876413681" calcext:value-type="float">
            <text:p>86901.876413681</text:p>
          </table:table-cell>
          <table:table-cell table:formula="of:=[.G498]-[.$B498]" office:value-type="float" office:value="10.2077805995941" calcext:value-type="float">
            <text:p>10.207780599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3241.66972" calcext:value-type="float">
            <text:p>1443143241.66972</text:p>
          </table:table-cell>
          <table:table-cell office:value-type="float" office:value="4384" calcext:value-type="float">
            <text:p>4384</text:p>
          </table:table-cell>
          <table:table-cell table:formula="of:=[.B499]-[.$B$2]" office:value-type="float" office:value="61.6695439815521" calcext:value-type="float">
            <text:p>61.6695439816</text:p>
          </table:table-cell>
          <table:table-cell table:formula="of:=[.C499]/([.D499]-[.D498])" office:value-type="float" office:value="84763.0996625671" calcext:value-type="float">
            <text:p>84763.0996625671</text:p>
          </table:table-cell>
          <table:table-cell/>
          <table:table-cell office:value-type="float" office:value="1443143251.8763" calcext:value-type="float">
            <text:p>1443143251.8763</text:p>
          </table:table-cell>
          <table:table-cell table:formula="of:=[.G499]-[.$B$2]" office:value-type="float" office:value="71.8761241436005" calcext:value-type="float">
            <text:p>71.8761241436</text:p>
          </table:table-cell>
          <table:table-cell table:formula="of:=[.C499]/([.H499]-[.H498])" office:value-type="float" office:value="86777.2018291906" calcext:value-type="float">
            <text:p>86777.2018291906</text:p>
          </table:table-cell>
          <table:table-cell table:formula="of:=[.G499]-[.$B499]" office:value-type="float" office:value="10.2065801620483" calcext:value-type="float">
            <text:p>10.20658016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3241.72144" calcext:value-type="float">
            <text:p>1443143241.72144</text:p>
          </table:table-cell>
          <table:table-cell office:value-type="float" office:value="4384" calcext:value-type="float">
            <text:p>4384</text:p>
          </table:table-cell>
          <table:table-cell table:formula="of:=[.B500]-[.$B$2]" office:value-type="float" office:value="61.7212591171265" calcext:value-type="float">
            <text:p>61.7212591171</text:p>
          </table:table-cell>
          <table:table-cell table:formula="of:=[.C500]/([.D500]-[.D499])" office:value-type="float" office:value="84772.0875390141" calcext:value-type="float">
            <text:p>84772.0875390141</text:p>
          </table:table-cell>
          <table:table-cell/>
          <table:table-cell office:value-type="float" office:value="1443143251.92668" calcext:value-type="float">
            <text:p>1443143251.92668</text:p>
          </table:table-cell>
          <table:table-cell table:formula="of:=[.G500]-[.$B$2]" office:value-type="float" office:value="71.9265041351318" calcext:value-type="float">
            <text:p>71.9265041351</text:p>
          </table:table-cell>
          <table:table-cell table:formula="of:=[.C500]/([.H500]-[.H499])" office:value-type="float" office:value="87018.6728251045" calcext:value-type="float">
            <text:p>87018.6728251045</text:p>
          </table:table-cell>
          <table:table-cell table:formula="of:=[.G500]-[.$B500]" office:value-type="float" office:value="10.2052450180054" calcext:value-type="float">
            <text:p>10.20524501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3241.77316" calcext:value-type="float">
            <text:p>1443143241.77316</text:p>
          </table:table-cell>
          <table:table-cell office:value-type="float" office:value="4384" calcext:value-type="float">
            <text:p>4384</text:p>
          </table:table-cell>
          <table:table-cell table:formula="of:=[.B501]-[.$B$2]" office:value-type="float" office:value="61.772980928421" calcext:value-type="float">
            <text:p>61.7729809284</text:p>
          </table:table-cell>
          <table:table-cell table:formula="of:=[.C501]/([.D501]-[.D500])" office:value-type="float" office:value="84761.1460285705" calcext:value-type="float">
            <text:p>84761.1460285705</text:p>
          </table:table-cell>
          <table:table-cell/>
          <table:table-cell office:value-type="float" office:value="1443143251.97713" calcext:value-type="float">
            <text:p>1443143251.97713</text:p>
          </table:table-cell>
          <table:table-cell table:formula="of:=[.G501]-[.$B$2]" office:value-type="float" office:value="71.9769580364227" calcext:value-type="float">
            <text:p>71.9769580364</text:p>
          </table:table-cell>
          <table:table-cell table:formula="of:=[.C501]/([.H501]-[.H500])" office:value-type="float" office:value="86891.1994480647" calcext:value-type="float">
            <text:p>86891.1994480647</text:p>
          </table:table-cell>
          <table:table-cell table:formula="of:=[.G501]-[.$B501]" office:value-type="float" office:value="10.2039771080017" calcext:value-type="float">
            <text:p>10.20397710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3241.82487" calcext:value-type="float">
            <text:p>1443143241.82487</text:p>
          </table:table-cell>
          <table:table-cell office:value-type="float" office:value="4384" calcext:value-type="float">
            <text:p>4384</text:p>
          </table:table-cell>
          <table:table-cell table:formula="of:=[.B502]-[.$B$2]" office:value-type="float" office:value="61.8246910572052" calcext:value-type="float">
            <text:p>61.8246910572</text:p>
          </table:table-cell>
          <table:table-cell table:formula="of:=[.C502]/([.D502]-[.D501])" office:value-type="float" office:value="84780.2955258013" calcext:value-type="float">
            <text:p>84780.2955258013</text:p>
          </table:table-cell>
          <table:table-cell/>
          <table:table-cell office:value-type="float" office:value="1443143252.00199" calcext:value-type="float">
            <text:p>1443143252.00199</text:p>
          </table:table-cell>
          <table:table-cell table:formula="of:=[.G502]-[.$B$2]" office:value-type="float" office:value="72.0018124580383" calcext:value-type="float">
            <text:p>72.001812458</text:p>
          </table:table-cell>
          <table:table-cell table:formula="of:=[.C502]/([.H502]-[.H501])" office:value-type="float" office:value="176387.126113941" calcext:value-type="float">
            <text:p>176387.126113941</text:p>
          </table:table-cell>
          <table:table-cell table:formula="of:=[.G502]-[.$B502]" office:value-type="float" office:value="10.1771214008331" calcext:value-type="float">
            <text:p>10.177121400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3241.87658" calcext:value-type="float">
            <text:p>1443143241.87658</text:p>
          </table:table-cell>
          <table:table-cell office:value-type="float" office:value="4384" calcext:value-type="float">
            <text:p>4384</text:p>
          </table:table-cell>
          <table:table-cell table:formula="of:=[.B503]-[.$B$2]" office:value-type="float" office:value="61.8764028549194" calcext:value-type="float">
            <text:p>61.8764028549</text:p>
          </table:table-cell>
          <table:table-cell table:formula="of:=[.C503]/([.D503]-[.D502])" office:value-type="float" office:value="84777.5593536043" calcext:value-type="float">
            <text:p>84777.5593536043</text:p>
          </table:table-cell>
          <table:table-cell/>
          <table:table-cell office:value-type="float" office:value="1443143252.018" calcext:value-type="float">
            <text:p>1443143252.018</text:p>
          </table:table-cell>
          <table:table-cell table:formula="of:=[.G503]-[.$B$2]" office:value-type="float" office:value="72.0178246498108" calcext:value-type="float">
            <text:p>72.0178246498</text:p>
          </table:table-cell>
          <table:table-cell table:formula="of:=[.C503]/([.H503]-[.H502])" office:value-type="float" office:value="273791.374865992" calcext:value-type="float">
            <text:p>273791.374865992</text:p>
          </table:table-cell>
          <table:table-cell table:formula="of:=[.G503]-[.$B503]" office:value-type="float" office:value="10.1414217948914" calcext:value-type="float">
            <text:p>10.141421794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3241.92832" calcext:value-type="float">
            <text:p>1443143241.92832</text:p>
          </table:table-cell>
          <table:table-cell office:value-type="float" office:value="4384" calcext:value-type="float">
            <text:p>4384</text:p>
          </table:table-cell>
          <table:table-cell table:formula="of:=[.B504]-[.$B$2]" office:value-type="float" office:value="61.9281387329102" calcext:value-type="float">
            <text:p>61.9281387329</text:p>
          </table:table-cell>
          <table:table-cell table:formula="of:=[.C504]/([.D504]-[.D503])" office:value-type="float" office:value="84738.0999465428" calcext:value-type="float">
            <text:p>84738.0999465428</text:p>
          </table:table-cell>
          <table:table-cell/>
          <table:table-cell office:value-type="float" office:value="1443143252.03402" calcext:value-type="float">
            <text:p>1443143252.03402</text:p>
          </table:table-cell>
          <table:table-cell table:formula="of:=[.G504]-[.$B$2]" office:value-type="float" office:value="72.033846616745" calcext:value-type="float">
            <text:p>72.0338466167</text:p>
          </table:table-cell>
          <table:table-cell table:formula="of:=[.C504]/([.H504]-[.H503])" office:value-type="float" office:value="273624.332018869" calcext:value-type="float">
            <text:p>273624.332018869</text:p>
          </table:table-cell>
          <table:table-cell table:formula="of:=[.G504]-[.$B504]" office:value-type="float" office:value="10.1057078838348" calcext:value-type="float">
            <text:p>10.105707883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3241.98003" calcext:value-type="float">
            <text:p>1443143241.98003</text:p>
          </table:table-cell>
          <table:table-cell office:value-type="float" office:value="4384" calcext:value-type="float">
            <text:p>4384</text:p>
          </table:table-cell>
          <table:table-cell table:formula="of:=[.B505]-[.$B$2]" office:value-type="float" office:value="61.9798576831818" calcext:value-type="float">
            <text:p>61.9798576832</text:p>
          </table:table-cell>
          <table:table-cell table:formula="of:=[.C505]/([.D505]-[.D504])" office:value-type="float" office:value="84765.8349014636" calcext:value-type="float">
            <text:p>84765.8349014636</text:p>
          </table:table-cell>
          <table:table-cell/>
          <table:table-cell office:value-type="float" office:value="1443143252.06246" calcext:value-type="float">
            <text:p>1443143252.06246</text:p>
          </table:table-cell>
          <table:table-cell table:formula="of:=[.G505]-[.$B$2]" office:value-type="float" office:value="72.0622851848602" calcext:value-type="float">
            <text:p>72.0622851849</text:p>
          </table:table-cell>
          <table:table-cell table:formula="of:=[.C505]/([.H505]-[.H504])" office:value-type="float" office:value="154156.847216633" calcext:value-type="float">
            <text:p>154156.847216633</text:p>
          </table:table-cell>
          <table:table-cell table:formula="of:=[.G505]-[.$B505]" office:value-type="float" office:value="10.0824275016785" calcext:value-type="float">
            <text:p>10.082427501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3242.02639" calcext:value-type="float">
            <text:p>1443143242.02639</text:p>
          </table:table-cell>
          <table:table-cell office:value-type="float" office:value="4384" calcext:value-type="float">
            <text:p>4384</text:p>
          </table:table-cell>
          <table:table-cell table:formula="of:=[.B506]-[.$B$2]" office:value-type="float" office:value="62.0262115001678" calcext:value-type="float">
            <text:p>62.0262115002</text:p>
          </table:table-cell>
          <table:table-cell table:formula="of:=[.C506]/([.D506]-[.D505])" office:value-type="float" office:value="94576.8932322474" calcext:value-type="float">
            <text:p>94576.8932322474</text:p>
          </table:table-cell>
          <table:table-cell/>
          <table:table-cell office:value-type="float" office:value="1443143252.10915" calcext:value-type="float">
            <text:p>1443143252.10915</text:p>
          </table:table-cell>
          <table:table-cell table:formula="of:=[.G506]-[.$B$2]" office:value-type="float" office:value="72.1089687347412" calcext:value-type="float">
            <text:p>72.1089687347</text:p>
          </table:table-cell>
          <table:table-cell table:formula="of:=[.C506]/([.H506]-[.H505])" office:value-type="float" office:value="93908.8824902326" calcext:value-type="float">
            <text:p>93908.8824902326</text:p>
          </table:table-cell>
          <table:table-cell table:formula="of:=[.G506]-[.$B506]" office:value-type="float" office:value="10.0827572345734" calcext:value-type="float">
            <text:p>10.082757234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3242.06936" calcext:value-type="float">
            <text:p>1443143242.06936</text:p>
          </table:table-cell>
          <table:table-cell office:value-type="float" office:value="4384" calcext:value-type="float">
            <text:p>4384</text:p>
          </table:table-cell>
          <table:table-cell table:formula="of:=[.B507]-[.$B$2]" office:value-type="float" office:value="62.0691826343536" calcext:value-type="float">
            <text:p>62.0691826344</text:p>
          </table:table-cell>
          <table:table-cell table:formula="of:=[.C507]/([.D507]-[.D506])" office:value-type="float" office:value="102021.975520712" calcext:value-type="float">
            <text:p>102021.975520712</text:p>
          </table:table-cell>
          <table:table-cell/>
          <table:table-cell office:value-type="float" office:value="1443143252.15582" calcext:value-type="float">
            <text:p>1443143252.15582</text:p>
          </table:table-cell>
          <table:table-cell table:formula="of:=[.G507]-[.$B$2]" office:value-type="float" office:value="72.1556432247162" calcext:value-type="float">
            <text:p>72.1556432247</text:p>
          </table:table-cell>
          <table:table-cell table:formula="of:=[.C507]/([.H507]-[.H506])" office:value-type="float" office:value="93927.1109839758" calcext:value-type="float">
            <text:p>93927.1109839758</text:p>
          </table:table-cell>
          <table:table-cell table:formula="of:=[.G507]-[.$B507]" office:value-type="float" office:value="10.0864605903626" calcext:value-type="float">
            <text:p>10.086460590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3242.11232" calcext:value-type="float">
            <text:p>1443143242.11232</text:p>
          </table:table-cell>
          <table:table-cell office:value-type="float" office:value="4384" calcext:value-type="float">
            <text:p>4384</text:p>
          </table:table-cell>
          <table:table-cell table:formula="of:=[.B508]-[.$B$2]" office:value-type="float" office:value="62.1121475696564" calcext:value-type="float">
            <text:p>62.1121475697</text:p>
          </table:table-cell>
          <table:table-cell table:formula="of:=[.C508]/([.D508]-[.D507])" office:value-type="float" office:value="102036.695019089" calcext:value-type="float">
            <text:p>102036.695019089</text:p>
          </table:table-cell>
          <table:table-cell/>
          <table:table-cell office:value-type="float" office:value="1443143252.2025" calcext:value-type="float">
            <text:p>1443143252.2025</text:p>
          </table:table-cell>
          <table:table-cell table:formula="of:=[.G508]-[.$B$2]" office:value-type="float" office:value="72.2023272514343" calcext:value-type="float">
            <text:p>72.2023272514</text:p>
          </table:table-cell>
          <table:table-cell table:formula="of:=[.C508]/([.H508]-[.H507])" office:value-type="float" office:value="93907.9232918129" calcext:value-type="float">
            <text:p>93907.9232918129</text:p>
          </table:table-cell>
          <table:table-cell table:formula="of:=[.G508]-[.$B508]" office:value-type="float" office:value="10.090179681778" calcext:value-type="float">
            <text:p>10.090179681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3242.15528" calcext:value-type="float">
            <text:p>1443143242.15528</text:p>
          </table:table-cell>
          <table:table-cell office:value-type="float" office:value="4384" calcext:value-type="float">
            <text:p>4384</text:p>
          </table:table-cell>
          <table:table-cell table:formula="of:=[.B509]-[.$B$2]" office:value-type="float" office:value="62.1550996303558" calcext:value-type="float">
            <text:p>62.1550996304</text:p>
          </table:table-cell>
          <table:table-cell table:formula="of:=[.C509]/([.D509]-[.D508])" office:value-type="float" office:value="102067.279860564" calcext:value-type="float">
            <text:p>102067.279860564</text:p>
          </table:table-cell>
          <table:table-cell/>
          <table:table-cell office:value-type="float" office:value="1443143252.24915" calcext:value-type="float">
            <text:p>1443143252.24915</text:p>
          </table:table-cell>
          <table:table-cell table:formula="of:=[.G509]-[.$B$2]" office:value-type="float" office:value="72.2489778995514" calcext:value-type="float">
            <text:p>72.2489778996</text:p>
          </table:table-cell>
          <table:table-cell table:formula="of:=[.C509]/([.H509]-[.H508])" office:value-type="float" office:value="93975.1145364318" calcext:value-type="float">
            <text:p>93975.1145364318</text:p>
          </table:table-cell>
          <table:table-cell table:formula="of:=[.G509]-[.$B509]" office:value-type="float" office:value="10.0938782691956" calcext:value-type="float">
            <text:p>10.093878269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3242.19823" calcext:value-type="float">
            <text:p>1443143242.19823</text:p>
          </table:table-cell>
          <table:table-cell office:value-type="float" office:value="4384" calcext:value-type="float">
            <text:p>4384</text:p>
          </table:table-cell>
          <table:table-cell table:formula="of:=[.B510]-[.$B$2]" office:value-type="float" office:value="62.1980576515198" calcext:value-type="float">
            <text:p>62.1980576515</text:p>
          </table:table-cell>
          <table:table-cell table:formula="of:=[.C510]/([.D510]-[.D509])" office:value-type="float" office:value="102053.117932722" calcext:value-type="float">
            <text:p>102053.117932722</text:p>
          </table:table-cell>
          <table:table-cell/>
          <table:table-cell office:value-type="float" office:value="1443143252.29587" calcext:value-type="float">
            <text:p>1443143252.29587</text:p>
          </table:table-cell>
          <table:table-cell table:formula="of:=[.G510]-[.$B$2]" office:value-type="float" office:value="72.2956948280334" calcext:value-type="float">
            <text:p>72.295694828</text:p>
          </table:table-cell>
          <table:table-cell table:formula="of:=[.C510]/([.H510]-[.H509])" office:value-type="float" office:value="93841.7858888974" calcext:value-type="float">
            <text:p>93841.7858888974</text:p>
          </table:table-cell>
          <table:table-cell table:formula="of:=[.G510]-[.$B510]" office:value-type="float" office:value="10.0976371765137" calcext:value-type="float">
            <text:p>10.097637176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3242.24119" calcext:value-type="float">
            <text:p>1443143242.24119</text:p>
          </table:table-cell>
          <table:table-cell office:value-type="float" office:value="4384" calcext:value-type="float">
            <text:p>4384</text:p>
          </table:table-cell>
          <table:table-cell table:formula="of:=[.B511]-[.$B$2]" office:value-type="float" office:value="62.2410118579865" calcext:value-type="float">
            <text:p>62.241011858</text:p>
          </table:table-cell>
          <table:table-cell table:formula="of:=[.C511]/([.D511]-[.D510])" office:value-type="float" office:value="102062.181113769" calcext:value-type="float">
            <text:p>102062.181113769</text:p>
          </table:table-cell>
          <table:table-cell/>
          <table:table-cell office:value-type="float" office:value="1443143252.34256" calcext:value-type="float">
            <text:p>1443143252.34256</text:p>
          </table:table-cell>
          <table:table-cell table:formula="of:=[.G511]-[.$B$2]" office:value-type="float" office:value="72.3423790931702" calcext:value-type="float">
            <text:p>72.3423790932</text:p>
          </table:table-cell>
          <table:table-cell table:formula="of:=[.C511]/([.H511]-[.H510])" office:value-type="float" office:value="93907.443699951" calcext:value-type="float">
            <text:p>93907.443699951</text:p>
          </table:table-cell>
          <table:table-cell table:formula="of:=[.G511]-[.$B511]" office:value-type="float" office:value="10.1013672351837" calcext:value-type="float">
            <text:p>10.101367235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3242.28414" calcext:value-type="float">
            <text:p>1443143242.28414</text:p>
          </table:table-cell>
          <table:table-cell office:value-type="float" office:value="4384" calcext:value-type="float">
            <text:p>4384</text:p>
          </table:table-cell>
          <table:table-cell table:formula="of:=[.B512]-[.$B$2]" office:value-type="float" office:value="62.2839667797089" calcext:value-type="float">
            <text:p>62.2839667797</text:p>
          </table:table-cell>
          <table:table-cell table:formula="of:=[.C512]/([.D512]-[.D511])" office:value-type="float" office:value="102060.481644705" calcext:value-type="float">
            <text:p>102060.481644705</text:p>
          </table:table-cell>
          <table:table-cell/>
          <table:table-cell office:value-type="float" office:value="1443143252.38924" calcext:value-type="float">
            <text:p>1443143252.38924</text:p>
          </table:table-cell>
          <table:table-cell table:formula="of:=[.G512]-[.$B$2]" office:value-type="float" office:value="72.389062166214" calcext:value-type="float">
            <text:p>72.3890621662</text:p>
          </table:table-cell>
          <table:table-cell table:formula="of:=[.C512]/([.H512]-[.H511])" office:value-type="float" office:value="93909.8417082476" calcext:value-type="float">
            <text:p>93909.8417082476</text:p>
          </table:table-cell>
          <table:table-cell table:formula="of:=[.G512]-[.$B512]" office:value-type="float" office:value="10.1050953865051" calcext:value-type="float">
            <text:p>10.105095386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3242.3271" calcext:value-type="float">
            <text:p>1443143242.3271</text:p>
          </table:table-cell>
          <table:table-cell office:value-type="float" office:value="4384" calcext:value-type="float">
            <text:p>4384</text:p>
          </table:table-cell>
          <table:table-cell table:formula="of:=[.B513]-[.$B$2]" office:value-type="float" office:value="62.3269205093384" calcext:value-type="float">
            <text:p>62.3269205093</text:p>
          </table:table-cell>
          <table:table-cell table:formula="of:=[.C513]/([.D513]-[.D512])" office:value-type="float" office:value="102063.314124589" calcext:value-type="float">
            <text:p>102063.314124589</text:p>
          </table:table-cell>
          <table:table-cell/>
          <table:table-cell office:value-type="float" office:value="1443143252.43592" calcext:value-type="float">
            <text:p>1443143252.43592</text:p>
          </table:table-cell>
          <table:table-cell table:formula="of:=[.G513]-[.$B$2]" office:value-type="float" office:value="72.4357466697693" calcext:value-type="float">
            <text:p>72.4357466698</text:p>
          </table:table-cell>
          <table:table-cell table:formula="of:=[.C513]/([.H513]-[.H512])" office:value-type="float" office:value="93906.9641129877" calcext:value-type="float">
            <text:p>93906.9641129877</text:p>
          </table:table-cell>
          <table:table-cell table:formula="of:=[.G513]-[.$B513]" office:value-type="float" office:value="10.1088261604309" calcext:value-type="float">
            <text:p>10.108826160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3242.37007" calcext:value-type="float">
            <text:p>1443143242.37007</text:p>
          </table:table-cell>
          <table:table-cell office:value-type="float" office:value="4384" calcext:value-type="float">
            <text:p>4384</text:p>
          </table:table-cell>
          <table:table-cell table:formula="of:=[.B514]-[.$B$2]" office:value-type="float" office:value="62.3698914051056" calcext:value-type="float">
            <text:p>62.3698914051</text:p>
          </table:table-cell>
          <table:table-cell table:formula="of:=[.C514]/([.D514]-[.D513])" office:value-type="float" office:value="102022.541576737" calcext:value-type="float">
            <text:p>102022.541576737</text:p>
          </table:table-cell>
          <table:table-cell/>
          <table:table-cell office:value-type="float" office:value="1443143252.4826" calcext:value-type="float">
            <text:p>1443143252.4826</text:p>
          </table:table-cell>
          <table:table-cell table:formula="of:=[.G514]-[.$B$2]" office:value-type="float" office:value="72.4824275970459" calcext:value-type="float">
            <text:p>72.482427597</text:p>
          </table:table-cell>
          <table:table-cell table:formula="of:=[.C514]/([.H514]-[.H513])" office:value-type="float" office:value="93914.1584318212" calcext:value-type="float">
            <text:p>93914.1584318212</text:p>
          </table:table-cell>
          <table:table-cell table:formula="of:=[.G514]-[.$B514]" office:value-type="float" office:value="10.1125361919403" calcext:value-type="float">
            <text:p>10.112536191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3242.41302" calcext:value-type="float">
            <text:p>1443143242.41302</text:p>
          </table:table-cell>
          <table:table-cell office:value-type="float" office:value="4384" calcext:value-type="float">
            <text:p>4384</text:p>
          </table:table-cell>
          <table:table-cell table:formula="of:=[.B515]-[.$B$2]" office:value-type="float" office:value="62.4128477573395" calcext:value-type="float">
            <text:p>62.4128477573</text:p>
          </table:table-cell>
          <table:table-cell table:formula="of:=[.C515]/([.D515]-[.D514])" office:value-type="float" office:value="102057.082876363" calcext:value-type="float">
            <text:p>102057.082876363</text:p>
          </table:table-cell>
          <table:table-cell/>
          <table:table-cell office:value-type="float" office:value="1443143252.52932" calcext:value-type="float">
            <text:p>1443143252.52932</text:p>
          </table:table-cell>
          <table:table-cell table:formula="of:=[.G515]-[.$B$2]" office:value-type="float" office:value="72.5291433334351" calcext:value-type="float">
            <text:p>72.5291433334</text:p>
          </table:table-cell>
          <table:table-cell table:formula="of:=[.C515]/([.H515]-[.H514])" office:value-type="float" office:value="93844.1805450648" calcext:value-type="float">
            <text:p>93844.1805450648</text:p>
          </table:table-cell>
          <table:table-cell table:formula="of:=[.G515]-[.$B515]" office:value-type="float" office:value="10.1162955760956" calcext:value-type="float">
            <text:p>10.116295576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3242.45598" calcext:value-type="float">
            <text:p>1443143242.45598</text:p>
          </table:table-cell>
          <table:table-cell office:value-type="float" office:value="4384" calcext:value-type="float">
            <text:p>4384</text:p>
          </table:table-cell>
          <table:table-cell table:formula="of:=[.B516]-[.$B$2]" office:value-type="float" office:value="62.4558031558991" calcext:value-type="float">
            <text:p>62.4558031559</text:p>
          </table:table-cell>
          <table:table-cell table:formula="of:=[.C516]/([.D516]-[.D515])" office:value-type="float" office:value="102059.348696772" calcext:value-type="float">
            <text:p>102059.348696772</text:p>
          </table:table-cell>
          <table:table-cell/>
          <table:table-cell office:value-type="float" office:value="1443143252.57597" calcext:value-type="float">
            <text:p>1443143252.57597</text:p>
          </table:table-cell>
          <table:table-cell table:formula="of:=[.G516]-[.$B$2]" office:value-type="float" office:value="72.5757918357849" calcext:value-type="float">
            <text:p>72.5757918358</text:p>
          </table:table-cell>
          <table:table-cell table:formula="of:=[.C516]/([.H516]-[.H515])" office:value-type="float" office:value="93979.4372629793" calcext:value-type="float">
            <text:p>93979.4372629793</text:p>
          </table:table-cell>
          <table:table-cell table:formula="of:=[.G516]-[.$B516]" office:value-type="float" office:value="10.1199886798859" calcext:value-type="float">
            <text:p>10.119988679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3242.49894" calcext:value-type="float">
            <text:p>1443143242.49894</text:p>
          </table:table-cell>
          <table:table-cell office:value-type="float" office:value="4384" calcext:value-type="float">
            <text:p>4384</text:p>
          </table:table-cell>
          <table:table-cell table:formula="of:=[.B517]-[.$B$2]" office:value-type="float" office:value="62.4987654685974" calcext:value-type="float">
            <text:p>62.4987654686</text:p>
          </table:table-cell>
          <table:table-cell table:formula="of:=[.C517]/([.D517]-[.D516])" office:value-type="float" office:value="102042.923777865" calcext:value-type="float">
            <text:p>102042.923777865</text:p>
          </table:table-cell>
          <table:table-cell/>
          <table:table-cell office:value-type="float" office:value="1443143252.62267" calcext:value-type="float">
            <text:p>1443143252.62267</text:p>
          </table:table-cell>
          <table:table-cell table:formula="of:=[.G517]-[.$B$2]" office:value-type="float" office:value="72.6224942207336" calcext:value-type="float">
            <text:p>72.6224942207</text:p>
          </table:table-cell>
          <table:table-cell table:formula="of:=[.C517]/([.H517]-[.H516])" office:value-type="float" office:value="93871.0090461702" calcext:value-type="float">
            <text:p>93871.0090461702</text:p>
          </table:table-cell>
          <table:table-cell table:formula="of:=[.G517]-[.$B517]" office:value-type="float" office:value="10.1237287521362" calcext:value-type="float">
            <text:p>10.123728752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3242.54191" calcext:value-type="float">
            <text:p>1443143242.54191</text:p>
          </table:table-cell>
          <table:table-cell office:value-type="float" office:value="4384" calcext:value-type="float">
            <text:p>4384</text:p>
          </table:table-cell>
          <table:table-cell table:formula="of:=[.B518]-[.$B$2]" office:value-type="float" office:value="62.541729927063" calcext:value-type="float">
            <text:p>62.5417299271</text:p>
          </table:table-cell>
          <table:table-cell table:formula="of:=[.C518]/([.D518]-[.D517])" office:value-type="float" office:value="102037.827464124" calcext:value-type="float">
            <text:p>102037.827464124</text:p>
          </table:table-cell>
          <table:table-cell/>
          <table:table-cell office:value-type="float" office:value="1443143252.66936" calcext:value-type="float">
            <text:p>1443143252.66936</text:p>
          </table:table-cell>
          <table:table-cell table:formula="of:=[.G518]-[.$B$2]" office:value-type="float" office:value="72.6691815853119" calcext:value-type="float">
            <text:p>72.6691815853</text:p>
          </table:table-cell>
          <table:table-cell table:formula="of:=[.C518]/([.H518]-[.H517])" office:value-type="float" office:value="93901.2094514889" calcext:value-type="float">
            <text:p>93901.2094514889</text:p>
          </table:table-cell>
          <table:table-cell table:formula="of:=[.G518]-[.$B518]" office:value-type="float" office:value="10.1274516582489" calcext:value-type="float">
            <text:p>10.127451658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3242.58485" calcext:value-type="float">
            <text:p>1443143242.58485</text:p>
          </table:table-cell>
          <table:table-cell office:value-type="float" office:value="4384" calcext:value-type="float">
            <text:p>4384</text:p>
          </table:table-cell>
          <table:table-cell table:formula="of:=[.B519]-[.$B$2]" office:value-type="float" office:value="62.5846762657166" calcext:value-type="float">
            <text:p>62.5846762657</text:p>
          </table:table-cell>
          <table:table-cell table:formula="of:=[.C519]/([.D519]-[.D518])" office:value-type="float" office:value="102080.879009604" calcext:value-type="float">
            <text:p>102080.879009604</text:p>
          </table:table-cell>
          <table:table-cell/>
          <table:table-cell office:value-type="float" office:value="1443143252.716" calcext:value-type="float">
            <text:p>1443143252.716</text:p>
          </table:table-cell>
          <table:table-cell table:formula="of:=[.G519]-[.$B$2]" office:value-type="float" office:value="72.7158250808716" calcext:value-type="float">
            <text:p>72.7158250809</text:p>
          </table:table-cell>
          <table:table-cell table:formula="of:=[.C519]/([.H519]-[.H518])" office:value-type="float" office:value="93989.5251716189" calcext:value-type="float">
            <text:p>93989.5251716189</text:p>
          </table:table-cell>
          <table:table-cell table:formula="of:=[.G519]-[.$B519]" office:value-type="float" office:value="10.131148815155" calcext:value-type="float">
            <text:p>10.13114881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3242.6278" calcext:value-type="float">
            <text:p>1443143242.6278</text:p>
          </table:table-cell>
          <table:table-cell office:value-type="float" office:value="4384" calcext:value-type="float">
            <text:p>4384</text:p>
          </table:table-cell>
          <table:table-cell table:formula="of:=[.B520]-[.$B$2]" office:value-type="float" office:value="62.6276228427887" calcext:value-type="float">
            <text:p>62.6276228428</text:p>
          </table:table-cell>
          <table:table-cell table:formula="of:=[.C520]/([.D520]-[.D519])" office:value-type="float" office:value="102080.312306044" calcext:value-type="float">
            <text:p>102080.312306044</text:p>
          </table:table-cell>
          <table:table-cell/>
          <table:table-cell office:value-type="float" office:value="1443143252.76277" calcext:value-type="float">
            <text:p>1443143252.76277</text:p>
          </table:table-cell>
          <table:table-cell table:formula="of:=[.G520]-[.$B$2]" office:value-type="float" office:value="72.7625896930695" calcext:value-type="float">
            <text:p>72.7625896931</text:p>
          </table:table-cell>
          <table:table-cell table:formula="of:=[.C520]/([.H520]-[.H519])" office:value-type="float" office:value="93746.099752734" calcext:value-type="float">
            <text:p>93746.099752734</text:p>
          </table:table-cell>
          <table:table-cell table:formula="of:=[.G520]-[.$B520]" office:value-type="float" office:value="10.1349668502808" calcext:value-type="float">
            <text:p>10.134966850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3242.67074" calcext:value-type="float">
            <text:p>1443143242.67074</text:p>
          </table:table-cell>
          <table:table-cell office:value-type="float" office:value="4384" calcext:value-type="float">
            <text:p>4384</text:p>
          </table:table-cell>
          <table:table-cell table:formula="of:=[.B521]-[.$B$2]" office:value-type="float" office:value="62.6705665588379" calcext:value-type="float">
            <text:p>62.6705665588</text:p>
          </table:table-cell>
          <table:table-cell table:formula="of:=[.C521]/([.D521]-[.D520])" office:value-type="float" office:value="102087.113164075" calcext:value-type="float">
            <text:p>102087.113164075</text:p>
          </table:table-cell>
          <table:table-cell/>
          <table:table-cell office:value-type="float" office:value="1443143252.80934" calcext:value-type="float">
            <text:p>1443143252.80934</text:p>
          </table:table-cell>
          <table:table-cell table:formula="of:=[.G521]-[.$B$2]" office:value-type="float" office:value="72.8091678619385" calcext:value-type="float">
            <text:p>72.8091678619</text:p>
          </table:table-cell>
          <table:table-cell table:formula="of:=[.C521]/([.H521]-[.H520])" office:value-type="float" office:value="94121.3471128105" calcext:value-type="float">
            <text:p>94121.3471128105</text:p>
          </table:table-cell>
          <table:table-cell table:formula="of:=[.G521]-[.$B521]" office:value-type="float" office:value="10.1386013031006" calcext:value-type="float">
            <text:p>10.138601303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3242.71369" calcext:value-type="float">
            <text:p>1443143242.71369</text:p>
          </table:table-cell>
          <table:table-cell office:value-type="float" office:value="4384" calcext:value-type="float">
            <text:p>4384</text:p>
          </table:table-cell>
          <table:table-cell table:formula="of:=[.B522]-[.$B$2]" office:value-type="float" office:value="62.7135093212128" calcext:value-type="float">
            <text:p>62.7135093212</text:p>
          </table:table-cell>
          <table:table-cell table:formula="of:=[.C522]/([.D522]-[.D521])" office:value-type="float" office:value="102089.38031813" calcext:value-type="float">
            <text:p>102089.38031813</text:p>
          </table:table-cell>
          <table:table-cell/>
          <table:table-cell office:value-type="float" office:value="1443143252.85604" calcext:value-type="float">
            <text:p>1443143252.85604</text:p>
          </table:table-cell>
          <table:table-cell table:formula="of:=[.G522]-[.$B$2]" office:value-type="float" office:value="72.8558599948883" calcext:value-type="float">
            <text:p>72.8558599949</text:p>
          </table:table-cell>
          <table:table-cell table:formula="of:=[.C522]/([.H522]-[.H521])" office:value-type="float" office:value="93891.6199161565" calcext:value-type="float">
            <text:p>93891.6199161565</text:p>
          </table:table-cell>
          <table:table-cell table:formula="of:=[.G522]-[.$B522]" office:value-type="float" office:value="10.1423506736755" calcext:value-type="float">
            <text:p>10.142350673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3242.75664" calcext:value-type="float">
            <text:p>1443143242.75664</text:p>
          </table:table-cell>
          <table:table-cell office:value-type="float" office:value="4384" calcext:value-type="float">
            <text:p>4384</text:p>
          </table:table-cell>
          <table:table-cell table:formula="of:=[.B523]-[.$B$2]" office:value-type="float" office:value="62.7564609050751" calcext:value-type="float">
            <text:p>62.7564609051</text:p>
          </table:table-cell>
          <table:table-cell table:formula="of:=[.C523]/([.D523]-[.D522])" office:value-type="float" office:value="102068.412984591" calcext:value-type="float">
            <text:p>102068.412984591</text:p>
          </table:table-cell>
          <table:table-cell/>
          <table:table-cell office:value-type="float" office:value="1443143252.90277" calcext:value-type="float">
            <text:p>1443143252.90277</text:p>
          </table:table-cell>
          <table:table-cell table:formula="of:=[.G523]-[.$B$2]" office:value-type="float" office:value="72.902592420578" calcext:value-type="float">
            <text:p>72.9025924206</text:p>
          </table:table-cell>
          <table:table-cell table:formula="of:=[.C523]/([.H523]-[.H522])" office:value-type="float" office:value="93810.6664762002" calcext:value-type="float">
            <text:p>93810.6664762002</text:p>
          </table:table-cell>
          <table:table-cell table:formula="of:=[.G523]-[.$B523]" office:value-type="float" office:value="10.1461315155029" calcext:value-type="float">
            <text:p>10.146131515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3242.79959" calcext:value-type="float">
            <text:p>1443143242.79959</text:p>
          </table:table-cell>
          <table:table-cell office:value-type="float" office:value="4384" calcext:value-type="float">
            <text:p>4384</text:p>
          </table:table-cell>
          <table:table-cell table:formula="of:=[.B524]-[.$B$2]" office:value-type="float" office:value="62.7994139194489" calcext:value-type="float">
            <text:p>62.7994139194</text:p>
          </table:table-cell>
          <table:table-cell table:formula="of:=[.C524]/([.D524]-[.D523])" office:value-type="float" office:value="102065.013687985" calcext:value-type="float">
            <text:p>102065.013687985</text:p>
          </table:table-cell>
          <table:table-cell/>
          <table:table-cell office:value-type="float" office:value="1443143252.94941" calcext:value-type="float">
            <text:p>1443143252.94941</text:p>
          </table:table-cell>
          <table:table-cell table:formula="of:=[.G524]-[.$B$2]" office:value-type="float" office:value="72.9492335319519" calcext:value-type="float">
            <text:p>72.949233532</text:p>
          </table:table-cell>
          <table:table-cell table:formula="of:=[.C524]/([.H524]-[.H523])" office:value-type="float" office:value="93994.3296988657" calcext:value-type="float">
            <text:p>93994.3296988657</text:p>
          </table:table-cell>
          <table:table-cell table:formula="of:=[.G524]-[.$B524]" office:value-type="float" office:value="10.1498196125031" calcext:value-type="float">
            <text:p>10.149819612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3242.84255" calcext:value-type="float">
            <text:p>1443143242.84255</text:p>
          </table:table-cell>
          <table:table-cell office:value-type="float" office:value="4384" calcext:value-type="float">
            <text:p>4384</text:p>
          </table:table-cell>
          <table:table-cell table:formula="of:=[.B525]-[.$B$2]" office:value-type="float" office:value="62.8423707485199" calcext:value-type="float">
            <text:p>62.8423707485</text:p>
          </table:table-cell>
          <table:table-cell table:formula="of:=[.C525]/([.D525]-[.D524])" office:value-type="float" office:value="102055.950003885" calcext:value-type="float">
            <text:p>102055.950003885</text:p>
          </table:table-cell>
          <table:table-cell/>
          <table:table-cell office:value-type="float" office:value="1443143252.99613" calcext:value-type="float">
            <text:p>1443143252.99613</text:p>
          </table:table-cell>
          <table:table-cell table:formula="of:=[.G525]-[.$B$2]" office:value-type="float" office:value="72.9959578514099" calcext:value-type="float">
            <text:p>72.9959578514</text:p>
          </table:table-cell>
          <table:table-cell table:formula="of:=[.C525]/([.H525]-[.H524])" office:value-type="float" office:value="93826.9417479691" calcext:value-type="float">
            <text:p>93826.9417479691</text:p>
          </table:table-cell>
          <table:table-cell table:formula="of:=[.G525]-[.$B525]" office:value-type="float" office:value="10.15358710289" calcext:value-type="float">
            <text:p>10.1535871029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3242.88556" calcext:value-type="float">
            <text:p>1443143242.88556</text:p>
          </table:table-cell>
          <table:table-cell office:value-type="float" office:value="4384" calcext:value-type="float">
            <text:p>4384</text:p>
          </table:table-cell>
          <table:table-cell table:formula="of:=[.B526]-[.$B$2]" office:value-type="float" office:value="62.8853783607483" calcext:value-type="float">
            <text:p>62.8853783607</text:p>
          </table:table-cell>
          <table:table-cell table:formula="of:=[.C526]/([.D526]-[.D525])" office:value-type="float" office:value="101935.442886683" calcext:value-type="float">
            <text:p>101935.442886683</text:p>
          </table:table-cell>
          <table:table-cell/>
          <table:table-cell office:value-type="float" office:value="1443143253.01111" calcext:value-type="float">
            <text:p>1443143253.01111</text:p>
          </table:table-cell>
          <table:table-cell table:formula="of:=[.G526]-[.$B$2]" office:value-type="float" office:value="73.0109317302704" calcext:value-type="float">
            <text:p>73.0109317303</text:p>
          </table:table-cell>
          <table:table-cell table:formula="of:=[.C526]/([.H526]-[.H525])" office:value-type="float" office:value="292776.510405223" calcext:value-type="float">
            <text:p>292776.510405223</text:p>
          </table:table-cell>
          <table:table-cell table:formula="of:=[.G526]-[.$B526]" office:value-type="float" office:value="10.1255533695221" calcext:value-type="float">
            <text:p>10.125553369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3242.92854" calcext:value-type="float">
            <text:p>1443143242.92854</text:p>
          </table:table-cell>
          <table:table-cell office:value-type="float" office:value="4384" calcext:value-type="float">
            <text:p>4384</text:p>
          </table:table-cell>
          <table:table-cell table:formula="of:=[.B527]-[.$B$2]" office:value-type="float" office:value="62.928361415863" calcext:value-type="float">
            <text:p>62.9283614159</text:p>
          </table:table-cell>
          <table:table-cell table:formula="of:=[.C527]/([.D527]-[.D526])" office:value-type="float" office:value="101993.680725966" calcext:value-type="float">
            <text:p>101993.680725966</text:p>
          </table:table-cell>
          <table:table-cell/>
          <table:table-cell office:value-type="float" office:value="1443143253.02574" calcext:value-type="float">
            <text:p>1443143253.02574</text:p>
          </table:table-cell>
          <table:table-cell table:formula="of:=[.G527]-[.$B$2]" office:value-type="float" office:value="73.0255675315857" calcext:value-type="float">
            <text:p>73.0255675316</text:p>
          </table:table-cell>
          <table:table-cell table:formula="of:=[.C527]/([.H527]-[.H526])" office:value-type="float" office:value="299539.458452115" calcext:value-type="float">
            <text:p>299539.458452115</text:p>
          </table:table-cell>
          <table:table-cell table:formula="of:=[.G527]-[.$B527]" office:value-type="float" office:value="10.0972061157227" calcext:value-type="float">
            <text:p>10.0972061157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3242.9715" calcext:value-type="float">
            <text:p>1443143242.9715</text:p>
          </table:table-cell>
          <table:table-cell office:value-type="float" office:value="4384" calcext:value-type="float">
            <text:p>4384</text:p>
          </table:table-cell>
          <table:table-cell table:formula="of:=[.B528]-[.$B$2]" office:value-type="float" office:value="62.9713187217712" calcext:value-type="float">
            <text:p>62.9713187218</text:p>
          </table:table-cell>
          <table:table-cell table:formula="of:=[.C528]/([.D528]-[.D527])" office:value-type="float" office:value="102054.817156558" calcext:value-type="float">
            <text:p>102054.817156558</text:p>
          </table:table-cell>
          <table:table-cell/>
          <table:table-cell office:value-type="float" office:value="1443143253.05289" calcext:value-type="float">
            <text:p>1443143253.05289</text:p>
          </table:table-cell>
          <table:table-cell table:formula="of:=[.G528]-[.$B$2]" office:value-type="float" office:value="73.0527098178864" calcext:value-type="float">
            <text:p>73.0527098179</text:p>
          </table:table-cell>
          <table:table-cell table:formula="of:=[.C528]/([.H528]-[.H527])" office:value-type="float" office:value="161519.186388272" calcext:value-type="float">
            <text:p>161519.186388272</text:p>
          </table:table-cell>
          <table:table-cell table:formula="of:=[.G528]-[.$B528]" office:value-type="float" office:value="10.0813910961151" calcext:value-type="float">
            <text:p>10.081391096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3243.01479" calcext:value-type="float">
            <text:p>1443143243.01479</text:p>
          </table:table-cell>
          <table:table-cell office:value-type="float" office:value="4384" calcext:value-type="float">
            <text:p>4384</text:p>
          </table:table-cell>
          <table:table-cell table:formula="of:=[.B529]-[.$B$2]" office:value-type="float" office:value="63.0146157741547" calcext:value-type="float">
            <text:p>63.0146157742</text:p>
          </table:table-cell>
          <table:table-cell table:formula="of:=[.C529]/([.D529]-[.D528])" office:value-type="float" office:value="101254.005958117" calcext:value-type="float">
            <text:p>101254.005958117</text:p>
          </table:table-cell>
          <table:table-cell/>
          <table:table-cell office:value-type="float" office:value="1443143253.09676" calcext:value-type="float">
            <text:p>1443143253.09676</text:p>
          </table:table-cell>
          <table:table-cell table:formula="of:=[.G529]-[.$B$2]" office:value-type="float" office:value="73.0965850353241" calcext:value-type="float">
            <text:p>73.0965850353</text:p>
          </table:table-cell>
          <table:table-cell table:formula="of:=[.C529]/([.H529]-[.H528])" office:value-type="float" office:value="99919.7327334181" calcext:value-type="float">
            <text:p>99919.7327334181</text:p>
          </table:table-cell>
          <table:table-cell table:formula="of:=[.G529]-[.$B529]" office:value-type="float" office:value="10.0819692611694" calcext:value-type="float">
            <text:p>10.081969261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3243.05877" calcext:value-type="float">
            <text:p>1443143243.05877</text:p>
          </table:table-cell>
          <table:table-cell office:value-type="float" office:value="4384" calcext:value-type="float">
            <text:p>4384</text:p>
          </table:table-cell>
          <table:table-cell table:formula="of:=[.B530]-[.$B$2]" office:value-type="float" office:value="63.0585956573486" calcext:value-type="float">
            <text:p>63.0585956573</text:p>
          </table:table-cell>
          <table:table-cell table:formula="of:=[.C530]/([.D530]-[.D529])" office:value-type="float" office:value="99681.938232185" calcext:value-type="float">
            <text:p>99681.938232185</text:p>
          </table:table-cell>
          <table:table-cell/>
          <table:table-cell office:value-type="float" office:value="1443143253.14065" calcext:value-type="float">
            <text:p>1443143253.14065</text:p>
          </table:table-cell>
          <table:table-cell table:formula="of:=[.G530]-[.$B$2]" office:value-type="float" office:value="73.1404762268066" calcext:value-type="float">
            <text:p>73.1404762268</text:p>
          </table:table-cell>
          <table:table-cell table:formula="of:=[.C530]/([.H530]-[.H529])" office:value-type="float" office:value="99883.3672980505" calcext:value-type="float">
            <text:p>99883.3672980505</text:p>
          </table:table-cell>
          <table:table-cell table:formula="of:=[.G530]-[.$B530]" office:value-type="float" office:value="10.081880569458" calcext:value-type="float">
            <text:p>10.081880569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3243.10275" calcext:value-type="float">
            <text:p>1443143243.10275</text:p>
          </table:table-cell>
          <table:table-cell office:value-type="float" office:value="4384" calcext:value-type="float">
            <text:p>4384</text:p>
          </table:table-cell>
          <table:table-cell table:formula="of:=[.B531]-[.$B$2]" office:value-type="float" office:value="63.1025686264038" calcext:value-type="float">
            <text:p>63.1025686264</text:p>
          </table:table-cell>
          <table:table-cell table:formula="of:=[.C531]/([.D531]-[.D530])" office:value-type="float" office:value="99697.6118328309" calcext:value-type="float">
            <text:p>99697.6118328309</text:p>
          </table:table-cell>
          <table:table-cell/>
          <table:table-cell office:value-type="float" office:value="1443143253.18455" calcext:value-type="float">
            <text:p>1443143253.18455</text:p>
          </table:table-cell>
          <table:table-cell table:formula="of:=[.G531]-[.$B$2]" office:value-type="float" office:value="73.1843702793121" calcext:value-type="float">
            <text:p>73.1843702793</text:p>
          </table:table-cell>
          <table:table-cell table:formula="of:=[.C531]/([.H531]-[.H530])" office:value-type="float" office:value="99876.8568805845" calcext:value-type="float">
            <text:p>99876.8568805845</text:p>
          </table:table-cell>
          <table:table-cell table:formula="of:=[.G531]-[.$B531]" office:value-type="float" office:value="10.0818016529083" calcext:value-type="float">
            <text:p>10.081801652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3243.14672" calcext:value-type="float">
            <text:p>1443143243.14672</text:p>
          </table:table-cell>
          <table:table-cell office:value-type="float" office:value="4384" calcext:value-type="float">
            <text:p>4384</text:p>
          </table:table-cell>
          <table:table-cell table:formula="of:=[.B532]-[.$B$2]" office:value-type="float" office:value="63.1465404033661" calcext:value-type="float">
            <text:p>63.1465404034</text:p>
          </table:table-cell>
          <table:table-cell table:formula="of:=[.C532]/([.D532]-[.D531])" office:value-type="float" office:value="99700.3146759493" calcext:value-type="float">
            <text:p>99700.3146759493</text:p>
          </table:table-cell>
          <table:table-cell/>
          <table:table-cell office:value-type="float" office:value="1443143253.22848" calcext:value-type="float">
            <text:p>1443143253.22848</text:p>
          </table:table-cell>
          <table:table-cell table:formula="of:=[.G532]-[.$B$2]" office:value-type="float" office:value="73.2283043861389" calcext:value-type="float">
            <text:p>73.2283043861</text:p>
          </table:table-cell>
          <table:table-cell table:formula="of:=[.C532]/([.H532]-[.H531])" office:value-type="float" office:value="99785.8000683768" calcext:value-type="float">
            <text:p>99785.8000683768</text:p>
          </table:table-cell>
          <table:table-cell table:formula="of:=[.G532]-[.$B532]" office:value-type="float" office:value="10.0817639827728" calcext:value-type="float">
            <text:p>10.081763982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3243.19069" calcext:value-type="float">
            <text:p>1443143243.19069</text:p>
          </table:table-cell>
          <table:table-cell office:value-type="float" office:value="4384" calcext:value-type="float">
            <text:p>4384</text:p>
          </table:table-cell>
          <table:table-cell table:formula="of:=[.B533]-[.$B$2]" office:value-type="float" office:value="63.1905083656311" calcext:value-type="float">
            <text:p>63.1905083656</text:p>
          </table:table-cell>
          <table:table-cell table:formula="of:=[.C533]/([.D533]-[.D532])" office:value-type="float" office:value="99708.964758832" calcext:value-type="float">
            <text:p>99708.964758832</text:p>
          </table:table-cell>
          <table:table-cell/>
          <table:table-cell office:value-type="float" office:value="1443143253.2723" calcext:value-type="float">
            <text:p>1443143253.2723</text:p>
          </table:table-cell>
          <table:table-cell table:formula="of:=[.G533]-[.$B$2]" office:value-type="float" office:value="73.2721252441406" calcext:value-type="float">
            <text:p>73.2721252441</text:p>
          </table:table-cell>
          <table:table-cell table:formula="of:=[.C533]/([.H533]-[.H532])" office:value-type="float" office:value="100043.68239045" calcext:value-type="float">
            <text:p>100043.68239045</text:p>
          </table:table-cell>
          <table:table-cell table:formula="of:=[.G533]-[.$B533]" office:value-type="float" office:value="10.0816168785095" calcext:value-type="float">
            <text:p>10.081616878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3243.23466" calcext:value-type="float">
            <text:p>1443143243.23466</text:p>
          </table:table-cell>
          <table:table-cell office:value-type="float" office:value="4384" calcext:value-type="float">
            <text:p>4384</text:p>
          </table:table-cell>
          <table:table-cell table:formula="of:=[.B534]-[.$B$2]" office:value-type="float" office:value="63.2344799041748" calcext:value-type="float">
            <text:p>63.2344799042</text:p>
          </table:table-cell>
          <table:table-cell table:formula="of:=[.C534]/([.D534]-[.D533])" office:value-type="float" office:value="99700.8552621591" calcext:value-type="float">
            <text:p>99700.8552621591</text:p>
          </table:table-cell>
          <table:table-cell/>
          <table:table-cell office:value-type="float" office:value="1443143253.31619" calcext:value-type="float">
            <text:p>1443143253.31619</text:p>
          </table:table-cell>
          <table:table-cell table:formula="of:=[.G534]-[.$B$2]" office:value-type="float" office:value="73.3160178661346" calcext:value-type="float">
            <text:p>73.3160178661</text:p>
          </table:table-cell>
          <table:table-cell table:formula="of:=[.C534]/([.H534]-[.H533])" office:value-type="float" office:value="99880.1119832264" calcext:value-type="float">
            <text:p>99880.1119832264</text:p>
          </table:table-cell>
          <table:table-cell table:formula="of:=[.G534]-[.$B534]" office:value-type="float" office:value="10.0815379619598" calcext:value-type="float">
            <text:p>10.08153796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3243.27863" calcext:value-type="float">
            <text:p>1443143243.27863</text:p>
          </table:table-cell>
          <table:table-cell office:value-type="float" office:value="4384" calcext:value-type="float">
            <text:p>4384</text:p>
          </table:table-cell>
          <table:table-cell table:formula="of:=[.B535]-[.$B$2]" office:value-type="float" office:value="63.2784495353699" calcext:value-type="float">
            <text:p>63.2784495354</text:p>
          </table:table-cell>
          <table:table-cell table:formula="of:=[.C535]/([.D535]-[.D534])" office:value-type="float" office:value="99705.1801628873" calcext:value-type="float">
            <text:p>99705.1801628873</text:p>
          </table:table-cell>
          <table:table-cell/>
          <table:table-cell office:value-type="float" office:value="1443143253.36008" calcext:value-type="float">
            <text:p>1443143253.36008</text:p>
          </table:table-cell>
          <table:table-cell table:formula="of:=[.G535]-[.$B$2]" office:value-type="float" office:value="73.359899520874" calcext:value-type="float">
            <text:p>73.3598995209</text:p>
          </table:table-cell>
          <table:table-cell table:formula="of:=[.C535]/([.H535]-[.H534])" office:value-type="float" office:value="99905.0748208397" calcext:value-type="float">
            <text:p>99905.0748208397</text:p>
          </table:table-cell>
          <table:table-cell table:formula="of:=[.G535]-[.$B535]" office:value-type="float" office:value="10.0814499855042" calcext:value-type="float">
            <text:p>10.081449985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3243.32259" calcext:value-type="float">
            <text:p>1443143243.32259</text:p>
          </table:table-cell>
          <table:table-cell office:value-type="float" office:value="4384" calcext:value-type="float">
            <text:p>4384</text:p>
          </table:table-cell>
          <table:table-cell table:formula="of:=[.B536]-[.$B$2]" office:value-type="float" office:value="63.3224112987518" calcext:value-type="float">
            <text:p>63.3224112988</text:p>
          </table:table-cell>
          <table:table-cell table:formula="of:=[.C536]/([.D536]-[.D535])" office:value-type="float" office:value="99723.0243452701" calcext:value-type="float">
            <text:p>99723.0243452701</text:p>
          </table:table-cell>
          <table:table-cell/>
          <table:table-cell office:value-type="float" office:value="1443143253.40396" calcext:value-type="float">
            <text:p>1443143253.40396</text:p>
          </table:table-cell>
          <table:table-cell table:formula="of:=[.G536]-[.$B$2]" office:value-type="float" office:value="73.4037804603577" calcext:value-type="float">
            <text:p>73.4037804604</text:p>
          </table:table-cell>
          <table:table-cell table:formula="of:=[.C536]/([.H536]-[.H535])" office:value-type="float" office:value="99906.703265417" calcext:value-type="float">
            <text:p>99906.703265417</text:p>
          </table:table-cell>
          <table:table-cell table:formula="of:=[.G536]-[.$B536]" office:value-type="float" office:value="10.0813691616058" calcext:value-type="float">
            <text:p>10.081369161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3243.36656" calcext:value-type="float">
            <text:p>1443143243.36656</text:p>
          </table:table-cell>
          <table:table-cell office:value-type="float" office:value="4384" calcext:value-type="float">
            <text:p>4384</text:p>
          </table:table-cell>
          <table:table-cell table:formula="of:=[.B537]-[.$B$2]" office:value-type="float" office:value="63.3663849830627" calcext:value-type="float">
            <text:p>63.3663849831</text:p>
          </table:table-cell>
          <table:table-cell table:formula="of:=[.C537]/([.D537]-[.D536])" office:value-type="float" office:value="99695.990197301" calcext:value-type="float">
            <text:p>99695.990197301</text:p>
          </table:table-cell>
          <table:table-cell/>
          <table:table-cell office:value-type="float" office:value="1443143253.44783" calcext:value-type="float">
            <text:p>1443143253.44783</text:p>
          </table:table-cell>
          <table:table-cell table:formula="of:=[.G537]-[.$B$2]" office:value-type="float" office:value="73.4476542472839" calcext:value-type="float">
            <text:p>73.4476542473</text:p>
          </table:table-cell>
          <table:table-cell table:formula="of:=[.C537]/([.H537]-[.H536])" office:value-type="float" office:value="99922.9906314531" calcext:value-type="float">
            <text:p>99922.9906314531</text:p>
          </table:table-cell>
          <table:table-cell table:formula="of:=[.G537]-[.$B537]" office:value-type="float" office:value="10.0812692642212" calcext:value-type="float">
            <text:p>10.081269264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3243.41053" calcext:value-type="float">
            <text:p>1443143243.41053</text:p>
          </table:table-cell>
          <table:table-cell office:value-type="float" office:value="4384" calcext:value-type="float">
            <text:p>4384</text:p>
          </table:table-cell>
          <table:table-cell table:formula="of:=[.B538]-[.$B$2]" office:value-type="float" office:value="63.410356760025" calcext:value-type="float">
            <text:p>63.41035676</text:p>
          </table:table-cell>
          <table:table-cell table:formula="of:=[.C538]/([.D538]-[.D537])" office:value-type="float" office:value="99700.3146759493" calcext:value-type="float">
            <text:p>99700.3146759493</text:p>
          </table:table-cell>
          <table:table-cell/>
          <table:table-cell office:value-type="float" office:value="1443143253.49173" calcext:value-type="float">
            <text:p>1443143253.49173</text:p>
          </table:table-cell>
          <table:table-cell table:formula="of:=[.G538]-[.$B$2]" office:value-type="float" office:value="73.4915564060211" calcext:value-type="float">
            <text:p>73.491556406</text:p>
          </table:table-cell>
          <table:table-cell table:formula="of:=[.C538]/([.H538]-[.H537])" office:value-type="float" office:value="99858.4153058287" calcext:value-type="float">
            <text:p>99858.4153058287</text:p>
          </table:table-cell>
          <table:table-cell table:formula="of:=[.G538]-[.$B538]" office:value-type="float" office:value="10.0811996459961" calcext:value-type="float">
            <text:p>10.08119964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3243.45452" calcext:value-type="float">
            <text:p>1443143243.45452</text:p>
          </table:table-cell>
          <table:table-cell office:value-type="float" office:value="4384" calcext:value-type="float">
            <text:p>4384</text:p>
          </table:table-cell>
          <table:table-cell table:formula="of:=[.B539]-[.$B$2]" office:value-type="float" office:value="63.4543461799622" calcext:value-type="float">
            <text:p>63.45434618</text:p>
          </table:table-cell>
          <table:table-cell table:formula="of:=[.C539]/([.D539]-[.D538])" office:value-type="float" office:value="99660.3275575188" calcext:value-type="float">
            <text:p>99660.3275575188</text:p>
          </table:table-cell>
          <table:table-cell/>
          <table:table-cell office:value-type="float" office:value="1443143253.53569" calcext:value-type="float">
            <text:p>1443143253.53569</text:p>
          </table:table-cell>
          <table:table-cell table:formula="of:=[.G539]-[.$B$2]" office:value-type="float" office:value="73.5355093479157" calcext:value-type="float">
            <text:p>73.5355093479</text:p>
          </table:table-cell>
          <table:table-cell table:formula="of:=[.C539]/([.H539]-[.H538])" office:value-type="float" office:value="99743.0390557195" calcext:value-type="float">
            <text:p>99743.0390557195</text:p>
          </table:table-cell>
          <table:table-cell table:formula="of:=[.G539]-[.$B539]" office:value-type="float" office:value="10.0811631679535" calcext:value-type="float">
            <text:p>10.08116316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3243.4985" calcext:value-type="float">
            <text:p>1443143243.4985</text:p>
          </table:table-cell>
          <table:table-cell office:value-type="float" office:value="4384" calcext:value-type="float">
            <text:p>4384</text:p>
          </table:table-cell>
          <table:table-cell table:formula="of:=[.B540]-[.$B$2]" office:value-type="float" office:value="63.4983208179474" calcext:value-type="float">
            <text:p>63.4983208179</text:p>
          </table:table-cell>
          <table:table-cell table:formula="of:=[.C540]/([.D540]-[.D539])" office:value-type="float" office:value="99693.8280986538" calcext:value-type="float">
            <text:p>99693.8280986538</text:p>
          </table:table-cell>
          <table:table-cell/>
          <table:table-cell office:value-type="float" office:value="1443143253.57949" calcext:value-type="float">
            <text:p>1443143253.57949</text:p>
          </table:table-cell>
          <table:table-cell table:formula="of:=[.G540]-[.$B$2]" office:value-type="float" office:value="73.5793125629425" calcext:value-type="float">
            <text:p>73.5793125629</text:p>
          </table:table-cell>
          <table:table-cell table:formula="of:=[.C540]/([.H540]-[.H539])" office:value-type="float" office:value="100083.977792776" calcext:value-type="float">
            <text:p>100083.977792776</text:p>
          </table:table-cell>
          <table:table-cell table:formula="of:=[.G540]-[.$B540]" office:value-type="float" office:value="10.0809917449951" calcext:value-type="float">
            <text:p>10.080991745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3243.54247" calcext:value-type="float">
            <text:p>1443143243.54247</text:p>
          </table:table-cell>
          <table:table-cell office:value-type="float" office:value="4384" calcext:value-type="float">
            <text:p>4384</text:p>
          </table:table-cell>
          <table:table-cell table:formula="of:=[.B541]-[.$B$2]" office:value-type="float" office:value="63.5422954559326" calcext:value-type="float">
            <text:p>63.5422954559</text:p>
          </table:table-cell>
          <table:table-cell table:formula="of:=[.C541]/([.D541]-[.D540])" office:value-type="float" office:value="99693.8280986538" calcext:value-type="float">
            <text:p>99693.8280986538</text:p>
          </table:table-cell>
          <table:table-cell/>
          <table:table-cell office:value-type="float" office:value="1443143253.62337" calcext:value-type="float">
            <text:p>1443143253.62337</text:p>
          </table:table-cell>
          <table:table-cell table:formula="of:=[.G541]-[.$B$2]" office:value-type="float" office:value="73.6231892108917" calcext:value-type="float">
            <text:p>73.6231892109</text:p>
          </table:table-cell>
          <table:table-cell table:formula="of:=[.C541]/([.H541]-[.H540])" office:value-type="float" office:value="99916.4750478178" calcext:value-type="float">
            <text:p>99916.4750478178</text:p>
          </table:table-cell>
          <table:table-cell table:formula="of:=[.G541]-[.$B541]" office:value-type="float" office:value="10.0808937549591" calcext:value-type="float">
            <text:p>10.08089375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3243.58644" calcext:value-type="float">
            <text:p>1443143243.58644</text:p>
          </table:table-cell>
          <table:table-cell office:value-type="float" office:value="4384" calcext:value-type="float">
            <text:p>4384</text:p>
          </table:table-cell>
          <table:table-cell table:formula="of:=[.B542]-[.$B$2]" office:value-type="float" office:value="63.5862672328949" calcext:value-type="float">
            <text:p>63.5862672329</text:p>
          </table:table-cell>
          <table:table-cell table:formula="of:=[.C542]/([.D542]-[.D541])" office:value-type="float" office:value="99700.3146759493" calcext:value-type="float">
            <text:p>99700.3146759493</text:p>
          </table:table-cell>
          <table:table-cell/>
          <table:table-cell office:value-type="float" office:value="1443143253.66725" calcext:value-type="float">
            <text:p>1443143253.66725</text:p>
          </table:table-cell>
          <table:table-cell table:formula="of:=[.G542]-[.$B$2]" office:value-type="float" office:value="73.667072057724" calcext:value-type="float">
            <text:p>73.6670720577</text:p>
          </table:table-cell>
          <table:table-cell table:formula="of:=[.C542]/([.H542]-[.H541])" office:value-type="float" office:value="99902.3608645101" calcext:value-type="float">
            <text:p>99902.3608645101</text:p>
          </table:table-cell>
          <table:table-cell table:formula="of:=[.G542]-[.$B542]" office:value-type="float" office:value="10.0808048248291" calcext:value-type="float">
            <text:p>10.080804824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3243.63042" calcext:value-type="float">
            <text:p>1443143243.63042</text:p>
          </table:table-cell>
          <table:table-cell office:value-type="float" office:value="4384" calcext:value-type="float">
            <text:p>4384</text:p>
          </table:table-cell>
          <table:table-cell table:formula="of:=[.B543]-[.$B$2]" office:value-type="float" office:value="63.6302466392517" calcext:value-type="float">
            <text:p>63.6302466393</text:p>
          </table:table-cell>
          <table:table-cell table:formula="of:=[.C543]/([.D543]-[.D542])" office:value-type="float" office:value="99683.0190119428" calcext:value-type="float">
            <text:p>99683.0190119428</text:p>
          </table:table-cell>
          <table:table-cell/>
          <table:table-cell office:value-type="float" office:value="1443143253.71117" calcext:value-type="float">
            <text:p>1443143253.71117</text:p>
          </table:table-cell>
          <table:table-cell table:formula="of:=[.G543]-[.$B$2]" office:value-type="float" office:value="73.7109980583191" calcext:value-type="float">
            <text:p>73.7109980583</text:p>
          </table:table-cell>
          <table:table-cell table:formula="of:=[.C543]/([.H543]-[.H542])" office:value-type="float" office:value="99804.2148296506" calcext:value-type="float">
            <text:p>99804.2148296506</text:p>
          </table:table-cell>
          <table:table-cell table:formula="of:=[.G543]-[.$B543]" office:value-type="float" office:value="10.0807514190674" calcext:value-type="float">
            <text:p>10.080751419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3243.6744" calcext:value-type="float">
            <text:p>1443143243.6744</text:p>
          </table:table-cell>
          <table:table-cell office:value-type="float" office:value="4384" calcext:value-type="float">
            <text:p>4384</text:p>
          </table:table-cell>
          <table:table-cell table:formula="of:=[.B544]-[.$B$2]" office:value-type="float" office:value="63.6742279529572" calcext:value-type="float">
            <text:p>63.674227953</text:p>
          </table:table-cell>
          <table:table-cell table:formula="of:=[.C544]/([.D544]-[.D543])" office:value-type="float" office:value="99678.6960335229" calcext:value-type="float">
            <text:p>99678.6960335229</text:p>
          </table:table-cell>
          <table:table-cell/>
          <table:table-cell office:value-type="float" office:value="1443143253.75507" calcext:value-type="float">
            <text:p>1443143253.75507</text:p>
          </table:table-cell>
          <table:table-cell table:formula="of:=[.G544]-[.$B$2]" office:value-type="float" office:value="73.7548952102661" calcext:value-type="float">
            <text:p>73.7548952103</text:p>
          </table:table-cell>
          <table:table-cell table:formula="of:=[.C544]/([.H544]-[.H543])" office:value-type="float" office:value="99869.804885997" calcext:value-type="float">
            <text:p>99869.804885997</text:p>
          </table:table-cell>
          <table:table-cell table:formula="of:=[.G544]-[.$B544]" office:value-type="float" office:value="10.080667257309" calcext:value-type="float">
            <text:p>10.080667257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3243.71838" calcext:value-type="float">
            <text:p>1443143243.71838</text:p>
          </table:table-cell>
          <table:table-cell office:value-type="float" office:value="4384" calcext:value-type="float">
            <text:p>4384</text:p>
          </table:table-cell>
          <table:table-cell table:formula="of:=[.B545]-[.$B$2]" office:value-type="float" office:value="63.7182030677795" calcext:value-type="float">
            <text:p>63.7182030678</text:p>
          </table:table-cell>
          <table:table-cell table:formula="of:=[.C545]/([.D545]-[.D544])" office:value-type="float" office:value="99692.7470844967" calcext:value-type="float">
            <text:p>99692.7470844967</text:p>
          </table:table-cell>
          <table:table-cell/>
          <table:table-cell office:value-type="float" office:value="1443143253.79895" calcext:value-type="float">
            <text:p>1443143253.79895</text:p>
          </table:table-cell>
          <table:table-cell table:formula="of:=[.G545]-[.$B$2]" office:value-type="float" office:value="73.7987716197968" calcext:value-type="float">
            <text:p>73.7987716198</text:p>
          </table:table-cell>
          <table:table-cell table:formula="of:=[.C545]/([.H545]-[.H544])" office:value-type="float" office:value="99917.0179806663" calcext:value-type="float">
            <text:p>99917.0179806663</text:p>
          </table:table-cell>
          <table:table-cell table:formula="of:=[.G545]-[.$B545]" office:value-type="float" office:value="10.0805685520172" calcext:value-type="float">
            <text:p>10.08056855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3243.76235" calcext:value-type="float">
            <text:p>1443143243.76235</text:p>
          </table:table-cell>
          <table:table-cell office:value-type="float" office:value="4384" calcext:value-type="float">
            <text:p>4384</text:p>
          </table:table-cell>
          <table:table-cell table:formula="of:=[.B546]-[.$B$2]" office:value-type="float" office:value="63.7621772289276" calcext:value-type="float">
            <text:p>63.7621772289</text:p>
          </table:table-cell>
          <table:table-cell table:formula="of:=[.C546]/([.D546]-[.D545])" office:value-type="float" office:value="99694.909136255" calcext:value-type="float">
            <text:p>99694.909136255</text:p>
          </table:table-cell>
          <table:table-cell/>
          <table:table-cell office:value-type="float" office:value="1443143253.84281" calcext:value-type="float">
            <text:p>1443143253.84281</text:p>
          </table:table-cell>
          <table:table-cell table:formula="of:=[.G546]-[.$B$2]" office:value-type="float" office:value="73.8426334857941" calcext:value-type="float">
            <text:p>73.8426334858</text:p>
          </table:table-cell>
          <table:table-cell table:formula="of:=[.C546]/([.H546]-[.H545])" office:value-type="float" office:value="99950.148045877" calcext:value-type="float">
            <text:p>99950.148045877</text:p>
          </table:table-cell>
          <table:table-cell table:formula="of:=[.G546]-[.$B546]" office:value-type="float" office:value="10.0804562568665" calcext:value-type="float">
            <text:p>10.0804562569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3243.80633" calcext:value-type="float">
            <text:p>1443143243.80633</text:p>
          </table:table-cell>
          <table:table-cell office:value-type="float" office:value="4384" calcext:value-type="float">
            <text:p>4384</text:p>
          </table:table-cell>
          <table:table-cell table:formula="of:=[.B547]-[.$B$2]" office:value-type="float" office:value="63.8061554431915" calcext:value-type="float">
            <text:p>63.8061554432</text:p>
          </table:table-cell>
          <table:table-cell table:formula="of:=[.C547]/([.D547]-[.D546])" office:value-type="float" office:value="99685.7210638736" calcext:value-type="float">
            <text:p>99685.7210638736</text:p>
          </table:table-cell>
          <table:table-cell/>
          <table:table-cell office:value-type="float" office:value="1443143253.88675" calcext:value-type="float">
            <text:p>1443143253.88675</text:p>
          </table:table-cell>
          <table:table-cell table:formula="of:=[.G547]-[.$B$2]" office:value-type="float" office:value="73.8865683078766" calcext:value-type="float">
            <text:p>73.8865683079</text:p>
          </table:table-cell>
          <table:table-cell table:formula="of:=[.C547]/([.H547]-[.H546])" office:value-type="float" office:value="99784.1755627428" calcext:value-type="float">
            <text:p>99784.1755627428</text:p>
          </table:table-cell>
          <table:table-cell table:formula="of:=[.G547]-[.$B547]" office:value-type="float" office:value="10.0804128646851" calcext:value-type="float">
            <text:p>10.080412864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3243.85031" calcext:value-type="float">
            <text:p>1443143243.85031</text:p>
          </table:table-cell>
          <table:table-cell office:value-type="float" office:value="4384" calcext:value-type="float">
            <text:p>4384</text:p>
          </table:table-cell>
          <table:table-cell table:formula="of:=[.B548]-[.$B$2]" office:value-type="float" office:value="63.8501284122467" calcext:value-type="float">
            <text:p>63.8501284122</text:p>
          </table:table-cell>
          <table:table-cell table:formula="of:=[.C548]/([.D548]-[.D547])" office:value-type="float" office:value="99697.6118328309" calcext:value-type="float">
            <text:p>99697.6118328309</text:p>
          </table:table-cell>
          <table:table-cell/>
          <table:table-cell office:value-type="float" office:value="1443143253.93057" calcext:value-type="float">
            <text:p>1443143253.93057</text:p>
          </table:table-cell>
          <table:table-cell table:formula="of:=[.G548]-[.$B$2]" office:value-type="float" office:value="73.9303970336914" calcext:value-type="float">
            <text:p>73.9303970337</text:p>
          </table:table-cell>
          <table:table-cell table:formula="of:=[.C548]/([.H548]-[.H547])" office:value-type="float" office:value="100025.723278446" calcext:value-type="float">
            <text:p>100025.723278446</text:p>
          </table:table-cell>
          <table:table-cell table:formula="of:=[.G548]-[.$B548]" office:value-type="float" office:value="10.0802686214447" calcext:value-type="float">
            <text:p>10.080268621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3243.8943" calcext:value-type="float">
            <text:p>1443143243.8943</text:p>
          </table:table-cell>
          <table:table-cell office:value-type="float" office:value="4384" calcext:value-type="float">
            <text:p>4384</text:p>
          </table:table-cell>
          <table:table-cell table:formula="of:=[.B549]-[.$B$2]" office:value-type="float" office:value="63.8941233158112" calcext:value-type="float">
            <text:p>63.8941233158</text:p>
          </table:table-cell>
          <table:table-cell table:formula="of:=[.C549]/([.D549]-[.D548])" office:value-type="float" office:value="99647.9056620134" calcext:value-type="float">
            <text:p>99647.9056620134</text:p>
          </table:table-cell>
          <table:table-cell/>
          <table:table-cell office:value-type="float" office:value="1443143253.97444" calcext:value-type="float">
            <text:p>1443143253.97444</text:p>
          </table:table-cell>
          <table:table-cell table:formula="of:=[.G549]-[.$B$2]" office:value-type="float" office:value="73.9742639064789" calcext:value-type="float">
            <text:p>73.9742639065</text:p>
          </table:table-cell>
          <table:table-cell table:formula="of:=[.C549]/([.H549]-[.H548])" office:value-type="float" office:value="99938.7401340283" calcext:value-type="float">
            <text:p>99938.7401340283</text:p>
          </table:table-cell>
          <table:table-cell table:formula="of:=[.G549]-[.$B549]" office:value-type="float" office:value="10.0801405906677" calcext:value-type="float">
            <text:p>10.080140590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3243.93828" calcext:value-type="float">
            <text:p>1443143243.93828</text:p>
          </table:table-cell>
          <table:table-cell office:value-type="float" office:value="4384" calcext:value-type="float">
            <text:p>4384</text:p>
          </table:table-cell>
          <table:table-cell table:formula="of:=[.B550]-[.$B$2]" office:value-type="float" office:value="63.9381020069122" calcext:value-type="float">
            <text:p>63.9381020069</text:p>
          </table:table-cell>
          <table:table-cell table:formula="of:=[.C550]/([.D550]-[.D549])" office:value-type="float" office:value="99684.6402255232" calcext:value-type="float">
            <text:p>99684.6402255232</text:p>
          </table:table-cell>
          <table:table-cell/>
          <table:table-cell office:value-type="float" office:value="1443143254.01838" calcext:value-type="float">
            <text:p>1443143254.01838</text:p>
          </table:table-cell>
          <table:table-cell table:formula="of:=[.G550]-[.$B$2]" office:value-type="float" office:value="74.0182032585144" calcext:value-type="float">
            <text:p>74.0182032585</text:p>
          </table:table-cell>
          <table:table-cell table:formula="of:=[.C550]/([.H550]-[.H549])" office:value-type="float" office:value="99773.888255243" calcext:value-type="float">
            <text:p>99773.888255243</text:p>
          </table:table-cell>
          <table:table-cell table:formula="of:=[.G550]-[.$B550]" office:value-type="float" office:value="10.0801012516022" calcext:value-type="float">
            <text:p>10.080101251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3243.98225" calcext:value-type="float">
            <text:p>1443143243.98225</text:p>
          </table:table-cell>
          <table:table-cell office:value-type="float" office:value="4384" calcext:value-type="float">
            <text:p>4384</text:p>
          </table:table-cell>
          <table:table-cell table:formula="of:=[.B551]-[.$B$2]" office:value-type="float" office:value="63.9820759296417" calcext:value-type="float">
            <text:p>63.9820759296</text:p>
          </table:table-cell>
          <table:table-cell table:formula="of:=[.C551]/([.D551]-[.D550])" office:value-type="float" office:value="99695.4496638473" calcext:value-type="float">
            <text:p>99695.4496638473</text:p>
          </table:table-cell>
          <table:table-cell/>
          <table:table-cell office:value-type="float" office:value="1443143254.03296" calcext:value-type="float">
            <text:p>1443143254.03296</text:p>
          </table:table-cell>
          <table:table-cell table:formula="of:=[.G551]-[.$B$2]" office:value-type="float" office:value="74.0327854156494" calcext:value-type="float">
            <text:p>74.0327854156</text:p>
          </table:table-cell>
          <table:table-cell table:formula="of:=[.C551]/([.H551]-[.H550])" office:value-type="float" office:value="300641.390667408" calcext:value-type="float">
            <text:p>300641.390667408</text:p>
          </table:table-cell>
          <table:table-cell table:formula="of:=[.G551]-[.$B551]" office:value-type="float" office:value="10.0507094860077" calcext:value-type="float">
            <text:p>10.05070948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3244.02609" calcext:value-type="float">
            <text:p>1443143244.02609</text:p>
          </table:table-cell>
          <table:table-cell office:value-type="float" office:value="4384" calcext:value-type="float">
            <text:p>4384</text:p>
          </table:table-cell>
          <table:table-cell table:formula="of:=[.B552]-[.$B$2]" office:value-type="float" office:value="64.025910615921" calcext:value-type="float">
            <text:p>64.0259106159</text:p>
          </table:table-cell>
          <table:table-cell table:formula="of:=[.C552]/([.D552]-[.D551])" office:value-type="float" office:value="100012.122182578" calcext:value-type="float">
            <text:p>100012.122182578</text:p>
          </table:table-cell>
          <table:table-cell/>
          <table:table-cell office:value-type="float" office:value="1443143254.04751" calcext:value-type="float">
            <text:p>1443143254.04751</text:p>
          </table:table-cell>
          <table:table-cell table:formula="of:=[.G552]-[.$B$2]" office:value-type="float" office:value="74.0473320484161" calcext:value-type="float">
            <text:p>74.0473320484</text:p>
          </table:table-cell>
          <table:table-cell table:formula="of:=[.C552]/([.H552]-[.H551])" office:value-type="float" office:value="301375.587759986" calcext:value-type="float">
            <text:p>301375.587759986</text:p>
          </table:table-cell>
          <table:table-cell table:formula="of:=[.G552]-[.$B552]" office:value-type="float" office:value="10.0214214324951" calcext:value-type="float">
            <text:p>10.021421432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3244.06984" calcext:value-type="float">
            <text:p>1443143244.06984</text:p>
          </table:table-cell>
          <table:table-cell office:value-type="float" office:value="4384" calcext:value-type="float">
            <text:p>4384</text:p>
          </table:table-cell>
          <table:table-cell table:formula="of:=[.B553]-[.$B$2]" office:value-type="float" office:value="64.0696594715118" calcext:value-type="float">
            <text:p>64.0696594715</text:p>
          </table:table-cell>
          <table:table-cell table:formula="of:=[.C553]/([.D553]-[.D552])" office:value-type="float" office:value="100208.33552775" calcext:value-type="float">
            <text:p>100208.33552775</text:p>
          </table:table-cell>
          <table:table-cell/>
          <table:table-cell office:value-type="float" office:value="1443143254.08135" calcext:value-type="float">
            <text:p>1443143254.08135</text:p>
          </table:table-cell>
          <table:table-cell table:formula="of:=[.G553]-[.$B$2]" office:value-type="float" office:value="74.0811748504639" calcext:value-type="float">
            <text:p>74.0811748505</text:p>
          </table:table-cell>
          <table:table-cell table:formula="of:=[.C553]/([.H553]-[.H552])" office:value-type="float" office:value="129540.10113634" calcext:value-type="float">
            <text:p>129540.10113634</text:p>
          </table:table-cell>
          <table:table-cell table:formula="of:=[.G553]-[.$B553]" office:value-type="float" office:value="10.011515378952" calcext:value-type="float">
            <text:p>10.01151537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3244.11359" calcext:value-type="float">
            <text:p>1443143244.11359</text:p>
          </table:table-cell>
          <table:table-cell office:value-type="float" office:value="4384" calcext:value-type="float">
            <text:p>4384</text:p>
          </table:table-cell>
          <table:table-cell table:formula="of:=[.B554]-[.$B$2]" office:value-type="float" office:value="64.1134159564972" calcext:value-type="float">
            <text:p>64.1134159565</text:p>
          </table:table-cell>
          <table:table-cell table:formula="of:=[.C554]/([.D554]-[.D553])" office:value-type="float" office:value="100190.863170742" calcext:value-type="float">
            <text:p>100190.863170742</text:p>
          </table:table-cell>
          <table:table-cell/>
          <table:table-cell office:value-type="float" office:value="1443143254.13015" calcext:value-type="float">
            <text:p>1443143254.13015</text:p>
          </table:table-cell>
          <table:table-cell table:formula="of:=[.G554]-[.$B$2]" office:value-type="float" office:value="74.1299748420715" calcext:value-type="float">
            <text:p>74.1299748421</text:p>
          </table:table-cell>
          <table:table-cell table:formula="of:=[.C554]/([.H554]-[.H553])" office:value-type="float" office:value="89836.0810232458" calcext:value-type="float">
            <text:p>89836.0810232458</text:p>
          </table:table-cell>
          <table:table-cell table:formula="of:=[.G554]-[.$B554]" office:value-type="float" office:value="10.0165588855743" calcext:value-type="float">
            <text:p>10.016558885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3244.15735" calcext:value-type="float">
            <text:p>1443143244.15735</text:p>
          </table:table-cell>
          <table:table-cell office:value-type="float" office:value="4384" calcext:value-type="float">
            <text:p>4384</text:p>
          </table:table-cell>
          <table:table-cell table:formula="of:=[.B555]-[.$B$2]" office:value-type="float" office:value="64.1571712493897" calcext:value-type="float">
            <text:p>64.1571712494</text:p>
          </table:table-cell>
          <table:table-cell table:formula="of:=[.C555]/([.D555]-[.D554])" office:value-type="float" office:value="100193.592824878" calcext:value-type="float">
            <text:p>100193.592824878</text:p>
          </table:table-cell>
          <table:table-cell/>
          <table:table-cell office:value-type="float" office:value="1443143254.17891" calcext:value-type="float">
            <text:p>1443143254.17891</text:p>
          </table:table-cell>
          <table:table-cell table:formula="of:=[.G555]-[.$B$2]" office:value-type="float" office:value="74.1787326335907" calcext:value-type="float">
            <text:p>74.1787326336</text:p>
          </table:table-cell>
          <table:table-cell table:formula="of:=[.C555]/([.H555]-[.H554])" office:value-type="float" office:value="89913.8345566123" calcext:value-type="float">
            <text:p>89913.8345566123</text:p>
          </table:table-cell>
          <table:table-cell table:formula="of:=[.G555]-[.$B555]" office:value-type="float" office:value="10.0215613842011" calcext:value-type="float">
            <text:p>10.0215613842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3244.2011" calcext:value-type="float">
            <text:p>1443143244.2011</text:p>
          </table:table-cell>
          <table:table-cell office:value-type="float" office:value="4384" calcext:value-type="float">
            <text:p>4384</text:p>
          </table:table-cell>
          <table:table-cell table:formula="of:=[.B556]-[.$B$2]" office:value-type="float" office:value="64.2009248733521" calcext:value-type="float">
            <text:p>64.2009248734</text:p>
          </table:table-cell>
          <table:table-cell table:formula="of:=[.C556]/([.D556]-[.D555])" office:value-type="float" office:value="100197.414590553" calcext:value-type="float">
            <text:p>100197.414590553</text:p>
          </table:table-cell>
          <table:table-cell/>
          <table:table-cell office:value-type="float" office:value="1443143254.22764" calcext:value-type="float">
            <text:p>1443143254.22764</text:p>
          </table:table-cell>
          <table:table-cell table:formula="of:=[.G556]-[.$B$2]" office:value-type="float" office:value="74.2274672985077" calcext:value-type="float">
            <text:p>74.2274672985</text:p>
          </table:table-cell>
          <table:table-cell table:formula="of:=[.C556]/([.H556]-[.H555])" office:value-type="float" office:value="89956.5023678134" calcext:value-type="float">
            <text:p>89956.5023678134</text:p>
          </table:table-cell>
          <table:table-cell table:formula="of:=[.G556]-[.$B556]" office:value-type="float" office:value="10.0265424251556" calcext:value-type="float">
            <text:p>10.026542425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3244.24486" calcext:value-type="float">
            <text:p>1443143244.24486</text:p>
          </table:table-cell>
          <table:table-cell office:value-type="float" office:value="4384" calcext:value-type="float">
            <text:p>4384</text:p>
          </table:table-cell>
          <table:table-cell table:formula="of:=[.B557]-[.$B$2]" office:value-type="float" office:value="64.244678735733" calcext:value-type="float">
            <text:p>64.2446787357</text:p>
          </table:table-cell>
          <table:table-cell table:formula="of:=[.C557]/([.D557]-[.D556])" office:value-type="float" office:value="100196.868606178" calcext:value-type="float">
            <text:p>100196.868606178</text:p>
          </table:table-cell>
          <table:table-cell/>
          <table:table-cell office:value-type="float" office:value="1443143254.27643" calcext:value-type="float">
            <text:p>1443143254.27643</text:p>
          </table:table-cell>
          <table:table-cell table:formula="of:=[.G557]-[.$B$2]" office:value-type="float" office:value="74.2762513160706" calcext:value-type="float">
            <text:p>74.2762513161</text:p>
          </table:table-cell>
          <table:table-cell table:formula="of:=[.C557]/([.H557]-[.H556])" office:value-type="float" office:value="89865.4973291303" calcext:value-type="float">
            <text:p>89865.4973291303</text:p>
          </table:table-cell>
          <table:table-cell table:formula="of:=[.G557]-[.$B557]" office:value-type="float" office:value="10.0315725803375" calcext:value-type="float">
            <text:p>10.031572580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3244.28861" calcext:value-type="float">
            <text:p>1443143244.28861</text:p>
          </table:table-cell>
          <table:table-cell office:value-type="float" office:value="4384" calcext:value-type="float">
            <text:p>4384</text:p>
          </table:table-cell>
          <table:table-cell table:formula="of:=[.B558]-[.$B$2]" office:value-type="float" office:value="64.2884333133698" calcext:value-type="float">
            <text:p>64.2884333134</text:p>
          </table:table-cell>
          <table:table-cell table:formula="of:=[.C558]/([.D558]-[.D557])" office:value-type="float" office:value="100195.230688753" calcext:value-type="float">
            <text:p>100195.230688753</text:p>
          </table:table-cell>
          <table:table-cell/>
          <table:table-cell office:value-type="float" office:value="1443143254.32517" calcext:value-type="float">
            <text:p>1443143254.32517</text:p>
          </table:table-cell>
          <table:table-cell table:formula="of:=[.G558]-[.$B$2]" office:value-type="float" office:value="74.3249967098236" calcext:value-type="float">
            <text:p>74.3249967098</text:p>
          </table:table-cell>
          <table:table-cell table:formula="of:=[.C558]/([.H558]-[.H557])" office:value-type="float" office:value="89936.7029879728" calcext:value-type="float">
            <text:p>89936.7029879728</text:p>
          </table:table-cell>
          <table:table-cell table:formula="of:=[.G558]-[.$B558]" office:value-type="float" office:value="10.0365633964539" calcext:value-type="float">
            <text:p>10.036563396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3244.33236" calcext:value-type="float">
            <text:p>1443143244.33236</text:p>
          </table:table-cell>
          <table:table-cell office:value-type="float" office:value="4384" calcext:value-type="float">
            <text:p>4384</text:p>
          </table:table-cell>
          <table:table-cell table:formula="of:=[.B559]-[.$B$2]" office:value-type="float" office:value="64.3321878910065" calcext:value-type="float">
            <text:p>64.332187891</text:p>
          </table:table-cell>
          <table:table-cell table:formula="of:=[.C559]/([.D559]-[.D558])" office:value-type="float" office:value="100195.230688753" calcext:value-type="float">
            <text:p>100195.230688753</text:p>
          </table:table-cell>
          <table:table-cell/>
          <table:table-cell office:value-type="float" office:value="1443143254.37396" calcext:value-type="float">
            <text:p>1443143254.37396</text:p>
          </table:table-cell>
          <table:table-cell table:formula="of:=[.G559]-[.$B$2]" office:value-type="float" office:value="74.3737878799439" calcext:value-type="float">
            <text:p>74.3737878799</text:p>
          </table:table-cell>
          <table:table-cell table:formula="of:=[.C559]/([.H559]-[.H558])" office:value-type="float" office:value="89852.3234674681" calcext:value-type="float">
            <text:p>89852.3234674681</text:p>
          </table:table-cell>
          <table:table-cell table:formula="of:=[.G559]-[.$B559]" office:value-type="float" office:value="10.0415999889374" calcext:value-type="float">
            <text:p>10.04159998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3244.37612" calcext:value-type="float">
            <text:p>1443143244.37612</text:p>
          </table:table-cell>
          <table:table-cell office:value-type="float" office:value="4384" calcext:value-type="float">
            <text:p>4384</text:p>
          </table:table-cell>
          <table:table-cell table:formula="of:=[.B560]-[.$B$2]" office:value-type="float" office:value="64.375941991806" calcext:value-type="float">
            <text:p>64.3759419918</text:p>
          </table:table-cell>
          <table:table-cell table:formula="of:=[.C560]/([.D560]-[.D559])" office:value-type="float" office:value="100196.322627753" calcext:value-type="float">
            <text:p>100196.322627753</text:p>
          </table:table-cell>
          <table:table-cell/>
          <table:table-cell office:value-type="float" office:value="1443143254.42271" calcext:value-type="float">
            <text:p>1443143254.42271</text:p>
          </table:table-cell>
          <table:table-cell table:formula="of:=[.G560]-[.$B$2]" office:value-type="float" office:value="74.4225342273712" calcext:value-type="float">
            <text:p>74.4225342274</text:p>
          </table:table-cell>
          <table:table-cell table:formula="of:=[.C560]/([.H560]-[.H559])" office:value-type="float" office:value="89934.943464885" calcext:value-type="float">
            <text:p>89934.943464885</text:p>
          </table:table-cell>
          <table:table-cell table:formula="of:=[.G560]-[.$B560]" office:value-type="float" office:value="10.0465922355652" calcext:value-type="float">
            <text:p>10.046592235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3244.41987" calcext:value-type="float">
            <text:p>1443143244.41987</text:p>
          </table:table-cell>
          <table:table-cell office:value-type="float" office:value="4384" calcext:value-type="float">
            <text:p>4384</text:p>
          </table:table-cell>
          <table:table-cell table:formula="of:=[.B561]-[.$B$2]" office:value-type="float" office:value="64.419695854187" calcext:value-type="float">
            <text:p>64.4196958542</text:p>
          </table:table-cell>
          <table:table-cell table:formula="of:=[.C561]/([.D561]-[.D560])" office:value-type="float" office:value="100196.868606178" calcext:value-type="float">
            <text:p>100196.868606178</text:p>
          </table:table-cell>
          <table:table-cell/>
          <table:table-cell office:value-type="float" office:value="1443143254.47148" calcext:value-type="float">
            <text:p>1443143254.47148</text:p>
          </table:table-cell>
          <table:table-cell table:formula="of:=[.G561]-[.$B$2]" office:value-type="float" office:value="74.4713027477264" calcext:value-type="float">
            <text:p>74.4713027477</text:p>
          </table:table-cell>
          <table:table-cell table:formula="of:=[.C561]/([.H561]-[.H560])" office:value-type="float" office:value="89894.0539525788" calcext:value-type="float">
            <text:p>89894.0539525788</text:p>
          </table:table-cell>
          <table:table-cell table:formula="of:=[.G561]-[.$B561]" office:value-type="float" office:value="10.0516068935394" calcext:value-type="float">
            <text:p>10.051606893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3244.46363" calcext:value-type="float">
            <text:p>1443143244.46363</text:p>
          </table:table-cell>
          <table:table-cell office:value-type="float" office:value="4384" calcext:value-type="float">
            <text:p>4384</text:p>
          </table:table-cell>
          <table:table-cell table:formula="of:=[.B562]-[.$B$2]" office:value-type="float" office:value="64.4634518623352" calcext:value-type="float">
            <text:p>64.4634518623</text:p>
          </table:table-cell>
          <table:table-cell table:formula="of:=[.C562]/([.D562]-[.D561])" office:value-type="float" office:value="100191.955014548" calcext:value-type="float">
            <text:p>100191.955014548</text:p>
          </table:table-cell>
          <table:table-cell/>
          <table:table-cell office:value-type="float" office:value="1443143254.52023" calcext:value-type="float">
            <text:p>1443143254.52023</text:p>
          </table:table-cell>
          <table:table-cell table:formula="of:=[.G562]-[.$B$2]" office:value-type="float" office:value="74.5200569629669" calcext:value-type="float">
            <text:p>74.520056963</text:p>
          </table:table-cell>
          <table:table-cell table:formula="of:=[.C562]/([.H562]-[.H561])" office:value-type="float" office:value="89920.4300259181" calcext:value-type="float">
            <text:p>89920.4300259181</text:p>
          </table:table-cell>
          <table:table-cell table:formula="of:=[.G562]-[.$B562]" office:value-type="float" office:value="10.0566051006317" calcext:value-type="float">
            <text:p>10.056605100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3244.50739" calcext:value-type="float">
            <text:p>1443143244.50739</text:p>
          </table:table-cell>
          <table:table-cell office:value-type="float" office:value="4384" calcext:value-type="float">
            <text:p>4384</text:p>
          </table:table-cell>
          <table:table-cell table:formula="of:=[.B563]-[.$B$2]" office:value-type="float" office:value="64.507214307785" calcext:value-type="float">
            <text:p>64.5072143078</text:p>
          </table:table-cell>
          <table:table-cell table:formula="of:=[.C563]/([.D563]-[.D562])" office:value-type="float" office:value="100177.217130747" calcext:value-type="float">
            <text:p>100177.217130747</text:p>
          </table:table-cell>
          <table:table-cell/>
          <table:table-cell office:value-type="float" office:value="1443143254.56902" calcext:value-type="float">
            <text:p>1443143254.56902</text:p>
          </table:table-cell>
          <table:table-cell table:formula="of:=[.G563]-[.$B$2]" office:value-type="float" office:value="74.5688421726227" calcext:value-type="float">
            <text:p>74.5688421726</text:p>
          </table:table-cell>
          <table:table-cell table:formula="of:=[.C563]/([.H563]-[.H562])" office:value-type="float" office:value="89863.3014172613" calcext:value-type="float">
            <text:p>89863.3014172613</text:p>
          </table:table-cell>
          <table:table-cell table:formula="of:=[.G563]-[.$B563]" office:value-type="float" office:value="10.0616278648376" calcext:value-type="float">
            <text:p>10.061627864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3244.55114" calcext:value-type="float">
            <text:p>1443143244.55114</text:p>
          </table:table-cell>
          <table:table-cell office:value-type="float" office:value="4384" calcext:value-type="float">
            <text:p>4384</text:p>
          </table:table-cell>
          <table:table-cell table:formula="of:=[.B564]-[.$B$2]" office:value-type="float" office:value="64.5509679317474" calcext:value-type="float">
            <text:p>64.5509679317</text:p>
          </table:table-cell>
          <table:table-cell table:formula="of:=[.C564]/([.D564]-[.D563])" office:value-type="float" office:value="100197.414590553" calcext:value-type="float">
            <text:p>100197.414590553</text:p>
          </table:table-cell>
          <table:table-cell/>
          <table:table-cell office:value-type="float" office:value="1443143254.61778" calcext:value-type="float">
            <text:p>1443143254.61778</text:p>
          </table:table-cell>
          <table:table-cell table:formula="of:=[.G564]-[.$B$2]" office:value-type="float" office:value="74.6176040172577" calcext:value-type="float">
            <text:p>74.6176040173</text:p>
          </table:table-cell>
          <table:table-cell table:formula="of:=[.C564]/([.H564]-[.H563])" office:value-type="float" office:value="89906.3608609343" calcext:value-type="float">
            <text:p>89906.3608609343</text:p>
          </table:table-cell>
          <table:table-cell table:formula="of:=[.G564]-[.$B564]" office:value-type="float" office:value="10.0666360855103" calcext:value-type="float">
            <text:p>10.066636085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3244.5949" calcext:value-type="float">
            <text:p>1443143244.5949</text:p>
          </table:table-cell>
          <table:table-cell office:value-type="float" office:value="4384" calcext:value-type="float">
            <text:p>4384</text:p>
          </table:table-cell>
          <table:table-cell table:formula="of:=[.B565]-[.$B$2]" office:value-type="float" office:value="64.5947227478027" calcext:value-type="float">
            <text:p>64.5947227478</text:p>
          </table:table-cell>
          <table:table-cell table:formula="of:=[.C565]/([.D565]-[.D564])" office:value-type="float" office:value="100194.684728178" calcext:value-type="float">
            <text:p>100194.684728178</text:p>
          </table:table-cell>
          <table:table-cell/>
          <table:table-cell office:value-type="float" office:value="1443143254.66654" calcext:value-type="float">
            <text:p>1443143254.66654</text:p>
          </table:table-cell>
          <table:table-cell table:formula="of:=[.G565]-[.$B$2]" office:value-type="float" office:value="74.6663627624512" calcext:value-type="float">
            <text:p>74.6663627625</text:p>
          </table:table-cell>
          <table:table-cell table:formula="of:=[.C565]/([.H565]-[.H564])" office:value-type="float" office:value="89912.0759281988" calcext:value-type="float">
            <text:p>89912.0759281988</text:p>
          </table:table-cell>
          <table:table-cell table:formula="of:=[.G565]-[.$B565]" office:value-type="float" office:value="10.0716400146484" calcext:value-type="float">
            <text:p>10.071640014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3244.63865" calcext:value-type="float">
            <text:p>1443143244.63865</text:p>
          </table:table-cell>
          <table:table-cell office:value-type="float" office:value="4384" calcext:value-type="float">
            <text:p>4384</text:p>
          </table:table-cell>
          <table:table-cell table:formula="of:=[.B566]-[.$B$2]" office:value-type="float" office:value="64.6384749412537" calcext:value-type="float">
            <text:p>64.6384749413</text:p>
          </table:table-cell>
          <table:table-cell table:formula="of:=[.C566]/([.D566]-[.D565])" office:value-type="float" office:value="100200.690621764" calcext:value-type="float">
            <text:p>100200.690621764</text:p>
          </table:table-cell>
          <table:table-cell/>
          <table:table-cell office:value-type="float" office:value="1443143254.71527" calcext:value-type="float">
            <text:p>1443143254.71527</text:p>
          </table:table-cell>
          <table:table-cell table:formula="of:=[.G566]-[.$B$2]" office:value-type="float" office:value="74.7150979042053" calcext:value-type="float">
            <text:p>74.7150979042</text:p>
          </table:table-cell>
          <table:table-cell table:formula="of:=[.C566]/([.H566]-[.H565])" office:value-type="float" office:value="89955.6222102637" calcext:value-type="float">
            <text:p>89955.6222102637</text:p>
          </table:table-cell>
          <table:table-cell table:formula="of:=[.G566]-[.$B566]" office:value-type="float" office:value="10.0766229629517" calcext:value-type="float">
            <text:p>10.07662296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3244.68241" calcext:value-type="float">
            <text:p>1443143244.68241</text:p>
          </table:table-cell>
          <table:table-cell office:value-type="float" office:value="4384" calcext:value-type="float">
            <text:p>4384</text:p>
          </table:table-cell>
          <table:table-cell table:formula="of:=[.B567]-[.$B$2]" office:value-type="float" office:value="64.6822292804718" calcext:value-type="float">
            <text:p>64.6822292805</text:p>
          </table:table-cell>
          <table:table-cell table:formula="of:=[.C567]/([.D567]-[.D566])" office:value-type="float" office:value="100195.776655278" calcext:value-type="float">
            <text:p>100195.776655278</text:p>
          </table:table-cell>
          <table:table-cell/>
          <table:table-cell office:value-type="float" office:value="1443143254.764" calcext:value-type="float">
            <text:p>1443143254.764</text:p>
          </table:table-cell>
          <table:table-cell table:formula="of:=[.G567]-[.$B$2]" office:value-type="float" office:value="74.7638244628906" calcext:value-type="float">
            <text:p>74.7638244629</text:p>
          </table:table-cell>
          <table:table-cell table:formula="of:=[.C567]/([.H567]-[.H566])" office:value-type="float" office:value="89971.4676817991" calcext:value-type="float">
            <text:p>89971.4676817991</text:p>
          </table:table-cell>
          <table:table-cell table:formula="of:=[.G567]-[.$B567]" office:value-type="float" office:value="10.0815951824188" calcext:value-type="float">
            <text:p>10.081595182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3244.72616" calcext:value-type="float">
            <text:p>1443143244.72616</text:p>
          </table:table-cell>
          <table:table-cell office:value-type="float" office:value="4384" calcext:value-type="float">
            <text:p>4384</text:p>
          </table:table-cell>
          <table:table-cell table:formula="of:=[.B568]-[.$B$2]" office:value-type="float" office:value="64.7259876728058" calcext:value-type="float">
            <text:p>64.7259876728</text:p>
          </table:table-cell>
          <table:table-cell table:formula="of:=[.C568]/([.D568]-[.D567])" office:value-type="float" office:value="100186.496033476" calcext:value-type="float">
            <text:p>100186.496033476</text:p>
          </table:table-cell>
          <table:table-cell/>
          <table:table-cell office:value-type="float" office:value="1443143254.81282" calcext:value-type="float">
            <text:p>1443143254.81282</text:p>
          </table:table-cell>
          <table:table-cell table:formula="of:=[.G568]-[.$B$2]" office:value-type="float" office:value="74.8126394748688" calcext:value-type="float">
            <text:p>74.8126394749</text:p>
          </table:table-cell>
          <table:table-cell table:formula="of:=[.C568]/([.H568]-[.H567])" office:value-type="float" office:value="89808.4384771301" calcext:value-type="float">
            <text:p>89808.4384771301</text:p>
          </table:table-cell>
          <table:table-cell table:formula="of:=[.G568]-[.$B568]" office:value-type="float" office:value="10.086651802063" calcext:value-type="float">
            <text:p>10.086651802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3244.76992" calcext:value-type="float">
            <text:p>1443143244.76992</text:p>
          </table:table-cell>
          <table:table-cell office:value-type="float" office:value="4384" calcext:value-type="float">
            <text:p>4384</text:p>
          </table:table-cell>
          <table:table-cell table:formula="of:=[.B569]-[.$B$2]" office:value-type="float" office:value="64.7697398662567" calcext:value-type="float">
            <text:p>64.7697398663</text:p>
          </table:table-cell>
          <table:table-cell table:formula="of:=[.C569]/([.D569]-[.D568])" office:value-type="float" office:value="100200.690621764" calcext:value-type="float">
            <text:p>100200.690621764</text:p>
          </table:table-cell>
          <table:table-cell/>
          <table:table-cell office:value-type="float" office:value="1443143254.86158" calcext:value-type="float">
            <text:p>1443143254.86158</text:p>
          </table:table-cell>
          <table:table-cell table:formula="of:=[.G569]-[.$B$2]" office:value-type="float" office:value="74.8613998889923" calcext:value-type="float">
            <text:p>74.861399889</text:p>
          </table:table-cell>
          <table:table-cell table:formula="of:=[.C569]/([.H569]-[.H568])" office:value-type="float" office:value="89908.9984940054" calcext:value-type="float">
            <text:p>89908.9984940054</text:p>
          </table:table-cell>
          <table:table-cell table:formula="of:=[.G569]-[.$B569]" office:value-type="float" office:value="10.0916600227356" calcext:value-type="float">
            <text:p>10.091660022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3244.81367" calcext:value-type="float">
            <text:p>1443143244.81367</text:p>
          </table:table-cell>
          <table:table-cell office:value-type="float" office:value="4384" calcext:value-type="float">
            <text:p>4384</text:p>
          </table:table-cell>
          <table:table-cell table:formula="of:=[.B570]-[.$B$2]" office:value-type="float" office:value="64.8134932518005" calcext:value-type="float">
            <text:p>64.8134932518</text:p>
          </table:table-cell>
          <table:table-cell table:formula="of:=[.C570]/([.D570]-[.D569])" office:value-type="float" office:value="100197.960580879" calcext:value-type="float">
            <text:p>100197.960580879</text:p>
          </table:table-cell>
          <table:table-cell/>
          <table:table-cell office:value-type="float" office:value="1443143254.91038" calcext:value-type="float">
            <text:p>1443143254.91038</text:p>
          </table:table-cell>
          <table:table-cell table:formula="of:=[.G570]-[.$B$2]" office:value-type="float" office:value="74.9102025032043" calcext:value-type="float">
            <text:p>74.9102025032</text:p>
          </table:table-cell>
          <table:table-cell table:formula="of:=[.C570]/([.H570]-[.H569])" office:value-type="float" office:value="89831.2533208268" calcext:value-type="float">
            <text:p>89831.2533208268</text:p>
          </table:table-cell>
          <table:table-cell table:formula="of:=[.G570]-[.$B570]" office:value-type="float" office:value="10.0967092514038" calcext:value-type="float">
            <text:p>10.096709251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3244.85742" calcext:value-type="float">
            <text:p>1443143244.85742</text:p>
          </table:table-cell>
          <table:table-cell office:value-type="float" office:value="4384" calcext:value-type="float">
            <text:p>4384</text:p>
          </table:table-cell>
          <table:table-cell table:formula="of:=[.B571]-[.$B$2]" office:value-type="float" office:value="64.8572478294373" calcext:value-type="float">
            <text:p>64.8572478294</text:p>
          </table:table-cell>
          <table:table-cell table:formula="of:=[.C571]/([.D571]-[.D570])" office:value-type="float" office:value="100195.230688753" calcext:value-type="float">
            <text:p>100195.230688753</text:p>
          </table:table-cell>
          <table:table-cell/>
          <table:table-cell office:value-type="float" office:value="1443143254.95911" calcext:value-type="float">
            <text:p>1443143254.95911</text:p>
          </table:table-cell>
          <table:table-cell table:formula="of:=[.G571]-[.$B$2]" office:value-type="float" office:value="74.9589302539826" calcext:value-type="float">
            <text:p>74.958930254</text:p>
          </table:table-cell>
          <table:table-cell table:formula="of:=[.C571]/([.H571]-[.H570])" office:value-type="float" office:value="89969.2665880545" calcext:value-type="float">
            <text:p>89969.2665880545</text:p>
          </table:table-cell>
          <table:table-cell table:formula="of:=[.G571]-[.$B571]" office:value-type="float" office:value="10.1016824245453" calcext:value-type="float">
            <text:p>10.101682424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3244.90119" calcext:value-type="float">
            <text:p>1443143244.90119</text:p>
          </table:table-cell>
          <table:table-cell office:value-type="float" office:value="4384" calcext:value-type="float">
            <text:p>4384</text:p>
          </table:table-cell>
          <table:table-cell table:formula="of:=[.B572]-[.$B$2]" office:value-type="float" office:value="64.9010124206543" calcext:value-type="float">
            <text:p>64.9010124207</text:p>
          </table:table-cell>
          <table:table-cell table:formula="of:=[.C572]/([.D572]-[.D571])" office:value-type="float" office:value="100172.305466273" calcext:value-type="float">
            <text:p>100172.305466273</text:p>
          </table:table-cell>
          <table:table-cell/>
          <table:table-cell office:value-type="float" office:value="1443143255.00785" calcext:value-type="float">
            <text:p>1443143255.00785</text:p>
          </table:table-cell>
          <table:table-cell table:formula="of:=[.G572]-[.$B$2]" office:value-type="float" office:value="75.0076751708984" calcext:value-type="float">
            <text:p>75.0076751709</text:p>
          </table:table-cell>
          <table:table-cell table:formula="of:=[.C572]/([.H572]-[.H571])" office:value-type="float" office:value="89937.5827753349" calcext:value-type="float">
            <text:p>89937.5827753349</text:p>
          </table:table-cell>
          <table:table-cell table:formula="of:=[.G572]-[.$B572]" office:value-type="float" office:value="10.1066627502441" calcext:value-type="float">
            <text:p>10.106662750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3244.94494" calcext:value-type="float">
            <text:p>1443143244.94494</text:p>
          </table:table-cell>
          <table:table-cell office:value-type="float" office:value="4384" calcext:value-type="float">
            <text:p>4384</text:p>
          </table:table-cell>
          <table:table-cell table:formula="of:=[.B573]-[.$B$2]" office:value-type="float" office:value="64.944765329361" calcext:value-type="float">
            <text:p>64.9447653294</text:p>
          </table:table-cell>
          <table:table-cell table:formula="of:=[.C573]/([.D573]-[.D572])" office:value-type="float" office:value="100199.052579381" calcext:value-type="float">
            <text:p>100199.052579381</text:p>
          </table:table-cell>
          <table:table-cell/>
          <table:table-cell office:value-type="float" office:value="1443143255.0212" calcext:value-type="float">
            <text:p>1443143255.0212</text:p>
          </table:table-cell>
          <table:table-cell table:formula="of:=[.G573]-[.$B$2]" office:value-type="float" office:value="75.0210223197937" calcext:value-type="float">
            <text:p>75.0210223198</text:p>
          </table:table-cell>
          <table:table-cell table:formula="of:=[.C573]/([.H573]-[.H572])" office:value-type="float" office:value="328459.660891001" calcext:value-type="float">
            <text:p>328459.660891001</text:p>
          </table:table-cell>
          <table:table-cell table:formula="of:=[.G573]-[.$B573]" office:value-type="float" office:value="10.0762569904327" calcext:value-type="float">
            <text:p>10.076256990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3244.98869" calcext:value-type="float">
            <text:p>1443143244.98869</text:p>
          </table:table-cell>
          <table:table-cell office:value-type="float" office:value="4384" calcext:value-type="float">
            <text:p>4384</text:p>
          </table:table-cell>
          <table:table-cell table:formula="of:=[.B574]-[.$B$2]" office:value-type="float" office:value="64.9885094165802" calcext:value-type="float">
            <text:p>64.9885094166</text:p>
          </table:table-cell>
          <table:table-cell table:formula="of:=[.C574]/([.D574]-[.D573])" office:value-type="float" office:value="100219.258845844" calcext:value-type="float">
            <text:p>100219.258845844</text:p>
          </table:table-cell>
          <table:table-cell/>
          <table:table-cell office:value-type="float" office:value="1443143255.03453" calcext:value-type="float">
            <text:p>1443143255.03453</text:p>
          </table:table-cell>
          <table:table-cell table:formula="of:=[.G574]-[.$B$2]" office:value-type="float" office:value="75.0343494415283" calcext:value-type="float">
            <text:p>75.0343494415</text:p>
          </table:table-cell>
          <table:table-cell table:formula="of:=[.C574]/([.H574]-[.H573])" office:value-type="float" office:value="328953.249418584" calcext:value-type="float">
            <text:p>328953.249418584</text:p>
          </table:table-cell>
          <table:table-cell table:formula="of:=[.G574]-[.$B574]" office:value-type="float" office:value="10.0458400249481" calcext:value-type="float">
            <text:p>10.0458400249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3245.03105" calcext:value-type="float">
            <text:p>1443143245.03105</text:p>
          </table:table-cell>
          <table:table-cell office:value-type="float" office:value="4384" calcext:value-type="float">
            <text:p>4384</text:p>
          </table:table-cell>
          <table:table-cell table:formula="of:=[.B575]-[.$B$2]" office:value-type="float" office:value="65.0308773517609" calcext:value-type="float">
            <text:p>65.0308773518</text:p>
          </table:table-cell>
          <table:table-cell table:formula="of:=[.C575]/([.D575]-[.D574])" office:value-type="float" office:value="103474.478548598" calcext:value-type="float">
            <text:p>103474.478548598</text:p>
          </table:table-cell>
          <table:table-cell/>
          <table:table-cell office:value-type="float" office:value="1443143255.05948" calcext:value-type="float">
            <text:p>1443143255.05948</text:p>
          </table:table-cell>
          <table:table-cell table:formula="of:=[.G575]-[.$B$2]" office:value-type="float" office:value="75.05930352211" calcext:value-type="float">
            <text:p>75.0593035221</text:p>
          </table:table-cell>
          <table:table-cell table:formula="of:=[.C575]/([.H575]-[.H574])" office:value-type="float" office:value="175682.689877227" calcext:value-type="float">
            <text:p>175682.689877227</text:p>
          </table:table-cell>
          <table:table-cell table:formula="of:=[.G575]-[.$B575]" office:value-type="float" office:value="10.0284261703491" calcext:value-type="float">
            <text:p>10.028426170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3245.07294" calcext:value-type="float">
            <text:p>1443143245.07294</text:p>
          </table:table-cell>
          <table:table-cell office:value-type="float" office:value="4384" calcext:value-type="float">
            <text:p>4384</text:p>
          </table:table-cell>
          <table:table-cell table:formula="of:=[.B576]-[.$B$2]" office:value-type="float" office:value="65.072765827179" calcext:value-type="float">
            <text:p>65.0727658272</text:p>
          </table:table-cell>
          <table:table-cell table:formula="of:=[.C576]/([.D576]-[.D575])" office:value-type="float" office:value="104658.857985236" calcext:value-type="float">
            <text:p>104658.857985236</text:p>
          </table:table-cell>
          <table:table-cell/>
          <table:table-cell office:value-type="float" office:value="1443143255.09935" calcext:value-type="float">
            <text:p>1443143255.09935</text:p>
          </table:table-cell>
          <table:table-cell table:formula="of:=[.G576]-[.$B$2]" office:value-type="float" office:value="75.0991706848145" calcext:value-type="float">
            <text:p>75.0991706848</text:p>
          </table:table-cell>
          <table:table-cell table:formula="of:=[.C576]/([.H576]-[.H575])" office:value-type="float" office:value="109965.186950931" calcext:value-type="float">
            <text:p>109965.186950931</text:p>
          </table:table-cell>
          <table:table-cell table:formula="of:=[.G576]-[.$B576]" office:value-type="float" office:value="10.0264048576355" calcext:value-type="float">
            <text:p>10.0264048576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3245.11483" calcext:value-type="float">
            <text:p>1443143245.11483</text:p>
          </table:table-cell>
          <table:table-cell office:value-type="float" office:value="4384" calcext:value-type="float">
            <text:p>4384</text:p>
          </table:table-cell>
          <table:table-cell table:formula="of:=[.B577]-[.$B$2]" office:value-type="float" office:value="65.1146490573883" calcext:value-type="float">
            <text:p>65.1146490574</text:p>
          </table:table-cell>
          <table:table-cell table:formula="of:=[.C577]/([.D577]-[.D576])" office:value-type="float" office:value="104671.964843372" calcext:value-type="float">
            <text:p>104671.964843372</text:p>
          </table:table-cell>
          <table:table-cell/>
          <table:table-cell office:value-type="float" office:value="1443143255.13925" calcext:value-type="float">
            <text:p>1443143255.13925</text:p>
          </table:table-cell>
          <table:table-cell table:formula="of:=[.G577]-[.$B$2]" office:value-type="float" office:value="75.1390762329102" calcext:value-type="float">
            <text:p>75.1390762329</text:p>
          </table:table-cell>
          <table:table-cell table:formula="of:=[.C577]/([.H577]-[.H576])" office:value-type="float" office:value="109859.410763789" calcext:value-type="float">
            <text:p>109859.410763789</text:p>
          </table:table-cell>
          <table:table-cell table:formula="of:=[.G577]-[.$B577]" office:value-type="float" office:value="10.0244271755219" calcext:value-type="float">
            <text:p>10.024427175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3245.15672" calcext:value-type="float">
            <text:p>1443143245.15672</text:p>
          </table:table-cell>
          <table:table-cell office:value-type="float" office:value="4384" calcext:value-type="float">
            <text:p>4384</text:p>
          </table:table-cell>
          <table:table-cell table:formula="of:=[.B578]-[.$B$2]" office:value-type="float" office:value="65.1565403938294" calcext:value-type="float">
            <text:p>65.1565403938</text:p>
          </table:table-cell>
          <table:table-cell table:formula="of:=[.C578]/([.D578]-[.D577])" office:value-type="float" office:value="104651.710173302" calcext:value-type="float">
            <text:p>104651.710173302</text:p>
          </table:table-cell>
          <table:table-cell/>
          <table:table-cell office:value-type="float" office:value="1443143255.17916" calcext:value-type="float">
            <text:p>1443143255.17916</text:p>
          </table:table-cell>
          <table:table-cell table:formula="of:=[.G578]-[.$B$2]" office:value-type="float" office:value="75.1789803504944" calcext:value-type="float">
            <text:p>75.1789803505</text:p>
          </table:table-cell>
          <table:table-cell table:formula="of:=[.C578]/([.H578]-[.H577])" office:value-type="float" office:value="109863.34908287" calcext:value-type="float">
            <text:p>109863.34908287</text:p>
          </table:table-cell>
          <table:table-cell table:formula="of:=[.G578]-[.$B578]" office:value-type="float" office:value="10.022439956665" calcext:value-type="float">
            <text:p>10.022439956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3245.19859" calcext:value-type="float">
            <text:p>1443143245.19859</text:p>
          </table:table-cell>
          <table:table-cell office:value-type="float" office:value="4384" calcext:value-type="float">
            <text:p>4384</text:p>
          </table:table-cell>
          <table:table-cell table:formula="of:=[.B579]-[.$B$2]" office:value-type="float" office:value="65.1984107494354" calcext:value-type="float">
            <text:p>65.1984107494</text:p>
          </table:table-cell>
          <table:table-cell table:formula="of:=[.C579]/([.D579]-[.D578])" office:value-type="float" office:value="104704.150144918" calcext:value-type="float">
            <text:p>104704.150144918</text:p>
          </table:table-cell>
          <table:table-cell/>
          <table:table-cell office:value-type="float" office:value="1443143255.21906" calcext:value-type="float">
            <text:p>1443143255.21906</text:p>
          </table:table-cell>
          <table:table-cell table:formula="of:=[.G579]-[.$B$2]" office:value-type="float" office:value="75.21888422966" calcext:value-type="float">
            <text:p>75.2188842297</text:p>
          </table:table-cell>
          <table:table-cell table:formula="of:=[.C579]/([.H579]-[.H578])" office:value-type="float" office:value="109864.005496836" calcext:value-type="float">
            <text:p>109864.005496836</text:p>
          </table:table-cell>
          <table:table-cell table:formula="of:=[.G579]-[.$B579]" office:value-type="float" office:value="10.0204734802246" calcext:value-type="float">
            <text:p>10.020473480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3245.2405" calcext:value-type="float">
            <text:p>1443143245.2405</text:p>
          </table:table-cell>
          <table:table-cell office:value-type="float" office:value="4384" calcext:value-type="float">
            <text:p>4384</text:p>
          </table:table-cell>
          <table:table-cell table:formula="of:=[.B580]-[.$B$2]" office:value-type="float" office:value="65.2403237819672" calcext:value-type="float">
            <text:p>65.240323782</text:p>
          </table:table-cell>
          <table:table-cell table:formula="of:=[.C580]/([.D580]-[.D579])" office:value-type="float" office:value="104597.537691415" calcext:value-type="float">
            <text:p>104597.537691415</text:p>
          </table:table-cell>
          <table:table-cell/>
          <table:table-cell office:value-type="float" office:value="1443143255.25894" calcext:value-type="float">
            <text:p>1443143255.25894</text:p>
          </table:table-cell>
          <table:table-cell table:formula="of:=[.G580]-[.$B$2]" office:value-type="float" office:value="75.2587625980377" calcext:value-type="float">
            <text:p>75.258762598</text:p>
          </table:table-cell>
          <table:table-cell table:formula="of:=[.C580]/([.H580]-[.H579])" office:value-type="float" office:value="109934.287142328" calcext:value-type="float">
            <text:p>109934.287142328</text:p>
          </table:table-cell>
          <table:table-cell table:formula="of:=[.G580]-[.$B580]" office:value-type="float" office:value="10.0184388160706" calcext:value-type="float">
            <text:p>10.018438816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3245.28238" calcext:value-type="float">
            <text:p>1443143245.28238</text:p>
          </table:table-cell>
          <table:table-cell office:value-type="float" office:value="4384" calcext:value-type="float">
            <text:p>4384</text:p>
          </table:table-cell>
          <table:table-cell table:formula="of:=[.B581]-[.$B$2]" office:value-type="float" office:value="65.2822074890137" calcext:value-type="float">
            <text:p>65.282207489</text:p>
          </table:table-cell>
          <table:table-cell table:formula="of:=[.C581]/([.D581]-[.D580])" office:value-type="float" office:value="104670.773175161" calcext:value-type="float">
            <text:p>104670.773175161</text:p>
          </table:table-cell>
          <table:table-cell/>
          <table:table-cell office:value-type="float" office:value="1443143255.29883" calcext:value-type="float">
            <text:p>1443143255.29883</text:p>
          </table:table-cell>
          <table:table-cell table:formula="of:=[.G581]-[.$B$2]" office:value-type="float" office:value="75.2986526489258" calcext:value-type="float">
            <text:p>75.2986526489</text:p>
          </table:table-cell>
          <table:table-cell table:formula="of:=[.C581]/([.H581]-[.H580])" office:value-type="float" office:value="109902.090932455" calcext:value-type="float">
            <text:p>109902.090932455</text:p>
          </table:table-cell>
          <table:table-cell table:formula="of:=[.G581]-[.$B581]" office:value-type="float" office:value="10.0164451599121" calcext:value-type="float">
            <text:p>10.016445159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3245.32427" calcext:value-type="float">
            <text:p>1443143245.32427</text:p>
          </table:table-cell>
          <table:table-cell office:value-type="float" office:value="4384" calcext:value-type="float">
            <text:p>4384</text:p>
          </table:table-cell>
          <table:table-cell table:formula="of:=[.B582]-[.$B$2]" office:value-type="float" office:value="65.3240921497345" calcext:value-type="float">
            <text:p>65.3240921497</text:p>
          </table:table-cell>
          <table:table-cell table:formula="of:=[.C582]/([.D582]-[.D581])" office:value-type="float" office:value="104668.389920138" calcext:value-type="float">
            <text:p>104668.389920138</text:p>
          </table:table-cell>
          <table:table-cell/>
          <table:table-cell office:value-type="float" office:value="1443143255.33872" calcext:value-type="float">
            <text:p>1443143255.33872</text:p>
          </table:table-cell>
          <table:table-cell table:formula="of:=[.G582]-[.$B$2]" office:value-type="float" office:value="75.338546037674" calcext:value-type="float">
            <text:p>75.3385460377</text:p>
          </table:table-cell>
          <table:table-cell table:formula="of:=[.C582]/([.H582]-[.H581])" office:value-type="float" office:value="109892.895478859" calcext:value-type="float">
            <text:p>109892.895478859</text:p>
          </table:table-cell>
          <table:table-cell table:formula="of:=[.G582]-[.$B582]" office:value-type="float" office:value="10.0144538879395" calcext:value-type="float">
            <text:p>10.014453887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3245.36615" calcext:value-type="float">
            <text:p>1443143245.36615</text:p>
          </table:table-cell>
          <table:table-cell office:value-type="float" office:value="4384" calcext:value-type="float">
            <text:p>4384</text:p>
          </table:table-cell>
          <table:table-cell table:formula="of:=[.B583]-[.$B$2]" office:value-type="float" office:value="65.3659746646881" calcext:value-type="float">
            <text:p>65.3659746647</text:p>
          </table:table-cell>
          <table:table-cell table:formula="of:=[.C583]/([.D583]-[.D582])" office:value-type="float" office:value="104673.752396566" calcext:value-type="float">
            <text:p>104673.752396566</text:p>
          </table:table-cell>
          <table:table-cell/>
          <table:table-cell office:value-type="float" office:value="1443143255.37862" calcext:value-type="float">
            <text:p>1443143255.37862</text:p>
          </table:table-cell>
          <table:table-cell table:formula="of:=[.G583]-[.$B$2]" office:value-type="float" office:value="75.3784410953522" calcext:value-type="float">
            <text:p>75.3784410954</text:p>
          </table:table-cell>
          <table:table-cell table:formula="of:=[.C583]/([.H583]-[.H582])" office:value-type="float" office:value="109888.29832907" calcext:value-type="float">
            <text:p>109888.29832907</text:p>
          </table:table-cell>
          <table:table-cell table:formula="of:=[.G583]-[.$B583]" office:value-type="float" office:value="10.0124664306641" calcext:value-type="float">
            <text:p>10.012466430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3245.40804" calcext:value-type="float">
            <text:p>1443143245.40804</text:p>
          </table:table-cell>
          <table:table-cell office:value-type="float" office:value="4384" calcext:value-type="float">
            <text:p>4384</text:p>
          </table:table-cell>
          <table:table-cell table:formula="of:=[.B584]-[.$B$2]" office:value-type="float" office:value="65.4078614711762" calcext:value-type="float">
            <text:p>65.4078614712</text:p>
          </table:table-cell>
          <table:table-cell table:formula="of:=[.C584]/([.D584]-[.D583])" office:value-type="float" office:value="104663.027993124" calcext:value-type="float">
            <text:p>104663.027993124</text:p>
          </table:table-cell>
          <table:table-cell/>
          <table:table-cell office:value-type="float" office:value="1443143255.41849" calcext:value-type="float">
            <text:p>1443143255.41849</text:p>
          </table:table-cell>
          <table:table-cell table:formula="of:=[.G584]-[.$B$2]" office:value-type="float" office:value="75.4183130264282" calcext:value-type="float">
            <text:p>75.4183130264</text:p>
          </table:table-cell>
          <table:table-cell table:formula="of:=[.C584]/([.H584]-[.H583])" office:value-type="float" office:value="109952.035973331" calcext:value-type="float">
            <text:p>109952.035973331</text:p>
          </table:table-cell>
          <table:table-cell table:formula="of:=[.G584]-[.$B584]" office:value-type="float" office:value="10.0104515552521" calcext:value-type="float">
            <text:p>10.010451555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3245.44992" calcext:value-type="float">
            <text:p>1443143245.44992</text:p>
          </table:table-cell>
          <table:table-cell office:value-type="float" office:value="4384" calcext:value-type="float">
            <text:p>4384</text:p>
          </table:table-cell>
          <table:table-cell table:formula="of:=[.B585]-[.$B$2]" office:value-type="float" office:value="65.4497449398041" calcext:value-type="float">
            <text:p>65.4497449398</text:p>
          </table:table-cell>
          <table:table-cell table:formula="of:=[.C585]/([.D585]-[.D584])" office:value-type="float" office:value="104671.369005875" calcext:value-type="float">
            <text:p>104671.369005875</text:p>
          </table:table-cell>
          <table:table-cell/>
          <table:table-cell office:value-type="float" office:value="1443143255.45841" calcext:value-type="float">
            <text:p>1443143255.45841</text:p>
          </table:table-cell>
          <table:table-cell table:formula="of:=[.G585]-[.$B$2]" office:value-type="float" office:value="75.4582295417786" calcext:value-type="float">
            <text:p>75.4582295418</text:p>
          </table:table-cell>
          <table:table-cell table:formula="of:=[.C585]/([.H585]-[.H584])" office:value-type="float" office:value="109829.226362127" calcext:value-type="float">
            <text:p>109829.226362127</text:p>
          </table:table-cell>
          <table:table-cell table:formula="of:=[.G585]-[.$B585]" office:value-type="float" office:value="10.0084846019745" calcext:value-type="float">
            <text:p>10.00848460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3245.49181" calcext:value-type="float">
            <text:p>1443143245.49181</text:p>
          </table:table-cell>
          <table:table-cell office:value-type="float" office:value="4384" calcext:value-type="float">
            <text:p>4384</text:p>
          </table:table-cell>
          <table:table-cell table:formula="of:=[.B586]-[.$B$2]" office:value-type="float" office:value="65.4916355609894" calcext:value-type="float">
            <text:p>65.491635561</text:p>
          </table:table-cell>
          <table:table-cell table:formula="of:=[.C586]/([.D586]-[.D585])" office:value-type="float" office:value="104653.497034752" calcext:value-type="float">
            <text:p>104653.497034752</text:p>
          </table:table-cell>
          <table:table-cell/>
          <table:table-cell office:value-type="float" office:value="1443143255.49828" calcext:value-type="float">
            <text:p>1443143255.49828</text:p>
          </table:table-cell>
          <table:table-cell table:formula="of:=[.G586]-[.$B$2]" office:value-type="float" office:value="75.4980998039246" calcext:value-type="float">
            <text:p>75.4980998039</text:p>
          </table:table-cell>
          <table:table-cell table:formula="of:=[.C586]/([.H586]-[.H585])" office:value-type="float" office:value="109956.638457675" calcext:value-type="float">
            <text:p>109956.638457675</text:p>
          </table:table-cell>
          <table:table-cell table:formula="of:=[.G586]-[.$B586]" office:value-type="float" office:value="10.0064642429352" calcext:value-type="float">
            <text:p>10.006464242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3245.5337" calcext:value-type="float">
            <text:p>1443143245.5337</text:p>
          </table:table-cell>
          <table:table-cell office:value-type="float" office:value="4384" calcext:value-type="float">
            <text:p>4384</text:p>
          </table:table-cell>
          <table:table-cell table:formula="of:=[.B587]-[.$B$2]" office:value-type="float" office:value="65.5335185527802" calcext:value-type="float">
            <text:p>65.5335185528</text:p>
          </table:table-cell>
          <table:table-cell table:formula="of:=[.C587]/([.D587]-[.D586])" office:value-type="float" office:value="104672.560687653" calcext:value-type="float">
            <text:p>104672.560687653</text:p>
          </table:table-cell>
          <table:table-cell/>
          <table:table-cell office:value-type="float" office:value="1443143255.5382" calcext:value-type="float">
            <text:p>1443143255.5382</text:p>
          </table:table-cell>
          <table:table-cell table:formula="of:=[.G587]-[.$B$2]" office:value-type="float" office:value="75.5380275249481" calcext:value-type="float">
            <text:p>75.5380275249</text:p>
          </table:table-cell>
          <table:table-cell table:formula="of:=[.C587]/([.H587]-[.H586])" office:value-type="float" office:value="109798.402904418" calcext:value-type="float">
            <text:p>109798.402904418</text:p>
          </table:table-cell>
          <table:table-cell table:formula="of:=[.G587]-[.$B587]" office:value-type="float" office:value="10.004508972168" calcext:value-type="float">
            <text:p>10.004508972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3245.57563" calcext:value-type="float">
            <text:p>1443143245.57563</text:p>
          </table:table-cell>
          <table:table-cell office:value-type="float" office:value="4384" calcext:value-type="float">
            <text:p>4384</text:p>
          </table:table-cell>
          <table:table-cell table:formula="of:=[.B588]-[.$B$2]" office:value-type="float" office:value="65.5754566192627" calcext:value-type="float">
            <text:p>65.5754566193</text:p>
          </table:table-cell>
          <table:table-cell table:formula="of:=[.C588]/([.D588]-[.D587])" office:value-type="float" office:value="104535.100630468" calcext:value-type="float">
            <text:p>104535.100630468</text:p>
          </table:table-cell>
          <table:table-cell/>
          <table:table-cell office:value-type="float" office:value="1443143255.57815" calcext:value-type="float">
            <text:p>1443143255.57815</text:p>
          </table:table-cell>
          <table:table-cell table:formula="of:=[.G588]-[.$B$2]" office:value-type="float" office:value="75.5779721736908" calcext:value-type="float">
            <text:p>75.5779721737</text:p>
          </table:table-cell>
          <table:table-cell table:formula="of:=[.C588]/([.H588]-[.H587])" office:value-type="float" office:value="109751.872603557" calcext:value-type="float">
            <text:p>109751.872603557</text:p>
          </table:table-cell>
          <table:table-cell table:formula="of:=[.G588]-[.$B588]" office:value-type="float" office:value="10.0025155544281" calcext:value-type="float">
            <text:p>10.002515554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3245.61753" calcext:value-type="float">
            <text:p>1443143245.61753</text:p>
          </table:table-cell>
          <table:table-cell office:value-type="float" office:value="4384" calcext:value-type="float">
            <text:p>4384</text:p>
          </table:table-cell>
          <table:table-cell table:formula="of:=[.B589]-[.$B$2]" office:value-type="float" office:value="65.6173520088196" calcext:value-type="float">
            <text:p>65.6173520088</text:p>
          </table:table-cell>
          <table:table-cell table:formula="of:=[.C589]/([.D589]-[.D588])" office:value-type="float" office:value="104641.585777535" calcext:value-type="float">
            <text:p>104641.585777535</text:p>
          </table:table-cell>
          <table:table-cell/>
          <table:table-cell office:value-type="float" office:value="1443143255.61793" calcext:value-type="float">
            <text:p>1443143255.61793</text:p>
          </table:table-cell>
          <table:table-cell table:formula="of:=[.G589]-[.$B$2]" office:value-type="float" office:value="75.6177496910095" calcext:value-type="float">
            <text:p>75.617749691</text:p>
          </table:table-cell>
          <table:table-cell table:formula="of:=[.C589]/([.H589]-[.H588])" office:value-type="float" office:value="110213.012161425" calcext:value-type="float">
            <text:p>110213.012161425</text:p>
          </table:table-cell>
          <table:table-cell table:formula="of:=[.G589]-[.$B589]" office:value-type="float" office:value="10.0003976821899" calcext:value-type="float">
            <text:p>10.000397682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3245.65945" calcext:value-type="float">
            <text:p>1443143245.65945</text:p>
          </table:table-cell>
          <table:table-cell office:value-type="float" office:value="4384" calcext:value-type="float">
            <text:p>4384</text:p>
          </table:table-cell>
          <table:table-cell table:formula="of:=[.B590]-[.$B$2]" office:value-type="float" office:value="65.6592767238617" calcext:value-type="float">
            <text:p>65.6592767239</text:p>
          </table:table-cell>
          <table:table-cell table:formula="of:=[.C590]/([.D590]-[.D589])" office:value-type="float" office:value="104568.391117177" calcext:value-type="float">
            <text:p>104568.391117177</text:p>
          </table:table-cell>
          <table:table-cell/>
          <table:table-cell office:value-type="float" office:value="1443143255.6578" calcext:value-type="float">
            <text:p>1443143255.6578</text:p>
          </table:table-cell>
          <table:table-cell table:formula="of:=[.G590]-[.$B$2]" office:value-type="float" office:value="75.6576220989227" calcext:value-type="float">
            <text:p>75.6576220989</text:p>
          </table:table-cell>
          <table:table-cell table:formula="of:=[.C590]/([.H590]-[.H589])" office:value-type="float" office:value="109950.721048572" calcext:value-type="float">
            <text:p>109950.721048572</text:p>
          </table:table-cell>
          <table:table-cell table:formula="of:=[.G590]-[.$B590]" office:value-type="float" office:value="9.99834537506104" calcext:value-type="float">
            <text:p>9.998345375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3245.70134" calcext:value-type="float">
            <text:p>1443143245.70134</text:p>
          </table:table-cell>
          <table:table-cell office:value-type="float" office:value="4384" calcext:value-type="float">
            <text:p>4384</text:p>
          </table:table-cell>
          <table:table-cell table:formula="of:=[.B591]-[.$B$2]" office:value-type="float" office:value="65.701162815094" calcext:value-type="float">
            <text:p>65.7011628151</text:p>
          </table:table-cell>
          <table:table-cell table:formula="of:=[.C591]/([.D591]-[.D590])" office:value-type="float" office:value="104664.815241088" calcext:value-type="float">
            <text:p>104664.815241088</text:p>
          </table:table-cell>
          <table:table-cell/>
          <table:table-cell office:value-type="float" office:value="1443143255.69773" calcext:value-type="float">
            <text:p>1443143255.69773</text:p>
          </table:table-cell>
          <table:table-cell table:formula="of:=[.G591]-[.$B$2]" office:value-type="float" office:value="75.6975562572479" calcext:value-type="float">
            <text:p>75.6975562572</text:p>
          </table:table-cell>
          <table:table-cell table:formula="of:=[.C591]/([.H591]-[.H590])" office:value-type="float" office:value="109780.703634714" calcext:value-type="float">
            <text:p>109780.703634714</text:p>
          </table:table-cell>
          <table:table-cell table:formula="of:=[.G591]-[.$B591]" office:value-type="float" office:value="9.99639344215393" calcext:value-type="float">
            <text:p>9.996393442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3245.74329" calcext:value-type="float">
            <text:p>1443143245.74329</text:p>
          </table:table-cell>
          <table:table-cell office:value-type="float" office:value="4384" calcext:value-type="float">
            <text:p>4384</text:p>
          </table:table-cell>
          <table:table-cell table:formula="of:=[.B592]-[.$B$2]" office:value-type="float" office:value="65.7431163787842" calcext:value-type="float">
            <text:p>65.7431163788</text:p>
          </table:table-cell>
          <table:table-cell table:formula="of:=[.C592]/([.D592]-[.D591])" office:value-type="float" office:value="104496.486457611" calcext:value-type="float">
            <text:p>104496.486457611</text:p>
          </table:table-cell>
          <table:table-cell/>
          <table:table-cell office:value-type="float" office:value="1443143255.73773" calcext:value-type="float">
            <text:p>1443143255.73773</text:p>
          </table:table-cell>
          <table:table-cell table:formula="of:=[.G592]-[.$B$2]" office:value-type="float" office:value="75.7375500202179" calcext:value-type="float">
            <text:p>75.7375500202</text:p>
          </table:table-cell>
          <table:table-cell table:formula="of:=[.C592]/([.H592]-[.H591])" office:value-type="float" office:value="109617.092127383" calcext:value-type="float">
            <text:p>109617.092127383</text:p>
          </table:table-cell>
          <table:table-cell table:formula="of:=[.G592]-[.$B592]" office:value-type="float" office:value="9.99443364143372" calcext:value-type="float">
            <text:p>9.994433641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3245.78519" calcext:value-type="float">
            <text:p>1443143245.78519</text:p>
          </table:table-cell>
          <table:table-cell office:value-type="float" office:value="4384" calcext:value-type="float">
            <text:p>4384</text:p>
          </table:table-cell>
          <table:table-cell table:formula="of:=[.B593]-[.$B$2]" office:value-type="float" office:value="65.785010099411" calcext:value-type="float">
            <text:p>65.7850100994</text:p>
          </table:table-cell>
          <table:table-cell table:formula="of:=[.C593]/([.D593]-[.D592])" office:value-type="float" office:value="104645.754409128" calcext:value-type="float">
            <text:p>104645.754409128</text:p>
          </table:table-cell>
          <table:table-cell/>
          <table:table-cell office:value-type="float" office:value="1443143255.77751" calcext:value-type="float">
            <text:p>1443143255.77751</text:p>
          </table:table-cell>
          <table:table-cell table:formula="of:=[.G593]-[.$B$2]" office:value-type="float" office:value="75.7773325443268" calcext:value-type="float">
            <text:p>75.7773325443</text:p>
          </table:table-cell>
          <table:table-cell table:formula="of:=[.C593]/([.H593]-[.H592])" office:value-type="float" office:value="110199.141411962" calcext:value-type="float">
            <text:p>110199.141411962</text:p>
          </table:table-cell>
          <table:table-cell table:formula="of:=[.G593]-[.$B593]" office:value-type="float" office:value="9.99232244491577" calcext:value-type="float">
            <text:p>9.9923224449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3245.82708" calcext:value-type="float">
            <text:p>1443143245.82708</text:p>
          </table:table-cell>
          <table:table-cell office:value-type="float" office:value="4384" calcext:value-type="float">
            <text:p>4384</text:p>
          </table:table-cell>
          <table:table-cell table:formula="of:=[.B594]-[.$B$2]" office:value-type="float" office:value="65.8269031047821" calcext:value-type="float">
            <text:p>65.8269031048</text:p>
          </table:table-cell>
          <table:table-cell table:formula="of:=[.C594]/([.D594]-[.D593])" office:value-type="float" office:value="104647.541067201" calcext:value-type="float">
            <text:p>104647.541067201</text:p>
          </table:table-cell>
          <table:table-cell/>
          <table:table-cell office:value-type="float" office:value="1443143255.81741" calcext:value-type="float">
            <text:p>1443143255.81741</text:p>
          </table:table-cell>
          <table:table-cell table:formula="of:=[.G594]-[.$B$2]" office:value-type="float" office:value="75.8172314167023" calcext:value-type="float">
            <text:p>75.8172314167</text:p>
          </table:table-cell>
          <table:table-cell table:formula="of:=[.C594]/([.H594]-[.H593])" office:value-type="float" office:value="109877.792002295" calcext:value-type="float">
            <text:p>109877.792002295</text:p>
          </table:table-cell>
          <table:table-cell table:formula="of:=[.G594]-[.$B594]" office:value-type="float" office:value="9.99032831192017" calcext:value-type="float">
            <text:p>9.990328311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3245.86897" calcext:value-type="float">
            <text:p>1443143245.86897</text:p>
          </table:table-cell>
          <table:table-cell office:value-type="float" office:value="4384" calcext:value-type="float">
            <text:p>4384</text:p>
          </table:table-cell>
          <table:table-cell table:formula="of:=[.B595]-[.$B$2]" office:value-type="float" office:value="65.8687944412231" calcext:value-type="float">
            <text:p>65.8687944412</text:p>
          </table:table-cell>
          <table:table-cell table:formula="of:=[.C595]/([.D595]-[.D594])" office:value-type="float" office:value="104651.710173302" calcext:value-type="float">
            <text:p>104651.710173302</text:p>
          </table:table-cell>
          <table:table-cell/>
          <table:table-cell office:value-type="float" office:value="1443143255.85731" calcext:value-type="float">
            <text:p>1443143255.85731</text:p>
          </table:table-cell>
          <table:table-cell table:formula="of:=[.G595]-[.$B$2]" office:value-type="float" office:value="75.8571364879608" calcext:value-type="float">
            <text:p>75.857136488</text:p>
          </table:table-cell>
          <table:table-cell table:formula="of:=[.C595]/([.H595]-[.H594])" office:value-type="float" office:value="109860.723505443" calcext:value-type="float">
            <text:p>109860.723505443</text:p>
          </table:table-cell>
          <table:table-cell table:formula="of:=[.G595]-[.$B595]" office:value-type="float" office:value="9.98834204673767" calcext:value-type="float">
            <text:p>9.988342046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3245.91087" calcext:value-type="float">
            <text:p>1443143245.91087</text:p>
          </table:table-cell>
          <table:table-cell office:value-type="float" office:value="4384" calcext:value-type="float">
            <text:p>4384</text:p>
          </table:table-cell>
          <table:table-cell table:formula="of:=[.B596]-[.$B$2]" office:value-type="float" office:value="65.910694360733" calcext:value-type="float">
            <text:p>65.9106943607</text:p>
          </table:table-cell>
          <table:table-cell table:formula="of:=[.C596]/([.D596]-[.D595])" office:value-type="float" office:value="104630.272594329" calcext:value-type="float">
            <text:p>104630.272594329</text:p>
          </table:table-cell>
          <table:table-cell/>
          <table:table-cell office:value-type="float" office:value="1443143255.89728" calcext:value-type="float">
            <text:p>1443143255.89728</text:p>
          </table:table-cell>
          <table:table-cell table:formula="of:=[.G596]-[.$B$2]" office:value-type="float" office:value="75.8971056938171" calcext:value-type="float">
            <text:p>75.8971056938</text:p>
          </table:table-cell>
          <table:table-cell table:formula="of:=[.C596]/([.H596]-[.H595])" office:value-type="float" office:value="109684.440960851" calcext:value-type="float">
            <text:p>109684.440960851</text:p>
          </table:table-cell>
          <table:table-cell table:formula="of:=[.G596]-[.$B596]" office:value-type="float" office:value="9.98641133308411" calcext:value-type="float">
            <text:p>9.986411333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3245.95276" calcext:value-type="float">
            <text:p>1443143245.95276</text:p>
          </table:table-cell>
          <table:table-cell office:value-type="float" office:value="4384" calcext:value-type="float">
            <text:p>4384</text:p>
          </table:table-cell>
          <table:table-cell table:formula="of:=[.B597]-[.$B$2]" office:value-type="float" office:value="65.9525785446167" calcext:value-type="float">
            <text:p>65.9525785446</text:p>
          </table:table-cell>
          <table:table-cell table:formula="of:=[.C597]/([.D597]-[.D596])" office:value-type="float" office:value="104669.581534083" calcext:value-type="float">
            <text:p>104669.581534083</text:p>
          </table:table-cell>
          <table:table-cell/>
          <table:table-cell office:value-type="float" office:value="1443143255.93714" calcext:value-type="float">
            <text:p>1443143255.93714</text:p>
          </table:table-cell>
          <table:table-cell table:formula="of:=[.G597]-[.$B$2]" office:value-type="float" office:value="75.9369611740112" calcext:value-type="float">
            <text:p>75.936961174</text:p>
          </table:table-cell>
          <table:table-cell table:formula="of:=[.C597]/([.H597]-[.H596])" office:value-type="float" office:value="109997.420145245" calcext:value-type="float">
            <text:p>109997.420145245</text:p>
          </table:table-cell>
          <table:table-cell table:formula="of:=[.G597]-[.$B597]" office:value-type="float" office:value="9.98438262939453" calcext:value-type="float">
            <text:p>9.984382629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3245.99465" calcext:value-type="float">
            <text:p>1443143245.99465</text:p>
          </table:table-cell>
          <table:table-cell office:value-type="float" office:value="4384" calcext:value-type="float">
            <text:p>4384</text:p>
          </table:table-cell>
          <table:table-cell table:formula="of:=[.B598]-[.$B$2]" office:value-type="float" office:value="65.994476556778" calcext:value-type="float">
            <text:p>65.9944765568</text:p>
          </table:table-cell>
          <table:table-cell table:formula="of:=[.C598]/([.D598]-[.D597])" office:value-type="float" office:value="104635.035741722" calcext:value-type="float">
            <text:p>104635.035741722</text:p>
          </table:table-cell>
          <table:table-cell/>
          <table:table-cell office:value-type="float" office:value="1443143255.97707" calcext:value-type="float">
            <text:p>1443143255.97707</text:p>
          </table:table-cell>
          <table:table-cell table:formula="of:=[.G598]-[.$B$2]" office:value-type="float" office:value="75.9768934249878" calcext:value-type="float">
            <text:p>75.976893425</text:p>
          </table:table-cell>
          <table:table-cell table:formula="of:=[.C598]/([.H598]-[.H597])" office:value-type="float" office:value="109785.947267864" calcext:value-type="float">
            <text:p>109785.947267864</text:p>
          </table:table-cell>
          <table:table-cell table:formula="of:=[.G598]-[.$B598]" office:value-type="float" office:value="9.98241686820984" calcext:value-type="float">
            <text:p>9.9824168682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3246.03491" calcext:value-type="float">
            <text:p>1443143246.03491</text:p>
          </table:table-cell>
          <table:table-cell office:value-type="float" office:value="4384" calcext:value-type="float">
            <text:p>4384</text:p>
          </table:table-cell>
          <table:table-cell table:formula="of:=[.B599]-[.$B$2]" office:value-type="float" office:value="66.0347285270691" calcext:value-type="float">
            <text:p>66.0347285271</text:p>
          </table:table-cell>
          <table:table-cell table:formula="of:=[.C599]/([.D599]-[.D598])" office:value-type="float" office:value="108913.923176705" calcext:value-type="float">
            <text:p>108913.923176705</text:p>
          </table:table-cell>
          <table:table-cell/>
          <table:table-cell office:value-type="float" office:value="1443143256.01691" calcext:value-type="float">
            <text:p>1443143256.01691</text:p>
          </table:table-cell>
          <table:table-cell table:formula="of:=[.G599]-[.$B$2]" office:value-type="float" office:value="76.0167355537415" calcext:value-type="float">
            <text:p>76.0167355537</text:p>
          </table:table-cell>
          <table:table-cell table:formula="of:=[.C599]/([.H599]-[.H598])" office:value-type="float" office:value="110034.281227934" calcext:value-type="float">
            <text:p>110034.281227934</text:p>
          </table:table-cell>
          <table:table-cell table:formula="of:=[.G599]-[.$B599]" office:value-type="float" office:value="9.98200702667236" calcext:value-type="float">
            <text:p>9.982007026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3246.0749" calcext:value-type="float">
            <text:p>1443143246.0749</text:p>
          </table:table-cell>
          <table:table-cell office:value-type="float" office:value="4384" calcext:value-type="float">
            <text:p>4384</text:p>
          </table:table-cell>
          <table:table-cell table:formula="of:=[.B600]-[.$B$2]" office:value-type="float" office:value="66.0747249126434" calcext:value-type="float">
            <text:p>66.0747249126</text:p>
          </table:table-cell>
          <table:table-cell table:formula="of:=[.C600]/([.D600]-[.D599])" office:value-type="float" office:value="109609.904421276" calcext:value-type="float">
            <text:p>109609.904421276</text:p>
          </table:table-cell>
          <table:table-cell/>
          <table:table-cell office:value-type="float" office:value="1443143256.02923" calcext:value-type="float">
            <text:p>1443143256.02923</text:p>
          </table:table-cell>
          <table:table-cell table:formula="of:=[.G600]-[.$B$2]" office:value-type="float" office:value="76.0290493965149" calcext:value-type="float">
            <text:p>76.0290493965</text:p>
          </table:table-cell>
          <table:table-cell table:formula="of:=[.C600]/([.H600]-[.H599])" office:value-type="float" office:value="356022.086741016" calcext:value-type="float">
            <text:p>356022.086741016</text:p>
          </table:table-cell>
          <table:table-cell table:formula="of:=[.G600]-[.$B600]" office:value-type="float" office:value="9.95432448387146" calcext:value-type="float">
            <text:p>9.954324483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3246.11489" calcext:value-type="float">
            <text:p>1443143246.11489</text:p>
          </table:table-cell>
          <table:table-cell office:value-type="float" office:value="4384" calcext:value-type="float">
            <text:p>4384</text:p>
          </table:table-cell>
          <table:table-cell table:formula="of:=[.B601]-[.$B$2]" office:value-type="float" office:value="66.114714384079" calcext:value-type="float">
            <text:p>66.1147143841</text:p>
          </table:table-cell>
          <table:table-cell table:formula="of:=[.C601]/([.D601]-[.D600])" office:value-type="float" office:value="109628.855861872" calcext:value-type="float">
            <text:p>109628.855861872</text:p>
          </table:table-cell>
          <table:table-cell/>
          <table:table-cell office:value-type="float" office:value="1443143256.04154" calcext:value-type="float">
            <text:p>1443143256.04154</text:p>
          </table:table-cell>
          <table:table-cell table:formula="of:=[.G601]-[.$B$2]" office:value-type="float" office:value="76.0413639545441" calcext:value-type="float">
            <text:p>76.0413639545</text:p>
          </table:table-cell>
          <table:table-cell table:formula="of:=[.C601]/([.H601]-[.H600])" office:value-type="float" office:value="356001.408220557" calcext:value-type="float">
            <text:p>356001.408220557</text:p>
          </table:table-cell>
          <table:table-cell table:formula="of:=[.G601]-[.$B601]" office:value-type="float" office:value="9.92664957046509" calcext:value-type="float">
            <text:p>9.926649570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3246.15488" calcext:value-type="float">
            <text:p>1443143246.15488</text:p>
          </table:table-cell>
          <table:table-cell office:value-type="float" office:value="4384" calcext:value-type="float">
            <text:p>4384</text:p>
          </table:table-cell>
          <table:table-cell table:formula="of:=[.B602]-[.$B$2]" office:value-type="float" office:value="66.1547057628632" calcext:value-type="float">
            <text:p>66.1547057629</text:p>
          </table:table-cell>
          <table:table-cell table:formula="of:=[.C602]/([.D602]-[.D601])" office:value-type="float" office:value="109623.627223733" calcext:value-type="float">
            <text:p>109623.627223733</text:p>
          </table:table-cell>
          <table:table-cell/>
          <table:table-cell office:value-type="float" office:value="1443143256.06427" calcext:value-type="float">
            <text:p>1443143256.06427</text:p>
          </table:table-cell>
          <table:table-cell table:formula="of:=[.G602]-[.$B$2]" office:value-type="float" office:value="76.0640940666199" calcext:value-type="float">
            <text:p>76.0640940666</text:p>
          </table:table-cell>
          <table:table-cell table:formula="of:=[.C602]/([.H602]-[.H601])" office:value-type="float" office:value="192871.904255431" calcext:value-type="float">
            <text:p>192871.904255431</text:p>
          </table:table-cell>
          <table:table-cell table:formula="of:=[.G602]-[.$B602]" office:value-type="float" office:value="9.90938830375671" calcext:value-type="float">
            <text:p>9.9093883038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3246.19488" calcext:value-type="float">
            <text:p>1443143246.19488</text:p>
          </table:table-cell>
          <table:table-cell office:value-type="float" office:value="4384" calcext:value-type="float">
            <text:p>4384</text:p>
          </table:table-cell>
          <table:table-cell table:formula="of:=[.B603]-[.$B$2]" office:value-type="float" office:value="66.1947004795074" calcext:value-type="float">
            <text:p>66.1947004795</text:p>
          </table:table-cell>
          <table:table-cell table:formula="of:=[.C603]/([.D603]-[.D602])" office:value-type="float" office:value="109614.478307004" calcext:value-type="float">
            <text:p>109614.478307004</text:p>
          </table:table-cell>
          <table:table-cell/>
          <table:table-cell office:value-type="float" office:value="1443143256.10079" calcext:value-type="float">
            <text:p>1443143256.10079</text:p>
          </table:table-cell>
          <table:table-cell table:formula="of:=[.G603]-[.$B$2]" office:value-type="float" office:value="76.1006162166595" calcext:value-type="float">
            <text:p>76.1006162167</text:p>
          </table:table-cell>
          <table:table-cell table:formula="of:=[.C603]/([.H603]-[.H602])" office:value-type="float" office:value="120036.744694324" calcext:value-type="float">
            <text:p>120036.744694324</text:p>
          </table:table-cell>
          <table:table-cell table:formula="of:=[.G603]-[.$B603]" office:value-type="float" office:value="9.9059157371521" calcext:value-type="float">
            <text:p>9.905915737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3246.23487" calcext:value-type="float">
            <text:p>1443143246.23487</text:p>
          </table:table-cell>
          <table:table-cell office:value-type="float" office:value="4384" calcext:value-type="float">
            <text:p>4384</text:p>
          </table:table-cell>
          <table:table-cell table:formula="of:=[.B604]-[.$B$2]" office:value-type="float" office:value="66.2346930503845" calcext:value-type="float">
            <text:p>66.2346930504</text:p>
          </table:table-cell>
          <table:table-cell table:formula="of:=[.C604]/([.D604]-[.D603])" office:value-type="float" office:value="109620.359578159" calcext:value-type="float">
            <text:p>109620.359578159</text:p>
          </table:table-cell>
          <table:table-cell/>
          <table:table-cell office:value-type="float" office:value="1443143256.13736" calcext:value-type="float">
            <text:p>1443143256.13736</text:p>
          </table:table-cell>
          <table:table-cell table:formula="of:=[.G604]-[.$B$2]" office:value-type="float" office:value="76.1371793746948" calcext:value-type="float">
            <text:p>76.1371793747</text:p>
          </table:table-cell>
          <table:table-cell table:formula="of:=[.C604]/([.H604]-[.H603])" office:value-type="float" office:value="119902.115560424" calcext:value-type="float">
            <text:p>119902.115560424</text:p>
          </table:table-cell>
          <table:table-cell table:formula="of:=[.G604]-[.$B604]" office:value-type="float" office:value="9.9024863243103" calcext:value-type="float">
            <text:p>9.902486324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3246.27488" calcext:value-type="float">
            <text:p>1443143246.27488</text:p>
          </table:table-cell>
          <table:table-cell office:value-type="float" office:value="4384" calcext:value-type="float">
            <text:p>4384</text:p>
          </table:table-cell>
          <table:table-cell table:formula="of:=[.B605]-[.$B$2]" office:value-type="float" office:value="66.2746996879578" calcext:value-type="float">
            <text:p>66.274699688</text:p>
          </table:table-cell>
          <table:table-cell table:formula="of:=[.C605]/([.D605]-[.D604])" office:value-type="float" office:value="109581.816066746" calcext:value-type="float">
            <text:p>109581.816066746</text:p>
          </table:table-cell>
          <table:table-cell/>
          <table:table-cell office:value-type="float" office:value="1443143256.17396" calcext:value-type="float">
            <text:p>1443143256.17396</text:p>
          </table:table-cell>
          <table:table-cell table:formula="of:=[.G605]-[.$B$2]" office:value-type="float" office:value="76.1737861633301" calcext:value-type="float">
            <text:p>76.1737861633</text:p>
          </table:table-cell>
          <table:table-cell table:formula="of:=[.C605]/([.H605]-[.H604])" office:value-type="float" office:value="119759.207607138" calcext:value-type="float">
            <text:p>119759.207607138</text:p>
          </table:table-cell>
          <table:table-cell table:formula="of:=[.G605]-[.$B605]" office:value-type="float" office:value="9.89908647537231" calcext:value-type="float">
            <text:p>9.899086475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3246.31487" calcext:value-type="float">
            <text:p>1443143246.31487</text:p>
          </table:table-cell>
          <table:table-cell office:value-type="float" office:value="4384" calcext:value-type="float">
            <text:p>4384</text:p>
          </table:table-cell>
          <table:table-cell table:formula="of:=[.B606]-[.$B$2]" office:value-type="float" office:value="66.3146910667419" calcext:value-type="float">
            <text:p>66.3146910667</text:p>
          </table:table-cell>
          <table:table-cell table:formula="of:=[.C606]/([.D606]-[.D605])" office:value-type="float" office:value="109623.627223733" calcext:value-type="float">
            <text:p>109623.627223733</text:p>
          </table:table-cell>
          <table:table-cell/>
          <table:table-cell office:value-type="float" office:value="1443143256.21053" calcext:value-type="float">
            <text:p>1443143256.21053</text:p>
          </table:table-cell>
          <table:table-cell table:formula="of:=[.G606]-[.$B$2]" office:value-type="float" office:value="76.2103564739227" calcext:value-type="float">
            <text:p>76.2103564739</text:p>
          </table:table-cell>
          <table:table-cell table:formula="of:=[.C606]/([.H606]-[.H605])" office:value-type="float" office:value="119878.664658674" calcext:value-type="float">
            <text:p>119878.664658674</text:p>
          </table:table-cell>
          <table:table-cell table:formula="of:=[.G606]-[.$B606]" office:value-type="float" office:value="9.89566540718079" calcext:value-type="float">
            <text:p>9.895665407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3246.35486" calcext:value-type="float">
            <text:p>1443143246.35486</text:p>
          </table:table-cell>
          <table:table-cell office:value-type="float" office:value="4384" calcext:value-type="float">
            <text:p>4384</text:p>
          </table:table-cell>
          <table:table-cell table:formula="of:=[.B607]-[.$B$2]" office:value-type="float" office:value="66.3546841144562" calcext:value-type="float">
            <text:p>66.3546841145</text:p>
          </table:table-cell>
          <table:table-cell table:formula="of:=[.C607]/([.D607]-[.D606])" office:value-type="float" office:value="109619.052574474" calcext:value-type="float">
            <text:p>109619.052574474</text:p>
          </table:table-cell>
          <table:table-cell/>
          <table:table-cell office:value-type="float" office:value="1443143256.24703" calcext:value-type="float">
            <text:p>1443143256.24703</text:p>
          </table:table-cell>
          <table:table-cell table:formula="of:=[.G607]-[.$B$2]" office:value-type="float" office:value="76.2468509674072" calcext:value-type="float">
            <text:p>76.2468509674</text:p>
          </table:table-cell>
          <table:table-cell table:formula="of:=[.C607]/([.H607]-[.H606])" office:value-type="float" office:value="120127.711920768" calcext:value-type="float">
            <text:p>120127.711920768</text:p>
          </table:table-cell>
          <table:table-cell table:formula="of:=[.G607]-[.$B607]" office:value-type="float" office:value="9.89216685295105" calcext:value-type="float">
            <text:p>9.89216685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3246.39485" calcext:value-type="float">
            <text:p>1443143246.39485</text:p>
          </table:table-cell>
          <table:table-cell office:value-type="float" office:value="4384" calcext:value-type="float">
            <text:p>4384</text:p>
          </table:table-cell>
          <table:table-cell table:formula="of:=[.B608]-[.$B$2]" office:value-type="float" office:value="66.3946762084961" calcext:value-type="float">
            <text:p>66.3946762085</text:p>
          </table:table-cell>
          <table:table-cell table:formula="of:=[.C608]/([.D608]-[.D607])" office:value-type="float" office:value="109621.666613012" calcext:value-type="float">
            <text:p>109621.666613012</text:p>
          </table:table-cell>
          <table:table-cell/>
          <table:table-cell office:value-type="float" office:value="1443143256.28364" calcext:value-type="float">
            <text:p>1443143256.28364</text:p>
          </table:table-cell>
          <table:table-cell table:formula="of:=[.G608]-[.$B$2]" office:value-type="float" office:value="76.2834620475769" calcext:value-type="float">
            <text:p>76.2834620476</text:p>
          </table:table-cell>
          <table:table-cell table:formula="of:=[.C608]/([.H608]-[.H607])" office:value-type="float" office:value="119745.169486448" calcext:value-type="float">
            <text:p>119745.169486448</text:p>
          </table:table-cell>
          <table:table-cell table:formula="of:=[.G608]-[.$B608]" office:value-type="float" office:value="9.88878583908081" calcext:value-type="float">
            <text:p>9.888785839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3246.43485" calcext:value-type="float">
            <text:p>1443143246.43485</text:p>
          </table:table-cell>
          <table:table-cell office:value-type="float" office:value="4384" calcext:value-type="float">
            <text:p>4384</text:p>
          </table:table-cell>
          <table:table-cell table:formula="of:=[.B609]-[.$B$2]" office:value-type="float" office:value="66.4346697330475" calcext:value-type="float">
            <text:p>66.434669733</text:p>
          </table:table-cell>
          <table:table-cell table:formula="of:=[.C609]/([.D609]-[.D608])" office:value-type="float" office:value="109617.745601955" calcext:value-type="float">
            <text:p>109617.745601955</text:p>
          </table:table-cell>
          <table:table-cell/>
          <table:table-cell office:value-type="float" office:value="1443143256.32025" calcext:value-type="float">
            <text:p>1443143256.32025</text:p>
          </table:table-cell>
          <table:table-cell table:formula="of:=[.G609]-[.$B$2]" office:value-type="float" office:value="76.3200695514679" calcext:value-type="float">
            <text:p>76.3200695515</text:p>
          </table:table-cell>
          <table:table-cell table:formula="of:=[.C609]/([.H609]-[.H608])" office:value-type="float" office:value="119756.867691787" calcext:value-type="float">
            <text:p>119756.867691787</text:p>
          </table:table-cell>
          <table:table-cell table:formula="of:=[.G609]-[.$B609]" office:value-type="float" office:value="9.88539981842041" calcext:value-type="float">
            <text:p>9.885399818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3246.47484" calcext:value-type="float">
            <text:p>1443143246.47484</text:p>
          </table:table-cell>
          <table:table-cell office:value-type="float" office:value="4384" calcext:value-type="float">
            <text:p>4384</text:p>
          </table:table-cell>
          <table:table-cell table:formula="of:=[.B610]-[.$B$2]" office:value-type="float" office:value="66.4746675491333" calcext:value-type="float">
            <text:p>66.4746675491</text:p>
          </table:table-cell>
          <table:table-cell table:formula="of:=[.C610]/([.D610]-[.D609])" office:value-type="float" office:value="109605.984251593" calcext:value-type="float">
            <text:p>109605.984251593</text:p>
          </table:table-cell>
          <table:table-cell/>
          <table:table-cell office:value-type="float" office:value="1443143256.35679" calcext:value-type="float">
            <text:p>1443143256.35679</text:p>
          </table:table-cell>
          <table:table-cell table:formula="of:=[.G610]-[.$B$2]" office:value-type="float" office:value="76.3566155433655" calcext:value-type="float">
            <text:p>76.3566155434</text:p>
          </table:table-cell>
          <table:table-cell table:formula="of:=[.C610]/([.H610]-[.H609])" office:value-type="float" office:value="119958.435176306" calcext:value-type="float">
            <text:p>119958.435176306</text:p>
          </table:table-cell>
          <table:table-cell table:formula="of:=[.G610]-[.$B610]" office:value-type="float" office:value="9.88194799423218" calcext:value-type="float">
            <text:p>9.881947994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3246.51484" calcext:value-type="float">
            <text:p>1443143246.51484</text:p>
          </table:table-cell>
          <table:table-cell office:value-type="float" office:value="4384" calcext:value-type="float">
            <text:p>4384</text:p>
          </table:table-cell>
          <table:table-cell table:formula="of:=[.B611]-[.$B$2]" office:value-type="float" office:value="66.5146596431732" calcext:value-type="float">
            <text:p>66.5146596432</text:p>
          </table:table-cell>
          <table:table-cell table:formula="of:=[.C611]/([.D611]-[.D610])" office:value-type="float" office:value="109621.666613012" calcext:value-type="float">
            <text:p>109621.666613012</text:p>
          </table:table-cell>
          <table:table-cell/>
          <table:table-cell office:value-type="float" office:value="1443143256.39334" calcext:value-type="float">
            <text:p>1443143256.39334</text:p>
          </table:table-cell>
          <table:table-cell table:formula="of:=[.G611]-[.$B$2]" office:value-type="float" office:value="76.3931641578674" calcext:value-type="float">
            <text:p>76.3931641579</text:p>
          </table:table-cell>
          <table:table-cell table:formula="of:=[.C611]/([.H611]-[.H610])" office:value-type="float" office:value="119949.827366663" calcext:value-type="float">
            <text:p>119949.827366663</text:p>
          </table:table-cell>
          <table:table-cell table:formula="of:=[.G611]-[.$B611]" office:value-type="float" office:value="9.87850451469421" calcext:value-type="float">
            <text:p>9.878504514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3246.55483" calcext:value-type="float">
            <text:p>1443143246.55483</text:p>
          </table:table-cell>
          <table:table-cell office:value-type="float" office:value="4384" calcext:value-type="float">
            <text:p>4384</text:p>
          </table:table-cell>
          <table:table-cell table:formula="of:=[.B612]-[.$B$2]" office:value-type="float" office:value="66.5546510219574" calcext:value-type="float">
            <text:p>66.554651022</text:p>
          </table:table-cell>
          <table:table-cell table:formula="of:=[.C612]/([.D612]-[.D611])" office:value-type="float" office:value="109623.627223733" calcext:value-type="float">
            <text:p>109623.627223733</text:p>
          </table:table-cell>
          <table:table-cell/>
          <table:table-cell office:value-type="float" office:value="1443143256.43" calcext:value-type="float">
            <text:p>1443143256.43</text:p>
          </table:table-cell>
          <table:table-cell table:formula="of:=[.G612]-[.$B$2]" office:value-type="float" office:value="76.4298224449158" calcext:value-type="float">
            <text:p>76.4298224449</text:p>
          </table:table-cell>
          <table:table-cell table:formula="of:=[.C612]/([.H612]-[.H611])" office:value-type="float" office:value="119590.967090715" calcext:value-type="float">
            <text:p>119590.967090715</text:p>
          </table:table-cell>
          <table:table-cell table:formula="of:=[.G612]-[.$B612]" office:value-type="float" office:value="9.87517142295837" calcext:value-type="float">
            <text:p>9.87517142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3246.59483" calcext:value-type="float">
            <text:p>1443143246.59483</text:p>
          </table:table-cell>
          <table:table-cell office:value-type="float" office:value="4384" calcext:value-type="float">
            <text:p>4384</text:p>
          </table:table-cell>
          <table:table-cell table:formula="of:=[.B613]-[.$B$2]" office:value-type="float" office:value="66.5946567058563" calcext:value-type="float">
            <text:p>66.5946567059</text:p>
          </table:table-cell>
          <table:table-cell table:formula="of:=[.C613]/([.D613]-[.D612])" office:value-type="float" office:value="109584.428329638" calcext:value-type="float">
            <text:p>109584.428329638</text:p>
          </table:table-cell>
          <table:table-cell/>
          <table:table-cell office:value-type="float" office:value="1443143256.46652" calcext:value-type="float">
            <text:p>1443143256.46652</text:p>
          </table:table-cell>
          <table:table-cell table:formula="of:=[.G613]-[.$B$2]" office:value-type="float" office:value="76.4663412570953" calcext:value-type="float">
            <text:p>76.4663412571</text:p>
          </table:table-cell>
          <table:table-cell table:formula="of:=[.C613]/([.H613]-[.H612])" office:value-type="float" office:value="120047.716186484" calcext:value-type="float">
            <text:p>120047.716186484</text:p>
          </table:table-cell>
          <table:table-cell table:formula="of:=[.G613]-[.$B613]" office:value-type="float" office:value="9.87168455123901" calcext:value-type="float">
            <text:p>9.871684551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3246.63483" calcext:value-type="float">
            <text:p>1443143246.63483</text:p>
          </table:table-cell>
          <table:table-cell office:value-type="float" office:value="4384" calcext:value-type="float">
            <text:p>4384</text:p>
          </table:table-cell>
          <table:table-cell table:formula="of:=[.B614]-[.$B$2]" office:value-type="float" office:value="66.6346571445465" calcext:value-type="float">
            <text:p>66.6346571445</text:p>
          </table:table-cell>
          <table:table-cell table:formula="of:=[.C614]/([.D614]-[.D613])" office:value-type="float" office:value="109598.798002074" calcext:value-type="float">
            <text:p>109598.798002074</text:p>
          </table:table-cell>
          <table:table-cell/>
          <table:table-cell office:value-type="float" office:value="1443143256.50308" calcext:value-type="float">
            <text:p>1443143256.50308</text:p>
          </table:table-cell>
          <table:table-cell table:formula="of:=[.G614]-[.$B$2]" office:value-type="float" office:value="76.502907037735" calcext:value-type="float">
            <text:p>76.5029070377</text:p>
          </table:table-cell>
          <table:table-cell table:formula="of:=[.C614]/([.H614]-[.H613])" office:value-type="float" office:value="119893.515831203" calcext:value-type="float">
            <text:p>119893.515831203</text:p>
          </table:table-cell>
          <table:table-cell table:formula="of:=[.G614]-[.$B614]" office:value-type="float" office:value="9.86824989318848" calcext:value-type="float">
            <text:p>9.868249893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3246.67483" calcext:value-type="float">
            <text:p>1443143246.67483</text:p>
          </table:table-cell>
          <table:table-cell office:value-type="float" office:value="4384" calcext:value-type="float">
            <text:p>4384</text:p>
          </table:table-cell>
          <table:table-cell table:formula="of:=[.B615]-[.$B$2]" office:value-type="float" office:value="66.6746520996094" calcext:value-type="float">
            <text:p>66.6746520996</text:p>
          </table:table-cell>
          <table:table-cell table:formula="of:=[.C615]/([.D615]-[.D614])" office:value-type="float" office:value="109613.824871387" calcext:value-type="float">
            <text:p>109613.824871387</text:p>
          </table:table-cell>
          <table:table-cell/>
          <table:table-cell office:value-type="float" office:value="1443143256.53964" calcext:value-type="float">
            <text:p>1443143256.53964</text:p>
          </table:table-cell>
          <table:table-cell table:formula="of:=[.G615]-[.$B$2]" office:value-type="float" office:value="76.5394656658173" calcext:value-type="float">
            <text:p>76.5394656658</text:p>
          </table:table-cell>
          <table:table-cell table:formula="of:=[.C615]/([.H615]-[.H614])" office:value-type="float" office:value="119916.972544314" calcext:value-type="float">
            <text:p>119916.972544314</text:p>
          </table:table-cell>
          <table:table-cell table:formula="of:=[.G615]-[.$B615]" office:value-type="float" office:value="9.86481356620789" calcext:value-type="float">
            <text:p>9.864813566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3246.71481" calcext:value-type="float">
            <text:p>1443143246.71481</text:p>
          </table:table-cell>
          <table:table-cell office:value-type="float" office:value="4384" calcext:value-type="float">
            <text:p>4384</text:p>
          </table:table-cell>
          <table:table-cell table:formula="of:=[.B616]-[.$B$2]" office:value-type="float" office:value="66.7146327495575" calcext:value-type="float">
            <text:p>66.7146327496</text:p>
          </table:table-cell>
          <table:table-cell table:formula="of:=[.C616]/([.D616]-[.D615])" office:value-type="float" office:value="109653.044802643" calcext:value-type="float">
            <text:p>109653.044802643</text:p>
          </table:table-cell>
          <table:table-cell/>
          <table:table-cell office:value-type="float" office:value="1443143256.57622" calcext:value-type="float">
            <text:p>1443143256.57622</text:p>
          </table:table-cell>
          <table:table-cell table:formula="of:=[.G616]-[.$B$2]" office:value-type="float" office:value="76.5760407447815" calcext:value-type="float">
            <text:p>76.5760407448</text:p>
          </table:table-cell>
          <table:table-cell table:formula="of:=[.C616]/([.H616]-[.H615])" office:value-type="float" office:value="119863.035819747" calcext:value-type="float">
            <text:p>119863.035819747</text:p>
          </table:table-cell>
          <table:table-cell table:formula="of:=[.G616]-[.$B616]" office:value-type="float" office:value="9.861407995224" calcext:value-type="float">
            <text:p>9.861407995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3246.75483" calcext:value-type="float">
            <text:p>1443143246.75483</text:p>
          </table:table-cell>
          <table:table-cell office:value-type="float" office:value="4384" calcext:value-type="float">
            <text:p>4384</text:p>
          </table:table-cell>
          <table:table-cell table:formula="of:=[.B617]-[.$B$2]" office:value-type="float" office:value="66.7546529769898" calcext:value-type="float">
            <text:p>66.754652977</text:p>
          </table:table-cell>
          <table:table-cell table:formula="of:=[.C617]/([.D617]-[.D616])" office:value-type="float" office:value="109544.604848174" calcext:value-type="float">
            <text:p>109544.604848174</text:p>
          </table:table-cell>
          <table:table-cell/>
          <table:table-cell office:value-type="float" office:value="1443143256.61278" calcext:value-type="float">
            <text:p>1443143256.61278</text:p>
          </table:table-cell>
          <table:table-cell table:formula="of:=[.G617]-[.$B$2]" office:value-type="float" office:value="76.6126027107239" calcext:value-type="float">
            <text:p>76.6126027107</text:p>
          </table:table-cell>
          <table:table-cell table:formula="of:=[.C617]/([.H617]-[.H616])" office:value-type="float" office:value="119906.024936095" calcext:value-type="float">
            <text:p>119906.024936095</text:p>
          </table:table-cell>
          <table:table-cell table:formula="of:=[.G617]-[.$B617]" office:value-type="float" office:value="9.85794973373413" calcext:value-type="float">
            <text:p>9.857949733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3246.79481" calcext:value-type="float">
            <text:p>1443143246.79481</text:p>
          </table:table-cell>
          <table:table-cell office:value-type="float" office:value="4384" calcext:value-type="float">
            <text:p>4384</text:p>
          </table:table-cell>
          <table:table-cell table:formula="of:=[.B618]-[.$B$2]" office:value-type="float" office:value="66.7946376800537" calcext:value-type="float">
            <text:p>66.7946376801</text:p>
          </table:table-cell>
          <table:table-cell table:formula="of:=[.C618]/([.D618]-[.D617])" office:value-type="float" office:value="109641.929639612" calcext:value-type="float">
            <text:p>109641.929639612</text:p>
          </table:table-cell>
          <table:table-cell/>
          <table:table-cell office:value-type="float" office:value="1443143256.64934" calcext:value-type="float">
            <text:p>1443143256.64934</text:p>
          </table:table-cell>
          <table:table-cell table:formula="of:=[.G618]-[.$B$2]" office:value-type="float" office:value="76.6491599082947" calcext:value-type="float">
            <text:p>76.6491599083</text:p>
          </table:table-cell>
          <table:table-cell table:formula="of:=[.C618]/([.H618]-[.H617])" office:value-type="float" office:value="119921.664988391" calcext:value-type="float">
            <text:p>119921.664988391</text:p>
          </table:table-cell>
          <table:table-cell table:formula="of:=[.G618]-[.$B618]" office:value-type="float" office:value="9.85452222824097" calcext:value-type="float">
            <text:p>9.854522228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3246.83478" calcext:value-type="float">
            <text:p>1443143246.83478</text:p>
          </table:table-cell>
          <table:table-cell office:value-type="float" office:value="4384" calcext:value-type="float">
            <text:p>4384</text:p>
          </table:table-cell>
          <table:table-cell table:formula="of:=[.B619]-[.$B$2]" office:value-type="float" office:value="66.8346045017242" calcext:value-type="float">
            <text:p>66.8346045017</text:p>
          </table:table-cell>
          <table:table-cell table:formula="of:=[.C619]/([.D619]-[.D618])" office:value-type="float" office:value="109690.984090245" calcext:value-type="float">
            <text:p>109690.984090245</text:p>
          </table:table-cell>
          <table:table-cell/>
          <table:table-cell office:value-type="float" office:value="1443143256.68597" calcext:value-type="float">
            <text:p>1443143256.68597</text:p>
          </table:table-cell>
          <table:table-cell table:formula="of:=[.G619]-[.$B$2]" office:value-type="float" office:value="76.6857979297638" calcext:value-type="float">
            <text:p>76.6857979298</text:p>
          </table:table-cell>
          <table:table-cell table:formula="of:=[.C619]/([.H619]-[.H618])" office:value-type="float" office:value="119657.116411034" calcext:value-type="float">
            <text:p>119657.116411034</text:p>
          </table:table-cell>
          <table:table-cell table:formula="of:=[.G619]-[.$B619]" office:value-type="float" office:value="9.85119342803955" calcext:value-type="float">
            <text:p>9.85119342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3246.87477" calcext:value-type="float">
            <text:p>1443143246.87477</text:p>
          </table:table-cell>
          <table:table-cell office:value-type="float" office:value="4384" calcext:value-type="float">
            <text:p>4384</text:p>
          </table:table-cell>
          <table:table-cell table:formula="of:=[.B620]-[.$B$2]" office:value-type="float" office:value="66.8745908737183" calcext:value-type="float">
            <text:p>66.8745908737</text:p>
          </table:table-cell>
          <table:table-cell table:formula="of:=[.C620]/([.D620]-[.D619])" office:value-type="float" office:value="109637.35346272" calcext:value-type="float">
            <text:p>109637.35346272</text:p>
          </table:table-cell>
          <table:table-cell/>
          <table:table-cell office:value-type="float" office:value="1443143256.72252" calcext:value-type="float">
            <text:p>1443143256.72252</text:p>
          </table:table-cell>
          <table:table-cell table:formula="of:=[.G620]-[.$B$2]" office:value-type="float" office:value="76.7223467826843" calcext:value-type="float">
            <text:p>76.7223467827</text:p>
          </table:table-cell>
          <table:table-cell table:formula="of:=[.C620]/([.H620]-[.H619])" office:value-type="float" office:value="119949.04489977" calcext:value-type="float">
            <text:p>119949.04489977</text:p>
          </table:table-cell>
          <table:table-cell table:formula="of:=[.G620]-[.$B620]" office:value-type="float" office:value="9.84775590896606" calcext:value-type="float">
            <text:p>9.84775590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3246.91477" calcext:value-type="float">
            <text:p>1443143246.91477</text:p>
          </table:table-cell>
          <table:table-cell office:value-type="float" office:value="4384" calcext:value-type="float">
            <text:p>4384</text:p>
          </table:table-cell>
          <table:table-cell table:formula="of:=[.B621]-[.$B$2]" office:value-type="float" office:value="66.9145972728729" calcext:value-type="float">
            <text:p>66.9145972729</text:p>
          </table:table-cell>
          <table:table-cell table:formula="of:=[.C621]/([.D621]-[.D620])" office:value-type="float" office:value="109582.469120793" calcext:value-type="float">
            <text:p>109582.469120793</text:p>
          </table:table-cell>
          <table:table-cell/>
          <table:table-cell office:value-type="float" office:value="1443143256.7591" calcext:value-type="float">
            <text:p>1443143256.7591</text:p>
          </table:table-cell>
          <table:table-cell table:formula="of:=[.G621]-[.$B$2]" office:value-type="float" office:value="76.75892162323" calcext:value-type="float">
            <text:p>76.7589216232</text:p>
          </table:table-cell>
          <table:table-cell table:formula="of:=[.C621]/([.H621]-[.H620])" office:value-type="float" office:value="119863.817164909" calcext:value-type="float">
            <text:p>119863.817164909</text:p>
          </table:table-cell>
          <table:table-cell table:formula="of:=[.G621]-[.$B621]" office:value-type="float" office:value="9.84432435035706" calcext:value-type="float">
            <text:p>9.8443243504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3246.9548" calcext:value-type="float">
            <text:p>1443143246.9548</text:p>
          </table:table-cell>
          <table:table-cell office:value-type="float" office:value="4384" calcext:value-type="float">
            <text:p>4384</text:p>
          </table:table-cell>
          <table:table-cell table:formula="of:=[.B622]-[.$B$2]" office:value-type="float" office:value="66.954621553421" calcext:value-type="float">
            <text:p>66.9546215534</text:p>
          </table:table-cell>
          <table:table-cell table:formula="of:=[.C622]/([.D622]-[.D621])" office:value-type="float" office:value="109533.511657553" calcext:value-type="float">
            <text:p>109533.511657553</text:p>
          </table:table-cell>
          <table:table-cell/>
          <table:table-cell office:value-type="float" office:value="1443143256.79568" calcext:value-type="float">
            <text:p>1443143256.79568</text:p>
          </table:table-cell>
          <table:table-cell table:formula="of:=[.G622]-[.$B$2]" office:value-type="float" office:value="76.7954986095428" calcext:value-type="float">
            <text:p>76.7954986095</text:p>
          </table:table-cell>
          <table:table-cell table:formula="of:=[.C622]/([.H622]-[.H621])" office:value-type="float" office:value="119856.785425154" calcext:value-type="float">
            <text:p>119856.785425154</text:p>
          </table:table-cell>
          <table:table-cell table:formula="of:=[.G622]-[.$B622]" office:value-type="float" office:value="9.84087705612183" calcext:value-type="float">
            <text:p>9.840877056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3246.99479" calcext:value-type="float">
            <text:p>1443143246.99479</text:p>
          </table:table-cell>
          <table:table-cell office:value-type="float" office:value="4384" calcext:value-type="float">
            <text:p>4384</text:p>
          </table:table-cell>
          <table:table-cell table:formula="of:=[.B623]-[.$B$2]" office:value-type="float" office:value="66.9946105480194" calcext:value-type="float">
            <text:p>66.994610548</text:p>
          </table:table-cell>
          <table:table-cell table:formula="of:=[.C623]/([.D623]-[.D622])" office:value-type="float" office:value="109630.163099341" calcext:value-type="float">
            <text:p>109630.163099341</text:p>
          </table:table-cell>
          <table:table-cell/>
          <table:table-cell office:value-type="float" office:value="1443143256.83223" calcext:value-type="float">
            <text:p>1443143256.83223</text:p>
          </table:table-cell>
          <table:table-cell table:formula="of:=[.G623]-[.$B$2]" office:value-type="float" office:value="76.8320536613464" calcext:value-type="float">
            <text:p>76.8320536613</text:p>
          </table:table-cell>
          <table:table-cell table:formula="of:=[.C623]/([.H623]-[.H622])" office:value-type="float" office:value="119928.704343119" calcext:value-type="float">
            <text:p>119928.704343119</text:p>
          </table:table-cell>
          <table:table-cell table:formula="of:=[.G623]-[.$B623]" office:value-type="float" office:value="9.83744311332703" calcext:value-type="float">
            <text:p>9.837443113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3260.04778" calcext:value-type="float">
            <text:p>1443143260.04778</text:p>
          </table:table-cell>
          <table:table-cell office:value-type="float" office:value="4096" calcext:value-type="float">
            <text:p>4096</text:p>
          </table:table-cell>
          <table:table-cell table:formula="of:=[.B624]-[.$B$2]" office:value-type="float" office:value="80.0476050376892" calcext:value-type="float">
            <text:p>80.0476050377</text:p>
          </table:table-cell>
          <table:table-cell table:formula="of:=[.C624]/([.D624]-[.D623])" office:value-type="float" office:value="313.797726892599" calcext:value-type="float">
            <text:p>313.7977268926</text:p>
          </table:table-cell>
          <table:table-cell/>
          <table:table-cell office:value-type="float" office:value="1443143260.23882" calcext:value-type="float">
            <text:p>1443143260.23882</text:p>
          </table:table-cell>
          <table:table-cell table:formula="of:=[.G624]-[.$B$2]" office:value-type="float" office:value="80.2386462688446" calcext:value-type="float">
            <text:p>80.2386462688</text:p>
          </table:table-cell>
          <table:table-cell table:formula="of:=[.C624]/([.H624]-[.H623])" office:value-type="float" office:value="1202.37447559312" calcext:value-type="float">
            <text:p>1202.3744755931</text:p>
          </table:table-cell>
          <table:table-cell table:formula="of:=[.G624]-[.$B624]" office:value-type="float" office:value="0.191041231155396" calcext:value-type="float">
            <text:p>0.19104123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10:07.316785148</dc:date>
    <meta:editing-duration>PT30S</meta:editing-duration>
    <meta:editing-cycles>1</meta:editing-cycles>
    <meta:document-statistic meta:table-count="1" meta:cell-count="5618" meta:object-count="0"/>
    <meta:generator>LibreOffice/4.4.2.2$Linux_X86_64 LibreOffice_project/40m0$Build-2</meta:generator>
  </office:meta>
</office:document-meta>
</file>